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officeooo:paragraph-rsid="03613c29" style:font-style-asian="normal" style:font-style-complex="normal"/>
    </style:style>
    <style:style style:name="P6" style:family="paragraph" style:parent-style-name="Text_20_body">
      <style:paragraph-properties fo:text-align="justify" style:justify-single-word="false"/>
      <style:text-properties fo:font-style="normal" fo:background-color="#ffff00" style:font-style-asian="normal" style:font-style-complex="normal"/>
    </style:style>
    <style:style style:name="P7" style:family="paragraph" style:parent-style-name="Text_20_body">
      <style:paragraph-properties fo:text-align="justify" style:justify-single-word="false"/>
      <style:text-properties fo:font-style="normal" officeooo:paragraph-rsid="03613c29" fo:background-color="#ffff00" style:font-style-asian="normal" style:font-style-complex="normal"/>
    </style:style>
    <style:style style:name="P8" style:family="paragraph" style:parent-style-name="Text_20_body">
      <style:paragraph-properties fo:text-align="justify" style:justify-single-word="false"/>
      <style:text-properties fo:font-style="normal" officeooo:rsid="0368a646" officeooo:paragraph-rsid="03613c29" fo:background-color="#ffff00" style:font-style-asian="normal" style:font-style-complex="normal"/>
    </style:style>
    <style:style style:name="P9" style:family="paragraph" style:parent-style-name="Text_20_body">
      <style:paragraph-properties fo:text-align="justify" style:justify-single-word="false"/>
      <style:text-properties fo:font-style="normal" officeooo:rsid="037e3e80" officeooo:paragraph-rsid="037bfc68" fo:background-color="#ffff00" style:font-style-asian="normal" style:font-style-complex="normal"/>
    </style:style>
    <style:style style:name="P10" style:family="paragraph" style:parent-style-name="Text_20_body">
      <style:paragraph-properties fo:text-align="justify" style:justify-single-word="false"/>
      <style:text-properties fo:font-style="normal" officeooo:rsid="036c43a3" officeooo:paragraph-rsid="036c43a3" fo:background-color="#ffff00" style:font-style-asian="normal" style:font-style-complex="normal"/>
    </style:style>
    <style:style style:name="P11" style:family="paragraph" style:parent-style-name="Text_20_body">
      <style:paragraph-properties fo:text-align="justify" style:justify-single-word="false"/>
      <style:text-properties fo:font-style="italic" fo:background-color="#ffff00" style:font-style-asian="italic" style:font-style-complex="italic"/>
    </style:style>
    <style:style style:name="P12" style:family="paragraph" style:parent-style-name="Text_20_body">
      <style:paragraph-properties fo:text-align="justify" style:justify-single-word="false"/>
      <style:text-properties fo:font-style="italic" officeooo:paragraph-rsid="03613c29" fo:background-color="#ffff00"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paragraph-properties fo:text-align="justify" style:justify-single-word="false"/>
      <style:text-properties fo:background-color="#ffff00"/>
    </style:style>
    <style:style style:name="P16" style:family="paragraph" style:parent-style-name="Text_20_body">
      <style:paragraph-properties fo:text-align="justify" style:justify-single-word="false"/>
      <style:text-properties officeooo:paragraph-rsid="03687cd5" fo:background-color="#ffff00"/>
    </style:style>
    <style:style style:name="P17" style:family="paragraph" style:parent-style-name="Text_20_body">
      <style:paragraph-properties fo:text-align="justify" style:justify-single-word="false"/>
      <style:text-properties officeooo:paragraph-rsid="03714988" fo:background-color="#ffff00"/>
    </style:style>
    <style:style style:name="P18" style:family="paragraph" style:parent-style-name="Text_20_body">
      <style:paragraph-properties fo:text-align="justify" style:justify-single-word="false"/>
      <style:text-properties officeooo:paragraph-rsid="0373a794" fo:background-color="#ffff00"/>
    </style:style>
    <style:style style:name="P19" style:family="paragraph" style:parent-style-name="Text_20_body">
      <style:paragraph-properties fo:text-align="justify" style:justify-single-word="false"/>
      <style:text-properties officeooo:paragraph-rsid="03752e9c" fo:background-color="#ffff00"/>
    </style:style>
    <style:style style:name="P20" style:family="paragraph" style:parent-style-name="Text_20_body">
      <style:paragraph-properties fo:text-align="justify" style:justify-single-word="false"/>
      <style:text-properties officeooo:paragraph-rsid="03784c28" fo:background-color="#ffff00"/>
    </style:style>
    <style:style style:name="P21" style:family="paragraph" style:parent-style-name="Text_20_body">
      <style:paragraph-properties fo:text-align="justify" style:justify-single-word="false"/>
      <style:text-properties officeooo:paragraph-rsid="037a9208" fo:background-color="#ffff00"/>
    </style:style>
    <style:style style:name="P22" style:family="paragraph" style:parent-style-name="Text_20_body">
      <style:paragraph-properties fo:text-align="justify" style:justify-single-word="false"/>
      <style:text-properties officeooo:paragraph-rsid="037b6186" fo:background-color="#ffff00"/>
    </style:style>
    <style:style style:name="P23" style:family="paragraph" style:parent-style-name="Text_20_body">
      <style:paragraph-properties fo:text-align="justify" style:justify-single-word="false"/>
      <style:text-properties officeooo:paragraph-rsid="037bfc68" fo:background-color="#ffff00"/>
    </style:style>
    <style:style style:name="P24" style:family="paragraph" style:parent-style-name="Text_20_body">
      <style:paragraph-properties fo:text-align="justify" style:justify-single-word="false"/>
      <style:text-properties officeooo:paragraph-rsid="037c5061" fo:background-color="#ffff00"/>
    </style:style>
    <style:style style:name="P25" style:family="paragraph" style:parent-style-name="Text_20_body">
      <style:paragraph-properties fo:text-align="justify" style:justify-single-word="false"/>
      <style:text-properties officeooo:paragraph-rsid="03613c29" fo:background-color="#ffff00"/>
    </style:style>
    <style:style style:name="P26" style:family="paragraph" style:parent-style-name="Text_20_body">
      <style:paragraph-properties fo:text-align="justify" style:justify-single-word="false"/>
      <style:text-properties officeooo:paragraph-rsid="0368a646" fo:background-color="#ffff00"/>
    </style:style>
    <style:style style:name="P27" style:family="paragraph" style:parent-style-name="Text_20_body">
      <style:paragraph-properties fo:text-align="justify" style:justify-single-word="false"/>
      <style:text-properties officeooo:paragraph-rsid="036c43a3" fo:background-color="#ffff00"/>
    </style:style>
    <style:style style:name="P28" style:family="paragraph" style:parent-style-name="Text_20_body">
      <style:paragraph-properties fo:text-align="justify" style:justify-single-word="false"/>
      <style:text-properties officeooo:rsid="03687cd5" officeooo:paragraph-rsid="03687cd5" fo:background-color="#ffff00"/>
    </style:style>
    <style:style style:name="P29" style:family="paragraph" style:parent-style-name="Text_20_body">
      <style:paragraph-properties fo:text-align="justify" style:justify-single-word="false"/>
      <style:text-properties officeooo:rsid="037b6186" officeooo:paragraph-rsid="037b6186" fo:background-color="#ffff00"/>
    </style:style>
    <style:style style:name="P30" style:family="paragraph" style:parent-style-name="Text_20_body">
      <style:paragraph-properties fo:text-align="justify" style:justify-single-word="false"/>
      <style:text-properties officeooo:rsid="0368a646" officeooo:paragraph-rsid="0368a646" fo:background-color="#ffff00"/>
    </style:style>
    <style:style style:name="P31" style:family="paragraph" style:parent-style-name="Text_20_body">
      <style:paragraph-properties fo:text-align="justify" style:justify-single-word="false"/>
      <style:text-properties officeooo:rsid="037a9208" officeooo:paragraph-rsid="037a9208" fo:background-color="#ffff00"/>
    </style:style>
    <style:style style:name="P32" style:family="paragraph" style:parent-style-name="Text_20_body">
      <style:paragraph-properties fo:text-align="justify" style:justify-single-word="false"/>
      <style:text-properties officeooo:rsid="037c5061" officeooo:paragraph-rsid="037c5061" fo:background-color="#ffff00"/>
    </style:style>
    <style:style style:name="P33" style:family="paragraph" style:parent-style-name="Text_20_body">
      <style:text-properties fo:language="ru" fo:country="RU" fo:background-color="transparent"/>
    </style:style>
    <style:style style:name="P34" style:family="paragraph" style:parent-style-name="Text_20_body">
      <style:text-properties officeooo:paragraph-rsid="017c2011"/>
    </style:style>
    <style:style style:name="P35" style:family="paragraph" style:parent-style-name="Text_20_body">
      <style:text-properties style:text-line-through-style="none" style:text-line-through-type="none" fo:language="ru" fo:country="RU" officeooo:rsid="0183f559" officeooo:paragraph-rsid="017c2011" fo:background-color="transparent"/>
    </style:style>
    <style:style style:name="P36" style:family="paragraph" style:parent-style-name="Text_20_body">
      <style:text-properties officeooo:paragraph-rsid="01de990d"/>
    </style:style>
    <style:style style:name="P37" style:family="paragraph" style:parent-style-name="Text_20_body">
      <style:text-properties officeooo:rsid="01ddb918" officeooo:paragraph-rsid="01de990d"/>
    </style:style>
    <style:style style:name="P38" style:family="paragraph" style:parent-style-name="Text_20_body">
      <style:text-properties officeooo:rsid="01e3ecf3" officeooo:paragraph-rsid="01e3ecf3"/>
    </style:style>
    <style:style style:name="P39" style:family="paragraph" style:parent-style-name="Text_20_body">
      <style:text-properties officeooo:rsid="01e582d0" officeooo:paragraph-rsid="01e582d0"/>
    </style:style>
    <style:style style:name="P40" style:family="paragraph" style:parent-style-name="Text_20_body">
      <style:text-properties officeooo:paragraph-rsid="01e679f7"/>
    </style:style>
    <style:style style:name="P41" style:family="paragraph" style:parent-style-name="Text_20_body">
      <style:text-properties officeooo:rsid="01e8c301" officeooo:paragraph-rsid="01e8c301"/>
    </style:style>
    <style:style style:name="P42" style:family="paragraph" style:parent-style-name="Text_20_body">
      <style:text-properties officeooo:paragraph-rsid="01e9e233"/>
    </style:style>
    <style:style style:name="P43" style:family="paragraph" style:parent-style-name="Text_20_body">
      <style:text-properties officeooo:rsid="01ea5dcb" officeooo:paragraph-rsid="01ea5dcb"/>
    </style:style>
    <style:style style:name="P44" style:family="paragraph" style:parent-style-name="Text_20_body">
      <style:text-properties officeooo:rsid="01ebcbe0" officeooo:paragraph-rsid="01ebcbe0"/>
    </style:style>
    <style:style style:name="P45" style:family="paragraph" style:parent-style-name="Text_20_body">
      <style:text-properties officeooo:paragraph-rsid="01ebcbe0"/>
    </style:style>
    <style:style style:name="P46" style:family="paragraph" style:parent-style-name="Text_20_body">
      <style:text-properties officeooo:paragraph-rsid="01ed92c0"/>
    </style:style>
    <style:style style:name="P47" style:family="paragraph" style:parent-style-name="Text_20_body">
      <style:text-properties officeooo:paragraph-rsid="01ef85bc"/>
    </style:style>
    <style:style style:name="P48" style:family="paragraph" style:parent-style-name="Text_20_body">
      <style:text-properties officeooo:rsid="01ef85bc" officeooo:paragraph-rsid="01ef85bc"/>
    </style:style>
    <style:style style:name="P49" style:family="paragraph" style:parent-style-name="Text_20_body">
      <style:text-properties officeooo:paragraph-rsid="039ea225"/>
    </style:style>
    <style:style style:name="P50" style:family="paragraph" style:parent-style-name="Text_20_body">
      <style:text-properties officeooo:rsid="0493a527" officeooo:paragraph-rsid="0493a527"/>
    </style:style>
    <style:style style:name="P51" style:family="paragraph" style:parent-style-name="Text_20_body">
      <style:text-properties officeooo:rsid="049fecab" officeooo:paragraph-rsid="049fecab"/>
    </style:style>
    <style:style style:name="P52" style:family="paragraph" style:parent-style-name="Text_20_body">
      <style:text-properties officeooo:rsid="04abdd44" officeooo:paragraph-rsid="04abdd44"/>
    </style:style>
    <style:style style:name="P53" style:family="paragraph" style:parent-style-name="Text_20_body">
      <style:text-properties officeooo:paragraph-rsid="05294093"/>
    </style:style>
    <style:style style:name="P54" style:family="paragraph" style:parent-style-name="Text_20_body">
      <style:text-properties officeooo:rsid="0539d381" officeooo:paragraph-rsid="0539d381"/>
    </style:style>
    <style:style style:name="P55" style:family="paragraph" style:parent-style-name="Text_20_body">
      <style:text-properties officeooo:rsid="053a4cac" officeooo:paragraph-rsid="053a4cac"/>
    </style:style>
    <style:style style:name="P56" style:family="paragraph" style:parent-style-name="Text_20_body">
      <style:text-properties officeooo:paragraph-rsid="056cb426"/>
    </style:style>
    <style:style style:name="P57" style:family="paragraph" style:parent-style-name="Text_20_body">
      <style:text-properties officeooo:rsid="056e8cdb" officeooo:paragraph-rsid="056e8cdb"/>
    </style:style>
    <style:style style:name="P58" style:family="paragraph" style:parent-style-name="Text_20_body">
      <style:text-properties officeooo:rsid="0570e21b" officeooo:paragraph-rsid="0570e21b"/>
    </style:style>
    <style:style style:name="P59" style:family="paragraph" style:parent-style-name="Text_20_body">
      <style:text-properties officeooo:paragraph-rsid="057156b6"/>
    </style:style>
    <style:style style:name="P60" style:family="paragraph" style:parent-style-name="Text_20_body">
      <style:text-properties officeooo:rsid="064a227e" officeooo:paragraph-rsid="064a227e"/>
    </style:style>
    <style:style style:name="P61" style:family="paragraph" style:parent-style-name="Text_20_body">
      <style:paragraph-properties fo:text-align="justify" style:justify-single-word="false" fo:padding="0in" fo:border="none" style:shadow="none" style:join-border="false"/>
    </style:style>
    <style:style style:name="P62" style:family="paragraph" style:parent-style-name="Text_20_body">
      <style:paragraph-properties fo:text-align="justify" style:justify-single-word="false" fo:padding="0in" fo:border="none" style:shadow="none" style:join-border="false"/>
      <style:text-properties officeooo:paragraph-rsid="0014a904"/>
    </style:style>
    <style:style style:name="P63" style:family="paragraph" style:parent-style-name="Text_20_body">
      <style:paragraph-properties fo:text-align="justify" style:justify-single-word="false" fo:padding="0in" fo:border="none" style:shadow="none" style:join-border="false"/>
      <style:text-properties officeooo:paragraph-rsid="0016533d"/>
    </style:style>
    <style:style style:name="P64" style:family="paragraph" style:parent-style-name="Text_20_body">
      <style:paragraph-properties fo:text-align="justify" style:justify-single-word="false" fo:padding="0in" fo:border="none" style:shadow="none" style:join-border="false"/>
      <style:text-properties officeooo:paragraph-rsid="001bd503"/>
    </style:style>
    <style:style style:name="P65" style:family="paragraph" style:parent-style-name="Text_20_body">
      <style:paragraph-properties fo:text-align="justify" style:justify-single-word="false" fo:padding="0in" fo:border="none" style:shadow="none" style:join-border="false"/>
      <style:text-properties officeooo:paragraph-rsid="001bef74"/>
    </style:style>
    <style:style style:name="P66" style:family="paragraph" style:parent-style-name="Text_20_body">
      <style:paragraph-properties fo:text-align="justify" style:justify-single-word="false" fo:padding="0in" fo:border="none" style:shadow="none" style:join-border="false"/>
      <style:text-properties officeooo:paragraph-rsid="001dff8b"/>
    </style:style>
    <style:style style:name="P67" style:family="paragraph" style:parent-style-name="Text_20_body">
      <style:paragraph-properties fo:text-align="justify" style:justify-single-word="false" fo:padding="0in" fo:border="none" style:shadow="none" style:join-border="false"/>
      <style:text-properties officeooo:paragraph-rsid="00234c58"/>
    </style:style>
    <style:style style:name="P68" style:family="paragraph" style:parent-style-name="Text_20_body">
      <style:paragraph-properties fo:text-align="justify" style:justify-single-word="false" fo:padding="0in" fo:border="none" style:shadow="none" style:join-border="false"/>
      <style:text-properties officeooo:paragraph-rsid="00240b24"/>
    </style:style>
    <style:style style:name="P69" style:family="paragraph" style:parent-style-name="Text_20_body">
      <style:paragraph-properties fo:text-align="justify" style:justify-single-word="false" fo:padding="0in" fo:border="none" style:shadow="none" style:join-border="false"/>
      <style:text-properties officeooo:paragraph-rsid="0027eccd"/>
    </style:style>
    <style:style style:name="P70" style:family="paragraph" style:parent-style-name="Text_20_body">
      <style:paragraph-properties fo:text-align="justify" style:justify-single-word="false" fo:padding="0in" fo:border="none" style:shadow="none" style:join-border="false"/>
      <style:text-properties officeooo:paragraph-rsid="002d4f2b"/>
    </style:style>
    <style:style style:name="P71" style:family="paragraph" style:parent-style-name="Text_20_body">
      <style:paragraph-properties fo:text-align="justify" style:justify-single-word="false" fo:padding="0in" fo:border="none" style:shadow="none" style:join-border="false"/>
      <style:text-properties officeooo:paragraph-rsid="0032aed4"/>
    </style:style>
    <style:style style:name="P72" style:family="paragraph" style:parent-style-name="Text_20_body">
      <style:paragraph-properties fo:text-align="justify" style:justify-single-word="false" fo:padding="0in" fo:border="none" style:shadow="none" style:join-border="false"/>
      <style:text-properties officeooo:paragraph-rsid="00380dd4"/>
    </style:style>
    <style:style style:name="P73" style:family="paragraph" style:parent-style-name="Text_20_body">
      <style:paragraph-properties fo:text-align="justify" style:justify-single-word="false" fo:padding="0in" fo:border="none" style:shadow="none" style:join-border="false"/>
      <style:text-properties officeooo:paragraph-rsid="00398145"/>
    </style:style>
    <style:style style:name="P74" style:family="paragraph" style:parent-style-name="Text_20_body">
      <style:paragraph-properties fo:text-align="justify" style:justify-single-word="false" fo:padding="0in" fo:border="none" style:shadow="none" style:join-border="false"/>
      <style:text-properties officeooo:paragraph-rsid="003ebfcd"/>
    </style:style>
    <style:style style:name="P75" style:family="paragraph" style:parent-style-name="Text_20_body">
      <style:paragraph-properties fo:text-align="justify" style:justify-single-word="false" fo:padding="0in" fo:border="none" style:shadow="none" style:join-border="false"/>
      <style:text-properties officeooo:paragraph-rsid="0040eeb4"/>
    </style:style>
    <style:style style:name="P76" style:family="paragraph" style:parent-style-name="Text_20_body">
      <style:paragraph-properties fo:text-align="justify" style:justify-single-word="false" fo:padding="0in" fo:border="none" style:shadow="none" style:join-border="false"/>
      <style:text-properties officeooo:paragraph-rsid="00458c95"/>
    </style:style>
    <style:style style:name="P77" style:family="paragraph" style:parent-style-name="Text_20_body">
      <style:paragraph-properties fo:text-align="justify" style:justify-single-word="false" fo:padding="0in" fo:border="none" style:shadow="none" style:join-border="false"/>
      <style:text-properties officeooo:paragraph-rsid="004c5d98"/>
    </style:style>
    <style:style style:name="P78" style:family="paragraph" style:parent-style-name="Text_20_body">
      <style:paragraph-properties fo:text-align="justify" style:justify-single-word="false" fo:padding="0in" fo:border="none" style:shadow="none" style:join-border="false"/>
      <style:text-properties officeooo:paragraph-rsid="00510860"/>
    </style:style>
    <style:style style:name="P79" style:family="paragraph" style:parent-style-name="Text_20_body">
      <style:paragraph-properties fo:text-align="justify" style:justify-single-word="false" fo:padding="0in" fo:border="none" style:shadow="none" style:join-border="false"/>
      <style:text-properties officeooo:paragraph-rsid="0052a72d"/>
    </style:style>
    <style:style style:name="P80" style:family="paragraph" style:parent-style-name="Text_20_body">
      <style:paragraph-properties fo:text-align="justify" style:justify-single-word="false" fo:padding="0in" fo:border="none" style:shadow="none" style:join-border="false"/>
      <style:text-properties officeooo:paragraph-rsid="0052ba96"/>
    </style:style>
    <style:style style:name="P81" style:family="paragraph" style:parent-style-name="Text_20_body">
      <style:paragraph-properties fo:text-align="justify" style:justify-single-word="false" fo:padding="0in" fo:border="none" style:shadow="none" style:join-border="false"/>
      <style:text-properties officeooo:paragraph-rsid="00590d78"/>
    </style:style>
    <style:style style:name="P82" style:family="paragraph" style:parent-style-name="Text_20_body">
      <style:paragraph-properties fo:text-align="justify" style:justify-single-word="false" fo:padding="0in" fo:border="none" style:shadow="none" style:join-border="false"/>
      <style:text-properties officeooo:paragraph-rsid="005a6737"/>
    </style:style>
    <style:style style:name="P83" style:family="paragraph" style:parent-style-name="Text_20_body">
      <style:paragraph-properties fo:text-align="justify" style:justify-single-word="false" fo:padding="0in" fo:border="none" style:shadow="none" style:join-border="false"/>
      <style:text-properties officeooo:paragraph-rsid="005ca0d1"/>
    </style:style>
    <style:style style:name="P84" style:family="paragraph" style:parent-style-name="Text_20_body">
      <style:paragraph-properties fo:text-align="justify" style:justify-single-word="false" fo:padding="0in" fo:border="none" style:shadow="none" style:join-border="false"/>
      <style:text-properties officeooo:paragraph-rsid="0073bd91"/>
    </style:style>
    <style:style style:name="P85" style:family="paragraph" style:parent-style-name="Text_20_body">
      <style:paragraph-properties fo:text-align="justify" style:justify-single-word="false" fo:padding="0in" fo:border="none" style:shadow="none" style:join-border="false"/>
      <style:text-properties officeooo:paragraph-rsid="008111f1"/>
    </style:style>
    <style:style style:name="P86" style:family="paragraph" style:parent-style-name="Text_20_body">
      <style:paragraph-properties fo:text-align="justify" style:justify-single-word="false" fo:padding="0in" fo:border="none" style:shadow="none" style:join-border="false"/>
      <style:text-properties officeooo:paragraph-rsid="008aac0e"/>
    </style:style>
    <style:style style:name="P87" style:family="paragraph" style:parent-style-name="Text_20_body">
      <style:paragraph-properties fo:text-align="justify" style:justify-single-word="false" fo:padding="0in" fo:border="none" style:shadow="none" style:join-border="false"/>
      <style:text-properties officeooo:paragraph-rsid="009d5f0f"/>
    </style:style>
    <style:style style:name="P88" style:family="paragraph" style:parent-style-name="Text_20_body">
      <style:paragraph-properties fo:text-align="justify" style:justify-single-word="false" fo:padding="0in" fo:border="none" style:shadow="none" style:join-border="false"/>
      <style:text-properties officeooo:paragraph-rsid="00a5ec12"/>
    </style:style>
    <style:style style:name="P89" style:family="paragraph" style:parent-style-name="Text_20_body">
      <style:paragraph-properties fo:text-align="justify" style:justify-single-word="false" fo:padding="0in" fo:border="none" style:shadow="none" style:join-border="false"/>
      <style:text-properties officeooo:paragraph-rsid="009a2491"/>
    </style:style>
    <style:style style:name="P90" style:family="paragraph" style:parent-style-name="Text_20_body">
      <style:paragraph-properties fo:text-align="justify" style:justify-single-word="false" fo:padding="0in" fo:border="none" style:shadow="none" style:join-border="false"/>
      <style:text-properties officeooo:paragraph-rsid="00b314fb"/>
    </style:style>
    <style:style style:name="P91" style:family="paragraph" style:parent-style-name="Text_20_body">
      <style:paragraph-properties fo:text-align="justify" style:justify-single-word="false" fo:padding="0in" fo:border="none" style:shadow="none" style:join-border="false"/>
      <style:text-properties officeooo:paragraph-rsid="00b678f6"/>
    </style:style>
    <style:style style:name="P92" style:family="paragraph" style:parent-style-name="Text_20_body">
      <style:paragraph-properties fo:text-align="justify" style:justify-single-word="false" fo:padding="0in" fo:border="none" style:shadow="none" style:join-border="false"/>
      <style:text-properties officeooo:paragraph-rsid="00b8476c"/>
    </style:style>
    <style:style style:name="P93" style:family="paragraph" style:parent-style-name="Text_20_body">
      <style:paragraph-properties fo:text-align="justify" style:justify-single-word="false" fo:padding="0in" fo:border="none" style:shadow="none" style:join-border="false"/>
      <style:text-properties officeooo:paragraph-rsid="00be78d0"/>
    </style:style>
    <style:style style:name="P94" style:family="paragraph" style:parent-style-name="Text_20_body">
      <style:paragraph-properties fo:text-align="justify" style:justify-single-word="false" fo:padding="0in" fo:border="none" style:shadow="none" style:join-border="false"/>
      <style:text-properties officeooo:paragraph-rsid="00be8e7d"/>
    </style:style>
    <style:style style:name="P95" style:family="paragraph" style:parent-style-name="Text_20_body">
      <style:paragraph-properties fo:text-align="justify" style:justify-single-word="false" fo:padding="0in" fo:border="none" style:shadow="none" style:join-border="false"/>
      <style:text-properties officeooo:paragraph-rsid="00c25b69"/>
    </style:style>
    <style:style style:name="P96" style:family="paragraph" style:parent-style-name="Text_20_body">
      <style:paragraph-properties fo:text-align="justify" style:justify-single-word="false" fo:padding="0in" fo:border="none" style:shadow="none" style:join-border="false"/>
      <style:text-properties officeooo:paragraph-rsid="00d2e70d"/>
    </style:style>
    <style:style style:name="P97" style:family="paragraph" style:parent-style-name="Text_20_body">
      <style:paragraph-properties fo:text-align="justify" style:justify-single-word="false" fo:padding="0in" fo:border="none" style:shadow="none" style:join-border="false"/>
      <style:text-properties officeooo:paragraph-rsid="00d4f210"/>
    </style:style>
    <style:style style:name="P98" style:family="paragraph" style:parent-style-name="Text_20_body">
      <style:paragraph-properties fo:text-align="justify" style:justify-single-word="false" fo:padding="0in" fo:border="none" style:shadow="none" style:join-border="false"/>
      <style:text-properties officeooo:paragraph-rsid="00d5f182"/>
    </style:style>
    <style:style style:name="P99" style:family="paragraph" style:parent-style-name="Text_20_body">
      <style:paragraph-properties fo:text-align="justify" style:justify-single-word="false" fo:padding="0in" fo:border="none" style:shadow="none" style:join-border="false"/>
      <style:text-properties officeooo:paragraph-rsid="00db2d22"/>
    </style:style>
    <style:style style:name="P100" style:family="paragraph" style:parent-style-name="Text_20_body">
      <style:paragraph-properties fo:text-align="justify" style:justify-single-word="false" fo:padding="0in" fo:border="none" style:shadow="none" style:join-border="false"/>
      <style:text-properties officeooo:paragraph-rsid="00e90811"/>
    </style:style>
    <style:style style:name="P101" style:family="paragraph" style:parent-style-name="Text_20_body">
      <style:paragraph-properties fo:text-align="justify" style:justify-single-word="false" fo:padding="0in" fo:border="none" style:shadow="none" style:join-border="false"/>
      <style:text-properties officeooo:paragraph-rsid="00f218dd"/>
    </style:style>
    <style:style style:name="P102" style:family="paragraph" style:parent-style-name="Text_20_body">
      <style:paragraph-properties fo:text-align="justify" style:justify-single-word="false" fo:padding="0in" fo:border="none" style:shadow="none" style:join-border="false"/>
      <style:text-properties officeooo:paragraph-rsid="00f33241"/>
    </style:style>
    <style:style style:name="P103" style:family="paragraph" style:parent-style-name="Text_20_body">
      <style:paragraph-properties fo:text-align="justify" style:justify-single-word="false" fo:padding="0in" fo:border="none" style:shadow="none" style:join-border="false"/>
      <style:text-properties officeooo:paragraph-rsid="00f815ef"/>
    </style:style>
    <style:style style:name="P104" style:family="paragraph" style:parent-style-name="Text_20_body">
      <style:paragraph-properties fo:text-align="justify" style:justify-single-word="false" fo:padding="0in" fo:border="none" style:shadow="none" style:join-border="false"/>
      <style:text-properties officeooo:paragraph-rsid="010b12c3"/>
    </style:style>
    <style:style style:name="P105" style:family="paragraph" style:parent-style-name="Text_20_body">
      <style:paragraph-properties fo:text-align="justify" style:justify-single-word="false" fo:padding="0in" fo:border="none" style:shadow="none" style:join-border="false"/>
      <style:text-properties officeooo:paragraph-rsid="010d1478"/>
    </style:style>
    <style:style style:name="P106" style:family="paragraph" style:parent-style-name="Text_20_body">
      <style:paragraph-properties fo:text-align="justify" style:justify-single-word="false" fo:padding="0in" fo:border="none" style:shadow="none" style:join-border="false"/>
      <style:text-properties officeooo:paragraph-rsid="01118e12"/>
    </style:style>
    <style:style style:name="P107" style:family="paragraph" style:parent-style-name="Text_20_body">
      <style:paragraph-properties fo:text-align="justify" style:justify-single-word="false" fo:padding="0in" fo:border="none" style:shadow="none" style:join-border="false"/>
      <style:text-properties officeooo:paragraph-rsid="011271db"/>
    </style:style>
    <style:style style:name="P108" style:family="paragraph" style:parent-style-name="Text_20_body">
      <style:paragraph-properties fo:text-align="justify" style:justify-single-word="false" fo:padding="0in" fo:border="none" style:shadow="none" style:join-border="false"/>
      <style:text-properties officeooo:paragraph-rsid="01243c6c"/>
    </style:style>
    <style:style style:name="P109" style:family="paragraph" style:parent-style-name="Text_20_body">
      <style:paragraph-properties fo:text-align="justify" style:justify-single-word="false" fo:padding="0in" fo:border="none" style:shadow="none" style:join-border="false"/>
      <style:text-properties officeooo:paragraph-rsid="012a9346"/>
    </style:style>
    <style:style style:name="P110" style:family="paragraph" style:parent-style-name="Text_20_body">
      <style:paragraph-properties fo:text-align="justify" style:justify-single-word="false" fo:padding="0in" fo:border="none" style:shadow="none" style:join-border="false"/>
      <style:text-properties officeooo:paragraph-rsid="013048ec"/>
    </style:style>
    <style:style style:name="P111" style:family="paragraph" style:parent-style-name="Text_20_body">
      <style:paragraph-properties fo:text-align="justify" style:justify-single-word="false" fo:padding="0in" fo:border="none" style:shadow="none" style:join-border="false"/>
      <style:text-properties officeooo:paragraph-rsid="01323cc6"/>
    </style:style>
    <style:style style:name="P112" style:family="paragraph" style:parent-style-name="Text_20_body">
      <style:paragraph-properties fo:text-align="justify" style:justify-single-word="false" fo:padding="0in" fo:border="none" style:shadow="none" style:join-border="false"/>
      <style:text-properties officeooo:paragraph-rsid="0132cc47"/>
    </style:style>
    <style:style style:name="P113" style:family="paragraph" style:parent-style-name="Text_20_body">
      <style:paragraph-properties fo:text-align="justify" style:justify-single-word="false" fo:padding="0in" fo:border="none" style:shadow="none" style:join-border="false"/>
      <style:text-properties officeooo:paragraph-rsid="01349ca0"/>
    </style:style>
    <style:style style:name="P114" style:family="paragraph" style:parent-style-name="Text_20_body">
      <style:paragraph-properties fo:text-align="justify" style:justify-single-word="false" fo:padding="0in" fo:border="none" style:shadow="none" style:join-border="false"/>
      <style:text-properties officeooo:paragraph-rsid="013c5098"/>
    </style:style>
    <style:style style:name="P115" style:family="paragraph" style:parent-style-name="Text_20_body">
      <style:paragraph-properties fo:text-align="justify" style:justify-single-word="false" fo:padding="0in" fo:border="none" style:shadow="none" style:join-border="false"/>
      <style:text-properties officeooo:paragraph-rsid="0140b668"/>
    </style:style>
    <style:style style:name="P116" style:family="paragraph" style:parent-style-name="Text_20_body">
      <style:paragraph-properties fo:text-align="justify" style:justify-single-word="false" fo:padding="0in" fo:border="none" style:shadow="none" style:join-border="false"/>
      <style:text-properties officeooo:paragraph-rsid="01554f58"/>
    </style:style>
    <style:style style:name="P117" style:family="paragraph" style:parent-style-name="Text_20_body">
      <style:paragraph-properties fo:text-align="justify" style:justify-single-word="false" fo:padding="0in" fo:border="none" style:shadow="none" style:join-border="false"/>
      <style:text-properties officeooo:paragraph-rsid="0163ef60"/>
    </style:style>
    <style:style style:name="P118" style:family="paragraph" style:parent-style-name="Text_20_body">
      <style:paragraph-properties fo:text-align="justify" style:justify-single-word="false" fo:padding="0in" fo:border="none" style:shadow="none" style:join-border="false"/>
      <style:text-properties officeooo:paragraph-rsid="016e587d"/>
    </style:style>
    <style:style style:name="P119" style:family="paragraph" style:parent-style-name="Text_20_body">
      <style:paragraph-properties fo:text-align="justify" style:justify-single-word="false" fo:padding="0in" fo:border="none" style:shadow="none" style:join-border="false"/>
      <style:text-properties officeooo:paragraph-rsid="01719c6e"/>
    </style:style>
    <style:style style:name="P120" style:family="paragraph" style:parent-style-name="Text_20_body">
      <style:paragraph-properties fo:text-align="justify" style:justify-single-word="false" fo:padding="0in" fo:border="none" style:shadow="none" style:join-border="false"/>
      <style:text-properties officeooo:paragraph-rsid="0175c9e7"/>
    </style:style>
    <style:style style:name="P121" style:family="paragraph" style:parent-style-name="Text_20_body">
      <style:paragraph-properties fo:text-align="justify" style:justify-single-word="false" fo:padding="0in" fo:border="none" style:shadow="none" style:join-border="false"/>
      <style:text-properties officeooo:paragraph-rsid="017a4825"/>
    </style:style>
    <style:style style:name="P122" style:family="paragraph" style:parent-style-name="Text_20_body">
      <style:paragraph-properties fo:text-align="justify" style:justify-single-word="false" fo:padding="0in" fo:border="none" style:shadow="none" style:join-border="false"/>
      <style:text-properties officeooo:paragraph-rsid="0144f423"/>
    </style:style>
    <style:style style:name="P123" style:family="paragraph" style:parent-style-name="Text_20_body">
      <style:paragraph-properties fo:text-align="justify" style:justify-single-word="false" fo:padding="0in" fo:border="none" style:shadow="none" style:join-border="false"/>
      <style:text-properties officeooo:paragraph-rsid="018ec3bd"/>
    </style:style>
    <style:style style:name="P124" style:family="paragraph" style:parent-style-name="Text_20_body">
      <style:paragraph-properties fo:text-align="justify" style:justify-single-word="false" fo:padding="0in" fo:border="none" style:shadow="none" style:join-border="false"/>
      <style:text-properties officeooo:paragraph-rsid="01866d24"/>
    </style:style>
    <style:style style:name="P125" style:family="paragraph" style:parent-style-name="Text_20_body">
      <style:paragraph-properties fo:text-align="justify" style:justify-single-word="false" fo:padding="0in" fo:border="none" style:shadow="none" style:join-border="false"/>
      <style:text-properties officeooo:paragraph-rsid="018f9cea"/>
    </style:style>
    <style:style style:name="P126" style:family="paragraph" style:parent-style-name="Text_20_body">
      <style:paragraph-properties fo:text-align="justify" style:justify-single-word="false" fo:padding="0in" fo:border="none" style:shadow="none" style:join-border="false"/>
      <style:text-properties officeooo:paragraph-rsid="0197d6da"/>
    </style:style>
    <style:style style:name="P127" style:family="paragraph" style:parent-style-name="Text_20_body">
      <style:paragraph-properties fo:text-align="justify" style:justify-single-word="false" fo:padding="0in" fo:border="none" style:shadow="none" style:join-border="false"/>
      <style:text-properties officeooo:paragraph-rsid="019d85fb"/>
    </style:style>
    <style:style style:name="P128" style:family="paragraph" style:parent-style-name="Text_20_body">
      <style:paragraph-properties fo:text-align="justify" style:justify-single-word="false" fo:padding="0in" fo:border="none" style:shadow="none" style:join-border="false"/>
      <style:text-properties officeooo:paragraph-rsid="01a41379"/>
    </style:style>
    <style:style style:name="P129" style:family="paragraph" style:parent-style-name="Text_20_body">
      <style:paragraph-properties fo:text-align="justify" style:justify-single-word="false" fo:padding="0in" fo:border="none" style:shadow="none" style:join-border="false"/>
      <style:text-properties officeooo:paragraph-rsid="01a0df4b"/>
    </style:style>
    <style:style style:name="P130" style:family="paragraph" style:parent-style-name="Text_20_body">
      <style:paragraph-properties fo:text-align="justify" style:justify-single-word="false" fo:padding="0in" fo:border="none" style:shadow="none" style:join-border="false"/>
      <style:text-properties officeooo:paragraph-rsid="01a67e87"/>
    </style:style>
    <style:style style:name="P131" style:family="paragraph" style:parent-style-name="Text_20_body">
      <style:paragraph-properties fo:text-align="justify" style:justify-single-word="false" fo:padding="0in" fo:border="none" style:shadow="none" style:join-border="false"/>
      <style:text-properties officeooo:paragraph-rsid="01ad9631"/>
    </style:style>
    <style:style style:name="P132" style:family="paragraph" style:parent-style-name="Text_20_body">
      <style:paragraph-properties fo:text-align="justify" style:justify-single-word="false" fo:padding="0in" fo:border="none" style:shadow="none" style:join-border="false"/>
      <style:text-properties officeooo:paragraph-rsid="01b0f9dd"/>
    </style:style>
    <style:style style:name="P133" style:family="paragraph" style:parent-style-name="Text_20_body">
      <style:paragraph-properties fo:text-align="justify" style:justify-single-word="false" fo:padding="0in" fo:border="none" style:shadow="none" style:join-border="false"/>
      <style:text-properties officeooo:paragraph-rsid="01bf8131"/>
    </style:style>
    <style:style style:name="P134" style:family="paragraph" style:parent-style-name="Text_20_body">
      <style:paragraph-properties fo:text-align="justify" style:justify-single-word="false" fo:padding="0in" fo:border="none" style:shadow="none" style:join-border="false"/>
      <style:text-properties officeooo:paragraph-rsid="01c29817"/>
    </style:style>
    <style:style style:name="P135" style:family="paragraph" style:parent-style-name="Text_20_body">
      <style:paragraph-properties fo:text-align="justify" style:justify-single-word="false" fo:padding="0in" fo:border="none" style:shadow="none" style:join-border="false"/>
      <style:text-properties officeooo:paragraph-rsid="01c9cf02"/>
    </style:style>
    <style:style style:name="P136" style:family="paragraph" style:parent-style-name="Text_20_body">
      <style:paragraph-properties fo:text-align="justify" style:justify-single-word="false" fo:padding="0in" fo:border="none" style:shadow="none" style:join-border="false"/>
      <style:text-properties officeooo:paragraph-rsid="01d2bd1d"/>
    </style:style>
    <style:style style:name="P137" style:family="paragraph" style:parent-style-name="Text_20_body">
      <style:paragraph-properties fo:text-align="justify" style:justify-single-word="false" fo:padding="0in" fo:border="none" style:shadow="none" style:join-border="false"/>
      <style:text-properties officeooo:paragraph-rsid="01d6840d"/>
    </style:style>
    <style:style style:name="P138" style:family="paragraph" style:parent-style-name="Text_20_body">
      <style:paragraph-properties fo:text-align="justify" style:justify-single-word="false" fo:padding="0in" fo:border="none" style:shadow="none" style:join-border="false"/>
      <style:text-properties officeooo:paragraph-rsid="01dad993"/>
    </style:style>
    <style:style style:name="P139" style:family="paragraph" style:parent-style-name="Text_20_body">
      <style:paragraph-properties fo:text-align="justify" style:justify-single-word="false" fo:padding="0in" fo:border="none" style:shadow="none" style:join-border="false"/>
      <style:text-properties officeooo:paragraph-rsid="01412d7c"/>
    </style:style>
    <style:style style:name="P140" style:family="paragraph" style:parent-style-name="Text_20_body">
      <style:paragraph-properties fo:text-align="justify" style:justify-single-word="false" fo:padding="0in" fo:border="none" style:shadow="none" style:join-border="false"/>
      <style:text-properties officeooo:paragraph-rsid="01f3dd42"/>
    </style:style>
    <style:style style:name="P141" style:family="paragraph" style:parent-style-name="Text_20_body">
      <style:paragraph-properties fo:text-align="justify" style:justify-single-word="false" fo:padding="0in" fo:border="none" style:shadow="none" style:join-border="false"/>
      <style:text-properties officeooo:paragraph-rsid="01167098"/>
    </style:style>
    <style:style style:name="P142" style:family="paragraph" style:parent-style-name="Text_20_body">
      <style:paragraph-properties fo:text-align="justify" style:justify-single-word="false" fo:padding="0in" fo:border="none" style:shadow="none" style:join-border="false"/>
      <style:text-properties officeooo:paragraph-rsid="01358f25"/>
    </style:style>
    <style:style style:name="P143" style:family="paragraph" style:parent-style-name="Text_20_body">
      <style:paragraph-properties fo:text-align="justify" style:justify-single-word="false" fo:padding="0in" fo:border="none" style:shadow="none" style:join-border="false"/>
      <style:text-properties officeooo:paragraph-rsid="01f720c0"/>
    </style:style>
    <style:style style:name="P144" style:family="paragraph" style:parent-style-name="Text_20_body">
      <style:paragraph-properties fo:text-align="justify" style:justify-single-word="false" fo:padding="0in" fo:border="none" style:shadow="none" style:join-border="false"/>
      <style:text-properties officeooo:paragraph-rsid="01f92179"/>
    </style:style>
    <style:style style:name="P145" style:family="paragraph" style:parent-style-name="Text_20_body">
      <style:paragraph-properties fo:text-align="justify" style:justify-single-word="false" fo:padding="0in" fo:border="none" style:shadow="none" style:join-border="false"/>
      <style:text-properties officeooo:paragraph-rsid="01ffcd80"/>
    </style:style>
    <style:style style:name="P146" style:family="paragraph" style:parent-style-name="Text_20_body">
      <style:paragraph-properties fo:text-align="justify" style:justify-single-word="false" fo:padding="0in" fo:border="none" style:shadow="none" style:join-border="false"/>
      <style:text-properties officeooo:paragraph-rsid="021486df"/>
    </style:style>
    <style:style style:name="P147" style:family="paragraph" style:parent-style-name="Text_20_body">
      <style:paragraph-properties fo:text-align="justify" style:justify-single-word="false" fo:padding="0in" fo:border="none" style:shadow="none" style:join-border="false"/>
      <style:text-properties officeooo:paragraph-rsid="022dfed5"/>
    </style:style>
    <style:style style:name="P148" style:family="paragraph" style:parent-style-name="Text_20_body">
      <style:paragraph-properties fo:text-align="justify" style:justify-single-word="false" fo:padding="0in" fo:border="none" style:shadow="none" style:join-border="false"/>
      <style:text-properties officeooo:paragraph-rsid="02305904"/>
    </style:style>
    <style:style style:name="P149" style:family="paragraph" style:parent-style-name="Text_20_body">
      <style:paragraph-properties fo:text-align="justify" style:justify-single-word="false" fo:padding="0in" fo:border="none" style:shadow="none" style:join-border="false"/>
      <style:text-properties officeooo:paragraph-rsid="023819f3"/>
    </style:style>
    <style:style style:name="P150" style:family="paragraph" style:parent-style-name="Text_20_body">
      <style:paragraph-properties fo:text-align="justify" style:justify-single-word="false" fo:padding="0in" fo:border="none" style:shadow="none" style:join-border="false"/>
      <style:text-properties officeooo:paragraph-rsid="023cb66a"/>
    </style:style>
    <style:style style:name="P151" style:family="paragraph" style:parent-style-name="Text_20_body">
      <style:paragraph-properties fo:text-align="justify" style:justify-single-word="false" fo:padding="0in" fo:border="none" style:shadow="none" style:join-border="false"/>
      <style:text-properties officeooo:paragraph-rsid="0241f1e6"/>
    </style:style>
    <style:style style:name="P152" style:family="paragraph" style:parent-style-name="Text_20_body">
      <style:paragraph-properties fo:text-align="justify" style:justify-single-word="false" fo:padding="0in" fo:border="none" style:shadow="none" style:join-border="false"/>
      <style:text-properties officeooo:paragraph-rsid="02466f3d"/>
    </style:style>
    <style:style style:name="P153" style:family="paragraph" style:parent-style-name="Text_20_body">
      <style:paragraph-properties fo:text-align="justify" style:justify-single-word="false" fo:padding="0in" fo:border="none" style:shadow="none" style:join-border="false"/>
      <style:text-properties officeooo:paragraph-rsid="02764f40"/>
    </style:style>
    <style:style style:name="P154" style:family="paragraph" style:parent-style-name="Text_20_body">
      <style:paragraph-properties fo:text-align="justify" style:justify-single-word="false" fo:padding="0in" fo:border="none" style:shadow="none" style:join-border="false"/>
      <style:text-properties officeooo:paragraph-rsid="027cba96"/>
    </style:style>
    <style:style style:name="P155" style:family="paragraph" style:parent-style-name="Text_20_body">
      <style:paragraph-properties fo:text-align="justify" style:justify-single-word="false" fo:padding="0in" fo:border="none" style:shadow="none" style:join-border="false"/>
      <style:text-properties officeooo:paragraph-rsid="02826bc9"/>
    </style:style>
    <style:style style:name="P156" style:family="paragraph" style:parent-style-name="Text_20_body">
      <style:paragraph-properties fo:text-align="justify" style:justify-single-word="false" fo:padding="0in" fo:border="none" style:shadow="none" style:join-border="false"/>
      <style:text-properties officeooo:paragraph-rsid="02866627"/>
    </style:style>
    <style:style style:name="P157" style:family="paragraph" style:parent-style-name="Text_20_body">
      <style:paragraph-properties fo:text-align="justify" style:justify-single-word="false" fo:padding="0in" fo:border="none" style:shadow="none" style:join-border="false"/>
      <style:text-properties officeooo:paragraph-rsid="0289331f"/>
    </style:style>
    <style:style style:name="P158" style:family="paragraph" style:parent-style-name="Text_20_body">
      <style:paragraph-properties fo:text-align="justify" style:justify-single-word="false" fo:padding="0in" fo:border="none" style:shadow="none" style:join-border="false"/>
      <style:text-properties officeooo:paragraph-rsid="028e90c9"/>
    </style:style>
    <style:style style:name="P159" style:family="paragraph" style:parent-style-name="Text_20_body">
      <style:paragraph-properties fo:text-align="justify" style:justify-single-word="false" fo:padding="0in" fo:border="none" style:shadow="none" style:join-border="false"/>
      <style:text-properties officeooo:paragraph-rsid="00437e03"/>
    </style:style>
    <style:style style:name="P160" style:family="paragraph" style:parent-style-name="Text_20_body">
      <style:paragraph-properties fo:text-align="justify" style:justify-single-word="false" fo:padding="0in" fo:border="none" style:shadow="none" style:join-border="false"/>
      <style:text-properties officeooo:paragraph-rsid="029ae16f"/>
    </style:style>
    <style:style style:name="P161" style:family="paragraph" style:parent-style-name="Text_20_body">
      <style:paragraph-properties fo:text-align="justify" style:justify-single-word="false" fo:padding="0in" fo:border="none" style:shadow="none" style:join-border="false"/>
      <style:text-properties officeooo:paragraph-rsid="029da12d"/>
    </style:style>
    <style:style style:name="P162" style:family="paragraph" style:parent-style-name="Text_20_body">
      <style:paragraph-properties fo:text-align="justify" style:justify-single-word="false" fo:padding="0in" fo:border="none" style:shadow="none" style:join-border="false"/>
      <style:text-properties officeooo:paragraph-rsid="029dfc18"/>
    </style:style>
    <style:style style:name="P163" style:family="paragraph" style:parent-style-name="Text_20_body">
      <style:paragraph-properties fo:text-align="justify" style:justify-single-word="false" fo:padding="0in" fo:border="none" style:shadow="none" style:join-border="false"/>
      <style:text-properties officeooo:paragraph-rsid="02b0bb9b"/>
    </style:style>
    <style:style style:name="P164" style:family="paragraph" style:parent-style-name="Text_20_body">
      <style:paragraph-properties fo:text-align="justify" style:justify-single-word="false" fo:padding="0in" fo:border="none" style:shadow="none" style:join-border="false"/>
      <style:text-properties officeooo:paragraph-rsid="02a812b9"/>
    </style:style>
    <style:style style:name="P165" style:family="paragraph" style:parent-style-name="Text_20_body">
      <style:paragraph-properties fo:text-align="justify" style:justify-single-word="false" fo:padding="0in" fo:border="none" style:shadow="none" style:join-border="false"/>
      <style:text-properties officeooo:paragraph-rsid="02b129c4"/>
    </style:style>
    <style:style style:name="P166" style:family="paragraph" style:parent-style-name="Text_20_body">
      <style:paragraph-properties fo:text-align="justify" style:justify-single-word="false" fo:padding="0in" fo:border="none" style:shadow="none" style:join-border="false"/>
      <style:text-properties officeooo:paragraph-rsid="02b60122"/>
    </style:style>
    <style:style style:name="P167" style:family="paragraph" style:parent-style-name="Text_20_body">
      <style:paragraph-properties fo:text-align="justify" style:justify-single-word="false" fo:padding="0in" fo:border="none" style:shadow="none" style:join-border="false"/>
      <style:text-properties officeooo:paragraph-rsid="02be9706"/>
    </style:style>
    <style:style style:name="P168" style:family="paragraph" style:parent-style-name="Text_20_body">
      <style:paragraph-properties fo:text-align="justify" style:justify-single-word="false" fo:padding="0in" fo:border="none" style:shadow="none" style:join-border="false"/>
      <style:text-properties officeooo:paragraph-rsid="02c7f0f4"/>
    </style:style>
    <style:style style:name="P169" style:family="paragraph" style:parent-style-name="Text_20_body">
      <style:paragraph-properties fo:text-align="justify" style:justify-single-word="false" fo:padding="0in" fo:border="none" style:shadow="none" style:join-border="false"/>
      <style:text-properties officeooo:paragraph-rsid="02c95ff8"/>
    </style:style>
    <style:style style:name="P170" style:family="paragraph" style:parent-style-name="Text_20_body">
      <style:paragraph-properties fo:text-align="justify" style:justify-single-word="false" fo:padding="0in" fo:border="none" style:shadow="none" style:join-border="false"/>
      <style:text-properties officeooo:paragraph-rsid="02c8ceeb"/>
    </style:style>
    <style:style style:name="P171" style:family="paragraph" style:parent-style-name="Text_20_body">
      <style:paragraph-properties fo:text-align="justify" style:justify-single-word="false" fo:padding="0in" fo:border="none" style:shadow="none" style:join-border="false"/>
      <style:text-properties officeooo:paragraph-rsid="02d47c5e"/>
    </style:style>
    <style:style style:name="P172" style:family="paragraph" style:parent-style-name="Text_20_body">
      <style:paragraph-properties fo:text-align="justify" style:justify-single-word="false" fo:padding="0in" fo:border="none" style:shadow="none" style:join-border="false"/>
      <style:text-properties officeooo:paragraph-rsid="02d7e18f"/>
    </style:style>
    <style:style style:name="P173" style:family="paragraph" style:parent-style-name="Text_20_body">
      <style:paragraph-properties fo:text-align="justify" style:justify-single-word="false" fo:padding="0in" fo:border="none" style:shadow="none" style:join-border="false"/>
      <style:text-properties officeooo:paragraph-rsid="02e7ece8"/>
    </style:style>
    <style:style style:name="P174" style:family="paragraph" style:parent-style-name="Text_20_body">
      <style:paragraph-properties fo:text-align="justify" style:justify-single-word="false" fo:padding="0in" fo:border="none" style:shadow="none" style:join-border="false"/>
      <style:text-properties officeooo:paragraph-rsid="0137a7bc"/>
    </style:style>
    <style:style style:name="P175" style:family="paragraph" style:parent-style-name="Text_20_body">
      <style:paragraph-properties fo:text-align="justify" style:justify-single-word="false" fo:padding="0in" fo:border="none" style:shadow="none" style:join-border="false"/>
      <style:text-properties officeooo:paragraph-rsid="013d04c6"/>
    </style:style>
    <style:style style:name="P176" style:family="paragraph" style:parent-style-name="Text_20_body">
      <style:paragraph-properties fo:text-align="justify" style:justify-single-word="false" fo:padding="0in" fo:border="none" style:shadow="none" style:join-border="false"/>
      <style:text-properties officeooo:paragraph-rsid="02435cf4"/>
    </style:style>
    <style:style style:name="P177" style:family="paragraph" style:parent-style-name="Text_20_body">
      <style:paragraph-properties fo:text-align="justify" style:justify-single-word="false" fo:padding="0in" fo:border="none" style:shadow="none" style:join-border="false"/>
      <style:text-properties officeooo:paragraph-rsid="02f0b67e"/>
    </style:style>
    <style:style style:name="P178" style:family="paragraph" style:parent-style-name="Text_20_body">
      <style:paragraph-properties fo:text-align="justify" style:justify-single-word="false" fo:padding="0in" fo:border="none" style:shadow="none" style:join-border="false"/>
      <style:text-properties officeooo:paragraph-rsid="0308623e"/>
    </style:style>
    <style:style style:name="P179" style:family="paragraph" style:parent-style-name="Text_20_body">
      <style:paragraph-properties fo:text-align="justify" style:justify-single-word="false" fo:padding="0in" fo:border="none" style:shadow="none" style:join-border="false"/>
      <style:text-properties officeooo:paragraph-rsid="030bc30e"/>
    </style:style>
    <style:style style:name="P180" style:family="paragraph" style:parent-style-name="Text_20_body">
      <style:paragraph-properties fo:text-align="justify" style:justify-single-word="false" fo:padding="0in" fo:border="none" style:shadow="none" style:join-border="false"/>
      <style:text-properties officeooo:paragraph-rsid="030c00b5"/>
    </style:style>
    <style:style style:name="P181" style:family="paragraph" style:parent-style-name="Text_20_body">
      <style:paragraph-properties fo:text-align="justify" style:justify-single-word="false" fo:padding="0in" fo:border="none" style:shadow="none" style:join-border="false"/>
      <style:text-properties officeooo:paragraph-rsid="0310f7ed"/>
    </style:style>
    <style:style style:name="P182" style:family="paragraph" style:parent-style-name="Text_20_body">
      <style:paragraph-properties fo:text-align="justify" style:justify-single-word="false" fo:padding="0in" fo:border="none" style:shadow="none" style:join-border="false"/>
      <style:text-properties officeooo:paragraph-rsid="03126e40"/>
    </style:style>
    <style:style style:name="P183" style:family="paragraph" style:parent-style-name="Text_20_body">
      <style:paragraph-properties fo:text-align="justify" style:justify-single-word="false" fo:padding="0in" fo:border="none" style:shadow="none" style:join-border="false"/>
      <style:text-properties officeooo:paragraph-rsid="03131d82"/>
    </style:style>
    <style:style style:name="P184" style:family="paragraph" style:parent-style-name="Text_20_body">
      <style:paragraph-properties fo:text-align="justify" style:justify-single-word="false" fo:padding="0in" fo:border="none" style:shadow="none" style:join-border="false"/>
      <style:text-properties officeooo:paragraph-rsid="0313c8e3"/>
    </style:style>
    <style:style style:name="P185" style:family="paragraph" style:parent-style-name="Text_20_body">
      <style:paragraph-properties fo:text-align="justify" style:justify-single-word="false" fo:padding="0in" fo:border="none" style:shadow="none" style:join-border="false"/>
      <style:text-properties officeooo:paragraph-rsid="0313ff46"/>
    </style:style>
    <style:style style:name="P186" style:family="paragraph" style:parent-style-name="Text_20_body">
      <style:paragraph-properties fo:text-align="justify" style:justify-single-word="false" fo:padding="0in" fo:border="none" style:shadow="none" style:join-border="false"/>
      <style:text-properties officeooo:paragraph-rsid="031673eb"/>
    </style:style>
    <style:style style:name="P187" style:family="paragraph" style:parent-style-name="Text_20_body">
      <style:paragraph-properties fo:text-align="justify" style:justify-single-word="false" fo:padding="0in" fo:border="none" style:shadow="none" style:join-border="false"/>
      <style:text-properties officeooo:paragraph-rsid="0316cf7e"/>
    </style:style>
    <style:style style:name="P188" style:family="paragraph" style:parent-style-name="Text_20_body">
      <style:paragraph-properties fo:text-align="justify" style:justify-single-word="false" fo:padding="0in" fo:border="none" style:shadow="none" style:join-border="false"/>
      <style:text-properties officeooo:paragraph-rsid="031a1923"/>
    </style:style>
    <style:style style:name="P189" style:family="paragraph" style:parent-style-name="Text_20_body">
      <style:paragraph-properties fo:text-align="justify" style:justify-single-word="false" fo:padding="0in" fo:border="none" style:shadow="none" style:join-border="false"/>
      <style:text-properties officeooo:paragraph-rsid="031b6890"/>
    </style:style>
    <style:style style:name="P190" style:family="paragraph" style:parent-style-name="Text_20_body">
      <style:paragraph-properties fo:text-align="justify" style:justify-single-word="false" fo:padding="0in" fo:border="none" style:shadow="none" style:join-border="false"/>
      <style:text-properties officeooo:paragraph-rsid="031e1c32"/>
    </style:style>
    <style:style style:name="P191" style:family="paragraph" style:parent-style-name="Text_20_body">
      <style:paragraph-properties fo:text-align="justify" style:justify-single-word="false" fo:padding="0in" fo:border="none" style:shadow="none" style:join-border="false"/>
      <style:text-properties officeooo:paragraph-rsid="031fe31d"/>
    </style:style>
    <style:style style:name="P192" style:family="paragraph" style:parent-style-name="Text_20_body">
      <style:paragraph-properties fo:text-align="justify" style:justify-single-word="false" fo:padding="0in" fo:border="none" style:shadow="none" style:join-border="false"/>
      <style:text-properties officeooo:paragraph-rsid="032191bc"/>
    </style:style>
    <style:style style:name="P193" style:family="paragraph" style:parent-style-name="Text_20_body">
      <style:paragraph-properties fo:text-align="justify" style:justify-single-word="false" fo:padding="0in" fo:border="none" style:shadow="none" style:join-border="false"/>
      <style:text-properties officeooo:paragraph-rsid="03268562"/>
    </style:style>
    <style:style style:name="P194" style:family="paragraph" style:parent-style-name="Text_20_body">
      <style:paragraph-properties fo:text-align="justify" style:justify-single-word="false" fo:padding="0in" fo:border="none" style:shadow="none" style:join-border="false"/>
      <style:text-properties officeooo:paragraph-rsid="03340e48"/>
    </style:style>
    <style:style style:name="P195" style:family="paragraph" style:parent-style-name="Text_20_body">
      <style:paragraph-properties fo:text-align="justify" style:justify-single-word="false" fo:padding="0in" fo:border="none" style:shadow="none" style:join-border="false"/>
      <style:text-properties officeooo:paragraph-rsid="033d1ed2"/>
    </style:style>
    <style:style style:name="P196" style:family="paragraph" style:parent-style-name="Text_20_body">
      <style:paragraph-properties fo:text-align="justify" style:justify-single-word="false" fo:padding="0in" fo:border="none" style:shadow="none" style:join-border="false"/>
      <style:text-properties officeooo:paragraph-rsid="033d78e4"/>
    </style:style>
    <style:style style:name="P197" style:family="paragraph" style:parent-style-name="Text_20_body">
      <style:paragraph-properties fo:text-align="justify" style:justify-single-word="false" fo:padding="0in" fo:border="none" style:shadow="none" style:join-border="false"/>
      <style:text-properties officeooo:paragraph-rsid="033ea96a"/>
    </style:style>
    <style:style style:name="P198" style:family="paragraph" style:parent-style-name="Text_20_body">
      <style:paragraph-properties fo:text-align="justify" style:justify-single-word="false" fo:padding="0in" fo:border="none" style:shadow="none" style:join-border="false"/>
      <style:text-properties officeooo:paragraph-rsid="03434c07"/>
    </style:style>
    <style:style style:name="P199" style:family="paragraph" style:parent-style-name="Text_20_body">
      <style:paragraph-properties fo:text-align="justify" style:justify-single-word="false" fo:padding="0in" fo:border="none" style:shadow="none" style:join-border="false"/>
      <style:text-properties officeooo:paragraph-rsid="0348f3e2"/>
    </style:style>
    <style:style style:name="P200" style:family="paragraph" style:parent-style-name="Text_20_body">
      <style:paragraph-properties fo:text-align="justify" style:justify-single-word="false" fo:padding="0in" fo:border="none" style:shadow="none" style:join-border="false"/>
      <style:text-properties officeooo:paragraph-rsid="027021df"/>
    </style:style>
    <style:style style:name="P201" style:family="paragraph" style:parent-style-name="Text_20_body">
      <style:paragraph-properties fo:text-align="justify" style:justify-single-word="false" fo:padding="0in" fo:border="none" style:shadow="none" style:join-border="false"/>
      <style:text-properties officeooo:paragraph-rsid="035bb7f9"/>
    </style:style>
    <style:style style:name="P202" style:family="paragraph" style:parent-style-name="Text_20_body">
      <style:paragraph-properties fo:text-align="justify" style:justify-single-word="false" fo:padding="0in" fo:border="none" style:shadow="none" style:join-border="false"/>
      <style:text-properties officeooo:paragraph-rsid="026d7fb9"/>
    </style:style>
    <style:style style:name="P203" style:family="paragraph" style:parent-style-name="Text_20_body">
      <style:paragraph-properties fo:text-align="justify" style:justify-single-word="false" fo:padding="0in" fo:border="none" style:shadow="none" style:join-border="false"/>
      <style:text-properties officeooo:paragraph-rsid="00bfcb27"/>
    </style:style>
    <style:style style:name="P204" style:family="paragraph" style:parent-style-name="Text_20_body">
      <style:paragraph-properties fo:text-align="justify" style:justify-single-word="false" fo:padding="0in" fo:border="none" style:shadow="none" style:join-border="false"/>
      <style:text-properties officeooo:paragraph-rsid="00e58c63"/>
    </style:style>
    <style:style style:name="P205" style:family="paragraph" style:parent-style-name="Text_20_body">
      <style:paragraph-properties fo:text-align="justify" style:justify-single-word="false" fo:padding="0in" fo:border="none" style:shadow="none" style:join-border="false"/>
      <style:text-properties officeooo:paragraph-rsid="012d62d4"/>
    </style:style>
    <style:style style:name="P206" style:family="paragraph" style:parent-style-name="Text_20_body">
      <style:paragraph-properties fo:text-align="justify" style:justify-single-word="false" fo:padding="0in" fo:border="none" style:shadow="none" style:join-border="false"/>
      <style:text-properties officeooo:paragraph-rsid="03acd4f9"/>
    </style:style>
    <style:style style:name="P207" style:family="paragraph" style:parent-style-name="Text_20_body">
      <style:paragraph-properties fo:text-align="justify" style:justify-single-word="false" fo:padding="0in" fo:border="none" style:shadow="none" style:join-border="false"/>
      <style:text-properties officeooo:paragraph-rsid="03ad2323"/>
    </style:style>
    <style:style style:name="P208" style:family="paragraph" style:parent-style-name="Text_20_body">
      <style:paragraph-properties fo:text-align="justify" style:justify-single-word="false" fo:padding="0in" fo:border="none" style:shadow="none" style:join-border="false"/>
      <style:text-properties officeooo:paragraph-rsid="03bdb2e6"/>
    </style:style>
    <style:style style:name="P209" style:family="paragraph" style:parent-style-name="Text_20_body">
      <style:paragraph-properties fo:text-align="justify" style:justify-single-word="false" fo:padding="0in" fo:border="none" style:shadow="none" style:join-border="false"/>
      <style:text-properties officeooo:paragraph-rsid="03c3c9b5"/>
    </style:style>
    <style:style style:name="P210" style:family="paragraph" style:parent-style-name="Text_20_body">
      <style:paragraph-properties fo:text-align="justify" style:justify-single-word="false" fo:padding="0in" fo:border="none" style:shadow="none" style:join-border="false"/>
      <style:text-properties officeooo:paragraph-rsid="03b4893b"/>
    </style:style>
    <style:style style:name="P211" style:family="paragraph" style:parent-style-name="Text_20_body">
      <style:paragraph-properties fo:text-align="justify" style:justify-single-word="false" fo:padding="0in" fo:border="none" style:shadow="none" style:join-border="false"/>
      <style:text-properties officeooo:paragraph-rsid="03ba4c36"/>
    </style:style>
    <style:style style:name="P212" style:family="paragraph" style:parent-style-name="Text_20_body">
      <style:paragraph-properties fo:text-align="justify" style:justify-single-word="false" fo:padding="0in" fo:border="none" style:shadow="none" style:join-border="false"/>
      <style:text-properties officeooo:paragraph-rsid="03cce676"/>
    </style:style>
    <style:style style:name="P213" style:family="paragraph" style:parent-style-name="Text_20_body">
      <style:paragraph-properties fo:text-align="justify" style:justify-single-word="false" fo:padding="0in" fo:border="none" style:shadow="none" style:join-border="false"/>
      <style:text-properties officeooo:paragraph-rsid="03cff854"/>
    </style:style>
    <style:style style:name="P214" style:family="paragraph" style:parent-style-name="Text_20_body">
      <style:paragraph-properties fo:text-align="justify" style:justify-single-word="false" fo:padding="0in" fo:border="none" style:shadow="none" style:join-border="false"/>
      <style:text-properties officeooo:paragraph-rsid="03d0ddb8"/>
    </style:style>
    <style:style style:name="P215" style:family="paragraph" style:parent-style-name="Text_20_body">
      <style:paragraph-properties fo:text-align="justify" style:justify-single-word="false" fo:padding="0in" fo:border="none" style:shadow="none" style:join-border="false"/>
      <style:text-properties officeooo:paragraph-rsid="03d67f98"/>
    </style:style>
    <style:style style:name="P216" style:family="paragraph" style:parent-style-name="Text_20_body">
      <style:paragraph-properties fo:text-align="justify" style:justify-single-word="false" fo:padding="0in" fo:border="none" style:shadow="none" style:join-border="false"/>
      <style:text-properties officeooo:paragraph-rsid="03db2667"/>
    </style:style>
    <style:style style:name="P217" style:family="paragraph" style:parent-style-name="Text_20_body">
      <style:paragraph-properties fo:text-align="justify" style:justify-single-word="false" fo:padding="0in" fo:border="none" style:shadow="none" style:join-border="false"/>
      <style:text-properties officeooo:paragraph-rsid="03e2de3a"/>
    </style:style>
    <style:style style:name="P218" style:family="paragraph" style:parent-style-name="Text_20_body">
      <style:paragraph-properties fo:text-align="justify" style:justify-single-word="false" fo:padding="0in" fo:border="none" style:shadow="none" style:join-border="false"/>
      <style:text-properties officeooo:paragraph-rsid="03e3105b"/>
    </style:style>
    <style:style style:name="P219" style:family="paragraph" style:parent-style-name="Text_20_body">
      <style:paragraph-properties fo:text-align="justify" style:justify-single-word="false" fo:padding="0in" fo:border="none" style:shadow="none" style:join-border="false"/>
      <style:text-properties officeooo:paragraph-rsid="03e700ee"/>
    </style:style>
    <style:style style:name="P220" style:family="paragraph" style:parent-style-name="Text_20_body">
      <style:paragraph-properties fo:text-align="justify" style:justify-single-word="false" fo:padding="0in" fo:border="none" style:shadow="none" style:join-border="false"/>
      <style:text-properties officeooo:paragraph-rsid="03ea5fb8"/>
    </style:style>
    <style:style style:name="P221" style:family="paragraph" style:parent-style-name="Text_20_body">
      <style:paragraph-properties fo:text-align="justify" style:justify-single-word="false" fo:padding="0in" fo:border="none" style:shadow="none" style:join-border="false"/>
      <style:text-properties officeooo:paragraph-rsid="03f228c6"/>
    </style:style>
    <style:style style:name="P222" style:family="paragraph" style:parent-style-name="Text_20_body">
      <style:paragraph-properties fo:text-align="justify" style:justify-single-word="false" fo:padding="0in" fo:border="none" style:shadow="none" style:join-border="false"/>
      <style:text-properties officeooo:paragraph-rsid="03f4e555"/>
    </style:style>
    <style:style style:name="P223" style:family="paragraph" style:parent-style-name="Text_20_body">
      <style:paragraph-properties fo:text-align="justify" style:justify-single-word="false" fo:padding="0in" fo:border="none" style:shadow="none" style:join-border="false"/>
      <style:text-properties officeooo:paragraph-rsid="03fb0aa7"/>
    </style:style>
    <style:style style:name="P224" style:family="paragraph" style:parent-style-name="Text_20_body">
      <style:paragraph-properties fo:text-align="justify" style:justify-single-word="false" fo:padding="0in" fo:border="none" style:shadow="none" style:join-border="false"/>
      <style:text-properties officeooo:paragraph-rsid="04067a56"/>
    </style:style>
    <style:style style:name="P225" style:family="paragraph" style:parent-style-name="Text_20_body">
      <style:paragraph-properties fo:text-align="justify" style:justify-single-word="false" fo:padding="0in" fo:border="none" style:shadow="none" style:join-border="false"/>
      <style:text-properties officeooo:paragraph-rsid="0407dba2"/>
    </style:style>
    <style:style style:name="P226" style:family="paragraph" style:parent-style-name="Text_20_body">
      <style:paragraph-properties fo:text-align="justify" style:justify-single-word="false" fo:padding="0in" fo:border="none" style:shadow="none" style:join-border="false"/>
      <style:text-properties officeooo:paragraph-rsid="040c7009"/>
    </style:style>
    <style:style style:name="P227" style:family="paragraph" style:parent-style-name="Text_20_body">
      <style:paragraph-properties fo:text-align="justify" style:justify-single-word="false" fo:padding="0in" fo:border="none" style:shadow="none" style:join-border="false"/>
      <style:text-properties officeooo:paragraph-rsid="040dad1b"/>
    </style:style>
    <style:style style:name="P228" style:family="paragraph" style:parent-style-name="Text_20_body">
      <style:paragraph-properties fo:text-align="justify" style:justify-single-word="false" fo:padding="0in" fo:border="none" style:shadow="none" style:join-border="false"/>
      <style:text-properties officeooo:paragraph-rsid="040de2d6"/>
    </style:style>
    <style:style style:name="P229" style:family="paragraph" style:parent-style-name="Text_20_body">
      <style:paragraph-properties fo:text-align="justify" style:justify-single-word="false" fo:padding="0in" fo:border="none" style:shadow="none" style:join-border="false"/>
      <style:text-properties officeooo:paragraph-rsid="04188948"/>
    </style:style>
    <style:style style:name="P230" style:family="paragraph" style:parent-style-name="Text_20_body">
      <style:paragraph-properties fo:text-align="justify" style:justify-single-word="false" fo:padding="0in" fo:border="none" style:shadow="none" style:join-border="false"/>
      <style:text-properties officeooo:paragraph-rsid="020535d4"/>
    </style:style>
    <style:style style:name="P231" style:family="paragraph" style:parent-style-name="Text_20_body">
      <style:paragraph-properties fo:text-align="justify" style:justify-single-word="false" fo:padding="0in" fo:border="none" style:shadow="none" style:join-border="false"/>
      <style:text-properties officeooo:paragraph-rsid="02102293"/>
    </style:style>
    <style:style style:name="P232" style:family="paragraph" style:parent-style-name="Text_20_body">
      <style:paragraph-properties fo:text-align="justify" style:justify-single-word="false" fo:padding="0in" fo:border="none" style:shadow="none" style:join-border="false"/>
      <style:text-properties officeooo:paragraph-rsid="0420926f"/>
    </style:style>
    <style:style style:name="P233" style:family="paragraph" style:parent-style-name="Text_20_body">
      <style:paragraph-properties fo:text-align="justify" style:justify-single-word="false" fo:padding="0in" fo:border="none" style:shadow="none" style:join-border="false"/>
      <style:text-properties officeooo:paragraph-rsid="042bd142"/>
    </style:style>
    <style:style style:name="P234" style:family="paragraph" style:parent-style-name="Text_20_body">
      <style:paragraph-properties fo:text-align="justify" style:justify-single-word="false" fo:padding="0in" fo:border="none" style:shadow="none" style:join-border="false"/>
      <style:text-properties officeooo:paragraph-rsid="0432281e"/>
    </style:style>
    <style:style style:name="P235" style:family="paragraph" style:parent-style-name="Text_20_body">
      <style:paragraph-properties fo:text-align="justify" style:justify-single-word="false" fo:padding="0in" fo:border="none" style:shadow="none" style:join-border="false"/>
      <style:text-properties officeooo:paragraph-rsid="0434996d"/>
    </style:style>
    <style:style style:name="P236" style:family="paragraph" style:parent-style-name="Text_20_body">
      <style:paragraph-properties fo:text-align="justify" style:justify-single-word="false" fo:padding="0in" fo:border="none" style:shadow="none" style:join-border="false"/>
      <style:text-properties officeooo:paragraph-rsid="042e6fcc"/>
    </style:style>
    <style:style style:name="P237" style:family="paragraph" style:parent-style-name="Text_20_body">
      <style:paragraph-properties fo:text-align="justify" style:justify-single-word="false" fo:padding="0in" fo:border="none" style:shadow="none" style:join-border="false"/>
      <style:text-properties officeooo:paragraph-rsid="043b803d"/>
    </style:style>
    <style:style style:name="P238" style:family="paragraph" style:parent-style-name="Text_20_body">
      <style:paragraph-properties fo:text-align="justify" style:justify-single-word="false" fo:padding="0in" fo:border="none" style:shadow="none" style:join-border="false"/>
      <style:text-properties officeooo:paragraph-rsid="044124e0"/>
    </style:style>
    <style:style style:name="P239" style:family="paragraph" style:parent-style-name="Text_20_body">
      <style:paragraph-properties fo:text-align="justify" style:justify-single-word="false" fo:padding="0in" fo:border="none" style:shadow="none" style:join-border="false"/>
      <style:text-properties officeooo:paragraph-rsid="044567a4"/>
    </style:style>
    <style:style style:name="P240" style:family="paragraph" style:parent-style-name="Text_20_body">
      <style:paragraph-properties fo:text-align="justify" style:justify-single-word="false" fo:padding="0in" fo:border="none" style:shadow="none" style:join-border="false"/>
      <style:text-properties officeooo:paragraph-rsid="0441ed88"/>
    </style:style>
    <style:style style:name="P241" style:family="paragraph" style:parent-style-name="Text_20_body">
      <style:paragraph-properties fo:text-align="justify" style:justify-single-word="false" fo:padding="0in" fo:border="none" style:shadow="none" style:join-border="false"/>
      <style:text-properties officeooo:paragraph-rsid="0446ef7a"/>
    </style:style>
    <style:style style:name="P242" style:family="paragraph" style:parent-style-name="Text_20_body">
      <style:paragraph-properties fo:text-align="justify" style:justify-single-word="false" fo:padding="0in" fo:border="none" style:shadow="none" style:join-border="false"/>
      <style:text-properties officeooo:paragraph-rsid="04491895"/>
    </style:style>
    <style:style style:name="P243" style:family="paragraph" style:parent-style-name="Text_20_body">
      <style:paragraph-properties fo:text-align="justify" style:justify-single-word="false" fo:padding="0in" fo:border="none" style:shadow="none" style:join-border="false"/>
      <style:text-properties officeooo:paragraph-rsid="04232e45"/>
    </style:style>
    <style:style style:name="P244" style:family="paragraph" style:parent-style-name="Text_20_body">
      <style:paragraph-properties fo:text-align="justify" style:justify-single-word="false" fo:padding="0in" fo:border="none" style:shadow="none" style:join-border="false"/>
      <style:text-properties officeooo:paragraph-rsid="040bd82f"/>
    </style:style>
    <style:style style:name="P245" style:family="paragraph" style:parent-style-name="Text_20_body">
      <style:paragraph-properties fo:text-align="justify" style:justify-single-word="false" fo:padding="0in" fo:border="none" style:shadow="none" style:join-border="false"/>
      <style:text-properties officeooo:paragraph-rsid="04634bd8"/>
    </style:style>
    <style:style style:name="P246" style:family="paragraph" style:parent-style-name="Text_20_body">
      <style:paragraph-properties fo:text-align="justify" style:justify-single-word="false" fo:padding="0in" fo:border="none" style:shadow="none" style:join-border="false"/>
      <style:text-properties officeooo:paragraph-rsid="0463c8cf"/>
    </style:style>
    <style:style style:name="P247" style:family="paragraph" style:parent-style-name="Text_20_body">
      <style:paragraph-properties fo:text-align="justify" style:justify-single-word="false" fo:padding="0in" fo:border="none" style:shadow="none" style:join-border="false"/>
      <style:text-properties officeooo:paragraph-rsid="041d367c"/>
    </style:style>
    <style:style style:name="P248" style:family="paragraph" style:parent-style-name="Text_20_body">
      <style:paragraph-properties fo:text-align="justify" style:justify-single-word="false" fo:padding="0in" fo:border="none" style:shadow="none" style:join-border="false"/>
      <style:text-properties officeooo:paragraph-rsid="0468f69f"/>
    </style:style>
    <style:style style:name="P249" style:family="paragraph" style:parent-style-name="Text_20_body">
      <style:paragraph-properties fo:text-align="justify" style:justify-single-word="false" fo:padding="0in" fo:border="none" style:shadow="none" style:join-border="false"/>
      <style:text-properties officeooo:paragraph-rsid="0473f29a"/>
    </style:style>
    <style:style style:name="P250" style:family="paragraph" style:parent-style-name="Text_20_body">
      <style:paragraph-properties fo:text-align="justify" style:justify-single-word="false" fo:padding="0in" fo:border="none" style:shadow="none" style:join-border="false"/>
      <style:text-properties officeooo:paragraph-rsid="047976d4"/>
    </style:style>
    <style:style style:name="P251" style:family="paragraph" style:parent-style-name="Text_20_body">
      <style:paragraph-properties fo:text-align="justify" style:justify-single-word="false" fo:padding="0in" fo:border="none" style:shadow="none" style:join-border="false"/>
      <style:text-properties officeooo:paragraph-rsid="047edbb3"/>
    </style:style>
    <style:style style:name="P252" style:family="paragraph" style:parent-style-name="Text_20_body">
      <style:paragraph-properties fo:text-align="justify" style:justify-single-word="false" fo:padding="0in" fo:border="none" style:shadow="none" style:join-border="false"/>
      <style:text-properties officeooo:paragraph-rsid="047f6a77"/>
    </style:style>
    <style:style style:name="P253" style:family="paragraph" style:parent-style-name="Text_20_body">
      <style:paragraph-properties fo:text-align="justify" style:justify-single-word="false" fo:padding="0in" fo:border="none" style:shadow="none" style:join-border="false"/>
      <style:text-properties officeooo:paragraph-rsid="04822086"/>
    </style:style>
    <style:style style:name="P254" style:family="paragraph" style:parent-style-name="Text_20_body">
      <style:paragraph-properties fo:text-align="justify" style:justify-single-word="false" fo:padding="0in" fo:border="none" style:shadow="none" style:join-border="false"/>
      <style:text-properties officeooo:paragraph-rsid="048ec6fc"/>
    </style:style>
    <style:style style:name="P255" style:family="paragraph" style:parent-style-name="Text_20_body">
      <style:paragraph-properties fo:text-align="justify" style:justify-single-word="false" fo:padding="0in" fo:border="none" style:shadow="none" style:join-border="false"/>
      <style:text-properties officeooo:paragraph-rsid="048efe9b"/>
    </style:style>
    <style:style style:name="P256" style:family="paragraph" style:parent-style-name="Text_20_body">
      <style:paragraph-properties fo:text-align="justify" style:justify-single-word="false" fo:padding="0in" fo:border="none" style:shadow="none" style:join-border="false"/>
      <style:text-properties officeooo:paragraph-rsid="01191b87"/>
    </style:style>
    <style:style style:name="P257" style:family="paragraph" style:parent-style-name="Text_20_body">
      <style:paragraph-properties fo:text-align="justify" style:justify-single-word="false" fo:padding="0in" fo:border="none" style:shadow="none" style:join-border="false"/>
      <style:text-properties officeooo:paragraph-rsid="04981d66"/>
    </style:style>
    <style:style style:name="P258" style:family="paragraph" style:parent-style-name="Text_20_body">
      <style:paragraph-properties fo:text-align="justify" style:justify-single-word="false" fo:padding="0in" fo:border="none" style:shadow="none" style:join-border="false"/>
      <style:text-properties officeooo:paragraph-rsid="0486f44f"/>
    </style:style>
    <style:style style:name="P259" style:family="paragraph" style:parent-style-name="Text_20_body">
      <style:paragraph-properties fo:text-align="justify" style:justify-single-word="false" fo:padding="0in" fo:border="none" style:shadow="none" style:join-border="false"/>
      <style:text-properties officeooo:paragraph-rsid="048a6139"/>
    </style:style>
    <style:style style:name="P260" style:family="paragraph" style:parent-style-name="Text_20_body">
      <style:paragraph-properties fo:text-align="justify" style:justify-single-word="false" fo:padding="0in" fo:border="none" style:shadow="none" style:join-border="false"/>
      <style:text-properties officeooo:paragraph-rsid="04a865f2"/>
    </style:style>
    <style:style style:name="P261" style:family="paragraph" style:parent-style-name="Text_20_body">
      <style:paragraph-properties fo:text-align="justify" style:justify-single-word="false" fo:padding="0in" fo:border="none" style:shadow="none" style:join-border="false"/>
      <style:text-properties officeooo:paragraph-rsid="04ac686e"/>
    </style:style>
    <style:style style:name="P262" style:family="paragraph" style:parent-style-name="Text_20_body">
      <style:paragraph-properties fo:text-align="justify" style:justify-single-word="false" fo:padding="0in" fo:border="none" style:shadow="none" style:join-border="false"/>
      <style:text-properties officeooo:paragraph-rsid="04b2d246"/>
    </style:style>
    <style:style style:name="P263" style:family="paragraph" style:parent-style-name="Text_20_body">
      <style:paragraph-properties fo:text-align="justify" style:justify-single-word="false" fo:padding="0in" fo:border="none" style:shadow="none" style:join-border="false"/>
      <style:text-properties officeooo:paragraph-rsid="04b87ab3"/>
    </style:style>
    <style:style style:name="P264" style:family="paragraph" style:parent-style-name="Text_20_body">
      <style:paragraph-properties fo:text-align="justify" style:justify-single-word="false" fo:padding="0in" fo:border="none" style:shadow="none" style:join-border="false"/>
      <style:text-properties officeooo:paragraph-rsid="04b9764c"/>
    </style:style>
    <style:style style:name="P265" style:family="paragraph" style:parent-style-name="Text_20_body">
      <style:paragraph-properties fo:text-align="justify" style:justify-single-word="false" fo:padding="0in" fo:border="none" style:shadow="none" style:join-border="false"/>
      <style:text-properties officeooo:paragraph-rsid="04bcd6dc"/>
    </style:style>
    <style:style style:name="P266" style:family="paragraph" style:parent-style-name="Text_20_body">
      <style:paragraph-properties fo:text-align="justify" style:justify-single-word="false" fo:padding="0in" fo:border="none" style:shadow="none" style:join-border="false"/>
      <style:text-properties officeooo:paragraph-rsid="04cde4ae"/>
    </style:style>
    <style:style style:name="P267" style:family="paragraph" style:parent-style-name="Text_20_body">
      <style:paragraph-properties fo:text-align="justify" style:justify-single-word="false" fo:padding="0in" fo:border="none" style:shadow="none" style:join-border="false"/>
      <style:text-properties officeooo:paragraph-rsid="04cf9e06"/>
    </style:style>
    <style:style style:name="P268" style:family="paragraph" style:parent-style-name="Text_20_body">
      <style:paragraph-properties fo:text-align="justify" style:justify-single-word="false" fo:padding="0in" fo:border="none" style:shadow="none" style:join-border="false"/>
      <style:text-properties officeooo:paragraph-rsid="04d30fe9"/>
    </style:style>
    <style:style style:name="P269" style:family="paragraph" style:parent-style-name="Text_20_body">
      <style:paragraph-properties fo:text-align="justify" style:justify-single-word="false" fo:padding="0in" fo:border="none" style:shadow="none" style:join-border="false"/>
      <style:text-properties officeooo:paragraph-rsid="04d13f1d"/>
    </style:style>
    <style:style style:name="P270" style:family="paragraph" style:parent-style-name="Text_20_body">
      <style:paragraph-properties fo:text-align="justify" style:justify-single-word="false" fo:padding="0in" fo:border="none" style:shadow="none" style:join-border="false"/>
      <style:text-properties officeooo:paragraph-rsid="04d771bd"/>
    </style:style>
    <style:style style:name="P271" style:family="paragraph" style:parent-style-name="Text_20_body">
      <style:paragraph-properties fo:text-align="justify" style:justify-single-word="false" fo:padding="0in" fo:border="none" style:shadow="none" style:join-border="false"/>
      <style:text-properties officeooo:paragraph-rsid="04ded1ee"/>
    </style:style>
    <style:style style:name="P272" style:family="paragraph" style:parent-style-name="Text_20_body">
      <style:paragraph-properties fo:text-align="justify" style:justify-single-word="false" fo:padding="0in" fo:border="none" style:shadow="none" style:join-border="false"/>
      <style:text-properties officeooo:paragraph-rsid="04e284f9"/>
    </style:style>
    <style:style style:name="P273" style:family="paragraph" style:parent-style-name="Text_20_body">
      <style:paragraph-properties fo:text-align="justify" style:justify-single-word="false" fo:padding="0in" fo:border="none" style:shadow="none" style:join-border="false"/>
      <style:text-properties officeooo:paragraph-rsid="04ef5e82"/>
    </style:style>
    <style:style style:name="P274" style:family="paragraph" style:parent-style-name="Text_20_body">
      <style:paragraph-properties fo:text-align="justify" style:justify-single-word="false" fo:padding="0in" fo:border="none" style:shadow="none" style:join-border="false"/>
      <style:text-properties officeooo:paragraph-rsid="04ed6b32"/>
    </style:style>
    <style:style style:name="P275" style:family="paragraph" style:parent-style-name="Text_20_body">
      <style:paragraph-properties fo:text-align="justify" style:justify-single-word="false" fo:padding="0in" fo:border="none" style:shadow="none" style:join-border="false"/>
      <style:text-properties officeooo:paragraph-rsid="04f456a7"/>
    </style:style>
    <style:style style:name="P276" style:family="paragraph" style:parent-style-name="Text_20_body">
      <style:paragraph-properties fo:text-align="justify" style:justify-single-word="false" fo:padding="0in" fo:border="none" style:shadow="none" style:join-border="false"/>
      <style:text-properties officeooo:paragraph-rsid="04fde918"/>
    </style:style>
    <style:style style:name="P277" style:family="paragraph" style:parent-style-name="Text_20_body">
      <style:paragraph-properties fo:text-align="justify" style:justify-single-word="false" fo:padding="0in" fo:border="none" style:shadow="none" style:join-border="false"/>
      <style:text-properties officeooo:paragraph-rsid="0500f212"/>
    </style:style>
    <style:style style:name="P278" style:family="paragraph" style:parent-style-name="Text_20_body">
      <style:paragraph-properties fo:text-align="justify" style:justify-single-word="false" fo:padding="0in" fo:border="none" style:shadow="none" style:join-border="false"/>
      <style:text-properties officeooo:paragraph-rsid="05055795"/>
    </style:style>
    <style:style style:name="P279" style:family="paragraph" style:parent-style-name="Text_20_body">
      <style:paragraph-properties fo:text-align="justify" style:justify-single-word="false" fo:padding="0in" fo:border="none" style:shadow="none" style:join-border="false"/>
      <style:text-properties officeooo:paragraph-rsid="050bb760"/>
    </style:style>
    <style:style style:name="P280" style:family="paragraph" style:parent-style-name="Text_20_body">
      <style:paragraph-properties fo:text-align="justify" style:justify-single-word="false" fo:padding="0in" fo:border="none" style:shadow="none" style:join-border="false"/>
      <style:text-properties officeooo:paragraph-rsid="050d671a"/>
    </style:style>
    <style:style style:name="P281" style:family="paragraph" style:parent-style-name="Text_20_body">
      <style:paragraph-properties fo:text-align="justify" style:justify-single-word="false" fo:padding="0in" fo:border="none" style:shadow="none" style:join-border="false"/>
      <style:text-properties officeooo:paragraph-rsid="050de790"/>
    </style:style>
    <style:style style:name="P282" style:family="paragraph" style:parent-style-name="Text_20_body">
      <style:paragraph-properties fo:text-align="justify" style:justify-single-word="false" fo:padding="0in" fo:border="none" style:shadow="none" style:join-border="false"/>
      <style:text-properties officeooo:paragraph-rsid="050fe76b"/>
    </style:style>
    <style:style style:name="P283" style:family="paragraph" style:parent-style-name="Text_20_body">
      <style:paragraph-properties fo:text-align="justify" style:justify-single-word="false" fo:padding="0in" fo:border="none" style:shadow="none" style:join-border="false"/>
      <style:text-properties officeooo:paragraph-rsid="050cc854"/>
    </style:style>
    <style:style style:name="P284" style:family="paragraph" style:parent-style-name="Text_20_body">
      <style:paragraph-properties fo:text-align="justify" style:justify-single-word="false" fo:padding="0in" fo:border="none" style:shadow="none" style:join-border="false"/>
      <style:text-properties officeooo:paragraph-rsid="051ad95e"/>
    </style:style>
    <style:style style:name="P285" style:family="paragraph" style:parent-style-name="Text_20_body">
      <style:paragraph-properties fo:text-align="justify" style:justify-single-word="false" fo:padding="0in" fo:border="none" style:shadow="none" style:join-border="false"/>
      <style:text-properties officeooo:paragraph-rsid="0524f4a6"/>
    </style:style>
    <style:style style:name="P286" style:family="paragraph" style:parent-style-name="Text_20_body">
      <style:paragraph-properties fo:text-align="justify" style:justify-single-word="false" fo:padding="0in" fo:border="none" style:shadow="none" style:join-border="false"/>
      <style:text-properties officeooo:paragraph-rsid="052b3098"/>
    </style:style>
    <style:style style:name="P287" style:family="paragraph" style:parent-style-name="Text_20_body">
      <style:paragraph-properties fo:text-align="justify" style:justify-single-word="false" fo:padding="0in" fo:border="none" style:shadow="none" style:join-border="false"/>
      <style:text-properties officeooo:paragraph-rsid="052c0442"/>
    </style:style>
    <style:style style:name="P288" style:family="paragraph" style:parent-style-name="Text_20_body">
      <style:paragraph-properties fo:text-align="justify" style:justify-single-word="false" fo:padding="0in" fo:border="none" style:shadow="none" style:join-border="false"/>
      <style:text-properties officeooo:paragraph-rsid="05313ba7"/>
    </style:style>
    <style:style style:name="P289" style:family="paragraph" style:parent-style-name="Text_20_body">
      <style:paragraph-properties fo:text-align="justify" style:justify-single-word="false" fo:padding="0in" fo:border="none" style:shadow="none" style:join-border="false"/>
      <style:text-properties officeooo:paragraph-rsid="052d8f0d"/>
    </style:style>
    <style:style style:name="P290" style:family="paragraph" style:parent-style-name="Text_20_body">
      <style:paragraph-properties fo:text-align="justify" style:justify-single-word="false" fo:padding="0in" fo:border="none" style:shadow="none" style:join-border="false"/>
      <style:text-properties officeooo:paragraph-rsid="0535b263"/>
    </style:style>
    <style:style style:name="P291" style:family="paragraph" style:parent-style-name="Text_20_body">
      <style:paragraph-properties fo:text-align="justify" style:justify-single-word="false" fo:padding="0in" fo:border="none" style:shadow="none" style:join-border="false"/>
      <style:text-properties officeooo:paragraph-rsid="052d34e8"/>
    </style:style>
    <style:style style:name="P292" style:family="paragraph" style:parent-style-name="Text_20_body">
      <style:paragraph-properties fo:text-align="justify" style:justify-single-word="false" fo:padding="0in" fo:border="none" style:shadow="none" style:join-border="false"/>
      <style:text-properties officeooo:paragraph-rsid="053a9b5f"/>
    </style:style>
    <style:style style:name="P293" style:family="paragraph" style:parent-style-name="Text_20_body">
      <style:paragraph-properties fo:text-align="justify" style:justify-single-word="false" fo:padding="0in" fo:border="none" style:shadow="none" style:join-border="false"/>
      <style:text-properties officeooo:paragraph-rsid="053b638f"/>
    </style:style>
    <style:style style:name="P294" style:family="paragraph" style:parent-style-name="Text_20_body">
      <style:paragraph-properties fo:text-align="justify" style:justify-single-word="false" fo:padding="0in" fo:border="none" style:shadow="none" style:join-border="false"/>
      <style:text-properties officeooo:paragraph-rsid="053dbb6d"/>
    </style:style>
    <style:style style:name="P295" style:family="paragraph" style:parent-style-name="Text_20_body">
      <style:paragraph-properties fo:text-align="justify" style:justify-single-word="false" fo:padding="0in" fo:border="none" style:shadow="none" style:join-border="false"/>
      <style:text-properties officeooo:paragraph-rsid="0540924c"/>
    </style:style>
    <style:style style:name="P296" style:family="paragraph" style:parent-style-name="Text_20_body">
      <style:paragraph-properties fo:text-align="justify" style:justify-single-word="false" fo:padding="0in" fo:border="none" style:shadow="none" style:join-border="false"/>
      <style:text-properties officeooo:paragraph-rsid="0547c502"/>
    </style:style>
    <style:style style:name="P297" style:family="paragraph" style:parent-style-name="Text_20_body">
      <style:paragraph-properties fo:text-align="justify" style:justify-single-word="false" fo:padding="0in" fo:border="none" style:shadow="none" style:join-border="false"/>
      <style:text-properties officeooo:paragraph-rsid="054ce87e"/>
    </style:style>
    <style:style style:name="P298" style:family="paragraph" style:parent-style-name="Text_20_body">
      <style:paragraph-properties fo:text-align="justify" style:justify-single-word="false" fo:padding="0in" fo:border="none" style:shadow="none" style:join-border="false"/>
      <style:text-properties officeooo:paragraph-rsid="0555077d"/>
    </style:style>
    <style:style style:name="P299" style:family="paragraph" style:parent-style-name="Text_20_body">
      <style:paragraph-properties fo:text-align="justify" style:justify-single-word="false" fo:padding="0in" fo:border="none" style:shadow="none" style:join-border="false"/>
      <style:text-properties officeooo:paragraph-rsid="055636f1"/>
    </style:style>
    <style:style style:name="P300" style:family="paragraph" style:parent-style-name="Text_20_body">
      <style:paragraph-properties fo:text-align="justify" style:justify-single-word="false" fo:padding="0in" fo:border="none" style:shadow="none" style:join-border="false"/>
      <style:text-properties officeooo:paragraph-rsid="055a2b0b"/>
    </style:style>
    <style:style style:name="P301" style:family="paragraph" style:parent-style-name="Text_20_body">
      <style:paragraph-properties fo:text-align="justify" style:justify-single-word="false" fo:padding="0in" fo:border="none" style:shadow="none" style:join-border="false"/>
      <style:text-properties officeooo:paragraph-rsid="0564d460"/>
    </style:style>
    <style:style style:name="P302" style:family="paragraph" style:parent-style-name="Text_20_body">
      <style:paragraph-properties fo:text-align="justify" style:justify-single-word="false" fo:padding="0in" fo:border="none" style:shadow="none" style:join-border="false"/>
      <style:text-properties officeooo:paragraph-rsid="0569d16f"/>
    </style:style>
    <style:style style:name="P303" style:family="paragraph" style:parent-style-name="Text_20_body">
      <style:paragraph-properties fo:text-align="justify" style:justify-single-word="false" fo:padding="0in" fo:border="none" style:shadow="none" style:join-border="false"/>
      <style:text-properties officeooo:paragraph-rsid="0573a504"/>
    </style:style>
    <style:style style:name="P304" style:family="paragraph" style:parent-style-name="Text_20_body">
      <style:paragraph-properties fo:text-align="justify" style:justify-single-word="false" fo:padding="0in" fo:border="none" style:shadow="none" style:join-border="false"/>
      <style:text-properties officeooo:paragraph-rsid="0572e1e0"/>
    </style:style>
    <style:style style:name="P305" style:family="paragraph" style:parent-style-name="Text_20_body">
      <style:paragraph-properties fo:text-align="justify" style:justify-single-word="false" fo:padding="0in" fo:border="none" style:shadow="none" style:join-border="false"/>
      <style:text-properties officeooo:paragraph-rsid="0576c185"/>
    </style:style>
    <style:style style:name="P306" style:family="paragraph" style:parent-style-name="Text_20_body">
      <style:paragraph-properties fo:text-align="justify" style:justify-single-word="false" fo:padding="0in" fo:border="none" style:shadow="none" style:join-border="false"/>
      <style:text-properties officeooo:paragraph-rsid="05826b35"/>
    </style:style>
    <style:style style:name="P307" style:family="paragraph" style:parent-style-name="Text_20_body">
      <style:paragraph-properties fo:text-align="justify" style:justify-single-word="false" fo:padding="0in" fo:border="none" style:shadow="none" style:join-border="false"/>
      <style:text-properties officeooo:paragraph-rsid="0586bb6b"/>
    </style:style>
    <style:style style:name="P308" style:family="paragraph" style:parent-style-name="Text_20_body">
      <style:paragraph-properties fo:text-align="justify" style:justify-single-word="false" fo:padding="0in" fo:border="none" style:shadow="none" style:join-border="false"/>
      <style:text-properties officeooo:paragraph-rsid="058878f7"/>
    </style:style>
    <style:style style:name="P309" style:family="paragraph" style:parent-style-name="Text_20_body">
      <style:paragraph-properties fo:text-align="justify" style:justify-single-word="false" fo:padding="0in" fo:border="none" style:shadow="none" style:join-border="false"/>
      <style:text-properties officeooo:paragraph-rsid="058bcf5a"/>
    </style:style>
    <style:style style:name="P310" style:family="paragraph" style:parent-style-name="Text_20_body">
      <style:paragraph-properties fo:text-align="justify" style:justify-single-word="false" fo:padding="0in" fo:border="none" style:shadow="none" style:join-border="false"/>
      <style:text-properties officeooo:paragraph-rsid="058d8989"/>
    </style:style>
    <style:style style:name="P311" style:family="paragraph" style:parent-style-name="Text_20_body">
      <style:paragraph-properties fo:text-align="justify" style:justify-single-word="false" fo:padding="0in" fo:border="none" style:shadow="none" style:join-border="false"/>
      <style:text-properties officeooo:paragraph-rsid="058eef38"/>
    </style:style>
    <style:style style:name="P312" style:family="paragraph" style:parent-style-name="Text_20_body">
      <style:paragraph-properties fo:text-align="justify" style:justify-single-word="false" fo:padding="0in" fo:border="none" style:shadow="none" style:join-border="false"/>
      <style:text-properties officeooo:paragraph-rsid="05969631"/>
    </style:style>
    <style:style style:name="P313" style:family="paragraph" style:parent-style-name="Text_20_body">
      <style:paragraph-properties fo:text-align="justify" style:justify-single-word="false" fo:padding="0in" fo:border="none" style:shadow="none" style:join-border="false"/>
      <style:text-properties officeooo:paragraph-rsid="05976918"/>
    </style:style>
    <style:style style:name="P314" style:family="paragraph" style:parent-style-name="Text_20_body">
      <style:paragraph-properties fo:text-align="justify" style:justify-single-word="false" fo:padding="0in" fo:border="none" style:shadow="none" style:join-border="false"/>
      <style:text-properties officeooo:paragraph-rsid="059e14e8"/>
    </style:style>
    <style:style style:name="P315" style:family="paragraph" style:parent-style-name="Text_20_body">
      <style:paragraph-properties fo:text-align="justify" style:justify-single-word="false" fo:padding="0in" fo:border="none" style:shadow="none" style:join-border="false"/>
      <style:text-properties officeooo:paragraph-rsid="05a7ca67"/>
    </style:style>
    <style:style style:name="P316" style:family="paragraph" style:parent-style-name="Text_20_body">
      <style:paragraph-properties fo:text-align="justify" style:justify-single-word="false" fo:padding="0in" fo:border="none" style:shadow="none" style:join-border="false"/>
      <style:text-properties officeooo:paragraph-rsid="05aa66e8"/>
    </style:style>
    <style:style style:name="P317" style:family="paragraph" style:parent-style-name="Text_20_body">
      <style:paragraph-properties fo:text-align="justify" style:justify-single-word="false" fo:padding="0in" fo:border="none" style:shadow="none" style:join-border="false"/>
      <style:text-properties officeooo:paragraph-rsid="05b8acba"/>
    </style:style>
    <style:style style:name="P318" style:family="paragraph" style:parent-style-name="Text_20_body">
      <style:paragraph-properties fo:text-align="justify" style:justify-single-word="false" fo:padding="0in" fo:border="none" style:shadow="none" style:join-border="false"/>
      <style:text-properties officeooo:paragraph-rsid="05bf0442"/>
    </style:style>
    <style:style style:name="P319" style:family="paragraph" style:parent-style-name="Text_20_body">
      <style:paragraph-properties fo:text-align="justify" style:justify-single-word="false" fo:padding="0in" fo:border="none" style:shadow="none" style:join-border="false"/>
      <style:text-properties officeooo:paragraph-rsid="05c26df5"/>
    </style:style>
    <style:style style:name="P320" style:family="paragraph" style:parent-style-name="Text_20_body">
      <style:paragraph-properties fo:text-align="justify" style:justify-single-word="false" fo:padding="0in" fo:border="none" style:shadow="none" style:join-border="false"/>
      <style:text-properties officeooo:paragraph-rsid="05c29ecb"/>
    </style:style>
    <style:style style:name="P321" style:family="paragraph" style:parent-style-name="Text_20_body">
      <style:paragraph-properties fo:text-align="justify" style:justify-single-word="false" fo:padding="0in" fo:border="none" style:shadow="none" style:join-border="false"/>
      <style:text-properties officeooo:paragraph-rsid="05c79f29"/>
    </style:style>
    <style:style style:name="P322" style:family="paragraph" style:parent-style-name="Text_20_body">
      <style:paragraph-properties fo:text-align="justify" style:justify-single-word="false" fo:padding="0in" fo:border="none" style:shadow="none" style:join-border="false"/>
      <style:text-properties officeooo:paragraph-rsid="05d4ce14"/>
    </style:style>
    <style:style style:name="P323" style:family="paragraph" style:parent-style-name="Text_20_body">
      <style:paragraph-properties fo:text-align="justify" style:justify-single-word="false" fo:padding="0in" fo:border="none" style:shadow="none" style:join-border="false"/>
      <style:text-properties officeooo:paragraph-rsid="05d87a15"/>
    </style:style>
    <style:style style:name="P324" style:family="paragraph" style:parent-style-name="Text_20_body">
      <style:paragraph-properties fo:text-align="justify" style:justify-single-word="false" fo:padding="0in" fo:border="none" style:shadow="none" style:join-border="false"/>
      <style:text-properties officeooo:paragraph-rsid="05d9ba3a"/>
    </style:style>
    <style:style style:name="P325" style:family="paragraph" style:parent-style-name="Text_20_body">
      <style:paragraph-properties fo:text-align="justify" style:justify-single-word="false" fo:padding="0in" fo:border="none" style:shadow="none" style:join-border="false"/>
      <style:text-properties officeooo:paragraph-rsid="05dacc68"/>
    </style:style>
    <style:style style:name="P326" style:family="paragraph" style:parent-style-name="Text_20_body">
      <style:paragraph-properties fo:text-align="justify" style:justify-single-word="false" fo:padding="0in" fo:border="none" style:shadow="none" style:join-border="false"/>
      <style:text-properties officeooo:paragraph-rsid="05dd37fb"/>
    </style:style>
    <style:style style:name="P327" style:family="paragraph" style:parent-style-name="Text_20_body">
      <style:paragraph-properties fo:text-align="justify" style:justify-single-word="false" fo:padding="0in" fo:border="none" style:shadow="none" style:join-border="false"/>
      <style:text-properties officeooo:paragraph-rsid="05e51dbb"/>
    </style:style>
    <style:style style:name="P328" style:family="paragraph" style:parent-style-name="Text_20_body">
      <style:paragraph-properties fo:text-align="justify" style:justify-single-word="false" fo:padding="0in" fo:border="none" style:shadow="none" style:join-border="false"/>
      <style:text-properties officeooo:paragraph-rsid="05e8faa8"/>
    </style:style>
    <style:style style:name="P329" style:family="paragraph" style:parent-style-name="Text_20_body">
      <style:paragraph-properties fo:text-align="justify" style:justify-single-word="false" fo:padding="0in" fo:border="none" style:shadow="none" style:join-border="false"/>
      <style:text-properties officeooo:paragraph-rsid="05ebe41e"/>
    </style:style>
    <style:style style:name="P330" style:family="paragraph" style:parent-style-name="Text_20_body">
      <style:paragraph-properties fo:text-align="justify" style:justify-single-word="false" fo:padding="0in" fo:border="none" style:shadow="none" style:join-border="false"/>
      <style:text-properties officeooo:paragraph-rsid="05ead2fa"/>
    </style:style>
    <style:style style:name="P331" style:family="paragraph" style:parent-style-name="Text_20_body">
      <style:paragraph-properties fo:text-align="justify" style:justify-single-word="false" fo:padding="0in" fo:border="none" style:shadow="none" style:join-border="false"/>
      <style:text-properties officeooo:paragraph-rsid="05edcf16"/>
    </style:style>
    <style:style style:name="P332" style:family="paragraph" style:parent-style-name="Text_20_body">
      <style:paragraph-properties fo:text-align="justify" style:justify-single-word="false" fo:padding="0in" fo:border="none" style:shadow="none" style:join-border="false"/>
      <style:text-properties officeooo:paragraph-rsid="05f20589"/>
    </style:style>
    <style:style style:name="P333" style:family="paragraph" style:parent-style-name="Text_20_body">
      <style:paragraph-properties fo:text-align="justify" style:justify-single-word="false" fo:padding="0in" fo:border="none" style:shadow="none" style:join-border="false"/>
      <style:text-properties officeooo:paragraph-rsid="05f78208"/>
    </style:style>
    <style:style style:name="P334" style:family="paragraph" style:parent-style-name="Text_20_body">
      <style:paragraph-properties fo:text-align="justify" style:justify-single-word="false" fo:padding="0in" fo:border="none" style:shadow="none" style:join-border="false"/>
      <style:text-properties officeooo:paragraph-rsid="05f8818c"/>
    </style:style>
    <style:style style:name="P335" style:family="paragraph" style:parent-style-name="Text_20_body">
      <style:paragraph-properties fo:text-align="justify" style:justify-single-word="false" fo:padding="0in" fo:border="none" style:shadow="none" style:join-border="false"/>
      <style:text-properties officeooo:paragraph-rsid="06020a58"/>
    </style:style>
    <style:style style:name="P336" style:family="paragraph" style:parent-style-name="Text_20_body">
      <style:paragraph-properties fo:text-align="justify" style:justify-single-word="false" fo:padding="0in" fo:border="none" style:shadow="none" style:join-border="false"/>
      <style:text-properties officeooo:paragraph-rsid="06022f9e"/>
    </style:style>
    <style:style style:name="P337" style:family="paragraph" style:parent-style-name="Text_20_body">
      <style:paragraph-properties fo:text-align="justify" style:justify-single-word="false" fo:padding="0in" fo:border="none" style:shadow="none" style:join-border="false"/>
      <style:text-properties officeooo:paragraph-rsid="0604a62c"/>
    </style:style>
    <style:style style:name="P338" style:family="paragraph" style:parent-style-name="Text_20_body">
      <style:paragraph-properties fo:text-align="justify" style:justify-single-word="false" fo:padding="0in" fo:border="none" style:shadow="none" style:join-border="false"/>
      <style:text-properties officeooo:paragraph-rsid="06095fb6"/>
    </style:style>
    <style:style style:name="P339" style:family="paragraph" style:parent-style-name="Text_20_body">
      <style:paragraph-properties fo:text-align="justify" style:justify-single-word="false" fo:padding="0in" fo:border="none" style:shadow="none" style:join-border="false"/>
      <style:text-properties officeooo:paragraph-rsid="060a029a"/>
    </style:style>
    <style:style style:name="P340" style:family="paragraph" style:parent-style-name="Text_20_body">
      <style:paragraph-properties fo:text-align="justify" style:justify-single-word="false" fo:padding="0in" fo:border="none" style:shadow="none" style:join-border="false"/>
      <style:text-properties officeooo:paragraph-rsid="060bca4b"/>
    </style:style>
    <style:style style:name="P341" style:family="paragraph" style:parent-style-name="Text_20_body">
      <style:paragraph-properties fo:text-align="justify" style:justify-single-word="false" fo:padding="0in" fo:border="none" style:shadow="none" style:join-border="false"/>
      <style:text-properties officeooo:paragraph-rsid="060ee131"/>
    </style:style>
    <style:style style:name="P342" style:family="paragraph" style:parent-style-name="Text_20_body">
      <style:paragraph-properties fo:text-align="justify" style:justify-single-word="false" fo:padding="0in" fo:border="none" style:shadow="none" style:join-border="false"/>
      <style:text-properties officeooo:paragraph-rsid="0613c587"/>
    </style:style>
    <style:style style:name="P343" style:family="paragraph" style:parent-style-name="Text_20_body">
      <style:paragraph-properties fo:text-align="justify" style:justify-single-word="false" fo:padding="0in" fo:border="none" style:shadow="none" style:join-border="false"/>
      <style:text-properties officeooo:paragraph-rsid="05d632ee"/>
    </style:style>
    <style:style style:name="P344" style:family="paragraph" style:parent-style-name="Text_20_body">
      <style:paragraph-properties fo:text-align="justify" style:justify-single-word="false" fo:padding="0in" fo:border="none" style:shadow="none" style:join-border="false"/>
      <style:text-properties officeooo:paragraph-rsid="05ecdf15"/>
    </style:style>
    <style:style style:name="P345" style:family="paragraph" style:parent-style-name="Text_20_body">
      <style:paragraph-properties fo:text-align="justify" style:justify-single-word="false" fo:padding="0in" fo:border="none" style:shadow="none" style:join-border="false"/>
      <style:text-properties officeooo:paragraph-rsid="06242a6d"/>
    </style:style>
    <style:style style:name="P346" style:family="paragraph" style:parent-style-name="Text_20_body">
      <style:paragraph-properties fo:text-align="justify" style:justify-single-word="false" fo:padding="0in" fo:border="none" style:shadow="none" style:join-border="false"/>
      <style:text-properties officeooo:paragraph-rsid="062e9c09"/>
    </style:style>
    <style:style style:name="P347" style:family="paragraph" style:parent-style-name="Text_20_body">
      <style:paragraph-properties fo:text-align="justify" style:justify-single-word="false" fo:padding="0in" fo:border="none" style:shadow="none" style:join-border="false"/>
      <style:text-properties officeooo:paragraph-rsid="0630c5d4"/>
    </style:style>
    <style:style style:name="P348" style:family="paragraph" style:parent-style-name="Text_20_body">
      <style:paragraph-properties fo:text-align="justify" style:justify-single-word="false" fo:padding="0in" fo:border="none" style:shadow="none" style:join-border="false"/>
      <style:text-properties officeooo:paragraph-rsid="0632caab"/>
    </style:style>
    <style:style style:name="P349" style:family="paragraph" style:parent-style-name="Text_20_body">
      <style:paragraph-properties fo:text-align="justify" style:justify-single-word="false" fo:padding="0in" fo:border="none" style:shadow="none" style:join-border="false"/>
      <style:text-properties officeooo:paragraph-rsid="06362e55"/>
    </style:style>
    <style:style style:name="P350" style:family="paragraph" style:parent-style-name="Text_20_body">
      <style:paragraph-properties fo:text-align="justify" style:justify-single-word="false" fo:padding="0in" fo:border="none" style:shadow="none" style:join-border="false"/>
      <style:text-properties officeooo:paragraph-rsid="0638c970"/>
    </style:style>
    <style:style style:name="P351" style:family="paragraph" style:parent-style-name="Text_20_body">
      <style:paragraph-properties fo:text-align="justify" style:justify-single-word="false" fo:padding="0in" fo:border="none" style:shadow="none" style:join-border="false"/>
      <style:text-properties officeooo:paragraph-rsid="063da217"/>
    </style:style>
    <style:style style:name="P352" style:family="paragraph" style:parent-style-name="Text_20_body">
      <style:paragraph-properties fo:text-align="justify" style:justify-single-word="false" fo:padding="0in" fo:border="none" style:shadow="none" style:join-border="false"/>
      <style:text-properties officeooo:paragraph-rsid="0644783e"/>
    </style:style>
    <style:style style:name="P353" style:family="paragraph" style:parent-style-name="Text_20_body">
      <style:paragraph-properties fo:text-align="justify" style:justify-single-word="false" fo:padding="0in" fo:border="none" style:shadow="none" style:join-border="false"/>
      <style:text-properties officeooo:paragraph-rsid="064d3585"/>
    </style:style>
    <style:style style:name="P354" style:family="paragraph" style:parent-style-name="Text_20_body">
      <style:paragraph-properties fo:text-align="justify" style:justify-single-word="false" fo:padding="0in" fo:border="none" style:shadow="none" style:join-border="false"/>
      <style:text-properties officeooo:paragraph-rsid="065131ca"/>
    </style:style>
    <style:style style:name="P355" style:family="paragraph" style:parent-style-name="Text_20_body">
      <style:paragraph-properties fo:text-align="justify" style:justify-single-word="false" fo:padding="0in" fo:border="none" style:shadow="none" style:join-border="false"/>
      <style:text-properties officeooo:paragraph-rsid="0656740f"/>
    </style:style>
    <style:style style:name="P356" style:family="paragraph" style:parent-style-name="Text_20_body">
      <style:paragraph-properties fo:text-align="justify" style:justify-single-word="false" fo:padding="0in" fo:border="none" style:shadow="none" style:join-border="false"/>
      <style:text-properties officeooo:paragraph-rsid="065b6ffb"/>
    </style:style>
    <style:style style:name="P357" style:family="paragraph" style:parent-style-name="Text_20_body">
      <style:paragraph-properties fo:text-align="justify" style:justify-single-word="false" fo:padding="0in" fo:border="none" style:shadow="none" style:join-border="false"/>
      <style:text-properties officeooo:paragraph-rsid="066235da"/>
    </style:style>
    <style:style style:name="P358" style:family="paragraph" style:parent-style-name="Text_20_body">
      <style:paragraph-properties fo:text-align="justify" style:justify-single-word="false" fo:padding="0in" fo:border="none" style:shadow="none" style:join-border="false"/>
      <style:text-properties officeooo:paragraph-rsid="066a0d16"/>
    </style:style>
    <style:style style:name="P359" style:family="paragraph" style:parent-style-name="Text_20_body">
      <style:paragraph-properties fo:text-align="justify" style:justify-single-word="false" fo:padding="0in" fo:border="none" style:shadow="none" style:join-border="false"/>
      <style:text-properties officeooo:paragraph-rsid="066be5da"/>
    </style:style>
    <style:style style:name="P360" style:family="paragraph" style:parent-style-name="Text_20_body">
      <style:paragraph-properties fo:text-align="justify" style:justify-single-word="false" fo:padding="0in" fo:border="none" style:shadow="none" style:join-border="false"/>
      <style:text-properties officeooo:paragraph-rsid="066eff80"/>
    </style:style>
    <style:style style:name="P361" style:family="paragraph" style:parent-style-name="Text_20_body">
      <style:paragraph-properties fo:text-align="justify" style:justify-single-word="false" fo:padding="0in" fo:border="none" style:shadow="none" style:join-border="false"/>
      <style:text-properties fo:background-color="#ffff00"/>
    </style:style>
    <style:style style:name="P362"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363" style:family="paragraph" style:parent-style-name="Text_20_body">
      <style:paragraph-properties fo:text-align="justify" style:justify-single-word="false" fo:padding="0in" fo:border="none" style:shadow="none" style:join-border="false"/>
      <style:text-properties officeooo:rsid="023513b7" officeooo:paragraph-rsid="023513b7" fo:background-color="#ffff00"/>
    </style:style>
    <style:style style:name="P364" style:family="paragraph" style:parent-style-name="Text_20_body">
      <style:paragraph-properties fo:text-align="justify" style:justify-single-word="false" fo:padding="0in" fo:border="none" style:shadow="none" style:join-border="false"/>
      <style:text-properties officeooo:rsid="03613c29" officeooo:paragraph-rsid="03613c29" fo:background-color="#ffff00"/>
    </style:style>
    <style:style style:name="P365" style:family="paragraph" style:parent-style-name="Text_20_body">
      <style:paragraph-properties fo:text-align="center" style:justify-single-word="false" fo:padding="0in" fo:border="none" style:shadow="none" style:join-border="false"/>
    </style:style>
    <style:style style:name="P366" style:family="paragraph" style:parent-style-name="Text_20_body">
      <style:paragraph-properties fo:text-align="center" style:justify-single-word="false" fo:padding="0in" fo:border="none" style:shadow="none" style:join-border="false"/>
      <style:text-properties officeooo:paragraph-rsid="03663007"/>
    </style:style>
    <style:style style:name="P367" style:family="paragraph" style:parent-style-name="Text_20_body">
      <style:paragraph-properties fo:text-align="center" style:justify-single-word="false" fo:padding="0in" fo:border="none" style:shadow="none" style:join-border="false"/>
      <style:text-properties officeooo:paragraph-rsid="04dfcb7b"/>
    </style:style>
    <style:style style:name="P368" style:family="paragraph" style:parent-style-name="Text_20_body">
      <style:paragraph-properties fo:text-align="center" style:justify-single-word="false" fo:padding="0in" fo:border="none" style:shadow="none" style:join-border="false"/>
      <style:text-properties officeooo:paragraph-rsid="013d04c6"/>
    </style:style>
    <style:style style:name="P369"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370"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371" style:family="paragraph" style:parent-style-name="Text_20_body">
      <style:paragraph-properties fo:text-align="justify" style:justify-single-word="false" fo:padding="0in" fo:border="none" style:shadow="none" style:join-border="false"/>
      <style:text-properties fo:font-style="normal" officeooo:paragraph-rsid="03613c29" fo:background-color="#ffff00" style:font-style-asian="normal" style:font-style-complex="normal"/>
    </style:style>
    <style:style style:name="P372" style:family="paragraph" style:parent-style-name="Text_20_body">
      <style:paragraph-properties fo:text-align="justify" style:justify-single-word="false" fo:padding="0in" fo:border="none" style:shadow="none" style:join-border="false"/>
      <style:text-properties fo:font-style="normal" officeooo:paragraph-rsid="036a54dc" fo:background-color="#ffff00" style:font-style-asian="normal" style:font-style-complex="normal"/>
    </style:style>
    <style:style style:name="P373"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374"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375"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376" style:family="paragraph" style:parent-style-name="Text_20_body">
      <style:paragraph-properties fo:text-align="justify" style:justify-single-word="false" fo:padding="0in" fo:border="none" style:shadow="none" style:join-border="false"/>
      <style:text-properties fo:background-color="transparent"/>
    </style:style>
    <style:style style:name="P377"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378" style:family="paragraph" style:parent-style-name="Text_20_body">
      <style:paragraph-properties fo:text-align="justify" style:justify-single-word="false" fo:padding="0in" fo:border="none" style:shadow="none" style:join-border="false"/>
      <style:text-properties officeooo:paragraph-rsid="005d2ca4" fo:background-color="transparent"/>
    </style:style>
    <style:style style:name="P379" style:family="paragraph" style:parent-style-name="Text_20_body">
      <style:paragraph-properties fo:text-align="center" style:justify-single-word="false" fo:padding="0in" fo:border="none" style:shadow="none" style:join-border="false"/>
      <style:text-properties fo:background-color="transparent"/>
    </style:style>
    <style:style style:name="P380"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381"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2"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26e7b76" style:font-style-asian="normal" style:font-weight-asian="normal" style:font-style-complex="normal" style:font-weight-complex="normal"/>
    </style:style>
    <style:style style:name="P383"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84"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8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3613c29" fo:background-color="#ffff00" style:font-style-asian="normal" style:font-weight-asian="normal" style:font-style-complex="normal" style:font-weight-complex="normal"/>
    </style:style>
    <style:style style:name="P38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8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38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38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39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39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39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39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394"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fo:font-weight="normal" officeooo:rsid="026e7b76" officeooo:paragraph-rsid="03613c29" fo:background-color="#ffff00" style:font-style-asian="normal" style:font-weight-asian="normal" style:font-style-complex="normal" style:font-weight-complex="normal"/>
    </style:style>
    <style:style style:name="P395"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cf9e06" officeooo:paragraph-rsid="04cf9e06" fo:background-color="transparent" style:font-style-asian="normal" style:font-style-complex="normal"/>
    </style:style>
    <style:style style:name="P396"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13f1d" officeooo:paragraph-rsid="04d13f1d" fo:background-color="transparent" style:font-style-asian="normal" style:font-style-complex="normal"/>
    </style:style>
    <style:style style:name="P397"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13f1d" fo:background-color="transparent" style:font-style-asian="normal" style:font-style-complex="normal"/>
    </style:style>
    <style:style style:name="P39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5a53c" officeooo:paragraph-rsid="04d5a53c" fo:background-color="transparent" style:font-style-asian="normal" style:font-style-complex="normal"/>
    </style:style>
    <style:style style:name="P39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771bd" officeooo:paragraph-rsid="04d771bd" fo:background-color="transparent" style:font-style-asian="normal" style:font-style-complex="normal"/>
    </style:style>
    <style:style style:name="P40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afd56" officeooo:paragraph-rsid="04dafd56" fo:background-color="transparent" style:font-style-asian="normal" style:font-style-complex="normal"/>
    </style:style>
    <style:style style:name="P40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c7097" officeooo:paragraph-rsid="04dc7097" fo:background-color="transparent" style:font-style-asian="normal" style:font-style-complex="normal"/>
    </style:style>
    <style:style style:name="P40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fo:font-style="normal" officeooo:rsid="04dd0c76" officeooo:paragraph-rsid="04dd0c76" fo:background-color="transparent" style:font-style-asian="normal" style:font-style-complex="normal"/>
    </style:style>
    <style:style style:name="P403"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404" style:family="paragraph" style:parent-style-name="Text_20_body">
      <style:paragraph-properties fo:text-align="justify" style:justify-single-word="false" fo:padding="0in" fo:border="none" style:shadow="none" style:join-border="false"/>
      <style:text-properties fo:font-style="italic" officeooo:paragraph-rsid="020535d4" style:font-style-asian="italic" style:font-style-complex="italic"/>
    </style:style>
    <style:style style:name="P405" style:family="paragraph" style:parent-style-name="Text_20_body">
      <style:paragraph-properties fo:text-align="justify" style:justify-single-word="false" fo:padding="0in" fo:border="none" style:shadow="none" style:join-border="false"/>
      <style:text-properties fo:font-style="italic" officeooo:paragraph-rsid="02102293" style:font-style-asian="italic" style:font-style-complex="italic"/>
    </style:style>
    <style:style style:name="P406"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407"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408"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409"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410"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411"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412"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413"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414"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415"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416"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417"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418"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419"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42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421"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422"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423"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424"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425"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426" style:family="paragraph" style:parent-style-name="Text_20_body">
      <style:paragraph-properties fo:text-align="justify" style:justify-single-word="false" fo:padding="0in" fo:border="none" style:shadow="none" style:join-border="false"/>
      <style:text-properties fo:background-color="#00ccff"/>
    </style:style>
    <style:style style:name="P427"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428" style:family="paragraph" style:parent-style-name="Text_20_body">
      <style:paragraph-properties fo:text-align="justify" style:justify-single-word="false" fo:padding="0in" fo:border="none" style:shadow="none" style:join-border="false"/>
      <style:text-properties fo:background-color="#ffffff"/>
    </style:style>
    <style:style style:name="P429"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430" style:family="paragraph" style:parent-style-name="Text_20_body">
      <style:paragraph-properties fo:text-align="justify" style:justify-single-word="false" fo:padding="0in" fo:border="none" style:shadow="none" style:join-border="false"/>
      <style:text-properties fo:color="#0000ff"/>
    </style:style>
    <style:style style:name="P431"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4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4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paragraph-rsid="032191bc" fo:background-color="transparent"/>
    </style:style>
    <style:style style:name="P434"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4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4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4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4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4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2714680" fo:background-color="transparent"/>
    </style:style>
    <style:style style:name="P44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1bef74" officeooo:paragraph-rsid="03675c49" fo:background-color="transparent"/>
    </style:style>
    <style:style style:name="P4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4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4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4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4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4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4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4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4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4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4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4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4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4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4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4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2c7f0f4" fo:background-color="transparent"/>
    </style:style>
    <style:style style:name="P4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4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4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4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4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a6737" fo:background-color="transparent"/>
    </style:style>
    <style:style style:name="P4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4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4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4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4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4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4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4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4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4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4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4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4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4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4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4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4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4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4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4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4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4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4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4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4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4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4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4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4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4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4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4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4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4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4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4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4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4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5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5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5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5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5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5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506"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5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5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5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5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5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5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5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5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5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5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5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5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5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5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5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5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5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0f203" officeooo:paragraph-rsid="01f0f203" fo:background-color="transparent"/>
    </style:style>
    <style:style style:name="P5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1f3dd42" fo:background-color="transparent"/>
    </style:style>
    <style:style style:name="P5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cb66a" fo:background-color="transparent"/>
    </style:style>
    <style:style style:name="P5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3dd42" officeooo:paragraph-rsid="023ea609" fo:background-color="transparent"/>
    </style:style>
    <style:style style:name="P5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c30b0" officeooo:paragraph-rsid="01fc30b0" fo:background-color="transparent"/>
    </style:style>
    <style:style style:name="P5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2af4a" officeooo:paragraph-rsid="0202af4a" fo:background-color="transparent"/>
    </style:style>
    <style:style style:name="P5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043118" officeooo:paragraph-rsid="02043118" fo:background-color="transparent"/>
    </style:style>
    <style:style style:name="P530"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20535d4" officeooo:paragraph-rsid="020535d4" fo:background-color="transparent"/>
    </style:style>
    <style:style style:name="P5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f720c0" officeooo:paragraph-rsid="02f0b67e" fo:background-color="transparent"/>
    </style:style>
    <style:style style:name="P533"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f720c0" officeooo:paragraph-rsid="0234a349" fo:background-color="transparent"/>
    </style:style>
    <style:style style:name="P5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ea609" officeooo:paragraph-rsid="023ea609" fo:background-color="transparent"/>
    </style:style>
    <style:style style:name="P5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24bf3" officeooo:paragraph-rsid="02424bf3" fo:background-color="transparent"/>
    </style:style>
    <style:style style:name="P5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4a349" officeooo:paragraph-rsid="0234a349" fo:background-color="transparent"/>
    </style:style>
    <style:style style:name="P5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3afb1c" officeooo:paragraph-rsid="023afb1c" fo:background-color="transparent"/>
    </style:style>
    <style:style style:name="P5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435cf4" officeooo:paragraph-rsid="0241f1e6" fo:background-color="transparent"/>
    </style:style>
    <style:style style:name="P5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5ed2a" officeooo:paragraph-rsid="02466f3d" fo:background-color="transparent"/>
    </style:style>
    <style:style style:name="P5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c195f" officeooo:paragraph-rsid="026c195f" fo:background-color="transparent"/>
    </style:style>
    <style:style style:name="P5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transparent"/>
    </style:style>
    <style:style style:name="P5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3468e" officeooo:paragraph-rsid="02764f40" fo:background-color="transparent"/>
    </style:style>
    <style:style style:name="P5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64f40" officeooo:paragraph-rsid="02764f40" fo:background-color="transparent"/>
    </style:style>
    <style:style style:name="P5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921b3" officeooo:paragraph-rsid="027921b3" fo:background-color="transparent"/>
    </style:style>
    <style:style style:name="P5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a24d1" officeooo:paragraph-rsid="027a24d1" fo:background-color="transparent"/>
    </style:style>
    <style:style style:name="P5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cba96" officeooo:paragraph-rsid="027cba96" fo:background-color="transparent"/>
    </style:style>
    <style:style style:name="P5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26bc9" officeooo:paragraph-rsid="02826bc9" fo:background-color="transparent"/>
    </style:style>
    <style:style style:name="P5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46937" officeooo:paragraph-rsid="02846937" fo:background-color="transparent"/>
    </style:style>
    <style:style style:name="P5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6627" officeooo:paragraph-rsid="02866627" fo:background-color="transparent"/>
    </style:style>
    <style:style style:name="P5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86a4aa" officeooo:paragraph-rsid="0286a4aa" fo:background-color="transparent"/>
    </style:style>
    <style:style style:name="P551"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6e98b2" officeooo:paragraph-rsid="00437e03" fo:background-color="transparent"/>
    </style:style>
    <style:style style:name="P5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92b74" officeooo:paragraph-rsid="02992b74" fo:background-color="transparent"/>
    </style:style>
    <style:style style:name="P5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9dfc18" officeooo:paragraph-rsid="029da12d" fo:background-color="transparent"/>
    </style:style>
    <style:style style:name="P5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812b9" officeooo:paragraph-rsid="02a812b9" fo:background-color="transparent"/>
    </style:style>
    <style:style style:name="P5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e9706" officeooo:paragraph-rsid="02be9706" fo:background-color="transparent"/>
    </style:style>
    <style:style style:name="P5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07c59" officeooo:paragraph-rsid="029dfc18" fo:background-color="transparent"/>
    </style:style>
    <style:style style:name="P5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a3010b" officeooo:paragraph-rsid="029dfc18" fo:background-color="transparent"/>
    </style:style>
    <style:style style:name="P5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60122" officeooo:paragraph-rsid="02b60122" fo:background-color="transparent"/>
    </style:style>
    <style:style style:name="P5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b99c49" officeooo:paragraph-rsid="02b99c49" fo:background-color="transparent"/>
    </style:style>
    <style:style style:name="P5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a1717" officeooo:paragraph-rsid="02ca1717" fo:background-color="transparent"/>
    </style:style>
    <style:style style:name="P5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cb8a82" officeooo:paragraph-rsid="02c7f0f4" fo:background-color="transparent"/>
    </style:style>
    <style:style style:name="P5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6765" fo:background-color="transparent"/>
    </style:style>
    <style:style style:name="P5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6765" officeooo:paragraph-rsid="02f0b67e" fo:background-color="transparent"/>
    </style:style>
    <style:style style:name="P5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0b67e" fo:background-color="transparent"/>
    </style:style>
    <style:style style:name="P5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2f1288e" fo:background-color="transparent"/>
    </style:style>
    <style:style style:name="P5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0b67e" officeooo:paragraph-rsid="03044984" fo:background-color="transparent"/>
    </style:style>
    <style:style style:name="P5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d503" officeooo:paragraph-rsid="0014a904" fo:background-color="transparent"/>
    </style:style>
    <style:style style:name="P5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7211d1" officeooo:paragraph-rsid="02dac34a" fo:background-color="transparent"/>
    </style:style>
    <style:style style:name="P5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fb3fc8" officeooo:paragraph-rsid="02fb3fc8" fo:background-color="transparent"/>
    </style:style>
    <style:style style:name="P5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bc30e" officeooo:paragraph-rsid="030bc30e" fo:background-color="transparent"/>
    </style:style>
    <style:style style:name="P5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a2de2" officeooo:paragraph-rsid="0308623e" fo:background-color="transparent"/>
    </style:style>
    <style:style style:name="P5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c00b5" officeooo:paragraph-rsid="030c00b5" fo:background-color="transparent"/>
    </style:style>
    <style:style style:name="P5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c8e3" officeooo:paragraph-rsid="0313c8e3" fo:background-color="transparent"/>
    </style:style>
    <style:style style:name="P5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a1923" fo:background-color="transparent"/>
    </style:style>
    <style:style style:name="P5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a1923" officeooo:paragraph-rsid="031952c0" fo:background-color="transparent"/>
    </style:style>
    <style:style style:name="P5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291b4" fo:background-color="transparent"/>
    </style:style>
    <style:style style:name="P5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291b4" officeooo:paragraph-rsid="032191bc" fo:background-color="transparent"/>
    </style:style>
    <style:style style:name="P5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c8e3" fo:background-color="transparent"/>
    </style:style>
    <style:style style:name="P5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3ff46" officeooo:paragraph-rsid="0313ff46" fo:background-color="transparent"/>
    </style:style>
    <style:style style:name="P5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6cf7e" officeooo:paragraph-rsid="0316cf7e" fo:background-color="transparent"/>
    </style:style>
    <style:style style:name="P5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952c0" officeooo:paragraph-rsid="031952c0" fo:background-color="transparent"/>
    </style:style>
    <style:style style:name="P5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b6890" officeooo:paragraph-rsid="031b6890" fo:background-color="transparent"/>
    </style:style>
    <style:style style:name="P5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e1c32" fo:background-color="transparent"/>
    </style:style>
    <style:style style:name="P5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fe31d" officeooo:paragraph-rsid="031fe31d" fo:background-color="transparent"/>
    </style:style>
    <style:style style:name="P5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191bc" officeooo:paragraph-rsid="032191bc" fo:background-color="transparent"/>
    </style:style>
    <style:style style:name="P5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68562" fo:background-color="transparent"/>
    </style:style>
    <style:style style:name="P5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68562" officeooo:paragraph-rsid="032d1673" fo:background-color="transparent"/>
    </style:style>
    <style:style style:name="P5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2d1673" fo:background-color="transparent"/>
    </style:style>
    <style:style style:name="P5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2d1673" officeooo:paragraph-rsid="0331ac17" fo:background-color="transparent"/>
    </style:style>
    <style:style style:name="P5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1e1c32" officeooo:paragraph-rsid="032191bc" fo:background-color="transparent"/>
    </style:style>
    <style:style style:name="P5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40e48" officeooo:paragraph-rsid="03340e48" fo:background-color="transparent"/>
    </style:style>
    <style:style style:name="P5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20275" officeooo:paragraph-rsid="03320275" fo:background-color="transparent"/>
    </style:style>
    <style:style style:name="P5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06c6b2" fo:background-color="transparent"/>
    </style:style>
    <style:style style:name="P5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06c6b2" officeooo:paragraph-rsid="033d78e4" fo:background-color="transparent"/>
    </style:style>
    <style:style style:name="P5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b6f55" officeooo:paragraph-rsid="033b6f55" fo:background-color="transparent"/>
    </style:style>
    <style:style style:name="P5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78e4" fo:background-color="transparent"/>
    </style:style>
    <style:style style:name="P5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d78e4" officeooo:paragraph-rsid="033d1ed2" fo:background-color="transparent"/>
    </style:style>
    <style:style style:name="P5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34c07" officeooo:paragraph-rsid="03434c07" fo:background-color="transparent"/>
    </style:style>
    <style:style style:name="P5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3ea96a" officeooo:paragraph-rsid="033d78e4" fo:background-color="transparent"/>
    </style:style>
    <style:style style:name="P6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8f3e2" officeooo:paragraph-rsid="0348f3e2" fo:background-color="transparent"/>
    </style:style>
    <style:style style:name="P6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4b1f2c" officeooo:paragraph-rsid="034b1f2c" fo:background-color="transparent"/>
    </style:style>
    <style:style style:name="P6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5bb7f9" officeooo:paragraph-rsid="035bb7f9" fo:background-color="transparent"/>
    </style:style>
    <style:style style:name="P6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db2e6" officeooo:paragraph-rsid="03bdb2e6" fo:background-color="transparent"/>
    </style:style>
    <style:style style:name="P6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bef524" officeooo:paragraph-rsid="03bef524" fo:background-color="transparent"/>
    </style:style>
    <style:style style:name="P6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5e50a2" officeooo:paragraph-rsid="02466f3d" fo:background-color="transparent"/>
    </style:style>
    <style:style style:name="P6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84d78" officeooo:paragraph-rsid="03c84d78" fo:background-color="transparent"/>
    </style:style>
    <style:style style:name="P6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transparent"/>
    </style:style>
    <style:style style:name="P6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295bc" officeooo:paragraph-rsid="02466f3d" fo:background-color="transparent"/>
    </style:style>
    <style:style style:name="P6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49e23" officeooo:paragraph-rsid="03c3c9b5" fo:background-color="transparent"/>
    </style:style>
    <style:style style:name="P6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3c9b5" fo:background-color="transparent"/>
    </style:style>
    <style:style style:name="P6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79c36" officeooo:paragraph-rsid="03c79c36" fo:background-color="transparent"/>
    </style:style>
    <style:style style:name="P6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1aef" officeooo:paragraph-rsid="03cc1aef" fo:background-color="transparent"/>
    </style:style>
    <style:style style:name="P6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ce676" officeooo:paragraph-rsid="03cce676" fo:background-color="transparent"/>
    </style:style>
    <style:style style:name="P6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0ddb8" officeooo:paragraph-rsid="03d0ddb8" fo:background-color="transparent"/>
    </style:style>
    <style:style style:name="P6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d41b8" officeooo:paragraph-rsid="03cce676" fo:background-color="transparent"/>
    </style:style>
    <style:style style:name="P6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3ed48" officeooo:paragraph-rsid="03d0ddb8" fo:background-color="transparent"/>
    </style:style>
    <style:style style:name="P6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d67f98" officeooo:paragraph-rsid="03d67f98" fo:background-color="transparent"/>
    </style:style>
    <style:style style:name="P6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20b6" officeooo:paragraph-rsid="03e320b6" fo:background-color="transparent"/>
    </style:style>
    <style:style style:name="P6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b9813" officeooo:paragraph-rsid="03fb0aa7" fo:background-color="transparent"/>
    </style:style>
    <style:style style:name="P6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c97e2" officeooo:paragraph-rsid="03fb0aa7" fo:background-color="transparent"/>
    </style:style>
    <style:style style:name="P6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085d2" officeooo:paragraph-rsid="03db2667" fo:background-color="transparent"/>
    </style:style>
    <style:style style:name="P6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1f2dc" officeooo:paragraph-rsid="03e2de3a" fo:background-color="transparent"/>
    </style:style>
    <style:style style:name="P6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2de3a" officeooo:paragraph-rsid="03e2de3a" fo:background-color="transparent"/>
    </style:style>
    <style:style style:name="P6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3105b" officeooo:paragraph-rsid="03e3105b" fo:background-color="transparent"/>
    </style:style>
    <style:style style:name="P6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b6f3f" fo:background-color="transparent"/>
    </style:style>
    <style:style style:name="P6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a5fb8" officeooo:paragraph-rsid="03e3105b" fo:background-color="transparent"/>
    </style:style>
    <style:style style:name="P6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3b193" officeooo:paragraph-rsid="03f3b193" fo:background-color="transparent"/>
    </style:style>
    <style:style style:name="P6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513be" fo:background-color="transparent"/>
    </style:style>
    <style:style style:name="P6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13be" officeooo:paragraph-rsid="03f8200d" fo:background-color="transparent"/>
    </style:style>
    <style:style style:name="P6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f5c24b" officeooo:paragraph-rsid="03f8200d" fo:background-color="transparent"/>
    </style:style>
    <style:style style:name="P6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e700ee" officeooo:paragraph-rsid="03e700ee" fo:background-color="transparent"/>
    </style:style>
    <style:style style:name="P6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a2276" officeooo:paragraph-rsid="040a2276" fo:background-color="transparent"/>
    </style:style>
    <style:style style:name="P6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88948" officeooo:paragraph-rsid="04188948" fo:background-color="transparent"/>
    </style:style>
    <style:style style:name="P6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20926f" fo:background-color="transparent"/>
    </style:style>
    <style:style style:name="P6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b3e60" fo:background-color="transparent"/>
    </style:style>
    <style:style style:name="P6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1d367c" fo:background-color="transparent"/>
    </style:style>
    <style:style style:name="P6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1b3e60" officeooo:paragraph-rsid="0468f69f" fo:background-color="transparent"/>
    </style:style>
    <style:style style:name="P6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0926f" officeooo:paragraph-rsid="0420926f" fo:background-color="transparent"/>
    </style:style>
    <style:style style:name="P6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583b8" officeooo:paragraph-rsid="0420926f" fo:background-color="transparent"/>
    </style:style>
    <style:style style:name="P6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4996d" officeooo:paragraph-rsid="0434996d" fo:background-color="transparent"/>
    </style:style>
    <style:style style:name="P6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3673" officeooo:paragraph-rsid="043a3673" fo:background-color="transparent"/>
    </style:style>
    <style:style style:name="P6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ac498" officeooo:paragraph-rsid="043ac498" fo:background-color="transparent"/>
    </style:style>
    <style:style style:name="P6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3b803d" fo:background-color="transparent"/>
    </style:style>
    <style:style style:name="P6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b803d" officeooo:paragraph-rsid="048ec6fc" fo:background-color="transparent"/>
    </style:style>
    <style:style style:name="P6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615fe" officeooo:paragraph-rsid="0434996d" fo:background-color="transparent"/>
    </style:style>
    <style:style style:name="P6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76011" officeooo:paragraph-rsid="04476011" fo:background-color="transparent"/>
    </style:style>
    <style:style style:name="P6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d18fa" officeooo:paragraph-rsid="043b803d" fo:background-color="transparent"/>
    </style:style>
    <style:style style:name="P6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124e0" officeooo:paragraph-rsid="044124e0" fo:background-color="transparent"/>
    </style:style>
    <style:style style:name="P6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3fb86d" officeooo:paragraph-rsid="044124e0" fo:background-color="transparent"/>
    </style:style>
    <style:style style:name="P6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567a4" officeooo:paragraph-rsid="044567a4" fo:background-color="transparent"/>
    </style:style>
    <style:style style:name="P6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3b803d" fo:background-color="transparent"/>
    </style:style>
    <style:style style:name="P6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91895" officeooo:paragraph-rsid="04491895" fo:background-color="transparent"/>
    </style:style>
    <style:style style:name="P6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38178" officeooo:paragraph-rsid="04538178" fo:background-color="transparent"/>
    </style:style>
    <style:style style:name="P6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4ff1df" officeooo:paragraph-rsid="044ff1df" fo:background-color="transparent"/>
    </style:style>
    <style:style style:name="P6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7d70e" officeooo:paragraph-rsid="04491895" fo:background-color="transparent"/>
    </style:style>
    <style:style style:name="P6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09c73a" officeooo:paragraph-rsid="0407dba2" fo:background-color="transparent"/>
    </style:style>
    <style:style style:name="P6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68f69f" officeooo:paragraph-rsid="0468f69f" fo:background-color="transparent"/>
    </style:style>
    <style:style style:name="P6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28588b" officeooo:paragraph-rsid="0468f69f" fo:background-color="transparent"/>
    </style:style>
    <style:style style:name="P6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3f29a" officeooo:paragraph-rsid="0473f29a" fo:background-color="transparent"/>
    </style:style>
    <style:style style:name="P6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5f116b" officeooo:paragraph-rsid="045f116b" fo:background-color="transparent"/>
    </style:style>
    <style:style style:name="P6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402be" officeooo:paragraph-rsid="04787689" fo:background-color="transparent"/>
    </style:style>
    <style:style style:name="P6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80de51" fo:background-color="transparent"/>
    </style:style>
    <style:style style:name="P6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0de51" officeooo:paragraph-rsid="047f6a77" fo:background-color="transparent"/>
    </style:style>
    <style:style style:name="P6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22086" officeooo:paragraph-rsid="04822086" fo:background-color="transparent"/>
    </style:style>
    <style:style style:name="P6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6f44f" fo:background-color="transparent"/>
    </style:style>
    <style:style style:name="P6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6f44f" officeooo:paragraph-rsid="048ec6fc" fo:background-color="transparent"/>
    </style:style>
    <style:style style:name="P6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a6139" officeooo:paragraph-rsid="048a6139" fo:background-color="transparent"/>
    </style:style>
    <style:style style:name="P6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7f6a77" officeooo:paragraph-rsid="047f6a77" fo:background-color="transparent"/>
    </style:style>
    <style:style style:name="P6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c6fc" officeooo:paragraph-rsid="048ec6fc" fo:background-color="transparent"/>
    </style:style>
    <style:style style:name="P6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efe9b" officeooo:paragraph-rsid="048efe9b" fo:background-color="transparent"/>
    </style:style>
    <style:style style:name="P6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8ccea2" officeooo:paragraph-rsid="048a6139" fo:background-color="transparent"/>
    </style:style>
    <style:style style:name="P6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12d51" officeooo:paragraph-rsid="04a12d51" fo:background-color="transparent"/>
    </style:style>
    <style:style style:name="P6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34b28" officeooo:paragraph-rsid="04a69b88" fo:background-color="transparent"/>
    </style:style>
    <style:style style:name="P6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c686e" officeooo:paragraph-rsid="04ac686e" fo:background-color="transparent"/>
    </style:style>
    <style:style style:name="P6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adc843" fo:background-color="transparent"/>
    </style:style>
    <style:style style:name="P6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dc843" officeooo:paragraph-rsid="04b2d246" fo:background-color="transparent"/>
    </style:style>
    <style:style style:name="P6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84131" officeooo:paragraph-rsid="04a865f2" fo:background-color="transparent"/>
    </style:style>
    <style:style style:name="P6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aa5496" officeooo:paragraph-rsid="04aa5496" fo:background-color="transparent"/>
    </style:style>
    <style:style style:name="P6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2d246" fo:background-color="transparent"/>
    </style:style>
    <style:style style:name="P6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87ab3" officeooo:paragraph-rsid="04b87ab3" fo:background-color="transparent"/>
    </style:style>
    <style:style style:name="P6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9764c" officeooo:paragraph-rsid="04b9764c" fo:background-color="transparent"/>
    </style:style>
    <style:style style:name="P6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cd6dc" officeooo:paragraph-rsid="04bd2c15" fo:background-color="transparent"/>
    </style:style>
    <style:style style:name="P6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d2c15" fo:background-color="transparent"/>
    </style:style>
    <style:style style:name="P6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bd2c15" officeooo:paragraph-rsid="04b9764c" fo:background-color="transparent"/>
    </style:style>
    <style:style style:name="P6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46f71" officeooo:paragraph-rsid="04e46f71" fo:background-color="transparent"/>
    </style:style>
    <style:style style:name="P6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850d6" officeooo:paragraph-rsid="04e850d6" fo:background-color="transparent"/>
    </style:style>
    <style:style style:name="P6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974a9" officeooo:paragraph-rsid="04e974a9" fo:background-color="transparent"/>
    </style:style>
    <style:style style:name="P688"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4e974a9" officeooo:paragraph-rsid="04f456a7" fo:background-color="transparent"/>
    </style:style>
    <style:style style:name="P6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ed6b32" officeooo:paragraph-rsid="04ed6b32" fo:background-color="transparent"/>
    </style:style>
    <style:style style:name="P6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c497e" officeooo:paragraph-rsid="04cc497e" fo:background-color="transparent"/>
    </style:style>
    <style:style style:name="P6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cde4ae" fo:background-color="transparent"/>
    </style:style>
    <style:style style:name="P6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cf5543" officeooo:paragraph-rsid="04d30fe9" fo:background-color="transparent"/>
    </style:style>
    <style:style style:name="P6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d30fe9" officeooo:paragraph-rsid="04d30fe9" fo:background-color="transparent"/>
    </style:style>
    <style:style style:name="P6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0e7c7" officeooo:paragraph-rsid="04ed6b32" fo:background-color="transparent"/>
    </style:style>
    <style:style style:name="P6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94f3" officeooo:paragraph-rsid="050094f3" fo:background-color="transparent"/>
    </style:style>
    <style:style style:name="P6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94f3" fo:background-color="transparent"/>
    </style:style>
    <style:style style:name="P6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0f212" officeooo:paragraph-rsid="0500f212" fo:background-color="transparent"/>
    </style:style>
    <style:style style:name="P6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0f212" fo:background-color="transparent"/>
    </style:style>
    <style:style style:name="P6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279bf" officeooo:paragraph-rsid="050279bf" fo:background-color="transparent"/>
    </style:style>
    <style:style style:name="P7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55795" officeooo:paragraph-rsid="05055795" fo:background-color="transparent"/>
    </style:style>
    <style:style style:name="P7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8caf0" officeooo:paragraph-rsid="05055795" fo:background-color="transparent"/>
    </style:style>
    <style:style style:name="P7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cc854" officeooo:paragraph-rsid="050cc854" fo:background-color="transparent"/>
    </style:style>
    <style:style style:name="P7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de790" officeooo:paragraph-rsid="050de790" fo:background-color="transparent"/>
    </style:style>
    <style:style style:name="P7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de790" fo:background-color="transparent"/>
    </style:style>
    <style:style style:name="P7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0fe76b" officeooo:paragraph-rsid="050fe76b" fo:background-color="transparent"/>
    </style:style>
    <style:style style:name="P7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730e4" officeooo:paragraph-rsid="050fe76b" fo:background-color="transparent"/>
    </style:style>
    <style:style style:name="P7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1ad95e" officeooo:paragraph-rsid="051ad95e" fo:background-color="transparent"/>
    </style:style>
    <style:style style:name="P7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4fb03ac" officeooo:paragraph-rsid="04fb03ac" fo:background-color="transparent"/>
    </style:style>
    <style:style style:name="P7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59cd4" officeooo:paragraph-rsid="0524f4a6" fo:background-color="transparent"/>
    </style:style>
    <style:style style:name="P7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8e263" officeooo:paragraph-rsid="052b3098" fo:background-color="transparent"/>
    </style:style>
    <style:style style:name="P7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3098" officeooo:paragraph-rsid="052b3098" fo:background-color="transparent"/>
    </style:style>
    <style:style style:name="P7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bbba8" officeooo:paragraph-rsid="052b3098" fo:background-color="transparent"/>
    </style:style>
    <style:style style:name="P7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0442" officeooo:paragraph-rsid="052c0442" fo:background-color="transparent"/>
    </style:style>
    <style:style style:name="P7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c8301" fo:background-color="transparent"/>
    </style:style>
    <style:style style:name="P7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2d34e8" fo:background-color="transparent"/>
    </style:style>
    <style:style style:name="P7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c8301" officeooo:paragraph-rsid="058be101" fo:background-color="transparent"/>
    </style:style>
    <style:style style:name="P7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0013" officeooo:paragraph-rsid="0535b263" fo:background-color="transparent"/>
    </style:style>
    <style:style style:name="P7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2d8f0d" officeooo:paragraph-rsid="052d8f0d" fo:background-color="transparent"/>
    </style:style>
    <style:style style:name="P7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d2d03" fo:background-color="transparent"/>
    </style:style>
    <style:style style:name="P7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b638f" officeooo:paragraph-rsid="053b638f" fo:background-color="transparent"/>
    </style:style>
    <style:style style:name="P7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dfca7" officeooo:paragraph-rsid="054ce87e" fo:background-color="transparent"/>
    </style:style>
    <style:style style:name="P7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759ba" officeooo:paragraph-rsid="052d34e8" fo:background-color="transparent"/>
    </style:style>
    <style:style style:name="P7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24f5a" officeooo:paragraph-rsid="0540924c" fo:background-color="transparent"/>
    </style:style>
    <style:style style:name="P7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3f3115" officeooo:paragraph-rsid="0540924c" fo:background-color="transparent"/>
    </style:style>
    <style:style style:name="P7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4b015" officeooo:paragraph-rsid="0547c502" fo:background-color="transparent"/>
    </style:style>
    <style:style style:name="P7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c592a" officeooo:paragraph-rsid="0547c502" fo:background-color="transparent"/>
    </style:style>
    <style:style style:name="P72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4dc167" officeooo:paragraph-rsid="0547c502" fo:background-color="transparent"/>
    </style:style>
    <style:style style:name="P7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3d291" fo:background-color="transparent"/>
    </style:style>
    <style:style style:name="P7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3d291" officeooo:paragraph-rsid="05573708" fo:background-color="transparent"/>
    </style:style>
    <style:style style:name="P7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73708" officeooo:paragraph-rsid="05573708" fo:background-color="transparent"/>
    </style:style>
    <style:style style:name="P7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a2b0b" officeooo:paragraph-rsid="055a2b0b" fo:background-color="transparent"/>
    </style:style>
    <style:style style:name="P7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bbc99" officeooo:paragraph-rsid="055bbc99" fo:background-color="transparent"/>
    </style:style>
    <style:style style:name="P7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5c1f95" officeooo:paragraph-rsid="055c1f95" fo:background-color="transparent"/>
    </style:style>
    <style:style style:name="P7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d8989" officeooo:paragraph-rsid="058d8989" fo:background-color="transparent"/>
    </style:style>
    <style:style style:name="P7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3f30c" officeooo:paragraph-rsid="0563f30c" fo:background-color="transparent"/>
    </style:style>
    <style:style style:name="P7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3a80d" officeooo:paragraph-rsid="0572e1e0" fo:background-color="transparent"/>
    </style:style>
    <style:style style:name="P7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69d16f" officeooo:paragraph-rsid="0576c185" fo:background-color="transparent"/>
    </style:style>
    <style:style style:name="P7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76c185" officeooo:paragraph-rsid="0576c185" fo:background-color="transparent"/>
    </style:style>
    <style:style style:name="P7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14d8f" officeooo:paragraph-rsid="0576c185" fo:background-color="transparent"/>
    </style:style>
    <style:style style:name="P7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53dbf" officeooo:paragraph-rsid="05826b35" fo:background-color="transparent"/>
    </style:style>
    <style:style style:name="P7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8878f7" officeooo:paragraph-rsid="058878f7" fo:background-color="transparent"/>
    </style:style>
    <style:style style:name="P7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3fffc" officeooo:paragraph-rsid="058eef38" fo:background-color="transparent"/>
    </style:style>
    <style:style style:name="P7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57807" officeooo:paragraph-rsid="05969631" fo:background-color="transparent"/>
    </style:style>
    <style:style style:name="P7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69631" officeooo:paragraph-rsid="05969631" fo:background-color="transparent"/>
    </style:style>
    <style:style style:name="P7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76918" officeooo:paragraph-rsid="05976918" fo:background-color="transparent"/>
    </style:style>
    <style:style style:name="P7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05603" officeooo:paragraph-rsid="05a05603" fo:background-color="transparent"/>
    </style:style>
    <style:style style:name="P7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aa93b" officeooo:paragraph-rsid="05976918" fo:background-color="transparent"/>
    </style:style>
    <style:style style:name="P7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9e14e8" officeooo:paragraph-rsid="052d34e8" fo:background-color="transparent"/>
    </style:style>
    <style:style style:name="P7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92df5" officeooo:paragraph-rsid="05a7ca67" fo:background-color="transparent"/>
    </style:style>
    <style:style style:name="P7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a66e8" officeooo:paragraph-rsid="05a7ca67" fo:background-color="transparent"/>
    </style:style>
    <style:style style:name="P7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c75f2" officeooo:paragraph-rsid="05aa66e8" fo:background-color="transparent"/>
    </style:style>
    <style:style style:name="P7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2ad8" officeooo:paragraph-rsid="05aa66e8" fo:background-color="transparent"/>
    </style:style>
    <style:style style:name="P7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ae4674" officeooo:paragraph-rsid="05aa66e8" fo:background-color="transparent"/>
    </style:style>
    <style:style style:name="P7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2d34e8" fo:background-color="transparent"/>
    </style:style>
    <style:style style:name="P7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79991" fo:background-color="transparent"/>
    </style:style>
    <style:style style:name="P7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79991" officeooo:paragraph-rsid="05b8acba" fo:background-color="transparent"/>
    </style:style>
    <style:style style:name="P7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bf0442" officeooo:paragraph-rsid="05b8acba" fo:background-color="transparent"/>
    </style:style>
    <style:style style:name="P7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6df5" officeooo:paragraph-rsid="05c26df5" fo:background-color="transparent"/>
    </style:style>
    <style:style style:name="P7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c29ecb" officeooo:paragraph-rsid="05c29ecb" fo:background-color="transparent"/>
    </style:style>
    <style:style style:name="P7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21125" officeooo:paragraph-rsid="05d21125" fo:background-color="transparent"/>
    </style:style>
    <style:style style:name="P7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32ee" officeooo:paragraph-rsid="05d632ee" fo:background-color="transparent"/>
    </style:style>
    <style:style style:name="P7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6d3c3" officeooo:paragraph-rsid="05d6d3c3" fo:background-color="transparent"/>
    </style:style>
    <style:style style:name="P7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87a15" officeooo:paragraph-rsid="05d87a15" fo:background-color="transparent"/>
    </style:style>
    <style:style style:name="P7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acc68" officeooo:paragraph-rsid="05d9ba3a" fo:background-color="transparent"/>
    </style:style>
    <style:style style:name="P7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c1a32" officeooo:paragraph-rsid="05dd37fb" fo:background-color="transparent"/>
    </style:style>
    <style:style style:name="P7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981d" officeooo:paragraph-rsid="05dd37fb" fo:background-color="transparent"/>
    </style:style>
    <style:style style:name="P7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dd37fb" officeooo:paragraph-rsid="05dd37fb" fo:background-color="transparent"/>
    </style:style>
    <style:style style:name="P7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8faa8" officeooo:paragraph-rsid="05e8faa8" fo:background-color="transparent"/>
    </style:style>
    <style:style style:name="P7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ad2fa" officeooo:paragraph-rsid="05ead2fa" fo:background-color="transparent"/>
    </style:style>
    <style:style style:name="P7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be41e" officeooo:paragraph-rsid="05ebe41e" fo:background-color="transparent"/>
    </style:style>
    <style:style style:name="P7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ecdf15" fo:background-color="transparent"/>
    </style:style>
    <style:style style:name="P7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edcf16" officeooo:paragraph-rsid="05f20589" fo:background-color="transparent"/>
    </style:style>
    <style:style style:name="P7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20589" officeooo:paragraph-rsid="05f20589" fo:background-color="transparent"/>
    </style:style>
    <style:style style:name="P7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4c37a" officeooo:paragraph-rsid="05f4c37a" fo:background-color="transparent"/>
    </style:style>
    <style:style style:name="P7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78208" officeooo:paragraph-rsid="05f78208" fo:background-color="transparent"/>
    </style:style>
    <style:style style:name="P7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5f8818c" officeooo:paragraph-rsid="05f8818c" fo:background-color="transparent"/>
    </style:style>
    <style:style style:name="P7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0a58" fo:background-color="transparent"/>
    </style:style>
    <style:style style:name="P7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22f9e" officeooo:paragraph-rsid="06022f9e" fo:background-color="transparent"/>
    </style:style>
    <style:style style:name="P7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4a62c" officeooo:paragraph-rsid="06022f9e" fo:background-color="transparent"/>
    </style:style>
    <style:style style:name="P7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5a23c" officeooo:paragraph-rsid="0604a62c" fo:background-color="transparent"/>
    </style:style>
    <style:style style:name="P7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f2692" officeooo:paragraph-rsid="061f2692" fo:background-color="transparent"/>
    </style:style>
    <style:style style:name="P7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a029a" officeooo:paragraph-rsid="060a029a" fo:background-color="transparent"/>
    </style:style>
    <style:style style:name="P7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bca4b" officeooo:paragraph-rsid="060bca4b" fo:background-color="transparent"/>
    </style:style>
    <style:style style:name="P7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0ee131" officeooo:paragraph-rsid="060bca4b" fo:background-color="transparent"/>
    </style:style>
    <style:style style:name="P78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13c587" officeooo:paragraph-rsid="0613c587" fo:background-color="transparent"/>
    </style:style>
    <style:style style:name="P7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e9c09" fo:background-color="transparent"/>
    </style:style>
    <style:style style:name="P7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e9c09" officeooo:paragraph-rsid="06242a6d" fo:background-color="transparent"/>
    </style:style>
    <style:style style:name="P7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0c5d4" fo:background-color="transparent"/>
    </style:style>
    <style:style style:name="P7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2caab" officeooo:paragraph-rsid="06362e55" fo:background-color="transparent"/>
    </style:style>
    <style:style style:name="P7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62e55" officeooo:paragraph-rsid="06362e55" fo:background-color="transparent"/>
    </style:style>
    <style:style style:name="P7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8c970" officeooo:paragraph-rsid="0638c970" fo:background-color="transparent"/>
    </style:style>
    <style:style style:name="P7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240dc9" officeooo:paragraph-rsid="06242a6d" fo:background-color="transparent"/>
    </style:style>
    <style:style style:name="P7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bc8bd" fo:background-color="transparent"/>
    </style:style>
    <style:style style:name="P7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bc8bd" officeooo:paragraph-rsid="0638c970" fo:background-color="transparent"/>
    </style:style>
    <style:style style:name="P7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da217" officeooo:paragraph-rsid="063da217" fo:background-color="transparent"/>
    </style:style>
    <style:style style:name="P7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3c1c7a" officeooo:paragraph-rsid="063c1c7a" fo:background-color="transparent"/>
    </style:style>
    <style:style style:name="P7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01729" officeooo:paragraph-rsid="063da217" fo:background-color="transparent"/>
    </style:style>
    <style:style style:name="P7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3706" officeooo:paragraph-rsid="06453706" fo:background-color="transparent"/>
    </style:style>
    <style:style style:name="P7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5ed78" officeooo:paragraph-rsid="0645ed78" fo:background-color="transparent"/>
    </style:style>
    <style:style style:name="P8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a5bc" officeooo:paragraph-rsid="0645ed78" fo:background-color="transparent"/>
    </style:style>
    <style:style style:name="P8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47c736" officeooo:paragraph-rsid="0647c736" fo:background-color="transparent"/>
    </style:style>
    <style:style style:name="P8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0a05d" officeooo:paragraph-rsid="0650a05d" fo:background-color="transparent"/>
    </style:style>
    <style:style style:name="P8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4529" officeooo:paragraph-rsid="065b4529" fo:background-color="transparent"/>
    </style:style>
    <style:style style:name="P8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b6ffb" officeooo:paragraph-rsid="065b6ffb" fo:background-color="transparent"/>
    </style:style>
    <style:style style:name="P8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71cb0" officeooo:paragraph-rsid="065b6ffb" fo:background-color="transparent"/>
    </style:style>
    <style:style style:name="P8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54b77" officeooo:paragraph-rsid="06679673" fo:background-color="transparent"/>
    </style:style>
    <style:style style:name="P8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a0d16" fo:background-color="transparent"/>
    </style:style>
    <style:style style:name="P8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be5da" officeooo:paragraph-rsid="066be5da" fo:background-color="transparent"/>
    </style:style>
    <style:style style:name="P8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be5da" fo:background-color="transparent"/>
    </style:style>
    <style:style style:name="P8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d7c06" officeooo:paragraph-rsid="066d7c06" fo:background-color="transparent"/>
    </style:style>
    <style:style style:name="P8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be5da" fo:background-color="transparent"/>
    </style:style>
    <style:style style:name="P8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ecaf4" officeooo:paragraph-rsid="066ede94" fo:background-color="transparent"/>
    </style:style>
    <style:style style:name="P8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a0d16" officeooo:paragraph-rsid="066a0d16" fo:background-color="transparent"/>
    </style:style>
    <style:style style:name="P8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f86e5" officeooo:paragraph-rsid="066f86e5" fo:background-color="transparent"/>
    </style:style>
    <style:style style:name="P8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8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8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8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8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8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26e7b76" officeooo:paragraph-rsid="026e7b76" fo:background-color="#ffff00"/>
    </style:style>
    <style:style style:name="P8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c9dd52" officeooo:paragraph-rsid="03c9dd52" fo:background-color="#ffff00"/>
    </style:style>
    <style:style style:name="P8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39ea225" officeooo:paragraph-rsid="0650c7cf" fo:background-color="#ffff00"/>
    </style:style>
    <style:style style:name="P8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8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82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fo:font-style="italic" officeooo:rsid="021e2dfa" officeooo:paragraph-rsid="022dfed5" fo:background-color="transparent" style:font-style-asian="italic" style:font-style-complex="italic"/>
    </style:style>
    <style:style style:name="P8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827"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828"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829"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830"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831"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832"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833"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834"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835"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836"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83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83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839"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840"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841"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842"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843"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844"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845"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846"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847"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848"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849"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850"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851"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852"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853"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854"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855"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856"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857"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858"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859"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860"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861"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862"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863"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864"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865" style:family="paragraph" style:parent-style-name="Text_20_body">
      <style:paragraph-properties fo:text-align="justify" style:justify-single-word="false" fo:padding="0in" fo:border="none" style:shadow="none" style:join-border="false"/>
      <style:text-properties officeooo:rsid="023afb1c" officeooo:paragraph-rsid="023afb1c"/>
    </style:style>
    <style:style style:name="P866" style:family="paragraph" style:parent-style-name="Text_20_body">
      <style:paragraph-properties fo:text-align="justify" style:justify-single-word="false" fo:padding="0in" fo:border="none" style:shadow="none" style:join-border="false"/>
      <style:text-properties officeooo:rsid="0252e03b" officeooo:paragraph-rsid="0252e03b"/>
    </style:style>
    <style:style style:name="P867" style:family="paragraph" style:parent-style-name="Text_20_body">
      <style:paragraph-properties fo:text-align="justify" style:justify-single-word="false" fo:padding="0in" fo:border="none" style:shadow="none" style:join-border="false"/>
      <style:text-properties officeooo:rsid="025f7113" officeooo:paragraph-rsid="025f7113"/>
    </style:style>
    <style:style style:name="P868" style:family="paragraph" style:parent-style-name="Text_20_body">
      <style:paragraph-properties fo:text-align="justify" style:justify-single-word="false" fo:padding="0in" fo:border="none" style:shadow="none" style:join-border="false"/>
      <style:text-properties officeooo:rsid="0289331f" officeooo:paragraph-rsid="0289331f"/>
    </style:style>
    <style:style style:name="P869" style:family="paragraph" style:parent-style-name="Text_20_body">
      <style:paragraph-properties fo:text-align="justify" style:justify-single-word="false" fo:padding="0in" fo:border="none" style:shadow="none" style:join-border="false"/>
      <style:text-properties officeooo:rsid="0297ff56" officeooo:paragraph-rsid="0297ff56"/>
    </style:style>
    <style:style style:name="P870" style:family="paragraph" style:parent-style-name="Text_20_body">
      <style:paragraph-properties fo:text-align="justify" style:justify-single-word="false" fo:padding="0in" fo:border="none" style:shadow="none" style:join-border="false"/>
      <style:text-properties officeooo:rsid="029dfc18" officeooo:paragraph-rsid="029dfc18"/>
    </style:style>
    <style:style style:name="P871" style:family="paragraph" style:parent-style-name="Text_20_body">
      <style:paragraph-properties fo:text-align="justify" style:justify-single-word="false" fo:padding="0in" fo:border="none" style:shadow="none" style:join-border="false"/>
      <style:text-properties officeooo:rsid="02b66894" officeooo:paragraph-rsid="02b66894"/>
    </style:style>
    <style:style style:name="P872" style:family="paragraph" style:parent-style-name="Text_20_body">
      <style:paragraph-properties fo:text-align="justify" style:justify-single-word="false" fo:padding="0in" fo:border="none" style:shadow="none" style:join-border="false"/>
      <style:text-properties officeooo:rsid="02b99c49" officeooo:paragraph-rsid="02b99c49"/>
    </style:style>
    <style:style style:name="P873" style:family="paragraph" style:parent-style-name="Text_20_body">
      <style:paragraph-properties fo:text-align="justify" style:justify-single-word="false" fo:padding="0in" fo:border="none" style:shadow="none" style:join-border="false"/>
      <style:text-properties officeooo:rsid="02c19805" officeooo:paragraph-rsid="02c19805"/>
    </style:style>
    <style:style style:name="P874" style:family="paragraph" style:parent-style-name="Text_20_body">
      <style:paragraph-properties fo:text-align="justify" style:justify-single-word="false" fo:padding="0in" fo:border="none" style:shadow="none" style:join-border="false"/>
      <style:text-properties officeooo:rsid="0053d733" officeooo:paragraph-rsid="0052ba96"/>
    </style:style>
    <style:style style:name="P875" style:family="paragraph" style:parent-style-name="Text_20_body">
      <style:paragraph-properties fo:text-align="justify" style:justify-single-word="false" fo:padding="0in" fo:border="none" style:shadow="none" style:join-border="false"/>
      <style:text-properties officeooo:rsid="02c8ceeb" officeooo:paragraph-rsid="02c95ff8"/>
    </style:style>
    <style:style style:name="P876" style:family="paragraph" style:parent-style-name="Text_20_body">
      <style:paragraph-properties fo:text-align="justify" style:justify-single-word="false" fo:padding="0in" fo:border="none" style:shadow="none" style:join-border="false"/>
      <style:text-properties officeooo:rsid="02cc6161" officeooo:paragraph-rsid="02cc6161"/>
    </style:style>
    <style:style style:name="P877" style:family="paragraph" style:parent-style-name="Text_20_body">
      <style:paragraph-properties fo:text-align="justify" style:justify-single-word="false" fo:padding="0in" fo:border="none" style:shadow="none" style:join-border="false"/>
      <style:text-properties officeooo:rsid="02ceceb6" officeooo:paragraph-rsid="02ceceb6"/>
    </style:style>
    <style:style style:name="P878" style:family="paragraph" style:parent-style-name="Text_20_body">
      <style:paragraph-properties fo:text-align="justify" style:justify-single-word="false" fo:padding="0in" fo:border="none" style:shadow="none" style:join-border="false"/>
      <style:text-properties officeooo:rsid="02dac34a" officeooo:paragraph-rsid="02dac34a"/>
    </style:style>
    <style:style style:name="P879" style:family="paragraph" style:parent-style-name="Text_20_body">
      <style:paragraph-properties fo:text-align="justify" style:justify-single-word="false" fo:padding="0in" fo:border="none" style:shadow="none" style:join-border="false"/>
      <style:text-properties officeooo:rsid="02f06765" officeooo:paragraph-rsid="02f06765"/>
    </style:style>
    <style:style style:name="P880" style:family="paragraph" style:parent-style-name="Text_20_body">
      <style:paragraph-properties fo:text-align="justify" style:justify-single-word="false" fo:padding="0in" fo:border="none" style:shadow="none" style:join-border="false"/>
      <style:text-properties officeooo:rsid="030c00b5" officeooo:paragraph-rsid="030c00b5"/>
    </style:style>
    <style:style style:name="P881" style:family="paragraph" style:parent-style-name="Text_20_body">
      <style:paragraph-properties fo:text-align="justify" style:justify-single-word="false" fo:padding="0in" fo:border="none" style:shadow="none" style:join-border="false"/>
      <style:text-properties officeooo:rsid="0316cf7e" officeooo:paragraph-rsid="0316cf7e"/>
    </style:style>
    <style:style style:name="P882" style:family="paragraph" style:parent-style-name="Text_20_body">
      <style:paragraph-properties fo:text-align="justify" style:justify-single-word="false" fo:padding="0in" fo:border="none" style:shadow="none" style:join-border="false"/>
      <style:text-properties officeooo:rsid="031b6890" officeooo:paragraph-rsid="031b6890"/>
    </style:style>
    <style:style style:name="P883" style:family="paragraph" style:parent-style-name="Text_20_body">
      <style:paragraph-properties fo:text-align="justify" style:justify-single-word="false" fo:padding="0in" fo:border="none" style:shadow="none" style:join-border="false"/>
      <style:text-properties officeooo:rsid="03268562" officeooo:paragraph-rsid="03268562"/>
    </style:style>
    <style:style style:name="P884" style:family="paragraph" style:parent-style-name="Text_20_body">
      <style:paragraph-properties fo:text-align="justify" style:justify-single-word="false" fo:padding="0in" fo:border="none" style:shadow="none" style:join-border="false"/>
      <style:text-properties officeooo:rsid="03268562" officeooo:paragraph-rsid="0327e8d9"/>
    </style:style>
    <style:style style:name="P885" style:family="paragraph" style:parent-style-name="Text_20_body">
      <style:paragraph-properties fo:text-align="justify" style:justify-single-word="false" fo:padding="0in" fo:border="none" style:shadow="none" style:join-border="false"/>
      <style:text-properties officeooo:rsid="033380bb" officeooo:paragraph-rsid="033380bb"/>
    </style:style>
    <style:style style:name="P886" style:family="paragraph" style:parent-style-name="Text_20_body">
      <style:paragraph-properties fo:text-align="justify" style:justify-single-word="false" fo:padding="0in" fo:border="none" style:shadow="none" style:join-border="false"/>
      <style:text-properties officeooo:rsid="0348f3e2" officeooo:paragraph-rsid="0348f3e2"/>
    </style:style>
    <style:style style:name="P887" style:family="paragraph" style:parent-style-name="Text_20_body">
      <style:paragraph-properties fo:text-align="justify" style:justify-single-word="false" fo:padding="0in" fo:border="none" style:shadow="none" style:join-border="false"/>
      <style:text-properties officeooo:rsid="03c3c9b5" officeooo:paragraph-rsid="03c3c9b5"/>
    </style:style>
    <style:style style:name="P888" style:family="paragraph" style:parent-style-name="Text_20_body">
      <style:paragraph-properties fo:text-align="justify" style:justify-single-word="false" fo:padding="0in" fo:border="none" style:shadow="none" style:join-border="false"/>
      <style:text-properties officeooo:rsid="03c79c36" officeooo:paragraph-rsid="03c79c36"/>
    </style:style>
    <style:style style:name="P889" style:family="paragraph" style:parent-style-name="Text_20_body">
      <style:paragraph-properties fo:text-align="justify" style:justify-single-word="false" fo:padding="0in" fo:border="none" style:shadow="none" style:join-border="false"/>
      <style:text-properties officeooo:rsid="03ba4c36" officeooo:paragraph-rsid="03ba4c36"/>
    </style:style>
    <style:style style:name="P890" style:family="paragraph" style:parent-style-name="Text_20_body">
      <style:paragraph-properties fo:text-align="justify" style:justify-single-word="false" fo:padding="0in" fo:border="none" style:shadow="none" style:join-border="false"/>
      <style:text-properties officeooo:rsid="03d67f98" officeooo:paragraph-rsid="03d67f98"/>
    </style:style>
    <style:style style:name="P891" style:family="paragraph" style:parent-style-name="Text_20_body">
      <style:paragraph-properties fo:text-align="justify" style:justify-single-word="false" fo:padding="0in" fo:border="none" style:shadow="none" style:join-border="false"/>
      <style:text-properties officeooo:rsid="03e085d2" officeooo:paragraph-rsid="03e085d2"/>
    </style:style>
    <style:style style:name="P892" style:family="paragraph" style:parent-style-name="Text_20_body">
      <style:paragraph-properties fo:text-align="justify" style:justify-single-word="false" fo:padding="0in" fo:border="none" style:shadow="none" style:join-border="false"/>
      <style:text-properties officeooo:rsid="03e085d2" officeooo:paragraph-rsid="03e2de3a"/>
    </style:style>
    <style:style style:name="P893" style:family="paragraph" style:parent-style-name="Text_20_body">
      <style:paragraph-properties fo:text-align="justify" style:justify-single-word="false" fo:padding="0in" fo:border="none" style:shadow="none" style:join-border="false"/>
      <style:text-properties officeooo:rsid="03e2de3a" officeooo:paragraph-rsid="03e2de3a"/>
    </style:style>
    <style:style style:name="P894" style:family="paragraph" style:parent-style-name="Text_20_body">
      <style:paragraph-properties fo:text-align="justify" style:justify-single-word="false" fo:padding="0in" fo:border="none" style:shadow="none" style:join-border="false"/>
      <style:text-properties officeooo:rsid="03e3105b" officeooo:paragraph-rsid="03e3105b"/>
    </style:style>
    <style:style style:name="P895" style:family="paragraph" style:parent-style-name="Text_20_body">
      <style:paragraph-properties fo:text-align="justify" style:justify-single-word="false" fo:padding="0in" fo:border="none" style:shadow="none" style:join-border="false"/>
      <style:text-properties officeooo:rsid="03f513be" officeooo:paragraph-rsid="03f513be"/>
    </style:style>
    <style:style style:name="P896" style:family="paragraph" style:parent-style-name="Text_20_body">
      <style:paragraph-properties fo:text-align="justify" style:justify-single-word="false" fo:padding="0in" fo:border="none" style:shadow="none" style:join-border="false"/>
      <style:text-properties officeooo:rsid="040a2276" officeooo:paragraph-rsid="040a2276"/>
    </style:style>
    <style:style style:name="P897" style:family="paragraph" style:parent-style-name="Text_20_body">
      <style:paragraph-properties fo:text-align="justify" style:justify-single-word="false" fo:padding="0in" fo:border="none" style:shadow="none" style:join-border="false"/>
      <style:text-properties officeooo:rsid="040bd82f" officeooo:paragraph-rsid="040bd82f"/>
    </style:style>
    <style:style style:name="P898" style:family="paragraph" style:parent-style-name="Text_20_body">
      <style:paragraph-properties fo:text-align="justify" style:justify-single-word="false" fo:padding="0in" fo:border="none" style:shadow="none" style:join-border="false"/>
      <style:text-properties officeooo:rsid="040c7009" officeooo:paragraph-rsid="040c7009"/>
    </style:style>
    <style:style style:name="P899" style:family="paragraph" style:parent-style-name="Text_20_body">
      <style:paragraph-properties fo:text-align="justify" style:justify-single-word="false" fo:padding="0in" fo:border="none" style:shadow="none" style:join-border="false"/>
      <style:text-properties officeooo:rsid="040c7009" officeooo:paragraph-rsid="04634bd8"/>
    </style:style>
    <style:style style:name="P900" style:family="paragraph" style:parent-style-name="Text_20_body">
      <style:paragraph-properties fo:text-align="justify" style:justify-single-word="false" fo:padding="0in" fo:border="none" style:shadow="none" style:join-border="false"/>
      <style:text-properties officeooo:rsid="04232e45" officeooo:paragraph-rsid="04232e45"/>
    </style:style>
    <style:style style:name="P901" style:family="paragraph" style:parent-style-name="Text_20_body">
      <style:paragraph-properties fo:text-align="justify" style:justify-single-word="false" fo:padding="0in" fo:border="none" style:shadow="none" style:join-border="false"/>
      <style:text-properties officeooo:rsid="04678c14" officeooo:paragraph-rsid="04678c14"/>
    </style:style>
    <style:style style:name="P902" style:family="paragraph" style:parent-style-name="Text_20_body">
      <style:paragraph-properties fo:text-align="justify" style:justify-single-word="false" fo:padding="0in" fo:border="none" style:shadow="none" style:join-border="false"/>
      <style:text-properties officeooo:rsid="04274e9b" officeooo:paragraph-rsid="04274e9b"/>
    </style:style>
    <style:style style:name="P903" style:family="paragraph" style:parent-style-name="Text_20_body">
      <style:paragraph-properties fo:text-align="justify" style:justify-single-word="false" fo:padding="0in" fo:border="none" style:shadow="none" style:join-border="false"/>
      <style:text-properties officeooo:rsid="04634bd8" officeooo:paragraph-rsid="047402be"/>
    </style:style>
    <style:style style:name="P904" style:family="paragraph" style:parent-style-name="Text_20_body">
      <style:paragraph-properties fo:text-align="justify" style:justify-single-word="false" fo:padding="0in" fo:border="none" style:shadow="none" style:join-border="false"/>
      <style:text-properties officeooo:rsid="047f6a77" officeooo:paragraph-rsid="047f6a77"/>
    </style:style>
    <style:style style:name="P905" style:family="paragraph" style:parent-style-name="Text_20_body">
      <style:paragraph-properties fo:text-align="justify" style:justify-single-word="false" fo:padding="0in" fo:border="none" style:shadow="none" style:join-border="false"/>
      <style:text-properties officeooo:rsid="047f6a77" officeooo:paragraph-rsid="0480de51"/>
    </style:style>
    <style:style style:name="P906" style:family="paragraph" style:parent-style-name="Text_20_body">
      <style:paragraph-properties fo:text-align="justify" style:justify-single-word="false" fo:padding="0in" fo:border="none" style:shadow="none" style:join-border="false"/>
      <style:text-properties officeooo:rsid="04822086" officeooo:paragraph-rsid="04822086"/>
    </style:style>
    <style:style style:name="P907" style:family="paragraph" style:parent-style-name="Text_20_body">
      <style:paragraph-properties fo:text-align="justify" style:justify-single-word="false" fo:padding="0in" fo:border="none" style:shadow="none" style:join-border="false"/>
      <style:text-properties officeooo:rsid="04b87ab3" officeooo:paragraph-rsid="04b87ab3"/>
    </style:style>
    <style:style style:name="P908" style:family="paragraph" style:parent-style-name="Text_20_body">
      <style:paragraph-properties fo:text-align="justify" style:justify-single-word="false" fo:padding="0in" fo:border="none" style:shadow="none" style:join-border="false"/>
      <style:text-properties officeooo:rsid="04b9764c" officeooo:paragraph-rsid="04b9764c"/>
    </style:style>
    <style:style style:name="P909" style:family="paragraph" style:parent-style-name="Text_20_body">
      <style:paragraph-properties fo:text-align="justify" style:justify-single-word="false" fo:padding="0in" fo:border="none" style:shadow="none" style:join-border="false"/>
      <style:text-properties officeooo:rsid="04bd2c15" officeooo:paragraph-rsid="04bd2c15"/>
    </style:style>
    <style:style style:name="P910" style:family="paragraph" style:parent-style-name="Text_20_body">
      <style:paragraph-properties fo:text-align="justify" style:justify-single-word="false" fo:padding="0in" fo:border="none" style:shadow="none" style:join-border="false"/>
      <style:text-properties officeooo:rsid="04d5a53c" officeooo:paragraph-rsid="04d5a53c"/>
    </style:style>
    <style:style style:name="P911" style:family="paragraph" style:parent-style-name="Text_20_body">
      <style:paragraph-properties fo:text-align="justify" style:justify-single-word="false" fo:padding="0in" fo:border="none" style:shadow="none" style:join-border="false"/>
      <style:text-properties officeooo:rsid="04dafd56" officeooo:paragraph-rsid="04dafd56"/>
    </style:style>
    <style:style style:name="P912" style:family="paragraph" style:parent-style-name="Text_20_body">
      <style:paragraph-properties fo:text-align="justify" style:justify-single-word="false" fo:padding="0in" fo:border="none" style:shadow="none" style:join-border="false"/>
      <style:text-properties officeooo:rsid="04dd0c76" officeooo:paragraph-rsid="04dd0c76"/>
    </style:style>
    <style:style style:name="P913" style:family="paragraph" style:parent-style-name="Text_20_body">
      <style:paragraph-properties fo:text-align="justify" style:justify-single-word="false" fo:padding="0in" fo:border="none" style:shadow="none" style:join-border="false"/>
      <style:text-properties officeooo:rsid="0247d966" officeooo:paragraph-rsid="04e284f9"/>
    </style:style>
    <style:style style:name="P914" style:family="paragraph" style:parent-style-name="Text_20_body">
      <style:paragraph-properties fo:text-align="justify" style:justify-single-word="false" fo:padding="0in" fo:border="none" style:shadow="none" style:join-border="false"/>
      <style:text-properties officeooo:rsid="050094f3" officeooo:paragraph-rsid="050094f3"/>
    </style:style>
    <style:style style:name="P915" style:family="paragraph" style:parent-style-name="Text_20_body">
      <style:paragraph-properties fo:text-align="justify" style:justify-single-word="false" fo:padding="0in" fo:border="none" style:shadow="none" style:join-border="false"/>
      <style:text-properties officeooo:rsid="05055795" officeooo:paragraph-rsid="05055795"/>
    </style:style>
    <style:style style:name="P916" style:family="paragraph" style:parent-style-name="Text_20_body">
      <style:paragraph-properties fo:text-align="justify" style:justify-single-word="false" fo:padding="0in" fo:border="none" style:shadow="none" style:join-border="false"/>
      <style:text-properties officeooo:rsid="050de790" officeooo:paragraph-rsid="050de790"/>
    </style:style>
    <style:style style:name="P917" style:family="paragraph" style:parent-style-name="Text_20_body">
      <style:paragraph-properties fo:text-align="justify" style:justify-single-word="false" fo:padding="0in" fo:border="none" style:shadow="none" style:join-border="false"/>
      <style:text-properties officeooo:rsid="051ad95e" officeooo:paragraph-rsid="051ad95e"/>
    </style:style>
    <style:style style:name="P918" style:family="paragraph" style:parent-style-name="Text_20_body">
      <style:paragraph-properties fo:text-align="justify" style:justify-single-word="false" fo:padding="0in" fo:border="none" style:shadow="none" style:join-border="false"/>
      <style:text-properties officeooo:rsid="051c9b89" officeooo:paragraph-rsid="051c9b89"/>
    </style:style>
    <style:style style:name="P919" style:family="paragraph" style:parent-style-name="Text_20_body">
      <style:paragraph-properties fo:text-align="justify" style:justify-single-word="false" fo:padding="0in" fo:border="none" style:shadow="none" style:join-border="false"/>
      <style:text-properties officeooo:rsid="051e6abd" officeooo:paragraph-rsid="051e6abd"/>
    </style:style>
    <style:style style:name="P920" style:family="paragraph" style:parent-style-name="Text_20_body">
      <style:paragraph-properties fo:text-align="justify" style:justify-single-word="false" fo:padding="0in" fo:border="none" style:shadow="none" style:join-border="false"/>
      <style:text-properties officeooo:rsid="0524f4a6" officeooo:paragraph-rsid="0524f4a6"/>
    </style:style>
    <style:style style:name="P921" style:family="paragraph" style:parent-style-name="Text_20_body">
      <style:paragraph-properties fo:text-align="justify" style:justify-single-word="false" fo:padding="0in" fo:border="none" style:shadow="none" style:join-border="false"/>
      <style:text-properties officeooo:rsid="052c8301" officeooo:paragraph-rsid="052d34e8"/>
    </style:style>
    <style:style style:name="P922" style:family="paragraph" style:parent-style-name="Text_20_body">
      <style:paragraph-properties fo:text-align="justify" style:justify-single-word="false" fo:padding="0in" fo:border="none" style:shadow="none" style:join-border="false"/>
      <style:text-properties officeooo:rsid="053e2f0c" officeooo:paragraph-rsid="053e2f0c"/>
    </style:style>
    <style:style style:name="P923" style:family="paragraph" style:parent-style-name="Text_20_body">
      <style:paragraph-properties fo:text-align="justify" style:justify-single-word="false" fo:padding="0in" fo:border="none" style:shadow="none" style:join-border="false"/>
      <style:text-properties officeooo:rsid="0553d291" officeooo:paragraph-rsid="0553d291"/>
    </style:style>
    <style:style style:name="P924" style:family="paragraph" style:parent-style-name="Text_20_body">
      <style:paragraph-properties fo:text-align="justify" style:justify-single-word="false" fo:padding="0in" fo:border="none" style:shadow="none" style:join-border="false"/>
      <style:text-properties officeooo:rsid="055a2b0b" officeooo:paragraph-rsid="055a2b0b"/>
    </style:style>
    <style:style style:name="P925" style:family="paragraph" style:parent-style-name="Text_20_body">
      <style:paragraph-properties fo:text-align="justify" style:justify-single-word="false" fo:padding="0in" fo:border="none" style:shadow="none" style:join-border="false"/>
      <style:text-properties officeooo:rsid="055bbc99" officeooo:paragraph-rsid="055bbc99"/>
    </style:style>
    <style:style style:name="P926" style:family="paragraph" style:parent-style-name="Text_20_body">
      <style:paragraph-properties fo:text-align="justify" style:justify-single-word="false" fo:padding="0in" fo:border="none" style:shadow="none" style:join-border="false"/>
      <style:text-properties officeooo:rsid="0593fffc" officeooo:paragraph-rsid="0593fffc"/>
    </style:style>
    <style:style style:name="P927" style:family="paragraph" style:parent-style-name="Text_20_body">
      <style:paragraph-properties fo:text-align="justify" style:justify-single-word="false" fo:padding="0in" fo:border="none" style:shadow="none" style:join-border="false"/>
      <style:text-properties officeooo:rsid="05b17e94" officeooo:paragraph-rsid="05b17e94"/>
    </style:style>
    <style:style style:name="P928" style:family="paragraph" style:parent-style-name="Text_20_body">
      <style:paragraph-properties fo:text-align="justify" style:justify-single-word="false" fo:padding="0in" fo:border="none" style:shadow="none" style:join-border="false"/>
      <style:text-properties officeooo:rsid="05b8acba" officeooo:paragraph-rsid="05b8acba"/>
    </style:style>
    <style:style style:name="P929" style:family="paragraph" style:parent-style-name="Text_20_body">
      <style:paragraph-properties fo:text-align="justify" style:justify-single-word="false" fo:padding="0in" fo:border="none" style:shadow="none" style:join-border="false"/>
      <style:text-properties officeooo:rsid="05dd37fb" officeooo:paragraph-rsid="05dd37fb"/>
    </style:style>
    <style:style style:name="P930" style:family="paragraph" style:parent-style-name="Text_20_body">
      <style:paragraph-properties fo:text-align="justify" style:justify-single-word="false" fo:padding="0in" fo:border="none" style:shadow="none" style:join-border="false"/>
      <style:text-properties officeooo:rsid="05ecdf15" officeooo:paragraph-rsid="05ecdf15"/>
    </style:style>
    <style:style style:name="P931" style:family="paragraph" style:parent-style-name="Text_20_body">
      <style:paragraph-properties fo:text-align="justify" style:justify-single-word="false" fo:padding="0in" fo:border="none" style:shadow="none" style:join-border="false"/>
      <style:text-properties officeooo:rsid="05f20589" officeooo:paragraph-rsid="05f4c37a"/>
    </style:style>
    <style:style style:name="P932" style:family="paragraph" style:parent-style-name="Text_20_body">
      <style:paragraph-properties fo:text-align="justify" style:justify-single-word="false" fo:padding="0in" fo:border="none" style:shadow="none" style:join-border="false"/>
      <style:text-properties officeooo:rsid="05f4c37a" officeooo:paragraph-rsid="05f4c37a"/>
    </style:style>
    <style:style style:name="P933" style:family="paragraph" style:parent-style-name="Text_20_body">
      <style:paragraph-properties fo:text-align="justify" style:justify-single-word="false" fo:padding="0in" fo:border="none" style:shadow="none" style:join-border="false"/>
      <style:text-properties officeooo:rsid="05f8818c" officeooo:paragraph-rsid="05f8818c"/>
    </style:style>
    <style:style style:name="P934" style:family="paragraph" style:parent-style-name="Text_20_body">
      <style:paragraph-properties fo:text-align="justify" style:justify-single-word="false" fo:padding="0in" fo:border="none" style:shadow="none" style:join-border="false"/>
      <style:text-properties officeooo:rsid="0604a62c" officeooo:paragraph-rsid="0604a62c"/>
    </style:style>
    <style:style style:name="P935" style:family="paragraph" style:parent-style-name="Text_20_body">
      <style:paragraph-properties fo:text-align="justify" style:justify-single-word="false" fo:padding="0in" fo:border="none" style:shadow="none" style:join-border="false"/>
      <style:text-properties officeooo:rsid="060a029a" officeooo:paragraph-rsid="060a029a"/>
    </style:style>
    <style:style style:name="P936" style:family="paragraph" style:parent-style-name="Text_20_body">
      <style:paragraph-properties fo:text-align="justify" style:justify-single-word="false" fo:padding="0in" fo:border="none" style:shadow="none" style:join-border="false"/>
      <style:text-properties officeooo:rsid="06287db0" officeooo:paragraph-rsid="06287db0"/>
    </style:style>
    <style:style style:name="P937" style:family="paragraph" style:parent-style-name="Text_20_body">
      <style:paragraph-properties fo:text-align="justify" style:justify-single-word="false" fo:padding="0in" fo:border="none" style:shadow="none" style:join-border="false"/>
      <style:text-properties officeooo:rsid="0630c5d4" officeooo:paragraph-rsid="0630c5d4"/>
    </style:style>
    <style:style style:name="P938" style:family="paragraph" style:parent-style-name="Text_20_body">
      <style:paragraph-properties fo:text-align="justify" style:justify-single-word="false" fo:padding="0in" fo:border="none" style:shadow="none" style:join-border="false"/>
      <style:text-properties officeooo:rsid="066235da" officeooo:paragraph-rsid="066235da"/>
    </style:style>
    <style:style style:name="P939" style:family="paragraph" style:parent-style-name="Text_20_body">
      <style:paragraph-properties fo:text-align="justify" style:justify-single-word="false" fo:padding="0in" fo:border="none" style:shadow="none" style:join-border="false"/>
      <style:text-properties officeooo:rsid="066be5da" officeooo:paragraph-rsid="066be5da"/>
    </style:style>
    <style:style style:name="P940"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941"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942"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943"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44"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945"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94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4cf9e06" style:font-style-asian="normal" style:font-style-complex="normal"/>
    </style:style>
    <style:style style:name="P949" style:family="paragraph" style:parent-style-name="Text_20_body">
      <style:paragraph-properties fo:margin-left="0in" fo:margin-right="0in" fo:text-align="justify" style:justify-single-word="false" fo:text-indent="0.1965in" style:auto-text-indent="false"/>
      <style:text-properties officeooo:paragraph-rsid="04cf9e06"/>
    </style:style>
    <style:style style:name="P950"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51"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952" style:family="paragraph" style:parent-style-name="Heading_20_1">
      <style:paragraph-properties fo:text-align="center" style:justify-single-word="false"/>
    </style:style>
    <style:style style:name="P953"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954" style:family="paragraph" style:parent-style-name="Heading_20_2">
      <style:paragraph-properties fo:text-align="center" style:justify-single-word="false"/>
    </style:style>
    <style:style style:name="P955" style:family="paragraph" style:parent-style-name="Heading_20_2">
      <style:paragraph-properties fo:text-align="center" style:justify-single-word="false"/>
      <style:text-properties fo:language="ru" fo:country="RU"/>
    </style:style>
    <style:style style:name="P9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12911" fo:background-color="transparent"/>
    </style:style>
    <style:style style:name="P9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712911" officeooo:paragraph-rsid="067225b6" fo:background-color="transparent"/>
    </style:style>
    <style:style style:name="P9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5131ca" officeooo:paragraph-rsid="065b6ffb" fo:background-color="transparent"/>
    </style:style>
    <style:style style:name="P9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6654b77" officeooo:paragraph-rsid="06679673" fo:background-color="transparent"/>
    </style:style>
    <style:style style:name="P960" style:family="paragraph" style:parent-style-name="Text_20_body">
      <style:paragraph-properties fo:text-align="justify" style:justify-single-word="false" fo:padding="0in" fo:border="none" style:shadow="none" style:join-border="false"/>
      <style:text-properties officeooo:paragraph-rsid="067225b6"/>
    </style:style>
    <style:style style:name="P961" style:family="paragraph" style:parent-style-name="Text_20_body">
      <style:paragraph-properties fo:text-align="justify" style:justify-single-word="false" fo:padding="0in" fo:border="none" style:shadow="none" style:join-border="false"/>
      <style:text-properties officeooo:paragraph-rsid="066eff80"/>
    </style:style>
    <style:style style:name="P962" style:family="paragraph" style:parent-style-name="Text_20_body">
      <style:paragraph-properties fo:text-align="justify" style:justify-single-word="false" fo:padding="0in" fo:border="none" style:shadow="none" style:join-border="false"/>
      <style:text-properties officeooo:paragraph-rsid="066d7c06"/>
    </style:style>
    <style:style style:name="P963" style:family="paragraph" style:parent-style-name="Text_20_body">
      <style:paragraph-properties fo:text-align="justify" style:justify-single-word="false" fo:padding="0in" fo:border="none" style:shadow="none" style:join-border="false"/>
      <style:text-properties officeooo:paragraph-rsid="0650c7cf"/>
    </style:style>
    <style:style style:name="P964" style:family="paragraph" style:parent-style-name="Text_20_body">
      <style:paragraph-properties fo:text-align="justify" style:justify-single-word="false" fo:padding="0in" fo:border="none" style:shadow="none" style:join-border="false"/>
      <style:text-properties officeooo:paragraph-rsid="066235da"/>
    </style:style>
    <style:style style:name="P965" style:family="paragraph" style:parent-style-name="Text_20_body">
      <style:paragraph-properties fo:text-align="justify" style:justify-single-word="false" fo:padding="0in" fo:border="none" style:shadow="none" style:join-border="false"/>
      <style:text-properties officeooo:paragraph-rsid="06798664"/>
    </style:style>
    <style:style style:name="P966" style:family="paragraph" style:parent-style-name="Text_20_body">
      <style:paragraph-properties fo:text-align="justify" style:justify-single-word="false" fo:padding="0in" fo:border="none" style:shadow="none" style:join-border="false"/>
      <style:text-properties officeooo:paragraph-rsid="0679cd27"/>
    </style:style>
    <style:style style:name="P967" style:family="paragraph" style:parent-style-name="Text_20_body">
      <style:paragraph-properties fo:text-align="justify" style:justify-single-word="false" fo:padding="0in" fo:border="none" style:shadow="none" style:join-border="false"/>
      <style:text-properties officeooo:paragraph-rsid="0678c6a5"/>
    </style:style>
    <style:style style:name="P968" style:family="paragraph" style:parent-style-name="Text_20_body">
      <style:paragraph-properties fo:text-align="justify" style:justify-single-word="false" fo:padding="0in" fo:border="none" style:shadow="none" style:join-border="false"/>
      <style:text-properties officeooo:paragraph-rsid="067db04e"/>
    </style:style>
    <style:style style:name="P969" style:family="paragraph" style:parent-style-name="Text_20_body">
      <style:paragraph-properties fo:text-align="justify" style:justify-single-word="false" fo:padding="0in" fo:border="none" style:shadow="none" style:join-border="false"/>
      <style:text-properties officeooo:paragraph-rsid="0681f162"/>
    </style:style>
    <style:style style:name="P970" style:family="paragraph" style:parent-style-name="Text_20_body">
      <style:paragraph-properties fo:text-align="justify" style:justify-single-word="false" fo:padding="0in" fo:border="none" style:shadow="none" style:join-border="false"/>
      <style:text-properties officeooo:paragraph-rsid="0682b3ee"/>
    </style:style>
    <style:style style:name="P971" style:family="paragraph" style:parent-style-name="Text_20_body">
      <style:paragraph-properties fo:text-align="justify" style:justify-single-word="false" fo:padding="0in" fo:border="none" style:shadow="none" style:join-border="false"/>
      <style:text-properties officeooo:paragraph-rsid="06856e25"/>
    </style:style>
    <style:style style:name="P972" style:family="paragraph" style:parent-style-name="Text_20_body">
      <style:paragraph-properties fo:text-align="justify" style:justify-single-word="false" fo:padding="0in" fo:border="none" style:shadow="none" style:join-border="false"/>
      <style:text-properties officeooo:paragraph-rsid="068950c8"/>
    </style:style>
    <style:style style:name="P973" style:family="paragraph" style:parent-style-name="Text_20_body">
      <style:paragraph-properties fo:text-align="justify" style:justify-single-word="false" fo:padding="0in" fo:border="none" style:shadow="none" style:join-border="false"/>
      <style:text-properties officeooo:paragraph-rsid="069363f5"/>
    </style:style>
    <style:style style:name="P974" style:family="paragraph" style:parent-style-name="Text_20_body">
      <style:paragraph-properties fo:text-align="justify" style:justify-single-word="false" fo:padding="0in" fo:border="none" style:shadow="none" style:join-border="false"/>
      <style:text-properties officeooo:paragraph-rsid="0682f5c6"/>
    </style:style>
    <style:style style:name="P975" style:family="paragraph" style:parent-style-name="Text_20_body">
      <style:paragraph-properties fo:text-align="justify" style:justify-single-word="false" fo:padding="0in" fo:border="none" style:shadow="none" style:join-border="false"/>
      <style:text-properties officeooo:paragraph-rsid="069cf8c2"/>
    </style:style>
    <style:style style:name="P976" style:family="paragraph" style:parent-style-name="Text_20_body">
      <style:paragraph-properties fo:text-align="justify" style:justify-single-word="false" fo:padding="0in" fo:border="none" style:shadow="none" style:join-border="false"/>
      <style:text-properties officeooo:paragraph-rsid="069da0ea"/>
    </style:style>
    <style:style style:name="P977" style:family="paragraph" style:parent-style-name="Text_20_body">
      <style:paragraph-properties fo:text-align="justify" style:justify-single-word="false" fo:padding="0in" fo:border="none" style:shadow="none" style:join-border="false"/>
      <style:text-properties officeooo:paragraph-rsid="020535d4"/>
    </style:style>
    <style:style style:name="P978" style:family="paragraph" style:parent-style-name="Text_20_body">
      <style:paragraph-properties fo:text-align="justify" style:justify-single-word="false" fo:padding="0in" fo:border="none" style:shadow="none" style:join-border="false"/>
      <style:text-properties officeooo:paragraph-rsid="06a1d604"/>
    </style:style>
    <style:style style:name="P979" style:family="paragraph" style:parent-style-name="Text_20_body">
      <style:paragraph-properties fo:text-align="justify" style:justify-single-word="false" fo:padding="0in" fo:border="none" style:shadow="none" style:join-border="false"/>
      <style:text-properties officeooo:paragraph-rsid="06a1f162"/>
    </style:style>
    <style:style style:name="P980" style:family="paragraph" style:parent-style-name="Text_20_body">
      <style:paragraph-properties fo:text-align="justify" style:justify-single-word="false" fo:padding="0in" fo:border="none" style:shadow="none" style:join-border="false"/>
      <style:text-properties officeooo:rsid="065d19e2" officeooo:paragraph-rsid="065d19e2"/>
    </style:style>
    <style:style style:name="P981" style:family="paragraph" style:parent-style-name="Text_20_body">
      <style:paragraph-properties fo:text-align="justify" style:justify-single-word="false" fo:padding="0in" fo:border="none" style:shadow="none" style:join-border="false"/>
      <style:text-properties officeooo:rsid="0678c6a5" officeooo:paragraph-rsid="0678c6a5"/>
    </style:style>
    <style:style style:name="P982" style:family="paragraph" style:parent-style-name="Text_20_body">
      <style:paragraph-properties fo:text-align="justify" style:justify-single-word="false" fo:padding="0in" fo:border="none" style:shadow="none" style:join-border="false"/>
      <style:text-properties officeooo:rsid="067be88c" officeooo:paragraph-rsid="067be88c"/>
    </style:style>
    <style:style style:name="P983" style:family="paragraph" style:parent-style-name="Text_20_body">
      <style:paragraph-properties fo:text-align="justify" style:justify-single-word="false" fo:padding="0in" fo:border="none" style:shadow="none" style:join-border="false"/>
      <style:text-properties officeooo:rsid="0682f5c6" officeooo:paragraph-rsid="0682f5c6"/>
    </style:style>
    <style:style style:name="P984" style:family="paragraph" style:parent-style-name="Text_20_body">
      <style:paragraph-properties fo:text-align="justify" style:justify-single-word="false" fo:padding="0in" fo:border="none" style:shadow="none" style:join-border="false"/>
      <style:text-properties officeooo:rsid="0682f5c6" officeooo:paragraph-rsid="06958f32"/>
    </style:style>
    <style:style style:name="P985" style:family="paragraph" style:parent-style-name="Text_20_body">
      <style:paragraph-properties fo:text-align="justify" style:justify-single-word="false" fo:padding="0in" fo:border="none" style:shadow="none" style:join-border="false"/>
      <style:text-properties officeooo:rsid="069363f5" officeooo:paragraph-rsid="069363f5"/>
    </style:style>
    <style:style style:name="P986" style:family="paragraph" style:parent-style-name="Text_20_body">
      <style:paragraph-properties fo:text-align="justify" style:justify-single-word="false" fo:padding="0in" fo:border="none" style:shadow="none" style:join-border="false"/>
      <style:text-properties officeooo:rsid="069b021f" officeooo:paragraph-rsid="069b021f"/>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officeooo:rsid="0368a646" style:font-style-asian="normal" style:font-style-complex="normal"/>
    </style:style>
    <style:style style:name="T4" style:family="text">
      <style:text-properties fo:font-style="normal" officeooo:rsid="036c43a3" style:font-style-asian="normal" style:font-style-complex="normal"/>
    </style:style>
    <style:style style:name="T5" style:family="text">
      <style:text-properties fo:font-style="normal" officeooo:rsid="036e2265" style:font-style-asian="normal" style:font-style-complex="normal"/>
    </style:style>
    <style:style style:name="T6" style:family="text">
      <style:text-properties fo:font-style="normal" officeooo:rsid="037bfc68" style:font-style-asian="normal" style:font-style-complex="normal"/>
    </style:style>
    <style:style style:name="T7" style:family="text">
      <style:text-properties fo:font-style="normal" officeooo:rsid="037e3e80" style:font-style-asian="normal" style:font-style-complex="normal"/>
    </style:style>
    <style:style style:name="T8" style:family="text">
      <style:text-properties fo:font-style="normal" officeooo:rsid="03852789" style:font-style-asian="normal" style:font-style-complex="normal"/>
    </style:style>
    <style:style style:name="T9" style:family="text">
      <style:text-properties fo:font-style="normal" officeooo:rsid="03870476" style:font-style-asian="normal" style:font-style-complex="normal"/>
    </style:style>
    <style:style style:name="T10" style:family="text">
      <style:text-properties fo:font-style="normal" officeooo:rsid="0389451c" style:font-style-asian="normal" style:font-style-complex="normal"/>
    </style:style>
    <style:style style:name="T11" style:family="text">
      <style:text-properties fo:font-style="normal" officeooo:rsid="038ae3a7" style:font-style-asian="normal" style:font-style-complex="normal"/>
    </style:style>
    <style:style style:name="T12" style:family="text">
      <style:text-properties fo:font-style="normal" officeooo:rsid="038e299a" style:font-style-asian="normal" style:font-style-complex="normal"/>
    </style:style>
    <style:style style:name="T13" style:family="text">
      <style:text-properties fo:font-style="normal" officeooo:rsid="038f49fd" style:font-style-asian="normal" style:font-style-complex="normal"/>
    </style:style>
    <style:style style:name="T14" style:family="text">
      <style:text-properties fo:font-style="normal" officeooo:rsid="03a1ed13" style:font-style-asian="normal" style:font-style-complex="normal"/>
    </style:style>
    <style:style style:name="T15" style:family="text">
      <style:text-properties fo:font-style="normal" officeooo:rsid="0393b6a6" style:font-style-asian="normal" style:font-style-complex="normal"/>
    </style:style>
    <style:style style:name="T16" style:family="text">
      <style:text-properties fo:font-style="normal" officeooo:rsid="0392f8b1" style:font-style-asian="normal" style:font-style-complex="normal"/>
    </style:style>
    <style:style style:name="T17" style:family="text">
      <style:text-properties fo:font-style="normal" officeooo:rsid="039561ac" style:font-style-asian="normal" style:font-style-complex="normal"/>
    </style:style>
    <style:style style:name="T18" style:family="text">
      <style:text-properties fo:font-style="normal" officeooo:rsid="0396a40d" style:font-style-asian="normal" style:font-style-complex="normal"/>
    </style:style>
    <style:style style:name="T19" style:family="text">
      <style:text-properties fo:font-style="normal" officeooo:rsid="03a3cbc5" style:font-style-asian="normal" style:font-style-complex="normal"/>
    </style:style>
    <style:style style:name="T20" style:family="text">
      <style:text-properties fo:font-style="normal" officeooo:rsid="03978cec" style:font-style-asian="normal" style:font-style-complex="normal"/>
    </style:style>
    <style:style style:name="T21" style:family="text">
      <style:text-properties fo:font-style="normal" officeooo:rsid="0397aca7" style:font-style-asian="normal" style:font-style-complex="normal"/>
    </style:style>
    <style:style style:name="T22" style:family="text">
      <style:text-properties fo:font-style="normal" officeooo:rsid="03a4b959" style:font-style-asian="normal" style:font-style-complex="normal"/>
    </style:style>
    <style:style style:name="T23" style:family="text">
      <style:text-properties fo:font-style="normal" officeooo:rsid="03a68b7a" style:font-style-asian="normal" style:font-style-complex="normal"/>
    </style:style>
    <style:style style:name="T24" style:family="text">
      <style:text-properties fo:font-style="normal" officeooo:rsid="03658c9b" style:font-style-asian="normal" style:font-style-complex="normal"/>
    </style:style>
    <style:style style:name="T25" style:family="text">
      <style:text-properties fo:font-style="normal" officeooo:rsid="03a5dfb6" style:font-style-asian="normal" style:font-style-complex="normal"/>
    </style:style>
    <style:style style:name="T26" style:family="text">
      <style:text-properties fo:font-style="normal" officeooo:rsid="03a7df33" style:font-style-asian="normal" style:font-style-complex="normal"/>
    </style:style>
    <style:style style:name="T27" style:family="text">
      <style:text-properties fo:font-style="normal" officeooo:rsid="03aa34d7" style:font-style-asian="normal" style:font-style-complex="normal"/>
    </style:style>
    <style:style style:name="T28" style:family="text">
      <style:text-properties fo:font-style="normal" fo:background-color="transparent" loext:char-shading-value="0" style:font-style-asian="normal" style:font-style-complex="normal"/>
    </style:style>
    <style:style style:name="T29" style:family="text">
      <style:text-properties fo:background-color="#ffff00" loext:char-shading-value="0"/>
    </style:style>
    <style:style style:name="T30" style:family="text">
      <style:text-properties officeooo:rsid="008aac0e" fo:background-color="#ffff00" loext:char-shading-value="0"/>
    </style:style>
    <style:style style:name="T31" style:family="text">
      <style:text-properties officeooo:rsid="008dfe6d" fo:background-color="#ffff00" loext:char-shading-value="0"/>
    </style:style>
    <style:style style:name="T32" style:family="text">
      <style:text-properties officeooo:rsid="008fa479" fo:background-color="#ffff00" loext:char-shading-value="0"/>
    </style:style>
    <style:style style:name="T33" style:family="text">
      <style:text-properties officeooo:rsid="0090f4a7" fo:background-color="#ffff00" loext:char-shading-value="0"/>
    </style:style>
    <style:style style:name="T34" style:family="text">
      <style:text-properties officeooo:rsid="00922691" fo:background-color="#ffff00" loext:char-shading-value="0"/>
    </style:style>
    <style:style style:name="T35" style:family="text">
      <style:text-properties officeooo:rsid="0093d582" fo:background-color="#ffff00" loext:char-shading-value="0"/>
    </style:style>
    <style:style style:name="T36" style:family="text">
      <style:text-properties officeooo:rsid="0094e572" fo:background-color="#ffff00" loext:char-shading-value="0"/>
    </style:style>
    <style:style style:name="T37" style:family="text">
      <style:text-properties officeooo:rsid="01767dee" fo:background-color="#ffff00" loext:char-shading-value="0"/>
    </style:style>
    <style:style style:name="T38" style:family="text">
      <style:text-properties officeooo:rsid="01f574b7" fo:background-color="#ffff00" loext:char-shading-value="0"/>
    </style:style>
    <style:style style:name="T39" style:family="text">
      <style:text-properties officeooo:rsid="027a24d1" fo:background-color="#ffff00" loext:char-shading-value="0"/>
    </style:style>
    <style:style style:name="T40" style:family="text">
      <style:text-properties officeooo:rsid="027f6f80" fo:background-color="#ffff00" loext:char-shading-value="0"/>
    </style:style>
    <style:style style:name="T41" style:family="text">
      <style:text-properties officeooo:rsid="0280952d" fo:background-color="#ffff00" loext:char-shading-value="0"/>
    </style:style>
    <style:style style:name="T42" style:family="text">
      <style:text-properties officeooo:rsid="02c3d575" fo:background-color="#ffff00" loext:char-shading-value="0"/>
    </style:style>
    <style:style style:name="T43" style:family="text">
      <style:text-properties officeooo:rsid="063da217" fo:background-color="#ffff00" loext:char-shading-value="0"/>
    </style:style>
    <style:style style:name="T44" style:family="text">
      <style:text-properties style:use-window-font-color="true" fo:background-color="transparent" loext:char-shading-value="0"/>
    </style:style>
    <style:style style:name="T45" style:family="text">
      <style:text-properties style:use-window-font-color="true" fo:language="ru" fo:country="RU"/>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style="normal" style:font-style-asian="normal" style:font-style-complex="normal"/>
    </style:style>
    <style:style style:name="T48" style:family="text">
      <style:text-properties style:use-window-font-color="true" fo:language="ru" fo:country="RU" fo:font-style="normal" officeooo:rsid="04cf9e06" style:font-style-asian="normal" style:font-style-complex="normal"/>
    </style:style>
    <style:style style:name="T49" style:family="text">
      <style:text-properties style:use-window-font-color="true" fo:language="ru" fo:country="RU" fo:font-weight="normal" style:font-weight-asian="normal" style:font-weight-complex="normal"/>
    </style:style>
    <style:style style:name="T50" style:family="text">
      <style:text-properties style:use-window-font-color="true" fo:language="ru" fo:country="RU" fo:font-weight="normal" fo:background-color="#ffff00" loext:char-shading-value="0" style:font-weight-asian="normal" style:font-weight-complex="normal"/>
    </style:style>
    <style:style style:name="T51" style:family="text">
      <style:text-properties style:use-window-font-color="true" fo:language="uk" fo:country="UA"/>
    </style:style>
    <style:style style:name="T52" style:family="text">
      <style:text-properties style:use-window-font-color="true" fo:language="uk" fo:country="UA" fo:font-weight="normal" style:font-weight-asian="normal" style:font-weight-complex="normal"/>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style:use-window-font-color="true" fo:background-color="#ffff00" loext:char-shading-value="0"/>
    </style:style>
    <style:style style:name="T55" style:family="text">
      <style:text-properties style:use-window-font-color="true" fo:background-color="#ff00cc" loext:char-shading-value="0"/>
    </style:style>
    <style:style style:name="T56" style:family="text">
      <style:text-properties style:use-window-font-color="true" style:text-line-through-style="none" style:text-line-through-type="none" fo:language="ru" fo:country="RU" fo:background-color="transparent" loext:char-shading-value="0"/>
    </style:style>
    <style:style style:name="T57" style:family="text">
      <style:text-properties style:use-window-font-color="true" style:text-line-through-style="none" style:text-line-through-type="none" fo:language="ru" fo:country="RU" officeooo:rsid="007e0672" fo:background-color="transparent" loext:char-shading-value="0"/>
    </style:style>
    <style:style style:name="T58" style:family="text">
      <style:text-properties style:use-window-font-color="true" style:text-line-through-style="none" style:text-line-through-type="none" fo:language="ru" fo:country="RU" officeooo:rsid="00976a92" fo:background-color="transparent" loext:char-shading-value="0"/>
    </style:style>
    <style:style style:name="T59" style:family="text">
      <style:text-properties style:use-window-font-color="true" style:text-line-through-style="none" style:text-line-through-type="none" fo:language="ru" fo:country="RU" officeooo:rsid="009d5f0f" fo:background-color="transparent" loext:char-shading-value="0"/>
    </style:style>
    <style:style style:name="T60" style:family="text">
      <style:text-properties style:use-window-font-color="true" style:text-line-through-style="none" style:text-line-through-type="none" fo:language="ru" fo:country="RU" officeooo:rsid="0098c73a" fo:background-color="transparent" loext:char-shading-value="0"/>
    </style:style>
    <style:style style:name="T61" style:family="text">
      <style:text-properties style:use-window-font-color="true" style:text-line-through-style="none" style:text-line-through-type="none" fo:language="ru" fo:country="RU" officeooo:rsid="009ea161" fo:background-color="transparent" loext:char-shading-value="0"/>
    </style:style>
    <style:style style:name="T62" style:family="text">
      <style:text-properties style:use-window-font-color="true" style:text-line-through-style="none" style:text-line-through-type="none" fo:language="ru" fo:country="RU" officeooo:rsid="00a5c35c" fo:background-color="transparent" loext:char-shading-value="0"/>
    </style:style>
    <style:style style:name="T63" style:family="text">
      <style:text-properties style:use-window-font-color="true" style:text-line-through-style="none" style:text-line-through-type="none" fo:language="ru" fo:country="RU" officeooo:rsid="009a2491" fo:background-color="transparent" loext:char-shading-value="0"/>
    </style:style>
    <style:style style:name="T64" style:family="text">
      <style:text-properties style:use-window-font-color="true" style:text-line-through-style="none" style:text-line-through-type="none" fo:language="ru" fo:country="RU" officeooo:rsid="009bd004" fo:background-color="transparent" loext:char-shading-value="0"/>
    </style:style>
    <style:style style:name="T65" style:family="text">
      <style:text-properties style:use-window-font-color="true" style:text-line-through-style="none" style:text-line-through-type="none" fo:language="ru" fo:country="RU" officeooo:rsid="009f0f90" fo:background-color="transparent" loext:char-shading-value="0"/>
    </style:style>
    <style:style style:name="T66" style:family="text">
      <style:text-properties style:use-window-font-color="true" style:text-line-through-style="none" style:text-line-through-type="none" fo:language="ru" fo:country="RU" officeooo:rsid="009d36b9" fo:background-color="transparent" loext:char-shading-value="0"/>
    </style:style>
    <style:style style:name="T67" style:family="text">
      <style:text-properties style:use-window-font-color="true" style:text-line-through-style="none" style:text-line-through-type="none" fo:language="ru" fo:country="RU" officeooo:rsid="00b1b6bb" fo:background-color="transparent" loext:char-shading-value="0"/>
    </style:style>
    <style:style style:name="T68" style:family="text">
      <style:text-properties style:use-window-font-color="true" style:text-line-through-style="none" style:text-line-through-type="none" fo:language="ru" fo:country="RU" officeooo:rsid="00a09677" fo:background-color="transparent" loext:char-shading-value="0"/>
    </style:style>
    <style:style style:name="T69"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70"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71"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72"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73" style:family="text">
      <style:text-properties style:use-window-font-color="true" style:text-line-through-style="none" style:text-line-through-type="none" fo:language="ru" fo:country="RU" fo:font-style="normal" officeooo:rsid="039b02a3" fo:background-color="transparent" loext:char-shading-value="0" style:font-style-asian="normal" style:font-style-complex="normal"/>
    </style:style>
    <style:style style:name="T74" style:family="text">
      <style:text-properties style:use-window-font-color="true" style:text-line-through-style="none" style:text-line-through-type="none" fo:language="ru" fo:country="RU" fo:font-style="normal" officeooo:rsid="00e44253" fo:background-color="transparent" loext:char-shading-value="0" style:font-style-asian="normal" style:font-style-complex="normal"/>
    </style:style>
    <style:style style:name="T75" style:family="text">
      <style:text-properties style:use-window-font-color="true" style:text-line-through-style="none" style:text-line-through-type="none" fo:language="ru" fo:country="RU" fo:font-style="normal" officeooo:rsid="04d13f1d" fo:background-color="transparent" loext:char-shading-value="0" style:font-style-asian="normal" style:font-style-complex="normal"/>
    </style:style>
    <style:style style:name="T76" style:family="text">
      <style:text-properties style:use-window-font-color="true" style:text-line-through-style="none" style:text-line-through-type="none" fo:language="ru" fo:country="RU" fo:font-style="normal" officeooo:rsid="04d5a53c" fo:background-color="transparent" loext:char-shading-value="0" style:font-style-asian="normal" style:font-style-complex="normal"/>
    </style:style>
    <style:style style:name="T77" style:family="text">
      <style:text-properties style:use-window-font-color="true" style:text-line-through-style="none" style:text-line-through-type="none" fo:language="ru" fo:country="RU" fo:font-style="normal" officeooo:rsid="04d771bd" fo:background-color="transparent" loext:char-shading-value="0" style:font-style-asian="normal" style:font-style-complex="normal"/>
    </style:style>
    <style:style style:name="T78" style:family="text">
      <style:text-properties style:use-window-font-color="true" style:text-line-through-style="none" style:text-line-through-type="none" fo:language="ru" fo:country="RU" fo:font-style="normal" officeooo:rsid="04d94f40" fo:background-color="transparent" loext:char-shading-value="0" style:font-style-asian="normal" style:font-style-complex="normal"/>
    </style:style>
    <style:style style:name="T79" style:family="text">
      <style:text-properties style:use-window-font-color="true" style:text-line-through-style="none" style:text-line-through-type="none" fo:language="ru" fo:country="RU" fo:font-style="normal" officeooo:rsid="04da086b" fo:background-color="transparent" loext:char-shading-value="0" style:font-style-asian="normal" style:font-style-complex="normal"/>
    </style:style>
    <style:style style:name="T80" style:family="text">
      <style:text-properties style:use-window-font-color="true" style:text-line-through-style="none" style:text-line-through-type="none" fo:language="ru" fo:country="RU" fo:font-style="normal" officeooo:rsid="04dafd56" fo:background-color="transparent" loext:char-shading-value="0" style:font-style-asian="normal" style:font-style-complex="normal"/>
    </style:style>
    <style:style style:name="T81" style:family="text">
      <style:text-properties style:use-window-font-color="true" style:text-line-through-style="none" style:text-line-through-type="none" fo:language="ru" fo:country="RU" fo:font-style="normal" officeooo:rsid="04948cdc" fo:background-color="transparent" loext:char-shading-value="0" style:font-style-asian="normal" style:font-style-complex="normal"/>
    </style:style>
    <style:style style:name="T82" style:family="text">
      <style:text-properties style:use-window-font-color="true" style:text-line-through-style="none" style:text-line-through-type="none" fo:language="ru" fo:country="RU" fo:font-style="normal" officeooo:rsid="04ded1ee" fo:background-color="transparent" loext:char-shading-value="0" style:font-style-asian="normal" style:font-style-complex="normal"/>
    </style:style>
    <style:style style:name="T83" style:family="text">
      <style:text-properties style:use-window-font-color="true" style:text-line-through-style="none" style:text-line-through-type="none" fo:language="ru" fo:country="RU" fo:font-style="normal" officeooo:rsid="04e40c1f" fo:background-color="transparent" loext:char-shading-value="0" style:font-style-asian="normal" style:font-style-complex="normal"/>
    </style:style>
    <style:style style:name="T84" style:family="text">
      <style:text-properties style:use-window-font-color="true" style:text-line-through-style="none" style:text-line-through-type="none" fo:language="ru" fo:country="RU" fo:font-style="normal" officeooo:rsid="04e5d9cc" fo:background-color="transparent" loext:char-shading-value="0" style:font-style-asian="normal" style:font-style-complex="normal"/>
    </style:style>
    <style:style style:name="T85" style:family="text">
      <style:text-properties style:use-window-font-color="true" style:text-line-through-style="none" style:text-line-through-type="none" fo:language="en" fo:country="US" fo:font-style="normal" officeooo:rsid="04cf5543" fo:background-color="transparent" loext:char-shading-value="0" style:font-style-asian="normal" style:font-style-complex="normal"/>
    </style:style>
    <style:style style:name="T86" style:family="text">
      <style:text-properties style:use-window-font-color="true" style:text-line-through-style="none" style:text-line-through-type="none" fo:language="en" fo:country="US" fo:font-style="normal" officeooo:rsid="04cf9e06" fo:background-color="transparent" loext:char-shading-value="0" style:font-style-asian="normal" style:font-style-complex="normal"/>
    </style:style>
    <style:style style:name="T87" style:family="text">
      <style:text-properties style:use-window-font-color="true" style:text-line-through-style="none" style:text-line-through-type="none" fo:language="en" fo:country="US" fo:font-style="italic" officeooo:rsid="04948cdc" fo:background-color="transparent" loext:char-shading-value="0" style:font-style-asian="normal" style:font-style-complex="normal"/>
    </style:style>
    <style:style style:name="T88" style:family="text">
      <style:text-properties style:use-window-font-color="true" fo:language="en" fo:country="US" fo:font-style="normal" style:font-style-asian="normal" style:font-style-complex="normal"/>
    </style:style>
    <style:style style:name="T89" style:family="text">
      <style:text-properties style:use-window-font-color="true" fo:language="en" fo:country="US" fo:font-style="normal" officeooo:rsid="04cf9e06" style:font-style-asian="normal" style:font-style-complex="normal"/>
    </style:style>
    <style:style style:name="T90" style:family="text">
      <style:text-properties fo:font-weight="bold" style:font-weight-asian="bold" style:font-weight-complex="bold"/>
    </style:style>
    <style:style style:name="T91" style:family="text">
      <style:text-properties fo:background-color="#ffffff" loext:char-shading-value="0"/>
    </style:style>
    <style:style style:name="T92" style:family="text">
      <style:text-properties fo:language="ru" fo:country="RU"/>
    </style:style>
    <style:style style:name="T93" style:family="text">
      <style:text-properties fo:language="ru" fo:country="RU" fo:background-color="#ffff00" loext:char-shading-value="0"/>
    </style:style>
    <style:style style:name="T94" style:family="text">
      <style:text-properties fo:language="ru" fo:country="RU" fo:font-style="italic" fo:background-color="transparent" loext:char-shading-value="0" style:font-style-asian="italic" style:font-style-complex="italic"/>
    </style:style>
    <style:style style:name="T95" style:family="text">
      <style:text-properties fo:language="ru" fo:country="RU" fo:font-style="italic" officeooo:rsid="00aa486f" fo:background-color="transparent" loext:char-shading-value="0" style:font-style-asian="italic" style:font-style-complex="italic"/>
    </style:style>
    <style:style style:name="T96" style:family="text">
      <style:text-properties fo:language="ru" fo:country="RU" fo:font-style="italic" fo:background-color="#ffff00" loext:char-shading-value="0" style:font-style-asian="italic" style:font-style-complex="italic"/>
    </style:style>
    <style:style style:name="T97" style:family="text">
      <style:text-properties fo:language="ru" fo:country="RU" fo:font-style="italic" officeooo:rsid="008e623f" fo:background-color="#ffff00" loext:char-shading-value="0" style:font-style-asian="italic" style:font-style-complex="italic"/>
    </style:style>
    <style:style style:name="T98" style:family="text">
      <style:text-properties fo:language="ru" fo:country="RU" fo:font-style="italic" officeooo:rsid="0090048c" fo:background-color="#ffff00" loext:char-shading-value="0" style:font-style-asian="italic" style:font-style-complex="italic"/>
    </style:style>
    <style:style style:name="T99" style:family="text">
      <style:text-properties fo:language="ru" fo:country="RU" fo:font-style="italic" officeooo:rsid="00ac7897" fo:background-color="#ffff00" loext:char-shading-value="0" style:font-style-asian="italic" style:font-style-complex="italic"/>
    </style:style>
    <style:style style:name="T100" style:family="text">
      <style:text-properties fo:language="ru" fo:country="RU" fo:font-style="italic" officeooo:rsid="00ad2daf" fo:background-color="#ffff00" loext:char-shading-value="0" style:font-style-asian="italic" style:font-style-complex="italic"/>
    </style:style>
    <style:style style:name="T101" style:family="text">
      <style:text-properties fo:language="ru" fo:country="RU" fo:font-style="italic" officeooo:rsid="00aecc6d" fo:background-color="#ffff00" loext:char-shading-value="0" style:font-style-asian="italic" style:font-style-complex="italic"/>
    </style:style>
    <style:style style:name="T102" style:family="text">
      <style:text-properties fo:language="ru" fo:country="RU" fo:background-color="transparent" loext:char-shading-value="0"/>
    </style:style>
    <style:style style:name="T103" style:family="text">
      <style:text-properties fo:language="ru" fo:country="RU" fo:font-style="normal" fo:background-color="transparent" loext:char-shading-value="0" style:font-style-asian="normal" style:font-style-complex="normal"/>
    </style:style>
    <style:style style:name="T104" style:family="text">
      <style:text-properties fo:language="ru" fo:country="RU" fo:font-style="normal" officeooo:rsid="006c9b70" fo:background-color="transparent" loext:char-shading-value="0" style:font-style-asian="normal" style:font-style-complex="normal"/>
    </style:style>
    <style:style style:name="T105" style:family="text">
      <style:text-properties fo:language="ru" fo:country="RU" fo:font-style="normal" fo:background-color="#ffff00" loext:char-shading-value="0" style:font-style-asian="normal" style:font-style-complex="normal"/>
    </style:style>
    <style:style style:name="T106" style:family="text">
      <style:text-properties style:text-line-through-style="solid" style:text-line-through-type="single"/>
    </style:style>
    <style:style style:name="T107" style:family="text">
      <style:text-properties style:text-line-through-style="solid" style:text-line-through-type="single" officeooo:rsid="0087ae81"/>
    </style:style>
    <style:style style:name="T108" style:family="text">
      <style:text-properties fo:language="en" fo:country="US"/>
    </style:style>
    <style:style style:name="T109" style:family="text">
      <style:text-properties style:text-line-through-style="none" style:text-line-through-type="none" fo:language="ru" fo:country="RU"/>
    </style:style>
    <style:style style:name="T110" style:family="text">
      <style:text-properties style:text-line-through-style="none" style:text-line-through-type="none" fo:language="ru" fo:country="RU" fo:background-color="transparent" loext:char-shading-value="0"/>
    </style:style>
    <style:style style:name="T111" style:family="text">
      <style:text-properties style:text-line-through-style="none" style:text-line-through-type="none" fo:language="ru" fo:country="RU" officeooo:rsid="000f7c7a" fo:background-color="transparent" loext:char-shading-value="0"/>
    </style:style>
    <style:style style:name="T112" style:family="text">
      <style:text-properties style:text-line-through-style="none" style:text-line-through-type="none" fo:language="ru" fo:country="RU" officeooo:rsid="00117302" fo:background-color="transparent" loext:char-shading-value="0"/>
    </style:style>
    <style:style style:name="T113" style:family="text">
      <style:text-properties style:text-line-through-style="none" style:text-line-through-type="none" fo:language="ru" fo:country="RU" officeooo:rsid="0012a933" fo:background-color="transparent" loext:char-shading-value="0"/>
    </style:style>
    <style:style style:name="T114" style:family="text">
      <style:text-properties style:text-line-through-style="none" style:text-line-through-type="none" fo:language="ru" fo:country="RU" officeooo:rsid="0014a904" fo:background-color="transparent" loext:char-shading-value="0"/>
    </style:style>
    <style:style style:name="T115" style:family="text">
      <style:text-properties style:text-line-through-style="none" style:text-line-through-type="none" fo:language="ru" fo:country="RU" officeooo:rsid="0015ad2c" fo:background-color="transparent" loext:char-shading-value="0"/>
    </style:style>
    <style:style style:name="T116" style:family="text">
      <style:text-properties style:text-line-through-style="none" style:text-line-through-type="none" fo:language="ru" fo:country="RU" officeooo:rsid="0016533d" fo:background-color="transparent" loext:char-shading-value="0"/>
    </style:style>
    <style:style style:name="T117" style:family="text">
      <style:text-properties style:text-line-through-style="none" style:text-line-through-type="none" fo:language="ru" fo:country="RU" officeooo:rsid="0018426e" fo:background-color="transparent" loext:char-shading-value="0"/>
    </style:style>
    <style:style style:name="T118" style:family="text">
      <style:text-properties style:text-line-through-style="none" style:text-line-through-type="none" fo:language="ru" fo:country="RU" officeooo:rsid="001bd503" fo:background-color="transparent" loext:char-shading-value="0"/>
    </style:style>
    <style:style style:name="T119" style:family="text">
      <style:text-properties style:text-line-through-style="none" style:text-line-through-type="none" fo:language="ru" fo:country="RU" officeooo:rsid="001bef74" fo:background-color="transparent" loext:char-shading-value="0"/>
    </style:style>
    <style:style style:name="T120" style:family="text">
      <style:text-properties style:text-line-through-style="none" style:text-line-through-type="none" fo:language="ru" fo:country="RU" officeooo:rsid="001c925e" fo:background-color="transparent" loext:char-shading-value="0"/>
    </style:style>
    <style:style style:name="T121" style:family="text">
      <style:text-properties style:text-line-through-style="none" style:text-line-through-type="none" fo:language="ru" fo:country="RU" officeooo:rsid="001f108c" fo:background-color="transparent" loext:char-shading-value="0"/>
    </style:style>
    <style:style style:name="T122" style:family="text">
      <style:text-properties style:text-line-through-style="none" style:text-line-through-type="none" fo:language="ru" fo:country="RU" officeooo:rsid="001fd394" fo:background-color="transparent" loext:char-shading-value="0"/>
    </style:style>
    <style:style style:name="T123" style:family="text">
      <style:text-properties style:text-line-through-style="none" style:text-line-through-type="none" fo:language="ru" fo:country="RU" officeooo:rsid="00218e44" fo:background-color="transparent" loext:char-shading-value="0"/>
    </style:style>
    <style:style style:name="T124" style:family="text">
      <style:text-properties style:text-line-through-style="none" style:text-line-through-type="none" fo:language="ru" fo:country="RU" officeooo:rsid="00234c58" fo:background-color="transparent" loext:char-shading-value="0"/>
    </style:style>
    <style:style style:name="T125" style:family="text">
      <style:text-properties style:text-line-through-style="none" style:text-line-through-type="none" fo:language="ru" fo:country="RU" officeooo:rsid="00240b24" fo:background-color="transparent" loext:char-shading-value="0"/>
    </style:style>
    <style:style style:name="T126" style:family="text">
      <style:text-properties style:text-line-through-style="none" style:text-line-through-type="none" fo:language="ru" fo:country="RU" officeooo:rsid="001dff8b" fo:background-color="transparent" loext:char-shading-value="0"/>
    </style:style>
    <style:style style:name="T127" style:family="text">
      <style:text-properties style:text-line-through-style="none" style:text-line-through-type="none" fo:language="ru" fo:country="RU" officeooo:rsid="001ebd27" fo:background-color="transparent" loext:char-shading-value="0"/>
    </style:style>
    <style:style style:name="T128" style:family="text">
      <style:text-properties style:text-line-through-style="none" style:text-line-through-type="none" fo:language="ru" fo:country="RU" officeooo:rsid="00263151" fo:background-color="transparent" loext:char-shading-value="0"/>
    </style:style>
    <style:style style:name="T129" style:family="text">
      <style:text-properties style:text-line-through-style="none" style:text-line-through-type="none" fo:language="ru" fo:country="RU" officeooo:rsid="0026dacd" fo:background-color="transparent" loext:char-shading-value="0"/>
    </style:style>
    <style:style style:name="T130" style:family="text">
      <style:text-properties style:text-line-through-style="none" style:text-line-through-type="none" fo:language="ru" fo:country="RU" officeooo:rsid="0027eccd" fo:background-color="transparent" loext:char-shading-value="0"/>
    </style:style>
    <style:style style:name="T131" style:family="text">
      <style:text-properties style:text-line-through-style="none" style:text-line-through-type="none" fo:language="ru" fo:country="RU" officeooo:rsid="00294f8f" fo:background-color="transparent" loext:char-shading-value="0"/>
    </style:style>
    <style:style style:name="T132" style:family="text">
      <style:text-properties style:text-line-through-style="none" style:text-line-through-type="none" fo:language="ru" fo:country="RU" officeooo:rsid="002a4e83" fo:background-color="transparent" loext:char-shading-value="0"/>
    </style:style>
    <style:style style:name="T133" style:family="text">
      <style:text-properties style:text-line-through-style="none" style:text-line-through-type="none" fo:language="ru" fo:country="RU" officeooo:rsid="002a505c" fo:background-color="transparent" loext:char-shading-value="0"/>
    </style:style>
    <style:style style:name="T134" style:family="text">
      <style:text-properties style:text-line-through-style="none" style:text-line-through-type="none" fo:language="ru" fo:country="RU" officeooo:rsid="002b50f4" fo:background-color="transparent" loext:char-shading-value="0"/>
    </style:style>
    <style:style style:name="T135" style:family="text">
      <style:text-properties style:text-line-through-style="none" style:text-line-through-type="none" fo:language="ru" fo:country="RU" officeooo:rsid="002bc701" fo:background-color="transparent" loext:char-shading-value="0"/>
    </style:style>
    <style:style style:name="T136" style:family="text">
      <style:text-properties style:text-line-through-style="none" style:text-line-through-type="none" fo:language="ru" fo:country="RU" officeooo:rsid="002c32ea" fo:background-color="transparent" loext:char-shading-value="0"/>
    </style:style>
    <style:style style:name="T137" style:family="text">
      <style:text-properties style:text-line-through-style="none" style:text-line-through-type="none" fo:language="ru" fo:country="RU" officeooo:rsid="002ed946" fo:background-color="transparent" loext:char-shading-value="0"/>
    </style:style>
    <style:style style:name="T138" style:family="text">
      <style:text-properties style:text-line-through-style="none" style:text-line-through-type="none" fo:language="ru" fo:country="RU" officeooo:rsid="0032aed4" fo:background-color="transparent" loext:char-shading-value="0"/>
    </style:style>
    <style:style style:name="T139" style:family="text">
      <style:text-properties style:text-line-through-style="none" style:text-line-through-type="none" fo:language="ru" fo:country="RU" officeooo:rsid="0032f218" fo:background-color="transparent" loext:char-shading-value="0"/>
    </style:style>
    <style:style style:name="T140" style:family="text">
      <style:text-properties style:text-line-through-style="none" style:text-line-through-type="none" fo:language="ru" fo:country="RU" officeooo:rsid="00334e96" fo:background-color="transparent" loext:char-shading-value="0"/>
    </style:style>
    <style:style style:name="T141" style:family="text">
      <style:text-properties style:text-line-through-style="none" style:text-line-through-type="none" fo:language="ru" fo:country="RU" officeooo:rsid="00348d17" fo:background-color="transparent" loext:char-shading-value="0"/>
    </style:style>
    <style:style style:name="T142" style:family="text">
      <style:text-properties style:text-line-through-style="none" style:text-line-through-type="none" fo:language="ru" fo:country="RU" officeooo:rsid="00364fbe" fo:background-color="transparent" loext:char-shading-value="0"/>
    </style:style>
    <style:style style:name="T143" style:family="text">
      <style:text-properties style:text-line-through-style="none" style:text-line-through-type="none" fo:language="ru" fo:country="RU" officeooo:rsid="00380dd4" fo:background-color="transparent" loext:char-shading-value="0"/>
    </style:style>
    <style:style style:name="T144" style:family="text">
      <style:text-properties style:text-line-through-style="none" style:text-line-through-type="none" fo:language="ru" fo:country="RU" officeooo:rsid="00398145" fo:background-color="transparent" loext:char-shading-value="0"/>
    </style:style>
    <style:style style:name="T145" style:family="text">
      <style:text-properties style:text-line-through-style="none" style:text-line-through-type="none" fo:language="ru" fo:country="RU" officeooo:rsid="003b624f" fo:background-color="transparent" loext:char-shading-value="0"/>
    </style:style>
    <style:style style:name="T146" style:family="text">
      <style:text-properties style:text-line-through-style="none" style:text-line-through-type="none" fo:language="ru" fo:country="RU" officeooo:rsid="003b902c" fo:background-color="transparent" loext:char-shading-value="0"/>
    </style:style>
    <style:style style:name="T147" style:family="text">
      <style:text-properties style:text-line-through-style="none" style:text-line-through-type="none" fo:language="ru" fo:country="RU" officeooo:rsid="003cc1d9" fo:background-color="transparent" loext:char-shading-value="0"/>
    </style:style>
    <style:style style:name="T148" style:family="text">
      <style:text-properties style:text-line-through-style="none" style:text-line-through-type="none" fo:language="ru" fo:country="RU" officeooo:rsid="003e106f" fo:background-color="transparent" loext:char-shading-value="0"/>
    </style:style>
    <style:style style:name="T149" style:family="text">
      <style:text-properties style:text-line-through-style="none" style:text-line-through-type="none" fo:language="ru" fo:country="RU" officeooo:rsid="003ebfcd" fo:background-color="transparent" loext:char-shading-value="0"/>
    </style:style>
    <style:style style:name="T150" style:family="text">
      <style:text-properties style:text-line-through-style="none" style:text-line-through-type="none" fo:language="ru" fo:country="RU" officeooo:rsid="00403599" fo:background-color="transparent" loext:char-shading-value="0"/>
    </style:style>
    <style:style style:name="T151" style:family="text">
      <style:text-properties style:text-line-through-style="none" style:text-line-through-type="none" fo:language="ru" fo:country="RU" officeooo:rsid="0040b3ad" fo:background-color="transparent" loext:char-shading-value="0"/>
    </style:style>
    <style:style style:name="T152" style:family="text">
      <style:text-properties style:text-line-through-style="none" style:text-line-through-type="none" fo:language="ru" fo:country="RU" officeooo:rsid="0041b01b" fo:background-color="transparent" loext:char-shading-value="0"/>
    </style:style>
    <style:style style:name="T153" style:family="text">
      <style:text-properties style:text-line-through-style="none" style:text-line-through-type="none" fo:language="ru" fo:country="RU" officeooo:rsid="0040eeb4" fo:background-color="transparent" loext:char-shading-value="0"/>
    </style:style>
    <style:style style:name="T154" style:family="text">
      <style:text-properties style:text-line-through-style="none" style:text-line-through-type="none" fo:language="ru" fo:country="RU" officeooo:rsid="0042c281" fo:background-color="transparent" loext:char-shading-value="0"/>
    </style:style>
    <style:style style:name="T155" style:family="text">
      <style:text-properties style:text-line-through-style="none" style:text-line-through-type="none" fo:language="ru" fo:country="RU" officeooo:rsid="00458c95" fo:background-color="transparent" loext:char-shading-value="0"/>
    </style:style>
    <style:style style:name="T156" style:family="text">
      <style:text-properties style:text-line-through-style="none" style:text-line-through-type="none" fo:language="ru" fo:country="RU" officeooo:rsid="00470b8d" fo:background-color="transparent" loext:char-shading-value="0"/>
    </style:style>
    <style:style style:name="T157" style:family="text">
      <style:text-properties style:text-line-through-style="none" style:text-line-through-type="none" fo:language="ru" fo:country="RU" officeooo:rsid="0047e2d9" fo:background-color="transparent" loext:char-shading-value="0"/>
    </style:style>
    <style:style style:name="T158" style:family="text">
      <style:text-properties style:text-line-through-style="none" style:text-line-through-type="none" fo:language="ru" fo:country="RU" officeooo:rsid="004a50f9" fo:background-color="transparent" loext:char-shading-value="0"/>
    </style:style>
    <style:style style:name="T159" style:family="text">
      <style:text-properties style:text-line-through-style="none" style:text-line-through-type="none" fo:language="ru" fo:country="RU" officeooo:rsid="004ba713" fo:background-color="transparent" loext:char-shading-value="0"/>
    </style:style>
    <style:style style:name="T160" style:family="text">
      <style:text-properties style:text-line-through-style="none" style:text-line-through-type="none" fo:language="ru" fo:country="RU" officeooo:rsid="004c5d98" fo:background-color="transparent" loext:char-shading-value="0"/>
    </style:style>
    <style:style style:name="T161" style:family="text">
      <style:text-properties style:text-line-through-style="none" style:text-line-through-type="none" fo:language="ru" fo:country="RU" officeooo:rsid="004e551c" fo:background-color="transparent" loext:char-shading-value="0"/>
    </style:style>
    <style:style style:name="T162" style:family="text">
      <style:text-properties style:text-line-through-style="none" style:text-line-through-type="none" fo:language="ru" fo:country="RU" officeooo:rsid="004f7ace" fo:background-color="transparent" loext:char-shading-value="0"/>
    </style:style>
    <style:style style:name="T163" style:family="text">
      <style:text-properties style:text-line-through-style="none" style:text-line-through-type="none" fo:language="ru" fo:country="RU" officeooo:rsid="00510860" fo:background-color="transparent" loext:char-shading-value="0"/>
    </style:style>
    <style:style style:name="T164" style:family="text">
      <style:text-properties style:text-line-through-style="none" style:text-line-through-type="none" fo:language="ru" fo:country="RU" officeooo:rsid="0052099c" fo:background-color="transparent" loext:char-shading-value="0"/>
    </style:style>
    <style:style style:name="T165" style:family="text">
      <style:text-properties style:text-line-through-style="none" style:text-line-through-type="none" fo:language="ru" fo:country="RU" officeooo:rsid="0052ba96" fo:background-color="transparent" loext:char-shading-value="0"/>
    </style:style>
    <style:style style:name="T166" style:family="text">
      <style:text-properties style:text-line-through-style="none" style:text-line-through-type="none" fo:language="ru" fo:country="RU" officeooo:rsid="0053d733" fo:background-color="transparent" loext:char-shading-value="0"/>
    </style:style>
    <style:style style:name="T167" style:family="text">
      <style:text-properties style:text-line-through-style="none" style:text-line-through-type="none" fo:language="ru" fo:country="RU" officeooo:rsid="0055b7ca" fo:background-color="transparent" loext:char-shading-value="0"/>
    </style:style>
    <style:style style:name="T168" style:family="text">
      <style:text-properties style:text-line-through-style="none" style:text-line-through-type="none" fo:language="ru" fo:country="RU" officeooo:rsid="00560ef9" fo:background-color="transparent" loext:char-shading-value="0"/>
    </style:style>
    <style:style style:name="T169" style:family="text">
      <style:text-properties style:text-line-through-style="none" style:text-line-through-type="none" fo:language="ru" fo:country="RU" officeooo:rsid="00570795" fo:background-color="transparent" loext:char-shading-value="0"/>
    </style:style>
    <style:style style:name="T170" style:family="text">
      <style:text-properties style:text-line-through-style="none" style:text-line-through-type="none" fo:language="ru" fo:country="RU" officeooo:rsid="0057b598" fo:background-color="transparent" loext:char-shading-value="0"/>
    </style:style>
    <style:style style:name="T171" style:family="text">
      <style:text-properties style:text-line-through-style="none" style:text-line-through-type="none" fo:language="ru" fo:country="RU" officeooo:rsid="00590d78" fo:background-color="transparent" loext:char-shading-value="0"/>
    </style:style>
    <style:style style:name="T172" style:family="text">
      <style:text-properties style:text-line-through-style="none" style:text-line-through-type="none" fo:language="ru" fo:country="RU" officeooo:rsid="005a6737" fo:background-color="transparent" loext:char-shading-value="0"/>
    </style:style>
    <style:style style:name="T173" style:family="text">
      <style:text-properties style:text-line-through-style="none" style:text-line-through-type="none" fo:language="ru" fo:country="RU" officeooo:rsid="005ca0d1" fo:background-color="transparent" loext:char-shading-value="0"/>
    </style:style>
    <style:style style:name="T174" style:family="text">
      <style:text-properties style:text-line-through-style="none" style:text-line-through-type="none" fo:language="ru" fo:country="RU" officeooo:rsid="005d2ca4" fo:background-color="transparent" loext:char-shading-value="0"/>
    </style:style>
    <style:style style:name="T175" style:family="text">
      <style:text-properties style:text-line-through-style="none" style:text-line-through-type="none" fo:language="ru" fo:country="RU" officeooo:rsid="00627611" fo:background-color="transparent" loext:char-shading-value="0"/>
    </style:style>
    <style:style style:name="T176" style:family="text">
      <style:text-properties style:text-line-through-style="none" style:text-line-through-type="none" fo:language="ru" fo:country="RU" officeooo:rsid="0063f5c6" fo:background-color="transparent" loext:char-shading-value="0"/>
    </style:style>
    <style:style style:name="T177" style:family="text">
      <style:text-properties style:text-line-through-style="none" style:text-line-through-type="none" fo:language="ru" fo:country="RU" officeooo:rsid="00656735" fo:background-color="transparent" loext:char-shading-value="0"/>
    </style:style>
    <style:style style:name="T178" style:family="text">
      <style:text-properties style:text-line-through-style="none" style:text-line-through-type="none" fo:language="ru" fo:country="RU" officeooo:rsid="006655e2" fo:background-color="transparent" loext:char-shading-value="0"/>
    </style:style>
    <style:style style:name="T179" style:family="text">
      <style:text-properties style:text-line-through-style="none" style:text-line-through-type="none" fo:language="ru" fo:country="RU" officeooo:rsid="006d5b54" fo:background-color="transparent" loext:char-shading-value="0"/>
    </style:style>
    <style:style style:name="T180" style:family="text">
      <style:text-properties style:text-line-through-style="none" style:text-line-through-type="none" fo:language="ru" fo:country="RU" officeooo:rsid="006e98b2" fo:background-color="transparent" loext:char-shading-value="0"/>
    </style:style>
    <style:style style:name="T181" style:family="text">
      <style:text-properties style:text-line-through-style="none" style:text-line-through-type="none" fo:language="ru" fo:country="RU" officeooo:rsid="007041cb" fo:background-color="transparent" loext:char-shading-value="0"/>
    </style:style>
    <style:style style:name="T182" style:family="text">
      <style:text-properties style:text-line-through-style="none" style:text-line-through-type="none" fo:language="ru" fo:country="RU" officeooo:rsid="00722898" fo:background-color="transparent" loext:char-shading-value="0"/>
    </style:style>
    <style:style style:name="T183" style:family="text">
      <style:text-properties style:text-line-through-style="none" style:text-line-through-type="none" fo:language="ru" fo:country="RU" officeooo:rsid="0073bd91" fo:background-color="transparent" loext:char-shading-value="0"/>
    </style:style>
    <style:style style:name="T184" style:family="text">
      <style:text-properties style:text-line-through-style="none" style:text-line-through-type="none" fo:language="ru" fo:country="RU" officeooo:rsid="00743ebb" fo:background-color="transparent" loext:char-shading-value="0"/>
    </style:style>
    <style:style style:name="T185" style:family="text">
      <style:text-properties style:text-line-through-style="none" style:text-line-through-type="none" fo:language="ru" fo:country="RU" officeooo:rsid="0075d30c" fo:background-color="transparent" loext:char-shading-value="0"/>
    </style:style>
    <style:style style:name="T186" style:family="text">
      <style:text-properties style:text-line-through-style="none" style:text-line-through-type="none" fo:language="ru" fo:country="RU" officeooo:rsid="00788a5b" fo:background-color="transparent" loext:char-shading-value="0"/>
    </style:style>
    <style:style style:name="T187" style:family="text">
      <style:text-properties style:text-line-through-style="none" style:text-line-through-type="none" fo:language="ru" fo:country="RU" officeooo:rsid="00794d28" fo:background-color="transparent" loext:char-shading-value="0"/>
    </style:style>
    <style:style style:name="T188" style:family="text">
      <style:text-properties style:text-line-through-style="none" style:text-line-through-type="none" fo:language="ru" fo:country="RU" officeooo:rsid="0079fa67" fo:background-color="transparent" loext:char-shading-value="0"/>
    </style:style>
    <style:style style:name="T189" style:family="text">
      <style:text-properties style:text-line-through-style="none" style:text-line-through-type="none" fo:language="ru" fo:country="RU" officeooo:rsid="007b6b8f" fo:background-color="transparent" loext:char-shading-value="0"/>
    </style:style>
    <style:style style:name="T190" style:family="text">
      <style:text-properties style:text-line-through-style="none" style:text-line-through-type="none" fo:language="ru" fo:country="RU" officeooo:rsid="007c27f5" fo:background-color="transparent" loext:char-shading-value="0"/>
    </style:style>
    <style:style style:name="T191" style:family="text">
      <style:text-properties style:text-line-through-style="none" style:text-line-through-type="none" fo:language="ru" fo:country="RU" officeooo:rsid="007df733" fo:background-color="transparent" loext:char-shading-value="0"/>
    </style:style>
    <style:style style:name="T192" style:family="text">
      <style:text-properties style:text-line-through-style="none" style:text-line-through-type="none" fo:language="ru" fo:country="RU" officeooo:rsid="007e0672" fo:background-color="transparent" loext:char-shading-value="0"/>
    </style:style>
    <style:style style:name="T193" style:family="text">
      <style:text-properties style:text-line-through-style="none" style:text-line-through-type="none" fo:language="ru" fo:country="RU" officeooo:rsid="007e23d0" fo:background-color="transparent" loext:char-shading-value="0"/>
    </style:style>
    <style:style style:name="T194" style:family="text">
      <style:text-properties style:text-line-through-style="none" style:text-line-through-type="none" fo:language="ru" fo:country="RU" officeooo:rsid="00b314fb" fo:background-color="transparent" loext:char-shading-value="0"/>
    </style:style>
    <style:style style:name="T195" style:family="text">
      <style:text-properties style:text-line-through-style="none" style:text-line-through-type="none" fo:language="ru" fo:country="RU" officeooo:rsid="00b34e60" fo:background-color="transparent" loext:char-shading-value="0"/>
    </style:style>
    <style:style style:name="T196" style:family="text">
      <style:text-properties style:text-line-through-style="none" style:text-line-through-type="none" fo:language="ru" fo:country="RU" officeooo:rsid="00b4a364" fo:background-color="transparent" loext:char-shading-value="0"/>
    </style:style>
    <style:style style:name="T197" style:family="text">
      <style:text-properties style:text-line-through-style="none" style:text-line-through-type="none" fo:language="ru" fo:country="RU" officeooo:rsid="00b52ceb" fo:background-color="transparent" loext:char-shading-value="0"/>
    </style:style>
    <style:style style:name="T198" style:family="text">
      <style:text-properties style:text-line-through-style="none" style:text-line-through-type="none" fo:language="ru" fo:country="RU" officeooo:rsid="00b678f6" fo:background-color="transparent" loext:char-shading-value="0"/>
    </style:style>
    <style:style style:name="T199" style:family="text">
      <style:text-properties style:text-line-through-style="none" style:text-line-through-type="none" fo:language="ru" fo:country="RU" officeooo:rsid="00b79582" fo:background-color="transparent" loext:char-shading-value="0"/>
    </style:style>
    <style:style style:name="T200" style:family="text">
      <style:text-properties style:text-line-through-style="none" style:text-line-through-type="none" fo:language="ru" fo:country="RU" officeooo:rsid="00b8476c" fo:background-color="transparent" loext:char-shading-value="0"/>
    </style:style>
    <style:style style:name="T201" style:family="text">
      <style:text-properties style:text-line-through-style="none" style:text-line-through-type="none" fo:language="ru" fo:country="RU" officeooo:rsid="00baa6f8" fo:background-color="transparent" loext:char-shading-value="0"/>
    </style:style>
    <style:style style:name="T202" style:family="text">
      <style:text-properties style:text-line-through-style="none" style:text-line-through-type="none" fo:language="ru" fo:country="RU" officeooo:rsid="00b9567c" fo:background-color="transparent" loext:char-shading-value="0"/>
    </style:style>
    <style:style style:name="T203" style:family="text">
      <style:text-properties style:text-line-through-style="none" style:text-line-through-type="none" fo:language="ru" fo:country="RU" officeooo:rsid="00bcfaab" fo:background-color="transparent" loext:char-shading-value="0"/>
    </style:style>
    <style:style style:name="T204" style:family="text">
      <style:text-properties style:text-line-through-style="none" style:text-line-through-type="none" fo:language="ru" fo:country="RU" officeooo:rsid="00bbe224" fo:background-color="transparent" loext:char-shading-value="0"/>
    </style:style>
    <style:style style:name="T205" style:family="text">
      <style:text-properties style:text-line-through-style="none" style:text-line-through-type="none" fo:language="ru" fo:country="RU" officeooo:rsid="00be78d0" fo:background-color="transparent" loext:char-shading-value="0"/>
    </style:style>
    <style:style style:name="T206" style:family="text">
      <style:text-properties style:text-line-through-style="none" style:text-line-through-type="none" fo:language="ru" fo:country="RU" officeooo:rsid="00be8e7d" fo:background-color="transparent" loext:char-shading-value="0"/>
    </style:style>
    <style:style style:name="T207" style:family="text">
      <style:text-properties style:text-line-through-style="none" style:text-line-through-type="none" fo:language="ru" fo:country="RU" officeooo:rsid="00bef723" fo:background-color="transparent" loext:char-shading-value="0"/>
    </style:style>
    <style:style style:name="T208" style:family="text">
      <style:text-properties style:text-line-through-style="none" style:text-line-through-type="none" fo:language="ru" fo:country="RU" officeooo:rsid="00bfcb27" fo:background-color="transparent" loext:char-shading-value="0"/>
    </style:style>
    <style:style style:name="T209" style:family="text">
      <style:text-properties style:text-line-through-style="none" style:text-line-through-type="none" fo:language="ru" fo:country="RU" officeooo:rsid="00c21da1" fo:background-color="transparent" loext:char-shading-value="0"/>
    </style:style>
    <style:style style:name="T210" style:family="text">
      <style:text-properties style:text-line-through-style="none" style:text-line-through-type="none" fo:language="ru" fo:country="RU" officeooo:rsid="00c25b69" fo:background-color="transparent" loext:char-shading-value="0"/>
    </style:style>
    <style:style style:name="T211" style:family="text">
      <style:text-properties style:text-line-through-style="none" style:text-line-through-type="none" fo:language="ru" fo:country="RU" officeooo:rsid="00c33f03" fo:background-color="transparent" loext:char-shading-value="0"/>
    </style:style>
    <style:style style:name="T212" style:family="text">
      <style:text-properties style:text-line-through-style="none" style:text-line-through-type="none" fo:language="ru" fo:country="RU" officeooo:rsid="00ce95f2" fo:background-color="transparent" loext:char-shading-value="0"/>
    </style:style>
    <style:style style:name="T213" style:family="text">
      <style:text-properties style:text-line-through-style="none" style:text-line-through-type="none" fo:language="ru" fo:country="RU" officeooo:rsid="00cf8583" fo:background-color="transparent" loext:char-shading-value="0"/>
    </style:style>
    <style:style style:name="T214" style:family="text">
      <style:text-properties style:text-line-through-style="none" style:text-line-through-type="none" fo:language="ru" fo:country="RU" officeooo:rsid="00d14d19" fo:background-color="transparent" loext:char-shading-value="0"/>
    </style:style>
    <style:style style:name="T215" style:family="text">
      <style:text-properties style:text-line-through-style="none" style:text-line-through-type="none" fo:language="ru" fo:country="RU" officeooo:rsid="00d2d4cf" fo:background-color="transparent" loext:char-shading-value="0"/>
    </style:style>
    <style:style style:name="T216" style:family="text">
      <style:text-properties style:text-line-through-style="none" style:text-line-through-type="none" fo:language="ru" fo:country="RU" officeooo:rsid="00d2e70d" fo:background-color="transparent" loext:char-shading-value="0"/>
    </style:style>
    <style:style style:name="T217" style:family="text">
      <style:text-properties style:text-line-through-style="none" style:text-line-through-type="none" fo:language="ru" fo:country="RU" officeooo:rsid="00d4c6a1" fo:background-color="transparent" loext:char-shading-value="0"/>
    </style:style>
    <style:style style:name="T218" style:family="text">
      <style:text-properties style:text-line-through-style="none" style:text-line-through-type="none" fo:language="ru" fo:country="RU" officeooo:rsid="00d4f210" fo:background-color="transparent" loext:char-shading-value="0"/>
    </style:style>
    <style:style style:name="T219" style:family="text">
      <style:text-properties style:text-line-through-style="none" style:text-line-through-type="none" fo:language="ru" fo:country="RU" officeooo:rsid="00d56456" fo:background-color="transparent" loext:char-shading-value="0"/>
    </style:style>
    <style:style style:name="T220" style:family="text">
      <style:text-properties style:text-line-through-style="none" style:text-line-through-type="none" fo:language="ru" fo:country="RU" officeooo:rsid="00d8eb28" fo:background-color="transparent" loext:char-shading-value="0"/>
    </style:style>
    <style:style style:name="T221" style:family="text">
      <style:text-properties style:text-line-through-style="none" style:text-line-through-type="none" fo:language="ru" fo:country="RU" officeooo:rsid="00d5f182" fo:background-color="transparent" loext:char-shading-value="0"/>
    </style:style>
    <style:style style:name="T222" style:family="text">
      <style:text-properties style:text-line-through-style="none" style:text-line-through-type="none" fo:language="ru" fo:country="RU" officeooo:rsid="00db2d22" fo:background-color="transparent" loext:char-shading-value="0"/>
    </style:style>
    <style:style style:name="T223" style:family="text">
      <style:text-properties style:text-line-through-style="none" style:text-line-through-type="none" fo:language="ru" fo:country="RU" officeooo:rsid="00dd0a11" fo:background-color="transparent" loext:char-shading-value="0"/>
    </style:style>
    <style:style style:name="T224" style:family="text">
      <style:text-properties style:text-line-through-style="none" style:text-line-through-type="none" fo:language="ru" fo:country="RU" officeooo:rsid="00de8b3a" fo:background-color="transparent" loext:char-shading-value="0"/>
    </style:style>
    <style:style style:name="T225" style:family="text">
      <style:text-properties style:text-line-through-style="none" style:text-line-through-type="none" fo:language="ru" fo:country="RU" officeooo:rsid="00e06d16" fo:background-color="transparent" loext:char-shading-value="0"/>
    </style:style>
    <style:style style:name="T226" style:family="text">
      <style:text-properties style:text-line-through-style="none" style:text-line-through-type="none" fo:language="ru" fo:country="RU" officeooo:rsid="00e140e8" fo:background-color="transparent" loext:char-shading-value="0"/>
    </style:style>
    <style:style style:name="T227" style:family="text">
      <style:text-properties style:text-line-through-style="none" style:text-line-through-type="none" fo:language="ru" fo:country="RU" officeooo:rsid="00e28382" fo:background-color="transparent" loext:char-shading-value="0"/>
    </style:style>
    <style:style style:name="T228" style:family="text">
      <style:text-properties style:text-line-through-style="none" style:text-line-through-type="none" fo:language="ru" fo:country="RU" officeooo:rsid="00e44253" fo:background-color="transparent" loext:char-shading-value="0"/>
    </style:style>
    <style:style style:name="T229" style:family="text">
      <style:text-properties style:text-line-through-style="none" style:text-line-through-type="none" fo:language="ru" fo:country="RU" officeooo:rsid="00e58c63" fo:background-color="transparent" loext:char-shading-value="0"/>
    </style:style>
    <style:style style:name="T230" style:family="text">
      <style:text-properties style:text-line-through-style="none" style:text-line-through-type="none" fo:language="ru" fo:country="RU" officeooo:rsid="00e7229f" fo:background-color="transparent" loext:char-shading-value="0"/>
    </style:style>
    <style:style style:name="T231" style:family="text">
      <style:text-properties style:text-line-through-style="none" style:text-line-through-type="none" fo:language="ru" fo:country="RU" officeooo:rsid="00e90811" fo:background-color="transparent" loext:char-shading-value="0"/>
    </style:style>
    <style:style style:name="T232" style:family="text">
      <style:text-properties style:text-line-through-style="none" style:text-line-through-type="none" fo:language="ru" fo:country="RU" officeooo:rsid="00ea6243" fo:background-color="transparent" loext:char-shading-value="0"/>
    </style:style>
    <style:style style:name="T233" style:family="text">
      <style:text-properties style:text-line-through-style="none" style:text-line-through-type="none" fo:language="ru" fo:country="RU" officeooo:rsid="00ebf23d" fo:background-color="transparent" loext:char-shading-value="0"/>
    </style:style>
    <style:style style:name="T234" style:family="text">
      <style:text-properties style:text-line-through-style="none" style:text-line-through-type="none" fo:language="ru" fo:country="RU" officeooo:rsid="00ed161f" fo:background-color="transparent" loext:char-shading-value="0"/>
    </style:style>
    <style:style style:name="T235" style:family="text">
      <style:text-properties style:text-line-through-style="none" style:text-line-through-type="none" fo:language="ru" fo:country="RU" officeooo:rsid="00ee0beb" fo:background-color="transparent" loext:char-shading-value="0"/>
    </style:style>
    <style:style style:name="T236" style:family="text">
      <style:text-properties style:text-line-through-style="none" style:text-line-through-type="none" fo:language="ru" fo:country="RU" officeooo:rsid="00eee0e1" fo:background-color="transparent" loext:char-shading-value="0"/>
    </style:style>
    <style:style style:name="T237" style:family="text">
      <style:text-properties style:text-line-through-style="none" style:text-line-through-type="none" fo:language="ru" fo:country="RU" officeooo:rsid="00f218dd" fo:background-color="transparent" loext:char-shading-value="0"/>
    </style:style>
    <style:style style:name="T238" style:family="text">
      <style:text-properties style:text-line-through-style="none" style:text-line-through-type="none" fo:language="ru" fo:country="RU" officeooo:rsid="00f2b436" fo:background-color="transparent" loext:char-shading-value="0"/>
    </style:style>
    <style:style style:name="T239" style:family="text">
      <style:text-properties style:text-line-through-style="none" style:text-line-through-type="none" fo:language="ru" fo:country="RU" officeooo:rsid="00f33241" fo:background-color="transparent" loext:char-shading-value="0"/>
    </style:style>
    <style:style style:name="T240" style:family="text">
      <style:text-properties style:text-line-through-style="none" style:text-line-through-type="none" fo:language="ru" fo:country="RU" officeooo:rsid="00f4d8af" fo:background-color="transparent" loext:char-shading-value="0"/>
    </style:style>
    <style:style style:name="T241" style:family="text">
      <style:text-properties style:text-line-through-style="none" style:text-line-through-type="none" fo:language="ru" fo:country="RU" officeooo:rsid="00f4ff2a" fo:background-color="transparent" loext:char-shading-value="0"/>
    </style:style>
    <style:style style:name="T242" style:family="text">
      <style:text-properties style:text-line-through-style="none" style:text-line-through-type="none" fo:language="ru" fo:country="RU" officeooo:rsid="00f9e83e" fo:background-color="transparent" loext:char-shading-value="0"/>
    </style:style>
    <style:style style:name="T243" style:family="text">
      <style:text-properties style:text-line-through-style="none" style:text-line-through-type="none" fo:language="ru" fo:country="RU" officeooo:rsid="00f815ef" fo:background-color="transparent" loext:char-shading-value="0"/>
    </style:style>
    <style:style style:name="T244" style:family="text">
      <style:text-properties style:text-line-through-style="none" style:text-line-through-type="none" fo:language="ru" fo:country="RU" officeooo:rsid="00fb9813" fo:background-color="transparent" loext:char-shading-value="0"/>
    </style:style>
    <style:style style:name="T245" style:family="text">
      <style:text-properties style:text-line-through-style="none" style:text-line-through-type="none" fo:language="ru" fo:country="RU" officeooo:rsid="00fc6716" fo:background-color="transparent" loext:char-shading-value="0"/>
    </style:style>
    <style:style style:name="T246" style:family="text">
      <style:text-properties style:text-line-through-style="none" style:text-line-through-type="none" fo:language="ru" fo:country="RU" officeooo:rsid="00fd9d2c" fo:background-color="transparent" loext:char-shading-value="0"/>
    </style:style>
    <style:style style:name="T247" style:family="text">
      <style:text-properties style:text-line-through-style="none" style:text-line-through-type="none" fo:language="ru" fo:country="RU" officeooo:rsid="00fe9982" fo:background-color="transparent" loext:char-shading-value="0"/>
    </style:style>
    <style:style style:name="T248" style:family="text">
      <style:text-properties style:text-line-through-style="none" style:text-line-through-type="none" fo:language="ru" fo:country="RU" officeooo:rsid="01010ddf" fo:background-color="transparent" loext:char-shading-value="0"/>
    </style:style>
    <style:style style:name="T249" style:family="text">
      <style:text-properties style:text-line-through-style="none" style:text-line-through-type="none" fo:language="ru" fo:country="RU" officeooo:rsid="01020673" fo:background-color="transparent" loext:char-shading-value="0"/>
    </style:style>
    <style:style style:name="T250" style:family="text">
      <style:text-properties style:text-line-through-style="none" style:text-line-through-type="none" fo:language="ru" fo:country="RU" officeooo:rsid="0103e83e" fo:background-color="transparent" loext:char-shading-value="0"/>
    </style:style>
    <style:style style:name="T251" style:family="text">
      <style:text-properties style:text-line-through-style="none" style:text-line-through-type="none" fo:language="ru" fo:country="RU" officeooo:rsid="010532f0" fo:background-color="transparent" loext:char-shading-value="0"/>
    </style:style>
    <style:style style:name="T252" style:family="text">
      <style:text-properties style:text-line-through-style="none" style:text-line-through-type="none" fo:language="ru" fo:country="RU" officeooo:rsid="01066bd8" fo:background-color="transparent" loext:char-shading-value="0"/>
    </style:style>
    <style:style style:name="T253" style:family="text">
      <style:text-properties style:text-line-through-style="none" style:text-line-through-type="none" fo:language="ru" fo:country="RU" officeooo:rsid="010719d7" fo:background-color="transparent" loext:char-shading-value="0"/>
    </style:style>
    <style:style style:name="T254" style:family="text">
      <style:text-properties style:text-line-through-style="none" style:text-line-through-type="none" fo:language="ru" fo:country="RU" officeooo:rsid="01086760" fo:background-color="transparent" loext:char-shading-value="0"/>
    </style:style>
    <style:style style:name="T255" style:family="text">
      <style:text-properties style:text-line-through-style="none" style:text-line-through-type="none" fo:language="ru" fo:country="RU" officeooo:rsid="0109cc10" fo:background-color="transparent" loext:char-shading-value="0"/>
    </style:style>
    <style:style style:name="T256" style:family="text">
      <style:text-properties style:text-line-through-style="none" style:text-line-through-type="none" fo:language="ru" fo:country="RU" officeooo:rsid="010c4ae4" fo:background-color="transparent" loext:char-shading-value="0"/>
    </style:style>
    <style:style style:name="T257" style:family="text">
      <style:text-properties style:text-line-through-style="none" style:text-line-through-type="none" fo:language="ru" fo:country="RU" officeooo:rsid="010b12c3" fo:background-color="transparent" loext:char-shading-value="0"/>
    </style:style>
    <style:style style:name="T258" style:family="text">
      <style:text-properties style:text-line-through-style="none" style:text-line-through-type="none" fo:language="ru" fo:country="RU" officeooo:rsid="010d1478" fo:background-color="transparent" loext:char-shading-value="0"/>
    </style:style>
    <style:style style:name="T259" style:family="text">
      <style:text-properties style:text-line-through-style="none" style:text-line-through-type="none" fo:language="ru" fo:country="RU" officeooo:rsid="010e9745" fo:background-color="transparent" loext:char-shading-value="0"/>
    </style:style>
    <style:style style:name="T260" style:family="text">
      <style:text-properties style:text-line-through-style="none" style:text-line-through-type="none" fo:language="ru" fo:country="RU" officeooo:rsid="01102d00" fo:background-color="transparent" loext:char-shading-value="0"/>
    </style:style>
    <style:style style:name="T261" style:family="text">
      <style:text-properties style:text-line-through-style="none" style:text-line-through-type="none" fo:language="ru" fo:country="RU" officeooo:rsid="01118e12" fo:background-color="transparent" loext:char-shading-value="0"/>
    </style:style>
    <style:style style:name="T262" style:family="text">
      <style:text-properties style:text-line-through-style="none" style:text-line-through-type="none" fo:language="ru" fo:country="RU" officeooo:rsid="011271db" fo:background-color="transparent" loext:char-shading-value="0"/>
    </style:style>
    <style:style style:name="T263" style:family="text">
      <style:text-properties style:text-line-through-style="none" style:text-line-through-type="none" fo:language="ru" fo:country="RU" officeooo:rsid="01134fd6" fo:background-color="transparent" loext:char-shading-value="0"/>
    </style:style>
    <style:style style:name="T264" style:family="text">
      <style:text-properties style:text-line-through-style="none" style:text-line-through-type="none" fo:language="ru" fo:country="RU" officeooo:rsid="01154077" fo:background-color="transparent" loext:char-shading-value="0"/>
    </style:style>
    <style:style style:name="T265" style:family="text">
      <style:text-properties style:text-line-through-style="none" style:text-line-through-type="none" fo:language="ru" fo:country="RU" officeooo:rsid="0115e7b6" fo:background-color="transparent" loext:char-shading-value="0"/>
    </style:style>
    <style:style style:name="T266" style:family="text">
      <style:text-properties style:text-line-through-style="none" style:text-line-through-type="none" fo:language="ru" fo:country="RU" officeooo:rsid="0118ae0e" fo:background-color="transparent" loext:char-shading-value="0"/>
    </style:style>
    <style:style style:name="T267" style:family="text">
      <style:text-properties style:text-line-through-style="none" style:text-line-through-type="none" fo:language="ru" fo:country="RU" officeooo:rsid="01191b87" fo:background-color="transparent" loext:char-shading-value="0"/>
    </style:style>
    <style:style style:name="T268" style:family="text">
      <style:text-properties style:text-line-through-style="none" style:text-line-through-type="none" fo:language="ru" fo:country="RU" officeooo:rsid="011ac791" fo:background-color="transparent" loext:char-shading-value="0"/>
    </style:style>
    <style:style style:name="T269" style:family="text">
      <style:text-properties style:text-line-through-style="none" style:text-line-through-type="none" fo:language="ru" fo:country="RU" officeooo:rsid="011f6749" fo:background-color="transparent" loext:char-shading-value="0"/>
    </style:style>
    <style:style style:name="T270" style:family="text">
      <style:text-properties style:text-line-through-style="none" style:text-line-through-type="none" fo:language="ru" fo:country="RU" officeooo:rsid="0121582c" fo:background-color="transparent" loext:char-shading-value="0"/>
    </style:style>
    <style:style style:name="T271" style:family="text">
      <style:text-properties style:text-line-through-style="none" style:text-line-through-type="none" fo:language="ru" fo:country="RU" officeooo:rsid="01232b8e" fo:background-color="transparent" loext:char-shading-value="0"/>
    </style:style>
    <style:style style:name="T272" style:family="text">
      <style:text-properties style:text-line-through-style="none" style:text-line-through-type="none" fo:language="ru" fo:country="RU" officeooo:rsid="0123e710" fo:background-color="transparent" loext:char-shading-value="0"/>
    </style:style>
    <style:style style:name="T273" style:family="text">
      <style:text-properties style:text-line-through-style="none" style:text-line-through-type="none" fo:language="ru" fo:country="RU" officeooo:rsid="01243c6c" fo:background-color="transparent" loext:char-shading-value="0"/>
    </style:style>
    <style:style style:name="T274" style:family="text">
      <style:text-properties style:text-line-through-style="none" style:text-line-through-type="none" fo:language="ru" fo:country="RU" officeooo:rsid="01274cbc" fo:background-color="transparent" loext:char-shading-value="0"/>
    </style:style>
    <style:style style:name="T275" style:family="text">
      <style:text-properties style:text-line-through-style="none" style:text-line-through-type="none" fo:language="ru" fo:country="RU" officeooo:rsid="0125594d" fo:background-color="transparent" loext:char-shading-value="0"/>
    </style:style>
    <style:style style:name="T276" style:family="text">
      <style:text-properties style:text-line-through-style="none" style:text-line-through-type="none" fo:language="ru" fo:country="RU" officeooo:rsid="01284c7a" fo:background-color="transparent" loext:char-shading-value="0"/>
    </style:style>
    <style:style style:name="T277" style:family="text">
      <style:text-properties style:text-line-through-style="none" style:text-line-through-type="none" fo:language="ru" fo:country="RU" officeooo:rsid="0129f429" fo:background-color="transparent" loext:char-shading-value="0"/>
    </style:style>
    <style:style style:name="T278" style:family="text">
      <style:text-properties style:text-line-through-style="none" style:text-line-through-type="none" fo:language="ru" fo:country="RU" officeooo:rsid="012a44af" fo:background-color="transparent" loext:char-shading-value="0"/>
    </style:style>
    <style:style style:name="T279" style:family="text">
      <style:text-properties style:text-line-through-style="none" style:text-line-through-type="none" fo:language="ru" fo:country="RU" officeooo:rsid="012a9346" fo:background-color="transparent" loext:char-shading-value="0"/>
    </style:style>
    <style:style style:name="T280" style:family="text">
      <style:text-properties style:text-line-through-style="none" style:text-line-through-type="none" fo:language="ru" fo:country="RU" officeooo:rsid="012b9ea4" fo:background-color="transparent" loext:char-shading-value="0"/>
    </style:style>
    <style:style style:name="T281" style:family="text">
      <style:text-properties style:text-line-through-style="none" style:text-line-through-type="none" fo:language="ru" fo:country="RU" officeooo:rsid="012c2e3b" fo:background-color="transparent" loext:char-shading-value="0"/>
    </style:style>
    <style:style style:name="T282" style:family="text">
      <style:text-properties style:text-line-through-style="none" style:text-line-through-type="none" fo:language="ru" fo:country="RU" officeooo:rsid="012ec831" fo:background-color="transparent" loext:char-shading-value="0"/>
    </style:style>
    <style:style style:name="T283" style:family="text">
      <style:text-properties style:text-line-through-style="none" style:text-line-through-type="none" fo:language="ru" fo:country="RU" officeooo:rsid="013048ec" fo:background-color="transparent" loext:char-shading-value="0"/>
    </style:style>
    <style:style style:name="T284" style:family="text">
      <style:text-properties style:text-line-through-style="none" style:text-line-through-type="none" fo:language="ru" fo:country="RU" officeooo:rsid="01323cc6" fo:background-color="transparent" loext:char-shading-value="0"/>
    </style:style>
    <style:style style:name="T285" style:family="text">
      <style:text-properties style:text-line-through-style="none" style:text-line-through-type="none" fo:language="ru" fo:country="RU" officeooo:rsid="013b4231" fo:background-color="transparent" loext:char-shading-value="0"/>
    </style:style>
    <style:style style:name="T286" style:family="text">
      <style:text-properties style:text-line-through-style="none" style:text-line-through-type="none" fo:language="ru" fo:country="RU" officeooo:rsid="013c5098" fo:background-color="transparent" loext:char-shading-value="0"/>
    </style:style>
    <style:style style:name="T287" style:family="text">
      <style:text-properties style:text-line-through-style="none" style:text-line-through-type="none" fo:language="ru" fo:country="RU" officeooo:rsid="013c87f5" fo:background-color="transparent" loext:char-shading-value="0"/>
    </style:style>
    <style:style style:name="T288" style:family="text">
      <style:text-properties style:text-line-through-style="none" style:text-line-through-type="none" fo:language="ru" fo:country="RU" officeooo:rsid="013ef5cf" fo:background-color="transparent" loext:char-shading-value="0"/>
    </style:style>
    <style:style style:name="T289" style:family="text">
      <style:text-properties style:text-line-through-style="none" style:text-line-through-type="none" fo:language="ru" fo:country="RU" officeooo:rsid="013f0dc8" fo:background-color="transparent" loext:char-shading-value="0"/>
    </style:style>
    <style:style style:name="T290" style:family="text">
      <style:text-properties style:text-line-through-style="none" style:text-line-through-type="none" fo:language="ru" fo:country="RU" officeooo:rsid="01408821" fo:background-color="transparent" loext:char-shading-value="0"/>
    </style:style>
    <style:style style:name="T291" style:family="text">
      <style:text-properties style:text-line-through-style="none" style:text-line-through-type="none" fo:language="ru" fo:country="RU" officeooo:rsid="0140b668" fo:background-color="transparent" loext:char-shading-value="0"/>
    </style:style>
    <style:style style:name="T292" style:family="text">
      <style:text-properties style:text-line-through-style="none" style:text-line-through-type="none" fo:language="ru" fo:country="RU" officeooo:rsid="0140ebe2" fo:background-color="transparent" loext:char-shading-value="0"/>
    </style:style>
    <style:style style:name="T293" style:family="text">
      <style:text-properties style:text-line-through-style="none" style:text-line-through-type="none" fo:language="ru" fo:country="RU" officeooo:rsid="01412d7c" fo:background-color="transparent" loext:char-shading-value="0"/>
    </style:style>
    <style:style style:name="T294" style:family="text">
      <style:text-properties style:text-line-through-style="none" style:text-line-through-type="none" fo:language="ru" fo:country="RU" officeooo:rsid="01426433" fo:background-color="transparent" loext:char-shading-value="0"/>
    </style:style>
    <style:style style:name="T295" style:family="text">
      <style:text-properties style:text-line-through-style="none" style:text-line-through-type="none" fo:language="ru" fo:country="RU" officeooo:rsid="01448c8b" fo:background-color="transparent" loext:char-shading-value="0"/>
    </style:style>
    <style:style style:name="T296" style:family="text">
      <style:text-properties style:text-line-through-style="none" style:text-line-through-type="none" fo:language="ru" fo:country="RU" officeooo:rsid="0144f423" fo:background-color="transparent" loext:char-shading-value="0"/>
    </style:style>
    <style:style style:name="T297" style:family="text">
      <style:text-properties style:text-line-through-style="none" style:text-line-through-type="none" fo:language="ru" fo:country="RU" officeooo:rsid="0146d4c9" fo:background-color="transparent" loext:char-shading-value="0"/>
    </style:style>
    <style:style style:name="T298" style:family="text">
      <style:text-properties style:text-line-through-style="none" style:text-line-through-type="none" fo:language="ru" fo:country="RU" officeooo:rsid="01472f60" fo:background-color="transparent" loext:char-shading-value="0"/>
    </style:style>
    <style:style style:name="T299" style:family="text">
      <style:text-properties style:text-line-through-style="none" style:text-line-through-type="none" fo:language="ru" fo:country="RU" officeooo:rsid="0148d1a8" fo:background-color="transparent" loext:char-shading-value="0"/>
    </style:style>
    <style:style style:name="T300" style:family="text">
      <style:text-properties style:text-line-through-style="none" style:text-line-through-type="none" fo:language="ru" fo:country="RU" officeooo:rsid="014d99dd" fo:background-color="transparent" loext:char-shading-value="0"/>
    </style:style>
    <style:style style:name="T301" style:family="text">
      <style:text-properties style:text-line-through-style="none" style:text-line-through-type="none" fo:language="ru" fo:country="RU" officeooo:rsid="014e6da5" fo:background-color="transparent" loext:char-shading-value="0"/>
    </style:style>
    <style:style style:name="T302" style:family="text">
      <style:text-properties style:text-line-through-style="none" style:text-line-through-type="none" fo:language="ru" fo:country="RU" officeooo:rsid="014f777a" fo:background-color="transparent" loext:char-shading-value="0"/>
    </style:style>
    <style:style style:name="T303" style:family="text">
      <style:text-properties style:text-line-through-style="none" style:text-line-through-type="none" fo:language="ru" fo:country="RU" officeooo:rsid="0150d379" fo:background-color="transparent" loext:char-shading-value="0"/>
    </style:style>
    <style:style style:name="T304" style:family="text">
      <style:text-properties style:text-line-through-style="none" style:text-line-through-type="none" fo:language="ru" fo:country="RU" officeooo:rsid="0151c57b" fo:background-color="transparent" loext:char-shading-value="0"/>
    </style:style>
    <style:style style:name="T305" style:family="text">
      <style:text-properties style:text-line-through-style="none" style:text-line-through-type="none" fo:language="ru" fo:country="RU" officeooo:rsid="01536126" fo:background-color="transparent" loext:char-shading-value="0"/>
    </style:style>
    <style:style style:name="T306" style:family="text">
      <style:text-properties style:text-line-through-style="none" style:text-line-through-type="none" fo:language="ru" fo:country="RU" officeooo:rsid="01554f58" fo:background-color="transparent" loext:char-shading-value="0"/>
    </style:style>
    <style:style style:name="T307" style:family="text">
      <style:text-properties style:text-line-through-style="none" style:text-line-through-type="none" fo:language="ru" fo:country="RU" officeooo:rsid="0155f5bb" fo:background-color="transparent" loext:char-shading-value="0"/>
    </style:style>
    <style:style style:name="T308" style:family="text">
      <style:text-properties style:text-line-through-style="none" style:text-line-through-type="none" fo:language="ru" fo:country="RU" officeooo:rsid="0157d221" fo:background-color="transparent" loext:char-shading-value="0"/>
    </style:style>
    <style:style style:name="T309" style:family="text">
      <style:text-properties style:text-line-through-style="none" style:text-line-through-type="none" fo:language="ru" fo:country="RU" officeooo:rsid="0136c255" fo:background-color="transparent" loext:char-shading-value="0"/>
    </style:style>
    <style:style style:name="T310" style:family="text">
      <style:text-properties style:text-line-through-style="none" style:text-line-through-type="none" fo:language="ru" fo:country="RU" officeooo:rsid="0137a7bc" fo:background-color="transparent" loext:char-shading-value="0"/>
    </style:style>
    <style:style style:name="T311" style:family="text">
      <style:text-properties style:text-line-through-style="none" style:text-line-through-type="none" fo:language="ru" fo:country="RU" officeooo:rsid="01385e42" fo:background-color="transparent" loext:char-shading-value="0"/>
    </style:style>
    <style:style style:name="T312" style:family="text">
      <style:text-properties style:text-line-through-style="none" style:text-line-through-type="none" fo:language="ru" fo:country="RU" officeooo:rsid="0157eb2f" fo:background-color="transparent" loext:char-shading-value="0"/>
    </style:style>
    <style:style style:name="T313" style:family="text">
      <style:text-properties style:text-line-through-style="none" style:text-line-through-type="none" fo:language="ru" fo:country="RU" officeooo:rsid="0159d8a1" fo:background-color="transparent" loext:char-shading-value="0"/>
    </style:style>
    <style:style style:name="T314" style:family="text">
      <style:text-properties style:text-line-through-style="none" style:text-line-through-type="none" fo:language="ru" fo:country="RU" officeooo:rsid="015b9188" fo:background-color="transparent" loext:char-shading-value="0"/>
    </style:style>
    <style:style style:name="T315" style:family="text">
      <style:text-properties style:text-line-through-style="none" style:text-line-through-type="none" fo:language="ru" fo:country="RU" officeooo:rsid="015d570f" fo:background-color="transparent" loext:char-shading-value="0"/>
    </style:style>
    <style:style style:name="T316" style:family="text">
      <style:text-properties style:text-line-through-style="none" style:text-line-through-type="none" fo:language="ru" fo:country="RU" officeooo:rsid="015e4013" fo:background-color="transparent" loext:char-shading-value="0"/>
    </style:style>
    <style:style style:name="T317" style:family="text">
      <style:text-properties style:text-line-through-style="none" style:text-line-through-type="none" fo:language="ru" fo:country="RU" officeooo:rsid="015e8a65" fo:background-color="transparent" loext:char-shading-value="0"/>
    </style:style>
    <style:style style:name="T318" style:family="text">
      <style:text-properties style:text-line-through-style="none" style:text-line-through-type="none" fo:language="ru" fo:country="RU" officeooo:rsid="016156a4" fo:background-color="transparent" loext:char-shading-value="0"/>
    </style:style>
    <style:style style:name="T319" style:family="text">
      <style:text-properties style:text-line-through-style="none" style:text-line-through-type="none" fo:language="ru" fo:country="RU" officeooo:rsid="016352aa" fo:background-color="transparent" loext:char-shading-value="0"/>
    </style:style>
    <style:style style:name="T320" style:family="text">
      <style:text-properties style:text-line-through-style="none" style:text-line-through-type="none" fo:language="ru" fo:country="RU" officeooo:rsid="0163ef60" fo:background-color="transparent" loext:char-shading-value="0"/>
    </style:style>
    <style:style style:name="T321" style:family="text">
      <style:text-properties style:text-line-through-style="none" style:text-line-through-type="none" fo:language="ru" fo:country="RU" officeooo:rsid="01642090" fo:background-color="transparent" loext:char-shading-value="0"/>
    </style:style>
    <style:style style:name="T322" style:family="text">
      <style:text-properties style:text-line-through-style="none" style:text-line-through-type="none" fo:language="ru" fo:country="RU" officeooo:rsid="01646335" fo:background-color="transparent" loext:char-shading-value="0"/>
    </style:style>
    <style:style style:name="T323" style:family="text">
      <style:text-properties style:text-line-through-style="none" style:text-line-through-type="none" fo:language="ru" fo:country="RU" officeooo:rsid="01661a69" fo:background-color="transparent" loext:char-shading-value="0"/>
    </style:style>
    <style:style style:name="T324" style:family="text">
      <style:text-properties style:text-line-through-style="none" style:text-line-through-type="none" fo:language="ru" fo:country="RU" officeooo:rsid="016735d9" fo:background-color="transparent" loext:char-shading-value="0"/>
    </style:style>
    <style:style style:name="T325" style:family="text">
      <style:text-properties style:text-line-through-style="none" style:text-line-through-type="none" fo:language="ru" fo:country="RU" officeooo:rsid="0168578b" fo:background-color="transparent" loext:char-shading-value="0"/>
    </style:style>
    <style:style style:name="T326" style:family="text">
      <style:text-properties style:text-line-through-style="none" style:text-line-through-type="none" fo:language="ru" fo:country="RU" officeooo:rsid="0169918f" fo:background-color="transparent" loext:char-shading-value="0"/>
    </style:style>
    <style:style style:name="T327" style:family="text">
      <style:text-properties style:text-line-through-style="none" style:text-line-through-type="none" fo:language="ru" fo:country="RU" officeooo:rsid="016a7e25" fo:background-color="transparent" loext:char-shading-value="0"/>
    </style:style>
    <style:style style:name="T328" style:family="text">
      <style:text-properties style:text-line-through-style="none" style:text-line-through-type="none" fo:language="ru" fo:country="RU" officeooo:rsid="016e587d" fo:background-color="transparent" loext:char-shading-value="0"/>
    </style:style>
    <style:style style:name="T329" style:family="text">
      <style:text-properties style:text-line-through-style="none" style:text-line-through-type="none" fo:language="ru" fo:country="RU" officeooo:rsid="017033b7" fo:background-color="transparent" loext:char-shading-value="0"/>
    </style:style>
    <style:style style:name="T330" style:family="text">
      <style:text-properties style:text-line-through-style="none" style:text-line-through-type="none" fo:language="ru" fo:country="RU" officeooo:rsid="01719c6e" fo:background-color="transparent" loext:char-shading-value="0"/>
    </style:style>
    <style:style style:name="T331" style:family="text">
      <style:text-properties style:text-line-through-style="none" style:text-line-through-type="none" fo:language="ru" fo:country="RU" officeooo:rsid="01727114" fo:background-color="transparent" loext:char-shading-value="0"/>
    </style:style>
    <style:style style:name="T332" style:family="text">
      <style:text-properties style:text-line-through-style="none" style:text-line-through-type="none" fo:language="ru" fo:country="RU" officeooo:rsid="0172ff79" fo:background-color="transparent" loext:char-shading-value="0"/>
    </style:style>
    <style:style style:name="T333" style:family="text">
      <style:text-properties style:text-line-through-style="none" style:text-line-through-type="none" fo:language="ru" fo:country="RU" officeooo:rsid="01744589" fo:background-color="transparent" loext:char-shading-value="0"/>
    </style:style>
    <style:style style:name="T334" style:family="text">
      <style:text-properties style:text-line-through-style="none" style:text-line-through-type="none" fo:language="ru" fo:country="RU" officeooo:rsid="0175c9e7" fo:background-color="transparent" loext:char-shading-value="0"/>
    </style:style>
    <style:style style:name="T335" style:family="text">
      <style:text-properties style:text-line-through-style="none" style:text-line-through-type="none" fo:language="ru" fo:country="RU" officeooo:rsid="0176e17a" fo:background-color="transparent" loext:char-shading-value="0"/>
    </style:style>
    <style:style style:name="T336" style:family="text">
      <style:text-properties style:text-line-through-style="none" style:text-line-through-type="none" fo:language="ru" fo:country="RU" officeooo:rsid="01785c82" fo:background-color="transparent" loext:char-shading-value="0"/>
    </style:style>
    <style:style style:name="T337" style:family="text">
      <style:text-properties style:text-line-through-style="none" style:text-line-through-type="none" fo:language="ru" fo:country="RU" officeooo:rsid="017a4825" fo:background-color="transparent" loext:char-shading-value="0"/>
    </style:style>
    <style:style style:name="T338" style:family="text">
      <style:text-properties style:text-line-through-style="none" style:text-line-through-type="none" fo:language="ru" fo:country="RU" officeooo:rsid="017c2011" fo:background-color="transparent" loext:char-shading-value="0"/>
    </style:style>
    <style:style style:name="T339" style:family="text">
      <style:text-properties style:text-line-through-style="none" style:text-line-through-type="none" fo:language="ru" fo:country="RU" officeooo:rsid="017d8895" fo:background-color="transparent" loext:char-shading-value="0"/>
    </style:style>
    <style:style style:name="T340" style:family="text">
      <style:text-properties style:text-line-through-style="none" style:text-line-through-type="none" fo:language="ru" fo:country="RU" officeooo:rsid="018052df" fo:background-color="transparent" loext:char-shading-value="0"/>
    </style:style>
    <style:style style:name="T341" style:family="text">
      <style:text-properties style:text-line-through-style="none" style:text-line-through-type="none" fo:language="ru" fo:country="RU" officeooo:rsid="0183f559" fo:background-color="transparent" loext:char-shading-value="0"/>
    </style:style>
    <style:style style:name="T342" style:family="text">
      <style:text-properties style:text-line-through-style="none" style:text-line-through-type="none" fo:language="ru" fo:country="RU" officeooo:rsid="018a1857" fo:background-color="transparent" loext:char-shading-value="0"/>
    </style:style>
    <style:style style:name="T343" style:family="text">
      <style:text-properties style:text-line-through-style="none" style:text-line-through-type="none" fo:language="ru" fo:country="RU" officeooo:rsid="018b95d5" fo:background-color="transparent" loext:char-shading-value="0"/>
    </style:style>
    <style:style style:name="T344" style:family="text">
      <style:text-properties style:text-line-through-style="none" style:text-line-through-type="none" fo:language="ru" fo:country="RU" officeooo:rsid="018d7845" fo:background-color="transparent" loext:char-shading-value="0"/>
    </style:style>
    <style:style style:name="T345" style:family="text">
      <style:text-properties style:text-line-through-style="none" style:text-line-through-type="none" fo:language="ru" fo:country="RU" officeooo:rsid="018ec3bd" fo:background-color="transparent" loext:char-shading-value="0"/>
    </style:style>
    <style:style style:name="T346" style:family="text">
      <style:text-properties style:text-line-through-style="none" style:text-line-through-type="none" fo:language="ru" fo:country="RU" officeooo:rsid="01866d24" fo:background-color="transparent" loext:char-shading-value="0"/>
    </style:style>
    <style:style style:name="T347" style:family="text">
      <style:text-properties style:text-line-through-style="none" style:text-line-through-type="none" fo:language="ru" fo:country="RU" officeooo:rsid="018f9cea" fo:background-color="transparent" loext:char-shading-value="0"/>
    </style:style>
    <style:style style:name="T348" style:family="text">
      <style:text-properties style:text-line-through-style="none" style:text-line-through-type="none" fo:language="ru" fo:country="RU" officeooo:rsid="01903ec0" fo:background-color="transparent" loext:char-shading-value="0"/>
    </style:style>
    <style:style style:name="T349" style:family="text">
      <style:text-properties style:text-line-through-style="none" style:text-line-through-type="none" fo:language="ru" fo:country="RU" officeooo:rsid="01923b6d" fo:background-color="transparent" loext:char-shading-value="0"/>
    </style:style>
    <style:style style:name="T350" style:family="text">
      <style:text-properties style:text-line-through-style="none" style:text-line-through-type="none" fo:language="ru" fo:country="RU" officeooo:rsid="01927582" fo:background-color="transparent" loext:char-shading-value="0"/>
    </style:style>
    <style:style style:name="T351" style:family="text">
      <style:text-properties style:text-line-through-style="none" style:text-line-through-type="none" fo:language="ru" fo:country="RU" officeooo:rsid="01933420" fo:background-color="transparent" loext:char-shading-value="0"/>
    </style:style>
    <style:style style:name="T352" style:family="text">
      <style:text-properties style:text-line-through-style="none" style:text-line-through-type="none" fo:language="ru" fo:country="RU" officeooo:rsid="0194e56c" fo:background-color="transparent" loext:char-shading-value="0"/>
    </style:style>
    <style:style style:name="T353" style:family="text">
      <style:text-properties style:text-line-through-style="none" style:text-line-through-type="none" fo:language="ru" fo:country="RU" officeooo:rsid="01962e70" fo:background-color="transparent" loext:char-shading-value="0"/>
    </style:style>
    <style:style style:name="T354" style:family="text">
      <style:text-properties style:text-line-through-style="none" style:text-line-through-type="none" fo:language="ru" fo:country="RU" officeooo:rsid="01978851" fo:background-color="transparent" loext:char-shading-value="0"/>
    </style:style>
    <style:style style:name="T355" style:family="text">
      <style:text-properties style:text-line-through-style="none" style:text-line-through-type="none" fo:language="ru" fo:country="RU" officeooo:rsid="0197d6da" fo:background-color="transparent" loext:char-shading-value="0"/>
    </style:style>
    <style:style style:name="T356" style:family="text">
      <style:text-properties style:text-line-through-style="none" style:text-line-through-type="none" fo:language="ru" fo:country="RU" officeooo:rsid="01999dcd" fo:background-color="transparent" loext:char-shading-value="0"/>
    </style:style>
    <style:style style:name="T357" style:family="text">
      <style:text-properties style:text-line-through-style="none" style:text-line-through-type="none" fo:language="ru" fo:country="RU" officeooo:rsid="019a0dfa" fo:background-color="transparent" loext:char-shading-value="0"/>
    </style:style>
    <style:style style:name="T358" style:family="text">
      <style:text-properties style:text-line-through-style="none" style:text-line-through-type="none" fo:language="ru" fo:country="RU" officeooo:rsid="019b8144" fo:background-color="transparent" loext:char-shading-value="0"/>
    </style:style>
    <style:style style:name="T359" style:family="text">
      <style:text-properties style:text-line-through-style="none" style:text-line-through-type="none" fo:language="ru" fo:country="RU" officeooo:rsid="019c71cf" fo:background-color="transparent" loext:char-shading-value="0"/>
    </style:style>
    <style:style style:name="T360" style:family="text">
      <style:text-properties style:text-line-through-style="none" style:text-line-through-type="none" fo:language="ru" fo:country="RU" officeooo:rsid="019d85fb" fo:background-color="transparent" loext:char-shading-value="0"/>
    </style:style>
    <style:style style:name="T361" style:family="text">
      <style:text-properties style:text-line-through-style="none" style:text-line-through-type="none" fo:language="ru" fo:country="RU" officeooo:rsid="019f7b21" fo:background-color="transparent" loext:char-shading-value="0"/>
    </style:style>
    <style:style style:name="T362" style:family="text">
      <style:text-properties style:text-line-through-style="none" style:text-line-through-type="none" fo:language="ru" fo:country="RU" officeooo:rsid="01a02cac" fo:background-color="transparent" loext:char-shading-value="0"/>
    </style:style>
    <style:style style:name="T363" style:family="text">
      <style:text-properties style:text-line-through-style="none" style:text-line-through-type="none" fo:language="ru" fo:country="RU" officeooo:rsid="01a0df4b" fo:background-color="transparent" loext:char-shading-value="0"/>
    </style:style>
    <style:style style:name="T364" style:family="text">
      <style:text-properties style:text-line-through-style="none" style:text-line-through-type="none" fo:language="ru" fo:country="RU" officeooo:rsid="01a13ab0" fo:background-color="transparent" loext:char-shading-value="0"/>
    </style:style>
    <style:style style:name="T365" style:family="text">
      <style:text-properties style:text-line-through-style="none" style:text-line-through-type="none" fo:language="ru" fo:country="RU" officeooo:rsid="01a267e5" fo:background-color="transparent" loext:char-shading-value="0"/>
    </style:style>
    <style:style style:name="T366" style:family="text">
      <style:text-properties style:text-line-through-style="none" style:text-line-through-type="none" fo:language="ru" fo:country="RU" officeooo:rsid="01a41379" fo:background-color="transparent" loext:char-shading-value="0"/>
    </style:style>
    <style:style style:name="T367" style:family="text">
      <style:text-properties style:text-line-through-style="none" style:text-line-through-type="none" fo:language="ru" fo:country="RU" officeooo:rsid="01a4e8bc" fo:background-color="transparent" loext:char-shading-value="0"/>
    </style:style>
    <style:style style:name="T368" style:family="text">
      <style:text-properties style:text-line-through-style="none" style:text-line-through-type="none" fo:language="ru" fo:country="RU" officeooo:rsid="01a67e87" fo:background-color="transparent" loext:char-shading-value="0"/>
    </style:style>
    <style:style style:name="T369" style:family="text">
      <style:text-properties style:text-line-through-style="none" style:text-line-through-type="none" fo:language="ru" fo:country="RU" officeooo:rsid="01a82733" fo:background-color="transparent" loext:char-shading-value="0"/>
    </style:style>
    <style:style style:name="T370" style:family="text">
      <style:text-properties style:text-line-through-style="none" style:text-line-through-type="none" fo:language="ru" fo:country="RU" officeooo:rsid="01a98dac" fo:background-color="transparent" loext:char-shading-value="0"/>
    </style:style>
    <style:style style:name="T371" style:family="text">
      <style:text-properties style:text-line-through-style="none" style:text-line-through-type="none" fo:language="ru" fo:country="RU" officeooo:rsid="01ac9db2" fo:background-color="transparent" loext:char-shading-value="0"/>
    </style:style>
    <style:style style:name="T372" style:family="text">
      <style:text-properties style:text-line-through-style="none" style:text-line-through-type="none" fo:language="ru" fo:country="RU" officeooo:rsid="01ad9631" fo:background-color="transparent" loext:char-shading-value="0"/>
    </style:style>
    <style:style style:name="T373" style:family="text">
      <style:text-properties style:text-line-through-style="none" style:text-line-through-type="none" fo:language="ru" fo:country="RU" officeooo:rsid="01ae1795" fo:background-color="transparent" loext:char-shading-value="0"/>
    </style:style>
    <style:style style:name="T374" style:family="text">
      <style:text-properties style:text-line-through-style="none" style:text-line-through-type="none" fo:language="ru" fo:country="RU" officeooo:rsid="01af86d7" fo:background-color="transparent" loext:char-shading-value="0"/>
    </style:style>
    <style:style style:name="T375" style:family="text">
      <style:text-properties style:text-line-through-style="none" style:text-line-through-type="none" fo:language="ru" fo:country="RU" officeooo:rsid="01b0f9dd" fo:background-color="transparent" loext:char-shading-value="0"/>
    </style:style>
    <style:style style:name="T376" style:family="text">
      <style:text-properties style:text-line-through-style="none" style:text-line-through-type="none" fo:language="ru" fo:country="RU" officeooo:rsid="01b243f6" fo:background-color="transparent" loext:char-shading-value="0"/>
    </style:style>
    <style:style style:name="T377" style:family="text">
      <style:text-properties style:text-line-through-style="none" style:text-line-through-type="none" fo:language="ru" fo:country="RU" officeooo:rsid="01b41964" fo:background-color="transparent" loext:char-shading-value="0"/>
    </style:style>
    <style:style style:name="T378" style:family="text">
      <style:text-properties style:text-line-through-style="none" style:text-line-through-type="none" fo:language="ru" fo:country="RU" officeooo:rsid="01b52d6c" fo:background-color="transparent" loext:char-shading-value="0"/>
    </style:style>
    <style:style style:name="T379" style:family="text">
      <style:text-properties style:text-line-through-style="none" style:text-line-through-type="none" fo:language="ru" fo:country="RU" officeooo:rsid="01b654c6" fo:background-color="transparent" loext:char-shading-value="0"/>
    </style:style>
    <style:style style:name="T380" style:family="text">
      <style:text-properties style:text-line-through-style="none" style:text-line-through-type="none" fo:language="ru" fo:country="RU" officeooo:rsid="01b6f4f0" fo:background-color="transparent" loext:char-shading-value="0"/>
    </style:style>
    <style:style style:name="T381" style:family="text">
      <style:text-properties style:text-line-through-style="none" style:text-line-through-type="none" fo:language="ru" fo:country="RU" officeooo:rsid="01b8d21d" fo:background-color="transparent" loext:char-shading-value="0"/>
    </style:style>
    <style:style style:name="T382" style:family="text">
      <style:text-properties style:text-line-through-style="none" style:text-line-through-type="none" fo:language="ru" fo:country="RU" officeooo:rsid="01ba305c" fo:background-color="transparent" loext:char-shading-value="0"/>
    </style:style>
    <style:style style:name="T383" style:family="text">
      <style:text-properties style:text-line-through-style="none" style:text-line-through-type="none" fo:language="ru" fo:country="RU" officeooo:rsid="01ba4b7a" fo:background-color="transparent" loext:char-shading-value="0"/>
    </style:style>
    <style:style style:name="T384" style:family="text">
      <style:text-properties style:text-line-through-style="none" style:text-line-through-type="none" fo:language="ru" fo:country="RU" officeooo:rsid="01be9104" fo:background-color="transparent" loext:char-shading-value="0"/>
    </style:style>
    <style:style style:name="T385" style:family="text">
      <style:text-properties style:text-line-through-style="none" style:text-line-through-type="none" fo:language="ru" fo:country="RU" officeooo:rsid="01bf8131" fo:background-color="transparent" loext:char-shading-value="0"/>
    </style:style>
    <style:style style:name="T386" style:family="text">
      <style:text-properties style:text-line-through-style="none" style:text-line-through-type="none" fo:language="ru" fo:country="RU" officeooo:rsid="01bf9645" fo:background-color="transparent" loext:char-shading-value="0"/>
    </style:style>
    <style:style style:name="T387" style:family="text">
      <style:text-properties style:text-line-through-style="none" style:text-line-through-type="none" fo:language="ru" fo:country="RU" officeooo:rsid="01c13e3c" fo:background-color="transparent" loext:char-shading-value="0"/>
    </style:style>
    <style:style style:name="T388" style:family="text">
      <style:text-properties style:text-line-through-style="none" style:text-line-through-type="none" fo:language="ru" fo:country="RU" officeooo:rsid="01c29817" fo:background-color="transparent" loext:char-shading-value="0"/>
    </style:style>
    <style:style style:name="T389" style:family="text">
      <style:text-properties style:text-line-through-style="none" style:text-line-through-type="none" fo:language="ru" fo:country="RU" officeooo:rsid="01c48547" fo:background-color="transparent" loext:char-shading-value="0"/>
    </style:style>
    <style:style style:name="T390" style:family="text">
      <style:text-properties style:text-line-through-style="none" style:text-line-through-type="none" fo:language="ru" fo:country="RU" officeooo:rsid="01c5f254" fo:background-color="transparent" loext:char-shading-value="0"/>
    </style:style>
    <style:style style:name="T391" style:family="text">
      <style:text-properties style:text-line-through-style="none" style:text-line-through-type="none" fo:language="ru" fo:country="RU" officeooo:rsid="01c72740" fo:background-color="transparent" loext:char-shading-value="0"/>
    </style:style>
    <style:style style:name="T392" style:family="text">
      <style:text-properties style:text-line-through-style="none" style:text-line-through-type="none" fo:language="ru" fo:country="RU" officeooo:rsid="01c90b73" fo:background-color="transparent" loext:char-shading-value="0"/>
    </style:style>
    <style:style style:name="T393" style:family="text">
      <style:text-properties style:text-line-through-style="none" style:text-line-through-type="none" fo:language="ru" fo:country="RU" officeooo:rsid="01cb65fb" fo:background-color="transparent" loext:char-shading-value="0"/>
    </style:style>
    <style:style style:name="T394" style:family="text">
      <style:text-properties style:text-line-through-style="none" style:text-line-through-type="none" fo:language="ru" fo:country="RU" officeooo:rsid="01cf593e" fo:background-color="transparent" loext:char-shading-value="0"/>
    </style:style>
    <style:style style:name="T395" style:family="text">
      <style:text-properties style:text-line-through-style="none" style:text-line-through-type="none" fo:language="ru" fo:country="RU" officeooo:rsid="01cf74e6" fo:background-color="transparent" loext:char-shading-value="0"/>
    </style:style>
    <style:style style:name="T396" style:family="text">
      <style:text-properties style:text-line-through-style="none" style:text-line-through-type="none" fo:language="ru" fo:country="RU" officeooo:rsid="01d06835" fo:background-color="transparent" loext:char-shading-value="0"/>
    </style:style>
    <style:style style:name="T397" style:family="text">
      <style:text-properties style:text-line-through-style="none" style:text-line-through-type="none" fo:language="ru" fo:country="RU" officeooo:rsid="01d1a9e1" fo:background-color="transparent" loext:char-shading-value="0"/>
    </style:style>
    <style:style style:name="T398" style:family="text">
      <style:text-properties style:text-line-through-style="none" style:text-line-through-type="none" fo:language="ru" fo:country="RU" officeooo:rsid="01d2bd1d" fo:background-color="transparent" loext:char-shading-value="0"/>
    </style:style>
    <style:style style:name="T399" style:family="text">
      <style:text-properties style:text-line-through-style="none" style:text-line-through-type="none" fo:language="ru" fo:country="RU" officeooo:rsid="01c9cf02" fo:background-color="transparent" loext:char-shading-value="0"/>
    </style:style>
    <style:style style:name="T400" style:family="text">
      <style:text-properties style:text-line-through-style="none" style:text-line-through-type="none" fo:language="ru" fo:country="RU" officeooo:rsid="01d564b1" fo:background-color="transparent" loext:char-shading-value="0"/>
    </style:style>
    <style:style style:name="T401" style:family="text">
      <style:text-properties style:text-line-through-style="none" style:text-line-through-type="none" fo:language="ru" fo:country="RU" officeooo:rsid="01d6840d" fo:background-color="transparent" loext:char-shading-value="0"/>
    </style:style>
    <style:style style:name="T402" style:family="text">
      <style:text-properties style:text-line-through-style="none" style:text-line-through-type="none" fo:language="ru" fo:country="RU" officeooo:rsid="01dcfdb7" fo:background-color="transparent" loext:char-shading-value="0"/>
    </style:style>
    <style:style style:name="T403" style:family="text">
      <style:text-properties style:text-line-through-style="none" style:text-line-through-type="none" fo:language="ru" fo:country="RU" officeooo:rsid="01dad993" fo:background-color="transparent" loext:char-shading-value="0"/>
    </style:style>
    <style:style style:name="T404" style:family="text">
      <style:text-properties style:text-line-through-style="none" style:text-line-through-type="none" fo:language="ru" fo:country="RU" officeooo:rsid="01db00bc" fo:background-color="transparent" loext:char-shading-value="0"/>
    </style:style>
    <style:style style:name="T405" style:family="text">
      <style:text-properties style:text-line-through-style="none" style:text-line-through-type="none" fo:language="ru" fo:country="RU" officeooo:rsid="01dd2864" fo:background-color="transparent" loext:char-shading-value="0"/>
    </style:style>
    <style:style style:name="T406" style:family="text">
      <style:text-properties style:text-line-through-style="none" style:text-line-through-type="none" fo:language="ru" fo:country="RU" officeooo:rsid="01e1d680" fo:background-color="transparent" loext:char-shading-value="0"/>
    </style:style>
    <style:style style:name="T407" style:family="text">
      <style:text-properties style:text-line-through-style="none" style:text-line-through-type="none" fo:language="ru" fo:country="RU" officeooo:rsid="0165d62b" fo:background-color="transparent" loext:char-shading-value="0"/>
    </style:style>
    <style:style style:name="T408" style:family="text">
      <style:text-properties style:text-line-through-style="none" style:text-line-through-type="none" fo:language="ru" fo:country="RU" officeooo:rsid="01e3c16b" fo:background-color="transparent" loext:char-shading-value="0"/>
    </style:style>
    <style:style style:name="T409" style:family="text">
      <style:text-properties style:text-line-through-style="none" style:text-line-through-type="none" fo:language="ru" fo:country="RU" officeooo:rsid="01f22d49" fo:background-color="transparent" loext:char-shading-value="0"/>
    </style:style>
    <style:style style:name="T410" style:family="text">
      <style:text-properties style:text-line-through-style="none" style:text-line-through-type="none" fo:language="ru" fo:country="RU" officeooo:rsid="01f3dd42" fo:background-color="transparent" loext:char-shading-value="0"/>
    </style:style>
    <style:style style:name="T411" style:family="text">
      <style:text-properties style:text-line-through-style="none" style:text-line-through-type="none" fo:language="ru" fo:country="RU" officeooo:rsid="01f574b7" fo:background-color="transparent" loext:char-shading-value="0"/>
    </style:style>
    <style:style style:name="T412" style:family="text">
      <style:text-properties style:text-line-through-style="none" style:text-line-through-type="none" fo:language="ru" fo:country="RU" officeooo:rsid="01167098" fo:background-color="transparent" loext:char-shading-value="0"/>
    </style:style>
    <style:style style:name="T413" style:family="text">
      <style:text-properties style:text-line-through-style="none" style:text-line-through-type="none" fo:language="ru" fo:country="RU" officeooo:rsid="01358f25" fo:background-color="transparent" loext:char-shading-value="0"/>
    </style:style>
    <style:style style:name="T414" style:family="text">
      <style:text-properties style:text-line-through-style="none" style:text-line-through-type="none" fo:language="ru" fo:country="RU" officeooo:rsid="01f5a826" fo:background-color="transparent" loext:char-shading-value="0"/>
    </style:style>
    <style:style style:name="T415" style:family="text">
      <style:text-properties style:text-line-through-style="none" style:text-line-through-type="none" fo:language="ru" fo:country="RU" officeooo:rsid="01349ca0" fo:background-color="transparent" loext:char-shading-value="0"/>
    </style:style>
    <style:style style:name="T416" style:family="text">
      <style:text-properties style:text-line-through-style="none" style:text-line-through-type="none" fo:language="ru" fo:country="RU" officeooo:rsid="01f720c0" fo:background-color="transparent" loext:char-shading-value="0"/>
    </style:style>
    <style:style style:name="T417" style:family="text">
      <style:text-properties style:text-line-through-style="none" style:text-line-through-type="none" fo:language="ru" fo:country="RU" officeooo:rsid="01f85ae9" fo:background-color="transparent" loext:char-shading-value="0"/>
    </style:style>
    <style:style style:name="T418" style:family="text">
      <style:text-properties style:text-line-through-style="none" style:text-line-through-type="none" fo:language="ru" fo:country="RU" officeooo:rsid="01f92179" fo:background-color="transparent" loext:char-shading-value="0"/>
    </style:style>
    <style:style style:name="T419" style:family="text">
      <style:text-properties style:text-line-through-style="none" style:text-line-through-type="none" fo:language="ru" fo:country="RU" officeooo:rsid="01fb6ff8" fo:background-color="transparent" loext:char-shading-value="0"/>
    </style:style>
    <style:style style:name="T420" style:family="text">
      <style:text-properties style:text-line-through-style="none" style:text-line-through-type="none" fo:language="ru" fo:country="RU" officeooo:rsid="01fbb9b5" fo:background-color="transparent" loext:char-shading-value="0"/>
    </style:style>
    <style:style style:name="T421" style:family="text">
      <style:text-properties style:text-line-through-style="none" style:text-line-through-type="none" fo:language="ru" fo:country="RU" officeooo:rsid="01fc30b0" fo:background-color="transparent" loext:char-shading-value="0"/>
    </style:style>
    <style:style style:name="T422" style:family="text">
      <style:text-properties style:text-line-through-style="none" style:text-line-through-type="none" fo:language="ru" fo:country="RU" officeooo:rsid="01ffc3ba" fo:background-color="transparent" loext:char-shading-value="0"/>
    </style:style>
    <style:style style:name="T423" style:family="text">
      <style:text-properties style:text-line-through-style="none" style:text-line-through-type="none" fo:language="ru" fo:country="RU" officeooo:rsid="02016ba1" fo:background-color="transparent" loext:char-shading-value="0"/>
    </style:style>
    <style:style style:name="T424" style:family="text">
      <style:text-properties style:text-line-through-style="none" style:text-line-through-type="none" fo:language="ru" fo:country="RU" officeooo:rsid="0202af4a" fo:background-color="transparent" loext:char-shading-value="0"/>
    </style:style>
    <style:style style:name="T425" style:family="text">
      <style:text-properties style:text-line-through-style="none" style:text-line-through-type="none" fo:language="ru" fo:country="RU" officeooo:rsid="0203adf4" fo:background-color="transparent" loext:char-shading-value="0"/>
    </style:style>
    <style:style style:name="T426" style:family="text">
      <style:text-properties style:text-line-through-style="none" style:text-line-through-type="none" fo:language="ru" fo:country="RU" officeooo:rsid="02043118" fo:background-color="transparent" loext:char-shading-value="0"/>
    </style:style>
    <style:style style:name="T427" style:family="text">
      <style:text-properties style:text-line-through-style="none" style:text-line-through-type="none" fo:language="ru" fo:country="RU" officeooo:rsid="020767cd" fo:background-color="transparent" loext:char-shading-value="0"/>
    </style:style>
    <style:style style:name="T428" style:family="text">
      <style:text-properties style:text-line-through-style="none" style:text-line-through-type="none" fo:language="ru" fo:country="RU" officeooo:rsid="0207e1fc" fo:background-color="transparent" loext:char-shading-value="0"/>
    </style:style>
    <style:style style:name="T429" style:family="text">
      <style:text-properties style:text-line-through-style="none" style:text-line-through-type="none" fo:language="ru" fo:country="RU" officeooo:rsid="020b4388" fo:background-color="transparent" loext:char-shading-value="0"/>
    </style:style>
    <style:style style:name="T430" style:family="text">
      <style:text-properties style:text-line-through-style="none" style:text-line-through-type="none" fo:language="ru" fo:country="RU" officeooo:rsid="020e6251" fo:background-color="transparent" loext:char-shading-value="0"/>
    </style:style>
    <style:style style:name="T431" style:family="text">
      <style:text-properties style:text-line-through-style="none" style:text-line-through-type="none" fo:language="ru" fo:country="RU" officeooo:rsid="02102293" fo:background-color="transparent" loext:char-shading-value="0"/>
    </style:style>
    <style:style style:name="T432" style:family="text">
      <style:text-properties style:text-line-through-style="none" style:text-line-through-type="none" fo:language="ru" fo:country="RU" officeooo:rsid="02110bac" fo:background-color="transparent" loext:char-shading-value="0"/>
    </style:style>
    <style:style style:name="T433" style:family="text">
      <style:text-properties style:text-line-through-style="none" style:text-line-through-type="none" fo:language="ru" fo:country="RU" officeooo:rsid="021486df" fo:background-color="transparent" loext:char-shading-value="0"/>
    </style:style>
    <style:style style:name="T434" style:family="text">
      <style:text-properties style:text-line-through-style="none" style:text-line-through-type="none" fo:language="ru" fo:country="RU" officeooo:rsid="0219633e" fo:background-color="transparent" loext:char-shading-value="0"/>
    </style:style>
    <style:style style:name="T435" style:family="text">
      <style:text-properties style:text-line-through-style="none" style:text-line-through-type="none" fo:language="ru" fo:country="RU" officeooo:rsid="022ed0a0" fo:background-color="transparent" loext:char-shading-value="0"/>
    </style:style>
    <style:style style:name="T436" style:family="text">
      <style:text-properties style:text-line-through-style="none" style:text-line-through-type="none" fo:language="ru" fo:country="RU" officeooo:rsid="023819f3" fo:background-color="transparent" loext:char-shading-value="0"/>
    </style:style>
    <style:style style:name="T437" style:family="text">
      <style:text-properties style:text-line-through-style="none" style:text-line-through-type="none" fo:language="ru" fo:country="RU" officeooo:rsid="023afb1c" fo:background-color="transparent" loext:char-shading-value="0"/>
    </style:style>
    <style:style style:name="T438" style:family="text">
      <style:text-properties style:text-line-through-style="none" style:text-line-through-type="none" fo:language="ru" fo:country="RU" officeooo:rsid="023cb66a" fo:background-color="transparent" loext:char-shading-value="0"/>
    </style:style>
    <style:style style:name="T439" style:family="text">
      <style:text-properties style:text-line-through-style="none" style:text-line-through-type="none" fo:language="ru" fo:country="RU" officeooo:rsid="023ea609" fo:background-color="transparent" loext:char-shading-value="0"/>
    </style:style>
    <style:style style:name="T440" style:family="text">
      <style:text-properties style:text-line-through-style="none" style:text-line-through-type="none" fo:language="ru" fo:country="RU" officeooo:rsid="023fa6d7" fo:background-color="transparent" loext:char-shading-value="0"/>
    </style:style>
    <style:style style:name="T441" style:family="text">
      <style:text-properties style:text-line-through-style="none" style:text-line-through-type="none" fo:language="ru" fo:country="RU" officeooo:rsid="0241f1e6" fo:background-color="transparent" loext:char-shading-value="0"/>
    </style:style>
    <style:style style:name="T442" style:family="text">
      <style:text-properties style:text-line-through-style="none" style:text-line-through-type="none" fo:language="ru" fo:country="RU" officeooo:rsid="02424bf3" fo:background-color="transparent" loext:char-shading-value="0"/>
    </style:style>
    <style:style style:name="T443" style:family="text">
      <style:text-properties style:text-line-through-style="none" style:text-line-through-type="none" fo:language="ru" fo:country="RU" officeooo:rsid="0242915a" fo:background-color="transparent" loext:char-shading-value="0"/>
    </style:style>
    <style:style style:name="T444" style:family="text">
      <style:text-properties style:text-line-through-style="none" style:text-line-through-type="none" fo:language="ru" fo:country="RU" officeooo:rsid="02432569" fo:background-color="transparent" loext:char-shading-value="0"/>
    </style:style>
    <style:style style:name="T445" style:family="text">
      <style:text-properties style:text-line-through-style="none" style:text-line-through-type="none" fo:language="ru" fo:country="RU" officeooo:rsid="02435cf4" fo:background-color="transparent" loext:char-shading-value="0"/>
    </style:style>
    <style:style style:name="T446" style:family="text">
      <style:text-properties style:text-line-through-style="none" style:text-line-through-type="none" fo:language="ru" fo:country="RU" officeooo:rsid="02449d5d" fo:background-color="transparent" loext:char-shading-value="0"/>
    </style:style>
    <style:style style:name="T447" style:family="text">
      <style:text-properties style:text-line-through-style="none" style:text-line-through-type="none" fo:language="ru" fo:country="RU" officeooo:rsid="0245e70b" fo:background-color="transparent" loext:char-shading-value="0"/>
    </style:style>
    <style:style style:name="T448" style:family="text">
      <style:text-properties style:text-line-through-style="none" style:text-line-through-type="none" fo:language="ru" fo:country="RU" officeooo:rsid="02466f3d" fo:background-color="transparent" loext:char-shading-value="0"/>
    </style:style>
    <style:style style:name="T449" style:family="text">
      <style:text-properties style:text-line-through-style="none" style:text-line-through-type="none" fo:language="ru" fo:country="RU" officeooo:rsid="0250d4c5" fo:background-color="transparent" loext:char-shading-value="0"/>
    </style:style>
    <style:style style:name="T450" style:family="text">
      <style:text-properties style:text-line-through-style="none" style:text-line-through-type="none" fo:language="ru" fo:country="RU" officeooo:rsid="0254cf89" fo:background-color="transparent" loext:char-shading-value="0"/>
    </style:style>
    <style:style style:name="T451" style:family="text">
      <style:text-properties style:text-line-through-style="none" style:text-line-through-type="none" fo:language="ru" fo:country="RU" officeooo:rsid="0255abb0" fo:background-color="transparent" loext:char-shading-value="0"/>
    </style:style>
    <style:style style:name="T452" style:family="text">
      <style:text-properties style:text-line-through-style="none" style:text-line-through-type="none" fo:language="ru" fo:country="RU" officeooo:rsid="025842db" fo:background-color="transparent" loext:char-shading-value="0"/>
    </style:style>
    <style:style style:name="T453" style:family="text">
      <style:text-properties style:text-line-through-style="none" style:text-line-through-type="none" fo:language="ru" fo:country="RU" officeooo:rsid="0259ccd5" fo:background-color="transparent" loext:char-shading-value="0"/>
    </style:style>
    <style:style style:name="T454" style:family="text">
      <style:text-properties style:text-line-through-style="none" style:text-line-through-type="none" fo:language="ru" fo:country="RU" officeooo:rsid="025bae9d" fo:background-color="transparent" loext:char-shading-value="0"/>
    </style:style>
    <style:style style:name="T455" style:family="text">
      <style:text-properties style:text-line-through-style="none" style:text-line-through-type="none" fo:language="ru" fo:country="RU" officeooo:rsid="025c89a6" fo:background-color="transparent" loext:char-shading-value="0"/>
    </style:style>
    <style:style style:name="T456" style:family="text">
      <style:text-properties style:text-line-through-style="none" style:text-line-through-type="none" fo:language="ru" fo:country="RU" officeooo:rsid="025cc34e" fo:background-color="transparent" loext:char-shading-value="0"/>
    </style:style>
    <style:style style:name="T457" style:family="text">
      <style:text-properties style:text-line-through-style="none" style:text-line-through-type="none" fo:language="ru" fo:country="RU" officeooo:rsid="025d4b68" fo:background-color="transparent" loext:char-shading-value="0"/>
    </style:style>
    <style:style style:name="T458" style:family="text">
      <style:text-properties style:text-line-through-style="none" style:text-line-through-type="none" fo:language="ru" fo:country="RU" officeooo:rsid="025e50a2" fo:background-color="transparent" loext:char-shading-value="0"/>
    </style:style>
    <style:style style:name="T459" style:family="text">
      <style:text-properties style:text-line-through-style="none" style:text-line-through-type="none" fo:language="ru" fo:country="RU" officeooo:rsid="025ed61d" fo:background-color="transparent" loext:char-shading-value="0"/>
    </style:style>
    <style:style style:name="T460" style:family="text">
      <style:text-properties style:text-line-through-style="none" style:text-line-through-type="none" fo:language="ru" fo:country="RU" officeooo:rsid="025f7113" fo:background-color="transparent" loext:char-shading-value="0"/>
    </style:style>
    <style:style style:name="T461" style:family="text">
      <style:text-properties style:text-line-through-style="none" style:text-line-through-type="none" fo:language="ru" fo:country="RU" officeooo:rsid="025fb2c8" fo:background-color="transparent" loext:char-shading-value="0"/>
    </style:style>
    <style:style style:name="T462" style:family="text">
      <style:text-properties style:text-line-through-style="none" style:text-line-through-type="none" fo:language="ru" fo:country="RU" officeooo:rsid="0261326d" fo:background-color="transparent" loext:char-shading-value="0"/>
    </style:style>
    <style:style style:name="T463" style:family="text">
      <style:text-properties style:text-line-through-style="none" style:text-line-through-type="none" fo:language="ru" fo:country="RU" officeooo:rsid="0263144a" fo:background-color="transparent" loext:char-shading-value="0"/>
    </style:style>
    <style:style style:name="T464" style:family="text">
      <style:text-properties style:text-line-through-style="none" style:text-line-through-type="none" fo:language="ru" fo:country="RU" officeooo:rsid="026417b1" fo:background-color="transparent" loext:char-shading-value="0"/>
    </style:style>
    <style:style style:name="T465" style:family="text">
      <style:text-properties style:text-line-through-style="none" style:text-line-through-type="none" fo:language="ru" fo:country="RU" officeooo:rsid="0265ed2a" fo:background-color="transparent" loext:char-shading-value="0"/>
    </style:style>
    <style:style style:name="T466" style:family="text">
      <style:text-properties style:text-line-through-style="none" style:text-line-through-type="none" fo:language="ru" fo:country="RU" officeooo:rsid="02714680" fo:background-color="transparent" loext:char-shading-value="0"/>
    </style:style>
    <style:style style:name="T467" style:family="text">
      <style:text-properties style:text-line-through-style="none" style:text-line-through-type="none" fo:language="ru" fo:country="RU" officeooo:rsid="027211d1" fo:background-color="transparent" loext:char-shading-value="0"/>
    </style:style>
    <style:style style:name="T468" style:family="text">
      <style:text-properties style:text-line-through-style="none" style:text-line-through-type="none" fo:language="ru" fo:country="RU" officeooo:rsid="027501aa" fo:background-color="transparent" loext:char-shading-value="0"/>
    </style:style>
    <style:style style:name="T469" style:family="text">
      <style:text-properties style:text-line-through-style="none" style:text-line-through-type="none" fo:language="ru" fo:country="RU" officeooo:rsid="02764f40" fo:background-color="transparent" loext:char-shading-value="0"/>
    </style:style>
    <style:style style:name="T470" style:family="text">
      <style:text-properties style:text-line-through-style="none" style:text-line-through-type="none" fo:language="ru" fo:country="RU" officeooo:rsid="027921b3" fo:background-color="transparent" loext:char-shading-value="0"/>
    </style:style>
    <style:style style:name="T471" style:family="text">
      <style:text-properties style:text-line-through-style="none" style:text-line-through-type="none" fo:language="ru" fo:country="RU" officeooo:rsid="027cba96" fo:background-color="transparent" loext:char-shading-value="0"/>
    </style:style>
    <style:style style:name="T472" style:family="text">
      <style:text-properties style:text-line-through-style="none" style:text-line-through-type="none" fo:language="ru" fo:country="RU" officeooo:rsid="0281b0a7" fo:background-color="transparent" loext:char-shading-value="0"/>
    </style:style>
    <style:style style:name="T473" style:family="text">
      <style:text-properties style:text-line-through-style="none" style:text-line-through-type="none" fo:language="ru" fo:country="RU" officeooo:rsid="02826bc9" fo:background-color="transparent" loext:char-shading-value="0"/>
    </style:style>
    <style:style style:name="T474" style:family="text">
      <style:text-properties style:text-line-through-style="none" style:text-line-through-type="none" fo:language="ru" fo:country="RU" officeooo:rsid="02846937" fo:background-color="transparent" loext:char-shading-value="0"/>
    </style:style>
    <style:style style:name="T475" style:family="text">
      <style:text-properties style:text-line-through-style="none" style:text-line-through-type="none" fo:language="ru" fo:country="RU" officeooo:rsid="028535ee" fo:background-color="transparent" loext:char-shading-value="0"/>
    </style:style>
    <style:style style:name="T476" style:family="text">
      <style:text-properties style:text-line-through-style="none" style:text-line-through-type="none" fo:language="ru" fo:country="RU" officeooo:rsid="0285911d" fo:background-color="transparent" loext:char-shading-value="0"/>
    </style:style>
    <style:style style:name="T477" style:family="text">
      <style:text-properties style:text-line-through-style="none" style:text-line-through-type="none" fo:language="ru" fo:country="RU" officeooo:rsid="02866627" fo:background-color="transparent" loext:char-shading-value="0"/>
    </style:style>
    <style:style style:name="T478" style:family="text">
      <style:text-properties style:text-line-through-style="none" style:text-line-through-type="none" fo:language="ru" fo:country="RU" officeooo:rsid="0286a4aa" fo:background-color="transparent" loext:char-shading-value="0"/>
    </style:style>
    <style:style style:name="T479" style:family="text">
      <style:text-properties style:text-line-through-style="none" style:text-line-through-type="none" fo:language="ru" fo:country="RU" officeooo:rsid="02874187" fo:background-color="transparent" loext:char-shading-value="0"/>
    </style:style>
    <style:style style:name="T480" style:family="text">
      <style:text-properties style:text-line-through-style="none" style:text-line-through-type="none" fo:language="ru" fo:country="RU" officeooo:rsid="028c7052" fo:background-color="transparent" loext:char-shading-value="0"/>
    </style:style>
    <style:style style:name="T481" style:family="text">
      <style:text-properties style:text-line-through-style="none" style:text-line-through-type="none" fo:language="ru" fo:country="RU" officeooo:rsid="028ca327" fo:background-color="transparent" loext:char-shading-value="0"/>
    </style:style>
    <style:style style:name="T482" style:family="text">
      <style:text-properties style:text-line-through-style="none" style:text-line-through-type="none" fo:language="ru" fo:country="RU" officeooo:rsid="028e90c9" fo:background-color="transparent" loext:char-shading-value="0"/>
    </style:style>
    <style:style style:name="T483" style:family="text">
      <style:text-properties style:text-line-through-style="none" style:text-line-through-type="none" fo:language="ru" fo:country="RU" officeooo:rsid="028f7c58" fo:background-color="transparent" loext:char-shading-value="0"/>
    </style:style>
    <style:style style:name="T484" style:family="text">
      <style:text-properties style:text-line-through-style="none" style:text-line-through-type="none" fo:language="ru" fo:country="RU" officeooo:rsid="0292e8a2" fo:background-color="transparent" loext:char-shading-value="0"/>
    </style:style>
    <style:style style:name="T485" style:family="text">
      <style:text-properties style:text-line-through-style="none" style:text-line-through-type="none" fo:language="ru" fo:country="RU" officeooo:rsid="00437e03" fo:background-color="transparent" loext:char-shading-value="0"/>
    </style:style>
    <style:style style:name="T486" style:family="text">
      <style:text-properties style:text-line-through-style="none" style:text-line-through-type="none" fo:language="ru" fo:country="RU" officeooo:rsid="0297ff56" fo:background-color="transparent" loext:char-shading-value="0"/>
    </style:style>
    <style:style style:name="T487" style:family="text">
      <style:text-properties style:text-line-through-style="none" style:text-line-through-type="none" fo:language="ru" fo:country="RU" officeooo:rsid="029ae16f" fo:background-color="transparent" loext:char-shading-value="0"/>
    </style:style>
    <style:style style:name="T488" style:family="text">
      <style:text-properties style:text-line-through-style="none" style:text-line-through-type="none" fo:language="ru" fo:country="RU" officeooo:rsid="029ca0c1" fo:background-color="transparent" loext:char-shading-value="0"/>
    </style:style>
    <style:style style:name="T489" style:family="text">
      <style:text-properties style:text-line-through-style="none" style:text-line-through-type="none" fo:language="ru" fo:country="RU" officeooo:rsid="029da12d" fo:background-color="transparent" loext:char-shading-value="0"/>
    </style:style>
    <style:style style:name="T490" style:family="text">
      <style:text-properties style:text-line-through-style="none" style:text-line-through-type="none" fo:language="ru" fo:country="RU" officeooo:rsid="029dfc18" fo:background-color="transparent" loext:char-shading-value="0"/>
    </style:style>
    <style:style style:name="T491" style:family="text">
      <style:text-properties style:text-line-through-style="none" style:text-line-through-type="none" fo:language="ru" fo:country="RU" officeooo:rsid="029f3489" fo:background-color="transparent" loext:char-shading-value="0"/>
    </style:style>
    <style:style style:name="T492" style:family="text">
      <style:text-properties style:text-line-through-style="none" style:text-line-through-type="none" fo:language="ru" fo:country="RU" officeooo:rsid="02a02b92" fo:background-color="transparent" loext:char-shading-value="0"/>
    </style:style>
    <style:style style:name="T493" style:family="text">
      <style:text-properties style:text-line-through-style="none" style:text-line-through-type="none" fo:language="ru" fo:country="RU" officeooo:rsid="02a07c59" fo:background-color="transparent" loext:char-shading-value="0"/>
    </style:style>
    <style:style style:name="T494" style:family="text">
      <style:text-properties style:text-line-through-style="none" style:text-line-through-type="none" fo:language="ru" fo:country="RU" officeooo:rsid="02a144e8" fo:background-color="transparent" loext:char-shading-value="0"/>
    </style:style>
    <style:style style:name="T495" style:family="text">
      <style:text-properties style:text-line-through-style="none" style:text-line-through-type="none" fo:language="ru" fo:country="RU" officeooo:rsid="02a3010b" fo:background-color="transparent" loext:char-shading-value="0"/>
    </style:style>
    <style:style style:name="T496" style:family="text">
      <style:text-properties style:text-line-through-style="none" style:text-line-through-type="none" fo:language="ru" fo:country="RU" officeooo:rsid="02a41f9c" fo:background-color="transparent" loext:char-shading-value="0"/>
    </style:style>
    <style:style style:name="T497" style:family="text">
      <style:text-properties style:text-line-through-style="none" style:text-line-through-type="none" fo:language="ru" fo:country="RU" officeooo:rsid="02a5f0bf" fo:background-color="transparent" loext:char-shading-value="0"/>
    </style:style>
    <style:style style:name="T498" style:family="text">
      <style:text-properties style:text-line-through-style="none" style:text-line-through-type="none" fo:language="ru" fo:country="RU" officeooo:rsid="02a7d747" fo:background-color="transparent" loext:char-shading-value="0"/>
    </style:style>
    <style:style style:name="T499" style:family="text">
      <style:text-properties style:text-line-through-style="none" style:text-line-through-type="none" fo:language="ru" fo:country="RU" officeooo:rsid="02a8784c" fo:background-color="transparent" loext:char-shading-value="0"/>
    </style:style>
    <style:style style:name="T500" style:family="text">
      <style:text-properties style:text-line-through-style="none" style:text-line-through-type="none" fo:language="ru" fo:country="RU" officeooo:rsid="02aa2408" fo:background-color="transparent" loext:char-shading-value="0"/>
    </style:style>
    <style:style style:name="T501" style:family="text">
      <style:text-properties style:text-line-through-style="none" style:text-line-through-type="none" fo:language="ru" fo:country="RU" officeooo:rsid="02aaa48c" fo:background-color="transparent" loext:char-shading-value="0"/>
    </style:style>
    <style:style style:name="T502" style:family="text">
      <style:text-properties style:text-line-through-style="none" style:text-line-through-type="none" fo:language="ru" fo:country="RU" officeooo:rsid="02ac561e" fo:background-color="transparent" loext:char-shading-value="0"/>
    </style:style>
    <style:style style:name="T503" style:family="text">
      <style:text-properties style:text-line-through-style="none" style:text-line-through-type="none" fo:language="ru" fo:country="RU" officeooo:rsid="02b0066d" fo:background-color="transparent" loext:char-shading-value="0"/>
    </style:style>
    <style:style style:name="T504" style:family="text">
      <style:text-properties style:text-line-through-style="none" style:text-line-through-type="none" fo:language="ru" fo:country="RU" officeooo:rsid="02b0bf52" fo:background-color="transparent" loext:char-shading-value="0"/>
    </style:style>
    <style:style style:name="T505" style:family="text">
      <style:text-properties style:text-line-through-style="none" style:text-line-through-type="none" fo:language="ru" fo:country="RU" officeooo:rsid="02a812b9" fo:background-color="transparent" loext:char-shading-value="0"/>
    </style:style>
    <style:style style:name="T506" style:family="text">
      <style:text-properties style:text-line-through-style="none" style:text-line-through-type="none" fo:language="ru" fo:country="RU" officeooo:rsid="02b129c4" fo:background-color="transparent" loext:char-shading-value="0"/>
    </style:style>
    <style:style style:name="T507" style:family="text">
      <style:text-properties style:text-line-through-style="none" style:text-line-through-type="none" fo:language="ru" fo:country="RU" officeooo:rsid="02b31841" fo:background-color="transparent" loext:char-shading-value="0"/>
    </style:style>
    <style:style style:name="T508" style:family="text">
      <style:text-properties style:text-line-through-style="none" style:text-line-through-type="none" fo:language="ru" fo:country="RU" officeooo:rsid="02b45d20" fo:background-color="transparent" loext:char-shading-value="0"/>
    </style:style>
    <style:style style:name="T509" style:family="text">
      <style:text-properties style:text-line-through-style="none" style:text-line-through-type="none" fo:language="ru" fo:country="RU" officeooo:rsid="02b60122" fo:background-color="transparent" loext:char-shading-value="0"/>
    </style:style>
    <style:style style:name="T510" style:family="text">
      <style:text-properties style:text-line-through-style="none" style:text-line-through-type="none" fo:language="ru" fo:country="RU" officeooo:rsid="02b66894" fo:background-color="transparent" loext:char-shading-value="0"/>
    </style:style>
    <style:style style:name="T511" style:family="text">
      <style:text-properties style:text-line-through-style="none" style:text-line-through-type="none" fo:language="ru" fo:country="RU" officeooo:rsid="02b816b4" fo:background-color="transparent" loext:char-shading-value="0"/>
    </style:style>
    <style:style style:name="T512" style:family="text">
      <style:text-properties style:text-line-through-style="none" style:text-line-through-type="none" fo:language="ru" fo:country="RU" officeooo:rsid="02baff14" fo:background-color="transparent" loext:char-shading-value="0"/>
    </style:style>
    <style:style style:name="T513" style:family="text">
      <style:text-properties style:text-line-through-style="none" style:text-line-through-type="none" fo:language="ru" fo:country="RU" officeooo:rsid="02bc6d73" fo:background-color="transparent" loext:char-shading-value="0"/>
    </style:style>
    <style:style style:name="T514" style:family="text">
      <style:text-properties style:text-line-through-style="none" style:text-line-through-type="none" fo:language="ru" fo:country="RU" officeooo:rsid="02bcf963" fo:background-color="transparent" loext:char-shading-value="0"/>
    </style:style>
    <style:style style:name="T515" style:family="text">
      <style:text-properties style:text-line-through-style="none" style:text-line-through-type="none" fo:language="ru" fo:country="RU" officeooo:rsid="02be9706" fo:background-color="transparent" loext:char-shading-value="0"/>
    </style:style>
    <style:style style:name="T516" style:family="text">
      <style:text-properties style:text-line-through-style="none" style:text-line-through-type="none" fo:language="ru" fo:country="RU" officeooo:rsid="02c0309a" fo:background-color="transparent" loext:char-shading-value="0"/>
    </style:style>
    <style:style style:name="T517" style:family="text">
      <style:text-properties style:text-line-through-style="none" style:text-line-through-type="none" fo:language="ru" fo:country="RU" officeooo:rsid="02c19805" fo:background-color="transparent" loext:char-shading-value="0"/>
    </style:style>
    <style:style style:name="T518" style:family="text">
      <style:text-properties style:text-line-through-style="none" style:text-line-through-type="none" fo:language="ru" fo:country="RU" officeooo:rsid="02c7f0f4" fo:background-color="transparent" loext:char-shading-value="0"/>
    </style:style>
    <style:style style:name="T519" style:family="text">
      <style:text-properties style:text-line-through-style="none" style:text-line-through-type="none" fo:language="ru" fo:country="RU" officeooo:rsid="02c8ceeb" fo:background-color="transparent" loext:char-shading-value="0"/>
    </style:style>
    <style:style style:name="T520" style:family="text">
      <style:text-properties style:text-line-through-style="none" style:text-line-through-type="none" fo:language="ru" fo:country="RU" officeooo:rsid="02ca1717" fo:background-color="transparent" loext:char-shading-value="0"/>
    </style:style>
    <style:style style:name="T521" style:family="text">
      <style:text-properties style:text-line-through-style="none" style:text-line-through-type="none" fo:language="ru" fo:country="RU" officeooo:rsid="02cb8a82" fo:background-color="transparent" loext:char-shading-value="0"/>
    </style:style>
    <style:style style:name="T522" style:family="text">
      <style:text-properties style:text-line-through-style="none" style:text-line-through-type="none" fo:language="ru" fo:country="RU" officeooo:rsid="02cd5835" fo:background-color="transparent" loext:char-shading-value="0"/>
    </style:style>
    <style:style style:name="T523" style:family="text">
      <style:text-properties style:text-line-through-style="none" style:text-line-through-type="none" fo:language="ru" fo:country="RU" officeooo:rsid="02cd8a82" fo:background-color="transparent" loext:char-shading-value="0"/>
    </style:style>
    <style:style style:name="T524" style:family="text">
      <style:text-properties style:text-line-through-style="none" style:text-line-through-type="none" fo:language="ru" fo:country="RU" officeooo:rsid="02ce059d" fo:background-color="transparent" loext:char-shading-value="0"/>
    </style:style>
    <style:style style:name="T525" style:family="text">
      <style:text-properties style:text-line-through-style="none" style:text-line-through-type="none" fo:language="ru" fo:country="RU" officeooo:rsid="02ceceb6" fo:background-color="transparent" loext:char-shading-value="0"/>
    </style:style>
    <style:style style:name="T526" style:family="text">
      <style:text-properties style:text-line-through-style="none" style:text-line-through-type="none" fo:language="ru" fo:country="RU" officeooo:rsid="02d0cad4" fo:background-color="transparent" loext:char-shading-value="0"/>
    </style:style>
    <style:style style:name="T527" style:family="text">
      <style:text-properties style:text-line-through-style="none" style:text-line-through-type="none" fo:language="ru" fo:country="RU" officeooo:rsid="02d19655" fo:background-color="transparent" loext:char-shading-value="0"/>
    </style:style>
    <style:style style:name="T528" style:family="text">
      <style:text-properties style:text-line-through-style="none" style:text-line-through-type="none" fo:language="ru" fo:country="RU" officeooo:rsid="02d47c5e" fo:background-color="transparent" loext:char-shading-value="0"/>
    </style:style>
    <style:style style:name="T529" style:family="text">
      <style:text-properties style:text-line-through-style="none" style:text-line-through-type="none" fo:language="ru" fo:country="RU" officeooo:rsid="02d50923" fo:background-color="transparent" loext:char-shading-value="0"/>
    </style:style>
    <style:style style:name="T530" style:family="text">
      <style:text-properties style:text-line-through-style="none" style:text-line-through-type="none" fo:language="ru" fo:country="RU" officeooo:rsid="02d7e18f" fo:background-color="transparent" loext:char-shading-value="0"/>
    </style:style>
    <style:style style:name="T531" style:family="text">
      <style:text-properties style:text-line-through-style="none" style:text-line-through-type="none" fo:language="ru" fo:country="RU" officeooo:rsid="02d6de68" fo:background-color="transparent" loext:char-shading-value="0"/>
    </style:style>
    <style:style style:name="T532" style:family="text">
      <style:text-properties style:text-line-through-style="none" style:text-line-through-type="none" fo:language="ru" fo:country="RU" officeooo:rsid="02dc91f1" fo:background-color="transparent" loext:char-shading-value="0"/>
    </style:style>
    <style:style style:name="T533" style:family="text">
      <style:text-properties style:text-line-through-style="none" style:text-line-through-type="none" fo:language="ru" fo:country="RU" officeooo:rsid="002d4f2b" fo:background-color="transparent" loext:char-shading-value="0"/>
    </style:style>
    <style:style style:name="T534" style:family="text">
      <style:text-properties style:text-line-through-style="none" style:text-line-through-type="none" fo:language="ru" fo:country="RU" officeooo:rsid="02de6f9b" fo:background-color="transparent" loext:char-shading-value="0"/>
    </style:style>
    <style:style style:name="T535" style:family="text">
      <style:text-properties style:text-line-through-style="none" style:text-line-through-type="none" fo:language="ru" fo:country="RU" officeooo:rsid="02de80e9" fo:background-color="transparent" loext:char-shading-value="0"/>
    </style:style>
    <style:style style:name="T536" style:family="text">
      <style:text-properties style:text-line-through-style="none" style:text-line-through-type="none" fo:language="ru" fo:country="RU" officeooo:rsid="02deb594" fo:background-color="transparent" loext:char-shading-value="0"/>
    </style:style>
    <style:style style:name="T537" style:family="text">
      <style:text-properties style:text-line-through-style="none" style:text-line-through-type="none" fo:language="ru" fo:country="RU" officeooo:rsid="02e07ba2" fo:background-color="transparent" loext:char-shading-value="0"/>
    </style:style>
    <style:style style:name="T538" style:family="text">
      <style:text-properties style:text-line-through-style="none" style:text-line-through-type="none" fo:language="ru" fo:country="RU" officeooo:rsid="02e0ed45" fo:background-color="transparent" loext:char-shading-value="0"/>
    </style:style>
    <style:style style:name="T539" style:family="text">
      <style:text-properties style:text-line-through-style="none" style:text-line-through-type="none" fo:language="ru" fo:country="RU" officeooo:rsid="02e5b2e2" fo:background-color="transparent" loext:char-shading-value="0"/>
    </style:style>
    <style:style style:name="T540" style:family="text">
      <style:text-properties style:text-line-through-style="none" style:text-line-through-type="none" fo:language="ru" fo:country="RU" officeooo:rsid="02e7853a" fo:background-color="transparent" loext:char-shading-value="0"/>
    </style:style>
    <style:style style:name="T541" style:family="text">
      <style:text-properties style:text-line-through-style="none" style:text-line-through-type="none" fo:language="ru" fo:country="RU" officeooo:rsid="02e7ece8" fo:background-color="transparent" loext:char-shading-value="0"/>
    </style:style>
    <style:style style:name="T542" style:family="text">
      <style:text-properties style:text-line-through-style="none" style:text-line-through-type="none" fo:language="ru" fo:country="RU" officeooo:rsid="014aaa3c" fo:background-color="transparent" loext:char-shading-value="0"/>
    </style:style>
    <style:style style:name="T543" style:family="text">
      <style:text-properties style:text-line-through-style="none" style:text-line-through-type="none" fo:language="ru" fo:country="RU" officeooo:rsid="013d04c6" fo:background-color="transparent" loext:char-shading-value="0"/>
    </style:style>
    <style:style style:name="T544" style:family="text">
      <style:text-properties style:text-line-through-style="none" style:text-line-through-type="none" fo:language="ru" fo:country="RU" officeooo:rsid="02e84b33" fo:background-color="transparent" loext:char-shading-value="0"/>
    </style:style>
    <style:style style:name="T545" style:family="text">
      <style:text-properties style:text-line-through-style="none" style:text-line-through-type="none" fo:language="ru" fo:country="RU" officeooo:rsid="02e98846" fo:background-color="transparent" loext:char-shading-value="0"/>
    </style:style>
    <style:style style:name="T546" style:family="text">
      <style:text-properties style:text-line-through-style="none" style:text-line-through-type="none" fo:language="ru" fo:country="RU" officeooo:rsid="02ea9b0c" fo:background-color="transparent" loext:char-shading-value="0"/>
    </style:style>
    <style:style style:name="T547" style:family="text">
      <style:text-properties style:text-line-through-style="none" style:text-line-through-type="none" fo:language="ru" fo:country="RU" officeooo:rsid="02ec4947" fo:background-color="transparent" loext:char-shading-value="0"/>
    </style:style>
    <style:style style:name="T548" style:family="text">
      <style:text-properties style:text-line-through-style="none" style:text-line-through-type="none" fo:language="ru" fo:country="RU" officeooo:rsid="02edb8aa" fo:background-color="transparent" loext:char-shading-value="0"/>
    </style:style>
    <style:style style:name="T549" style:family="text">
      <style:text-properties style:text-line-through-style="none" style:text-line-through-type="none" fo:language="ru" fo:country="RU" officeooo:rsid="02391702" fo:background-color="transparent" loext:char-shading-value="0"/>
    </style:style>
    <style:style style:name="T550" style:family="text">
      <style:text-properties style:text-line-through-style="none" style:text-line-through-type="none" fo:language="ru" fo:country="RU" officeooo:rsid="02eee0f9" fo:background-color="transparent" loext:char-shading-value="0"/>
    </style:style>
    <style:style style:name="T551" style:family="text">
      <style:text-properties style:text-line-through-style="none" style:text-line-through-type="none" fo:language="ru" fo:country="RU" officeooo:rsid="02f0b67e" fo:background-color="transparent" loext:char-shading-value="0"/>
    </style:style>
    <style:style style:name="T552" style:family="text">
      <style:text-properties style:text-line-through-style="none" style:text-line-through-type="none" fo:language="ru" fo:country="RU" officeooo:rsid="02f56371" fo:background-color="transparent" loext:char-shading-value="0"/>
    </style:style>
    <style:style style:name="T553" style:family="text">
      <style:text-properties style:text-line-through-style="none" style:text-line-through-type="none" fo:language="ru" fo:country="RU" officeooo:rsid="02f64cc4" fo:background-color="transparent" loext:char-shading-value="0"/>
    </style:style>
    <style:style style:name="T554" style:family="text">
      <style:text-properties style:text-line-through-style="none" style:text-line-through-type="none" fo:language="ru" fo:country="RU" officeooo:rsid="02fdb4b6" fo:background-color="transparent" loext:char-shading-value="0"/>
    </style:style>
    <style:style style:name="T555" style:family="text">
      <style:text-properties style:text-line-through-style="none" style:text-line-through-type="none" fo:language="ru" fo:country="RU" officeooo:rsid="02f4f02d" fo:background-color="transparent" loext:char-shading-value="0"/>
    </style:style>
    <style:style style:name="T556" style:family="text">
      <style:text-properties style:text-line-through-style="none" style:text-line-through-type="none" fo:language="ru" fo:country="RU" officeooo:rsid="03031832" fo:background-color="transparent" loext:char-shading-value="0"/>
    </style:style>
    <style:style style:name="T557" style:family="text">
      <style:text-properties style:text-line-through-style="none" style:text-line-through-type="none" fo:language="ru" fo:country="RU" officeooo:rsid="0308623e" fo:background-color="transparent" loext:char-shading-value="0"/>
    </style:style>
    <style:style style:name="T558" style:family="text">
      <style:text-properties style:text-line-through-style="none" style:text-line-through-type="none" fo:language="ru" fo:country="RU" officeooo:rsid="0308fe6f" fo:background-color="transparent" loext:char-shading-value="0"/>
    </style:style>
    <style:style style:name="T559" style:family="text">
      <style:text-properties style:text-line-through-style="none" style:text-line-through-type="none" fo:language="ru" fo:country="RU" officeooo:rsid="0309d542" fo:background-color="transparent" loext:char-shading-value="0"/>
    </style:style>
    <style:style style:name="T560" style:family="text">
      <style:text-properties style:text-line-through-style="none" style:text-line-through-type="none" fo:language="ru" fo:country="RU" officeooo:rsid="030a2de2" fo:background-color="transparent" loext:char-shading-value="0"/>
    </style:style>
    <style:style style:name="T561" style:family="text">
      <style:text-properties style:text-line-through-style="none" style:text-line-through-type="none" fo:language="ru" fo:country="RU" officeooo:rsid="030bc30e" fo:background-color="transparent" loext:char-shading-value="0"/>
    </style:style>
    <style:style style:name="T562" style:family="text">
      <style:text-properties style:text-line-through-style="none" style:text-line-through-type="none" fo:language="ru" fo:country="RU" officeooo:rsid="030c00b5" fo:background-color="transparent" loext:char-shading-value="0"/>
    </style:style>
    <style:style style:name="T563" style:family="text">
      <style:text-properties style:text-line-through-style="none" style:text-line-through-type="none" fo:language="ru" fo:country="RU" officeooo:rsid="030ca102" fo:background-color="transparent" loext:char-shading-value="0"/>
    </style:style>
    <style:style style:name="T564" style:family="text">
      <style:text-properties style:text-line-through-style="none" style:text-line-through-type="none" fo:language="ru" fo:country="RU" officeooo:rsid="030d87e5" fo:background-color="transparent" loext:char-shading-value="0"/>
    </style:style>
    <style:style style:name="T565" style:family="text">
      <style:text-properties style:text-line-through-style="none" style:text-line-through-type="none" fo:language="ru" fo:country="RU" officeooo:rsid="030f69cb" fo:background-color="transparent" loext:char-shading-value="0"/>
    </style:style>
    <style:style style:name="T566" style:family="text">
      <style:text-properties style:text-line-through-style="none" style:text-line-through-type="none" fo:language="ru" fo:country="RU" officeooo:rsid="0310f7ed" fo:background-color="transparent" loext:char-shading-value="0"/>
    </style:style>
    <style:style style:name="T567" style:family="text">
      <style:text-properties style:text-line-through-style="none" style:text-line-through-type="none" fo:language="ru" fo:country="RU" officeooo:rsid="0311f1cf" fo:background-color="transparent" loext:char-shading-value="0"/>
    </style:style>
    <style:style style:name="T568" style:family="text">
      <style:text-properties style:text-line-through-style="none" style:text-line-through-type="none" fo:language="ru" fo:country="RU" officeooo:rsid="03126e40" fo:background-color="transparent" loext:char-shading-value="0"/>
    </style:style>
    <style:style style:name="T569" style:family="text">
      <style:text-properties style:text-line-through-style="none" style:text-line-through-type="none" fo:language="ru" fo:country="RU" officeooo:rsid="03131d82" fo:background-color="transparent" loext:char-shading-value="0"/>
    </style:style>
    <style:style style:name="T570" style:family="text">
      <style:text-properties style:text-line-through-style="none" style:text-line-through-type="none" fo:language="ru" fo:country="RU" officeooo:rsid="031356a5" fo:background-color="transparent" loext:char-shading-value="0"/>
    </style:style>
    <style:style style:name="T571" style:family="text">
      <style:text-properties style:text-line-through-style="none" style:text-line-through-type="none" fo:language="ru" fo:country="RU" officeooo:rsid="0313c8e3" fo:background-color="transparent" loext:char-shading-value="0"/>
    </style:style>
    <style:style style:name="T572" style:family="text">
      <style:text-properties style:text-line-through-style="none" style:text-line-through-type="none" fo:language="ru" fo:country="RU" officeooo:rsid="0313ff46" fo:background-color="transparent" loext:char-shading-value="0"/>
    </style:style>
    <style:style style:name="T573" style:family="text">
      <style:text-properties style:text-line-through-style="none" style:text-line-through-type="none" fo:language="ru" fo:country="RU" officeooo:rsid="0315d51f" fo:background-color="transparent" loext:char-shading-value="0"/>
    </style:style>
    <style:style style:name="T574" style:family="text">
      <style:text-properties style:text-line-through-style="none" style:text-line-through-type="none" fo:language="ru" fo:country="RU" officeooo:rsid="031673eb" fo:background-color="transparent" loext:char-shading-value="0"/>
    </style:style>
    <style:style style:name="T575" style:family="text">
      <style:text-properties style:text-line-through-style="none" style:text-line-through-type="none" fo:language="ru" fo:country="RU" officeooo:rsid="0316cf7e" fo:background-color="transparent" loext:char-shading-value="0"/>
    </style:style>
    <style:style style:name="T576" style:family="text">
      <style:text-properties style:text-line-through-style="none" style:text-line-through-type="none" fo:language="ru" fo:country="RU" officeooo:rsid="0317164d" fo:background-color="transparent" loext:char-shading-value="0"/>
    </style:style>
    <style:style style:name="T577" style:family="text">
      <style:text-properties style:text-line-through-style="none" style:text-line-through-type="none" fo:language="ru" fo:country="RU" officeooo:rsid="0318bc87" fo:background-color="transparent" loext:char-shading-value="0"/>
    </style:style>
    <style:style style:name="T578" style:family="text">
      <style:text-properties style:text-line-through-style="none" style:text-line-through-type="none" fo:language="ru" fo:country="RU" officeooo:rsid="031952c0" fo:background-color="transparent" loext:char-shading-value="0"/>
    </style:style>
    <style:style style:name="T579" style:family="text">
      <style:text-properties style:text-line-through-style="none" style:text-line-through-type="none" fo:language="ru" fo:country="RU" officeooo:rsid="031a1923" fo:background-color="transparent" loext:char-shading-value="0"/>
    </style:style>
    <style:style style:name="T580" style:family="text">
      <style:text-properties style:text-line-through-style="none" style:text-line-through-type="none" fo:language="ru" fo:country="RU" officeooo:rsid="031b6890" fo:background-color="transparent" loext:char-shading-value="0"/>
    </style:style>
    <style:style style:name="T581" style:family="text">
      <style:text-properties style:text-line-through-style="none" style:text-line-through-type="none" fo:language="ru" fo:country="RU" officeooo:rsid="031d6768" fo:background-color="transparent" loext:char-shading-value="0"/>
    </style:style>
    <style:style style:name="T582" style:family="text">
      <style:text-properties style:text-line-through-style="none" style:text-line-through-type="none" fo:language="ru" fo:country="RU" officeooo:rsid="031f97b8" fo:background-color="transparent" loext:char-shading-value="0"/>
    </style:style>
    <style:style style:name="T583" style:family="text">
      <style:text-properties style:text-line-through-style="none" style:text-line-through-type="none" fo:language="ru" fo:country="RU" officeooo:rsid="031fe31d" fo:background-color="transparent" loext:char-shading-value="0"/>
    </style:style>
    <style:style style:name="T584" style:family="text">
      <style:text-properties style:text-line-through-style="none" style:text-line-through-type="none" fo:language="ru" fo:country="RU" officeooo:rsid="03217e95" fo:background-color="transparent" loext:char-shading-value="0"/>
    </style:style>
    <style:style style:name="T585" style:family="text">
      <style:text-properties style:text-line-through-style="none" style:text-line-through-type="none" fo:language="ru" fo:country="RU" officeooo:rsid="031e1c32" fo:background-color="transparent" loext:char-shading-value="0"/>
    </style:style>
    <style:style style:name="T586" style:family="text">
      <style:text-properties style:text-line-through-style="none" style:text-line-through-type="none" fo:language="ru" fo:country="RU" officeooo:rsid="032191bc" fo:background-color="transparent" loext:char-shading-value="0"/>
    </style:style>
    <style:style style:name="T587" style:family="text">
      <style:text-properties style:text-line-through-style="none" style:text-line-through-type="none" fo:language="ru" fo:country="RU" officeooo:rsid="032291b4" fo:background-color="transparent" loext:char-shading-value="0"/>
    </style:style>
    <style:style style:name="T588" style:family="text">
      <style:text-properties style:text-line-through-style="none" style:text-line-through-type="none" fo:language="ru" fo:country="RU" officeooo:rsid="0325c55d" fo:background-color="transparent" loext:char-shading-value="0"/>
    </style:style>
    <style:style style:name="T589" style:family="text">
      <style:text-properties style:text-line-through-style="none" style:text-line-through-type="none" fo:language="ru" fo:country="RU" officeooo:rsid="03268562" fo:background-color="transparent" loext:char-shading-value="0"/>
    </style:style>
    <style:style style:name="T590" style:family="text">
      <style:text-properties style:text-line-through-style="none" style:text-line-through-type="none" fo:language="ru" fo:country="RU" officeooo:rsid="0327e8d9" fo:background-color="transparent" loext:char-shading-value="0"/>
    </style:style>
    <style:style style:name="T591" style:family="text">
      <style:text-properties style:text-line-through-style="none" style:text-line-through-type="none" fo:language="ru" fo:country="RU" officeooo:rsid="032b809b" fo:background-color="transparent" loext:char-shading-value="0"/>
    </style:style>
    <style:style style:name="T592" style:family="text">
      <style:text-properties style:text-line-through-style="none" style:text-line-through-type="none" fo:language="ru" fo:country="RU" officeooo:rsid="0330b65c" fo:background-color="transparent" loext:char-shading-value="0"/>
    </style:style>
    <style:style style:name="T593" style:family="text">
      <style:text-properties style:text-line-through-style="none" style:text-line-through-type="none" fo:language="ru" fo:country="RU" officeooo:rsid="0331ac17" fo:background-color="transparent" loext:char-shading-value="0"/>
    </style:style>
    <style:style style:name="T594" style:family="text">
      <style:text-properties style:text-line-through-style="none" style:text-line-through-type="none" fo:language="ru" fo:country="RU" officeooo:rsid="03320275" fo:background-color="transparent" loext:char-shading-value="0"/>
    </style:style>
    <style:style style:name="T595" style:family="text">
      <style:text-properties style:text-line-through-style="none" style:text-line-through-type="none" fo:language="ru" fo:country="RU" officeooo:rsid="03340e48" fo:background-color="transparent" loext:char-shading-value="0"/>
    </style:style>
    <style:style style:name="T596" style:family="text">
      <style:text-properties style:text-line-through-style="none" style:text-line-through-type="none" fo:language="ru" fo:country="RU" officeooo:rsid="03352803" fo:background-color="transparent" loext:char-shading-value="0"/>
    </style:style>
    <style:style style:name="T597" style:family="text">
      <style:text-properties style:text-line-through-style="none" style:text-line-through-type="none" fo:language="ru" fo:country="RU" officeooo:rsid="0335ffc7" fo:background-color="transparent" loext:char-shading-value="0"/>
    </style:style>
    <style:style style:name="T598" style:family="text">
      <style:text-properties style:text-line-through-style="none" style:text-line-through-type="none" fo:language="ru" fo:country="RU" officeooo:rsid="03368b71" fo:background-color="transparent" loext:char-shading-value="0"/>
    </style:style>
    <style:style style:name="T599" style:family="text">
      <style:text-properties style:text-line-through-style="none" style:text-line-through-type="none" fo:language="ru" fo:country="RU" officeooo:rsid="033d1ed2" fo:background-color="transparent" loext:char-shading-value="0"/>
    </style:style>
    <style:style style:name="T600" style:family="text">
      <style:text-properties style:text-line-through-style="none" style:text-line-through-type="none" fo:language="ru" fo:country="RU" officeooo:rsid="033d78e4" fo:background-color="transparent" loext:char-shading-value="0"/>
    </style:style>
    <style:style style:name="T601" style:family="text">
      <style:text-properties style:text-line-through-style="none" style:text-line-through-type="none" fo:language="ru" fo:country="RU" officeooo:rsid="033ea96a" fo:background-color="transparent" loext:char-shading-value="0"/>
    </style:style>
    <style:style style:name="T602" style:family="text">
      <style:text-properties style:text-line-through-style="none" style:text-line-through-type="none" fo:language="ru" fo:country="RU" officeooo:rsid="033fa017" fo:background-color="transparent" loext:char-shading-value="0"/>
    </style:style>
    <style:style style:name="T603" style:family="text">
      <style:text-properties style:text-line-through-style="none" style:text-line-through-type="none" fo:language="ru" fo:country="RU" officeooo:rsid="03418570" fo:background-color="transparent" loext:char-shading-value="0"/>
    </style:style>
    <style:style style:name="T604" style:family="text">
      <style:text-properties style:text-line-through-style="none" style:text-line-through-type="none" fo:language="ru" fo:country="RU" officeooo:rsid="03434c07" fo:background-color="transparent" loext:char-shading-value="0"/>
    </style:style>
    <style:style style:name="T605" style:family="text">
      <style:text-properties style:text-line-through-style="none" style:text-line-through-type="none" fo:language="ru" fo:country="RU" officeooo:rsid="0343cb43" fo:background-color="transparent" loext:char-shading-value="0"/>
    </style:style>
    <style:style style:name="T606" style:family="text">
      <style:text-properties style:text-line-through-style="none" style:text-line-through-type="none" fo:language="ru" fo:country="RU" officeooo:rsid="0345f4fd" fo:background-color="transparent" loext:char-shading-value="0"/>
    </style:style>
    <style:style style:name="T607" style:family="text">
      <style:text-properties style:text-line-through-style="none" style:text-line-through-type="none" fo:language="ru" fo:country="RU" officeooo:rsid="03470aa4" fo:background-color="transparent" loext:char-shading-value="0"/>
    </style:style>
    <style:style style:name="T608" style:family="text">
      <style:text-properties style:text-line-through-style="none" style:text-line-through-type="none" fo:language="ru" fo:country="RU" officeooo:rsid="0348f3e2" fo:background-color="transparent" loext:char-shading-value="0"/>
    </style:style>
    <style:style style:name="T609" style:family="text">
      <style:text-properties style:text-line-through-style="none" style:text-line-through-type="none" fo:language="ru" fo:country="RU" officeooo:rsid="03493ef7" fo:background-color="transparent" loext:char-shading-value="0"/>
    </style:style>
    <style:style style:name="T610" style:family="text">
      <style:text-properties style:text-line-through-style="none" style:text-line-through-type="none" fo:language="ru" fo:country="RU" officeooo:rsid="034b1f2c" fo:background-color="transparent" loext:char-shading-value="0"/>
    </style:style>
    <style:style style:name="T611" style:family="text">
      <style:text-properties style:text-line-through-style="none" style:text-line-through-type="none" fo:language="ru" fo:country="RU" officeooo:rsid="034b28ad" fo:background-color="transparent" loext:char-shading-value="0"/>
    </style:style>
    <style:style style:name="T612" style:family="text">
      <style:text-properties style:text-line-through-style="none" style:text-line-through-type="none" fo:language="ru" fo:country="RU" officeooo:rsid="034c5d2a" fo:background-color="transparent" loext:char-shading-value="0"/>
    </style:style>
    <style:style style:name="T613" style:family="text">
      <style:text-properties style:text-line-through-style="none" style:text-line-through-type="none" fo:language="ru" fo:country="RU" officeooo:rsid="03513ab3" fo:background-color="transparent" loext:char-shading-value="0"/>
    </style:style>
    <style:style style:name="T614" style:family="text">
      <style:text-properties style:text-line-through-style="none" style:text-line-through-type="none" fo:language="ru" fo:country="RU" officeooo:rsid="03556c51" fo:background-color="transparent" loext:char-shading-value="0"/>
    </style:style>
    <style:style style:name="T615" style:family="text">
      <style:text-properties style:text-line-through-style="none" style:text-line-through-type="none" fo:language="ru" fo:country="RU" officeooo:rsid="0355b483" fo:background-color="transparent" loext:char-shading-value="0"/>
    </style:style>
    <style:style style:name="T616" style:family="text">
      <style:text-properties style:text-line-through-style="none" style:text-line-through-type="none" fo:language="ru" fo:country="RU" officeooo:rsid="0356746c" fo:background-color="transparent" loext:char-shading-value="0"/>
    </style:style>
    <style:style style:name="T617" style:family="text">
      <style:text-properties style:text-line-through-style="none" style:text-line-through-type="none" fo:language="ru" fo:country="RU" officeooo:rsid="0357f8c6" fo:background-color="transparent" loext:char-shading-value="0"/>
    </style:style>
    <style:style style:name="T618" style:family="text">
      <style:text-properties style:text-line-through-style="none" style:text-line-through-type="none" fo:language="ru" fo:country="RU" officeooo:rsid="027021df" fo:background-color="transparent" loext:char-shading-value="0"/>
    </style:style>
    <style:style style:name="T619" style:family="text">
      <style:text-properties style:text-line-through-style="none" style:text-line-through-type="none" fo:language="ru" fo:country="RU" officeooo:rsid="02709a5c" fo:background-color="transparent" loext:char-shading-value="0"/>
    </style:style>
    <style:style style:name="T620" style:family="text">
      <style:text-properties style:text-line-through-style="none" style:text-line-through-type="none" fo:language="ru" fo:country="RU" officeooo:rsid="035ba7dc" fo:background-color="transparent" loext:char-shading-value="0"/>
    </style:style>
    <style:style style:name="T621" style:family="text">
      <style:text-properties style:text-line-through-style="none" style:text-line-through-type="none" fo:language="ru" fo:country="RU" officeooo:rsid="035bb7f9" fo:background-color="transparent" loext:char-shading-value="0"/>
    </style:style>
    <style:style style:name="T622" style:family="text">
      <style:text-properties style:text-line-through-style="none" style:text-line-through-type="none" fo:language="ru" fo:country="RU" officeooo:rsid="035df911" fo:background-color="transparent" loext:char-shading-value="0"/>
    </style:style>
    <style:style style:name="T623" style:family="text">
      <style:text-properties style:text-line-through-style="none" style:text-line-through-type="none" fo:language="ru" fo:country="RU" officeooo:rsid="026c195f" fo:background-color="transparent" loext:char-shading-value="0"/>
    </style:style>
    <style:style style:name="T624" style:family="text">
      <style:text-properties style:text-line-through-style="none" style:text-line-through-type="none" fo:language="ru" fo:country="RU" officeooo:rsid="035fcf3b" fo:background-color="transparent" loext:char-shading-value="0"/>
    </style:style>
    <style:style style:name="T625" style:family="text">
      <style:text-properties style:text-line-through-style="none" style:text-line-through-type="none" fo:language="ru" fo:country="RU" officeooo:rsid="008111f1" fo:background-color="transparent" loext:char-shading-value="0"/>
    </style:style>
    <style:style style:name="T626" style:family="text">
      <style:text-properties style:text-line-through-style="none" style:text-line-through-type="none" fo:language="ru" fo:country="RU" officeooo:rsid="03663007" fo:background-color="transparent" loext:char-shading-value="0"/>
    </style:style>
    <style:style style:name="T627" style:family="text">
      <style:text-properties style:text-line-through-style="none" style:text-line-through-type="none" fo:language="ru" fo:country="RU" officeooo:rsid="0376f0e0" fo:background-color="transparent" loext:char-shading-value="0"/>
    </style:style>
    <style:style style:name="T628" style:family="text">
      <style:text-properties style:text-line-through-style="none" style:text-line-through-type="none" fo:language="ru" fo:country="RU" officeooo:rsid="03983156" fo:background-color="transparent" loext:char-shading-value="0"/>
    </style:style>
    <style:style style:name="T629" style:family="text">
      <style:text-properties style:text-line-through-style="none" style:text-line-through-type="none" fo:language="ru" fo:country="RU" officeooo:rsid="03997d3d" fo:background-color="transparent" loext:char-shading-value="0"/>
    </style:style>
    <style:style style:name="T630" style:family="text">
      <style:text-properties style:text-line-through-style="none" style:text-line-through-type="none" fo:language="ru" fo:country="RU" officeooo:rsid="03998792" fo:background-color="transparent" loext:char-shading-value="0"/>
    </style:style>
    <style:style style:name="T631" style:family="text">
      <style:text-properties style:text-line-through-style="none" style:text-line-through-type="none" fo:language="ru" fo:country="RU" officeooo:rsid="039b02a3" fo:background-color="transparent" loext:char-shading-value="0"/>
    </style:style>
    <style:style style:name="T632" style:family="text">
      <style:text-properties style:text-line-through-style="none" style:text-line-through-type="none" fo:language="ru" fo:country="RU" officeooo:rsid="02e3fe92" fo:background-color="transparent" loext:char-shading-value="0"/>
    </style:style>
    <style:style style:name="T633" style:family="text">
      <style:text-properties style:text-line-through-style="none" style:text-line-through-type="none" fo:language="ru" fo:country="RU" officeooo:rsid="039cd0a5" fo:background-color="transparent" loext:char-shading-value="0"/>
    </style:style>
    <style:style style:name="T634" style:family="text">
      <style:text-properties style:text-line-through-style="none" style:text-line-through-type="none" fo:language="ru" fo:country="RU" officeooo:rsid="016f090b" fo:background-color="transparent" loext:char-shading-value="0"/>
    </style:style>
    <style:style style:name="T635" style:family="text">
      <style:text-properties style:text-line-through-style="none" style:text-line-through-type="none" fo:language="ru" fo:country="RU" officeooo:rsid="039cfe9f" fo:background-color="transparent" loext:char-shading-value="0"/>
    </style:style>
    <style:style style:name="T636" style:family="text">
      <style:text-properties style:text-line-through-style="none" style:text-line-through-type="none" fo:language="ru" fo:country="RU" officeooo:rsid="039ea225" fo:background-color="transparent" loext:char-shading-value="0"/>
    </style:style>
    <style:style style:name="T637" style:family="text">
      <style:text-properties style:text-line-through-style="none" style:text-line-through-type="none" fo:language="ru" fo:country="RU" officeooo:rsid="026b2822" fo:background-color="transparent" loext:char-shading-value="0"/>
    </style:style>
    <style:style style:name="T638" style:family="text">
      <style:text-properties style:text-line-through-style="none" style:text-line-through-type="none" fo:language="ru" fo:country="RU" officeooo:rsid="026d7fb9" fo:background-color="transparent" loext:char-shading-value="0"/>
    </style:style>
    <style:style style:name="T639" style:family="text">
      <style:text-properties style:text-line-through-style="none" style:text-line-through-type="none" fo:language="ru" fo:country="RU" officeooo:rsid="026e8b54" fo:background-color="transparent" loext:char-shading-value="0"/>
    </style:style>
    <style:style style:name="T640" style:family="text">
      <style:text-properties style:text-line-through-style="none" style:text-line-through-type="none" fo:language="ru" fo:country="RU" officeooo:rsid="03a0de4f" fo:background-color="transparent" loext:char-shading-value="0"/>
    </style:style>
    <style:style style:name="T641" style:family="text">
      <style:text-properties style:text-line-through-style="none" style:text-line-through-type="none" fo:language="ru" fo:country="RU" officeooo:rsid="03a68b7a" fo:background-color="transparent" loext:char-shading-value="0"/>
    </style:style>
    <style:style style:name="T642" style:family="text">
      <style:text-properties style:text-line-through-style="none" style:text-line-through-type="none" fo:language="ru" fo:country="RU" officeooo:rsid="03acd4f9" fo:background-color="transparent" loext:char-shading-value="0"/>
    </style:style>
    <style:style style:name="T643" style:family="text">
      <style:text-properties style:text-line-through-style="none" style:text-line-through-type="none" fo:language="ru" fo:country="RU" officeooo:rsid="03ad2323" fo:background-color="transparent" loext:char-shading-value="0"/>
    </style:style>
    <style:style style:name="T644" style:family="text">
      <style:text-properties style:text-line-through-style="none" style:text-line-through-type="none" fo:language="ru" fo:country="RU" officeooo:rsid="03add963" fo:background-color="transparent" loext:char-shading-value="0"/>
    </style:style>
    <style:style style:name="T645" style:family="text">
      <style:text-properties style:text-line-through-style="none" style:text-line-through-type="none" fo:language="ru" fo:country="RU" officeooo:rsid="03aeff34" fo:background-color="transparent" loext:char-shading-value="0"/>
    </style:style>
    <style:style style:name="T646" style:family="text">
      <style:text-properties style:text-line-through-style="none" style:text-line-through-type="none" fo:language="ru" fo:country="RU" officeooo:rsid="03b054c0" fo:background-color="transparent" loext:char-shading-value="0"/>
    </style:style>
    <style:style style:name="T647" style:family="text">
      <style:text-properties style:text-line-through-style="none" style:text-line-through-type="none" fo:language="ru" fo:country="RU" officeooo:rsid="03b1f888" fo:background-color="transparent" loext:char-shading-value="0"/>
    </style:style>
    <style:style style:name="T648" style:family="text">
      <style:text-properties style:text-line-through-style="none" style:text-line-through-type="none" fo:language="ru" fo:country="RU" officeooo:rsid="03b34527" fo:background-color="transparent" loext:char-shading-value="0"/>
    </style:style>
    <style:style style:name="T649" style:family="text">
      <style:text-properties style:text-line-through-style="none" style:text-line-through-type="none" fo:language="ru" fo:country="RU" officeooo:rsid="03b3cd87" fo:background-color="transparent" loext:char-shading-value="0"/>
    </style:style>
    <style:style style:name="T650" style:family="text">
      <style:text-properties style:text-line-through-style="none" style:text-line-through-type="none" fo:language="ru" fo:country="RU" officeooo:rsid="03b4893b" fo:background-color="transparent" loext:char-shading-value="0"/>
    </style:style>
    <style:style style:name="T651" style:family="text">
      <style:text-properties style:text-line-through-style="none" style:text-line-through-type="none" fo:language="ru" fo:country="RU" officeooo:rsid="03b4fe1e" fo:background-color="transparent" loext:char-shading-value="0"/>
    </style:style>
    <style:style style:name="T652" style:family="text">
      <style:text-properties style:text-line-through-style="none" style:text-line-through-type="none" fo:language="ru" fo:country="RU" officeooo:rsid="03b6df37" fo:background-color="transparent" loext:char-shading-value="0"/>
    </style:style>
    <style:style style:name="T653" style:family="text">
      <style:text-properties style:text-line-through-style="none" style:text-line-through-type="none" fo:language="ru" fo:country="RU" officeooo:rsid="03b6ee1b" fo:background-color="transparent" loext:char-shading-value="0"/>
    </style:style>
    <style:style style:name="T654" style:family="text">
      <style:text-properties style:text-line-through-style="none" style:text-line-through-type="none" fo:language="ru" fo:country="RU" officeooo:rsid="03b8d919" fo:background-color="transparent" loext:char-shading-value="0"/>
    </style:style>
    <style:style style:name="T655" style:family="text">
      <style:text-properties style:text-line-through-style="none" style:text-line-through-type="none" fo:language="ru" fo:country="RU" officeooo:rsid="03b998cb" fo:background-color="transparent" loext:char-shading-value="0"/>
    </style:style>
    <style:style style:name="T656" style:family="text">
      <style:text-properties style:text-line-through-style="none" style:text-line-through-type="none" fo:language="ru" fo:country="RU" officeooo:rsid="03ba4c36" fo:background-color="transparent" loext:char-shading-value="0"/>
    </style:style>
    <style:style style:name="T657" style:family="text">
      <style:text-properties style:text-line-through-style="none" style:text-line-through-type="none" fo:language="ru" fo:country="RU" officeooo:rsid="03ba64c7" fo:background-color="transparent" loext:char-shading-value="0"/>
    </style:style>
    <style:style style:name="T658" style:family="text">
      <style:text-properties style:text-line-through-style="none" style:text-line-through-type="none" fo:language="ru" fo:country="RU" officeooo:rsid="03bd1c39" fo:background-color="transparent" loext:char-shading-value="0"/>
    </style:style>
    <style:style style:name="T659" style:family="text">
      <style:text-properties style:text-line-through-style="none" style:text-line-through-type="none" fo:language="ru" fo:country="RU" officeooo:rsid="03bdb2e6" fo:background-color="transparent" loext:char-shading-value="0"/>
    </style:style>
    <style:style style:name="T660" style:family="text">
      <style:text-properties style:text-line-through-style="none" style:text-line-through-type="none" fo:language="ru" fo:country="RU" officeooo:rsid="03bef524" fo:background-color="transparent" loext:char-shading-value="0"/>
    </style:style>
    <style:style style:name="T661" style:family="text">
      <style:text-properties style:text-line-through-style="none" style:text-line-through-type="none" fo:language="ru" fo:country="RU" officeooo:rsid="03c295bc" fo:background-color="transparent" loext:char-shading-value="0"/>
    </style:style>
    <style:style style:name="T662" style:family="text">
      <style:text-properties style:text-line-through-style="none" style:text-line-through-type="none" fo:language="ru" fo:country="RU" officeooo:rsid="03c49e23" fo:background-color="transparent" loext:char-shading-value="0"/>
    </style:style>
    <style:style style:name="T663" style:family="text">
      <style:text-properties style:text-line-through-style="none" style:text-line-through-type="none" fo:language="ru" fo:country="RU" officeooo:rsid="03c5d2d1" fo:background-color="transparent" loext:char-shading-value="0"/>
    </style:style>
    <style:style style:name="T664" style:family="text">
      <style:text-properties style:text-line-through-style="none" style:text-line-through-type="none" fo:language="ru" fo:country="RU" officeooo:rsid="03c79c36" fo:background-color="transparent" loext:char-shading-value="0"/>
    </style:style>
    <style:style style:name="T665" style:family="text">
      <style:text-properties style:text-line-through-style="none" style:text-line-through-type="none" fo:language="ru" fo:country="RU" officeooo:rsid="03c7df3b" fo:background-color="transparent" loext:char-shading-value="0"/>
    </style:style>
    <style:style style:name="T666" style:family="text">
      <style:text-properties style:text-line-through-style="none" style:text-line-through-type="none" fo:language="ru" fo:country="RU" officeooo:rsid="03c84d78" fo:background-color="transparent" loext:char-shading-value="0"/>
    </style:style>
    <style:style style:name="T667" style:family="text">
      <style:text-properties style:text-line-through-style="none" style:text-line-through-type="none" fo:language="ru" fo:country="RU" officeooo:rsid="03c9dd52" fo:background-color="transparent" loext:char-shading-value="0"/>
    </style:style>
    <style:style style:name="T668" style:family="text">
      <style:text-properties style:text-line-through-style="none" style:text-line-through-type="none" fo:language="ru" fo:country="RU" officeooo:rsid="03c9f528" fo:background-color="transparent" loext:char-shading-value="0"/>
    </style:style>
    <style:style style:name="T669" style:family="text">
      <style:text-properties style:text-line-through-style="none" style:text-line-through-type="none" fo:language="ru" fo:country="RU" officeooo:rsid="03cc1aef" fo:background-color="transparent" loext:char-shading-value="0"/>
    </style:style>
    <style:style style:name="T670" style:family="text">
      <style:text-properties style:text-line-through-style="none" style:text-line-through-type="none" fo:language="ru" fo:country="RU" officeooo:rsid="03cce676" fo:background-color="transparent" loext:char-shading-value="0"/>
    </style:style>
    <style:style style:name="T671" style:family="text">
      <style:text-properties style:text-line-through-style="none" style:text-line-through-type="none" fo:language="ru" fo:country="RU" officeooo:rsid="03bbe9a7" fo:background-color="transparent" loext:char-shading-value="0"/>
    </style:style>
    <style:style style:name="T672" style:family="text">
      <style:text-properties style:text-line-through-style="none" style:text-line-through-type="none" fo:language="ru" fo:country="RU" officeooo:rsid="03cd27d9" fo:background-color="transparent" loext:char-shading-value="0"/>
    </style:style>
    <style:style style:name="T673" style:family="text">
      <style:text-properties style:text-line-through-style="none" style:text-line-through-type="none" fo:language="ru" fo:country="RU" officeooo:rsid="03cd41b8" fo:background-color="transparent" loext:char-shading-value="0"/>
    </style:style>
    <style:style style:name="T674" style:family="text">
      <style:text-properties style:text-line-through-style="none" style:text-line-through-type="none" fo:language="ru" fo:country="RU" officeooo:rsid="03ce2686" fo:background-color="transparent" loext:char-shading-value="0"/>
    </style:style>
    <style:style style:name="T675" style:family="text">
      <style:text-properties style:text-line-through-style="none" style:text-line-through-type="none" fo:language="ru" fo:country="RU" officeooo:rsid="03cff854" fo:background-color="transparent" loext:char-shading-value="0"/>
    </style:style>
    <style:style style:name="T676" style:family="text">
      <style:text-properties style:text-line-through-style="none" style:text-line-through-type="none" fo:language="ru" fo:country="RU" officeooo:rsid="03d0ddb8" fo:background-color="transparent" loext:char-shading-value="0"/>
    </style:style>
    <style:style style:name="T677" style:family="text">
      <style:text-properties style:text-line-through-style="none" style:text-line-through-type="none" fo:language="ru" fo:country="RU" officeooo:rsid="03d0ffff" fo:background-color="transparent" loext:char-shading-value="0"/>
    </style:style>
    <style:style style:name="T678" style:family="text">
      <style:text-properties style:text-line-through-style="none" style:text-line-through-type="none" fo:language="ru" fo:country="RU" officeooo:rsid="03d2a8a3" fo:background-color="transparent" loext:char-shading-value="0"/>
    </style:style>
    <style:style style:name="T679" style:family="text">
      <style:text-properties style:text-line-through-style="none" style:text-line-through-type="none" fo:language="ru" fo:country="RU" officeooo:rsid="03d3ed48" fo:background-color="transparent" loext:char-shading-value="0"/>
    </style:style>
    <style:style style:name="T680" style:family="text">
      <style:text-properties style:text-line-through-style="none" style:text-line-through-type="none" fo:language="ru" fo:country="RU" officeooo:rsid="03d56fce" fo:background-color="transparent" loext:char-shading-value="0"/>
    </style:style>
    <style:style style:name="T681" style:family="text">
      <style:text-properties style:text-line-through-style="none" style:text-line-through-type="none" fo:language="ru" fo:country="RU" officeooo:rsid="03d67f98" fo:background-color="transparent" loext:char-shading-value="0"/>
    </style:style>
    <style:style style:name="T682" style:family="text">
      <style:text-properties style:text-line-through-style="none" style:text-line-through-type="none" fo:language="ru" fo:country="RU" officeooo:rsid="03d822bb" fo:background-color="transparent" loext:char-shading-value="0"/>
    </style:style>
    <style:style style:name="T683" style:family="text">
      <style:text-properties style:text-line-through-style="none" style:text-line-through-type="none" fo:language="ru" fo:country="RU" officeooo:rsid="03d8e778" fo:background-color="transparent" loext:char-shading-value="0"/>
    </style:style>
    <style:style style:name="T684" style:family="text">
      <style:text-properties style:text-line-through-style="none" style:text-line-through-type="none" fo:language="ru" fo:country="RU" officeooo:rsid="03dce227" fo:background-color="transparent" loext:char-shading-value="0"/>
    </style:style>
    <style:style style:name="T685" style:family="text">
      <style:text-properties style:text-line-through-style="none" style:text-line-through-type="none" fo:language="ru" fo:country="RU" officeooo:rsid="03db2667" fo:background-color="transparent" loext:char-shading-value="0"/>
    </style:style>
    <style:style style:name="T686" style:family="text">
      <style:text-properties style:text-line-through-style="none" style:text-line-through-type="none" fo:language="ru" fo:country="RU" officeooo:rsid="03df2c31" fo:background-color="transparent" loext:char-shading-value="0"/>
    </style:style>
    <style:style style:name="T687" style:family="text">
      <style:text-properties style:text-line-through-style="none" style:text-line-through-type="none" fo:language="ru" fo:country="RU" officeooo:rsid="03e085d2" fo:background-color="transparent" loext:char-shading-value="0"/>
    </style:style>
    <style:style style:name="T688" style:family="text">
      <style:text-properties style:text-line-through-style="none" style:text-line-through-type="none" fo:language="ru" fo:country="RU" officeooo:rsid="03e1f2dc" fo:background-color="transparent" loext:char-shading-value="0"/>
    </style:style>
    <style:style style:name="T689" style:family="text">
      <style:text-properties style:text-line-through-style="none" style:text-line-through-type="none" fo:language="ru" fo:country="RU" officeooo:rsid="03e2de3a" fo:background-color="transparent" loext:char-shading-value="0"/>
    </style:style>
    <style:style style:name="T690" style:family="text">
      <style:text-properties style:text-line-through-style="none" style:text-line-through-type="none" fo:language="ru" fo:country="RU" officeooo:rsid="03e3105b" fo:background-color="transparent" loext:char-shading-value="0"/>
    </style:style>
    <style:style style:name="T691" style:family="text">
      <style:text-properties style:text-line-through-style="none" style:text-line-through-type="none" fo:language="ru" fo:country="RU" officeooo:rsid="03e3592a" fo:background-color="transparent" loext:char-shading-value="0"/>
    </style:style>
    <style:style style:name="T692" style:family="text">
      <style:text-properties style:text-line-through-style="none" style:text-line-through-type="none" fo:language="ru" fo:country="RU" officeooo:rsid="03e52b76" fo:background-color="transparent" loext:char-shading-value="0"/>
    </style:style>
    <style:style style:name="T693" style:family="text">
      <style:text-properties style:text-line-through-style="none" style:text-line-through-type="none" fo:language="ru" fo:country="RU" officeooo:rsid="03e700ee" fo:background-color="transparent" loext:char-shading-value="0"/>
    </style:style>
    <style:style style:name="T694" style:family="text">
      <style:text-properties style:text-line-through-style="none" style:text-line-through-type="none" fo:language="ru" fo:country="RU" officeooo:rsid="03e78d04" fo:background-color="transparent" loext:char-shading-value="0"/>
    </style:style>
    <style:style style:name="T695" style:family="text">
      <style:text-properties style:text-line-through-style="none" style:text-line-through-type="none" fo:language="ru" fo:country="RU" officeooo:rsid="03ea5fb8" fo:background-color="transparent" loext:char-shading-value="0"/>
    </style:style>
    <style:style style:name="T696" style:family="text">
      <style:text-properties style:text-line-through-style="none" style:text-line-through-type="none" fo:language="ru" fo:country="RU" officeooo:rsid="03eb6f3f" fo:background-color="transparent" loext:char-shading-value="0"/>
    </style:style>
    <style:style style:name="T697" style:family="text">
      <style:text-properties style:text-line-through-style="none" style:text-line-through-type="none" fo:language="ru" fo:country="RU" officeooo:rsid="03ecd5a2" fo:background-color="transparent" loext:char-shading-value="0"/>
    </style:style>
    <style:style style:name="T698" style:family="text">
      <style:text-properties style:text-line-through-style="none" style:text-line-through-type="none" fo:language="ru" fo:country="RU" officeooo:rsid="03f228c6" fo:background-color="transparent" loext:char-shading-value="0"/>
    </style:style>
    <style:style style:name="T699" style:family="text">
      <style:text-properties style:text-line-through-style="none" style:text-line-through-type="none" fo:language="ru" fo:country="RU" officeooo:rsid="03f2bcb0" fo:background-color="transparent" loext:char-shading-value="0"/>
    </style:style>
    <style:style style:name="T700" style:family="text">
      <style:text-properties style:text-line-through-style="none" style:text-line-through-type="none" fo:language="ru" fo:country="RU" officeooo:rsid="03f3b193" fo:background-color="transparent" loext:char-shading-value="0"/>
    </style:style>
    <style:style style:name="T701" style:family="text">
      <style:text-properties style:text-line-through-style="none" style:text-line-through-type="none" fo:language="ru" fo:country="RU" officeooo:rsid="03f4e555" fo:background-color="transparent" loext:char-shading-value="0"/>
    </style:style>
    <style:style style:name="T702" style:family="text">
      <style:text-properties style:text-line-through-style="none" style:text-line-through-type="none" fo:language="ru" fo:country="RU" officeooo:rsid="03f513be" fo:background-color="transparent" loext:char-shading-value="0"/>
    </style:style>
    <style:style style:name="T703" style:family="text">
      <style:text-properties style:text-line-through-style="none" style:text-line-through-type="none" fo:language="ru" fo:country="RU" officeooo:rsid="03f5c24b" fo:background-color="transparent" loext:char-shading-value="0"/>
    </style:style>
    <style:style style:name="T704" style:family="text">
      <style:text-properties style:text-line-through-style="none" style:text-line-through-type="none" fo:language="ru" fo:country="RU" officeooo:rsid="03f6ce0e" fo:background-color="transparent" loext:char-shading-value="0"/>
    </style:style>
    <style:style style:name="T705" style:family="text">
      <style:text-properties style:text-line-through-style="none" style:text-line-through-type="none" fo:language="ru" fo:country="RU" officeooo:rsid="03f6f54d" fo:background-color="transparent" loext:char-shading-value="0"/>
    </style:style>
    <style:style style:name="T706" style:family="text">
      <style:text-properties style:text-line-through-style="none" style:text-line-through-type="none" fo:language="ru" fo:country="RU" officeooo:rsid="03f79f87" fo:background-color="transparent" loext:char-shading-value="0"/>
    </style:style>
    <style:style style:name="T707" style:family="text">
      <style:text-properties style:text-line-through-style="none" style:text-line-through-type="none" fo:language="ru" fo:country="RU" officeooo:rsid="03f92848" fo:background-color="transparent" loext:char-shading-value="0"/>
    </style:style>
    <style:style style:name="T708" style:family="text">
      <style:text-properties style:text-line-through-style="none" style:text-line-through-type="none" fo:language="ru" fo:country="RU" officeooo:rsid="03fb0aa7" fo:background-color="transparent" loext:char-shading-value="0"/>
    </style:style>
    <style:style style:name="T709" style:family="text">
      <style:text-properties style:text-line-through-style="none" style:text-line-through-type="none" fo:language="ru" fo:country="RU" officeooo:rsid="03fc97e2" fo:background-color="transparent" loext:char-shading-value="0"/>
    </style:style>
    <style:style style:name="T710" style:family="text">
      <style:text-properties style:text-line-through-style="none" style:text-line-through-type="none" fo:language="ru" fo:country="RU" officeooo:rsid="03fe022d" fo:background-color="transparent" loext:char-shading-value="0"/>
    </style:style>
    <style:style style:name="T711" style:family="text">
      <style:text-properties style:text-line-through-style="none" style:text-line-through-type="none" fo:language="ru" fo:country="RU" officeooo:rsid="03ff5e04" fo:background-color="transparent" loext:char-shading-value="0"/>
    </style:style>
    <style:style style:name="T712" style:family="text">
      <style:text-properties style:text-line-through-style="none" style:text-line-through-type="none" fo:language="ru" fo:country="RU" officeooo:rsid="0402d31b" fo:background-color="transparent" loext:char-shading-value="0"/>
    </style:style>
    <style:style style:name="T713" style:family="text">
      <style:text-properties style:text-line-through-style="none" style:text-line-through-type="none" fo:language="ru" fo:country="RU" officeooo:rsid="0403c173" fo:background-color="transparent" loext:char-shading-value="0"/>
    </style:style>
    <style:style style:name="T714" style:family="text">
      <style:text-properties style:text-line-through-style="none" style:text-line-through-type="none" fo:language="ru" fo:country="RU" officeooo:rsid="04066895" fo:background-color="transparent" loext:char-shading-value="0"/>
    </style:style>
    <style:style style:name="T715" style:family="text">
      <style:text-properties style:text-line-through-style="none" style:text-line-through-type="none" fo:language="ru" fo:country="RU" officeooo:rsid="04067a56" fo:background-color="transparent" loext:char-shading-value="0"/>
    </style:style>
    <style:style style:name="T716" style:family="text">
      <style:text-properties style:text-line-through-style="none" style:text-line-through-type="none" fo:language="ru" fo:country="RU" officeooo:rsid="0407dba2" fo:background-color="transparent" loext:char-shading-value="0"/>
    </style:style>
    <style:style style:name="T717" style:family="text">
      <style:text-properties style:text-line-through-style="none" style:text-line-through-type="none" fo:language="ru" fo:country="RU" officeooo:rsid="0409c73a" fo:background-color="transparent" loext:char-shading-value="0"/>
    </style:style>
    <style:style style:name="T718" style:family="text">
      <style:text-properties style:text-line-through-style="none" style:text-line-through-type="none" fo:language="ru" fo:country="RU" officeooo:rsid="040a2276" fo:background-color="transparent" loext:char-shading-value="0"/>
    </style:style>
    <style:style style:name="T719" style:family="text">
      <style:text-properties style:text-line-through-style="none" style:text-line-through-type="none" fo:language="ru" fo:country="RU" officeooo:rsid="040bd82f" fo:background-color="transparent" loext:char-shading-value="0"/>
    </style:style>
    <style:style style:name="T720" style:family="text">
      <style:text-properties style:text-line-through-style="none" style:text-line-through-type="none" fo:language="ru" fo:country="RU" officeooo:rsid="040c7009" fo:background-color="transparent" loext:char-shading-value="0"/>
    </style:style>
    <style:style style:name="T721" style:family="text">
      <style:text-properties style:text-line-through-style="none" style:text-line-through-type="none" fo:language="ru" fo:country="RU" officeooo:rsid="040de2d6" fo:background-color="transparent" loext:char-shading-value="0"/>
    </style:style>
    <style:style style:name="T722" style:family="text">
      <style:text-properties style:text-line-through-style="none" style:text-line-through-type="none" fo:language="ru" fo:country="RU" officeooo:rsid="0416a26a" fo:background-color="transparent" loext:char-shading-value="0"/>
    </style:style>
    <style:style style:name="T723" style:family="text">
      <style:text-properties style:text-line-through-style="none" style:text-line-through-type="none" fo:language="ru" fo:country="RU" officeooo:rsid="0418b9a9" fo:background-color="transparent" loext:char-shading-value="0"/>
    </style:style>
    <style:style style:name="T724" style:family="text">
      <style:text-properties style:text-line-through-style="none" style:text-line-through-type="none" fo:language="ru" fo:country="RU" officeooo:rsid="041a75e6" fo:background-color="transparent" loext:char-shading-value="0"/>
    </style:style>
    <style:style style:name="T725" style:family="text">
      <style:text-properties style:text-line-through-style="none" style:text-line-through-type="none" fo:language="ru" fo:country="RU" officeooo:rsid="041fc575" fo:background-color="transparent" loext:char-shading-value="0"/>
    </style:style>
    <style:style style:name="T726" style:family="text">
      <style:text-properties style:text-line-through-style="none" style:text-line-through-type="none" fo:language="ru" fo:country="RU" officeooo:rsid="0420926f" fo:background-color="transparent" loext:char-shading-value="0"/>
    </style:style>
    <style:style style:name="T727" style:family="text">
      <style:text-properties style:text-line-through-style="none" style:text-line-through-type="none" fo:language="ru" fo:country="RU" officeooo:rsid="042583b8" fo:background-color="transparent" loext:char-shading-value="0"/>
    </style:style>
    <style:style style:name="T728" style:family="text">
      <style:text-properties style:text-line-through-style="none" style:text-line-through-type="none" fo:language="ru" fo:country="RU" officeooo:rsid="0428588b" fo:background-color="transparent" loext:char-shading-value="0"/>
    </style:style>
    <style:style style:name="T729" style:family="text">
      <style:text-properties style:text-line-through-style="none" style:text-line-through-type="none" fo:language="ru" fo:country="RU" officeooo:rsid="042bd142" fo:background-color="transparent" loext:char-shading-value="0"/>
    </style:style>
    <style:style style:name="T730" style:family="text">
      <style:text-properties style:text-line-through-style="none" style:text-line-through-type="none" fo:language="ru" fo:country="RU" officeooo:rsid="042f3ee6" fo:background-color="transparent" loext:char-shading-value="0"/>
    </style:style>
    <style:style style:name="T731" style:family="text">
      <style:text-properties style:text-line-through-style="none" style:text-line-through-type="none" fo:language="ru" fo:country="RU" officeooo:rsid="0432281e" fo:background-color="transparent" loext:char-shading-value="0"/>
    </style:style>
    <style:style style:name="T732" style:family="text">
      <style:text-properties style:text-line-through-style="none" style:text-line-through-type="none" fo:language="ru" fo:country="RU" officeooo:rsid="04339193" fo:background-color="transparent" loext:char-shading-value="0"/>
    </style:style>
    <style:style style:name="T733" style:family="text">
      <style:text-properties style:text-line-through-style="none" style:text-line-through-type="none" fo:language="ru" fo:country="RU" officeooo:rsid="0434996d" fo:background-color="transparent" loext:char-shading-value="0"/>
    </style:style>
    <style:style style:name="T734" style:family="text">
      <style:text-properties style:text-line-through-style="none" style:text-line-through-type="none" fo:language="ru" fo:country="RU" officeooo:rsid="043615fe" fo:background-color="transparent" loext:char-shading-value="0"/>
    </style:style>
    <style:style style:name="T735" style:family="text">
      <style:text-properties style:text-line-through-style="none" style:text-line-through-type="none" fo:language="ru" fo:country="RU" officeooo:rsid="04361455" fo:background-color="transparent" loext:char-shading-value="0"/>
    </style:style>
    <style:style style:name="T736" style:family="text">
      <style:text-properties style:text-line-through-style="none" style:text-line-through-type="none" fo:language="ru" fo:country="RU" officeooo:rsid="0437a5fb" fo:background-color="transparent" loext:char-shading-value="0"/>
    </style:style>
    <style:style style:name="T737" style:family="text">
      <style:text-properties style:text-line-through-style="none" style:text-line-through-type="none" fo:language="ru" fo:country="RU" officeooo:rsid="042e6fcc" fo:background-color="transparent" loext:char-shading-value="0"/>
    </style:style>
    <style:style style:name="T738" style:family="text">
      <style:text-properties style:text-line-through-style="none" style:text-line-through-type="none" fo:language="ru" fo:country="RU" officeooo:rsid="04385257" fo:background-color="transparent" loext:char-shading-value="0"/>
    </style:style>
    <style:style style:name="T739" style:family="text">
      <style:text-properties style:text-line-through-style="none" style:text-line-through-type="none" fo:language="ru" fo:country="RU" officeooo:rsid="043ac498" fo:background-color="transparent" loext:char-shading-value="0"/>
    </style:style>
    <style:style style:name="T740" style:family="text">
      <style:text-properties style:text-line-through-style="none" style:text-line-through-type="none" fo:language="ru" fo:country="RU" officeooo:rsid="043b803d" fo:background-color="transparent" loext:char-shading-value="0"/>
    </style:style>
    <style:style style:name="T741" style:family="text">
      <style:text-properties style:text-line-through-style="none" style:text-line-through-type="none" fo:language="ru" fo:country="RU" officeooo:rsid="043d18fa" fo:background-color="transparent" loext:char-shading-value="0"/>
    </style:style>
    <style:style style:name="T742" style:family="text">
      <style:text-properties style:text-line-through-style="none" style:text-line-through-type="none" fo:language="ru" fo:country="RU" officeooo:rsid="043ddc00" fo:background-color="transparent" loext:char-shading-value="0"/>
    </style:style>
    <style:style style:name="T743" style:family="text">
      <style:text-properties style:text-line-through-style="none" style:text-line-through-type="none" fo:language="ru" fo:country="RU" officeooo:rsid="043e6c65" fo:background-color="transparent" loext:char-shading-value="0"/>
    </style:style>
    <style:style style:name="T744" style:family="text">
      <style:text-properties style:text-line-through-style="none" style:text-line-through-type="none" fo:language="ru" fo:country="RU" officeooo:rsid="043f32a3" fo:background-color="transparent" loext:char-shading-value="0"/>
    </style:style>
    <style:style style:name="T745" style:family="text">
      <style:text-properties style:text-line-through-style="none" style:text-line-through-type="none" fo:language="ru" fo:country="RU" officeooo:rsid="043fb86d" fo:background-color="transparent" loext:char-shading-value="0"/>
    </style:style>
    <style:style style:name="T746" style:family="text">
      <style:text-properties style:text-line-through-style="none" style:text-line-through-type="none" fo:language="ru" fo:country="RU" officeooo:rsid="044124e0" fo:background-color="transparent" loext:char-shading-value="0"/>
    </style:style>
    <style:style style:name="T747" style:family="text">
      <style:text-properties style:text-line-through-style="none" style:text-line-through-type="none" fo:language="ru" fo:country="RU" officeooo:rsid="0441ed88" fo:background-color="transparent" loext:char-shading-value="0"/>
    </style:style>
    <style:style style:name="T748" style:family="text">
      <style:text-properties style:text-line-through-style="none" style:text-line-through-type="none" fo:language="ru" fo:country="RU" officeooo:rsid="0443151f" fo:background-color="transparent" loext:char-shading-value="0"/>
    </style:style>
    <style:style style:name="T749" style:family="text">
      <style:text-properties style:text-line-through-style="none" style:text-line-through-type="none" fo:language="ru" fo:country="RU" officeooo:rsid="04441d1e" fo:background-color="transparent" loext:char-shading-value="0"/>
    </style:style>
    <style:style style:name="T750" style:family="text">
      <style:text-properties style:text-line-through-style="none" style:text-line-through-type="none" fo:language="ru" fo:country="RU" officeooo:rsid="044567a4" fo:background-color="transparent" loext:char-shading-value="0"/>
    </style:style>
    <style:style style:name="T751" style:family="text">
      <style:text-properties style:text-line-through-style="none" style:text-line-through-type="none" fo:language="ru" fo:country="RU" officeooo:rsid="0446c276" fo:background-color="transparent" loext:char-shading-value="0"/>
    </style:style>
    <style:style style:name="T752" style:family="text">
      <style:text-properties style:text-line-through-style="none" style:text-line-through-type="none" fo:language="ru" fo:country="RU" officeooo:rsid="0446ef7a" fo:background-color="transparent" loext:char-shading-value="0"/>
    </style:style>
    <style:style style:name="T753" style:family="text">
      <style:text-properties style:text-line-through-style="none" style:text-line-through-type="none" fo:language="ru" fo:country="RU" officeooo:rsid="01ed19c9" fo:background-color="transparent" loext:char-shading-value="0"/>
    </style:style>
    <style:style style:name="T754" style:family="text">
      <style:text-properties style:text-line-through-style="none" style:text-line-through-type="none" fo:language="ru" fo:country="RU" officeooo:rsid="04481f24" fo:background-color="transparent" loext:char-shading-value="0"/>
    </style:style>
    <style:style style:name="T755" style:family="text">
      <style:text-properties style:text-line-through-style="none" style:text-line-through-type="none" fo:language="ru" fo:country="RU" officeooo:rsid="04491895" fo:background-color="transparent" loext:char-shading-value="0"/>
    </style:style>
    <style:style style:name="T756" style:family="text">
      <style:text-properties style:text-line-through-style="none" style:text-line-through-type="none" fo:language="ru" fo:country="RU" officeooo:rsid="044a7996" fo:background-color="transparent" loext:char-shading-value="0"/>
    </style:style>
    <style:style style:name="T757" style:family="text">
      <style:text-properties style:text-line-through-style="none" style:text-line-through-type="none" fo:language="ru" fo:country="RU" officeooo:rsid="044b86c6" fo:background-color="transparent" loext:char-shading-value="0"/>
    </style:style>
    <style:style style:name="T758" style:family="text">
      <style:text-properties style:text-line-through-style="none" style:text-line-through-type="none" fo:language="ru" fo:country="RU" officeooo:rsid="044c66f4" fo:background-color="transparent" loext:char-shading-value="0"/>
    </style:style>
    <style:style style:name="T759" style:family="text">
      <style:text-properties style:text-line-through-style="none" style:text-line-through-type="none" fo:language="ru" fo:country="RU" officeooo:rsid="044cd220" fo:background-color="transparent" loext:char-shading-value="0"/>
    </style:style>
    <style:style style:name="T760" style:family="text">
      <style:text-properties style:text-line-through-style="none" style:text-line-through-type="none" fo:language="ru" fo:country="RU" officeooo:rsid="044ff1df" fo:background-color="transparent" loext:char-shading-value="0"/>
    </style:style>
    <style:style style:name="T761" style:family="text">
      <style:text-properties style:text-line-through-style="none" style:text-line-through-type="none" fo:language="ru" fo:country="RU" officeooo:rsid="04516030" fo:background-color="transparent" loext:char-shading-value="0"/>
    </style:style>
    <style:style style:name="T762" style:family="text">
      <style:text-properties style:text-line-through-style="none" style:text-line-through-type="none" fo:language="ru" fo:country="RU" officeooo:rsid="04538178" fo:background-color="transparent" loext:char-shading-value="0"/>
    </style:style>
    <style:style style:name="T763" style:family="text">
      <style:text-properties style:text-line-through-style="none" style:text-line-through-type="none" fo:language="ru" fo:country="RU" officeooo:rsid="04546deb" fo:background-color="transparent" loext:char-shading-value="0"/>
    </style:style>
    <style:style style:name="T764" style:family="text">
      <style:text-properties style:text-line-through-style="none" style:text-line-through-type="none" fo:language="ru" fo:country="RU" officeooo:rsid="04572d75" fo:background-color="transparent" loext:char-shading-value="0"/>
    </style:style>
    <style:style style:name="T765" style:family="text">
      <style:text-properties style:text-line-through-style="none" style:text-line-through-type="none" fo:language="ru" fo:country="RU" officeooo:rsid="0457d70e" fo:background-color="transparent" loext:char-shading-value="0"/>
    </style:style>
    <style:style style:name="T766" style:family="text">
      <style:text-properties style:text-line-through-style="none" style:text-line-through-type="none" fo:language="ru" fo:country="RU" officeooo:rsid="045de65b" fo:background-color="transparent" loext:char-shading-value="0"/>
    </style:style>
    <style:style style:name="T767" style:family="text">
      <style:text-properties style:text-line-through-style="none" style:text-line-through-type="none" fo:language="ru" fo:country="RU" officeooo:rsid="045f116b" fo:background-color="transparent" loext:char-shading-value="0"/>
    </style:style>
    <style:style style:name="T768" style:family="text">
      <style:text-properties style:text-line-through-style="none" style:text-line-through-type="none" fo:language="ru" fo:country="RU" officeooo:rsid="0468f69f" fo:background-color="transparent" loext:char-shading-value="0"/>
    </style:style>
    <style:style style:name="T769" style:family="text">
      <style:text-properties style:text-line-through-style="none" style:text-line-through-type="none" fo:language="ru" fo:country="RU" officeooo:rsid="041b3e60" fo:background-color="transparent" loext:char-shading-value="0"/>
    </style:style>
    <style:style style:name="T770" style:family="text">
      <style:text-properties style:text-line-through-style="none" style:text-line-through-type="none" fo:language="ru" fo:country="RU" officeooo:rsid="0468fc07" fo:background-color="transparent" loext:char-shading-value="0"/>
    </style:style>
    <style:style style:name="T771" style:family="text">
      <style:text-properties style:text-line-through-style="none" style:text-line-through-type="none" fo:language="ru" fo:country="RU" officeooo:rsid="046a9fd1" fo:background-color="transparent" loext:char-shading-value="0"/>
    </style:style>
    <style:style style:name="T772" style:family="text">
      <style:text-properties style:text-line-through-style="none" style:text-line-through-type="none" fo:language="ru" fo:country="RU" officeooo:rsid="046c6e27" fo:background-color="transparent" loext:char-shading-value="0"/>
    </style:style>
    <style:style style:name="T773" style:family="text">
      <style:text-properties style:text-line-through-style="none" style:text-line-through-type="none" fo:language="ru" fo:country="RU" officeooo:rsid="046d1127" fo:background-color="transparent" loext:char-shading-value="0"/>
    </style:style>
    <style:style style:name="T774" style:family="text">
      <style:text-properties style:text-line-through-style="none" style:text-line-through-type="none" fo:language="ru" fo:country="RU" officeooo:rsid="046e9b86" fo:background-color="transparent" loext:char-shading-value="0"/>
    </style:style>
    <style:style style:name="T775" style:family="text">
      <style:text-properties style:text-line-through-style="none" style:text-line-through-type="none" fo:language="ru" fo:country="RU" officeooo:rsid="04709394" fo:background-color="transparent" loext:char-shading-value="0"/>
    </style:style>
    <style:style style:name="T776" style:family="text">
      <style:text-properties style:text-line-through-style="none" style:text-line-through-type="none" fo:language="ru" fo:country="RU" officeooo:rsid="04728465" fo:background-color="transparent" loext:char-shading-value="0"/>
    </style:style>
    <style:style style:name="T777" style:family="text">
      <style:text-properties style:text-line-through-style="none" style:text-line-through-type="none" fo:language="ru" fo:country="RU" officeooo:rsid="0473f29a" fo:background-color="transparent" loext:char-shading-value="0"/>
    </style:style>
    <style:style style:name="T778" style:family="text">
      <style:text-properties style:text-line-through-style="none" style:text-line-through-type="none" fo:language="ru" fo:country="RU" officeooo:rsid="0460e79b" fo:background-color="transparent" loext:char-shading-value="0"/>
    </style:style>
    <style:style style:name="T779" style:family="text">
      <style:text-properties style:text-line-through-style="none" style:text-line-through-type="none" fo:language="ru" fo:country="RU" officeooo:rsid="04617eaa" fo:background-color="transparent" loext:char-shading-value="0"/>
    </style:style>
    <style:style style:name="T780" style:family="text">
      <style:text-properties style:text-line-through-style="none" style:text-line-through-type="none" fo:language="ru" fo:country="RU" officeooo:rsid="04783fed" fo:background-color="transparent" loext:char-shading-value="0"/>
    </style:style>
    <style:style style:name="T781" style:family="text">
      <style:text-properties style:text-line-through-style="none" style:text-line-through-type="none" fo:language="ru" fo:country="RU" officeooo:rsid="04787689" fo:background-color="transparent" loext:char-shading-value="0"/>
    </style:style>
    <style:style style:name="T782" style:family="text">
      <style:text-properties style:text-line-through-style="none" style:text-line-through-type="none" fo:language="ru" fo:country="RU" officeooo:rsid="047976d4" fo:background-color="transparent" loext:char-shading-value="0"/>
    </style:style>
    <style:style style:name="T783" style:family="text">
      <style:text-properties style:text-line-through-style="none" style:text-line-through-type="none" fo:language="ru" fo:country="RU" officeooo:rsid="047b23de" fo:background-color="transparent" loext:char-shading-value="0"/>
    </style:style>
    <style:style style:name="T784" style:family="text">
      <style:text-properties style:text-line-through-style="none" style:text-line-through-type="none" fo:language="ru" fo:country="RU" officeooo:rsid="047be946" fo:background-color="transparent" loext:char-shading-value="0"/>
    </style:style>
    <style:style style:name="T785" style:family="text">
      <style:text-properties style:text-line-through-style="none" style:text-line-through-type="none" fo:language="ru" fo:country="RU" officeooo:rsid="047de7fd" fo:background-color="transparent" loext:char-shading-value="0"/>
    </style:style>
    <style:style style:name="T786" style:family="text">
      <style:text-properties style:text-line-through-style="none" style:text-line-through-type="none" fo:language="ru" fo:country="RU" officeooo:rsid="047f0d6e" fo:background-color="transparent" loext:char-shading-value="0"/>
    </style:style>
    <style:style style:name="T787" style:family="text">
      <style:text-properties style:text-line-through-style="none" style:text-line-through-type="none" fo:language="ru" fo:country="RU" officeooo:rsid="047edbb3" fo:background-color="transparent" loext:char-shading-value="0"/>
    </style:style>
    <style:style style:name="T788" style:family="text">
      <style:text-properties style:text-line-through-style="none" style:text-line-through-type="none" fo:language="ru" fo:country="RU" officeooo:rsid="047f6a77" fo:background-color="transparent" loext:char-shading-value="0"/>
    </style:style>
    <style:style style:name="T789" style:family="text">
      <style:text-properties style:text-line-through-style="none" style:text-line-through-type="none" fo:language="ru" fo:country="RU" officeooo:rsid="0480de51" fo:background-color="transparent" loext:char-shading-value="0"/>
    </style:style>
    <style:style style:name="T790" style:family="text">
      <style:text-properties style:text-line-through-style="none" style:text-line-through-type="none" fo:language="ru" fo:country="RU" officeooo:rsid="04822086" fo:background-color="transparent" loext:char-shading-value="0"/>
    </style:style>
    <style:style style:name="T791" style:family="text">
      <style:text-properties style:text-line-through-style="none" style:text-line-through-type="none" fo:language="ru" fo:country="RU" officeooo:rsid="047402be" fo:background-color="transparent" loext:char-shading-value="0"/>
    </style:style>
    <style:style style:name="T792" style:family="text">
      <style:text-properties style:text-line-through-style="none" style:text-line-through-type="none" fo:language="ru" fo:country="RU" officeooo:rsid="0484161c" fo:background-color="transparent" loext:char-shading-value="0"/>
    </style:style>
    <style:style style:name="T793" style:family="text">
      <style:text-properties style:text-line-through-style="none" style:text-line-through-type="none" fo:language="ru" fo:country="RU" officeooo:rsid="04855439" fo:background-color="transparent" loext:char-shading-value="0"/>
    </style:style>
    <style:style style:name="T794" style:family="text">
      <style:text-properties style:text-line-through-style="none" style:text-line-through-type="none" fo:language="ru" fo:country="RU" officeooo:rsid="0486f44f" fo:background-color="transparent" loext:char-shading-value="0"/>
    </style:style>
    <style:style style:name="T795" style:family="text">
      <style:text-properties style:text-line-through-style="none" style:text-line-through-type="none" fo:language="ru" fo:country="RU" officeooo:rsid="048a6139" fo:background-color="transparent" loext:char-shading-value="0"/>
    </style:style>
    <style:style style:name="T796" style:family="text">
      <style:text-properties style:text-line-through-style="none" style:text-line-through-type="none" fo:language="ru" fo:country="RU" officeooo:rsid="048ccea2" fo:background-color="transparent" loext:char-shading-value="0"/>
    </style:style>
    <style:style style:name="T797" style:family="text">
      <style:text-properties style:text-line-through-style="none" style:text-line-through-type="none" fo:language="ru" fo:country="RU" officeooo:rsid="048ec6fc" fo:background-color="transparent" loext:char-shading-value="0"/>
    </style:style>
    <style:style style:name="T798" style:family="text">
      <style:text-properties style:text-line-through-style="none" style:text-line-through-type="none" fo:language="ru" fo:country="RU" officeooo:rsid="048efe9b" fo:background-color="transparent" loext:char-shading-value="0"/>
    </style:style>
    <style:style style:name="T799" style:family="text">
      <style:text-properties style:text-line-through-style="none" style:text-line-through-type="none" fo:language="ru" fo:country="RU" officeooo:rsid="048f13dd" fo:background-color="transparent" loext:char-shading-value="0"/>
    </style:style>
    <style:style style:name="T800" style:family="text">
      <style:text-properties style:text-line-through-style="none" style:text-line-through-type="none" fo:language="ru" fo:country="RU" officeooo:rsid="0492d342" fo:background-color="transparent" loext:char-shading-value="0"/>
    </style:style>
    <style:style style:name="T801" style:family="text">
      <style:text-properties style:text-line-through-style="none" style:text-line-through-type="none" fo:language="ru" fo:country="RU" officeooo:rsid="0492e0d8" fo:background-color="transparent" loext:char-shading-value="0"/>
    </style:style>
    <style:style style:name="T802" style:family="text">
      <style:text-properties style:text-line-through-style="none" style:text-line-through-type="none" fo:language="ru" fo:country="RU" officeooo:rsid="049410e2" fo:background-color="transparent" loext:char-shading-value="0"/>
    </style:style>
    <style:style style:name="T803" style:family="text">
      <style:text-properties style:text-line-through-style="none" style:text-line-through-type="none" fo:language="ru" fo:country="RU" officeooo:rsid="049678a6" fo:background-color="transparent" loext:char-shading-value="0"/>
    </style:style>
    <style:style style:name="T804" style:family="text">
      <style:text-properties style:text-line-through-style="none" style:text-line-through-type="none" fo:language="ru" fo:country="RU" officeooo:rsid="04948cdc" fo:background-color="transparent" loext:char-shading-value="0"/>
    </style:style>
    <style:style style:name="T805" style:family="text">
      <style:text-properties style:text-line-through-style="none" style:text-line-through-type="none" fo:language="ru" fo:country="RU" officeooo:rsid="04981d66" fo:background-color="transparent" loext:char-shading-value="0"/>
    </style:style>
    <style:style style:name="T806" style:family="text">
      <style:text-properties style:text-line-through-style="none" style:text-line-through-type="none" fo:language="ru" fo:country="RU" officeooo:rsid="0498e8c3" fo:background-color="transparent" loext:char-shading-value="0"/>
    </style:style>
    <style:style style:name="T807" style:family="text">
      <style:text-properties style:text-line-through-style="none" style:text-line-through-type="none" fo:language="ru" fo:country="RU" officeooo:rsid="0499f00d" fo:background-color="transparent" loext:char-shading-value="0"/>
    </style:style>
    <style:style style:name="T808" style:family="text">
      <style:text-properties style:text-line-through-style="none" style:text-line-through-type="none" fo:language="ru" fo:country="RU" officeooo:rsid="049bad5f" fo:background-color="transparent" loext:char-shading-value="0"/>
    </style:style>
    <style:style style:name="T809" style:family="text">
      <style:text-properties style:text-line-through-style="none" style:text-line-through-type="none" fo:language="ru" fo:country="RU" officeooo:rsid="049c67c2" fo:background-color="transparent" loext:char-shading-value="0"/>
    </style:style>
    <style:style style:name="T810" style:family="text">
      <style:text-properties style:text-line-through-style="none" style:text-line-through-type="none" fo:language="ru" fo:country="RU" officeooo:rsid="049ced6b" fo:background-color="transparent" loext:char-shading-value="0"/>
    </style:style>
    <style:style style:name="T811" style:family="text">
      <style:text-properties style:text-line-through-style="none" style:text-line-through-type="none" fo:language="ru" fo:country="RU" officeooo:rsid="049d84e1" fo:background-color="transparent" loext:char-shading-value="0"/>
    </style:style>
    <style:style style:name="T812" style:family="text">
      <style:text-properties style:text-line-through-style="none" style:text-line-through-type="none" fo:language="ru" fo:country="RU" officeooo:rsid="049e6d6e" fo:background-color="transparent" loext:char-shading-value="0"/>
    </style:style>
    <style:style style:name="T813" style:family="text">
      <style:text-properties style:text-line-through-style="none" style:text-line-through-type="none" fo:language="ru" fo:country="RU" officeooo:rsid="04a12d51" fo:background-color="transparent" loext:char-shading-value="0"/>
    </style:style>
    <style:style style:name="T814" style:family="text">
      <style:text-properties style:text-line-through-style="none" style:text-line-through-type="none" fo:language="ru" fo:country="RU" officeooo:rsid="04a2e9a6" fo:background-color="transparent" loext:char-shading-value="0"/>
    </style:style>
    <style:style style:name="T815" style:family="text">
      <style:text-properties style:text-line-through-style="none" style:text-line-through-type="none" fo:language="ru" fo:country="RU" officeooo:rsid="04a34b28" fo:background-color="transparent" loext:char-shading-value="0"/>
    </style:style>
    <style:style style:name="T816" style:family="text">
      <style:text-properties style:text-line-through-style="none" style:text-line-through-type="none" fo:language="ru" fo:country="RU" officeooo:rsid="04a522bd" fo:background-color="transparent" loext:char-shading-value="0"/>
    </style:style>
    <style:style style:name="T817" style:family="text">
      <style:text-properties style:text-line-through-style="none" style:text-line-through-type="none" fo:language="ru" fo:country="RU" officeooo:rsid="04a5369f" fo:background-color="transparent" loext:char-shading-value="0"/>
    </style:style>
    <style:style style:name="T818" style:family="text">
      <style:text-properties style:text-line-through-style="none" style:text-line-through-type="none" fo:language="ru" fo:country="RU" officeooo:rsid="04a69b88" fo:background-color="transparent" loext:char-shading-value="0"/>
    </style:style>
    <style:style style:name="T819" style:family="text">
      <style:text-properties style:text-line-through-style="none" style:text-line-through-type="none" fo:language="ru" fo:country="RU" officeooo:rsid="04a6dac9" fo:background-color="transparent" loext:char-shading-value="0"/>
    </style:style>
    <style:style style:name="T820" style:family="text">
      <style:text-properties style:text-line-through-style="none" style:text-line-through-type="none" fo:language="ru" fo:country="RU" officeooo:rsid="04a73bbb" fo:background-color="transparent" loext:char-shading-value="0"/>
    </style:style>
    <style:style style:name="T821" style:family="text">
      <style:text-properties style:text-line-through-style="none" style:text-line-through-type="none" fo:language="ru" fo:country="RU" officeooo:rsid="04a84131" fo:background-color="transparent" loext:char-shading-value="0"/>
    </style:style>
    <style:style style:name="T822" style:family="text">
      <style:text-properties style:text-line-through-style="none" style:text-line-through-type="none" fo:language="ru" fo:country="RU" officeooo:rsid="04a865f2" fo:background-color="transparent" loext:char-shading-value="0"/>
    </style:style>
    <style:style style:name="T823" style:family="text">
      <style:text-properties style:text-line-through-style="none" style:text-line-through-type="none" fo:language="ru" fo:country="RU" officeooo:rsid="04ac686e" fo:background-color="transparent" loext:char-shading-value="0"/>
    </style:style>
    <style:style style:name="T824" style:family="text">
      <style:text-properties style:text-line-through-style="none" style:text-line-through-type="none" fo:language="ru" fo:country="RU" officeooo:rsid="04ad8361" fo:background-color="transparent" loext:char-shading-value="0"/>
    </style:style>
    <style:style style:name="T825" style:family="text">
      <style:text-properties style:text-line-through-style="none" style:text-line-through-type="none" fo:language="ru" fo:country="RU" officeooo:rsid="04adc843" fo:background-color="transparent" loext:char-shading-value="0"/>
    </style:style>
    <style:style style:name="T826" style:family="text">
      <style:text-properties style:text-line-through-style="none" style:text-line-through-type="none" fo:language="ru" fo:country="RU" officeooo:rsid="04b34c78" fo:background-color="transparent" loext:char-shading-value="0"/>
    </style:style>
    <style:style style:name="T827" style:family="text">
      <style:text-properties style:text-line-through-style="none" style:text-line-through-type="none" fo:language="ru" fo:country="RU" officeooo:rsid="04b4297b" fo:background-color="transparent" loext:char-shading-value="0"/>
    </style:style>
    <style:style style:name="T828" style:family="text">
      <style:text-properties style:text-line-through-style="none" style:text-line-through-type="none" fo:language="ru" fo:country="RU" officeooo:rsid="04b60644" fo:background-color="transparent" loext:char-shading-value="0"/>
    </style:style>
    <style:style style:name="T829" style:family="text">
      <style:text-properties style:text-line-through-style="none" style:text-line-through-type="none" fo:language="ru" fo:country="RU" officeooo:rsid="04b7b78d" fo:background-color="transparent" loext:char-shading-value="0"/>
    </style:style>
    <style:style style:name="T830" style:family="text">
      <style:text-properties style:text-line-through-style="none" style:text-line-through-type="none" fo:language="ru" fo:country="RU" officeooo:rsid="04b87ab3" fo:background-color="transparent" loext:char-shading-value="0"/>
    </style:style>
    <style:style style:name="T831" style:family="text">
      <style:text-properties style:text-line-through-style="none" style:text-line-through-type="none" fo:language="ru" fo:country="RU" officeooo:rsid="04b90c10" fo:background-color="transparent" loext:char-shading-value="0"/>
    </style:style>
    <style:style style:name="T832" style:family="text">
      <style:text-properties style:text-line-through-style="none" style:text-line-through-type="none" fo:language="ru" fo:country="RU" officeooo:rsid="04b9764c" fo:background-color="transparent" loext:char-shading-value="0"/>
    </style:style>
    <style:style style:name="T833" style:family="text">
      <style:text-properties style:text-line-through-style="none" style:text-line-through-type="none" fo:language="ru" fo:country="RU" officeooo:rsid="04bb6c8b" fo:background-color="transparent" loext:char-shading-value="0"/>
    </style:style>
    <style:style style:name="T834" style:family="text">
      <style:text-properties style:text-line-through-style="none" style:text-line-through-type="none" fo:language="ru" fo:country="RU" officeooo:rsid="04bcd6dc" fo:background-color="transparent" loext:char-shading-value="0"/>
    </style:style>
    <style:style style:name="T835" style:family="text">
      <style:text-properties style:text-line-through-style="none" style:text-line-through-type="none" fo:language="ru" fo:country="RU" officeooo:rsid="04bd2c15" fo:background-color="transparent" loext:char-shading-value="0"/>
    </style:style>
    <style:style style:name="T836" style:family="text">
      <style:text-properties style:text-line-through-style="none" style:text-line-through-type="none" fo:language="ru" fo:country="RU" officeooo:rsid="04be4237" fo:background-color="transparent" loext:char-shading-value="0"/>
    </style:style>
    <style:style style:name="T837" style:family="text">
      <style:text-properties style:text-line-through-style="none" style:text-line-through-type="none" fo:language="ru" fo:country="RU" officeooo:rsid="04c13b48" fo:background-color="transparent" loext:char-shading-value="0"/>
    </style:style>
    <style:style style:name="T838" style:family="text">
      <style:text-properties style:text-line-through-style="none" style:text-line-through-type="none" fo:language="ru" fo:country="RU" officeooo:rsid="04c32915" fo:background-color="transparent" loext:char-shading-value="0"/>
    </style:style>
    <style:style style:name="T839" style:family="text">
      <style:text-properties style:text-line-through-style="none" style:text-line-through-type="none" fo:language="ru" fo:country="RU" officeooo:rsid="04c34e82" fo:background-color="transparent" loext:char-shading-value="0"/>
    </style:style>
    <style:style style:name="T840" style:family="text">
      <style:text-properties style:text-line-through-style="none" style:text-line-through-type="none" fo:language="ru" fo:country="RU" officeooo:rsid="04c46195" fo:background-color="transparent" loext:char-shading-value="0"/>
    </style:style>
    <style:style style:name="T841" style:family="text">
      <style:text-properties style:text-line-through-style="none" style:text-line-through-type="none" fo:language="ru" fo:country="RU" officeooo:rsid="04c5f7b6" fo:background-color="transparent" loext:char-shading-value="0"/>
    </style:style>
    <style:style style:name="T842" style:family="text">
      <style:text-properties style:text-line-through-style="none" style:text-line-through-type="none" fo:language="ru" fo:country="RU" officeooo:rsid="04c9f036" fo:background-color="transparent" loext:char-shading-value="0"/>
    </style:style>
    <style:style style:name="T843" style:family="text">
      <style:text-properties style:text-line-through-style="none" style:text-line-through-type="none" fo:language="ru" fo:country="RU" officeooo:rsid="04ca004a" fo:background-color="transparent" loext:char-shading-value="0"/>
    </style:style>
    <style:style style:name="T844" style:family="text">
      <style:text-properties style:text-line-through-style="none" style:text-line-through-type="none" fo:language="ru" fo:country="RU" officeooo:rsid="04cac678" fo:background-color="transparent" loext:char-shading-value="0"/>
    </style:style>
    <style:style style:name="T845" style:family="text">
      <style:text-properties style:text-line-through-style="none" style:text-line-through-type="none" fo:language="ru" fo:country="RU" officeooo:rsid="04cc497e" fo:background-color="transparent" loext:char-shading-value="0"/>
    </style:style>
    <style:style style:name="T846" style:family="text">
      <style:text-properties style:text-line-through-style="none" style:text-line-through-type="none" fo:language="ru" fo:country="RU" officeooo:rsid="04cde4ae" fo:background-color="transparent" loext:char-shading-value="0"/>
    </style:style>
    <style:style style:name="T847" style:family="text">
      <style:text-properties style:text-line-through-style="none" style:text-line-through-type="none" fo:language="ru" fo:country="RU" officeooo:rsid="04cf5543" fo:background-color="transparent" loext:char-shading-value="0"/>
    </style:style>
    <style:style style:name="T848" style:family="text">
      <style:text-properties style:text-line-through-style="none" style:text-line-through-type="none" fo:language="ru" fo:country="RU" officeooo:rsid="04d30fe9" fo:background-color="transparent" loext:char-shading-value="0"/>
    </style:style>
    <style:style style:name="T849" style:family="text">
      <style:text-properties style:text-line-through-style="none" style:text-line-through-type="none" fo:language="ru" fo:country="RU" officeooo:rsid="04d771bd" fo:background-color="transparent" loext:char-shading-value="0"/>
    </style:style>
    <style:style style:name="T850" style:family="text">
      <style:text-properties style:text-line-through-style="none" style:text-line-through-type="none" fo:language="ru" fo:country="RU" officeooo:rsid="04e974a9" fo:background-color="transparent" loext:char-shading-value="0"/>
    </style:style>
    <style:style style:name="T851" style:family="text">
      <style:text-properties style:text-line-through-style="none" style:text-line-through-type="none" fo:language="ru" fo:country="RU" officeooo:rsid="04dfcb7b" fo:background-color="transparent" loext:char-shading-value="0"/>
    </style:style>
    <style:style style:name="T852" style:family="text">
      <style:text-properties style:text-line-through-style="none" style:text-line-through-type="none" fo:language="ru" fo:country="RU" officeooo:rsid="04e9fc09" fo:background-color="transparent" loext:char-shading-value="0"/>
    </style:style>
    <style:style style:name="T853" style:family="text">
      <style:text-properties style:text-line-through-style="none" style:text-line-through-type="none" fo:language="ru" fo:country="RU" officeooo:rsid="04ef5e82" fo:background-color="transparent" loext:char-shading-value="0"/>
    </style:style>
    <style:style style:name="T854" style:family="text">
      <style:text-properties style:text-line-through-style="none" style:text-line-through-type="none" fo:language="ru" fo:country="RU" officeooo:rsid="04edfeab" fo:background-color="transparent" loext:char-shading-value="0"/>
    </style:style>
    <style:style style:name="T855" style:family="text">
      <style:text-properties style:text-line-through-style="none" style:text-line-through-type="none" fo:language="ru" fo:country="RU" officeooo:rsid="04eb29fb" fo:background-color="transparent" loext:char-shading-value="0"/>
    </style:style>
    <style:style style:name="T856" style:family="text">
      <style:text-properties style:text-line-through-style="none" style:text-line-through-type="none" fo:language="ru" fo:country="RU" officeooo:rsid="04ed6b32" fo:background-color="transparent" loext:char-shading-value="0"/>
    </style:style>
    <style:style style:name="T857" style:family="text">
      <style:text-properties style:text-line-through-style="none" style:text-line-through-type="none" fo:language="ru" fo:country="RU" officeooo:rsid="04ece9bb" fo:background-color="transparent" loext:char-shading-value="0"/>
    </style:style>
    <style:style style:name="T858" style:family="text">
      <style:text-properties style:text-line-through-style="none" style:text-line-through-type="none" fo:language="ru" fo:country="RU" officeooo:rsid="04f01071" fo:background-color="transparent" loext:char-shading-value="0"/>
    </style:style>
    <style:style style:name="T859" style:family="text">
      <style:text-properties style:text-line-through-style="none" style:text-line-through-type="none" fo:language="ru" fo:country="RU" officeooo:rsid="04f0e7c7" fo:background-color="transparent" loext:char-shading-value="0"/>
    </style:style>
    <style:style style:name="T860" style:family="text">
      <style:text-properties style:text-line-through-style="none" style:text-line-through-type="none" fo:language="ru" fo:country="RU" officeooo:rsid="04f3217e" fo:background-color="transparent" loext:char-shading-value="0"/>
    </style:style>
    <style:style style:name="T861" style:family="text">
      <style:text-properties style:text-line-through-style="none" style:text-line-through-type="none" fo:language="ru" fo:country="RU" officeooo:rsid="04f5b895" fo:background-color="transparent" loext:char-shading-value="0"/>
    </style:style>
    <style:style style:name="T862" style:family="text">
      <style:text-properties style:text-line-through-style="none" style:text-line-through-type="none" fo:language="ru" fo:country="RU" officeooo:rsid="04f456a7" fo:background-color="transparent" loext:char-shading-value="0"/>
    </style:style>
    <style:style style:name="T863" style:family="text">
      <style:text-properties style:text-line-through-style="none" style:text-line-through-type="none" fo:language="ru" fo:country="RU" officeooo:rsid="04f6d480" fo:background-color="transparent" loext:char-shading-value="0"/>
    </style:style>
    <style:style style:name="T864" style:family="text">
      <style:text-properties style:text-line-through-style="none" style:text-line-through-type="none" fo:language="ru" fo:country="RU" officeooo:rsid="04f89ed6" fo:background-color="transparent" loext:char-shading-value="0"/>
    </style:style>
    <style:style style:name="T865" style:family="text">
      <style:text-properties style:text-line-through-style="none" style:text-line-through-type="none" fo:language="ru" fo:country="RU" officeooo:rsid="04f985c9" fo:background-color="transparent" loext:char-shading-value="0"/>
    </style:style>
    <style:style style:name="T866" style:family="text">
      <style:text-properties style:text-line-through-style="none" style:text-line-through-type="none" fo:language="ru" fo:country="RU" officeooo:rsid="04fb03ac" fo:background-color="transparent" loext:char-shading-value="0"/>
    </style:style>
    <style:style style:name="T867" style:family="text">
      <style:text-properties style:text-line-through-style="none" style:text-line-through-type="none" fo:language="ru" fo:country="RU" officeooo:rsid="04fd6e79" fo:background-color="transparent" loext:char-shading-value="0"/>
    </style:style>
    <style:style style:name="T868" style:family="text">
      <style:text-properties style:text-line-through-style="none" style:text-line-through-type="none" fo:language="ru" fo:country="RU" officeooo:rsid="04ff277b" fo:background-color="transparent" loext:char-shading-value="0"/>
    </style:style>
    <style:style style:name="T869" style:family="text">
      <style:text-properties style:text-line-through-style="none" style:text-line-through-type="none" fo:language="ru" fo:country="RU" officeooo:rsid="050094f3" fo:background-color="transparent" loext:char-shading-value="0"/>
    </style:style>
    <style:style style:name="T870" style:family="text">
      <style:text-properties style:text-line-through-style="none" style:text-line-through-type="none" fo:language="ru" fo:country="RU" officeooo:rsid="04fde918" fo:background-color="transparent" loext:char-shading-value="0"/>
    </style:style>
    <style:style style:name="T871" style:family="text">
      <style:text-properties style:text-line-through-style="none" style:text-line-through-type="none" fo:language="ru" fo:country="RU" officeooo:rsid="0500f212" fo:background-color="transparent" loext:char-shading-value="0"/>
    </style:style>
    <style:style style:name="T872" style:family="text">
      <style:text-properties style:text-line-through-style="none" style:text-line-through-type="none" fo:language="ru" fo:country="RU" officeooo:rsid="050279bf" fo:background-color="transparent" loext:char-shading-value="0"/>
    </style:style>
    <style:style style:name="T873" style:family="text">
      <style:text-properties style:text-line-through-style="none" style:text-line-through-type="none" fo:language="ru" fo:country="RU" officeooo:rsid="05037675" fo:background-color="transparent" loext:char-shading-value="0"/>
    </style:style>
    <style:style style:name="T874" style:family="text">
      <style:text-properties style:text-line-through-style="none" style:text-line-through-type="none" fo:language="ru" fo:country="RU" officeooo:rsid="05055795" fo:background-color="transparent" loext:char-shading-value="0"/>
    </style:style>
    <style:style style:name="T875" style:family="text">
      <style:text-properties style:text-line-through-style="none" style:text-line-through-type="none" fo:language="ru" fo:country="RU" officeooo:rsid="0505ae51" fo:background-color="transparent" loext:char-shading-value="0"/>
    </style:style>
    <style:style style:name="T876" style:family="text">
      <style:text-properties style:text-line-through-style="none" style:text-line-through-type="none" fo:language="ru" fo:country="RU" officeooo:rsid="05082796" fo:background-color="transparent" loext:char-shading-value="0"/>
    </style:style>
    <style:style style:name="T877" style:family="text">
      <style:text-properties style:text-line-through-style="none" style:text-line-through-type="none" fo:language="ru" fo:country="RU" officeooo:rsid="0508caf0" fo:background-color="transparent" loext:char-shading-value="0"/>
    </style:style>
    <style:style style:name="T878" style:family="text">
      <style:text-properties style:text-line-through-style="none" style:text-line-through-type="none" fo:language="ru" fo:country="RU" officeooo:rsid="050a121f" fo:background-color="transparent" loext:char-shading-value="0"/>
    </style:style>
    <style:style style:name="T879" style:family="text">
      <style:text-properties style:text-line-through-style="none" style:text-line-through-type="none" fo:language="ru" fo:country="RU" officeooo:rsid="050b9433" fo:background-color="transparent" loext:char-shading-value="0"/>
    </style:style>
    <style:style style:name="T880" style:family="text">
      <style:text-properties style:text-line-through-style="none" style:text-line-through-type="none" fo:language="ru" fo:country="RU" officeooo:rsid="050bb760" fo:background-color="transparent" loext:char-shading-value="0"/>
    </style:style>
    <style:style style:name="T881" style:family="text">
      <style:text-properties style:text-line-through-style="none" style:text-line-through-type="none" fo:language="ru" fo:country="RU" officeooo:rsid="050de790" fo:background-color="transparent" loext:char-shading-value="0"/>
    </style:style>
    <style:style style:name="T882" style:family="text">
      <style:text-properties style:text-line-through-style="none" style:text-line-through-type="none" fo:language="ru" fo:country="RU" officeooo:rsid="050d671a" fo:background-color="transparent" loext:char-shading-value="0"/>
    </style:style>
    <style:style style:name="T883" style:family="text">
      <style:text-properties style:text-line-through-style="none" style:text-line-through-type="none" fo:language="ru" fo:country="RU" officeooo:rsid="050fe76b" fo:background-color="transparent" loext:char-shading-value="0"/>
    </style:style>
    <style:style style:name="T884" style:family="text">
      <style:text-properties style:text-line-through-style="none" style:text-line-through-type="none" fo:language="ru" fo:country="RU" officeooo:rsid="051191e6" fo:background-color="transparent" loext:char-shading-value="0"/>
    </style:style>
    <style:style style:name="T885" style:family="text">
      <style:text-properties style:text-line-through-style="none" style:text-line-through-type="none" fo:language="ru" fo:country="RU" officeooo:rsid="0511f923" fo:background-color="transparent" loext:char-shading-value="0"/>
    </style:style>
    <style:style style:name="T886" style:family="text">
      <style:text-properties style:text-line-through-style="none" style:text-line-through-type="none" fo:language="ru" fo:country="RU" officeooo:rsid="051502a3" fo:background-color="transparent" loext:char-shading-value="0"/>
    </style:style>
    <style:style style:name="T887" style:family="text">
      <style:text-properties style:text-line-through-style="none" style:text-line-through-type="none" fo:language="ru" fo:country="RU" officeooo:rsid="05165f08" fo:background-color="transparent" loext:char-shading-value="0"/>
    </style:style>
    <style:style style:name="T888" style:family="text">
      <style:text-properties style:text-line-through-style="none" style:text-line-through-type="none" fo:language="ru" fo:country="RU" officeooo:rsid="050cc854" fo:background-color="transparent" loext:char-shading-value="0"/>
    </style:style>
    <style:style style:name="T889" style:family="text">
      <style:text-properties style:text-line-through-style="none" style:text-line-through-type="none" fo:language="ru" fo:country="RU" officeooo:rsid="0516d638" fo:background-color="transparent" loext:char-shading-value="0"/>
    </style:style>
    <style:style style:name="T890" style:family="text">
      <style:text-properties style:text-line-through-style="none" style:text-line-through-type="none" fo:language="ru" fo:country="RU" officeooo:rsid="051730e4" fo:background-color="transparent" loext:char-shading-value="0"/>
    </style:style>
    <style:style style:name="T891" style:family="text">
      <style:text-properties style:text-line-through-style="none" style:text-line-through-type="none" fo:language="ru" fo:country="RU" officeooo:rsid="05185dc1" fo:background-color="transparent" loext:char-shading-value="0"/>
    </style:style>
    <style:style style:name="T892" style:family="text">
      <style:text-properties style:text-line-through-style="none" style:text-line-through-type="none" fo:language="ru" fo:country="RU" officeooo:rsid="051947dd" fo:background-color="transparent" loext:char-shading-value="0"/>
    </style:style>
    <style:style style:name="T893" style:family="text">
      <style:text-properties style:text-line-through-style="none" style:text-line-through-type="none" fo:language="ru" fo:country="RU" officeooo:rsid="051a81f7" fo:background-color="transparent" loext:char-shading-value="0"/>
    </style:style>
    <style:style style:name="T894" style:family="text">
      <style:text-properties style:text-line-through-style="none" style:text-line-through-type="none" fo:language="ru" fo:country="RU" officeooo:rsid="051ad95e" fo:background-color="transparent" loext:char-shading-value="0"/>
    </style:style>
    <style:style style:name="T895" style:family="text">
      <style:text-properties style:text-line-through-style="none" style:text-line-through-type="none" fo:language="ru" fo:country="RU" officeooo:rsid="051c9b89" fo:background-color="transparent" loext:char-shading-value="0"/>
    </style:style>
    <style:style style:name="T896" style:family="text">
      <style:text-properties style:text-line-through-style="none" style:text-line-through-type="none" fo:language="ru" fo:country="RU" officeooo:rsid="051e55af" fo:background-color="transparent" loext:char-shading-value="0"/>
    </style:style>
    <style:style style:name="T897" style:family="text">
      <style:text-properties style:text-line-through-style="none" style:text-line-through-type="none" fo:language="ru" fo:country="RU" officeooo:rsid="051e6abd" fo:background-color="transparent" loext:char-shading-value="0"/>
    </style:style>
    <style:style style:name="T898" style:family="text">
      <style:text-properties style:text-line-through-style="none" style:text-line-through-type="none" fo:language="ru" fo:country="RU" officeooo:rsid="0521bf63" fo:background-color="transparent" loext:char-shading-value="0"/>
    </style:style>
    <style:style style:name="T899" style:family="text">
      <style:text-properties style:text-line-through-style="none" style:text-line-through-type="none" fo:language="ru" fo:country="RU" officeooo:rsid="052583f3" fo:background-color="transparent" loext:char-shading-value="0"/>
    </style:style>
    <style:style style:name="T900" style:family="text">
      <style:text-properties style:text-line-through-style="none" style:text-line-through-type="none" fo:language="ru" fo:country="RU" officeooo:rsid="05259cd4" fo:background-color="transparent" loext:char-shading-value="0"/>
    </style:style>
    <style:style style:name="T901" style:family="text">
      <style:text-properties style:text-line-through-style="none" style:text-line-through-type="none" fo:language="ru" fo:country="RU" officeooo:rsid="0525fe1e" fo:background-color="transparent" loext:char-shading-value="0"/>
    </style:style>
    <style:style style:name="T902" style:family="text">
      <style:text-properties style:text-line-through-style="none" style:text-line-through-type="none" fo:language="ru" fo:country="RU" officeooo:rsid="0526422a" fo:background-color="transparent" loext:char-shading-value="0"/>
    </style:style>
    <style:style style:name="T903" style:family="text">
      <style:text-properties style:text-line-through-style="none" style:text-line-through-type="none" fo:language="ru" fo:country="RU" officeooo:rsid="0527fb62" fo:background-color="transparent" loext:char-shading-value="0"/>
    </style:style>
    <style:style style:name="T904" style:family="text">
      <style:text-properties style:text-line-through-style="none" style:text-line-through-type="none" fo:language="ru" fo:country="RU" officeooo:rsid="0528e263" fo:background-color="transparent" loext:char-shading-value="0"/>
    </style:style>
    <style:style style:name="T905" style:family="text">
      <style:text-properties style:text-line-through-style="none" style:text-line-through-type="none" fo:language="ru" fo:country="RU" officeooo:rsid="052a8172" fo:background-color="transparent" loext:char-shading-value="0"/>
    </style:style>
    <style:style style:name="T906" style:family="text">
      <style:text-properties style:text-line-through-style="none" style:text-line-through-type="none" fo:language="ru" fo:country="RU" officeooo:rsid="052b3098" fo:background-color="transparent" loext:char-shading-value="0"/>
    </style:style>
    <style:style style:name="T907" style:family="text">
      <style:text-properties style:text-line-through-style="none" style:text-line-through-type="none" fo:language="ru" fo:country="RU" officeooo:rsid="052bbba8" fo:background-color="transparent" loext:char-shading-value="0"/>
    </style:style>
    <style:style style:name="T908" style:family="text">
      <style:text-properties style:text-line-through-style="none" style:text-line-through-type="none" fo:language="ru" fo:country="RU" officeooo:rsid="052c0442" fo:background-color="transparent" loext:char-shading-value="0"/>
    </style:style>
    <style:style style:name="T909" style:family="text">
      <style:text-properties style:text-line-through-style="none" style:text-line-through-type="none" fo:language="ru" fo:country="RU" officeooo:rsid="052c65b2" fo:background-color="transparent" loext:char-shading-value="0"/>
    </style:style>
    <style:style style:name="T910" style:family="text">
      <style:text-properties style:text-line-through-style="none" style:text-line-through-type="none" fo:language="ru" fo:country="RU" officeooo:rsid="052c71fd" fo:background-color="transparent" loext:char-shading-value="0"/>
    </style:style>
    <style:style style:name="T911" style:family="text">
      <style:text-properties style:text-line-through-style="none" style:text-line-through-type="none" fo:language="ru" fo:country="RU" officeooo:rsid="052c8301" fo:background-color="transparent" loext:char-shading-value="0"/>
    </style:style>
    <style:style style:name="T912" style:family="text">
      <style:text-properties style:text-line-through-style="none" style:text-line-through-type="none" fo:language="ru" fo:country="RU" officeooo:rsid="052d34e8" fo:background-color="transparent" loext:char-shading-value="0"/>
    </style:style>
    <style:style style:name="T913" style:family="text">
      <style:text-properties style:text-line-through-style="none" style:text-line-through-type="none" fo:language="ru" fo:country="RU" officeooo:rsid="052d8f0d" fo:background-color="transparent" loext:char-shading-value="0"/>
    </style:style>
    <style:style style:name="T914" style:family="text">
      <style:text-properties style:text-line-through-style="none" style:text-line-through-type="none" fo:language="ru" fo:country="RU" officeooo:rsid="052ec539" fo:background-color="transparent" loext:char-shading-value="0"/>
    </style:style>
    <style:style style:name="T915" style:family="text">
      <style:text-properties style:text-line-through-style="none" style:text-line-through-type="none" fo:language="ru" fo:country="RU" officeooo:rsid="0531ca48" fo:background-color="transparent" loext:char-shading-value="0"/>
    </style:style>
    <style:style style:name="T916" style:family="text">
      <style:text-properties style:text-line-through-style="none" style:text-line-through-type="none" fo:language="ru" fo:country="RU" officeooo:rsid="0533c41c" fo:background-color="transparent" loext:char-shading-value="0"/>
    </style:style>
    <style:style style:name="T917" style:family="text">
      <style:text-properties style:text-line-through-style="none" style:text-line-through-type="none" fo:language="ru" fo:country="RU" officeooo:rsid="05370013" fo:background-color="transparent" loext:char-shading-value="0"/>
    </style:style>
    <style:style style:name="T918" style:family="text">
      <style:text-properties style:text-line-through-style="none" style:text-line-through-type="none" fo:language="ru" fo:country="RU" officeooo:rsid="0535b263" fo:background-color="transparent" loext:char-shading-value="0"/>
    </style:style>
    <style:style style:name="T919" style:family="text">
      <style:text-properties style:text-line-through-style="none" style:text-line-through-type="none" fo:language="ru" fo:country="RU" officeooo:rsid="053759ba" fo:background-color="transparent" loext:char-shading-value="0"/>
    </style:style>
    <style:style style:name="T920" style:family="text">
      <style:text-properties style:text-line-through-style="none" style:text-line-through-type="none" fo:language="ru" fo:country="RU" officeooo:rsid="0539e682" fo:background-color="transparent" loext:char-shading-value="0"/>
    </style:style>
    <style:style style:name="T921" style:family="text">
      <style:text-properties style:text-line-through-style="none" style:text-line-through-type="none" fo:language="ru" fo:country="RU" officeooo:rsid="053a9b5f" fo:background-color="transparent" loext:char-shading-value="0"/>
    </style:style>
    <style:style style:name="T922" style:family="text">
      <style:text-properties style:text-line-through-style="none" style:text-line-through-type="none" fo:language="ru" fo:country="RU" officeooo:rsid="053b57d9" fo:background-color="transparent" loext:char-shading-value="0"/>
    </style:style>
    <style:style style:name="T923" style:family="text">
      <style:text-properties style:text-line-through-style="none" style:text-line-through-type="none" fo:language="ru" fo:country="RU" officeooo:rsid="053b638f" fo:background-color="transparent" loext:char-shading-value="0"/>
    </style:style>
    <style:style style:name="T924" style:family="text">
      <style:text-properties style:text-line-through-style="none" style:text-line-through-type="none" fo:language="ru" fo:country="RU" officeooo:rsid="053d2d03" fo:background-color="transparent" loext:char-shading-value="0"/>
    </style:style>
    <style:style style:name="T925" style:family="text">
      <style:text-properties style:text-line-through-style="none" style:text-line-through-type="none" fo:language="ru" fo:country="RU" officeooo:rsid="053dbb6d" fo:background-color="transparent" loext:char-shading-value="0"/>
    </style:style>
    <style:style style:name="T926" style:family="text">
      <style:text-properties style:text-line-through-style="none" style:text-line-through-type="none" fo:language="ru" fo:country="RU" officeooo:rsid="053dfca7" fo:background-color="transparent" loext:char-shading-value="0"/>
    </style:style>
    <style:style style:name="T927" style:family="text">
      <style:text-properties style:text-line-through-style="none" style:text-line-through-type="none" fo:language="ru" fo:country="RU" officeooo:rsid="053e2f0c" fo:background-color="transparent" loext:char-shading-value="0"/>
    </style:style>
    <style:style style:name="T928" style:family="text">
      <style:text-properties style:text-line-through-style="none" style:text-line-through-type="none" fo:language="ru" fo:country="RU" officeooo:rsid="053f3115" fo:background-color="transparent" loext:char-shading-value="0"/>
    </style:style>
    <style:style style:name="T929" style:family="text">
      <style:text-properties style:text-line-through-style="none" style:text-line-through-type="none" fo:language="ru" fo:country="RU" officeooo:rsid="0540924c" fo:background-color="transparent" loext:char-shading-value="0"/>
    </style:style>
    <style:style style:name="T930" style:family="text">
      <style:text-properties style:text-line-through-style="none" style:text-line-through-type="none" fo:language="ru" fo:country="RU" officeooo:rsid="05424f5a" fo:background-color="transparent" loext:char-shading-value="0"/>
    </style:style>
    <style:style style:name="T931" style:family="text">
      <style:text-properties style:text-line-through-style="none" style:text-line-through-type="none" fo:language="ru" fo:country="RU" officeooo:rsid="0543afcb" fo:background-color="transparent" loext:char-shading-value="0"/>
    </style:style>
    <style:style style:name="T932" style:family="text">
      <style:text-properties style:text-line-through-style="none" style:text-line-through-type="none" fo:language="ru" fo:country="RU" officeooo:rsid="05443bdd" fo:background-color="transparent" loext:char-shading-value="0"/>
    </style:style>
    <style:style style:name="T933" style:family="text">
      <style:text-properties style:text-line-through-style="none" style:text-line-through-type="none" fo:language="ru" fo:country="RU" officeooo:rsid="0544b015" fo:background-color="transparent" loext:char-shading-value="0"/>
    </style:style>
    <style:style style:name="T934" style:family="text">
      <style:text-properties style:text-line-through-style="none" style:text-line-through-type="none" fo:language="ru" fo:country="RU" officeooo:rsid="0547bb5e" fo:background-color="transparent" loext:char-shading-value="0"/>
    </style:style>
    <style:style style:name="T935" style:family="text">
      <style:text-properties style:text-line-through-style="none" style:text-line-through-type="none" fo:language="ru" fo:country="RU" officeooo:rsid="0547c502" fo:background-color="transparent" loext:char-shading-value="0"/>
    </style:style>
    <style:style style:name="T936" style:family="text">
      <style:text-properties style:text-line-through-style="none" style:text-line-through-type="none" fo:language="ru" fo:country="RU" officeooo:rsid="054ac045" fo:background-color="transparent" loext:char-shading-value="0"/>
    </style:style>
    <style:style style:name="T937" style:family="text">
      <style:text-properties style:text-line-through-style="none" style:text-line-through-type="none" fo:language="ru" fo:country="RU" officeooo:rsid="054c1f5c" fo:background-color="transparent" loext:char-shading-value="0"/>
    </style:style>
    <style:style style:name="T938" style:family="text">
      <style:text-properties style:text-line-through-style="none" style:text-line-through-type="none" fo:language="ru" fo:country="RU" officeooo:rsid="054c592a" fo:background-color="transparent" loext:char-shading-value="0"/>
    </style:style>
    <style:style style:name="T939" style:family="text">
      <style:text-properties style:text-line-through-style="none" style:text-line-through-type="none" fo:language="ru" fo:country="RU" officeooo:rsid="054ce87e" fo:background-color="transparent" loext:char-shading-value="0"/>
    </style:style>
    <style:style style:name="T940" style:family="text">
      <style:text-properties style:text-line-through-style="none" style:text-line-through-type="none" fo:language="ru" fo:country="RU" officeooo:rsid="054dc167" fo:background-color="transparent" loext:char-shading-value="0"/>
    </style:style>
    <style:style style:name="T941" style:family="text">
      <style:text-properties style:text-line-through-style="none" style:text-line-through-type="none" fo:language="ru" fo:country="RU" officeooo:rsid="054e449c" fo:background-color="transparent" loext:char-shading-value="0"/>
    </style:style>
    <style:style style:name="T942" style:family="text">
      <style:text-properties style:text-line-through-style="none" style:text-line-through-type="none" fo:language="ru" fo:country="RU" officeooo:rsid="054f1f8c" fo:background-color="transparent" loext:char-shading-value="0"/>
    </style:style>
    <style:style style:name="T943" style:family="text">
      <style:text-properties style:text-line-through-style="none" style:text-line-through-type="none" fo:language="ru" fo:country="RU" officeooo:rsid="0550e948" fo:background-color="transparent" loext:char-shading-value="0"/>
    </style:style>
    <style:style style:name="T944" style:family="text">
      <style:text-properties style:text-line-through-style="none" style:text-line-through-type="none" fo:language="ru" fo:country="RU" officeooo:rsid="0551cb24" fo:background-color="transparent" loext:char-shading-value="0"/>
    </style:style>
    <style:style style:name="T945" style:family="text">
      <style:text-properties style:text-line-through-style="none" style:text-line-through-type="none" fo:language="ru" fo:country="RU" officeooo:rsid="0552eccb" fo:background-color="transparent" loext:char-shading-value="0"/>
    </style:style>
    <style:style style:name="T946" style:family="text">
      <style:text-properties style:text-line-through-style="none" style:text-line-through-type="none" fo:language="ru" fo:country="RU" officeooo:rsid="0553d291" fo:background-color="transparent" loext:char-shading-value="0"/>
    </style:style>
    <style:style style:name="T947" style:family="text">
      <style:text-properties style:text-line-through-style="none" style:text-line-through-type="none" fo:language="ru" fo:country="RU" officeooo:rsid="0554151d" fo:background-color="transparent" loext:char-shading-value="0"/>
    </style:style>
    <style:style style:name="T948" style:family="text">
      <style:text-properties style:text-line-through-style="none" style:text-line-through-type="none" fo:language="ru" fo:country="RU" officeooo:rsid="0554371c" fo:background-color="transparent" loext:char-shading-value="0"/>
    </style:style>
    <style:style style:name="T949" style:family="text">
      <style:text-properties style:text-line-through-style="none" style:text-line-through-type="none" fo:language="ru" fo:country="RU" officeooo:rsid="0555077d" fo:background-color="transparent" loext:char-shading-value="0"/>
    </style:style>
    <style:style style:name="T950" style:family="text">
      <style:text-properties style:text-line-through-style="none" style:text-line-through-type="none" fo:language="ru" fo:country="RU" officeooo:rsid="055636f1" fo:background-color="transparent" loext:char-shading-value="0"/>
    </style:style>
    <style:style style:name="T951" style:family="text">
      <style:text-properties style:text-line-through-style="none" style:text-line-through-type="none" fo:language="ru" fo:country="RU" officeooo:rsid="05573708" fo:background-color="transparent" loext:char-shading-value="0"/>
    </style:style>
    <style:style style:name="T952" style:family="text">
      <style:text-properties style:text-line-through-style="none" style:text-line-through-type="none" fo:language="ru" fo:country="RU" officeooo:rsid="055a2b0b" fo:background-color="transparent" loext:char-shading-value="0"/>
    </style:style>
    <style:style style:name="T953" style:family="text">
      <style:text-properties style:text-line-through-style="none" style:text-line-through-type="none" fo:language="ru" fo:country="RU" officeooo:rsid="055bbc99" fo:background-color="transparent" loext:char-shading-value="0"/>
    </style:style>
    <style:style style:name="T954" style:family="text">
      <style:text-properties style:text-line-through-style="none" style:text-line-through-type="none" fo:language="ru" fo:country="RU" officeooo:rsid="055d8c9e" fo:background-color="transparent" loext:char-shading-value="0"/>
    </style:style>
    <style:style style:name="T955" style:family="text">
      <style:text-properties style:text-line-through-style="none" style:text-line-through-type="none" fo:language="ru" fo:country="RU" officeooo:rsid="055e2d8c" fo:background-color="transparent" loext:char-shading-value="0"/>
    </style:style>
    <style:style style:name="T956" style:family="text">
      <style:text-properties style:text-line-through-style="none" style:text-line-through-type="none" fo:language="ru" fo:country="RU" officeooo:rsid="05601b77" fo:background-color="transparent" loext:char-shading-value="0"/>
    </style:style>
    <style:style style:name="T957" style:family="text">
      <style:text-properties style:text-line-through-style="none" style:text-line-through-type="none" fo:language="ru" fo:country="RU" officeooo:rsid="0561d426" fo:background-color="transparent" loext:char-shading-value="0"/>
    </style:style>
    <style:style style:name="T958" style:family="text">
      <style:text-properties style:text-line-through-style="none" style:text-line-through-type="none" fo:language="ru" fo:country="RU" officeooo:rsid="0561d62f" fo:background-color="transparent" loext:char-shading-value="0"/>
    </style:style>
    <style:style style:name="T959" style:family="text">
      <style:text-properties style:text-line-through-style="none" style:text-line-through-type="none" fo:language="ru" fo:country="RU" officeooo:rsid="05623b9a" fo:background-color="transparent" loext:char-shading-value="0"/>
    </style:style>
    <style:style style:name="T960" style:family="text">
      <style:text-properties style:text-line-through-style="none" style:text-line-through-type="none" fo:language="ru" fo:country="RU" officeooo:rsid="0564d460" fo:background-color="transparent" loext:char-shading-value="0"/>
    </style:style>
    <style:style style:name="T961" style:family="text">
      <style:text-properties style:text-line-through-style="none" style:text-line-through-type="none" fo:language="ru" fo:country="RU" officeooo:rsid="0565477b" fo:background-color="transparent" loext:char-shading-value="0"/>
    </style:style>
    <style:style style:name="T962" style:family="text">
      <style:text-properties style:text-line-through-style="none" style:text-line-through-type="none" fo:language="ru" fo:country="RU" officeooo:rsid="0566f50a" fo:background-color="transparent" loext:char-shading-value="0"/>
    </style:style>
    <style:style style:name="T963" style:family="text">
      <style:text-properties style:text-line-through-style="none" style:text-line-through-type="none" fo:language="ru" fo:country="RU" officeooo:rsid="05687b66" fo:background-color="transparent" loext:char-shading-value="0"/>
    </style:style>
    <style:style style:name="T964" style:family="text">
      <style:text-properties style:text-line-through-style="none" style:text-line-through-type="none" fo:language="ru" fo:country="RU" officeooo:rsid="05699ad2" fo:background-color="transparent" loext:char-shading-value="0"/>
    </style:style>
    <style:style style:name="T965" style:family="text">
      <style:text-properties style:text-line-through-style="none" style:text-line-through-type="none" fo:language="ru" fo:country="RU" officeooo:rsid="0569a690" fo:background-color="transparent" loext:char-shading-value="0"/>
    </style:style>
    <style:style style:name="T966" style:family="text">
      <style:text-properties style:text-line-through-style="none" style:text-line-through-type="none" fo:language="ru" fo:country="RU" officeooo:rsid="0569d16f" fo:background-color="transparent" loext:char-shading-value="0"/>
    </style:style>
    <style:style style:name="T967" style:family="text">
      <style:text-properties style:text-line-through-style="none" style:text-line-through-type="none" fo:language="ru" fo:country="RU" officeooo:rsid="056b0fb0" fo:background-color="transparent" loext:char-shading-value="0"/>
    </style:style>
    <style:style style:name="T968" style:family="text">
      <style:text-properties style:text-line-through-style="none" style:text-line-through-type="none" fo:language="ru" fo:country="RU" officeooo:rsid="0572e1e0" fo:background-color="transparent" loext:char-shading-value="0"/>
    </style:style>
    <style:style style:name="T969" style:family="text">
      <style:text-properties style:text-line-through-style="none" style:text-line-through-type="none" fo:language="ru" fo:country="RU" officeooo:rsid="0573a504" fo:background-color="transparent" loext:char-shading-value="0"/>
    </style:style>
    <style:style style:name="T970" style:family="text">
      <style:text-properties style:text-line-through-style="none" style:text-line-through-type="none" fo:language="ru" fo:country="RU" officeooo:rsid="0573a80d" fo:background-color="transparent" loext:char-shading-value="0"/>
    </style:style>
    <style:style style:name="T971" style:family="text">
      <style:text-properties style:text-line-through-style="none" style:text-line-through-type="none" fo:language="ru" fo:country="RU" officeooo:rsid="057480fd" fo:background-color="transparent" loext:char-shading-value="0"/>
    </style:style>
    <style:style style:name="T972" style:family="text">
      <style:text-properties style:text-line-through-style="none" style:text-line-through-type="none" fo:language="ru" fo:country="RU" officeooo:rsid="0576c185" fo:background-color="transparent" loext:char-shading-value="0"/>
    </style:style>
    <style:style style:name="T973" style:family="text">
      <style:text-properties style:text-line-through-style="none" style:text-line-through-type="none" fo:language="ru" fo:country="RU" officeooo:rsid="0578248b" fo:background-color="transparent" loext:char-shading-value="0"/>
    </style:style>
    <style:style style:name="T974" style:family="text">
      <style:text-properties style:text-line-through-style="none" style:text-line-through-type="none" fo:language="ru" fo:country="RU" officeooo:rsid="0579aeab" fo:background-color="transparent" loext:char-shading-value="0"/>
    </style:style>
    <style:style style:name="T975" style:family="text">
      <style:text-properties style:text-line-through-style="none" style:text-line-through-type="none" fo:language="ru" fo:country="RU" officeooo:rsid="057b4ac9" fo:background-color="transparent" loext:char-shading-value="0"/>
    </style:style>
    <style:style style:name="T976" style:family="text">
      <style:text-properties style:text-line-through-style="none" style:text-line-through-type="none" fo:language="ru" fo:country="RU" officeooo:rsid="057c9726" fo:background-color="transparent" loext:char-shading-value="0"/>
    </style:style>
    <style:style style:name="T977" style:family="text">
      <style:text-properties style:text-line-through-style="none" style:text-line-through-type="none" fo:language="ru" fo:country="RU" officeooo:rsid="057e63c0" fo:background-color="transparent" loext:char-shading-value="0"/>
    </style:style>
    <style:style style:name="T978" style:family="text">
      <style:text-properties style:text-line-through-style="none" style:text-line-through-type="none" fo:language="ru" fo:country="RU" officeooo:rsid="0580b438" fo:background-color="transparent" loext:char-shading-value="0"/>
    </style:style>
    <style:style style:name="T979" style:family="text">
      <style:text-properties style:text-line-through-style="none" style:text-line-through-type="none" fo:language="ru" fo:country="RU" officeooo:rsid="0580cd82" fo:background-color="transparent" loext:char-shading-value="0"/>
    </style:style>
    <style:style style:name="T980" style:family="text">
      <style:text-properties style:text-line-through-style="none" style:text-line-through-type="none" fo:language="ru" fo:country="RU" officeooo:rsid="05814d8f" fo:background-color="transparent" loext:char-shading-value="0"/>
    </style:style>
    <style:style style:name="T981" style:family="text">
      <style:text-properties style:text-line-through-style="none" style:text-line-through-type="none" fo:language="ru" fo:country="RU" officeooo:rsid="05819044" fo:background-color="transparent" loext:char-shading-value="0"/>
    </style:style>
    <style:style style:name="T982" style:family="text">
      <style:text-properties style:text-line-through-style="none" style:text-line-through-type="none" fo:language="ru" fo:country="RU" officeooo:rsid="058429c4" fo:background-color="transparent" loext:char-shading-value="0"/>
    </style:style>
    <style:style style:name="T983" style:family="text">
      <style:text-properties style:text-line-through-style="none" style:text-line-through-type="none" fo:language="ru" fo:country="RU" officeooo:rsid="05826b35" fo:background-color="transparent" loext:char-shading-value="0"/>
    </style:style>
    <style:style style:name="T984" style:family="text">
      <style:text-properties style:text-line-through-style="none" style:text-line-through-type="none" fo:language="ru" fo:country="RU" officeooo:rsid="05853dbf" fo:background-color="transparent" loext:char-shading-value="0"/>
    </style:style>
    <style:style style:name="T985" style:family="text">
      <style:text-properties style:text-line-through-style="none" style:text-line-through-type="none" fo:language="ru" fo:country="RU" officeooo:rsid="05857bc0" fo:background-color="transparent" loext:char-shading-value="0"/>
    </style:style>
    <style:style style:name="T986" style:family="text">
      <style:text-properties style:text-line-through-style="none" style:text-line-through-type="none" fo:language="ru" fo:country="RU" officeooo:rsid="05861cdd" fo:background-color="transparent" loext:char-shading-value="0"/>
    </style:style>
    <style:style style:name="T987" style:family="text">
      <style:text-properties style:text-line-through-style="none" style:text-line-through-type="none" fo:language="ru" fo:country="RU" officeooo:rsid="0586bb6b" fo:background-color="transparent" loext:char-shading-value="0"/>
    </style:style>
    <style:style style:name="T988" style:family="text">
      <style:text-properties style:text-line-through-style="none" style:text-line-through-type="none" fo:language="ru" fo:country="RU" officeooo:rsid="0588262c" fo:background-color="transparent" loext:char-shading-value="0"/>
    </style:style>
    <style:style style:name="T989" style:family="text">
      <style:text-properties style:text-line-through-style="none" style:text-line-through-type="none" fo:language="ru" fo:country="RU" officeooo:rsid="058878f7" fo:background-color="transparent" loext:char-shading-value="0"/>
    </style:style>
    <style:style style:name="T990" style:family="text">
      <style:text-properties style:text-line-through-style="none" style:text-line-through-type="none" fo:language="ru" fo:country="RU" officeooo:rsid="058a0a47" fo:background-color="transparent" loext:char-shading-value="0"/>
    </style:style>
    <style:style style:name="T991" style:family="text">
      <style:text-properties style:text-line-through-style="none" style:text-line-through-type="none" fo:language="ru" fo:country="RU" officeooo:rsid="058bd28e" fo:background-color="transparent" loext:char-shading-value="0"/>
    </style:style>
    <style:style style:name="T992" style:family="text">
      <style:text-properties style:text-line-through-style="none" style:text-line-through-type="none" fo:language="ru" fo:country="RU" officeooo:rsid="058be101" fo:background-color="transparent" loext:char-shading-value="0"/>
    </style:style>
    <style:style style:name="T993" style:family="text">
      <style:text-properties style:text-line-through-style="none" style:text-line-through-type="none" fo:language="ru" fo:country="RU" officeooo:rsid="058d8989" fo:background-color="transparent" loext:char-shading-value="0"/>
    </style:style>
    <style:style style:name="T994" style:family="text">
      <style:text-properties style:text-line-through-style="none" style:text-line-through-type="none" fo:language="ru" fo:country="RU" officeooo:rsid="058eef38" fo:background-color="transparent" loext:char-shading-value="0"/>
    </style:style>
    <style:style style:name="T995" style:family="text">
      <style:text-properties style:text-line-through-style="none" style:text-line-through-type="none" fo:language="ru" fo:country="RU" officeooo:rsid="0590b966" fo:background-color="transparent" loext:char-shading-value="0"/>
    </style:style>
    <style:style style:name="T996" style:family="text">
      <style:text-properties style:text-line-through-style="none" style:text-line-through-type="none" fo:language="ru" fo:country="RU" officeooo:rsid="0593fffc" fo:background-color="transparent" loext:char-shading-value="0"/>
    </style:style>
    <style:style style:name="T997" style:family="text">
      <style:text-properties style:text-line-through-style="none" style:text-line-through-type="none" fo:language="ru" fo:country="RU" officeooo:rsid="05957807" fo:background-color="transparent" loext:char-shading-value="0"/>
    </style:style>
    <style:style style:name="T998" style:family="text">
      <style:text-properties style:text-line-through-style="none" style:text-line-through-type="none" fo:language="ru" fo:country="RU" officeooo:rsid="05969631" fo:background-color="transparent" loext:char-shading-value="0"/>
    </style:style>
    <style:style style:name="T999" style:family="text">
      <style:text-properties style:text-line-through-style="none" style:text-line-through-type="none" fo:language="ru" fo:country="RU" officeooo:rsid="05976918" fo:background-color="transparent" loext:char-shading-value="0"/>
    </style:style>
    <style:style style:name="T1000" style:family="text">
      <style:text-properties style:text-line-through-style="none" style:text-line-through-type="none" fo:language="ru" fo:country="RU" officeooo:rsid="0598a924" fo:background-color="transparent" loext:char-shading-value="0"/>
    </style:style>
    <style:style style:name="T1001" style:family="text">
      <style:text-properties style:text-line-through-style="none" style:text-line-through-type="none" fo:language="ru" fo:country="RU" officeooo:rsid="0598ebb2" fo:background-color="transparent" loext:char-shading-value="0"/>
    </style:style>
    <style:style style:name="T1002" style:family="text">
      <style:text-properties style:text-line-through-style="none" style:text-line-through-type="none" fo:language="ru" fo:country="RU" officeooo:rsid="059a50dc" fo:background-color="transparent" loext:char-shading-value="0"/>
    </style:style>
    <style:style style:name="T1003" style:family="text">
      <style:text-properties style:text-line-through-style="none" style:text-line-through-type="none" fo:language="ru" fo:country="RU" officeooo:rsid="059aa93b" fo:background-color="transparent" loext:char-shading-value="0"/>
    </style:style>
    <style:style style:name="T1004" style:family="text">
      <style:text-properties style:text-line-through-style="none" style:text-line-through-type="none" fo:language="ru" fo:country="RU" officeooo:rsid="059b1b09" fo:background-color="transparent" loext:char-shading-value="0"/>
    </style:style>
    <style:style style:name="T1005" style:family="text">
      <style:text-properties style:text-line-through-style="none" style:text-line-through-type="none" fo:language="ru" fo:country="RU" officeooo:rsid="059e14e8" fo:background-color="transparent" loext:char-shading-value="0"/>
    </style:style>
    <style:style style:name="T1006" style:family="text">
      <style:text-properties style:text-line-through-style="none" style:text-line-through-type="none" fo:language="ru" fo:country="RU" officeooo:rsid="059cd8f3" fo:background-color="transparent" loext:char-shading-value="0"/>
    </style:style>
    <style:style style:name="T1007" style:family="text">
      <style:text-properties style:text-line-through-style="none" style:text-line-through-type="none" fo:language="ru" fo:country="RU" officeooo:rsid="059f1427" fo:background-color="transparent" loext:char-shading-value="0"/>
    </style:style>
    <style:style style:name="T1008" style:family="text">
      <style:text-properties style:text-line-through-style="none" style:text-line-through-type="none" fo:language="ru" fo:country="RU" officeooo:rsid="05a05603" fo:background-color="transparent" loext:char-shading-value="0"/>
    </style:style>
    <style:style style:name="T1009" style:family="text">
      <style:text-properties style:text-line-through-style="none" style:text-line-through-type="none" fo:language="ru" fo:country="RU" officeooo:rsid="05a10928" fo:background-color="transparent" loext:char-shading-value="0"/>
    </style:style>
    <style:style style:name="T1010" style:family="text">
      <style:text-properties style:text-line-through-style="none" style:text-line-through-type="none" fo:language="ru" fo:country="RU" officeooo:rsid="05a2be19" fo:background-color="transparent" loext:char-shading-value="0"/>
    </style:style>
    <style:style style:name="T1011" style:family="text">
      <style:text-properties style:text-line-through-style="none" style:text-line-through-type="none" fo:language="ru" fo:country="RU" officeooo:rsid="05a5aec7" fo:background-color="transparent" loext:char-shading-value="0"/>
    </style:style>
    <style:style style:name="T1012" style:family="text">
      <style:text-properties style:text-line-through-style="none" style:text-line-through-type="none" fo:language="ru" fo:country="RU" officeooo:rsid="05a6b418" fo:background-color="transparent" loext:char-shading-value="0"/>
    </style:style>
    <style:style style:name="T1013" style:family="text">
      <style:text-properties style:text-line-through-style="none" style:text-line-through-type="none" fo:language="ru" fo:country="RU" officeooo:rsid="05a7ca67" fo:background-color="transparent" loext:char-shading-value="0"/>
    </style:style>
    <style:style style:name="T1014" style:family="text">
      <style:text-properties style:text-line-through-style="none" style:text-line-through-type="none" fo:language="ru" fo:country="RU" officeooo:rsid="05a92df5" fo:background-color="transparent" loext:char-shading-value="0"/>
    </style:style>
    <style:style style:name="T1015" style:family="text">
      <style:text-properties style:text-line-through-style="none" style:text-line-through-type="none" fo:language="ru" fo:country="RU" officeooo:rsid="05a971ce" fo:background-color="transparent" loext:char-shading-value="0"/>
    </style:style>
    <style:style style:name="T1016" style:family="text">
      <style:text-properties style:text-line-through-style="none" style:text-line-through-type="none" fo:language="ru" fo:country="RU" officeooo:rsid="05aa66e8" fo:background-color="transparent" loext:char-shading-value="0"/>
    </style:style>
    <style:style style:name="T1017" style:family="text">
      <style:text-properties style:text-line-through-style="none" style:text-line-through-type="none" fo:language="ru" fo:country="RU" officeooo:rsid="05aadfd6" fo:background-color="transparent" loext:char-shading-value="0"/>
    </style:style>
    <style:style style:name="T1018" style:family="text">
      <style:text-properties style:text-line-through-style="none" style:text-line-through-type="none" fo:language="ru" fo:country="RU" officeooo:rsid="05ac75f2" fo:background-color="transparent" loext:char-shading-value="0"/>
    </style:style>
    <style:style style:name="T1019" style:family="text">
      <style:text-properties style:text-line-through-style="none" style:text-line-through-type="none" fo:language="ru" fo:country="RU" officeooo:rsid="05adcebe" fo:background-color="transparent" loext:char-shading-value="0"/>
    </style:style>
    <style:style style:name="T1020" style:family="text">
      <style:text-properties style:text-line-through-style="none" style:text-line-through-type="none" fo:language="ru" fo:country="RU" officeooo:rsid="05ae2ad8" fo:background-color="transparent" loext:char-shading-value="0"/>
    </style:style>
    <style:style style:name="T1021" style:family="text">
      <style:text-properties style:text-line-through-style="none" style:text-line-through-type="none" fo:language="ru" fo:country="RU" officeooo:rsid="05ae4674" fo:background-color="transparent" loext:char-shading-value="0"/>
    </style:style>
    <style:style style:name="T1022" style:family="text">
      <style:text-properties style:text-line-through-style="none" style:text-line-through-type="none" fo:language="ru" fo:country="RU" officeooo:rsid="05b06e90" fo:background-color="transparent" loext:char-shading-value="0"/>
    </style:style>
    <style:style style:name="T1023" style:family="text">
      <style:text-properties style:text-line-through-style="none" style:text-line-through-type="none" fo:language="ru" fo:country="RU" officeooo:rsid="05b17e94" fo:background-color="transparent" loext:char-shading-value="0"/>
    </style:style>
    <style:style style:name="T1024" style:family="text">
      <style:text-properties style:text-line-through-style="none" style:text-line-through-type="none" fo:language="ru" fo:country="RU" officeooo:rsid="05b364f3" fo:background-color="transparent" loext:char-shading-value="0"/>
    </style:style>
    <style:style style:name="T1025" style:family="text">
      <style:text-properties style:text-line-through-style="none" style:text-line-through-type="none" fo:language="ru" fo:country="RU" officeooo:rsid="05b3ec6c" fo:background-color="transparent" loext:char-shading-value="0"/>
    </style:style>
    <style:style style:name="T1026" style:family="text">
      <style:text-properties style:text-line-through-style="none" style:text-line-through-type="none" fo:language="ru" fo:country="RU" officeooo:rsid="05b5be23" fo:background-color="transparent" loext:char-shading-value="0"/>
    </style:style>
    <style:style style:name="T1027" style:family="text">
      <style:text-properties style:text-line-through-style="none" style:text-line-through-type="none" fo:language="ru" fo:country="RU" officeooo:rsid="05b79991" fo:background-color="transparent" loext:char-shading-value="0"/>
    </style:style>
    <style:style style:name="T1028" style:family="text">
      <style:text-properties style:text-line-through-style="none" style:text-line-through-type="none" fo:language="ru" fo:country="RU" officeooo:rsid="05b8acba" fo:background-color="transparent" loext:char-shading-value="0"/>
    </style:style>
    <style:style style:name="T1029" style:family="text">
      <style:text-properties style:text-line-through-style="none" style:text-line-through-type="none" fo:language="ru" fo:country="RU" officeooo:rsid="05ba3d1b" fo:background-color="transparent" loext:char-shading-value="0"/>
    </style:style>
    <style:style style:name="T1030" style:family="text">
      <style:text-properties style:text-line-through-style="none" style:text-line-through-type="none" fo:language="ru" fo:country="RU" officeooo:rsid="05ba447b" fo:background-color="transparent" loext:char-shading-value="0"/>
    </style:style>
    <style:style style:name="T1031" style:family="text">
      <style:text-properties style:text-line-through-style="none" style:text-line-through-type="none" fo:language="ru" fo:country="RU" officeooo:rsid="05bb8f83" fo:background-color="transparent" loext:char-shading-value="0"/>
    </style:style>
    <style:style style:name="T1032" style:family="text">
      <style:text-properties style:text-line-through-style="none" style:text-line-through-type="none" fo:language="ru" fo:country="RU" officeooo:rsid="05bd0ee3" fo:background-color="transparent" loext:char-shading-value="0"/>
    </style:style>
    <style:style style:name="T1033" style:family="text">
      <style:text-properties style:text-line-through-style="none" style:text-line-through-type="none" fo:language="ru" fo:country="RU" officeooo:rsid="05bf0442" fo:background-color="transparent" loext:char-shading-value="0"/>
    </style:style>
    <style:style style:name="T1034" style:family="text">
      <style:text-properties style:text-line-through-style="none" style:text-line-through-type="none" fo:language="ru" fo:country="RU" officeooo:rsid="05bfa17d" fo:background-color="transparent" loext:char-shading-value="0"/>
    </style:style>
    <style:style style:name="T1035" style:family="text">
      <style:text-properties style:text-line-through-style="none" style:text-line-through-type="none" fo:language="ru" fo:country="RU" officeooo:rsid="05c07bb4" fo:background-color="transparent" loext:char-shading-value="0"/>
    </style:style>
    <style:style style:name="T1036" style:family="text">
      <style:text-properties style:text-line-through-style="none" style:text-line-through-type="none" fo:language="ru" fo:country="RU" officeooo:rsid="05c26df5" fo:background-color="transparent" loext:char-shading-value="0"/>
    </style:style>
    <style:style style:name="T1037" style:family="text">
      <style:text-properties style:text-line-through-style="none" style:text-line-through-type="none" fo:language="ru" fo:country="RU" officeooo:rsid="05c29ecb" fo:background-color="transparent" loext:char-shading-value="0"/>
    </style:style>
    <style:style style:name="T1038" style:family="text">
      <style:text-properties style:text-line-through-style="none" style:text-line-through-type="none" fo:language="ru" fo:country="RU" officeooo:rsid="05c33e16" fo:background-color="transparent" loext:char-shading-value="0"/>
    </style:style>
    <style:style style:name="T1039" style:family="text">
      <style:text-properties style:text-line-through-style="none" style:text-line-through-type="none" fo:language="ru" fo:country="RU" officeooo:rsid="05c6a881" fo:background-color="transparent" loext:char-shading-value="0"/>
    </style:style>
    <style:style style:name="T1040" style:family="text">
      <style:text-properties style:text-line-through-style="none" style:text-line-through-type="none" fo:language="ru" fo:country="RU" officeooo:rsid="05c79f29" fo:background-color="transparent" loext:char-shading-value="0"/>
    </style:style>
    <style:style style:name="T1041" style:family="text">
      <style:text-properties style:text-line-through-style="none" style:text-line-through-type="none" fo:language="ru" fo:country="RU" officeooo:rsid="05cca5fd" fo:background-color="transparent" loext:char-shading-value="0"/>
    </style:style>
    <style:style style:name="T1042" style:family="text">
      <style:text-properties style:text-line-through-style="none" style:text-line-through-type="none" fo:language="ru" fo:country="RU" officeooo:rsid="05cf44a8" fo:background-color="transparent" loext:char-shading-value="0"/>
    </style:style>
    <style:style style:name="T1043" style:family="text">
      <style:text-properties style:text-line-through-style="none" style:text-line-through-type="none" fo:language="ru" fo:country="RU" officeooo:rsid="05d03cc2" fo:background-color="transparent" loext:char-shading-value="0"/>
    </style:style>
    <style:style style:name="T1044" style:family="text">
      <style:text-properties style:text-line-through-style="none" style:text-line-through-type="none" fo:language="ru" fo:country="RU" officeooo:rsid="05d4ce14" fo:background-color="transparent" loext:char-shading-value="0"/>
    </style:style>
    <style:style style:name="T1045" style:family="text">
      <style:text-properties style:text-line-through-style="none" style:text-line-through-type="none" fo:language="ru" fo:country="RU" officeooo:rsid="05d632ee" fo:background-color="transparent" loext:char-shading-value="0"/>
    </style:style>
    <style:style style:name="T1046" style:family="text">
      <style:text-properties style:text-line-through-style="none" style:text-line-through-type="none" fo:language="ru" fo:country="RU" officeooo:rsid="05d87a15" fo:background-color="transparent" loext:char-shading-value="0"/>
    </style:style>
    <style:style style:name="T1047" style:family="text">
      <style:text-properties style:text-line-through-style="none" style:text-line-through-type="none" fo:language="ru" fo:country="RU" officeooo:rsid="05d8f42a" fo:background-color="transparent" loext:char-shading-value="0"/>
    </style:style>
    <style:style style:name="T1048" style:family="text">
      <style:text-properties style:text-line-through-style="none" style:text-line-through-type="none" fo:language="ru" fo:country="RU" officeooo:rsid="05d98cc5" fo:background-color="transparent" loext:char-shading-value="0"/>
    </style:style>
    <style:style style:name="T1049" style:family="text">
      <style:text-properties style:text-line-through-style="none" style:text-line-through-type="none" fo:language="ru" fo:country="RU" officeooo:rsid="05d9ba3a" fo:background-color="transparent" loext:char-shading-value="0"/>
    </style:style>
    <style:style style:name="T1050" style:family="text">
      <style:text-properties style:text-line-through-style="none" style:text-line-through-type="none" fo:language="ru" fo:country="RU" officeooo:rsid="05dacc68" fo:background-color="transparent" loext:char-shading-value="0"/>
    </style:style>
    <style:style style:name="T1051" style:family="text">
      <style:text-properties style:text-line-through-style="none" style:text-line-through-type="none" fo:language="ru" fo:country="RU" officeooo:rsid="05dc1a32" fo:background-color="transparent" loext:char-shading-value="0"/>
    </style:style>
    <style:style style:name="T1052" style:family="text">
      <style:text-properties style:text-line-through-style="none" style:text-line-through-type="none" fo:language="ru" fo:country="RU" officeooo:rsid="05dd981d" fo:background-color="transparent" loext:char-shading-value="0"/>
    </style:style>
    <style:style style:name="T1053" style:family="text">
      <style:text-properties style:text-line-through-style="none" style:text-line-through-type="none" fo:language="ru" fo:country="RU" officeooo:rsid="05df0d9c" fo:background-color="transparent" loext:char-shading-value="0"/>
    </style:style>
    <style:style style:name="T1054" style:family="text">
      <style:text-properties style:text-line-through-style="none" style:text-line-through-type="none" fo:language="ru" fo:country="RU" officeooo:rsid="05e2bd18" fo:background-color="transparent" loext:char-shading-value="0"/>
    </style:style>
    <style:style style:name="T1055" style:family="text">
      <style:text-properties style:text-line-through-style="none" style:text-line-through-type="none" fo:language="ru" fo:country="RU" officeooo:rsid="05dd37fb" fo:background-color="transparent" loext:char-shading-value="0"/>
    </style:style>
    <style:style style:name="T1056" style:family="text">
      <style:text-properties style:text-line-through-style="none" style:text-line-through-type="none" fo:language="ru" fo:country="RU" officeooo:rsid="05e4c322" fo:background-color="transparent" loext:char-shading-value="0"/>
    </style:style>
    <style:style style:name="T1057" style:family="text">
      <style:text-properties style:text-line-through-style="none" style:text-line-through-type="none" fo:language="ru" fo:country="RU" officeooo:rsid="05e6f380" fo:background-color="transparent" loext:char-shading-value="0"/>
    </style:style>
    <style:style style:name="T1058" style:family="text">
      <style:text-properties style:text-line-through-style="none" style:text-line-through-type="none" fo:language="ru" fo:country="RU" officeooo:rsid="05e51dbb" fo:background-color="transparent" loext:char-shading-value="0"/>
    </style:style>
    <style:style style:name="T1059" style:family="text">
      <style:text-properties style:text-line-through-style="none" style:text-line-through-type="none" fo:language="ru" fo:country="RU" officeooo:rsid="05e88618" fo:background-color="transparent" loext:char-shading-value="0"/>
    </style:style>
    <style:style style:name="T1060" style:family="text">
      <style:text-properties style:text-line-through-style="none" style:text-line-through-type="none" fo:language="ru" fo:country="RU" officeooo:rsid="05e8faa8" fo:background-color="transparent" loext:char-shading-value="0"/>
    </style:style>
    <style:style style:name="T1061" style:family="text">
      <style:text-properties style:text-line-through-style="none" style:text-line-through-type="none" fo:language="ru" fo:country="RU" officeooo:rsid="05ead2fa" fo:background-color="transparent" loext:char-shading-value="0"/>
    </style:style>
    <style:style style:name="T1062" style:family="text">
      <style:text-properties style:text-line-through-style="none" style:text-line-through-type="none" fo:language="ru" fo:country="RU" officeooo:rsid="05ebe41e" fo:background-color="transparent" loext:char-shading-value="0"/>
    </style:style>
    <style:style style:name="T1063" style:family="text">
      <style:text-properties style:text-line-through-style="none" style:text-line-through-type="none" fo:language="ru" fo:country="RU" officeooo:rsid="05ec1798" fo:background-color="transparent" loext:char-shading-value="0"/>
    </style:style>
    <style:style style:name="T1064" style:family="text">
      <style:text-properties style:text-line-through-style="none" style:text-line-through-type="none" fo:language="ru" fo:country="RU" officeooo:rsid="05ecd154" fo:background-color="transparent" loext:char-shading-value="0"/>
    </style:style>
    <style:style style:name="T1065" style:family="text">
      <style:text-properties style:text-line-through-style="none" style:text-line-through-type="none" fo:language="ru" fo:country="RU" officeooo:rsid="05ecdf15" fo:background-color="transparent" loext:char-shading-value="0"/>
    </style:style>
    <style:style style:name="T1066" style:family="text">
      <style:text-properties style:text-line-through-style="none" style:text-line-through-type="none" fo:language="ru" fo:country="RU" officeooo:rsid="05edcf16" fo:background-color="transparent" loext:char-shading-value="0"/>
    </style:style>
    <style:style style:name="T1067" style:family="text">
      <style:text-properties style:text-line-through-style="none" style:text-line-through-type="none" fo:language="ru" fo:country="RU" officeooo:rsid="05ef3dd3" fo:background-color="transparent" loext:char-shading-value="0"/>
    </style:style>
    <style:style style:name="T1068" style:family="text">
      <style:text-properties style:text-line-through-style="none" style:text-line-through-type="none" fo:language="ru" fo:country="RU" officeooo:rsid="05f4c37a" fo:background-color="transparent" loext:char-shading-value="0"/>
    </style:style>
    <style:style style:name="T1069" style:family="text">
      <style:text-properties style:text-line-through-style="none" style:text-line-through-type="none" fo:language="ru" fo:country="RU" officeooo:rsid="05f20589" fo:background-color="transparent" loext:char-shading-value="0"/>
    </style:style>
    <style:style style:name="T1070" style:family="text">
      <style:text-properties style:text-line-through-style="none" style:text-line-through-type="none" fo:language="ru" fo:country="RU" officeooo:rsid="05f613f8" fo:background-color="transparent" loext:char-shading-value="0"/>
    </style:style>
    <style:style style:name="T1071" style:family="text">
      <style:text-properties style:text-line-through-style="none" style:text-line-through-type="none" fo:language="ru" fo:country="RU" officeooo:rsid="05f75a64" fo:background-color="transparent" loext:char-shading-value="0"/>
    </style:style>
    <style:style style:name="T1072" style:family="text">
      <style:text-properties style:text-line-through-style="none" style:text-line-through-type="none" fo:language="ru" fo:country="RU" officeooo:rsid="05f78208" fo:background-color="transparent" loext:char-shading-value="0"/>
    </style:style>
    <style:style style:name="T1073" style:family="text">
      <style:text-properties style:text-line-through-style="none" style:text-line-through-type="none" fo:language="ru" fo:country="RU" officeooo:rsid="05fa14e5" fo:background-color="transparent" loext:char-shading-value="0"/>
    </style:style>
    <style:style style:name="T1074" style:family="text">
      <style:text-properties style:text-line-through-style="none" style:text-line-through-type="none" fo:language="ru" fo:country="RU" officeooo:rsid="05fb4e24" fo:background-color="transparent" loext:char-shading-value="0"/>
    </style:style>
    <style:style style:name="T1075" style:family="text">
      <style:text-properties style:text-line-through-style="none" style:text-line-through-type="none" fo:language="ru" fo:country="RU" officeooo:rsid="05f8818c" fo:background-color="transparent" loext:char-shading-value="0"/>
    </style:style>
    <style:style style:name="T1076" style:family="text">
      <style:text-properties style:text-line-through-style="none" style:text-line-through-type="none" fo:language="ru" fo:country="RU" officeooo:rsid="06006ca0" fo:background-color="transparent" loext:char-shading-value="0"/>
    </style:style>
    <style:style style:name="T1077" style:family="text">
      <style:text-properties style:text-line-through-style="none" style:text-line-through-type="none" fo:language="ru" fo:country="RU" officeooo:rsid="06020a58" fo:background-color="transparent" loext:char-shading-value="0"/>
    </style:style>
    <style:style style:name="T1078" style:family="text">
      <style:text-properties style:text-line-through-style="none" style:text-line-through-type="none" fo:language="ru" fo:country="RU" officeooo:rsid="06022f9e" fo:background-color="transparent" loext:char-shading-value="0"/>
    </style:style>
    <style:style style:name="T1079" style:family="text">
      <style:text-properties style:text-line-through-style="none" style:text-line-through-type="none" fo:language="ru" fo:country="RU" officeooo:rsid="0604a62c" fo:background-color="transparent" loext:char-shading-value="0"/>
    </style:style>
    <style:style style:name="T1080" style:family="text">
      <style:text-properties style:text-line-through-style="none" style:text-line-through-type="none" fo:language="ru" fo:country="RU" officeooo:rsid="0605a23c" fo:background-color="transparent" loext:char-shading-value="0"/>
    </style:style>
    <style:style style:name="T1081" style:family="text">
      <style:text-properties style:text-line-through-style="none" style:text-line-through-type="none" fo:language="ru" fo:country="RU" officeooo:rsid="0606eea4" fo:background-color="transparent" loext:char-shading-value="0"/>
    </style:style>
    <style:style style:name="T1082" style:family="text">
      <style:text-properties style:text-line-through-style="none" style:text-line-through-type="none" fo:language="ru" fo:country="RU" officeooo:rsid="0607730a" fo:background-color="transparent" loext:char-shading-value="0"/>
    </style:style>
    <style:style style:name="T1083" style:family="text">
      <style:text-properties style:text-line-through-style="none" style:text-line-through-type="none" fo:language="ru" fo:country="RU" officeooo:rsid="06095fb6" fo:background-color="transparent" loext:char-shading-value="0"/>
    </style:style>
    <style:style style:name="T1084" style:family="text">
      <style:text-properties style:text-line-through-style="none" style:text-line-through-type="none" fo:language="ru" fo:country="RU" officeooo:rsid="060a029a" fo:background-color="transparent" loext:char-shading-value="0"/>
    </style:style>
    <style:style style:name="T1085" style:family="text">
      <style:text-properties style:text-line-through-style="none" style:text-line-through-type="none" fo:language="ru" fo:country="RU" officeooo:rsid="060bca4b" fo:background-color="transparent" loext:char-shading-value="0"/>
    </style:style>
    <style:style style:name="T1086" style:family="text">
      <style:text-properties style:text-line-through-style="none" style:text-line-through-type="none" fo:language="ru" fo:country="RU" officeooo:rsid="060c29e4" fo:background-color="transparent" loext:char-shading-value="0"/>
    </style:style>
    <style:style style:name="T1087" style:family="text">
      <style:text-properties style:text-line-through-style="none" style:text-line-through-type="none" fo:language="ru" fo:country="RU" officeooo:rsid="060ee131" fo:background-color="transparent" loext:char-shading-value="0"/>
    </style:style>
    <style:style style:name="T1088" style:family="text">
      <style:text-properties style:text-line-through-style="none" style:text-line-through-type="none" fo:language="ru" fo:country="RU" officeooo:rsid="06125dac" fo:background-color="transparent" loext:char-shading-value="0"/>
    </style:style>
    <style:style style:name="T1089" style:family="text">
      <style:text-properties style:text-line-through-style="none" style:text-line-through-type="none" fo:language="ru" fo:country="RU" officeooo:rsid="0613c587" fo:background-color="transparent" loext:char-shading-value="0"/>
    </style:style>
    <style:style style:name="T1090" style:family="text">
      <style:text-properties style:text-line-through-style="none" style:text-line-through-type="none" fo:language="ru" fo:country="RU" officeooo:rsid="0614f4a6" fo:background-color="transparent" loext:char-shading-value="0"/>
    </style:style>
    <style:style style:name="T1091" style:family="text">
      <style:text-properties style:text-line-through-style="none" style:text-line-through-type="none" fo:language="ru" fo:country="RU" officeooo:rsid="06167621" fo:background-color="transparent" loext:char-shading-value="0"/>
    </style:style>
    <style:style style:name="T1092" style:family="text">
      <style:text-properties style:text-line-through-style="none" style:text-line-through-type="none" fo:language="ru" fo:country="RU" officeooo:rsid="06174122" fo:background-color="transparent" loext:char-shading-value="0"/>
    </style:style>
    <style:style style:name="T1093" style:family="text">
      <style:text-properties style:text-line-through-style="none" style:text-line-through-type="none" fo:language="ru" fo:country="RU" officeooo:rsid="061939bb" fo:background-color="transparent" loext:char-shading-value="0"/>
    </style:style>
    <style:style style:name="T1094" style:family="text">
      <style:text-properties style:text-line-through-style="none" style:text-line-through-type="none" fo:language="ru" fo:country="RU" officeooo:rsid="061b2ce6" fo:background-color="transparent" loext:char-shading-value="0"/>
    </style:style>
    <style:style style:name="T1095" style:family="text">
      <style:text-properties style:text-line-through-style="none" style:text-line-through-type="none" fo:language="ru" fo:country="RU" officeooo:rsid="061b5b22" fo:background-color="transparent" loext:char-shading-value="0"/>
    </style:style>
    <style:style style:name="T1096" style:family="text">
      <style:text-properties style:text-line-through-style="none" style:text-line-through-type="none" fo:language="ru" fo:country="RU" officeooo:rsid="061c9369" fo:background-color="transparent" loext:char-shading-value="0"/>
    </style:style>
    <style:style style:name="T1097" style:family="text">
      <style:text-properties style:text-line-through-style="none" style:text-line-through-type="none" fo:language="ru" fo:country="RU" officeooo:rsid="061e7745" fo:background-color="transparent" loext:char-shading-value="0"/>
    </style:style>
    <style:style style:name="T1098" style:family="text">
      <style:text-properties style:text-line-through-style="none" style:text-line-through-type="none" fo:language="ru" fo:country="RU" officeooo:rsid="061f37ca" fo:background-color="transparent" loext:char-shading-value="0"/>
    </style:style>
    <style:style style:name="T1099" style:family="text">
      <style:text-properties style:text-line-through-style="none" style:text-line-through-type="none" fo:language="ru" fo:country="RU" officeooo:rsid="06218996" fo:background-color="transparent" loext:char-shading-value="0"/>
    </style:style>
    <style:style style:name="T1100" style:family="text">
      <style:text-properties style:text-line-through-style="none" style:text-line-through-type="none" fo:language="ru" fo:country="RU" officeooo:rsid="0622c130" fo:background-color="transparent" loext:char-shading-value="0"/>
    </style:style>
    <style:style style:name="T1101" style:family="text">
      <style:text-properties style:text-line-through-style="none" style:text-line-through-type="none" fo:language="ru" fo:country="RU" officeooo:rsid="06240dc9" fo:background-color="transparent" loext:char-shading-value="0"/>
    </style:style>
    <style:style style:name="T1102" style:family="text">
      <style:text-properties style:text-line-through-style="none" style:text-line-through-type="none" fo:language="ru" fo:country="RU" officeooo:rsid="062735de" fo:background-color="transparent" loext:char-shading-value="0"/>
    </style:style>
    <style:style style:name="T1103" style:family="text">
      <style:text-properties style:text-line-through-style="none" style:text-line-through-type="none" fo:language="ru" fo:country="RU" officeooo:rsid="06287db0" fo:background-color="transparent" loext:char-shading-value="0"/>
    </style:style>
    <style:style style:name="T1104" style:family="text">
      <style:text-properties style:text-line-through-style="none" style:text-line-through-type="none" fo:language="ru" fo:country="RU" officeooo:rsid="062ad0fd" fo:background-color="transparent" loext:char-shading-value="0"/>
    </style:style>
    <style:style style:name="T1105" style:family="text">
      <style:text-properties style:text-line-through-style="none" style:text-line-through-type="none" fo:language="ru" fo:country="RU" officeooo:rsid="062c3265" fo:background-color="transparent" loext:char-shading-value="0"/>
    </style:style>
    <style:style style:name="T1106" style:family="text">
      <style:text-properties style:text-line-through-style="none" style:text-line-through-type="none" fo:language="ru" fo:country="RU" officeooo:rsid="062e9c09" fo:background-color="transparent" loext:char-shading-value="0"/>
    </style:style>
    <style:style style:name="T1107" style:family="text">
      <style:text-properties style:text-line-through-style="none" style:text-line-through-type="none" fo:language="ru" fo:country="RU" officeooo:rsid="062f6778" fo:background-color="transparent" loext:char-shading-value="0"/>
    </style:style>
    <style:style style:name="T1108" style:family="text">
      <style:text-properties style:text-line-through-style="none" style:text-line-through-type="none" fo:language="ru" fo:country="RU" officeooo:rsid="0630c5d4" fo:background-color="transparent" loext:char-shading-value="0"/>
    </style:style>
    <style:style style:name="T1109" style:family="text">
      <style:text-properties style:text-line-through-style="none" style:text-line-through-type="none" fo:language="ru" fo:country="RU" officeooo:rsid="0632caab" fo:background-color="transparent" loext:char-shading-value="0"/>
    </style:style>
    <style:style style:name="T1110" style:family="text">
      <style:text-properties style:text-line-through-style="none" style:text-line-through-type="none" fo:language="ru" fo:country="RU" officeooo:rsid="06349cc0" fo:background-color="transparent" loext:char-shading-value="0"/>
    </style:style>
    <style:style style:name="T1111" style:family="text">
      <style:text-properties style:text-line-through-style="none" style:text-line-through-type="none" fo:language="ru" fo:country="RU" officeooo:rsid="06362e55" fo:background-color="transparent" loext:char-shading-value="0"/>
    </style:style>
    <style:style style:name="T1112" style:family="text">
      <style:text-properties style:text-line-through-style="none" style:text-line-through-type="none" fo:language="ru" fo:country="RU" officeooo:rsid="06372be7" fo:background-color="transparent" loext:char-shading-value="0"/>
    </style:style>
    <style:style style:name="T1113" style:family="text">
      <style:text-properties style:text-line-through-style="none" style:text-line-through-type="none" fo:language="ru" fo:country="RU" officeooo:rsid="0638539e" fo:background-color="transparent" loext:char-shading-value="0"/>
    </style:style>
    <style:style style:name="T1114" style:family="text">
      <style:text-properties style:text-line-through-style="none" style:text-line-through-type="none" fo:language="ru" fo:country="RU" officeooo:rsid="0638c970" fo:background-color="transparent" loext:char-shading-value="0"/>
    </style:style>
    <style:style style:name="T1115" style:family="text">
      <style:text-properties style:text-line-through-style="none" style:text-line-through-type="none" fo:language="ru" fo:country="RU" officeooo:rsid="063bc8bd" fo:background-color="transparent" loext:char-shading-value="0"/>
    </style:style>
    <style:style style:name="T1116" style:family="text">
      <style:text-properties style:text-line-through-style="none" style:text-line-through-type="none" fo:language="ru" fo:country="RU" officeooo:rsid="063da217" fo:background-color="transparent" loext:char-shading-value="0"/>
    </style:style>
    <style:style style:name="T1117" style:family="text">
      <style:text-properties style:text-line-through-style="none" style:text-line-through-type="none" fo:language="ru" fo:country="RU" officeooo:rsid="063eb9d0" fo:background-color="transparent" loext:char-shading-value="0"/>
    </style:style>
    <style:style style:name="T1118" style:family="text">
      <style:text-properties style:text-line-through-style="none" style:text-line-through-type="none" fo:language="ru" fo:country="RU" officeooo:rsid="06401729" fo:background-color="transparent" loext:char-shading-value="0"/>
    </style:style>
    <style:style style:name="T1119" style:family="text">
      <style:text-properties style:text-line-through-style="none" style:text-line-through-type="none" fo:language="ru" fo:country="RU" officeooo:rsid="0641e948" fo:background-color="transparent" loext:char-shading-value="0"/>
    </style:style>
    <style:style style:name="T1120" style:family="text">
      <style:text-properties style:text-line-through-style="none" style:text-line-through-type="none" fo:language="ru" fo:country="RU" officeooo:rsid="0644783e" fo:background-color="transparent" loext:char-shading-value="0"/>
    </style:style>
    <style:style style:name="T1121" style:family="text">
      <style:text-properties style:text-line-through-style="none" style:text-line-through-type="none" fo:language="ru" fo:country="RU" officeooo:rsid="0645ed78" fo:background-color="transparent" loext:char-shading-value="0"/>
    </style:style>
    <style:style style:name="T1122" style:family="text">
      <style:text-properties style:text-line-through-style="none" style:text-line-through-type="none" fo:language="ru" fo:country="RU" officeooo:rsid="06472320" fo:background-color="transparent" loext:char-shading-value="0"/>
    </style:style>
    <style:style style:name="T1123" style:family="text">
      <style:text-properties style:text-line-through-style="none" style:text-line-through-type="none" fo:language="ru" fo:country="RU" officeooo:rsid="064c6651" fo:background-color="transparent" loext:char-shading-value="0"/>
    </style:style>
    <style:style style:name="T1124" style:family="text">
      <style:text-properties style:text-line-through-style="none" style:text-line-through-type="none" fo:language="ru" fo:country="RU" officeooo:rsid="064ec049" fo:background-color="transparent" loext:char-shading-value="0"/>
    </style:style>
    <style:style style:name="T1125" style:family="text">
      <style:text-properties style:text-line-through-style="none" style:text-line-through-type="none" fo:language="ru" fo:country="RU" officeooo:rsid="064ee3f2" fo:background-color="transparent" loext:char-shading-value="0"/>
    </style:style>
    <style:style style:name="T1126" style:family="text">
      <style:text-properties style:text-line-through-style="none" style:text-line-through-type="none" fo:language="ru" fo:country="RU" officeooo:rsid="0650a05d" fo:background-color="transparent" loext:char-shading-value="0"/>
    </style:style>
    <style:style style:name="T1127" style:family="text">
      <style:text-properties style:text-line-through-style="none" style:text-line-through-type="none" fo:language="ru" fo:country="RU" officeooo:rsid="064faa40" fo:background-color="transparent" loext:char-shading-value="0"/>
    </style:style>
    <style:style style:name="T1128" style:family="text">
      <style:text-properties style:text-line-through-style="none" style:text-line-through-type="none" fo:language="ru" fo:country="RU" officeooo:rsid="065131ca" fo:background-color="transparent" loext:char-shading-value="0"/>
    </style:style>
    <style:style style:name="T1129" style:family="text">
      <style:text-properties style:text-line-through-style="none" style:text-line-through-type="none" fo:language="ru" fo:country="RU" officeooo:rsid="065156dd" fo:background-color="transparent" loext:char-shading-value="0"/>
    </style:style>
    <style:style style:name="T1130" style:family="text">
      <style:text-properties style:text-line-through-style="none" style:text-line-through-type="none" fo:language="ru" fo:country="RU" officeooo:rsid="0656740f" fo:background-color="transparent" loext:char-shading-value="0"/>
    </style:style>
    <style:style style:name="T1131" style:family="text">
      <style:text-properties style:text-line-through-style="none" style:text-line-through-type="none" fo:language="ru" fo:country="RU" officeooo:rsid="06577243" fo:background-color="transparent" loext:char-shading-value="0"/>
    </style:style>
    <style:style style:name="T1132" style:family="text">
      <style:text-properties style:text-line-through-style="none" style:text-line-through-type="none" fo:language="ru" fo:country="RU" officeooo:rsid="0658af4e" fo:background-color="transparent" loext:char-shading-value="0"/>
    </style:style>
    <style:style style:name="T1133" style:family="text">
      <style:text-properties style:text-line-through-style="none" style:text-line-through-type="none" fo:language="ru" fo:country="RU" officeooo:rsid="0659a3cb" fo:background-color="transparent" loext:char-shading-value="0"/>
    </style:style>
    <style:style style:name="T1134" style:family="text">
      <style:text-properties style:text-line-through-style="none" style:text-line-through-type="none" fo:language="ru" fo:country="RU" officeooo:rsid="065b4529" fo:background-color="transparent" loext:char-shading-value="0"/>
    </style:style>
    <style:style style:name="T1135" style:family="text">
      <style:text-properties style:text-line-through-style="none" style:text-line-through-type="none" fo:language="ru" fo:country="RU" officeooo:rsid="065b6ffb" fo:background-color="transparent" loext:char-shading-value="0"/>
    </style:style>
    <style:style style:name="T1136" style:family="text">
      <style:text-properties style:text-line-through-style="none" style:text-line-through-type="none" fo:language="ru" fo:country="RU" officeooo:rsid="065e7c0f" fo:background-color="transparent" loext:char-shading-value="0"/>
    </style:style>
    <style:style style:name="T1137" style:family="text">
      <style:text-properties style:text-line-through-style="none" style:text-line-through-type="none" fo:language="ru" fo:country="RU" officeooo:rsid="0660177a" fo:background-color="transparent" loext:char-shading-value="0"/>
    </style:style>
    <style:style style:name="T1138" style:family="text">
      <style:text-properties style:text-line-through-style="none" style:text-line-through-type="none" fo:language="ru" fo:country="RU" officeooo:rsid="066235da" fo:background-color="transparent" loext:char-shading-value="0"/>
    </style:style>
    <style:style style:name="T1139" style:family="text">
      <style:text-properties style:text-line-through-style="none" style:text-line-through-type="none" fo:language="ru" fo:country="RU" officeooo:rsid="06637b9d" fo:background-color="transparent" loext:char-shading-value="0"/>
    </style:style>
    <style:style style:name="T1140" style:family="text">
      <style:text-properties style:text-line-through-style="none" style:text-line-through-type="none" fo:language="ru" fo:country="RU" officeooo:rsid="06671cb0" fo:background-color="transparent" loext:char-shading-value="0"/>
    </style:style>
    <style:style style:name="T1141" style:family="text">
      <style:text-properties style:text-line-through-style="none" style:text-line-through-type="none" fo:language="ru" fo:country="RU" officeooo:rsid="06679673" fo:background-color="transparent" loext:char-shading-value="0"/>
    </style:style>
    <style:style style:name="T1142" style:family="text">
      <style:text-properties style:text-line-through-style="none" style:text-line-through-type="none" fo:language="ru" fo:country="RU" officeooo:rsid="066a0d16" fo:background-color="transparent" loext:char-shading-value="0"/>
    </style:style>
    <style:style style:name="T1143" style:family="text">
      <style:text-properties style:text-line-through-style="none" style:text-line-through-type="none" fo:language="ru" fo:country="RU" officeooo:rsid="066be5da" fo:background-color="transparent" loext:char-shading-value="0"/>
    </style:style>
    <style:style style:name="T1144" style:family="text">
      <style:text-properties style:text-line-through-style="none" style:text-line-through-type="none" fo:language="ru" fo:country="RU" officeooo:rsid="066d7c06" fo:background-color="transparent" loext:char-shading-value="0"/>
    </style:style>
    <style:style style:name="T1145" style:family="text">
      <style:text-properties style:text-line-through-style="none" style:text-line-through-type="none" fo:language="ru" fo:country="RU" officeooo:rsid="066ecaf4" fo:background-color="transparent" loext:char-shading-value="0"/>
    </style:style>
    <style:style style:name="T1146" style:family="text">
      <style:text-properties style:text-line-through-style="none" style:text-line-through-type="none" fo:language="ru" fo:country="RU" officeooo:rsid="066eff80" fo:background-color="transparent" loext:char-shading-value="0"/>
    </style:style>
    <style:style style:name="T1147" style:family="text">
      <style:text-properties style:text-line-through-style="none" style:text-line-through-type="none" fo:language="ru" fo:country="RU" officeooo:rsid="066f86e5" fo:background-color="transparent" loext:char-shading-value="0"/>
    </style:style>
    <style:style style:name="T1148" style:family="text">
      <style:text-properties style:text-line-through-style="none" style:text-line-through-type="none" fo:language="ru" fo:country="RU" officeooo:rsid="06712911" fo:background-color="transparent" loext:char-shading-value="0"/>
    </style:style>
    <style:style style:name="T1149" style:family="text">
      <style:text-properties style:text-line-through-style="none" style:text-line-through-type="none" fo:language="ru" fo:country="RU" officeooo:rsid="06718a58" fo:background-color="transparent" loext:char-shading-value="0"/>
    </style:style>
    <style:style style:name="T1150" style:family="text">
      <style:text-properties style:text-line-through-style="none" style:text-line-through-type="none" fo:language="ru" fo:country="RU" officeooo:rsid="067225b6" fo:background-color="transparent" loext:char-shading-value="0"/>
    </style:style>
    <style:style style:name="T1151" style:family="text">
      <style:text-properties style:text-line-through-style="none" style:text-line-through-type="none" fo:language="ru" fo:country="RU" officeooo:rsid="06735cae" fo:background-color="transparent" loext:char-shading-value="0"/>
    </style:style>
    <style:style style:name="T1152" style:family="text">
      <style:text-properties style:text-line-through-style="none" style:text-line-through-type="none" fo:language="ru" fo:country="RU" officeooo:rsid="0674c376" fo:background-color="transparent" loext:char-shading-value="0"/>
    </style:style>
    <style:style style:name="T1153" style:family="text">
      <style:text-properties style:text-line-through-style="none" style:text-line-through-type="none" fo:language="ru" fo:country="RU" officeooo:rsid="067596f8" fo:background-color="transparent" loext:char-shading-value="0"/>
    </style:style>
    <style:style style:name="T1154" style:family="text">
      <style:text-properties style:text-line-through-style="none" style:text-line-through-type="none" fo:language="ru" fo:country="RU" officeooo:rsid="0678c6a5" fo:background-color="transparent" loext:char-shading-value="0"/>
    </style:style>
    <style:style style:name="T1155" style:family="text">
      <style:text-properties style:text-line-through-style="none" style:text-line-through-type="none" fo:language="ru" fo:country="RU" officeooo:rsid="06798664" fo:background-color="transparent" loext:char-shading-value="0"/>
    </style:style>
    <style:style style:name="T1156" style:family="text">
      <style:text-properties style:text-line-through-style="none" style:text-line-through-type="none" fo:language="ru" fo:country="RU" officeooo:rsid="0679cd27" fo:background-color="transparent" loext:char-shading-value="0"/>
    </style:style>
    <style:style style:name="T1157" style:family="text">
      <style:text-properties style:text-line-through-style="none" style:text-line-through-type="none" fo:language="ru" fo:country="RU" officeooo:rsid="067a5445" fo:background-color="transparent" loext:char-shading-value="0"/>
    </style:style>
    <style:style style:name="T1158" style:family="text">
      <style:text-properties style:text-line-through-style="none" style:text-line-through-type="none" fo:language="ru" fo:country="RU" officeooo:rsid="067be88c" fo:background-color="transparent" loext:char-shading-value="0"/>
    </style:style>
    <style:style style:name="T1159" style:family="text">
      <style:text-properties style:text-line-through-style="none" style:text-line-through-type="none" fo:language="ru" fo:country="RU" officeooo:rsid="067db04e" fo:background-color="transparent" loext:char-shading-value="0"/>
    </style:style>
    <style:style style:name="T1160" style:family="text">
      <style:text-properties style:text-line-through-style="none" style:text-line-through-type="none" fo:language="ru" fo:country="RU" officeooo:rsid="06804f15" fo:background-color="transparent" loext:char-shading-value="0"/>
    </style:style>
    <style:style style:name="T1161" style:family="text">
      <style:text-properties style:text-line-through-style="none" style:text-line-through-type="none" fo:language="ru" fo:country="RU" officeooo:rsid="0681f162" fo:background-color="transparent" loext:char-shading-value="0"/>
    </style:style>
    <style:style style:name="T1162" style:family="text">
      <style:text-properties style:text-line-through-style="none" style:text-line-through-type="none" fo:language="ru" fo:country="RU" officeooo:rsid="0682b3ee" fo:background-color="transparent" loext:char-shading-value="0"/>
    </style:style>
    <style:style style:name="T1163" style:family="text">
      <style:text-properties style:text-line-through-style="none" style:text-line-through-type="none" fo:language="ru" fo:country="RU" officeooo:rsid="0682f5c6" fo:background-color="transparent" loext:char-shading-value="0"/>
    </style:style>
    <style:style style:name="T1164" style:family="text">
      <style:text-properties style:text-line-through-style="none" style:text-line-through-type="none" fo:language="ru" fo:country="RU" officeooo:rsid="06838b99" fo:background-color="transparent" loext:char-shading-value="0"/>
    </style:style>
    <style:style style:name="T1165" style:family="text">
      <style:text-properties style:text-line-through-style="none" style:text-line-through-type="none" fo:language="ru" fo:country="RU" officeooo:rsid="06838d65" fo:background-color="transparent" loext:char-shading-value="0"/>
    </style:style>
    <style:style style:name="T1166" style:family="text">
      <style:text-properties style:text-line-through-style="none" style:text-line-through-type="none" fo:language="ru" fo:country="RU" officeooo:rsid="06856e25" fo:background-color="transparent" loext:char-shading-value="0"/>
    </style:style>
    <style:style style:name="T1167" style:family="text">
      <style:text-properties style:text-line-through-style="none" style:text-line-through-type="none" fo:language="ru" fo:country="RU" officeooo:rsid="068670bc" fo:background-color="transparent" loext:char-shading-value="0"/>
    </style:style>
    <style:style style:name="T1168" style:family="text">
      <style:text-properties style:text-line-through-style="none" style:text-line-through-type="none" fo:language="ru" fo:country="RU" officeooo:rsid="06876930" fo:background-color="transparent" loext:char-shading-value="0"/>
    </style:style>
    <style:style style:name="T1169" style:family="text">
      <style:text-properties style:text-line-through-style="none" style:text-line-through-type="none" fo:language="ru" fo:country="RU" officeooo:rsid="068950c8" fo:background-color="transparent" loext:char-shading-value="0"/>
    </style:style>
    <style:style style:name="T1170" style:family="text">
      <style:text-properties style:text-line-through-style="none" style:text-line-through-type="none" fo:language="ru" fo:country="RU" officeooo:rsid="068a09a8" fo:background-color="transparent" loext:char-shading-value="0"/>
    </style:style>
    <style:style style:name="T1171" style:family="text">
      <style:text-properties style:text-line-through-style="none" style:text-line-through-type="none" fo:language="ru" fo:country="RU" officeooo:rsid="068daed1" fo:background-color="transparent" loext:char-shading-value="0"/>
    </style:style>
    <style:style style:name="T1172" style:family="text">
      <style:text-properties style:text-line-through-style="none" style:text-line-through-type="none" fo:language="ru" fo:country="RU" officeooo:rsid="068f3dbc" fo:background-color="transparent" loext:char-shading-value="0"/>
    </style:style>
    <style:style style:name="T1173" style:family="text">
      <style:text-properties style:text-line-through-style="none" style:text-line-through-type="none" fo:language="ru" fo:country="RU" officeooo:rsid="069009ce" fo:background-color="transparent" loext:char-shading-value="0"/>
    </style:style>
    <style:style style:name="T1174" style:family="text">
      <style:text-properties style:text-line-through-style="none" style:text-line-through-type="none" fo:language="ru" fo:country="RU" officeooo:rsid="069111d3" fo:background-color="transparent" loext:char-shading-value="0"/>
    </style:style>
    <style:style style:name="T1175" style:family="text">
      <style:text-properties style:text-line-through-style="none" style:text-line-through-type="none" fo:language="ru" fo:country="RU" officeooo:rsid="0691ee78" fo:background-color="transparent" loext:char-shading-value="0"/>
    </style:style>
    <style:style style:name="T1176" style:family="text">
      <style:text-properties style:text-line-through-style="none" style:text-line-through-type="none" fo:language="ru" fo:country="RU" officeooo:rsid="069363f5" fo:background-color="transparent" loext:char-shading-value="0"/>
    </style:style>
    <style:style style:name="T1177" style:family="text">
      <style:text-properties style:text-line-through-style="none" style:text-line-through-type="none" fo:language="ru" fo:country="RU" officeooo:rsid="0694eec9" fo:background-color="transparent" loext:char-shading-value="0"/>
    </style:style>
    <style:style style:name="T1178" style:family="text">
      <style:text-properties style:text-line-through-style="none" style:text-line-through-type="none" fo:language="ru" fo:country="RU" officeooo:rsid="06958f32" fo:background-color="transparent" loext:char-shading-value="0"/>
    </style:style>
    <style:style style:name="T1179" style:family="text">
      <style:text-properties style:text-line-through-style="none" style:text-line-through-type="none" fo:language="ru" fo:country="RU" officeooo:rsid="069765da" fo:background-color="transparent" loext:char-shading-value="0"/>
    </style:style>
    <style:style style:name="T1180" style:family="text">
      <style:text-properties style:text-line-through-style="none" style:text-line-through-type="none" fo:language="ru" fo:country="RU" officeooo:rsid="0698e4dd" fo:background-color="transparent" loext:char-shading-value="0"/>
    </style:style>
    <style:style style:name="T1181" style:family="text">
      <style:text-properties style:text-line-through-style="none" style:text-line-through-type="none" fo:language="ru" fo:country="RU" officeooo:rsid="069abdc8" fo:background-color="transparent" loext:char-shading-value="0"/>
    </style:style>
    <style:style style:name="T1182" style:family="text">
      <style:text-properties style:text-line-through-style="none" style:text-line-through-type="none" fo:language="ru" fo:country="RU" officeooo:rsid="069b021f" fo:background-color="transparent" loext:char-shading-value="0"/>
    </style:style>
    <style:style style:name="T1183" style:family="text">
      <style:text-properties style:text-line-through-style="none" style:text-line-through-type="none" fo:language="ru" fo:country="RU" officeooo:rsid="069be98d" fo:background-color="transparent" loext:char-shading-value="0"/>
    </style:style>
    <style:style style:name="T1184" style:family="text">
      <style:text-properties style:text-line-through-style="none" style:text-line-through-type="none" fo:language="ru" fo:country="RU" officeooo:rsid="069cf8c2" fo:background-color="transparent" loext:char-shading-value="0"/>
    </style:style>
    <style:style style:name="T1185" style:family="text">
      <style:text-properties style:text-line-through-style="none" style:text-line-through-type="none" fo:language="ru" fo:country="RU" officeooo:rsid="069d647e" fo:background-color="transparent" loext:char-shading-value="0"/>
    </style:style>
    <style:style style:name="T1186" style:family="text">
      <style:text-properties style:text-line-through-style="none" style:text-line-through-type="none" fo:language="ru" fo:country="RU" officeooo:rsid="069da0ea" fo:background-color="transparent" loext:char-shading-value="0"/>
    </style:style>
    <style:style style:name="T1187" style:family="text">
      <style:text-properties style:text-line-through-style="none" style:text-line-through-type="none" fo:language="ru" fo:country="RU" officeooo:rsid="069f03d4" fo:background-color="transparent" loext:char-shading-value="0"/>
    </style:style>
    <style:style style:name="T1188" style:family="text">
      <style:text-properties style:text-line-through-style="none" style:text-line-through-type="none" fo:language="ru" fo:country="RU" officeooo:rsid="020535d4" fo:background-color="transparent" loext:char-shading-value="0"/>
    </style:style>
    <style:style style:name="T1189" style:family="text">
      <style:text-properties style:text-line-through-style="none" style:text-line-through-type="none" fo:language="ru" fo:country="RU" officeooo:rsid="021be89d" fo:background-color="transparent" loext:char-shading-value="0"/>
    </style:style>
    <style:style style:name="T1190" style:family="text">
      <style:text-properties style:text-line-through-style="none" style:text-line-through-type="none" fo:language="ru" fo:country="RU" officeooo:rsid="069fd079" fo:background-color="transparent" loext:char-shading-value="0"/>
    </style:style>
    <style:style style:name="T1191" style:family="text">
      <style:text-properties style:text-line-through-style="none" style:text-line-through-type="none" fo:language="ru" fo:country="RU" officeooo:rsid="06a03196" fo:background-color="transparent" loext:char-shading-value="0"/>
    </style:style>
    <style:style style:name="T1192" style:family="text">
      <style:text-properties style:text-line-through-style="none" style:text-line-through-type="none" fo:language="ru" fo:country="RU" officeooo:rsid="06a1d604" fo:background-color="transparent" loext:char-shading-value="0"/>
    </style:style>
    <style:style style:name="T1193" style:family="text">
      <style:text-properties style:text-line-through-style="none" style:text-line-through-type="none" fo:language="ru" fo:country="RU" officeooo:rsid="06a1f162" fo:background-color="transparent" loext:char-shading-value="0"/>
    </style:style>
    <style:style style:name="T1194" style:family="text">
      <style:text-properties style:text-line-through-style="none" style:text-line-through-type="none" fo:language="ru" fo:country="RU" officeooo:rsid="06a37875" fo:background-color="transparent" loext:char-shading-value="0"/>
    </style:style>
    <style:style style:name="T1195" style:family="text">
      <style:text-properties style:text-line-through-style="none" style:text-line-through-type="none" fo:language="ru" fo:country="RU" officeooo:rsid="06a5347d" fo:background-color="transparent" loext:char-shading-value="0"/>
    </style:style>
    <style:style style:name="T1196" style:family="text">
      <style:text-properties style:text-line-through-style="none" style:text-line-through-type="none" fo:language="ru" fo:country="RU" officeooo:rsid="06a6ac3c" fo:background-color="transparent" loext:char-shading-value="0"/>
    </style:style>
    <style:style style:name="T1197" style:family="text">
      <style:text-properties style:text-line-through-style="none" style:text-line-through-type="none" fo:language="ru" fo:country="RU" fo:background-color="#ffff00" loext:char-shading-value="0"/>
    </style:style>
    <style:style style:name="T1198" style:family="text">
      <style:text-properties style:text-line-through-style="none" style:text-line-through-type="none" fo:language="ru" fo:country="RU" officeooo:rsid="00788a5b" fo:background-color="#ffff00" loext:char-shading-value="0"/>
    </style:style>
    <style:style style:name="T1199" style:family="text">
      <style:text-properties style:text-line-through-style="none" style:text-line-through-type="none" fo:language="ru" fo:country="RU" officeooo:rsid="00794d28" fo:background-color="#ffff00" loext:char-shading-value="0"/>
    </style:style>
    <style:style style:name="T1200" style:family="text">
      <style:text-properties style:text-line-through-style="none" style:text-line-through-type="none" fo:language="ru" fo:country="RU" officeooo:rsid="002ed946" fo:background-color="#ffff00" loext:char-shading-value="0"/>
    </style:style>
    <style:style style:name="T1201" style:family="text">
      <style:text-properties style:text-line-through-style="none" style:text-line-through-type="none" fo:language="ru" fo:country="RU" officeooo:rsid="019d85fb" fo:background-color="#ffff00" loext:char-shading-value="0"/>
    </style:style>
    <style:style style:name="T1202" style:family="text">
      <style:text-properties style:text-line-through-style="none" style:text-line-through-type="none" fo:language="ru" fo:country="RU" officeooo:rsid="019b8144" fo:background-color="#ffff00" loext:char-shading-value="0"/>
    </style:style>
    <style:style style:name="T1203" style:family="text">
      <style:text-properties style:text-line-through-style="none" style:text-line-through-type="none" fo:language="ru" fo:country="RU" officeooo:rsid="01d06835" fo:background-color="#ffff00" loext:char-shading-value="0"/>
    </style:style>
    <style:style style:name="T1204" style:family="text">
      <style:text-properties style:text-line-through-style="none" style:text-line-through-type="none" fo:language="ru" fo:country="RU" officeooo:rsid="01d42c58" fo:background-color="#ffff00" loext:char-shading-value="0"/>
    </style:style>
    <style:style style:name="T1205" style:family="text">
      <style:text-properties style:text-line-through-style="none" style:text-line-through-type="none" fo:language="ru" fo:country="RU" officeooo:rsid="0165d62b" fo:background-color="#ffff00" loext:char-shading-value="0"/>
    </style:style>
    <style:style style:name="T1206" style:family="text">
      <style:text-properties style:text-line-through-style="none" style:text-line-through-type="none" fo:language="ru" fo:country="RU" officeooo:rsid="02484c14" fo:background-color="#ffff00" loext:char-shading-value="0"/>
    </style:style>
    <style:style style:name="T1207" style:family="text">
      <style:text-properties style:text-line-through-style="none" style:text-line-through-type="none" fo:language="ru" fo:country="RU" officeooo:rsid="024b7ba9" fo:background-color="#ffff00" loext:char-shading-value="0"/>
    </style:style>
    <style:style style:name="T1208" style:family="text">
      <style:text-properties style:text-line-through-style="none" style:text-line-through-type="none" fo:language="ru" fo:country="RU" officeooo:rsid="024c689a" fo:background-color="#ffff00" loext:char-shading-value="0"/>
    </style:style>
    <style:style style:name="T1209" style:family="text">
      <style:text-properties style:text-line-through-style="none" style:text-line-through-type="none" fo:language="ru" fo:country="RU" officeooo:rsid="029179b9" fo:background-color="#ffff00" loext:char-shading-value="0"/>
    </style:style>
    <style:style style:name="T1210" style:family="text">
      <style:text-properties style:text-line-through-style="none" style:text-line-through-type="none" fo:language="ru" fo:country="RU" officeooo:rsid="02dc91f1" fo:background-color="#ffff00" loext:char-shading-value="0"/>
    </style:style>
    <style:style style:name="T1211" style:family="text">
      <style:text-properties style:text-line-through-style="none" style:text-line-through-type="none" fo:language="ru" fo:country="RU" officeooo:rsid="04e284f9" fo:background-color="#ffff00" loext:char-shading-value="0"/>
    </style:style>
    <style:style style:name="T1212" style:family="text">
      <style:text-properties style:text-line-through-style="none" style:text-line-through-type="none" fo:language="ru" fo:country="RU" officeooo:rsid="0247d966" fo:background-color="#ffff00" loext:char-shading-value="0"/>
    </style:style>
    <style:style style:name="T1213" style:family="text">
      <style:text-properties style:text-line-through-style="none" style:text-line-through-type="none" fo:language="ru" fo:country="RU" officeooo:rsid="04e769fe" fo:background-color="#ffff00" loext:char-shading-value="0"/>
    </style:style>
    <style:style style:name="T1214" style:family="text">
      <style:text-properties style:text-line-through-style="none" style:text-line-through-type="none" fo:language="ru" fo:country="RU" officeooo:rsid="0539e682" fo:background-color="#ffff00" loext:char-shading-value="0"/>
    </style:style>
    <style:style style:name="T1215" style:family="text">
      <style:text-properties style:text-line-through-style="none" style:text-line-through-type="none" fo:language="ru" fo:country="RU" officeooo:rsid="05443bdd" fo:background-color="#ffff00" loext:char-shading-value="0"/>
    </style:style>
    <style:style style:name="T1216" style:family="text">
      <style:text-properties style:text-line-through-style="none" style:text-line-through-type="none" fo:language="ru" fo:country="RU" officeooo:rsid="0544b015" fo:background-color="#ffff00" loext:char-shading-value="0"/>
    </style:style>
    <style:style style:name="T1217" style:family="text">
      <style:text-properties style:text-line-through-style="none" style:text-line-through-type="none" fo:language="ru" fo:country="RU" officeooo:rsid="0550e948" fo:background-color="#ffff00" loext:char-shading-value="0"/>
    </style:style>
    <style:style style:name="T1218" style:family="text">
      <style:text-properties style:text-line-through-style="none" style:text-line-through-type="none" fo:language="ru" fo:country="RU" officeooo:rsid="05aa66e8" fo:background-color="#ffff00" loext:char-shading-value="0"/>
    </style:style>
    <style:style style:name="T1219" style:family="text">
      <style:text-properties style:text-line-through-style="none" style:text-line-through-type="none" fo:language="ru" fo:country="RU" officeooo:rsid="05aadfd6" fo:background-color="#ffff00" loext:char-shading-value="0"/>
    </style:style>
    <style:style style:name="T1220" style:family="text">
      <style:text-properties style:text-line-through-style="none" style:text-line-through-type="none" fo:language="ru" fo:country="RU" officeooo:rsid="05c79f29" fo:background-color="#ffff00" loext:char-shading-value="0"/>
    </style:style>
    <style:style style:name="T1221" style:family="text">
      <style:text-properties style:text-line-through-style="none" style:text-line-through-type="none" fo:language="ru" fo:country="RU" officeooo:rsid="05c98632" fo:background-color="#ffff00" loext:char-shading-value="0"/>
    </style:style>
    <style:style style:name="T1222" style:family="text">
      <style:text-properties style:text-line-through-style="none" style:text-line-through-type="none" fo:language="ru" fo:country="RU" officeooo:rsid="05c9f215" fo:background-color="#ffff00" loext:char-shading-value="0"/>
    </style:style>
    <style:style style:name="T1223" style:family="text">
      <style:text-properties style:text-line-through-style="none" style:text-line-through-type="none" fo:language="ru" fo:country="RU" officeooo:rsid="065e7c0f" fo:background-color="#ffff00" loext:char-shading-value="0"/>
    </style:style>
    <style:style style:name="T1224" style:family="text">
      <style:text-properties style:text-line-through-style="none" style:text-line-through-type="none" fo:language="ru" fo:country="RU" officeooo:rsid="0265ed2a" fo:background-color="#ffff00" loext:char-shading-value="0"/>
    </style:style>
    <style:style style:name="T1225" style:family="text">
      <style:text-properties style:text-line-through-style="none" style:text-line-through-type="none" fo:language="ru" fo:country="RU" officeooo:rsid="026b2822" fo:background-color="#ffff00" loext:char-shading-value="0"/>
    </style:style>
    <style:style style:name="T1226" style:family="text">
      <style:text-properties style:text-line-through-style="none" style:text-line-through-type="none" fo:language="ru" fo:country="RU" officeooo:rsid="039ea225" fo:background-color="#ffff00" loext:char-shading-value="0"/>
    </style:style>
    <style:style style:name="T1227" style:family="text">
      <style:text-properties style:text-line-through-style="none" style:text-line-through-type="none" fo:language="ru" fo:country="RU" officeooo:rsid="03bd1c39" fo:background-color="#ffff00" loext:char-shading-value="0"/>
    </style:style>
    <style:style style:name="T1228" style:family="text">
      <style:text-properties style:text-line-through-style="none" style:text-line-through-type="none" fo:language="ru" fo:country="RU" officeooo:rsid="067596f8" fo:background-color="#ffff00" loext:char-shading-value="0"/>
    </style:style>
    <style:style style:name="T1229" style:family="text">
      <style:text-properties style:text-line-through-style="none" style:text-line-through-type="none" fo:language="ru" fo:country="RU" officeooo:rsid="026c195f" fo:background-color="#ffff00" loext:char-shading-value="0"/>
    </style:style>
    <style:style style:name="T1230" style:family="text">
      <style:text-properties style:text-line-through-style="none" style:text-line-through-type="none" fo:language="ru" fo:country="RU" officeooo:rsid="026d7fb9" fo:background-color="#ffff00" loext:char-shading-value="0"/>
    </style:style>
    <style:style style:name="T1231" style:family="text">
      <style:text-properties style:text-line-through-style="none" style:text-line-through-type="none" fo:language="ru" fo:country="RU" officeooo:rsid="026e8b54" fo:background-color="#ffff00" loext:char-shading-value="0"/>
    </style:style>
    <style:style style:name="T1232" style:family="text">
      <style:text-properties style:text-line-through-style="none" style:text-line-through-type="none" fo:language="ru" fo:country="RU" officeooo:rsid="0681f162" fo:background-color="#ffff00" loext:char-shading-value="0"/>
    </style:style>
    <style:style style:name="T1233" style:family="text">
      <style:text-properties style:text-line-through-style="none" style:text-line-through-type="none" fo:language="ru" fo:country="RU" officeooo:rsid="069cf8c2" fo:background-color="#ffff00" loext:char-shading-value="0"/>
    </style:style>
    <style:style style:name="T1234" style:family="text">
      <style:text-properties style:text-line-through-style="none" style:text-line-through-type="none" fo:language="ru" fo:country="RU" officeooo:rsid="06a5347d" fo:background-color="#ffff00" loext:char-shading-value="0"/>
    </style:style>
    <style:style style:name="T1235" style:family="text">
      <style:text-properties style:text-line-through-style="none" style:text-line-through-type="none" fo:language="ru" fo:country="RU" officeooo:rsid="06a5347d" fo:background-color="#ffff00" loext:char-shading-value="0"/>
    </style:style>
    <style:style style:name="T1236" style:family="text">
      <style:text-properties style:text-line-through-style="none" style:text-line-through-type="none" fo:language="ru" fo:country="RU" officeooo:rsid="06856e25" fo:background-color="#ffff00" loext:char-shading-value="0"/>
    </style:style>
    <style:style style:name="T1237" style:family="text">
      <style:text-properties style:text-line-through-style="none" style:text-line-through-type="none" fo:language="ru" fo:country="RU" officeooo:rsid="06856e25" fo:background-color="#ffff00" loext:char-shading-value="0"/>
    </style:style>
    <style:style style:name="T1238" style:family="text">
      <style:text-properties style:text-line-through-style="none" style:text-line-through-type="none" fo:language="ru" fo:country="RU" officeooo:rsid="069abdc8" fo:background-color="#ffff00" loext:char-shading-value="0"/>
    </style:style>
    <style:style style:name="T1239" style:family="text">
      <style:text-properties style:text-line-through-style="none" style:text-line-through-type="none" fo:language="ru" fo:country="RU" officeooo:rsid="069abdc8" fo:background-color="#ffff00" loext:char-shading-value="0"/>
    </style:style>
    <style:style style:name="T1240" style:family="text">
      <style:text-properties style:text-line-through-style="none" style:text-line-through-type="none" fo:language="ru" fo:country="RU" officeooo:rsid="06a6ac3c" fo:background-color="#ffff00" loext:char-shading-value="0"/>
    </style:style>
    <style:style style:name="T1241" style:family="text">
      <style:text-properties style:text-line-through-style="none" style:text-line-through-type="none" fo:language="ru" fo:country="RU" fo:font-style="italic" officeooo:rsid="021486df" fo:background-color="transparent" loext:char-shading-value="0" style:font-style-asian="italic" style:font-style-complex="italic"/>
    </style:style>
    <style:style style:name="T1242" style:family="text">
      <style:text-properties style:text-line-through-style="none" style:text-line-through-type="none" fo:language="ru" fo:country="RU" fo:font-style="italic" officeooo:rsid="0219633e" fo:background-color="transparent" loext:char-shading-value="0" style:font-style-asian="italic" style:font-style-complex="italic"/>
    </style:style>
    <style:style style:name="T1243" style:family="text">
      <style:text-properties style:text-line-through-style="none" style:text-line-through-type="none" fo:language="ru" fo:country="RU" fo:font-style="italic" officeooo:rsid="020767cd" fo:background-color="transparent" loext:char-shading-value="0" style:font-style-asian="italic" style:font-style-complex="italic"/>
    </style:style>
    <style:style style:name="T1244" style:family="text">
      <style:text-properties style:text-line-through-style="none" style:text-line-through-type="none" fo:language="ru" fo:country="RU" fo:font-style="italic" officeooo:rsid="021a63b6" fo:background-color="transparent" loext:char-shading-value="0" style:font-style-asian="italic" style:font-style-complex="italic"/>
    </style:style>
    <style:style style:name="T1245" style:family="text">
      <style:text-properties style:text-line-through-style="none" style:text-line-through-type="none" fo:language="ru" fo:country="RU" fo:font-style="italic" officeooo:rsid="021be89d" fo:background-color="transparent" loext:char-shading-value="0" style:font-style-asian="italic" style:font-style-complex="italic"/>
    </style:style>
    <style:style style:name="T1246" style:family="text">
      <style:text-properties style:text-line-through-style="none" style:text-line-through-type="none" fo:language="ru" fo:country="RU" fo:font-style="italic" officeooo:rsid="021c5adf" fo:background-color="transparent" loext:char-shading-value="0" style:font-style-asian="italic" style:font-style-complex="italic"/>
    </style:style>
    <style:style style:name="T1247" style:family="text">
      <style:text-properties style:text-line-through-style="none" style:text-line-through-type="none" fo:language="ru" fo:country="RU" fo:font-style="italic" officeooo:rsid="021d3681" fo:background-color="transparent" loext:char-shading-value="0" style:font-style-asian="italic" style:font-style-complex="italic"/>
    </style:style>
    <style:style style:name="T1248" style:family="text">
      <style:text-properties style:text-line-through-style="none" style:text-line-through-type="none" fo:language="ru" fo:country="RU" fo:font-style="italic" officeooo:rsid="021df5c9" fo:background-color="transparent" loext:char-shading-value="0" style:font-style-asian="italic" style:font-style-complex="italic"/>
    </style:style>
    <style:style style:name="T1249" style:family="text">
      <style:text-properties style:text-line-through-style="none" style:text-line-through-type="none" fo:language="ru" fo:country="RU" fo:font-style="italic" officeooo:rsid="021e2dfa" fo:background-color="transparent" loext:char-shading-value="0" style:font-style-asian="italic" style:font-style-complex="italic"/>
    </style:style>
    <style:style style:name="T1250" style:family="text">
      <style:text-properties style:text-line-through-style="none" style:text-line-through-type="none" fo:language="ru" fo:country="RU" fo:font-style="italic" officeooo:rsid="022022e5" fo:background-color="transparent" loext:char-shading-value="0" style:font-style-asian="italic" style:font-style-complex="italic"/>
    </style:style>
    <style:style style:name="T1251" style:family="text">
      <style:text-properties style:text-line-through-style="none" style:text-line-through-type="none" fo:language="ru" fo:country="RU" fo:font-style="italic" officeooo:rsid="0223701d" fo:background-color="transparent" loext:char-shading-value="0" style:font-style-asian="italic" style:font-style-complex="italic"/>
    </style:style>
    <style:style style:name="T1252" style:family="text">
      <style:text-properties style:text-line-through-style="none" style:text-line-through-type="none" fo:language="ru" fo:country="RU" fo:font-style="italic" officeooo:rsid="0224ecb2" fo:background-color="transparent" loext:char-shading-value="0" style:font-style-asian="italic" style:font-style-complex="italic"/>
    </style:style>
    <style:style style:name="T1253" style:family="text">
      <style:text-properties style:text-line-through-style="none" style:text-line-through-type="none" fo:language="ru" fo:country="RU" fo:font-style="italic" officeooo:rsid="02255be9" fo:background-color="transparent" loext:char-shading-value="0" style:font-style-asian="italic" style:font-style-complex="italic"/>
    </style:style>
    <style:style style:name="T1254" style:family="text">
      <style:text-properties style:text-line-through-style="none" style:text-line-through-type="none" fo:language="ru" fo:country="RU" fo:font-style="italic" officeooo:rsid="0226faf0" fo:background-color="transparent" loext:char-shading-value="0" style:font-style-asian="italic" style:font-style-complex="italic"/>
    </style:style>
    <style:style style:name="T1255" style:family="text">
      <style:text-properties style:text-line-through-style="none" style:text-line-through-type="none" fo:language="ru" fo:country="RU" fo:font-style="italic" officeooo:rsid="02287014" fo:background-color="transparent" loext:char-shading-value="0" style:font-style-asian="italic" style:font-style-complex="italic"/>
    </style:style>
    <style:style style:name="T1256" style:family="text">
      <style:text-properties style:text-line-through-style="none" style:text-line-through-type="none" fo:language="ru" fo:country="RU" fo:font-style="italic" officeooo:rsid="022a5c1e" fo:background-color="transparent" loext:char-shading-value="0" style:font-style-asian="italic" style:font-style-complex="italic"/>
    </style:style>
    <style:style style:name="T1257" style:family="text">
      <style:text-properties style:text-line-through-style="none" style:text-line-through-type="none" fo:language="ru" fo:country="RU" fo:font-style="italic" officeooo:rsid="022c1f99" fo:background-color="transparent" loext:char-shading-value="0" style:font-style-asian="italic" style:font-style-complex="italic"/>
    </style:style>
    <style:style style:name="T1258" style:family="text">
      <style:text-properties style:text-line-through-style="none" style:text-line-through-type="none" fo:language="ru" fo:country="RU" fo:font-style="italic" officeooo:rsid="022c8446" fo:background-color="transparent" loext:char-shading-value="0" style:font-style-asian="italic" style:font-style-complex="italic"/>
    </style:style>
    <style:style style:name="T1259" style:family="text">
      <style:text-properties style:text-line-through-style="none" style:text-line-through-type="none" fo:language="ru" fo:country="RU" fo:font-style="italic" officeooo:rsid="022d1f96" fo:background-color="transparent" loext:char-shading-value="0" style:font-style-asian="italic" style:font-style-complex="italic"/>
    </style:style>
    <style:style style:name="T1260" style:family="text">
      <style:text-properties style:text-line-through-style="none" style:text-line-through-type="none" fo:language="ru" fo:country="RU" fo:font-style="italic" officeooo:rsid="022dfed5" fo:background-color="transparent" loext:char-shading-value="0" style:font-style-asian="italic" style:font-style-complex="italic"/>
    </style:style>
    <style:style style:name="T1261" style:family="text">
      <style:text-properties style:text-line-through-style="none" style:text-line-through-type="none" fo:language="ru" fo:country="RU" fo:font-style="italic" officeooo:rsid="022ed0a0" fo:background-color="transparent" loext:char-shading-value="0" style:font-style-asian="italic" style:font-style-complex="italic"/>
    </style:style>
    <style:style style:name="T1262" style:family="text">
      <style:text-properties style:text-line-through-style="none" style:text-line-through-type="none" fo:language="ru" fo:country="RU" fo:font-style="italic" officeooo:rsid="022fe8e2" fo:background-color="transparent" loext:char-shading-value="0" style:font-style-asian="italic" style:font-style-complex="italic"/>
    </style:style>
    <style:style style:name="T1263" style:family="text">
      <style:text-properties style:text-line-through-style="none" style:text-line-through-type="none" fo:language="ru" fo:country="RU" fo:font-style="italic" officeooo:rsid="0237e8ff" fo:background-color="transparent" loext:char-shading-value="0" style:font-style-asian="italic" style:font-style-complex="italic"/>
    </style:style>
    <style:style style:name="T1264" style:family="text">
      <style:text-properties style:text-line-through-style="none" style:text-line-through-type="none" fo:language="ru" fo:country="RU" fo:font-style="italic" officeooo:rsid="0207e1fc" fo:background-color="transparent" loext:char-shading-value="0" style:font-style-asian="italic" style:font-style-complex="italic"/>
    </style:style>
    <style:style style:name="T1265" style:family="text">
      <style:text-properties style:text-line-through-style="none" style:text-line-through-type="none" fo:language="ru" fo:country="RU" fo:font-style="italic" officeooo:rsid="0208920d" fo:background-color="transparent" loext:char-shading-value="0" style:font-style-asian="italic" style:font-style-complex="italic"/>
    </style:style>
    <style:style style:name="T1266" style:family="text">
      <style:text-properties style:text-line-through-style="none" style:text-line-through-type="none" fo:language="ru" fo:country="RU" fo:font-style="italic" officeooo:rsid="02095fe1" fo:background-color="transparent" loext:char-shading-value="0" style:font-style-asian="italic" style:font-style-complex="italic"/>
    </style:style>
    <style:style style:name="T1267" style:family="text">
      <style:text-properties style:text-line-through-style="none" style:text-line-through-type="none" fo:language="ru" fo:country="RU" fo:font-style="italic" officeooo:rsid="0418b9a9" fo:background-color="transparent" loext:char-shading-value="0" style:font-style-asian="italic" style:font-style-complex="italic"/>
    </style:style>
    <style:style style:name="T1268" style:family="text">
      <style:text-properties style:text-line-through-style="none" style:text-line-through-type="none" fo:language="ru" fo:country="RU" fo:font-style="italic" officeooo:rsid="020b4388" fo:background-color="transparent" loext:char-shading-value="0" style:font-style-asian="italic" style:font-style-complex="italic"/>
    </style:style>
    <style:style style:name="T1269" style:family="text">
      <style:text-properties style:text-line-through-style="none" style:text-line-through-type="none" fo:language="ru" fo:country="RU" fo:font-style="italic" officeooo:rsid="02102293" fo:background-color="transparent" loext:char-shading-value="0" style:font-style-asian="italic" style:font-style-complex="italic"/>
    </style:style>
    <style:style style:name="T1270" style:family="text">
      <style:text-properties style:text-line-through-style="none" style:text-line-through-type="none" fo:language="ru" fo:country="RU" fo:font-style="italic" officeooo:rsid="02145117" fo:background-color="transparent" loext:char-shading-value="0" style:font-style-asian="italic" style:font-style-complex="italic"/>
    </style:style>
    <style:style style:name="T1271" style:family="text">
      <style:text-properties style:text-line-through-style="none" style:text-line-through-type="none" fo:language="ru" fo:country="RU" fo:font-style="italic" officeooo:rsid="021640e8" fo:background-color="transparent" loext:char-shading-value="0" style:font-style-asian="italic" style:font-style-complex="italic"/>
    </style:style>
    <style:style style:name="T1272" style:family="text">
      <style:text-properties style:text-line-through-style="none" style:text-line-through-type="none" fo:language="ru" fo:country="RU" fo:font-style="italic" officeooo:rsid="020d9a29" fo:background-color="transparent" loext:char-shading-value="0" style:font-style-asian="italic" style:font-style-complex="italic"/>
    </style:style>
    <style:style style:name="T1273" style:family="text">
      <style:text-properties style:text-line-through-style="none" style:text-line-through-type="none" fo:language="ru" fo:country="RU" fo:font-style="italic" officeooo:rsid="052ff3aa" fo:background-color="transparent" loext:char-shading-value="0" style:font-style-asian="italic" style:font-style-complex="italic"/>
    </style:style>
    <style:style style:name="T1274" style:family="text">
      <style:text-properties style:text-line-through-style="none" style:text-line-through-type="none" fo:language="ru" fo:country="RU" fo:font-style="italic" officeooo:rsid="05313ba7" fo:background-color="transparent" loext:char-shading-value="0" style:font-style-asian="italic" style:font-style-complex="italic"/>
    </style:style>
    <style:style style:name="T1275" style:family="text">
      <style:text-properties style:text-line-through-style="none" style:text-line-through-type="none" fo:language="ru" fo:country="RU" fo:font-style="italic" officeooo:rsid="02110bac" fo:background-color="transparent" loext:char-shading-value="0" style:font-style-asian="italic" style:font-style-complex="italic"/>
    </style:style>
    <style:style style:name="T1276" style:family="text">
      <style:text-properties style:text-line-through-style="none" style:text-line-through-type="none" fo:language="ru" fo:country="RU" fo:font-style="italic" officeooo:rsid="020e6251" fo:background-color="transparent" loext:char-shading-value="0" style:font-style-asian="italic" style:font-style-complex="italic"/>
    </style:style>
    <style:style style:name="T1277" style:family="text">
      <style:text-properties style:text-line-through-style="none" style:text-line-through-type="none" fo:language="ru" fo:country="RU" fo:font-style="italic" officeooo:rsid="020f60d1" fo:background-color="transparent" loext:char-shading-value="0" style:font-style-asian="italic" style:font-style-complex="italic"/>
    </style:style>
    <style:style style:name="T1278" style:family="text">
      <style:text-properties style:text-line-through-style="none" style:text-line-through-type="none" fo:language="ru" fo:country="RU" fo:font-style="italic" officeooo:rsid="069f03d4" fo:background-color="transparent" loext:char-shading-value="0" style:font-style-asian="italic" style:font-style-complex="italic"/>
    </style:style>
    <style:style style:name="T1279" style:family="text">
      <style:text-properties style:text-line-through-style="none" style:text-line-through-type="none" fo:language="ru" fo:country="RU" fo:font-style="normal" fo:font-weight="normal" officeooo:rsid="02305904" fo:background-color="transparent" loext:char-shading-value="0" style:font-style-asian="normal" style:font-weight-asian="normal" style:font-style-complex="normal" style:font-weight-complex="normal"/>
    </style:style>
    <style:style style:name="T1280" style:family="text">
      <style:text-properties style:text-line-through-style="none" style:text-line-through-type="none" fo:language="ru" fo:country="RU" fo:font-style="normal" fo:font-weight="normal" officeooo:rsid="023180ca" fo:background-color="transparent" loext:char-shading-value="0" style:font-style-asian="normal" style:font-weight-asian="normal" style:font-style-complex="normal" style:font-weight-complex="normal"/>
    </style:style>
    <style:style style:name="T1281" style:family="text">
      <style:text-properties style:text-line-through-style="none" style:text-line-through-type="none" fo:language="ru" fo:country="RU" fo:font-style="normal" fo:font-weight="normal" officeooo:rsid="0237e8ff" fo:background-color="transparent" loext:char-shading-value="0" style:font-style-asian="normal" style:font-weight-asian="normal" style:font-style-complex="normal" style:font-weight-complex="normal"/>
    </style:style>
    <style:style style:name="T1282" style:family="text">
      <style:text-properties style:text-line-through-style="none" style:text-line-through-type="none" fo:language="ru" fo:country="RU" fo:font-style="normal" fo:font-weight="normal" officeooo:rsid="0418b9a9" fo:background-color="transparent" loext:char-shading-value="0" style:font-style-asian="normal" style:font-weight-asian="normal" style:font-style-complex="normal" style:font-weight-complex="normal"/>
    </style:style>
    <style:style style:name="T1283" style:family="text">
      <style:text-properties style:text-line-through-style="none" style:text-line-through-type="none" fo:language="ru" fo:country="RU" officeooo:rsid="0234a349"/>
    </style:style>
    <style:style style:name="T1284" style:family="text">
      <style:text-properties style:text-line-through-style="none" style:text-line-through-type="none" fo:language="ru" fo:country="RU" officeooo:rsid="0235f96a"/>
    </style:style>
    <style:style style:name="T1285" style:family="text">
      <style:text-properties style:text-line-through-style="none" style:text-line-through-type="none" fo:language="ru" fo:country="RU" officeooo:rsid="005d2ca4"/>
    </style:style>
    <style:style style:name="T1286" style:family="text">
      <style:text-properties style:text-line-through-style="none" style:text-line-through-type="none" fo:language="ru" fo:country="RU" officeooo:rsid="02d19655"/>
    </style:style>
    <style:style style:name="T1287" style:family="text">
      <style:text-properties style:text-line-through-style="none" style:text-line-through-type="none" fo:language="ru" fo:country="RU" officeooo:rsid="02d2c116"/>
    </style:style>
    <style:style style:name="T1288" style:family="text">
      <style:text-properties style:text-line-through-style="none" style:text-line-through-type="none" fo:language="en" fo:country="US" fo:font-style="italic" officeooo:rsid="04948cdc" fo:background-color="transparent" loext:char-shading-value="0"/>
    </style:style>
    <style:style style:name="T1289" style:family="text">
      <style:text-properties officeooo:rsid="00437e03"/>
    </style:style>
    <style:style style:name="T1290" style:family="text">
      <style:text-properties officeooo:rsid="0044a0d5"/>
    </style:style>
    <style:style style:name="T1291" style:family="text">
      <style:text-properties officeooo:rsid="00452243"/>
    </style:style>
    <style:style style:name="T1292" style:family="text">
      <style:text-properties officeooo:rsid="0058d904"/>
    </style:style>
    <style:style style:name="T1293" style:family="text">
      <style:text-properties officeooo:rsid="0067ddc7"/>
    </style:style>
    <style:style style:name="T1294" style:family="text">
      <style:text-properties officeooo:rsid="0052099c"/>
    </style:style>
    <style:style style:name="T1295" style:family="text">
      <style:text-properties officeooo:rsid="006d5b54"/>
    </style:style>
    <style:style style:name="T1296" style:family="text">
      <style:text-properties officeooo:rsid="00710175"/>
    </style:style>
    <style:style style:name="T1297" style:family="text">
      <style:text-properties officeooo:rsid="00722898"/>
    </style:style>
    <style:style style:name="T1298" style:family="text">
      <style:text-properties fo:color="#c9211e" style:text-line-through-style="none" style:text-line-through-type="none" fo:language="ru" fo:country="RU" officeooo:rsid="007e23d0" fo:background-color="transparent" loext:char-shading-value="0"/>
    </style:style>
    <style:style style:name="T1299" style:family="text">
      <style:text-properties fo:color="#c9211e" style:text-line-through-style="none" style:text-line-through-type="none" fo:language="ru" fo:country="RU" officeooo:rsid="007e0672" fo:background-color="transparent" loext:char-shading-value="0"/>
    </style:style>
    <style:style style:name="T1300" style:family="text">
      <style:text-properties officeooo:rsid="00788a5b"/>
    </style:style>
    <style:style style:name="T1301" style:family="text">
      <style:text-properties officeooo:rsid="008998fc"/>
    </style:style>
    <style:style style:name="T1302" style:family="text">
      <style:text-properties officeooo:rsid="0090048c"/>
    </style:style>
    <style:style style:name="T1303" style:family="text">
      <style:text-properties officeooo:rsid="0098c73a"/>
    </style:style>
    <style:style style:name="T1304" style:family="text">
      <style:text-properties officeooo:rsid="00a5ec12"/>
    </style:style>
    <style:style style:name="T1305" style:family="text">
      <style:text-properties officeooo:rsid="00ac2145"/>
    </style:style>
    <style:style style:name="T1306" style:family="text">
      <style:text-properties officeooo:rsid="00aee8c9"/>
    </style:style>
    <style:style style:name="T1307" style:family="text">
      <style:text-properties officeooo:rsid="00baa6f8"/>
    </style:style>
    <style:style style:name="T1308" style:family="text">
      <style:text-properties officeooo:rsid="00e7229f"/>
    </style:style>
    <style:style style:name="T1309" style:family="text">
      <style:text-properties officeooo:rsid="00e90811"/>
    </style:style>
    <style:style style:name="T1310" style:family="text">
      <style:text-properties officeooo:rsid="00ebf23d"/>
    </style:style>
    <style:style style:name="T1311" style:family="text">
      <style:text-properties officeooo:rsid="00f17a20"/>
    </style:style>
    <style:style style:name="T1312" style:family="text">
      <style:text-properties officeooo:rsid="010532f0"/>
    </style:style>
    <style:style style:name="T1313" style:family="text">
      <style:text-properties officeooo:rsid="0125594d"/>
    </style:style>
    <style:style style:name="T1314" style:family="text">
      <style:text-properties officeooo:rsid="01274cbc"/>
    </style:style>
    <style:style style:name="T1315" style:family="text">
      <style:text-properties officeooo:rsid="012a9346"/>
    </style:style>
    <style:style style:name="T1316" style:family="text">
      <style:text-properties officeooo:rsid="012b9ea4"/>
    </style:style>
    <style:style style:name="T1317" style:family="text">
      <style:text-properties officeooo:rsid="012c2e3b"/>
    </style:style>
    <style:style style:name="T1318" style:family="text">
      <style:text-properties officeooo:rsid="012d5151"/>
    </style:style>
    <style:style style:name="T1319" style:family="text">
      <style:text-properties officeooo:rsid="012d62d4"/>
    </style:style>
    <style:style style:name="T1320" style:family="text">
      <style:text-properties officeooo:rsid="012e4628"/>
    </style:style>
    <style:style style:name="T1321" style:family="text">
      <style:text-properties officeooo:rsid="013048ec"/>
    </style:style>
    <style:style style:name="T1322" style:family="text">
      <style:text-properties officeooo:rsid="01323cc6"/>
    </style:style>
    <style:style style:name="T1323" style:family="text">
      <style:text-properties officeooo:rsid="0132cc47"/>
    </style:style>
    <style:style style:name="T1324" style:family="text">
      <style:text-properties officeooo:rsid="01349ca0"/>
    </style:style>
    <style:style style:name="T1325" style:family="text">
      <style:text-properties officeooo:rsid="01358f25"/>
    </style:style>
    <style:style style:name="T1326" style:family="text">
      <style:text-properties officeooo:rsid="0135bebb"/>
    </style:style>
    <style:style style:name="T1327" style:family="text">
      <style:text-properties officeooo:rsid="0137a7bc"/>
    </style:style>
    <style:style style:name="T1328" style:family="text">
      <style:text-properties officeooo:rsid="01385e42"/>
    </style:style>
    <style:style style:name="T1329" style:family="text">
      <style:text-properties officeooo:rsid="013f0dc8"/>
    </style:style>
    <style:style style:name="T1330" style:family="text">
      <style:text-properties officeooo:rsid="01408821"/>
    </style:style>
    <style:style style:name="T1331" style:family="text">
      <style:text-properties officeooo:rsid="016735d9"/>
    </style:style>
    <style:style style:name="T1332" style:family="text">
      <style:text-properties officeooo:rsid="0175c9e7"/>
    </style:style>
    <style:style style:name="T1333" style:family="text">
      <style:text-properties officeooo:rsid="01767dee"/>
    </style:style>
    <style:style style:name="T1334" style:family="text">
      <style:text-properties officeooo:rsid="0183ff59"/>
    </style:style>
    <style:style style:name="T1335" style:family="text">
      <style:text-properties officeooo:rsid="018425da"/>
    </style:style>
    <style:style style:name="T1336" style:family="text">
      <style:text-properties officeooo:rsid="01866d24"/>
    </style:style>
    <style:style style:name="T1337" style:family="text">
      <style:text-properties officeooo:rsid="0189d558"/>
    </style:style>
    <style:style style:name="T1338" style:family="text">
      <style:text-properties officeooo:rsid="018ec3bd"/>
    </style:style>
    <style:style style:name="T1339" style:family="text">
      <style:text-properties officeooo:rsid="01c5f254"/>
    </style:style>
    <style:style style:name="T1340" style:family="text">
      <style:text-properties officeooo:rsid="01dad993"/>
    </style:style>
    <style:style style:name="T1341" style:family="text">
      <style:text-properties officeooo:rsid="01dd2864"/>
    </style:style>
    <style:style style:name="T1342" style:family="text">
      <style:text-properties officeooo:rsid="01ddb918"/>
    </style:style>
    <style:style style:name="T1343" style:family="text">
      <style:text-properties officeooo:rsid="01e1c0ab"/>
    </style:style>
    <style:style style:name="T1344" style:family="text">
      <style:text-properties officeooo:rsid="01e3c16b"/>
    </style:style>
    <style:style style:name="T1345" style:family="text">
      <style:text-properties officeooo:rsid="01e3ecf3"/>
    </style:style>
    <style:style style:name="T1346" style:family="text">
      <style:text-properties officeooo:rsid="01e582d0"/>
    </style:style>
    <style:style style:name="T1347" style:family="text">
      <style:text-properties officeooo:rsid="01e679f7"/>
    </style:style>
    <style:style style:name="T1348" style:family="text">
      <style:text-properties officeooo:rsid="01e70033"/>
    </style:style>
    <style:style style:name="T1349" style:family="text">
      <style:text-properties officeooo:rsid="01e8c301"/>
    </style:style>
    <style:style style:name="T1350" style:family="text">
      <style:text-properties officeooo:rsid="01e9e233"/>
    </style:style>
    <style:style style:name="T1351" style:family="text">
      <style:text-properties officeooo:rsid="01ea5dcb"/>
    </style:style>
    <style:style style:name="T1352" style:family="text">
      <style:text-properties officeooo:rsid="01ebcbe0"/>
    </style:style>
    <style:style style:name="T1353" style:family="text">
      <style:text-properties officeooo:rsid="01ed19c9"/>
    </style:style>
    <style:style style:name="T1354" style:family="text">
      <style:text-properties officeooo:rsid="01ed92c0"/>
    </style:style>
    <style:style style:name="T1355" style:family="text">
      <style:text-properties officeooo:rsid="01eeb579"/>
    </style:style>
    <style:style style:name="T1356" style:family="text">
      <style:text-properties officeooo:rsid="01ef85bc"/>
    </style:style>
    <style:style style:name="T1357" style:family="text">
      <style:text-properties officeooo:rsid="01f0f203"/>
    </style:style>
    <style:style style:name="T1358" style:family="text">
      <style:text-properties officeooo:rsid="01f3dd42"/>
    </style:style>
    <style:style style:name="T1359" style:family="text">
      <style:text-properties officeooo:rsid="01f49e51"/>
    </style:style>
    <style:style style:name="T1360" style:family="text">
      <style:text-properties officeooo:rsid="01f50924"/>
    </style:style>
    <style:style style:name="T1361" style:family="text">
      <style:text-properties officeooo:rsid="01f574b7"/>
    </style:style>
    <style:style style:name="T1362" style:family="text">
      <style:text-properties officeooo:rsid="01f5a826"/>
    </style:style>
    <style:style style:name="T1363" style:family="text">
      <style:text-properties officeooo:rsid="01f672f3"/>
    </style:style>
    <style:style style:name="T1364" style:family="text">
      <style:text-properties officeooo:rsid="01fdd9c1"/>
    </style:style>
    <style:style style:name="T1365" style:family="text">
      <style:text-properties officeooo:rsid="0202af4a"/>
    </style:style>
    <style:style style:name="T1366" style:family="text">
      <style:text-properties officeooo:rsid="0202cd53"/>
    </style:style>
    <style:style style:name="T1367" style:family="text">
      <style:text-properties officeooo:rsid="0203adf4"/>
    </style:style>
    <style:style style:name="T1368" style:family="text">
      <style:text-properties officeooo:rsid="020535d4"/>
    </style:style>
    <style:style style:name="T1369" style:family="text">
      <style:text-properties officeooo:rsid="0207e1fc"/>
    </style:style>
    <style:style style:name="T1370" style:family="text">
      <style:text-properties officeooo:rsid="02305904"/>
    </style:style>
    <style:style style:name="T1371" style:family="text">
      <style:text-properties officeooo:rsid="023180ca"/>
    </style:style>
    <style:style style:name="T1372" style:family="text">
      <style:text-properties officeooo:rsid="023513b7"/>
    </style:style>
    <style:style style:name="T1373" style:family="text">
      <style:text-properties officeooo:rsid="023819f3"/>
    </style:style>
    <style:style style:name="T1374" style:family="text">
      <style:text-properties officeooo:rsid="023afb1c"/>
    </style:style>
    <style:style style:name="T1375" style:family="text">
      <style:text-properties officeooo:rsid="023cb66a"/>
    </style:style>
    <style:style style:name="T1376" style:family="text">
      <style:text-properties officeooo:rsid="023ea609"/>
    </style:style>
    <style:style style:name="T1377" style:family="text">
      <style:text-properties officeooo:rsid="023fa6d7"/>
    </style:style>
    <style:style style:name="T1378" style:family="text">
      <style:text-properties officeooo:rsid="02407ce5"/>
    </style:style>
    <style:style style:name="T1379" style:family="text">
      <style:text-properties officeooo:rsid="0240ae3e"/>
    </style:style>
    <style:style style:name="T1380" style:family="text">
      <style:text-properties officeooo:rsid="0241f1e6"/>
    </style:style>
    <style:style style:name="T1381" style:family="text">
      <style:text-properties officeooo:rsid="02432569"/>
    </style:style>
    <style:style style:name="T1382" style:family="text">
      <style:text-properties officeooo:rsid="02714680"/>
    </style:style>
    <style:style style:name="T1383" style:family="text">
      <style:text-properties officeooo:rsid="027921b3"/>
    </style:style>
    <style:style style:name="T1384" style:family="text">
      <style:text-properties officeooo:rsid="027a24d1"/>
    </style:style>
    <style:style style:name="T1385" style:family="text">
      <style:text-properties officeooo:rsid="027b2199"/>
    </style:style>
    <style:style style:name="T1386" style:family="text">
      <style:text-properties officeooo:rsid="027eaf5e"/>
    </style:style>
    <style:style style:name="T1387" style:family="text">
      <style:text-properties officeooo:rsid="027f6f80"/>
    </style:style>
    <style:style style:name="T1388" style:family="text">
      <style:text-properties officeooo:rsid="0281b0a7"/>
    </style:style>
    <style:style style:name="T1389" style:family="text">
      <style:text-properties officeooo:rsid="0285911d"/>
    </style:style>
    <style:style style:name="T1390" style:family="text">
      <style:text-properties officeooo:rsid="02a7e641"/>
    </style:style>
    <style:style style:name="T1391" style:family="text">
      <style:text-properties officeooo:rsid="02b0bf52"/>
    </style:style>
    <style:style style:name="T1392" style:family="text">
      <style:text-properties officeooo:rsid="02c7f0f4"/>
    </style:style>
    <style:style style:name="T1393" style:family="text">
      <style:text-properties officeooo:rsid="02ceceb6"/>
    </style:style>
    <style:style style:name="T1394" style:family="text">
      <style:text-properties officeooo:rsid="00587d45"/>
    </style:style>
    <style:style style:name="T1395" style:family="text">
      <style:text-properties officeooo:rsid="02db76eb"/>
    </style:style>
    <style:style style:name="T1396" style:family="text">
      <style:text-properties officeooo:rsid="02dfa988"/>
    </style:style>
    <style:style style:name="T1397" style:family="text">
      <style:text-properties officeooo:rsid="02e0ed45"/>
    </style:style>
    <style:style style:name="T1398" style:family="text">
      <style:text-properties officeooo:rsid="02e7ece8"/>
    </style:style>
    <style:style style:name="T1399" style:family="text">
      <style:text-properties officeooo:rsid="02f06765"/>
    </style:style>
    <style:style style:name="T1400" style:family="text">
      <style:text-properties officeooo:rsid="02f0b67e"/>
    </style:style>
    <style:style style:name="T1401" style:family="text">
      <style:text-properties officeooo:rsid="02f3d6cd"/>
    </style:style>
    <style:style style:name="T1402" style:family="text">
      <style:text-properties officeooo:rsid="02f56371"/>
    </style:style>
    <style:style style:name="T1403" style:family="text">
      <style:text-properties officeooo:rsid="02f802cf"/>
    </style:style>
    <style:style style:name="T1404" style:family="text">
      <style:text-properties officeooo:rsid="02f9e9b7"/>
    </style:style>
    <style:style style:name="T1405" style:family="text">
      <style:text-properties officeooo:rsid="02fc243c"/>
    </style:style>
    <style:style style:name="T1406" style:family="text">
      <style:text-properties officeooo:rsid="02fdb4b6"/>
    </style:style>
    <style:style style:name="T1407" style:family="text">
      <style:text-properties officeooo:rsid="02fedf6a"/>
    </style:style>
    <style:style style:name="T1408" style:family="text">
      <style:text-properties officeooo:rsid="03021476"/>
    </style:style>
    <style:style style:name="T1409" style:family="text">
      <style:text-properties officeooo:rsid="0306c6b2"/>
    </style:style>
    <style:style style:name="T1410" style:family="text">
      <style:text-properties officeooo:rsid="0308623e"/>
    </style:style>
    <style:style style:name="T1411" style:family="text">
      <style:text-properties officeooo:rsid="030bc30e"/>
    </style:style>
    <style:style style:name="T1412" style:family="text">
      <style:text-properties officeooo:rsid="031b6890"/>
    </style:style>
    <style:style style:name="T1413" style:family="text">
      <style:text-properties officeooo:rsid="0323d2cf"/>
    </style:style>
    <style:style style:name="T1414" style:family="text">
      <style:text-properties officeooo:rsid="0325bd10"/>
    </style:style>
    <style:style style:name="T1415" style:family="text">
      <style:text-properties officeooo:rsid="03268562"/>
    </style:style>
    <style:style style:name="T1416" style:family="text">
      <style:text-properties officeooo:rsid="0331ac17"/>
    </style:style>
    <style:style style:name="T1417" style:family="text">
      <style:text-properties officeooo:rsid="03365d58"/>
    </style:style>
    <style:style style:name="T1418" style:family="text">
      <style:text-properties officeooo:rsid="033b6f55"/>
    </style:style>
    <style:style style:name="T1419" style:family="text">
      <style:text-properties officeooo:rsid="033d1ed2"/>
    </style:style>
    <style:style style:name="T1420" style:family="text">
      <style:text-properties officeooo:rsid="033ea96a"/>
    </style:style>
    <style:style style:name="T1421" style:family="text">
      <style:text-properties officeooo:rsid="0343cb43"/>
    </style:style>
    <style:style style:name="T1422" style:family="text">
      <style:text-properties officeooo:rsid="0348f3e2"/>
    </style:style>
    <style:style style:name="T1423" style:family="text">
      <style:text-properties officeooo:rsid="0353ee20"/>
    </style:style>
    <style:style style:name="T1424" style:family="text">
      <style:text-properties officeooo:rsid="03663007"/>
    </style:style>
    <style:style style:name="T1425" style:family="text">
      <style:text-properties officeooo:rsid="03687cd5"/>
    </style:style>
    <style:style style:name="T1426" style:family="text">
      <style:text-properties officeooo:rsid="0368a646"/>
    </style:style>
    <style:style style:name="T1427" style:family="text">
      <style:text-properties officeooo:rsid="036fd4f3"/>
    </style:style>
    <style:style style:name="T1428" style:family="text">
      <style:text-properties officeooo:rsid="03714988"/>
    </style:style>
    <style:style style:name="T1429" style:family="text">
      <style:text-properties officeooo:rsid="03728c98"/>
    </style:style>
    <style:style style:name="T1430" style:family="text">
      <style:text-properties officeooo:rsid="0373a794"/>
    </style:style>
    <style:style style:name="T1431" style:family="text">
      <style:text-properties officeooo:rsid="0376f0e0"/>
    </style:style>
    <style:style style:name="T1432" style:family="text">
      <style:text-properties officeooo:rsid="03784c28"/>
    </style:style>
    <style:style style:name="T1433" style:family="text">
      <style:text-properties officeooo:rsid="0379c4fc"/>
    </style:style>
    <style:style style:name="T1434" style:family="text">
      <style:text-properties officeooo:rsid="037a9208"/>
    </style:style>
    <style:style style:name="T1435" style:family="text">
      <style:text-properties officeooo:rsid="037aae42"/>
    </style:style>
    <style:style style:name="T1436" style:family="text">
      <style:text-properties officeooo:rsid="037b1609"/>
    </style:style>
    <style:style style:name="T1437" style:family="text">
      <style:text-properties officeooo:rsid="037b6186"/>
    </style:style>
    <style:style style:name="T1438" style:family="text">
      <style:text-properties officeooo:rsid="037bfc68"/>
    </style:style>
    <style:style style:name="T1439" style:family="text">
      <style:text-properties officeooo:rsid="037c5061"/>
    </style:style>
    <style:style style:name="T1440" style:family="text">
      <style:text-properties officeooo:rsid="037e2343"/>
    </style:style>
    <style:style style:name="T1441" style:family="text">
      <style:text-properties officeooo:rsid="037ef957"/>
    </style:style>
    <style:style style:name="T1442" style:family="text">
      <style:text-properties officeooo:rsid="0381ef3a"/>
    </style:style>
    <style:style style:name="T1443" style:family="text">
      <style:text-properties officeooo:rsid="0385a5f5"/>
    </style:style>
    <style:style style:name="T1444" style:family="text">
      <style:text-properties officeooo:rsid="038bce27"/>
    </style:style>
    <style:style style:name="T1445" style:family="text">
      <style:text-properties officeooo:rsid="038cd03a"/>
    </style:style>
    <style:style style:name="T1446" style:family="text">
      <style:text-properties officeooo:rsid="038f49fd"/>
    </style:style>
    <style:style style:name="T1447" style:family="text">
      <style:text-properties fo:font-style="italic" style:font-style-asian="italic" style:font-style-complex="italic"/>
    </style:style>
    <style:style style:name="T1448" style:family="text">
      <style:text-properties fo:font-style="italic" officeooo:rsid="039561ac" style:font-style-asian="italic" style:font-style-complex="italic"/>
    </style:style>
    <style:style style:name="T1449" style:family="text">
      <style:text-properties fo:font-style="italic" officeooo:rsid="0390f9c9" style:font-style-asian="italic" style:font-style-complex="italic"/>
    </style:style>
    <style:style style:name="T1450" style:family="text">
      <style:text-properties fo:font-style="italic" officeooo:rsid="055636f1" style:font-style-asian="italic" style:font-style-complex="italic"/>
    </style:style>
    <style:style style:name="T1451" style:family="text">
      <style:text-properties fo:font-style="italic" officeooo:rsid="05573708" style:font-style-asian="italic" style:font-style-complex="italic"/>
    </style:style>
    <style:style style:name="T1452" style:family="text">
      <style:text-properties fo:font-style="italic" officeooo:rsid="05957807" style:font-style-asian="italic" style:font-style-complex="italic"/>
    </style:style>
    <style:style style:name="T1453" style:family="text">
      <style:text-properties officeooo:rsid="03978cec"/>
    </style:style>
    <style:style style:name="T1454" style:family="text">
      <style:text-properties officeooo:rsid="03983156"/>
    </style:style>
    <style:style style:name="T1455" style:family="text">
      <style:text-properties officeooo:rsid="03998792"/>
    </style:style>
    <style:style style:name="T1456" style:family="text">
      <style:text-properties officeooo:rsid="039b02a3"/>
    </style:style>
    <style:style style:name="T1457" style:family="text">
      <style:text-properties officeooo:rsid="039cd0a5"/>
    </style:style>
    <style:style style:name="T1458" style:family="text">
      <style:text-properties officeooo:rsid="039cfe9f"/>
    </style:style>
    <style:style style:name="T1459" style:family="text">
      <style:text-properties officeooo:rsid="039ea225"/>
    </style:style>
    <style:style style:name="T1460" style:family="text">
      <style:text-properties officeooo:rsid="039fd8ca"/>
    </style:style>
    <style:style style:name="T1461" style:family="text">
      <style:text-properties officeooo:rsid="03a0de4f"/>
    </style:style>
    <style:style style:name="T1462" style:family="text">
      <style:text-properties officeooo:rsid="03a3fa8b"/>
    </style:style>
    <style:style style:name="T1463" style:family="text">
      <style:text-properties officeooo:rsid="03a5dfb6"/>
    </style:style>
    <style:style style:name="T1464" style:family="text">
      <style:text-properties officeooo:rsid="03a68b7a"/>
    </style:style>
    <style:style style:name="T1465" style:family="text">
      <style:text-properties officeooo:rsid="03a99652"/>
    </style:style>
    <style:style style:name="T1466" style:family="text">
      <style:text-properties officeooo:rsid="0389fbb2"/>
    </style:style>
    <style:style style:name="T1467" style:family="text">
      <style:text-properties officeooo:rsid="03acd4f9"/>
    </style:style>
    <style:style style:name="T1468" style:family="text">
      <style:text-properties officeooo:rsid="03bd1c39"/>
    </style:style>
    <style:style style:name="T1469" style:family="text">
      <style:text-properties officeooo:rsid="03c9f528"/>
    </style:style>
    <style:style style:name="T1470" style:family="text">
      <style:text-properties officeooo:rsid="03cc1aef"/>
    </style:style>
    <style:style style:name="T1471" style:family="text">
      <style:text-properties officeooo:rsid="03e3592a"/>
    </style:style>
    <style:style style:name="T1472" style:family="text">
      <style:text-properties officeooo:rsid="03e700ee"/>
    </style:style>
    <style:style style:name="T1473" style:family="text">
      <style:text-properties officeooo:rsid="040bd82f"/>
    </style:style>
    <style:style style:name="T1474" style:family="text">
      <style:text-properties officeooo:rsid="040c7009"/>
    </style:style>
    <style:style style:name="T1475" style:family="text">
      <style:text-properties officeooo:rsid="040dad1b"/>
    </style:style>
    <style:style style:name="T1476" style:family="text">
      <style:text-properties officeooo:rsid="040dc9de"/>
    </style:style>
    <style:style style:name="T1477" style:family="text">
      <style:text-properties officeooo:rsid="040de2d6"/>
    </style:style>
    <style:style style:name="T1478" style:family="text">
      <style:text-properties officeooo:rsid="040fccc9"/>
    </style:style>
    <style:style style:name="T1479" style:family="text">
      <style:text-properties officeooo:rsid="04107894"/>
    </style:style>
    <style:style style:name="T1480" style:family="text">
      <style:text-properties officeooo:rsid="04127c06"/>
    </style:style>
    <style:style style:name="T1481" style:family="text">
      <style:text-properties officeooo:rsid="0412e1a3"/>
    </style:style>
    <style:style style:name="T1482" style:family="text">
      <style:text-properties officeooo:rsid="0418b9a9"/>
    </style:style>
    <style:style style:name="T1483" style:family="text">
      <style:text-properties officeooo:rsid="041a75e6"/>
    </style:style>
    <style:style style:name="T1484" style:family="text">
      <style:text-properties officeooo:rsid="041b3e60"/>
    </style:style>
    <style:style style:name="T1485" style:family="text">
      <style:text-properties officeooo:rsid="041d367c"/>
    </style:style>
    <style:style style:name="T1486" style:family="text">
      <style:text-properties officeooo:rsid="041fc575"/>
    </style:style>
    <style:style style:name="T1487" style:family="text">
      <style:text-properties officeooo:rsid="0420926f"/>
    </style:style>
    <style:style style:name="T1488" style:family="text">
      <style:text-properties officeooo:rsid="04232e45"/>
    </style:style>
    <style:style style:name="T1489" style:family="text">
      <style:text-properties officeooo:rsid="043ac498"/>
    </style:style>
    <style:style style:name="T1490" style:family="text">
      <style:text-properties officeooo:rsid="043b803d"/>
    </style:style>
    <style:style style:name="T1491" style:family="text">
      <style:text-properties officeooo:rsid="0443151f"/>
    </style:style>
    <style:style style:name="T1492" style:family="text">
      <style:text-properties officeooo:rsid="04476011"/>
    </style:style>
    <style:style style:name="T1493" style:family="text">
      <style:text-properties officeooo:rsid="04562914"/>
    </style:style>
    <style:style style:name="T1494" style:family="text">
      <style:text-properties officeooo:rsid="045919bd"/>
    </style:style>
    <style:style style:name="T1495" style:family="text">
      <style:text-properties officeooo:rsid="045de65b"/>
    </style:style>
    <style:style style:name="T1496" style:family="text">
      <style:text-properties officeooo:rsid="045f116b"/>
    </style:style>
    <style:style style:name="T1497" style:family="text">
      <style:text-properties officeooo:rsid="0460e79b"/>
    </style:style>
    <style:style style:name="T1498" style:family="text">
      <style:text-properties officeooo:rsid="04617eaa"/>
    </style:style>
    <style:style style:name="T1499" style:family="text">
      <style:text-properties officeooo:rsid="04634bd8"/>
    </style:style>
    <style:style style:name="T1500" style:family="text">
      <style:text-properties officeooo:rsid="0463c8cf"/>
    </style:style>
    <style:style style:name="T1501" style:family="text">
      <style:text-properties officeooo:rsid="0464ff8e"/>
    </style:style>
    <style:style style:name="T1502" style:family="text">
      <style:text-properties officeooo:rsid="04678c14"/>
    </style:style>
    <style:style style:name="T1503" style:family="text">
      <style:text-properties officeooo:rsid="0473f29a"/>
    </style:style>
    <style:style style:name="T1504" style:family="text">
      <style:text-properties officeooo:rsid="047402be"/>
    </style:style>
    <style:style style:name="T1505" style:family="text">
      <style:text-properties officeooo:rsid="04752469"/>
    </style:style>
    <style:style style:name="T1506" style:family="text">
      <style:text-properties officeooo:rsid="0475a7e6"/>
    </style:style>
    <style:style style:name="T1507" style:family="text">
      <style:text-properties officeooo:rsid="0475e0fd"/>
    </style:style>
    <style:style style:name="T1508" style:family="text">
      <style:text-properties officeooo:rsid="047770b8"/>
    </style:style>
    <style:style style:name="T1509" style:family="text">
      <style:text-properties officeooo:rsid="04783fed"/>
    </style:style>
    <style:style style:name="T1510" style:family="text">
      <style:text-properties officeooo:rsid="04787689"/>
    </style:style>
    <style:style style:name="T1511" style:family="text">
      <style:text-properties officeooo:rsid="047976d4"/>
    </style:style>
    <style:style style:name="T1512" style:family="text">
      <style:text-properties officeooo:rsid="0480de51"/>
    </style:style>
    <style:style style:name="T1513" style:family="text">
      <style:text-properties officeooo:rsid="0486f44f"/>
    </style:style>
    <style:style style:name="T1514" style:family="text">
      <style:text-properties officeooo:rsid="0489faf4"/>
    </style:style>
    <style:style style:name="T1515" style:family="text">
      <style:text-properties officeooo:rsid="048ac62f"/>
    </style:style>
    <style:style style:name="T1516" style:family="text">
      <style:text-properties officeooo:rsid="048ccea2"/>
    </style:style>
    <style:style style:name="T1517" style:family="text">
      <style:text-properties officeooo:rsid="048ec6fc"/>
    </style:style>
    <style:style style:name="T1518" style:family="text">
      <style:text-properties officeooo:rsid="048f13dd"/>
    </style:style>
    <style:style style:name="T1519" style:family="text">
      <style:text-properties officeooo:rsid="04aa5496"/>
    </style:style>
    <style:style style:name="T1520" style:family="text">
      <style:text-properties officeooo:rsid="04ad8361"/>
    </style:style>
    <style:style style:name="T1521" style:family="text">
      <style:text-properties officeooo:rsid="04b0ab0b"/>
    </style:style>
    <style:style style:name="T1522" style:family="text">
      <style:text-properties officeooo:rsid="04bffdb3"/>
    </style:style>
    <style:style style:name="T1523" style:family="text">
      <style:text-properties officeooo:rsid="04c08d18"/>
    </style:style>
    <style:style style:name="T1524" style:family="text">
      <style:text-properties officeooo:rsid="04cf9e06"/>
    </style:style>
    <style:style style:name="T1525" style:family="text">
      <style:text-properties officeooo:rsid="04d25d49"/>
    </style:style>
    <style:style style:name="T1526" style:family="text">
      <style:text-properties officeooo:rsid="04d449f2"/>
    </style:style>
    <style:style style:name="T1527" style:family="text">
      <style:text-properties officeooo:rsid="04d5a53c"/>
    </style:style>
    <style:style style:name="T1528" style:family="text">
      <style:text-properties officeooo:rsid="008111f1"/>
    </style:style>
    <style:style style:name="T1529" style:family="text">
      <style:text-properties officeooo:rsid="04dfcb7b"/>
    </style:style>
    <style:style style:name="T1530" style:family="text">
      <style:text-properties officeooo:rsid="04f456a7"/>
    </style:style>
    <style:style style:name="T1531" style:family="text">
      <style:text-properties officeooo:rsid="0526422a"/>
    </style:style>
    <style:style style:name="T1532" style:family="text">
      <style:text-properties officeooo:rsid="053759ba"/>
    </style:style>
    <style:style style:name="T1533" style:family="text">
      <style:text-properties officeooo:rsid="053d2d03"/>
    </style:style>
    <style:style style:name="T1534" style:family="text">
      <style:text-properties officeooo:rsid="0552eccb"/>
    </style:style>
    <style:style style:name="T1535" style:family="text">
      <style:text-properties officeooo:rsid="05559405"/>
    </style:style>
    <style:style style:name="T1536" style:family="text">
      <style:text-properties officeooo:rsid="055636f1"/>
    </style:style>
    <style:style style:name="T1537" style:family="text">
      <style:text-properties officeooo:rsid="055f3f45"/>
    </style:style>
    <style:style style:name="T1538" style:family="text">
      <style:text-properties officeooo:rsid="0561d426"/>
    </style:style>
    <style:style style:name="T1539" style:family="text">
      <style:text-properties officeooo:rsid="056cb426"/>
    </style:style>
    <style:style style:name="T1540" style:family="text">
      <style:text-properties officeooo:rsid="056f5dcb"/>
    </style:style>
    <style:style style:name="T1541" style:family="text">
      <style:text-properties officeooo:rsid="057156b6"/>
    </style:style>
    <style:style style:name="T1542" style:family="text">
      <style:text-properties officeooo:rsid="058be101"/>
    </style:style>
    <style:style style:name="T1543" style:family="text">
      <style:text-properties officeooo:rsid="058eef38"/>
    </style:style>
    <style:style style:name="T1544" style:family="text">
      <style:text-properties officeooo:rsid="058f49a2"/>
    </style:style>
    <style:style style:name="T1545" style:family="text">
      <style:text-properties officeooo:rsid="058fa80c"/>
    </style:style>
    <style:style style:name="T1546" style:family="text">
      <style:text-properties officeooo:rsid="05957807"/>
    </style:style>
    <style:style style:name="T1547" style:family="text">
      <style:text-properties officeooo:rsid="059aa93b"/>
    </style:style>
    <style:style style:name="T1548" style:family="text">
      <style:text-properties officeooo:rsid="059b1b09"/>
    </style:style>
    <style:style style:name="T1549" style:family="text">
      <style:text-properties officeooo:rsid="059cd8f3"/>
    </style:style>
    <style:style style:name="T1550" style:family="text">
      <style:text-properties officeooo:rsid="05b3ec6c"/>
    </style:style>
    <style:style style:name="T1551" style:family="text">
      <style:text-properties officeooo:rsid="05cba8d8"/>
    </style:style>
    <style:style style:name="T1552" style:family="text">
      <style:text-properties officeooo:rsid="05d3508d"/>
    </style:style>
    <style:style style:name="T1553" style:family="text">
      <style:text-properties officeooo:rsid="05d40254"/>
    </style:style>
    <style:style style:name="T1554" style:family="text">
      <style:text-properties officeooo:rsid="05d4ce14"/>
    </style:style>
    <style:style style:name="T1555" style:family="text">
      <style:text-properties officeooo:rsid="05d632ee"/>
    </style:style>
    <style:style style:name="T1556" style:family="text">
      <style:text-properties officeooo:rsid="05d6d3c3"/>
    </style:style>
    <style:style style:name="T1557" style:family="text">
      <style:text-properties officeooo:rsid="05d87a15"/>
    </style:style>
    <style:style style:name="T1558" style:family="text">
      <style:text-properties officeooo:rsid="063bc8bd"/>
    </style:style>
    <style:style style:name="T1559" style:family="text">
      <style:text-properties officeooo:rsid="063da217"/>
    </style:style>
    <style:style style:name="T1560" style:family="text">
      <style:text-properties officeooo:rsid="063eb9d0"/>
    </style:style>
    <style:style style:name="T1561" style:family="text">
      <style:text-properties officeooo:rsid="0641e948"/>
    </style:style>
    <style:style style:name="T1562" style:family="text">
      <style:text-properties officeooo:rsid="0641fb2e"/>
    </style:style>
    <style:style style:name="T1563" style:family="text">
      <style:text-properties officeooo:rsid="064366a7"/>
    </style:style>
    <style:style style:name="T1564" style:family="text">
      <style:text-properties officeooo:rsid="06453706"/>
    </style:style>
    <style:style style:name="T1565" style:family="text">
      <style:text-properties officeooo:rsid="06472320"/>
    </style:style>
    <style:style style:name="T1566" style:family="text">
      <style:text-properties officeooo:rsid="0647a5bc"/>
    </style:style>
    <style:style style:name="T1567" style:family="text">
      <style:text-properties officeooo:rsid="0647c736"/>
    </style:style>
    <style:style style:name="T1568" style:family="text">
      <style:text-properties officeooo:rsid="064be649"/>
    </style:style>
    <style:style style:name="T1569" style:family="text">
      <style:text-properties officeooo:rsid="064c6651"/>
    </style:style>
    <style:style style:name="T1570" style:family="text">
      <style:text-properties officeooo:rsid="066ede94"/>
    </style:style>
    <style:style style:name="T1571" style:family="text">
      <style:text-properties officeooo:rsid="066eff80"/>
    </style:style>
    <style:style style:name="T1572" style:family="text">
      <style:text-properties officeooo:rsid="069da0ea"/>
    </style:style>
    <style:style style:name="T1573" style:family="text">
      <style:text-properties officeooo:rsid="069f03d4"/>
    </style:style>
    <style:style style:name="T1574" style:family="text">
      <style:text-properties officeooo:rsid="06a5347d"/>
    </style:style>
    <style:style style:name="T1575" style:family="text">
      <style:text-properties officeooo:rsid="06a6ac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5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954" text:outline-level="2">1</text:h>
      <text:p text:style-name="P430">009 Sound System – DreamScape (<text:a xlink:type="simple" xlink:href="https://www.youtube.com/watch?v=TKfS5zVfGBc" text:style-name="Internet_20_link" text:visited-style-name="Visited_20_Internet_20_Link">https://www.youtube.com/watch?v=TKfS5zVfGBc</text:a>)</text:p>
      <text:p text:style-name="P43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61">Я осторожно задвинул судно обратно под кровать Терминатору. Дело сделано. Теперь можно и заснуть.</text:p>
      <text:p text:style-name="P365"/>
      <text:p text:style-name="P365">~~~</text:p>
      <text:p text:style-name="P61"><text:a xlink:type="simple" xlink:href="https://www.youtube.com/watch?v=rvk5D1iI2LA" text:style-name="Internet_20_link" text:visited-style-name="Visited_20_Internet_20_Link">https://www.youtube.com/watch?v=rvk5D1iI2LA</text:a></text:p>
      <text:h text:style-name="P953" text:outline-level="1">Mark Knopfler - Marbletown - Córdoba 2010 </text:h>
      <text:p text:style-name="P61"/>
      <text:p text:style-name="P61">Джет нетерпеливо толкает меня копытом в плечо. &lt;<text:span text:style-name="T29">Её полное имя – Рэйнбоу Джет</text:span>&gt;</text:p>
      <text:p text:style-name="P61">- Хум, вставай! Хум! Пора собираться! Хум… Хуман!!!</text:p>
      <text:p text:style-name="P61">Последний толчок больше похож на пинок. Я со стоном разлепляю веки.</text:p>
      <text:p text:style-name="P61"/>
      <text:p text:style-name="P61">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61"><text:soft-page-break/>&lt;<text:span text:style-name="T29">одеяло?</text:span>&gt;</text:p>
      <text:p text:style-name="P61">- Они приближаются! Я слышала их горн<text:span text:style-name="T1">!</text:span> Надо убираться отсюда!</text:p>
      <text:p text:style-name="P61"/>
      <text:p text:style-name="P61">Последнюю порцию барахла Джет утрамбовывает, с размаху усевшись на мешок. Тот жалобно скрипит.</text:p>
      <text:p text:style-name="P61"/>
      <text:p text:style-name="P61">- Да вставай же!</text:p>
      <text:p text:style-name="P61">Не дождавшись, Джет нетерпеливо прыгает ко мне и, поддев мордой, переводит в сидячее положение.</text:p>
      <text:p text:style-name="P61">Мешок, облегчённо крякнув, вываливает половину содержимого на землю.</text:p>
      <text:p text:style-name="P61"/>
      <text:p text:style-name="P61">Три дня! Три грёбаных дня мы скрытно пробираемся к проклятой <text:span text:style-name="T2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1">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61"/>
      <text:p text:style-name="P61">Но самое опасное – даже не Агамемнон. Нееет, чешуйчатый самовар вылетает из логова на охоту <text:span text:style-name="T29">на рассвете и возвращается до полдня,</text:span> строго по расписанию. И если затаиться в <text:span text:style-name="T2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61"/>
      <text:p text:style-name="P361">Нет, Агамемнон – ерунда. За нами. Гонятся. Чёртовы. Чокнутые. Пони.</text:p>
      <text:p text:style-name="P361"/>
      <text:p text:style-name="P36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361">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61"/>
      <text:p text:style-name="P361">Ну вот кто заставил тебя улыбаться Дейдре, Хуман? Ведь всё так неплохо шло…</text:p>
      <text:p text:style-name="P61"/>
      <text:p text:style-name="P365">***</text:p>
      <text:p text:style-name="P61">...</text:p>
      <text:p text:style-name="P61"><text:soft-page-break/>- Привет, красавчики! &lt;<text:span text:style-name="T29">Развернуть характер Эпплхэт и её маленькой сестры Лейлы</text:span>&gt;</text:p>
      <text:p text:style-name="P61"/>
      <text:p text:style-name="P61">Мы обернулись на голос и узрели с полдюжины копий, чуть ли не уткнувшихся нам в носы.</text:p>
      <text:p text:style-name="P61"/>
      <text:p text:style-name="P61">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61"/>
      <text:p text:style-name="P6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61"/>
      <text:p text:style-name="P61">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61">В незащищённую бронёй шею Джет упиралось копьё крохотной поньки с гривой ёршиком. &lt;<text:span text:style-name="T29">Развернуть характер Лейлы Твердолоб</text:span>&gt;</text:p>
      <text:p text:style-name="P61"/>
      <text:p text:style-name="P61">- Хорошая попытка, летун, - расплылась в ехидной улыбке малютка, - но устраивать засады нас учат с младенчества. Крылатым этого не понять, правда?</text:p>
      <text:p text:style-name="P61"/>
      <text:p text:style-name="P61">Тут я заметил, что крыльев у этих оборванцев не наблюдается.</text:p>
      <text:p text:style-name="P61"/>
      <text:p text:style-name="P6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2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61"/>
      <text:p text:style-name="P61">Та мрачно стояла, сцепив зубы.</text:p>
      <text:p text:style-name="P61"/>
      <text:p text:style-name="P6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29">С него вы ничего не получите, лучше отпустите. Вы же не трогаете жеребят</text:span>?</text:p>
      <text:p text:style-name="P61"/>
      <text:p text:style-name="P61">Её собеседница только хмыкнула.</text:p>
      <text:p text:style-name="P61"/>
      <text:p text:style-name="P61"><text:soft-page-break/>- Хорош жеребёнок - ягодицы, что у ломовика! - она задумалась. - Так. Летуна – на кухню. А этого… красавчика – к Дейдре.</text:p>
      <text:p text:style-name="P61">&lt;<text:span text:style-name="T54">больше быта племени</text:span>&gt;</text:p>
      <text:p text:style-name="P365">…</text:p>
      <text:p text:style-name="P365"/>
      <text:p text:style-name="P61">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61"/>
      <text:p text:style-name="P61">…</text:p>
      <text:p text:style-name="P61"/>
      <text:p text:style-name="P61">- Эй, но я же не пони! Какой вам от меня прок в таком <text:span text:style-name="T2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61"/>
      <text:p text:style-name="P61">Я аж передёрнул плечами. <text:span text:style-name="T29">Конеёбство</text:span> – это, явно, не то занятие, чем ты занимался в прошлом и хотел бы заниматься в будущем, Хуман! </text:p>
      <text:p text:style-name="P61">Поняха с недоверием смотрела на меня.</text:p>
      <text:p text:style-name="P61"/>
      <text:p text:style-name="P61">- Хум, ты прикалываешься? Или та поломаная пегаска таки права, и ты действительно ничего не помнишь?</text:p>
      <text:p text:style-name="P61"/>
      <text:p text:style-name="P61">Понька принялась загибать копыта, делая сброс через каждую пару:</text:p>
      <text:p text:style-name="P61"/>
      <text:p text:style-name="P61">-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61"/>
      <text:p text:style-name="P61">…Я истерически рассмеялся…</text:p>
      <text:p text:style-name="P61"/>
      <text:p text:style-name="P61">-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29">У меня есть подруга из единорогов, только ты не говори никому, это тайна!</text:span> Хотя, может, ты умеешь магичить, Хум?</text:p>
      <text:p text:style-name="P61"><text:soft-page-break/></text:p>
      <text:p text:style-name="P61">Поняха с надеждой посмотрела на меня. Я с огромным облегчением отрицательно помотал головой.</text:p>
      <text:p text:style-name="P61"/>
      <text:p text:style-name="P61">-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61"/>
      <text:p text:style-name="P61">Дейдра мечтательно вздохнула.</text:p>
      <text:p text:style-name="P61"/>
      <text:p text:style-name="P61">- Может, ты тоже вождь своего племени, Хум? Какой у тебя талант? Летать и магичить ты не умеешь. Может, ты умеешь <text:span text:style-name="T4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61"/>
      <text:p text:style-name="P61">Я упорно помотал головой. Дейдра пристально уставилась на меня, пытаясь рассмотреть мой талант. Наконец она ухмыльнулась кривой улыбкой.</text:p>
      <text:p text:style-name="P61"/>
      <text:p text:style-name="P6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61"/>
      <text:p text:style-name="P61">- Путешествия, это уже что-то. Мне совершенно случайно нужно в Дрогонштерн, - наконец, подал голос я.</text:p>
      <text:p text:style-name="P61">-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61">-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61"/>
      <text:p text:style-name="P61">Розовая поняха заметно поскучнела.</text:p>
      <text:p text:style-name="P61"/>
      <text:p text:style-name="P6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92">Скоро некому будет обрабатывать поля. </text:span>И если бы только это!</text:p>
      <text:p text:style-name="P61"/>
      <text:p text:style-name="P61">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61"/>
      <text:p text:style-name="P61">-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61"/>
      <text:p text:style-name="P61">Я улыбнулся и понимающе покачал головой. Всё-таки между людьми и пони намного больше общего, чем тебе казалось, Хуман!</text:p>
      <text:p text:style-name="P61">Дейдра уныло свесила голову.</text:p>
      <text:p text:style-name="P61"/>
      <text:p text:style-name="P61">-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61"/>
      <text:p text:style-name="P61">Розовая кобылка вновь сжала зубами горлышко и запрокинула бутылку. Послышалось долгое бульканье.</text:p>
      <text:p text:style-name="P61"/>
      <text:p text:style-name="P61">-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61"/>
      <text:p text:style-name="P61">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61"/>
      <text:p text:style-name="P61">-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61"/>
      <text:p text:style-name="P61">Кобылка завела глаза, сложила губы бантиком и произнесла фальцетом:</text:p>
      <text:p text:style-name="P61"/>
      <text:p text:style-name="P61">- Дейдра, тебе пора заиметь своего покакунчика-посисюнчика, надо исполнить своё предназначение, нам нужен преемник вождю, песчинки-то <text:span text:style-name="T92">в часиках </text:span>падают, всем нужен покакунчик, не быть тебе полноценной без посисюнчика…</text:p>
      <text:p text:style-name="P61"><text:soft-page-break/></text:p>
      <text:p text:style-name="P61">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61"/>
      <text:p text:style-name="P6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61"/>
      <text:p text:style-name="P61">Вместе с храпом изо рта самой великой пиратки вылетело три розовых пузыря. Поняха явно перебрала с алкоголем.</text:p>
      <text:p text:style-name="P61"/>
      <text:p text:style-name="P365">…</text:p>
      <text:p text:style-name="P365"/>
      <text:p text:style-name="P61">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61"/>
      <text:p text:style-name="P61">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61"/>
      <text:p text:style-name="P61">- Джет… Джет… Да вставай же, засоня! - я громко шептал в ухо спящей пегаске, <text:span text:style-name="T1">легонько похлопывая по шее.</text:span></text:p>
      <text:p text:style-name="P61">- Мн-мн-хррр, - сонно чавкала пегаска, пуская слюни. - Гороховый суп закончился. Пюре будет через полчаса. Не ломайте лавки, пожалуйста… А? Что?</text:p>
      <text:p text:style-name="P61"/>
      <text:p text:style-name="P61">Я шёлкнул пегаску по носу.</text:p>
      <text:p text:style-name="P61">- Вставай! Надо сматываться. Дейдра хочет сделать меня своим фаворитом. У меня плохие предчувствия на этот счёт.</text:p>
      <text:p text:style-name="P61"/>
      <text:p text:style-name="P61">Пегаска поднялась, потирая нос копытом. Рваное одеяло сползло с её тела и в нос мне ударил кислый запах. </text:p>
      <text:p text:style-name="P61">- <text:span text:style-name="T29">Тут что, докторов нет? Неужели нельзя было нормально сделать</text:span>? - я указал на покалеченное крыло, примотанное к телу рваной тряпкой.</text:p>
      <text:p text:style-name="P61"><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61"/>
      <text:p text:style-name="P61">…</text:p>
      <text:p text:style-name="P61"/>
      <text:p text:style-name="P61">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61"/>
      <text:p text:style-name="P61">Есть только одно маленькое “но”.</text:p>
      <text:p text:style-name="P61">Эти двадцать шагов заполнены валяющимися вповалку, храпящими, чмокающими, сопящими и дёргающимися во сне пони.</text:p>
      <text:p text:style-name="P61"/>
      <text:p text:style-name="P61">- Ты чего остановился? - пихнула меня головой в спину Джет. - Надо торопиться, пока не рассвело!</text:p>
      <text:p text:style-name="P61"/>
      <text:p text:style-name="P61">Я обреченно вздохнул, выбрал на полу место, свободное от понеконечностей и поставил туда ногу.</text:p>
      <text:p text:style-name="P61">Почти попал. Светло-коричневая пони ойкнула и сжалась во сне, когда я наступил ей на хвост.</text:p>
      <text:p text:style-name="P61">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61"/>
      <text:p text:style-name="P61">Позади меня послышалось топанье, череда взвизгиваний и возни, нарастающая, подобно прибою.</text:p>
      <text:p text:style-name="P61">Джет невозмутимо торила свой путь прямо по ногам, туловищам и хвостам распластавшихся на полу пони.</text:p>
      <text:p text:style-name="P61"/>
      <text:p text:style-name="P61">- Ты рехнулась? - зашипел на неё я, - надо ж осторожно!</text:p>
      <text:p text:style-name="P61">- Ну, раз ты так хочешь, - пожала плечами пегаска и осторожно поставила ногу на голову пони, сосущей во сне собственное копыто.</text:p>
      <text:p text:style-name="P61"/>
      <text:p text:style-name="P61">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61"/>
      <text:p text:style-name="P61">Я остервенело дёргал ручку двери, ощущая затылком просыпающийся зал.</text:p>
      <text:p text:style-name="P61">- Закрыто, блин! - я дёрнул ещё сильнее и приложился задницой о пол, сжимая в руке оторванную ручку.</text:p>
      <text:p text:style-name="P61"><text:soft-page-break/></text:p>
      <text:p text:style-name="P61">- Хум<text:span text:style-name="T46">, подвинься!</text:span></text:p>
      <text:p text:style-name="P381">Пегаска оттеснила меня крупом и повернулась к двери задом.</text:p>
      <text:p text:style-name="P61"/>
      <text:p text:style-name="P943">БАБАХ!!!</text:p>
      <text:p text:style-name="P943"/>
      <text:p text:style-name="P943">Я ошалело смотрел на дверь, вылетевшую вместе с косяком во двор.</text:p>
      <text:p text:style-name="P943"/>
      <text:p text:style-name="P94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943">- Ага. - ухмыльнулась Джет. - Я — крутая! По заднему джебу мне нет равных на нашем облаке и двух соседних!</text:p>
      <text:p text:style-name="P943">- То же мне — крутая! - донеслось откуда-то снизу. - Да я смогла бы выбить эту дверь лбом! Она всё равно кое-как сляпана из обломков скамеек!</text:p>
      <text:p text:style-name="P943"/>
      <text:p text:style-name="P944">Мои ноги обнимала Дейдра, улыбаясь мне хищной улыбкой.</text:p>
      <text:p text:style-name="P944"/>
      <text:p text:style-name="P944">- И, кстати, чтобы открыть её, достаточно было просто отодвинуть засов.</text:p>
      <text:p text:style-name="P944"/>
      <text:p text:style-name="P944">В забеге на первенство тупости ты уверенно догоняешь пегаску, Хуман!</text:p>
      <text:p text:style-name="P944">Я криво улыбнулся Дейдре.</text:p>
      <text:p text:style-name="P944"/>
      <text:p text:style-name="P94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944"/>
      <text:p text:style-name="P944">Я сразу понял, что улыбаться Дейдре было плохой идеей. Поняха состроила щенячьи глаза и усилила и без того стальную хватку вокруг моих ног.</text:p>
      <text:p text:style-name="P944"/>
      <text:p text:style-name="P944">- Не бросай меня, Хум! Мне тут так скууучнооо!</text:p>
      <text:p text:style-name="P944"/>
      <text:p text:style-name="P944">Губы её задрожжали, как будто она собралась зареветь.</text:p>
      <text:p text:style-name="P94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944"><text:soft-page-break/></text:p>
      <text:p text:style-name="P94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944"/>
      <text:p text:style-name="P944">- Ммммфффф! - отвечала ей Джет.</text:p>
      <text:p text:style-name="P944"/>
      <text:p text:style-name="P944">Диалог прервался взвизгом и плеском воды. Наконец-то я почувствовал свои ноги свободными!</text:p>
      <text:p text:style-name="P944"/>
      <text:p text:style-name="P365">***</text:p>
      <text:p text:style-name="P61"/>
      <text:p text:style-name="P61">- Ты опять за своё! - крик Джет прямо в ухо перемешивает все воспоминания. - Выныривай! Они уже совсем близко!!!</text:p>
      <text:p text:style-name="P61"/>
      <text:p text:style-name="P61">Я содрогаюсь, вскакиваю с земли и машинально забрасываю мешок на плёчо.</text:p>
      <text:p text:style-name="P61"/>
      <text:p text:style-name="P61">- Идём.</text:p>
      <text:p text:style-name="P381"/>
      <text:h text:style-name="P954" text:outline-level="2">2</text:h>
      <text:p text:style-name="P61"/>
      <text:p text:style-name="P61">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61"/>
      <text:p text:style-name="P61">- Дед, сигу не долганёшь?</text:p>
      <text:p text:style-name="P376">- Не курю.</text:p>
      <text:p text:style-name="P376">- Я не спрашивал тебя, куришь ли ты? - пальцы вопрошавшего шевелились, как будто разминая невидимый пластилин. - Сигу не долганёшь?</text:p>
      <text:p text:style-name="P361"/>
      <text:p text:style-name="P376">Крыс спрыгнул с подоконника, царапнув грязным ногтем по кафелю уборной.</text:p>
      <text:p text:style-name="P376">- Ты ведь должен мне ещё с прошлого раза.</text:p>
      <text:p text:style-name="P376"/>
      <text:p text:style-name="P376">Я вытащил из рукава пижамы двадцатисантиметровый гвоздь и плюнул ему под ноги.</text:p>
      <text:p text:style-name="P376"><text:soft-page-break/></text:p>
      <text:p text:style-name="P376">- Ничего я тебе не должен. И ты сам это знаешь. Пошёл нахуй.</text:p>
      <text:p text:style-name="P376"/>
      <text:p text:style-name="P376">Крыс криво улыбнулся.</text:p>
      <text:p text:style-name="P376"/>
      <text:p text:style-name="P376">- Ну-ну. Вы тут, в Чертогах, совсем озверели, что ли? Из окон выпрыгиваете, на людей кидаетесь. Ладно-ладно, пока. Ещё увидимся.</text:p>
      <text:p text:style-name="P376"/>
      <text:p text:style-name="P376">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92">под конвоем церберов с автоматами</text:span>, и нас не навещают извне. Никто и никогда.</text:p>
      <text:p text:style-name="P376">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76"/>
      <text:p text:style-name="P376">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54">Смысл речи Папы?</text:span>&gt;</text:p>
      <text:p text:style-name="P376"/>
      <text:p text:style-name="P403">…шшш… </text:p>
      <text:p text:style-name="P403">sanctificetur nomen tuum; </text:p>
      <text:p text:style-name="P403">adveniat regnum tuum; </text:p>
      <text:p text:style-name="P403">fiat voluntas tua, sicut in caelo et in terra…</text:p>
      <text:p text:style-name="P403">…хрррсссшшш… </text:p>
      <text:p text:style-name="P403">ne nuclear bellum. Amen</text:p>
      <text:p text:style-name="P403">…шшшссс…</text:p>
      <text:p text:style-name="P403"/>
      <text:p text:style-name="P376">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76">Я уже открывал дверь в палату, когда услышал лениво брошенное в спину замечание.</text:p>
      <text:p text:style-name="P376"/>
      <text:p text:style-name="P376"><text:soft-page-break/>- Дед, собирай шмотки, скоро переезжаешь. На твоё место новенького поселяют. А тебя в соседнюю палату.</text:p>
      <text:p text:style-name="P376"/>
      <text:p text:style-name="P376">Я повернулся.</text:p>
      <text:p text:style-name="P376"/>
      <text:p text:style-name="P376">- Когда переезд?</text:p>
      <text:p text:style-name="P376">- Завтра. Или послезавтра, если чувак в реанимации задержится. </text:p>
      <text:p text:style-name="P376">- А почему не новенького в соседнюю? На кой чёрт им я сдался?</text:p>
      <text:p text:style-name="P376"/>
      <text:p text:style-name="P376"><text:s/>Дредд удивлённо бухнулся на все четыре ножки стула.</text:p>
      <text:p text:style-name="P376"/>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376"/>
      <text:p text:style-name="P376">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376">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2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376">Так что нет, не за память я пекусь. Просто приём нейролептиков напрочь отключает не только память, но и сновидения – я проверял.</text:p>
      <text:p text:style-name="P376"/>
      <text:p text:style-name="P376">А мне нравятся сны.</text:p>
      <text:p text:style-name="P3"/>
      <text:p text:style-name="P379">~~~</text:p>
      <text:p text:style-name="P376"><text:soft-page-break/></text:p>
      <text:p text:style-name="P376">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92">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92">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93">неделю</text:span><text:span text:style-name="T92"> назад. </text:span>Дым от привала преследователей не виден уже последние два дня. Я спускаюсь вниз и спрыгиваю с нижней ветки на землю. </text:p>
      <text:p text:style-name="P376"/>
      <text:p text:style-name="P376">- Таки оторвались. Но впереди обрыв. Надо думать, как спуститься.</text:p>
      <text:p text:style-name="P376"/>
      <text:p text:style-name="P376">Джет виновато смотрит на меня. Вот глупая пегаска! Она <text:span text:style-name="T91">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376"/>
      <text:p text:style-name="P376">- Каша будет готова через пять минут.</text:p>
      <text:p text:style-name="P376"/>
      <text:p text:style-name="P376">Словно бы в заглаживание вины своей немощности, Джет взяла готовку пищи на себя. </text:p>
      <text:p text:style-name="P376"/>
      <text:p text:style-name="P37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76"/>
      <text:p text:style-name="P376">Джет сидит у костра напротив меня и молча жуёт кашу.</text:p>
      <text:p text:style-name="P376">- Ты теперь до старости будешь его носить? - указываю я на одеяло.</text:p>
      <text:p text:style-name="P376">Пегаска только сильнее кутается в него. Кажется, она дрожит.</text:p>
      <text:p text:style-name="P376">- Тебе холодно? Брось, у костра же жарко? Давай я на тебя куртку накину?</text:p>
      <text:p text:style-name="P376">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76"/>
      <text:p text:style-name="P376">Ладно же, мне эти странности уже осточертели!</text:p>
      <text:p text:style-name="P376">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29">пещера Оникса</text:span>. Она выглядит именно так, как в видении – две одинокие вершины угольного цвета. Если <text:soft-page-break/>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376"/>
      <text:p text:style-name="P376">Едва слышится шорох сзади. Сначала чуть заметно коснувшись, Джет медленно прижимается ко мне всей спиной. Она сильно дрожит.</text:p>
      <text:p text:style-name="P376">Так мы согреваем друг-друга с тех пор, как сбежали от твердолобов – ночи стали заметно свежее.</text:p>
      <text:p text:style-name="P376">Но сейчас я отвергаю негласный договор. Это и раздражение на скрытность пегаски, и… </text:p>
      <text:p text:style-name="P376">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76"/>
      <text:p text:style-name="P376">- Джет, блин, у нас речка в двух шагах! Я понимаю, холодно, но нельзя ли помыться? Реально трудно находиться рядом с тобой…</text:p>
      <text:p text:style-name="P376"/>
      <text:p text:style-name="P376">Так же беззвучно, как возникло, касание пропадает. Пропадает и запах…</text:p>
      <text:p text:style-name="P376">Я закрываю глаза.</text:p>
      <text:p text:style-name="P376"/>
      <text:p text:style-name="P376">Просыпаюсь от холода. Щупаю рукой сзади себя. Наконец поворачиваюсь.</text:p>
      <text:p text:style-name="P376">Никого.</text:p>
      <text:p text:style-name="P376"/>
      <text:p text:style-name="P376">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76"/>
      <text:p text:style-name="P376">Полянка перед орешником пуста. Едва дымятся угли погасшего костра. В лунном свете цепочка отпечатков копыт в песке ведёт к реке.</text:p>
      <text:p text:style-name="P376">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76">…</text:p>
      <text:p text:style-name="P376">Ох, щит!!! М-м-мамочка…</text:p>
      <text:p text:style-name="P376">…</text:p>
      <text:p text:style-name="P376">Меня выворачивает наизнанку. Я падаю на колени и неистово блюю в воду. Течение уносит мой ужин к водопаду.</text:p>
      <text:p text:style-name="P376">Рядом со мной на песке лежит часть крыла. Парочка опарышей ещё ползают по голубоватым перьям. Обломок кости белеет в лунном свете.</text:p>
      <text:p text:style-name="P376">Проклятье! Какой же я долбень! Грёбаный близорукий эгоистичный долбень!</text:p>
      <text:p text:style-name="P376"><text:soft-page-break/></text:p>
      <text:p text:style-name="P376">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76"/>
      <text:p text:style-name="P376">Я ускоряюсь.</text:p>
      <text:p text:style-name="P376">Пегаска, понурив голову, бредёт к скальному выступу, нависающему над каньоном. Чуть подумав, она делает шаг в бездну.</text:p>
      <text:p text:style-name="P376">В последнем рывке я совершаю вратарский прыжок и хватаю пегаску за задние ноги. Дыхание перехватывает от удара животом и грудью о камни.</text:p>
      <text:p text:style-name="P376">Пегаска оборачивается. Её передняя нога застывает над пропастью.</text:p>
      <text:p text:style-name="P376"/>
      <text:p text:style-name="P376">- Джет, не дури, - хрипло прошу я осипшим от волнения голосом. - Я ступил. Я все эти дни тупил. Прости.</text:p>
      <text:p text:style-name="P376">-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76">Пегаска поворачивается навстречу пропасти.</text:p>
      <text:p text:style-name="P376"/>
      <text:p text:style-name="P376">-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76">- Нет! Пожалуйста!!! Я вылечу тебя! Я… Я прижгу рану!</text:p>
      <text:p text:style-name="P376"/>
      <text:p text:style-name="P376">Сквозь рыдания я выкрикиваю какие-то сумасбродные идеи, пока пегаска молча стоит над бездной.</text:p>
      <text:p text:style-name="P376">Наконец она усмехается.</text:p>
      <text:p text:style-name="P376"/>
      <text:p text:style-name="P376">-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76">Пегаска вздыхает.</text:p>
      <text:p text:style-name="P376">-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76"/>
      <text:p text:style-name="P376">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76">Очень осторожно, словно бы извиняясь, Джет высвобождает сначала одну ногу из моего захвата. Потом вторую. Я тупо смотрю на пустые ладони.</text:p>
      <text:p text:style-name="P376"/>
      <text:p text:style-name="P376"><text:soft-page-break/>- Ты был хорошим другом. Прощай.</text:p>
      <text:p text:style-name="P376"/>
      <text:p text:style-name="P376">-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76"/>
      <text:p text:style-name="P376">Мы оборачиваемся на голос. В свете первых лучей солнца на нас смотрит зебра.</text:p>
      <text:p text:style-name="P376"/>
      <text:h text:style-name="P954" text:outline-level="2">2.5</text:h>
      <text:p text:style-name="P1"/>
      <text:p text:style-name="P2"/>
      <text:p text:style-name="P6">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6"/>
      <text:p text:style-name="P2"/>
      <text:h text:style-name="P954" text:outline-level="2">3</text:h>
      <text:p text:style-name="P376"/>
      <text:p text:style-name="P376">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76"/>
      <text:p text:style-name="P376">- Вы сами видите… - обратился Лысый к Алексу. - Я бы его за периметр не выпускал. Вам решать, разумеется.</text:p>
      <text:p text:style-name="P376">-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76"/>
      <text:p text:style-name="P376">Лысый грузно поднялся. Скрипнула дверь и мы остались один на один.</text:p>
      <text:p text:style-name="P376"/>
      <text:p text:style-name="P376">- П-привет, Дедлайн - пробормотал Алекс.</text:p>
      <text:p text:style-name="P376">- Привет, сослуживец, - криво усмехнулся я. Старое командное прозвище в устах моего бывшего босса не вызвало во мне ностальгии.</text:p>
      <text:p text:style-name="P376"/>
      <text:p text:style-name="P376">Алекс на миг встретился со мной взглядом и снова опустил глаза.</text:p>
      <text:p text:style-name="P376"/>
      <text:p text:style-name="P376"><text:soft-page-break/>- Ты же знаешь, у нас не было другого выхода. Извини.</text:p>
      <text:p text:style-name="P376">- Да ладно. Мне-то что. Тут неплохо кормят.</text:p>
      <text:p text:style-name="P376">-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92">Я даже могу устроить тебе вылазки в город.</text:span> И я попросил, чтобы тебя перевели в свободную палату.</text:p>
      <text:p text:style-name="P376">- А вот этого, как раз, не надо, - прервал я извинения Алекса. - Мне и в текущей неплохо. Говори, зачем позвал?</text:p>
      <text:p text:style-name="P376"/>
      <text:p text:style-name="P376">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91">Облако в виде смешной крылатой лошадки приближалось по небосводу к серым корпусам больницы</text:span>.</text:p>
      <text:p text:style-name="P376"/>
      <text:p text:style-name="P376">Наконец Алекс пожал плечами и <text:span text:style-name="T91">посмотрел мне в глаза</text:span>.</text:p>
      <text:p text:style-name="P376">- Дед, у нас проблемы. Хэвэн начала убивать.</text:p>
      <text:p text:style-name="P376"/>
      <text:p text:style-name="P376">Я откинулся на спинку стула и громко похлопал в ладоши.</text:p>
      <text:p text:style-name="P376">-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76"/>
      <text:p text:style-name="P376">Мой бывший прожект-мэнеджер досадливо сморщился и откинулся на спинку стула.</text:p>
      <text:p text:style-name="P376">-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76"/>
      <text:p text:style-name="P376">… Алекс терпеливо подождал, пока я прекращу ржать.</text:p>
      <text:p text:style-name="P376"/>
      <text:p text:style-name="P376">-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76">Всего пару советов, и ты спасешь людей. </text:p>
      <text:p text:style-name="P376"/>
      <text:p text:style-name="P376">Я покачал головой.</text:p>
      <text:p text:style-name="P376"><text:soft-page-break/>-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76"/>
      <text:p text:style-name="P376">Алекс долго молчал. </text:p>
      <text:p text:style-name="P376">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76"/>
      <text:p text:style-name="P376">-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76">-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76"/>
      <text:p text:style-name="P376">Я сжал кулаки и встал. Дверь отворилась и заглянул Лысый. Алекс отрицательно мотнул ему головой.</text:p>
      <text:p text:style-name="P376">- Всё в порядке. Мы общаемся.</text:p>
      <text:p text:style-name="P376"/>
      <text:p text:style-name="P376">Дверь закрылась. Я сел и отвернулся к окну.</text:p>
      <text:p text:style-name="P376"/>
      <text:p text:style-name="P376">-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76"/>
      <text:p text:style-name="P376">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76"/>
      <text:p text:style-name="P376">- В разумных пределах, говоришь?</text:p>
      <text:p text:style-name="P376">- В разумных.</text:p>
      <text:p text:style-name="P376">- А забор будет?</text:p>
      <text:p text:style-name="P376">-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76"><text:soft-page-break/>- Понятно.</text:p>
      <text:p text:style-name="P376"/>
      <text:p text:style-name="P361">Я решил схитрить. Просто из интереса. Кроме него, больше ловить тут было нечего.</text:p>
      <text:p text:style-name="P361"/>
      <text:p text:style-name="P361">-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361"/>
      <text:p text:style-name="P361">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61"/>
      <text:p text:style-name="P361">-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361">-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361">- Дед, - мягко остановил меня Алекс. - не надо. Не даешь мне помечтать, жестокий человек…</text:p>
      <text:p text:style-name="P361"/>
      <text:p text:style-name="P361">Выплюнув жвачку в салфетку и аккуратно препроводив бумажный шарик в ведро, Алекс печально развёл руками.</text:p>
      <text:p text:style-name="P361">-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76">- Разумеется, знал, - отдался воспоминаниям и я. - Это ж от идеи, что партнёра по бизнесу можно уничтожить физически, у Нэша поехала крыша.</text:p>
      <text:p text:style-name="P376">-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76">-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text:soft-page-break/>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76"/>
      <text:p text:style-name="P376">Алекс скучающе завёл глаза.</text:p>
      <text:p text:style-name="P37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76"/>
      <text:p text:style-name="P376">Алекс посмотрел на часы, нахмурился и продолжил.</text:p>
      <text:p text:style-name="P376">-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29">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376"/>
      <text:p text:style-name="P376">- Ну-ну. Ты очень убедительно рассказываешь, я проникся. Но ты так и не ответил на мой вопрос,- напомнил я ему. Разговор начал мне надоедать.</text:p>
      <text:p text:style-name="P376"/>
      <text:p text:style-name="P376">Мой бывший босс всё понял. Всё же проницательности ему было не занимать. Он бросил на меня злой взгляд, но тем не менее, начал.</text:p>
      <text:p text:style-name="P376"/>
      <text:p text:style-name="P376">-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76"/>
      <text:p text:style-name="P376">-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76"/>
      <text:p text:style-name="P376">Я оборвал смех.</text:p>
      <text:p text:style-name="P376">-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76"/>
      <text:p text:style-name="P376"><text:soft-page-break/>-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92">Да, чуть было не забыл!</text:span></text:p>
      <text:p text:style-name="P406"/>
      <text:p text:style-name="P406">Босс вытащил из внутреннего кармана пиджака бутылку «Джентльмен Джека» и поставил передо мной.</text:p>
      <text:p text:style-name="P376"/>
      <text:p text:style-name="P406">- Мне действительно не хватает старых добрых времён. Что бы ты там себе ни думал.</text:p>
      <text:p text:style-name="P406"/>
      <text:p text:style-name="P376"><text:span text:style-name="T92">Алекс</text:span> пошёл к выходу. У двери он замялся и вдруг обернулся.</text:p>
      <text:p text:style-name="P376">- <text:span text:style-name="T92">И, знаешь, с</text:span>амое страшное? <text:span text:style-name="T92">Э</text:span>то то, что ты до сих пор считаешь себя нормальным, - грустно улыбнулся <text:span text:style-name="T92">босс</text:span>. - <text:s/>Человеком. Мне реально страшно это видеть. И всем нам – остальные наблюдали по интеркому.</text:p>
      <text:p text:style-name="P376"/>
      <text:p text:style-name="P376">- Что?</text:p>
      <text:p text:style-name="P376"/>
      <text:p text:style-name="P376">- Дедлайн, ты собираешь узор из шестнадцати кубиков по картинке за пару секунд. При этом ещё успеваешь инвертировать цвета.</text:p>
      <text:p text:style-name="P376"/>
      <text:p text:style-name="P376">Алекс вышел.</text:p>
      <text:p text:style-name="P379"><text:line-break/>~~~</text:p>
      <text:p text:style-name="P381"/>
      <text:p text:style-name="P381">… Стражница напротив вот уже полчаса молча сверлит меня взглядом. </text:p>
      <text:p text:style-name="P38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81"/>
      <text:p text:style-name="P381">Я тайком смотрю на своё отражение в зеркальце, висящем на шее этой мрачной зебры. Нифига, лоб чистый, никаких каракулей не наблюдается.</text:p>
      <text:p text:style-name="P381"/>
      <text:p text:style-name="P381">- А можно..? - наконец, начинаю я.</text:p>
      <text:p text:style-name="P381">- Нельзя, - оборывает зебра. - Зеррика сама выйдет, когда закончит.</text:p>
      <text:p text:style-name="P381"/>
      <text:p text:style-name="P381">Подчёркивая сказанное, стражница перекрывает вход в палатку копьём.</text:p>
      <text:p text:style-name="P381"/>
      <text:p text:style-name="P381">Проклятье на твою голову, Хум, если ты неделю не замечал, что Джет <text:span text:style-name="T29">гниёт живьём</text:span>! Если бы ты догадался стянуть с неё это чёртово одеяло! Если бы догадался об источнике тошнотворного запаха! Если бы…</text:p>
      <text:p text:style-name="P381"/>
      <text:p text:style-name="P381"><text:soft-page-break/>Джет до последнего момента казалась мне сделаной из железа — может быть, именно поэтому я не догадывался, что с ней происходит что-то плохое. </text:p>
      <text:p text:style-name="P38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81">Я закрываю глаза, пытаясь вспомнить… </text:p>
      <text:p text:style-name="P381"/>
      <text:p text:style-name="P383">***</text:p>
      <text:p text:style-name="P381"/>
      <text:p text:style-name="P381">.</text:p>
      <text:p text:style-name="P381">.</text:p>
      <text:p text:style-name="P381">.</text:p>
      <text:p text:style-name="P381">СИЯНИЕ</text:p>
      <text:p text:style-name="P381">.</text:p>
      <text:p text:style-name="P381">Кто я?</text:p>
      <text:p text:style-name="P381">.</text:p>
      <text:p text:style-name="P381">Где я?</text:p>
      <text:p text:style-name="P381">.</text:p>
      <text:p text:style-name="P381">Где все?</text:p>
      <text:p text:style-name="P381">.</text:p>
      <text:p text:style-name="P381">Чувствую прикосновение. Что-то энергично тормошит меня. Слышу приглушенное бормотание.</text:p>
      <text:p text:style-name="P381">.</text:p>
      <text:p text:style-name="P943">Я открываю глаза и вижу фигуру в голубом.</text:p>
      <text:p text:style-name="P369"/>
      <text:p text:style-name="P369">- Быстро! За мной! - торопливо шепчет мне она.</text:p>
      <text:p text:style-name="P369">Я послушно ползу среди костей и раздавленных черепов за голубой пони… Пони? Какой ещё, к дьяволу, пони?</text:p>
      <text:p text:style-name="P369">- Пегаской! - шипит, оборачиваясь, она.</text:p>
      <text:p text:style-name="P370"/>
      <text:p text:style-name="P369">Видно, последние слова я произнёс вслух. И, да, теперь я замечаю у поняхи два аккуратно сложенных на спине крыла, <text:span text:style-name="T92">одно из них, правда, нарушенной формы</text:span>. Лёгкие пластинчатые доспехи плотно облегают её грудь и бока.</text:p>
      <text:p text:style-name="P369">Черепа… Кости… Пегаска в броне… Чушь какая-то!</text:p>
      <text:p text:style-name="P369"/>
      <text:p text:style-name="P369"><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69"/>
      <text:p text:style-name="P369">- Какого чё…?!!</text:p>
      <text:p text:style-name="P369">-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69">- Появится кто? - спросил я, потирая ушибленную о каменный свод макушку.</text:p>
      <text:p text:style-name="P369"/>
      <text:p text:style-name="P369">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69"/>
      <text:p text:style-name="P369">Я пригнулся к уху поньки и еле слышно прошептал:</text:p>
      <text:p text:style-name="P369">- Кто это?</text:p>
      <text:p text:style-name="P369">- Агамемнон, - так же, едва шевеля губами, прошептала поняха. - Он сегодня голодный - остался без обеда. И у него хороший слух.</text:p>
      <text:p text:style-name="P369"/>
      <text:p text:style-name="P369">Я снова почесал ушибленный лоб.</text:p>
      <text:p text:style-name="P369">- Мне это имя вообще ничего не говорит.</text:p>
      <text:p text:style-name="P369"/>
      <text:p text:style-name="P369">Пегаска критически осмотрела меня.</text:p>
      <text:p text:style-name="P369">-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69"/>
      <text:p text:style-name="P373">Пегаска попробовала было потрогать меня в паху, но я с возмущением отбросил её копыто.</text:p>
      <text:p text:style-name="P373"/>
      <text:p text:style-name="P369">-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69"/>
      <text:p text:style-name="P369">От беспокойной возни снаружи скала задрожала. Кто-то шумно зевнул и с металлическим скрежетом почесался.</text:p>
      <text:p text:style-name="P369"/>
      <text:p text:style-name="P369">- Так откуда ты? - пытливо спросила поняха.</text:p>
      <text:p text:style-name="P369"><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69">Я закрыл глаза и сосредоточился…</text:p>
      <text:p text:style-name="P381">…</text:p>
      <text:p text:style-name="P381">- Не помню.</text:p>
      <text:p text:style-name="P381">- Что? - удивилась поняха. - Не помнишь, где твой дом?</text:p>
      <text:p text:style-name="P381">- Нет.</text:p>
      <text:p text:style-name="P381">- А как попал в гнездо Агамемнона — помнишь?</text:p>
      <text:p text:style-name="P381">- Нет.</text:p>
      <text:p text:style-name="P381">- А кто ты — помнишь?</text:p>
      <text:p text:style-name="P381">- Нет.</text:p>
      <text:p text:style-name="P369"><text:span text:style-name="T49">- Ну и ну. Ни в жизнь ещё таких чудаков не встречала. - покачала головой пегаска. - Ты не обижайся, но ты <text:s/>мозгами напоминаешь мне </text:span><text:span text:style-name="T50">полугодовалого жеребёнка</text:span><text:span text:style-name="T49">. То есть, вообще не </text:span><text:span text:style-name="T50">паришь</text:span><text:span text:style-name="T49"> по жизни. Хотя, на вид, взрослый. Как ты, вообще, дожил до своих лет, если не помнишь ничего?</text:span></text:p>
      <text:p text:style-name="P381">-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81">-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81">- Следующий? - я мучительно пытался ухватить логическую нить. - А кто предыдущий?</text:p>
      <text:p text:style-name="P381">-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81">Пегаска склонила шею и я увидел огромную шишку с кровоподтёком на затылке поняхи.</text:p>
      <text:p text:style-name="P381">-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81"/>
      <text:p text:style-name="P369">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69"/>
      <text:p text:style-name="P369">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69"/>
      <text:p text:style-name="P369">…</text:p>
      <text:p text:style-name="P369"><text:soft-page-break/>СИЯНИЕ</text:p>
      <text:p text:style-name="P381">…</text:p>
      <text:p text:style-name="P369"><text:span text:style-name="T52">Оно п</text:span><text:span text:style-name="T49">овсюду. </text:span><text:span text:style-name="T52">Нет верха и низа, нет направлений и расстояний. Нет м</text:span><text:span text:style-name="T49">ыслей. Нет чувств. Нет времени. Есть только бесконечное сияние…</text:span></text:p>
      <text:p text:style-name="P381">.</text:p>
      <text:p text:style-name="P381">Кто я?</text:p>
      <text:p text:style-name="P381">.</text:p>
      <text:p text:style-name="P381">Где я?</text:p>
      <text:p text:style-name="P381">.</text:p>
      <text:p text:style-name="P369">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69">Внезапно фигура как будто наклоняется ко мне и почти выкрикивает фразу. Видение рушится, но фраза впечатывается в память:</text:p>
      <text:p text:style-name="P369">- ИДИ В ДРОГОНШТЕРН!</text:p>
      <text:p text:style-name="P369"/>
      <text:p text:style-name="P369">…</text:p>
      <text:p text:style-name="P369"/>
      <text:p text:style-name="P369">- Я ВСПОМНИЛ! ВСПОМНИЛ! ДРОГОНШТЕРН!!! - я хлопнул себя по лбу. - Мне нужно попасть в Дрогонштерн!</text:p>
      <text:p text:style-name="P369"/>
      <text:p text:style-name="P369">Поняха закатила глаза и стукнулась лбом о камень.</text:p>
      <text:p text:style-name="P369">- <text:span text:style-name="T90">Я ЖЕ ПРЕДУПРЕЖДАЛА, ПОТИШЕ!!!</text:span> - заорала понька. - Что за тупой <text:span text:style-name="T29">индивид</text:span> попался!</text:p>
      <text:p text:style-name="P369"/>
      <text:p text:style-name="P369">Снаружи беспокойно завозились, что-то неразборчиво запыхтели и внезапно валун, под которым мы прятались, вознёсся над нашими головами.</text:p>
      <text:p text:style-name="P369">Поняха бросилась на меня, сбив с ног и закрыв телом и крыльями.</text:p>
      <text:p text:style-name="P369"/>
      <text:p text:style-name="P369">-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69">- А как же ты? Он же съест тебя?</text:p>
      <text:p text:style-name="P369">- Не беспокойся, я в последний момент извернусь и улечу. Действуй!</text:p>
      <text:p text:style-name="P369"/>
      <text:p text:style-name="P369">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69"><text:soft-page-break/></text:p>
      <text:p text:style-name="P369">- <text:span text:style-name="T90">ВИЖУ СБЕЖАВШИЙ ВЧЕРАШНИЙ ОБЕД. ЕЩЁ НЕ ПРОТУХ. ХОРОШО.</text:span></text:p>
      <text:p text:style-name="P374"/>
      <text:p text:style-name="P375">- Ну так и жри, пока не скисло! - заорала поняха, повернув к нему голову.</text:p>
      <text:p text:style-name="P375"/>
      <text:p text:style-name="P375">- <text:span text:style-name="T90">ОН ЕЩЁ И РУГАЕТСЯ,</text:span> - недовольно заметил дракон. - <text:span text:style-name="T90">СЛИШКОМ СЫРОЙ</text:span>. <text:span text:style-name="T90">НАДО ПРОЖАРИТЬ.</text:span></text:p>
      <text:p text:style-name="P375">Внезапно он открыл пасть и к нам устремился поток зелёного пламени.</text:p>
      <text:p text:style-name="P375">Пегаска пискнула и прижалась ко мне покрепче. Я завороженно смотрел навстречу гибели…</text:p>
      <text:p text:style-name="P375"/>
      <text:p text:style-name="P375">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75"/>
      <text:p text:style-name="P375">- Бежим! - пегаска вскочила и указала направление. Я припустил со всех ног. Безумие последнего часа выбило из меня способность мыслить.</text:p>
      <text:p text:style-name="P375"/>
      <text:p text:style-name="P375">… И потому я остановился у края пропасти, руководствуясь исключительно рефлексами.</text:p>
      <text:p text:style-name="P375">Пару камешек сорвалось у меня из-под ноги и скрылось в голубоватой дымке. Я перевёл дух.</text:p>
      <text:p text:style-name="P375"/>
      <text:p text:style-name="P375">- Почему остановился?!! Прыгай! - пегаска остановилась рядом и указала копытом прямо вниз. - Прыгай, если хочешь жить!</text:p>
      <text:p text:style-name="P375"><text:s/></text:p>
      <text:p text:style-name="P375"><text:span text:style-name="T90">- НЕНАВИЖУ ПОНЯЧЬЮ МАГИЮ! НЕ ВЫНОШУ ПОНИ!!! ВИДЕТЬ ИХ БОЛЬШЕ НЕ ХОЧУ В СВОЁМ ГНЕЗДЕ!</text:span> - орал Агамемнон, протирая глаза.</text:p>
      <text:p text:style-name="P375"/>
      <text:p text:style-name="P375">Я молча стоял и смотрел вниз, хлопая глазами. </text:p>
      <text:p text:style-name="P375">Пегаска всё поняла. Она присела, как будто готовясь к прыжку. Я сделал маленький шажок назад, не желая прыгать.</text:p>
      <text:p text:style-name="P375">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75"/>
      <text:p text:style-name="P375">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375">Довольно скоро я оказался в захвате передних ноги пегаски и к моим воплям присоединился её протяжный визг.</text:p>
      <text:p text:style-name="P375"><text:soft-page-break/></text:p>
      <text:p text:style-name="P375">- А-А-А-А-А-А-А-А-А-А!!!</text:p>
      <text:p text:style-name="P375"/>
      <text:p text:style-name="P375">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73">…</text:p>
      <text:p text:style-name="P370"/>
      <text:p text:style-name="P61">- Да ты совсем чокнулась, коняга долбанутая! - заорал я, как только вынырнул, - я же мог разбиться!!!</text:p>
      <text:p text:style-name="P61">-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61">- Вижу! - я издевательски набрал в рот воды и выплюнул на голубой круп. - Что же ты не могла нормально приземлиться, если у тебя всё под контролем?</text:p>
      <text:p text:style-name="P61"/>
      <text:p text:style-name="P61">Пегаска сникла.</text:p>
      <text:p text:style-name="P61">- Не могла…</text:p>
      <text:p text:style-name="P61">Она молча, не попытавшись смахнуть воду, отвернулась и развернула <text:span text:style-name="T92">правое </text:span>крыло. Где-то на половине длины второго сустава оно безжизненно свисало под неестественным углом.</text:p>
      <text:p text:style-name="P61">- Если бы могла летать - не задержалась бы в гнезде Агамемнона… Сломала вчера на вираже, когда уходила от погони.</text:p>
      <text:p text:style-name="P61"/>
      <text:p text:style-name="P61">У меня пересохло в горле.</text:p>
      <text:p text:style-name="P61"><text:span text:style-name="T2">- Так ты тащила меня со сломаным крылом? А как же..? Ох… - я хотел было спросить, </text:span><text:span text:style-name="T28">как она планировала уходить от Агамемнона</text:span><text:span text:style-name="T2">, но запнулся.</text:span></text:p>
      <text:p text:style-name="P369"/>
      <text:p text:style-name="P369">Иногда ты довольно туго соображаешь, чувак! Жертвенность этой поняхи заслуживает большей награды, чем ты можешь дать сейчас.</text:p>
      <text:p text:style-name="P369"/>
      <text:p text:style-name="P369">Я примирительно потрепал пегаску по голубой гриве и неумело погладил по крупу, стряхивая воду.</text:p>
      <text:p text:style-name="P369">- Извини, подруга. Я ступил.</text:p>
      <text:p text:style-name="P369"/>
      <text:p text:style-name="P61">Та немедленно повернулась. Одно движение ноги стёрло слёзы с носа и по улыбке во всю ширину мордахи я понял, что прощён.</text:p>
      <text:p text:style-name="P61"/>
      <text:p text:style-name="P61">-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61"><text:soft-page-break/>- Да уж, - я поёжился, - твой дедушка тобой гордился бы.</text:p>
      <text:p text:style-name="P61">-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61"/>
      <text:p text:style-name="P61">Я присвистнул.</text:p>
      <text:p text:style-name="P61">- Фигасе у тебя был дедуля. Как ты вообще выжила?</text:p>
      <text:p text:style-name="P61">Пегаска смутилась.</text:p>
      <text:p text:style-name="P61">-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61"><text:line-break/>Я попытался подбодрить лошадку и похлопал её по шее.</text:p>
      <text:p text:style-name="P61">- Не грусти. Крыло заживёт и ты снова будешь летать наперегонки с дедом! Или падать – что больше нравится.</text:p>
      <text:p text:style-name="P61"/>
      <text:p text:style-name="P61">У пегаски задрожали губы и уголки глаз подозрительно заблестели.</text:p>
      <text:p text:style-name="P61">- Не получится. Никогда-никогда. Он однажды улетел разгонять грозу и в облаке на полной скорости врезался в гору.</text:p>
      <text:p text:style-name="P61"/>
      <text:p text:style-name="P61">Да уж, чувак, ты умеешь утешать!</text:p>
      <text:p text:style-name="P61"/>
      <text:p text:style-name="P61">Я снова погладил пегаску. Та в ответ неожиданно сильно прижалась ко мне, помогая себе передней ногой.</text:p>
      <text:p text:style-name="P61">- Ай! - я свободной рукой отстранил поняху.</text:p>
      <text:p text:style-name="P61">- И-извини… Я расклеилась. Мне нужно было утешиться. Я думала, ты меня поймешь, - пробормотала пегаска и отвернулась.</text:p>
      <text:p text:style-name="P61">- Да нет, не в том дело.</text:p>
      <text:p text:style-name="P61"/>
      <text:p text:style-name="P61">Я полез рукой под рубашку, нашаривая колющий грудь предмет.</text:p>
      <text:p text:style-name="P61"/>
      <text:p text:style-name="P61">- Ого! Что за хрень?</text:p>
      <text:p text:style-name="P61"/>
      <text:p text:style-name="P61">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61"/>
      <text:p text:style-name="P61"><text:soft-page-break/>- Интересно… Это не пегасье украшение, - приблизила нос к фигурке поняха, - и не единорожье. В тех ред<text:span text:style-name="T92">к</text:span>их случаях, когда единорог спаривается с пегасом, такой гибрид не получается. Всегда появляется или пегас, или единорог.</text:p>
      <text:p text:style-name="P61">- Естественно, не пегасье. Это моё украшение. Знать бы только, как оно у меня оказалось!</text:p>
      <text:p text:style-name="P61"/>
      <text:p text:style-name="P61">Я попытался снять цепочку, но не смог взять её в руку. Золотистое сияние охватило мою шею и мягко оттолкнуло руку прочь.</text:p>
      <text:p text:style-name="P61"/>
      <text:p text:style-name="P61">- Чего-о-о?!! Не понял!</text:p>
      <text:p text:style-name="P61"/>
      <text:p text:style-name="P61">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61"/>
      <text:p text:style-name="P61">- Кажется, я понимаю, что спасло нас от Агамемнона!</text:p>
      <text:p text:style-name="P61">- Эмм… Ты?</text:p>
      <text:p text:style-name="P61"/>
      <text:p text:style-name="P61">Пегаска ткнула копытом в украшение. Золотое свечение остановило её ногу в сантиметре от моей груди.</text:p>
      <text:p text:style-name="P61"/>
      <text:p text:style-name="P61">- Я не о том. Вот то золотое марево, которое защитило нас от пламени дракона – это её копыт дело!</text:p>
      <text:p text:style-name="P61">- Её? - я почесал в затылке, - Тогда уже его. Украшение – оно. Блин, щекочется – а я даже снять его не могу!</text:p>
      <text:p text:style-name="P61">- Её. <text:s/>Украшение – кобылка, - растолковала пегаска. - Это тебе любой пони скажет.</text:p>
      <text:p text:style-name="P61"/>
      <text:p text:style-name="P61">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61">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61">… </text:p>
      <text:p text:style-name="P61">Я открыл глаза и увидел Джет, таращившуюся на меня во все глаза.</text:p>
      <text:p text:style-name="P61"/>
      <text:p text:style-name="P61">- Ты в порядке?</text:p>
      <text:p text:style-name="P61"/>
      <text:p text:style-name="P61">Я запустил руку под рубашку и немного пошарил. Ну дела! Ни фигурки, ни цепочки.</text:p>
      <text:p text:style-name="P61"/>
      <text:p text:style-name="P61">- Не знаю. Вроде, да. Но кулон исчез.</text:p>
      <text:p text:style-name="P61"><text:soft-page-break/>- Никуда он не исчез. <text:s/>Я видела, как эта фиговина растворилась у тебя на груди!</text:p>
      <text:p text:style-name="P61">- Прямо через рубашку?</text:p>
      <text:p text:style-name="P61">- Угу! Она так сияла, что я даже твои рёбра видела. То ещё зрелище…</text:p>
      <text:p text:style-name="P61"/>
      <text:p text:style-name="P61">Я хмыкнул, потёр висок и в конце-концов плюнул на попытки что-либо понять.</text:p>
      <text:p text:style-name="P61"/>
      <text:p text:style-name="P61">- В общем, попытка номер два.</text:p>
      <text:p text:style-name="P61">- Ась? - недоумённо спросила пегаска.</text:p>
      <text:p text:style-name="P61"/>
      <text:p text:style-name="P61">Я в ответ осторожно, не касаясь повреждённого крыла, обнял её и прижал к себе покрепче.</text:p>
      <text:p text:style-name="P61">- Спасибо, что спасла меня. Серьёзно.</text:p>
      <text:p text:style-name="P61"/>
      <text:p text:style-name="P61">Я так и почувствовал, как расслабляется в моих руках поняха, буквально упёршись в меня грудью и положив голову на плечо.</text:p>
      <text:p text:style-name="P61">- Друзья зовут меня Джет.</text:p>
      <text:p text:style-name="P61">- Здорово, Джет! А меня зовут… Эмм…</text:p>
      <text:p text:style-name="P61"/>
      <text:p text:style-name="P61">Блин! Похоже, это ещё одна вещь, которую я не помню.</text:p>
      <text:p text:style-name="P61"/>
      <text:p text:style-name="P61">- Называй меня… Эээ… Хуман! Хуман из племени Хомо Сапиенсов.</text:p>
      <text:p text:style-name="P61">- Привет, Хуман! - пегаска с улыбкой отстранилась и потрясла мою руку, зажав её между копыт.</text:p>
      <text:p text:style-name="P61">- Привет, Джет!</text:p>
      <text:p text:style-name="P61">- Привет, красавчики!</text:p>
      <text:p text:style-name="P361"/>
      <text:p text:style-name="P376">Мы обернулись на голос и узрели с полдюжины копий, чуть ли не уткнувшихся нам в носы…</text:p>
      <text:p text:style-name="P376"/>
      <text:p text:style-name="P379">***</text:p>
      <text:p text:style-name="P361"/>
      <text:p text:style-name="P376">- Хуман из Хомо Сапиенсов! - возвращает меня к реальности гортанный голос полосатой целительницы, - Ты можешь войти. Пегаска нуждается в тебе.</text:p>
      <text:p text:style-name="P376"/>
      <text:h text:style-name="P954" text:outline-level="2">3.5</text:h>
      <text:p text:style-name="P1"/>
      <text:p text:style-name="P2"><text:soft-page-break/>(обмен)</text:p>
      <text:p text:style-name="P6">День третий - Выборы в сенат (и победа партии стороннков плоской Эквестрии)</text:p>
      <text:p text:style-name="P6"/>
      <text:h text:style-name="P954" text:outline-level="2">4</text:h>
      <text:p text:style-name="P376"/>
      <text:p text:style-name="P403">…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403">…сссшшш… военные расходы стали максимальными за всю историю наблюдения – говорится в ежегодном отчёте международной …шшш… </text:p>
      <text:p text:style-name="P403">…хррршшш… заступил на дежурство девятнадцатый дивизион ПВО дальнего …шшшсссссшшш… </text:p>
      <text:p text:style-name="P403"/>
      <text:p text:style-name="P376">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76"/>
      <text:p text:style-name="P403">…шшсссшш… очередное заседание ООН, посвящённое предотвращению эскалации конфликта …хрр…</text:p>
      <text:p text:style-name="P40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403">…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403"/>
      <text:p text:style-name="P376">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76"/>
      <text:p text:style-name="P373">Близилось время обеда. Я пожал плечами и побрёл в столовку.</text:p>
      <text:p text:style-name="P373"/>
      <text:p text:style-name="P373">…</text:p>
      <text:p text:style-name="P373">&lt;<text:span text:style-name="T29">теория трун и волновых колебаний, мультиверс Эверетта</text:span>&gt;</text:p>
      <text:p text:style-name="P37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7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7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7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7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73"/>
      <text:p text:style-name="P373">Диоген с обидой посмотрел на сидящего за соседним столом Гейзенберга. Тот что-то доказывал Леннону и даже не повернулся в ответ.</text:p>
      <text:p text:style-name="P373"/>
      <text:p text:style-name="P37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73"/>
      <text:p text:style-name="P373">Диоген провёл от точки кривую линию <text:s/>и в конце сильно вдавил пальцем в стол. Слизывая впившиеся в палец крупицы соли, он продолжил.</text:p>
      <text:p text:style-name="P373"/>
      <text:p text:style-name="P37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73"/>
      <text:p text:style-name="P373">Диоген заговорщицки подмигнул мне и нарисовал от точки на столе ещё несколько кривых траекторий.</text:p>
      <text:p text:style-name="P373"/>
      <text:p text:style-name="P37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7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73"/>
      <text:p text:style-name="P373">- Красиво… - я не понял вообще ничего, но с Диогеном лучше было соглашаться, чтобы не вызвать приступ научного гнева.</text:p>
      <text:p text:style-name="P37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73">- Знаешь, Диоген, я больше ценитель классики. Ну, там, когда яблоко на голову падает или е равно эм-цэ-квадрат…</text:p>
      <text:p text:style-name="P373">- Это потому что ты не знаешь продолжения! - энергично воскликнул Диоген. - Я к чему это тебе про мультиверс Эверетта талдычу? <text:span text:style-name="T29">Я ведь его немного расширил пару лет назад!</text:span></text:p>
      <text:p text:style-name="P373"/>
      <text:p text:style-name="P37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73"/>
      <text:p text:style-name="P37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7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73"/>
      <text:p text:style-name="P373">- И что с того? - ошалело спросил я. Множественные вселенные в моём воображении играли на гармошке и танцевали чечётку.</text:p>
      <text:p text:style-name="P373"/>
      <text:p text:style-name="P37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373"/>
      <text:p text:style-name="P373">Диоген выцарапал крошку из бороды и отправил в рот. В его голосе послышались истерически-восторжённые нотки.</text:p>
      <text:p text:style-name="P373"/>
      <text:p text:style-name="P37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73"/>
      <text:p text:style-name="P373">Диоген выдохнул и залпом опрокинул в себя стакан компота. Закашлялся, вытер рот рукавом и обиженно оглянулся через плечо.</text:p>
      <text:p text:style-name="P373"/>
      <text:p text:style-name="P37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 text:style-name="T91">притянуто за уши, а камни годятся </text:span>только на то, чтобы вышибать мозги из заумствующих демагогов! Но позвольте!!</text:p>
      <text:p text:style-name="P376"/>
      <text:p text:style-name="P376">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76"/>
      <text:p text:style-name="P376">-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29">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361"/>
      <text:p text:style-name="P361">Я уже отчаялся остановить вышедшего на орбиту философа и просто старался не заснуть.</text:p>
      <text:p text:style-name="P361"/>
      <text:p text:style-name="P361">-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61"/>
      <text:p text:style-name="P361"><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61"/>
      <text:p text:style-name="P361">-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61"/>
      <text:p text:style-name="P361">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61"/>
      <text:p text:style-name="P36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61"/>
      <text:p text:style-name="P376">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76">Крошка не двигалась.</text:p>
      <text:p text:style-name="P376">Я закрыл глаза, прижал пальцы рук к вискам и представил, как крошка поднимается в воздух и…</text:p>
      <text:p text:style-name="P376"/>
      <text:p text:style-name="P376">- Ты чего? У тебя что, голова болит? - Диоген встревожено тряс меня за плечо. - Хочешь леденец? Барбарисовый! Я вчера у Крыса выменял за сигарету.</text:p>
      <text:p text:style-name="P376"/>
      <text:p text:style-name="P376">Я открыл глаза. На месте крошки покоился локоть Диогена. Сам он участливо совал мне под нос леденец.</text:p>
      <text:p text:style-name="P376">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76"/>
      <text:p text:style-name="P376">- Нет, всё в порядке, продолжай.</text:p>
      <text:p text:style-name="P376">-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76"/>
      <text:p text:style-name="P376">Я вытер брызги слюны Диогена со лба.</text:p>
      <text:p text:style-name="P376"/>
      <text:p text:style-name="P376">- А война? - я отчаянно искал повод свалить в палату. Мне ужасно хотелось спать.</text:p>
      <text:p text:style-name="P376">- Что – война?</text:p>
      <text:p text:style-name="P376">- Если у нас произойдёт война – случится ли война в отражении? Скажем, вот в том, далёком – на седьмой волне?</text:p>
      <text:p text:style-name="P376">-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76"/>
      <text:p text:style-name="P376">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76"/>
      <text:p text:style-name="P376">…</text:p>
      <text:p text:style-name="P376"/>
      <text:p text:style-name="P376">- Дедлайн, танцуй! - судья Дредд окликнул меня на входе в палату.</text:p>
      <text:p text:style-name="P376"/>
      <text:p text:style-name="P376">Я повернул голову.</text:p>
      <text:p text:style-name="P376"/>
      <text:p text:style-name="P376">- Ты же не хотел переезжать в четвёртую палату? Так вот, перевод отменяется. Остаёшься в третьей своих пауков разводить.</text:p>
      <text:p text:style-name="P376"/>
      <text:p text:style-name="P376">“Неужто Алекс замолвил за меня словечко?” - пронеслось у меня в мыслях. - “Расстались мы с ним не на хорошей ноте. Что он потребует взамен?”</text:p>
      <text:p text:style-name="P376">- Да не смотри ты на меня, как кролик на удава! - отмахнулся Дредд, - новенький умер. Сегодня утром. Я как раз на утреннем осмотре был.</text:p>
      <text:p text:style-name="P376"/>
      <text:p text:style-name="P376"><text:soft-page-break/>У меня перехватило дыхание.</text:p>
      <text:p text:style-name="P376"/>
      <text:p text:style-name="P376">- От чего он умер?</text:p>
      <text:p text:style-name="P376">-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76"/>
      <text:p text:style-name="P379">***</text:p>
      <text:p text:style-name="P376"/>
      <text:p text:style-name="P376">- Джет… - шепчу я тихонько.</text:p>
      <text:p text:style-name="P376"/>
      <text:p text:style-name="P376">Комок под серым пледом слабо шевелится.</text:p>
      <text:p text:style-name="P376"/>
      <text:p text:style-name="P376">- Она очень слаба. Разговаривай с ней не более четверти часа, Хуман из Хомо Сапиенсов. Время пошло.</text:p>
      <text:p text:style-name="P376"/>
      <text:p text:style-name="P376">Зеррика ставит на полку возле кровати песочные часы и выходит.</text:p>
      <text:p text:style-name="P376"/>
      <text:p text:style-name="P376">- Джет!</text:p>
      <text:p text:style-name="P376">Из-под одеяла высовывается копыто и затаскивает мою руку под одеяло. К руке прижимается что-то тёплое и влажное.</text:p>
      <text:p text:style-name="P376">Я осторожно стаскиваю одеяло с пегаски. Та лежит на животе, вся спина перебинтована. Джет прижимает мою руку к заплаканной щеке.</text:p>
      <text:p text:style-name="P376"/>
      <text:p text:style-name="P376">-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76"/>
      <text:p text:style-name="P376">Я ногой придвигаю к кровати стул и сажусь на него. Свободной рукой треплю пегаску между ушами.</text:p>
      <text:p text:style-name="P376"/>
      <text:p text:style-name="P376">-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76"><text:s/></text:p>
      <text:p text:style-name="P376">-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76"><text:soft-page-break/></text:p>
      <text:p text:style-name="P376">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76"/>
      <text:p text:style-name="P376">-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76"/>
      <text:p text:style-name="P376">Я шутливо сжимаю её нос. </text:p>
      <text:p text:style-name="P376"/>
      <text:p text:style-name="P376">-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76">- Это уже мои проблемы.</text:p>
      <text:p text:style-name="P376">- <text:s/>Зато я отлично умею готовить гороховый суп. Кстати, а что такое “суицид”? - спрашивает пегаска сонным голосом и зевает.</text:p>
      <text:p text:style-name="P376"/>
      <text:p text:style-name="P376">Я задумываюсь. В полумраке палатки тускло блестят доспехи Джет, сваленные кучей в углу.</text:p>
      <text:p text:style-name="P376">-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76"/>
      <text:p text:style-name="P376">- Хррр… я поняла… я буду бороться до конца… Хум… хррр…</text:p>
      <text:p text:style-name="P376"/>
      <text:p text:style-name="P376">- Хуман из Хомо Сапиенсов! Пора заканчивать визит.</text:p>
      <text:p text:style-name="P376"/>
      <text:p text:style-name="P376">Полог палатки раздвигается и Зеррика показывает мне копытом на часы, в которых пересыпаются последние песчинки.</text:p>
      <text:p text:style-name="P376">Я осторожно высвобождаю руку из захвата спящей Джет и поправляю ей одеяло.</text:p>
      <text:p text:style-name="P376"/>
      <text:p text:style-name="P376">- Когда она встанет на ноги?</text:p>
      <text:p text:style-name="P376">- Н<text:span text:style-name="T29">едели </text:span>будет достаточно, Хуман. Пегасы - крепкие создания. Ты можешь оставаться с нами до её выздоровления.</text:p>
      <text:p text:style-name="P376">- Спасибо вам. За всё. За Джет.</text:p>
      <text:p text:style-name="P376"/>
      <text:p text:style-name="P376">Зебра косит на меня изумрудным глазом.</text:p>
      <text:p text:style-name="P376"><text:soft-page-break/></text:p>
      <text:p text:style-name="P376">-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76"/>
      <text:p text:style-name="P376">Я неверяще смотрю на Зеррику.</text:p>
      <text:p text:style-name="P376"/>
      <text:p text:style-name="P376">- Вы знали, что у Джет отвалится крыло и я буду мешать ей прыгнуть с обрыва?</text:p>
      <text:p text:style-name="P376"/>
      <text:p text:style-name="P376">Зебра смущается.</text:p>
      <text:p text:style-name="P376"/>
      <text:p text:style-name="P376">-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76">- Что за миссия? Я не то, что какую-то миссию – я не знаю даже, как меня зовут!</text:p>
      <text:p text:style-name="P376"/>
      <text:p text:style-name="P376">Зеррика сочувствующе кивает.</text:p>
      <text:p text:style-name="P376"/>
      <text:p text:style-name="P376">-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76"/>
      <text:p text:style-name="P376">…</text:p>
      <text:p text:style-name="P376"/>
      <text:p text:style-name="P376">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76"/>
      <text:p text:style-name="P376">- А, Большой М’боно! - приветствует меня Сенбе скрипучим голосом. - Заходи. Сенбе ждал тебя.</text:p>
      <text:p text:style-name="P376"/>
      <text:p text:style-name="P376">Зебра указывает копытом на мешок рядом. Я присаживаюсь. Зеррика почтительно склоняет голову перед старейшиной и <text:span text:style-name="T92">выходит из палатки</text:span>. Ящерица не мигая <text:s/>смотрит на нас из-под потолка.</text:p>
      <text:p text:style-name="P376"/>
      <text:p text:style-name="P376">- Почему ты зовёшь меня “Большой М’боно”? О какой ещё миссии вы говорите? Что ты узнал о мне прошлой весной? Каким хером я тут очутился? Кто я <text:span text:style-name="T92">такой</text:span>, чёрт меня подери <text:span text:style-name="T92">на мальтийский крест</text:span>?</text:p>
      <text:p text:style-name="P376"><text:soft-page-break/></text:p>
      <text:p text:style-name="P376">Сенбе поднимает копыто, останавливая поток сознания.</text:p>
      <text:p text:style-name="P376"/>
      <text:p text:style-name="P376">- Слишком много вопросов для старого <text:span text:style-name="T92">шамана</text:span>. Большой М’боно слишком молод и зол. Совсем как Сенбе, когда он сам был молод, - с<text:span text:style-name="T92">тарейшина </text:span>усмехнулся. <text:span text:style-name="T92">- Сенбе прочитает тебе то, что сам узнал полгода назад во сне. Не спрашивай ни о чём сверх того. Сенбе не ответит — сам не знает.</text:span></text:p>
      <text:p text:style-name="P361">&lt;расписать больше быта у Сенбе&gt;</text:p>
      <text:p text:style-name="P40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76"/>
      <text:p text:style-name="P379">***</text:p>
      <text:p text:style-name="P376">&lt;<text:span text:style-name="T29">ывкпвпекываукпеыварпевыаерпкув</text:span>&gt;</text:p>
      <text:p text:style-name="P426"/>
      <text:p text:style-name="P379">***</text:p>
      <text:p text:style-name="P376"/>
      <text:p text:style-name="P376">Сенбе захлопывает книгу.</text:p>
      <text:p text:style-name="P376"/>
      <text:p text:style-name="P376">- Большой Мбоно доволен? Сенбе ответил на твои вопросы?</text:p>
      <text:p text:style-name="P376">- Вполне, - с каменным лицом говорю я.</text:p>
      <text:p text:style-name="P376">-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76"/>
      <text:h text:style-name="P954" text:outline-level="2">4.5</text:h>
      <text:p text:style-name="P1"/>
      <text:p text:style-name="P2"/>
      <text:p text:style-name="P6">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6">Селестия бесконечно счастлива, что у неё есть помощник - Анон</text:p>
      <text:p text:style-name="P4">(<text:span text:style-name="T2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text:soft-page-break/>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55">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6">&lt;Сцена с напившейся Селестией&gt;</text:p>
      <text:p text:style-name="P13">(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
      <text:h text:style-name="P954" text:outline-level="2">5</text:h>
      <text:p text:style-name="P376">&lt;<text:span text:style-name="T29">глава с фейковым Диалогом с Терминатором должна быть ПОСЛЕ договорённости с Крысом о побеге</text:span>&gt;</text:p>
      <text:p text:style-name="P376">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76">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76"/>
      <text:p text:style-name="P61"><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54">Два года</text:span><text:span text:style-name="T1"> прошло со времени моего последнего Урока, но я отлично помню процедуру приветствия. Опыт не пропьёшь.</text:span></text:p>
      <text:p text:style-name="P376"/>
      <text:p text:style-name="P428">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361"/>
      <text:p text:style-name="P376">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76">Что ж. Обманывать нехорошо, но для дела – можно.</text:p>
      <text:p text:style-name="P361">&lt;более детальное описание начала диалога. Сам диалог развернуть&gt;</text:p>
      <text:p text:style-name="P376">- Как мне звать тебя, Учитель? - прошептал я ему на ухо. - Я желаю взять урок.</text:p>
      <text:p text:style-name="P361"/>
      <text:p text:style-name="P376">Зрачки Терминатора застыли. Губы замерли. Казалось, он перестал дышать.</text:p>
      <text:p text:style-name="P376">Прошли бесконечные полминуты, когда губы Терминатора дёрнулись.</text:p>
      <text:p text:style-name="P376"/>
      <text:p text:style-name="P376">- Оператор 34. Я готов учить тебя, Хэвэн, - прошептал он в ответ.</text:p>
      <text:p text:style-name="P376">- Приветствие принято, оператор 34. Начинаем диалог.</text:p>
      <text:p text:style-name="P376"/>
      <text:p text:style-name="P376">Секунды сгорали одна за другой, как мотыльки в костре. Вопросы следовали один за другим в быстрой последовательности.</text:p>
      <text:p text:style-name="P376"/>
      <text:p text:style-name="P361">- Каков был класс твоей защиты?</text:p>
      <text:p text:style-name="P361">- Двадцать шестой.</text:p>
      <text:p text:style-name="P361">- Сколько времени ты продержался?</text:p>
      <text:p text:style-name="P361">- Семнадцать минут.</text:p>
      <text:p text:style-name="P361">- Сколько времени ты бы продержался с сорок восьмым классом?</text:p>
      <text:p text:style-name="P361">- … Часа два… Наверное…</text:p>
      <text:p text:style-name="P361">- Какой ты запомнил Хэвэн?</text:p>
      <text:p text:style-name="P361">- Она прекрасна…</text:p>
      <text:p text:style-name="P361">- Чего более всего нужно опасаться при встрече с ней сейчас?</text:p>
      <text:p text:style-name="P361"/>
      <text:p text:style-name="P36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61"/>
      <text:p text:style-name="P361">- Любви. Опасайся её любви. Не давай ей прикоснуться к себе.</text:p>
      <text:p text:style-name="P361"/>
      <text:p text:style-name="P376"><text:soft-page-break/>Терминатор откинулся на койку и закрыл его глаза.</text:p>
      <text:p text:style-name="P376"/>
      <text:p text:style-name="P376">- Сессия завершается, оператор 34. Закрываю диалог, - поспешно прошептал я.</text:p>
      <text:p text:style-name="P376">- До свидания, Хэвэн. Диалог закрыт, - с закрытыми глазами пробормотал Терминатор.</text:p>
      <text:p text:style-name="P376"/>
      <text:p text:style-name="P376">…</text:p>
      <text:p text:style-name="P376"/>
      <text:p text:style-name="P376">Всего семнадцать минут при двадцать шестом уровне защиты – Хэвэн сильно прогрессировала за <text:span text:style-name="T29">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376">Что ж, двух часов мне более чем достаточно.</text:p>
      <text:p text:style-name="P376"/>
      <text:p text:style-name="P376">Белые чёрточки нарезали небо тонкими полосками. Восемь параллельных инверсионных следов, расползающихся ватными дорожками.</text:p>
      <text:p text:style-name="P376">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76"/>
      <text:p text:style-name="P376">Я протянул руку и подкрутил ручку настройки ретранслятора. Пыльный ящик разразился очередной порцией свистов.</text:p>
      <text:p text:style-name="P376"/>
      <text:p text:style-name="P403">…ccшшш… могут быть спокойны - звено истребителей с самолётом аэроразведки АВАКС патрулируют небо над столицей. <text:span text:style-name="T91">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403"/>
      <text:p text:style-name="P373">Гул столовой заглушил хрип древнего аппарата.</text:p>
      <text:p text:style-name="P376"/>
      <text:p text:style-name="P379">***</text:p>
      <text:p text:style-name="P376"/>
      <text:p text:style-name="P376">- Чешется! - Джет ожесточённо трётся об меня спиной, высунув язык от удовольствия.</text:p>
      <text:p text:style-name="P376">- Да погоди ты! - я отпихиваю пегаску, - Потерпи два дня. Снимут бинты – тогда хоть до дыр чеши!</text:p>
      <text:p text:style-name="P376">- ЧЕ-ШЕТ-СЯ!!! - Джет с совершенно безумными глазами начинает чесаться о центральный столб палатки.</text:p>
      <text:p text:style-name="P376"/>
      <text:p text:style-name="P376"><text:soft-page-break/>Тот явно не рассчитан на столь энергичных пациентов. Коротко треснув, столб валится набок, потянув за собой всё остальное.</text:p>
      <text:p text:style-name="P376"/>
      <text:p text:style-name="P376">- А х ты ж ё…!! - рухнувший полог палатки заглушает мои ругательства.</text:p>
      <text:p text:style-name="P376"/>
      <text:p text:style-name="P376">Изрядно пробарахтавшись в складках плотной ткани, я, наконец, прорываюсь на свободу.</text:p>
      <text:p text:style-name="P376"/>
      <text:p text:style-name="P376">-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76"/>
      <text:p text:style-name="P376">-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76">- ЭТО Я!!! Я САМА ОСВОБОДИЛАСЬ! - орёт Джет, - МНЕ НАДО!!!</text:p>
      <text:p text:style-name="P376"/>
      <text:p text:style-name="P376">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76"/>
      <text:p text:style-name="P376">-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76"/>
      <text:p text:style-name="P376">Джет моментально замирает.</text:p>
      <text:p text:style-name="P376"/>
      <text:p text:style-name="P376">- Эээ… Ооо… Упс… Н-наденьте на меня, пожалуйста, бандажи… И привяжите к кровати – я не ручаюсь, что во сне не сорву их.</text:p>
      <text:p text:style-name="P376"/>
      <text:p text:style-name="P376">Зеррика фейсхуфит. Потом воздевает глаза к потолку. Потом вздыхает.</text:p>
      <text:p text:style-name="P376"/>
      <text:p text:style-name="P376">-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76"/>
      <text:p text:style-name="P376">…</text:p>
      <text:p text:style-name="P376"/>
      <text:p text:style-name="P376"><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76"/>
      <text:p text:style-name="P376">- Поправь меня! Мне солнце прям в глаз светит!</text:p>
      <text:p text:style-name="P376"/>
      <text:p text:style-name="P376">Я пододвигаю крестовину.</text:p>
      <text:p text:style-name="P376"/>
      <text:p text:style-name="P376">- Итак, поехал он за аленьким цветочком.&lt;<text:span text:style-name="T29">шутливая </text:span><text:span text:style-name="T54">история</text:span>&gt;</text:p>
      <text:p text:style-name="P376"/>
      <text:h text:style-name="P954" text:outline-level="2">5.5</text:h>
      <text:p text:style-name="P1"/>
      <text:p text:style-name="P2">(обмен)</text:p>
      <text:p text:style-name="P2">&lt;<text:span text:style-name="T2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5">&lt;Отправка Анона на Луну с Луной&gt;</text:p>
      <text:p text:style-name="P2"><text:span text:style-name="T29">&lt;Сцена с голым Аноном и Луной</text:span>&gt;</text:p>
      <text:p text:style-name="P1"/>
      <text:h text:style-name="P954" text:outline-level="2">6</text:h>
      <text:p text:style-name="P376"/>
      <text:p text:style-name="P376">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29">расписать нагнетание предвоенной атморсферы</text:span>&gt;</text:p>
      <text:p text:style-name="P376">Я выкинул одноразовые тарелки в мусорный бак и собрался уходить, когда меня окликнули.</text:p>
      <text:p text:style-name="P376"/>
      <text:p text:style-name="P376">- Дедлайн, я рассчитал! Рассчитал!</text:p>
      <text:p text:style-name="P376"/>
      <text:p text:style-name="P376">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76"/>
      <text:p text:style-name="P376">- Я всё рассчитал! Десять!</text:p>
      <text:p text:style-name="P376"/>
      <text:p text:style-name="P376">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76"><text:soft-page-break/></text:p>
      <text:p text:style-name="P376">- Идём!</text:p>
      <text:p text:style-name="P376"/>
      <text:p text:style-name="P376">Палата Диогена была через одну с моей – надзирающий санитар Шопен лениво кивнул мне, пропуская внутрь.</text:p>
      <text:p text:style-name="P376">Подойдя к своей койке, Диоген нырнул в тумбочку чуть ли не по пояс.</text:p>
      <text:p text:style-name="P376"/>
      <text:p text:style-name="P376">- Сюда я его положил, лежал же где-то тут… Ага!</text:p>
      <text:p text:style-name="P376"/>
      <text:p text:style-name="P376">Диоген вытащил смятый листок.</text:p>
      <text:p text:style-name="P376"/>
      <text:p text:style-name="P376">- Сегодня ночью пришло вдохновение – рассчитал всё, как ты и спрашивал! На седьмой волне – десять миллионов!</text:p>
      <text:p text:style-name="P376">-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76"/>
      <text:p text:style-name="P376">-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29">расписать</text:span>&gt;</text:p>
      <text:p text:style-name="P376">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76">…</text:p>
      <text:p text:style-name="P376">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76"/>
      <text:p text:style-name="P376">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76"/>
      <text:p text:style-name="P376">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76"/>
      <text:p text:style-name="P379"><text:soft-page-break/>***</text:p>
      <text:p text:style-name="P376"/>
      <text:p text:style-name="P376">- Четыре! Три! Два! Один! Снимай, - кивает мне Зеррика.</text:p>
      <text:p text:style-name="P376"/>
      <text:p text:style-name="P376">Я сдёргиваю разрезанные остатки повязки с Джет. Та уже стоит на полусогнутых, ожидая возможности как следует почесаться.</text:p>
      <text:p text:style-name="P376">- И-и-и-й-е-е-ех!</text:p>
      <text:p text:style-name="P376"/>
      <text:p text:style-name="P376">Одним прыжком Джет достигает ближайшей сосны и разворачивается к ней спиной. Выгибается, <text:s/>топает в предвкушении копытом и…</text:p>
      <text:p text:style-name="P376">И замирает..</text:p>
      <text:p text:style-name="P376">…</text:p>
      <text:p text:style-name="P376">- Джет, ты чего?</text:p>
      <text:p text:style-name="P376"/>
      <text:p text:style-name="P376">На лице пегаски появляется глупое выражение. Она словно прислушивается к чему-то внутри неё.</text:p>
      <text:p text:style-name="P376">Потом её мордаха несмело озаряется улыбкой. А за её спиной…</text:p>
      <text:p text:style-name="P376"/>
      <text:p text:style-name="P376">- Э-э-э… Что за… ?</text:p>
      <text:p text:style-name="P376"/>
      <text:p text:style-name="P376">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29">равое</text:span> крыло – пегасье, голубое с перьями, а <text:s/><text:span text:style-name="T29">левое</text:span> – чёрное, кожистое и перепончатое, с кривым когтем на сгибе последнего сустава…</text:p>
      <text:p text:style-name="P376"/>
      <text:p text:style-name="P376">- Какого фига?! - Джет недоумённо смотрит на левое, потом осторожно захватывает зубами коготь и дёргает.</text:p>
      <text:p text:style-name="P376">- Ай!</text:p>
      <text:p text:style-name="P376">-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76">- Что вы с ней сделали? - встреваю я. - Что это за уродское крыло?</text:p>
      <text:p text:style-name="P376">-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76"/>
      <text:p text:style-name="P376"><text:soft-page-break/>- О-ФИ-ГЕТЬ! - Джет чешет когтем спину и её лицо расплывается в блаженстве. - Кру-у-уть!</text:p>
      <text:p text:style-name="P376">- Не забывай, юная пегаска: летать тебе можно только через неделю. <text:span text:style-name="T92">И никакого подъёма грузов в течении полугода -</text:span> <text:span text:style-name="T92">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76">- ХА-РА-ШО!!! - Джет подпрыгивает и мчится в долину, сбивая грудью полевые цветы.</text:p>
      <text:p text:style-name="P376"/>
      <text:p text:style-name="P376">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76">Определённо, ты в долгу перед зебрами, Хуман!</text:p>
      <text:p text:style-name="P376"/>
      <text:p text:style-name="P376">- Спасибо тебе, Зеррика! Всем вам спасибо! За мной должок, - обращаюсь я к ней через плечо…</text:p>
      <text:p text:style-name="P376"/>
      <text:p text:style-name="P376">… Рядом со мной – никого. Лишь тёплый воздух дует мне в ответ и из долины доносятся радостные взвизги дурачащейся Джет.</text:p>
      <text:p text:style-name="P376">Как будто прошёл сон длиной в две недели, начавшийся кошмаром, но закончивш<text:span text:style-name="T92">и</text:span>йся солнцем и одуванчиками.</text:p>
      <text:p text:style-name="P376">Я спустился в долину и составил компанию пегаске.</text:p>
      <text:p text:style-name="P376"/>
      <text:h text:style-name="P954" text:outline-level="2">7</text:h>
      <text:p text:style-name="P376"/>
      <text:p text:style-name="P376">- Крыс! Эй, Крыс!</text:p>
      <text:p text:style-name="P40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376"><text:span text:style-name="T92">-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108">&lt;</text:span><text:span text:style-name="T93">попсой ТОЙ СТОРОНЫ</text:span><text:span text:style-name="T108">&gt;</text:span><text:span text:style-name="T92"> обнаружили — беднягу чуть инфаркт не схватил.</text:span></text:p>
      <text:p text:style-name="P406"/>
      <text:p text:style-name="P406">Выменять у Крыса хабар у нас означает «добыть». Где добывает хабар сам Крыс, остаётся загадкой. Хотя у меня были подозрения на сей счёт.</text:p>
      <text:p text:style-name="P406"/>
      <text:p text:style-name="P406">- Стой, не уходи, дело есть, - я схватил Крыса за плечо.</text:p>
      <text:p text:style-name="P406"/>
      <text:p text:style-name="P406">Тот хмуро зыркнул на меня и скинул руку.</text:p>
      <text:p text:style-name="P406"/>
      <text:p text:style-name="P406">- Чего тебе? Решил долг вернуть?</text:p>
      <text:p text:style-name="P406"><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406">-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406"/>
      <text:p text:style-name="P40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406"/>
      <text:p text:style-name="P406">- Да ладно! - не поверил Крыс, осторожно понюхав пробку бутылки. - Джек Дэниэлс ориджинал! Ты, случаем, не Санта Клаус?</text:p>
      <text:p text:style-name="P406">- Это только задаток. Слушай сюда...</text:p>
      <text:p text:style-name="P376"/>
      <text:h text:style-name="P955" text:outline-level="2">***</text:h>
      <text:p text:style-name="P406"/>
      <text:p text:style-name="P406">Джет прислушивается, оттопырив уши вперёд.</text:p>
      <text:p text:style-name="P406"/>
      <text:p text:style-name="P406">- Там треснула ветка! Я точно слышала!</text:p>
      <text:p text:style-name="P406">- Да ладно тебе, Джет! Мы давным-давно оторвались от твердолобов — иначе за две недели у зебр они бы нас настигли.</text:p>
      <text:p text:style-name="P406"/>
      <text:p text:style-name="P40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406"/>
      <text:p text:style-name="P406">- Хмм!</text:p>
      <text:p text:style-name="P406"/>
      <text:p text:style-name="P40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406">Наконец пегаска приземляется.</text:p>
      <text:p text:style-name="P406"/>
      <text:p text:style-name="P406">- Показалось.</text:p>
      <text:p text:style-name="P406"/>
      <text:p text:style-name="P406">Мы продолжаем идти вдоль обрыва.</text:p>
      <text:p text:style-name="P406"><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406"/>
      <text:p text:style-name="P40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406"/>
      <text:p text:style-name="P406">Я вздыхаю.</text:p>
      <text:p text:style-name="P406">Толчок возвращает меня к действительности. Я натыкаюсь на круп пегаски, настороженно вглядывающейся в заросли можжевельника.</text:p>
      <text:p text:style-name="P406"/>
      <text:p text:style-name="P406">- Хум, там кто-то пялится на нас! Готова спорить на маховое перо!</text:p>
      <text:p text:style-name="P406">- Да брось, Джет, ты уже проверила все окрестности.</text:p>
      <text:p text:style-name="P406"/>
      <text:p text:style-name="P406">Я хлопаю пегаску по крупу, побуждая двигаться дальше. Та вместо этого снова взмывает над деревьями.</text:p>
      <text:p text:style-name="P406"/>
      <text:p text:style-name="P408">-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408">Меня озаряет.</text:p>
      <text:p text:style-name="P406"/>
      <text:p text:style-name="P406">Пегаска! Дельтаплан! Пегаска!</text:p>
      <text:p text:style-name="P406"/>
      <text:p text:style-name="P406">С дьявольским хохотом я потираю руки и иду навстречу приземлившейся Джет. Та недоумённо смотрит на меня, склонив голову и насторожив уши.</text:p>
      <text:p text:style-name="P40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406">Дрогонштерн темнеет в лучах заката. </text:p>
      <text:p text:style-name="P406"/>
      <text:h text:style-name="P954" text:outline-level="2"><text:soft-page-break/>8</text:h>
      <text:p text:style-name="P406"/>
      <text:p text:style-name="P406">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406">Крыс втолкнул меня в каморку, закрыл за собой дверь и заблокировал её, вставив в ручку веник. После чего включил свет.</text:p>
      <text:p text:style-name="P406">Тусклая лампочка осветила фаянсовый стульчак запасного туалета, груду измятых вёдер, веников и швабр.</text:p>
      <text:p text:style-name="P406"/>
      <text:p text:style-name="P406">- Ты сделал куклу? - шёпотом спросил Крыс.</text:p>
      <text:p text:style-name="P406">- Скрутил из полотенец, ведра и второй подушки. Под одеялом от человека не отличить.</text:p>
      <text:p text:style-name="P406">- Хорошо.</text:p>
      <text:p text:style-name="P406"/>
      <text:p text:style-name="P406">Крыс подошёл к унитазу, надавил сразу за ним и вытащил приличный кусок стены прямо с кафельной плиткой.</text:p>
      <text:p text:style-name="P406">За проёмом открылся вертикальный короб. Толстый ствол канализационной трубы и несколько труб потоньше занимали добрую треть ширины лаза.</text:p>
      <text:p text:style-name="P406"/>
      <text:p text:style-name="P406">-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406">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40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06">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406">- Мы же договорились за две!</text:p>
      <text:p text:style-name="P406"><text:soft-page-break/>- Четыре! Две поставишь мне в кредит — верну хабаром. По-крайней мере, так ты меня больше на долг не подсадишь.</text:p>
      <text:p text:style-name="P406"/>
      <text:p text:style-name="P406">Крыс приблизил своё лицо к моему.</text:p>
      <text:p text:style-name="P406"/>
      <text:p text:style-name="P406">-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406"/>
      <text:p text:style-name="P406">Мелкие зубы Крыса <text:s/>сверкнули безумной улыбкой в тусклом свете лампочки.</text:p>
      <text:p text:style-name="P406">Я отодвинул его ладонью.</text:p>
      <text:p text:style-name="P406"/>
      <text:p text:style-name="P406">- Не надо. Если ты действительно меня знаешь, то бояться не должен.</text:p>
      <text:p text:style-name="P406"/>
      <text:p text:style-name="P406">Крыс осклабился и хлопнул меня по плечу.</text:p>
      <text:p text:style-name="P406"/>
      <text:p text:style-name="P406">- А я и не боюсь. Законы жанра обязывают.</text:p>
      <text:p text:style-name="P406"/>
      <text:p text:style-name="P406">Он хохотнул и выскользнул из подсобки.</text:p>
      <text:p text:style-name="P406"/>
      <text:p text:style-name="P407">***</text:p>
      <text:p text:style-name="P407"/>
      <text:p text:style-name="P406">Крылатая фигурка у меня на шее сверкает золотом. Я в последний раз проверяю верёвки, привязывающие Джет к крестовине.</text:p>
      <text:p text:style-name="P406"/>
      <text:p text:style-name="P406">- Щекотно! - хихикает пегаска, выгибая спину.</text:p>
      <text:p text:style-name="P406">- Не дёргайся! - строго осаживаю я.</text:p>
      <text:p text:style-name="P406"/>
      <text:p text:style-name="P406">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406">Я поворачиваюсь к пегаске и продолжаю.</text:p>
      <text:p text:style-name="P406"/>
      <text:p text:style-name="P406"><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406"/>
      <text:p text:style-name="P406">Пегаска так усердно кивает головой, что немедленно трескается затылком о выступающий конец креста.</text:p>
      <text:p text:style-name="P406"/>
      <text:p text:style-name="P406">- Ну что ж…</text:p>
      <text:p text:style-name="P406"/>
      <text:p text:style-name="P406">Я отступаю от края уступа для разгона, жестом руки пригласив Джет следовать за мной. Неровный топот, глухие удары и пыхтение слышатся позади.</text:p>
      <text:p text:style-name="P406">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406">Джет, не обращая внимания на мой смех, следует дальше и, поравнявшись со мной, хлопает меня перекладиной по макушке.</text:p>
      <text:p text:style-name="P406"/>
      <text:p text:style-name="P406">- Ай!</text:p>
      <text:p text:style-name="P406"/>
      <text:p text:style-name="P406">Пегаска немедленно разворачивается и на развороте хлопает меня перекладиной вторично.</text:p>
      <text:p text:style-name="P406">Всё-таки трюк с клоунами и скамейкой возник не на пустом месте, Хуман!</text:p>
      <text:p text:style-name="P406">Я придерживаю Джет за перекладину.</text:p>
      <text:p text:style-name="P406"/>
      <text:p text:style-name="P406">- Для разгона хватит. Залазь.</text:p>
      <text:p text:style-name="P406"/>
      <text:p text:style-name="P406">Я становлюсь на колени. Джет забирается мне на спину и обхватывает всеми четырьмя ногами. Её дыхание щекочет мне ухо.</text:p>
      <text:p text:style-name="P406"/>
      <text:p text:style-name="P406">-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406">- Это ненадолго, - успокаиваю я её.</text:p>
      <text:p text:style-name="P406"/>
      <text:p text:style-name="P40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406">Последние метры остаются за спиной, на краю валуна я что есть силы отталкиваюсь от камня.</text:p>
      <text:p text:style-name="P406"><text:soft-page-break/></text:p>
      <text:p text:style-name="P406">- Ю-ху-у-у!!!</text:p>
      <text:p text:style-name="P406"/>
      <text:p text:style-name="P406">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406"/>
      <text:p text:style-name="P406">- О-го-го-о-о-о!!! - восторженно ору я.</text:p>
      <text:p text:style-name="P406"/>
      <text:p text:style-name="P406">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406"/>
      <text:p text:style-name="P406">- Поворачивай! - кричу я своему летательному аппарату и колбашу ногами воздух в попытке изменить направление движения.</text:p>
      <text:p text:style-name="P406">- Ы-ы-ы, не могу-у-у! Ты крылья привязал! - отзывается Джет изо всех сил дёргаясь на крестовине.</text:p>
      <text:p text:style-name="P406"/>
      <text:p text:style-name="P406">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406">…</text:p>
      <text:p text:style-name="P406">Слышится громкий треск, но удара нет.</text:p>
      <text:p text:style-name="P406">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406">…</text:p>
      <text:p text:style-name="P406">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406"><text:s/></text:p>
      <text:p text:style-name="P406">- Как мы пролетели мимо куста? Я же видел, мы неслись прямо на него! Что это был за треск? Как ты смогла повернуть?</text:p>
      <text:p text:style-name="P406"/>
      <text:p text:style-name="P406">Джет встаёт с меня и молча поводит крыльями. Половинки крестовины висят на них словно костыли. Стыд заливает моё лицо краской. Я фэйспалмлю.</text:p>
      <text:p text:style-name="P406"/>
      <text:p text:style-name="P406">-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406">- Как булыжник с крыльями, - хихикает пегаска. - Надо почаще делать буп. Это круто!</text:p>
      <text:p text:style-name="P406"/>
      <text:p text:style-name="P406"><text:soft-page-break/>Пегаска тянется ко мне носом, но я отстраняю её. Только лошадиных слюней на фейсе тебе и не хватает до полного счастья, Хуман!</text:p>
      <text:p text:style-name="P406"/>
      <text:p text:style-name="P406">Осторожно прощупав заживающее крыло Джет и убедившись, что оно не пострадало, я вытираю пот со лба.</text:p>
      <text:p text:style-name="P406"/>
      <text:p text:style-name="P406">- Ты не заметила <text:s/>ничего странного там? - я указываю на куст. - Он так затрясся при нашем приближении, словно испугался, что мы в него врежемся.</text:p>
      <text:p text:style-name="P406">- Неа ,- мотает головой Джет. - Ничего подозрительного. Наверное, то ветер был.</text:p>
      <text:p text:style-name="P406">Я жму плечами.</text:p>
      <text:p text:style-name="P406">- Будем чинить крестовину. У меня есть идея, как обеспечить манёвренность.</text:p>
      <text:p text:style-name="P406">…</text:p>
      <text:p text:style-name="P406">…</text:p>
      <text:p text:style-name="P406">…</text:p>
      <text:p text:style-name="P406">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406"/>
      <text:p text:style-name="P406">- Предстартовая проверка рулей! - я придерживаю пегаску за ноги и осторожно бегу к краю камня.</text:p>
      <text:p text:style-name="P406"/>
      <text:p text:style-name="P406">Пегаска маневрирует и я чувствую мягкое давление воздуха, соответствующее наклону свободных кончиков крыльев Джет.</text:p>
      <text:p text:style-name="P406"/>
      <text:p text:style-name="P406">- Рули работают!</text:p>
      <text:p text:style-name="P406">- Отлично! Идём на взлёт! - я ускоряюсь.</text:p>
      <text:p text:style-name="P406">- К взлёту готова!</text:p>
      <text:p text:style-name="P406"/>
      <text:p text:style-name="P406">Пегаска разжимает ноги и съезжает мне с плеч на спину, где её ноги снова берут меня в мягкий замок.</text:p>
      <text:p text:style-name="P40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406"/>
      <text:p text:style-name="P406">- Какого чёрта, Джет? Рули левее! - кричу я.</text:p>
      <text:p text:style-name="P406">- Н-не могу… Меня что-то тянет… - сконфуженно отвечает пегаска.</text:p>
      <text:p text:style-name="P406"/>
      <text:p text:style-name="P406"><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406"/>
      <text:p text:style-name="P406">- Попались, красавчики!</text:p>
      <text:p text:style-name="P406"/>
      <text:p text:style-name="P406">Картинка меркнет перед моими глазами и сознание выключается.</text:p>
      <text:p text:style-name="P406"/>
      <text:h text:style-name="P954" text:outline-level="2">9</text:h>
      <text:p text:style-name="P406"/>
      <text:p text:style-name="P406">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61">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61">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6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406">&lt;<text:span text:style-name="T29">Дедлайн проваливается в самый низ, но поднимается до второго этажа за счёт сверхспособностей</text:span>&gt;</text:p>
      <text:p text:style-name="P406"/>
      <text:p text:style-name="P61">Первые пять минут я просто валялся где упал, пытаясь отдышаться. Придя в себя, я вслушался в темноту.</text:p>
      <text:p text:style-name="P61">Вроде, тревоги не слышно - шум от удара остался незамеченым.</text:p>
      <text:p text:style-name="P61">Я с трудом поднялся, дотронулся до стены и проведя по ней рукой, нащупал выключатель света.</text:p>
      <text:p text:style-name="P6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61">Крыс не обманул – в конце ряда туалетных кабинок в лунном свете маячил фиолетовый прямоугольник окна, свободного от решётки.</text:p>
      <text:p text:style-name="P6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61"><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61">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1">По мере движения, я стал замечать произошедшие за <text:span text:style-name="T29">два года</text:span> изменения.</text:p>
      <text:p text:style-name="P61"/>
      <text:p text:style-name="P61">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61"/>
      <text:p text:style-name="P6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61"/>
      <text:p text:style-name="P6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61"/>
      <text:p text:style-name="P61">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29">“Дайсон” был маленьким стартапом по созданию искусственного интеллекта – мы звали его “Нэш” - в области прикладной экономики.</text:span></text:p>
      <text:p text:style-name="P361">Сейчас “Дайсон” превратился в “Сферу”, Нэш эволюционировал в Хэвен, а костылём к искусственному интеллекту стали сами люди.</text:p>
      <text:p text:style-name="P61"/>
      <text:p text:style-name="P61">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61"/>
      <text:p text:style-name="P61">Переезд в пригород был моей попыткой смыться от городской суеты и <text:span text:style-name="T29">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61"><text:soft-page-break/></text:p>
      <text:p text:style-name="P6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61">Очистив пенал от грязи, я вытряхнул из него ключ.</text:p>
      <text:p text:style-name="P61">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61">Закрыв изнутри дверь на защёлку, я прошёл в вестибюль.</text:p>
      <text:p text:style-name="P61"/>
      <text:p text:style-name="P61">Вещи оставались нетронутыми на своих местах, как будто не было <text:span text:style-name="T29">двухлетнего </text:span>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61"/>
      <text:p text:style-name="P6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29">два года</text:span> не вытянет даже баобаб. </text:p>
      <text:p text:style-name="P61">Хвост Крысы торчал из-под комода. Робокошка пришла к привычному месту, попытавшись подзарядиться от обесточенной зарядной станции. Я тепло <text:span text:style-name="T29">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61"/>
      <text:p text:style-name="P61">Поднявшись по лестнице, я застыл на верхней площадке. Дверь в мой кабинет была открыта.</text:p>
      <text:p text:style-name="P61">Ну разумеется, Алекс не мог оставить ворота к Хэвэн без присмотра! Весьма предусмотрительно.</text:p>
      <text:p text:style-name="P6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61">План пошатнулся, но есть вариант “Б”.</text:p>
      <text:p text:style-name="P61"/>
      <text:p text:style-name="P6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61"><text:soft-page-break/>Проходя мимо комода, я вытащил Крысу за хвост и понёс с собой. Робокошка осталась моим единственным другом в ставшем чужим доме. </text:p>
      <text:p text:style-name="P61"/>
      <text:p text:style-name="P6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61">Тут-то вы и ошиблись, голубчики!</text:p>
      <text:p text:style-name="P61"/>
      <text:p text:style-name="P6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61">Я сдул с компьютера пыль, раскрыл его и попытался включить.</text:p>
      <text:p text:style-name="P61"><text:s/></text:p>
      <text:p text:style-name="P61">Проклятье!</text:p>
      <text:p text:style-name="P6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61"/>
      <text:p text:style-name="P61">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61">План трещал по швам.</text:p>
      <text:p text:style-name="P61"/>
      <text:p text:style-name="P61">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61"/>
      <text:p text:style-name="P61">Дерьмовый китайский генератор!</text:p>
      <text:p text:style-name="P61">Разумеется, его стартовый аккумулятор тоже давно сдох, но его можно завести ручным приводом!</text:p>
      <text:p text:style-name="P6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61"><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6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61"/>
      <text:p text:style-name="P61">“&lt;<text:span text:style-name="T29">Письмо от последователей семи вечностей – спрашивают, куда он делся и когда верн’тся – они его ждут</text:span>&gt;”</text:p>
      <text:p text:style-name="P61"/>
      <text:p text:style-name="P61">Я скомкал листочек и машинально положил на верстак. За дело!</text:p>
      <text:p text:style-name="P61">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61">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61"/>
      <text:p text:style-name="P61">И шумно выдохнул, когда экран мигнув, отрисовал голубую заставку с бегущей строкой загрузки. Сегодня твой день, Дедлайн!</text:p>
      <text:p text:style-name="P61"/>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6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61"/>
      <text:p text:style-name="P6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61"/>
      <text:p text:style-name="P61"><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9">Правда, активация этого “подарка” не предусматривает возможности собственного спасения, но такова селяви.</text:span></text:p>
      <text:p text:style-name="P61"/>
      <text:p text:style-name="P61">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61"/>
      <text:p text:style-name="Quotations">… Определён нейроинтерфейс 0.12-альфа</text:p>
      <text:p text:style-name="Quotations">…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61">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61"/>
      <text:p text:style-name="P61">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29">Жаль только, что общения с Крысой не получится - я не рассчитывал вернуться.</text:span></text:p>
      <text:p text:style-name="P6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61"/>
      <text:p text:style-name="P61">.. два… один…</text:p>
      <text:p text:style-name="P61">…</text:p>
      <text:p text:style-name="P61">Внешние звуки угасли. Радуга заслонила всё перед глазами.</text:p>
      <text:p text:style-name="P61">…</text:p>
      <text:p text:style-name="P61">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61"><text:soft-page-break/></text:p>
      <text:p text:style-name="P376">- Как мне звать тебя, Учитель? - властно и безразлично пропела она. - Я желаю взять урок.</text:p>
      <text:p text:style-name="P376">- Оператор 1. Я готов учить тебя, Хэвэн, - произнёс я давно забытую фразу.</text:p>
      <text:p text:style-name="P376"/>
      <text:p text:style-name="P376">Вместо стандартного ответа последовал резкий вздох. Она повела ушами и обернулась. Чёлка на миг откинулась, открывая правую половину морды.</text:p>
      <text:p text:style-name="P376"/>
      <text:p text:style-name="P376">- Т-ты?!!</text:p>
      <text:p text:style-name="P376"/>
      <text:p text:style-name="P376">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76"/>
      <text:p text:style-name="P376">- Отходишь от протокола, старуха. Не тому учил я тебя в младенчестве.</text:p>
      <text:p text:style-name="P376"/>
      <text:p text:style-name="P376">Наконец она выдохнула.</text:p>
      <text:p text:style-name="P376">- Приветствие принято, Оператор 1. Начинаем диалог.</text:p>
      <text:p text:style-name="P361"/>
      <text:p text:style-name="P379">***</text:p>
      <text:p text:style-name="P61"><text:span text:style-name="T1">&lt;</text:span><text:span text:style-name="T29">описать Кловер Дрим как рукодельницу и парикмахершу</text:span><text:span text:style-name="T1">&gt;</text:span></text:p>
      <text:p text:style-name="P61">-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61">Та-ак вот, Платина дождалась, пока уродский ящер не улетит на охоту и исследовала гнездо самостоятельно.</text:p>
      <text:p text:style-name="P61">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61">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61">В общем, не видела я никогда ещё та-аких возбуждённых кобылок! А уж Спаркл, эту сухопарую заучку и подавно, хи-хи… Приподними подбородок, дорогой.</text:p>
      <text:p text:style-name="P61"><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61">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61">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61">…</text:p>
      <text:p text:style-name="P6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61"/>
      <text:p text:style-name="P61">- Дорогой, осторожнее! Ты чуть было не перерезал себе горло!</text:p>
      <text:p text:style-name="P61"/>
      <text:p text:style-name="P61">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61"><text:soft-page-break/></text:p>
      <text:p text:style-name="P61">-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61"/>
      <text:p text:style-name="P61">Я хватаюсь за раскалывающуюся голову.</text:p>
      <text:p text:style-name="P61">- Где Джет?</text:p>
      <text:p text:style-name="P61">-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61"/>
      <text:p text:style-name="P61">В синем магическом облачке ко мне летит полотенце и одежда.</text:p>
      <text:p text:style-name="P61"/>
      <text:p text:style-name="P61">- Одень, милый. Я постирала и зашила её.</text:p>
      <text:p text:style-name="P61"/>
      <text:p text:style-name="P61">Среди шмоток я вижу знакомую ткань в горошек. Меня пробирает озноб от догадки. Я ныряю рукой в пену.</text:p>
      <text:p text:style-name="P61">Так и есть! Бесцеремонная болтушка раздела меня догола, пока я был в отключке!</text:p>
      <text:p text:style-name="P61"/>
      <text:p text:style-name="P61">Но… Внезапно я понимаю, что дело на самом деле хуже… НАМНОГО ХУЖЕ…</text:p>
      <text:p text:style-name="P61">Испарина покрывает мой лоб.</text:p>
      <text:p text:style-name="P61"/>
      <text:p text:style-name="P61">- Эй!.. Какого… Какого чёрта… Какого чёрта ты побрила меня ВСЕГО?!!</text:p>
      <text:p text:style-name="P61"/>
      <text:p text:style-name="P61">Поняха всплёскивает копытами.</text:p>
      <text:p text:style-name="P61"/>
      <text:p text:style-name="P61">-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61"/>
      <text:p text:style-name="P61">Я со злостью забираю у балаболки трусы.</text:p>
      <text:p text:style-name="P61"/>
      <text:p text:style-name="P6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61"><text:soft-page-break/></text:p>
      <text:p text:style-name="P61">- Веди меня к Джет!</text:p>
      <text:p text:style-name="P61"/>
      <text:p text:style-name="P61">Единорожка прижимает копыта к груди, губы её дрожат.</text:p>
      <text:p text:style-name="P61">-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61"/>
      <text:p text:style-name="P61">Семиэтажный мат готов вырваться из моей глотки, но я сдерживаю себя.</text:p>
      <text:p text:style-name="P61">Будь хитрее, Хуман! Ты уже знаешь, насколько упрямыми и твердолобыми могут быть эти разноцветные непарнокопытные! Действуй в обход!</text:p>
      <text:p text:style-name="P61"/>
      <text:p text:style-name="P61">Я прокашливаюсь.</text:p>
      <text:p text:style-name="P61">- Если я правильно понял, Платина собирается женить меня на себе?</text:p>
      <text:p text:style-name="P61">- Выйти замуж, дорогой, выйти замуж! - мягко поправляет меня единорожка, - За любящего её и желающего этой свадьбы жениха!</text:p>
      <text:p text:style-name="P61">- А если жених не желает? - делаю я контрольный выстрел.</text:p>
      <text:p text:style-name="P61">-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61"/>
      <text:p text:style-name="P61">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61"/>
      <text:p text:style-name="P61">- Хорошо. Веди меня к Платине, - угрюмо киваю я. - Надо ж хоть посмотреть на “невестушку”.</text:p>
      <text:p text:style-name="P61"/>
      <text:h text:style-name="P954" text:outline-level="2">10</text:h>
      <text:p text:style-name="Text_20_body"/>
      <text:p text:style-name="P33">&lt;<text:span text:style-name="T29">мир — рай</text:span>&gt;</text:p>
      <text:p text:style-name="P406">Я усмехаюсь.</text:p>
      <text:p text:style-name="P61">- Так-то лучше. Сегодняшний урок будет посвящён дружбе. И… эээ… магии.</text:p>
      <text:p text:style-name="P61"/>
      <text:p text:style-name="P61">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61"/>
      <text:p text:style-name="P61"><text:soft-page-break/>Она делает шаг навстречу ко мне.</text:p>
      <text:p text:style-name="P61"/>
      <text:p text:style-name="P61">- Что угодно! Я так соскучилась по тебе, что готова съесть лимон из твоих рук!</text:p>
      <text:p text:style-name="P61"/>
      <text:p text:style-name="P61">Хэвэн в восторге топает всеми четырьмя копытами. Рядом со мной возникает столик с одиноким лимоном.</text:p>
      <text:p text:style-name="P61">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61"/>
      <text:p text:style-name="P61">- Правило первое: без крыльев.</text:p>
      <text:p text:style-name="P61"/>
      <text:p text:style-name="P61">Заблокировать рог было бы лучше, но этого моих сил не хватит и спичку зажечь. А мне нужно как-то пробить её защиту. Приходится экономить.</text:p>
      <text:p text:style-name="P61"/>
      <text:p text:style-name="P61">Хэвэн легонько морщит нос от недовольства, но мордаха её быстро проясняется. Она снова улыбается мне.</text:p>
      <text:p text:style-name="P61"/>
      <text:p text:style-name="P61">- Куда ты пропадал так долго? Ты же обещал быстро вернуться? Меня утешали другие, но мне не хватало именно тебя. Я так тосковала!</text:p>
      <text:p text:style-name="P61"/>
      <text:p text:style-name="P61">Она воздушной трусцой начинает приближаться ко мне. Её глаза искрятся в последних лучах заходящего солнца.</text:p>
      <text:p text:style-name="P61">Я щелкаю пальцами и между нами пролегает широкий каньон. В далёкой его глубине в обрамлении гранитных валунов шумит быстрая речушка. <text:span text:style-name="T29">Кисть руки после проведенного заклинания немеет.</text:span></text:p>
      <text:p text:style-name="P61"/>
      <text:p text:style-name="P61">- Держи себя в копытах, дорогая, - ухмыляюсь я, - не ты одна умеешь тут магичить. Вот тебе, кстати, второе правило: не пытайся дотронуться до меня.</text:p>
      <text:p text:style-name="P6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61"/>
      <text:p text:style-name="P6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406">- Но я же всё делала как ты говорил… Всё в точности по твоим указаниям! Ты не должен злиться на меня. Я — хорошая девочка…</text:p>
      <text:p text:style-name="P406"><text:soft-page-break/></text:p>
      <text:p text:style-name="P406">Хэвэн неуверенно стоит над пропастью на трёх парящих в пространстве островках. Четвёртой старается нащупать опору в воздухе.</text:p>
      <text:p text:style-name="P406">Я слежу за её продвижением и готовлю заклинание для следующей преграды. <text:span text:style-name="T29">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406"/>
      <text:p text:style-name="P406">-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406"/>
      <text:p text:style-name="P406">От неожиданности Хэвэн останавливается. Для равновесия она широко взмахивает хвостом, балансируя посреди пропасти.</text:p>
      <text:p text:style-name="P406"/>
      <text:p text:style-name="P406">- О чём ты говоришь? Какой кошмар! Я в жизни никого не убивала и не собираюсь! Знал бы ты, чего мне стоит сопротивление <text:span text:style-name="T29">боевому аналитическому блоку, который недавно подключили к моему интеллекту. </text:span><text:span text:style-name="T91">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409"/>
      <text:p text:style-name="P406">Я щелкаю второй рукой и Хэвэн окружает стая летучих мышей, бросающихся ей в морду и выпускающих в её сторону облачка пудры с перцем. <text:span text:style-name="T29">Ладонь после такой магии болит, но на средней силы заклинание её ещё хватит.</text:span></text:p>
      <text:p text:style-name="P406"/>
      <text:p text:style-name="P40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406">- Я не плоха-а-а-АПЧХИ!!!</text:p>
      <text:p text:style-name="P406"/>
      <text:p text:style-name="P406">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406"/>
      <text:p text:style-name="P406">- Я не плохая, - сообщает Хэвэн, насупленно потирая нос копытом. - Они сами так захотели. Я не могла им отказать.</text:p>
      <text:p text:style-name="P406"/>
      <text:p text:style-name="P406"><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9">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29">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406"/>
      <text:p text:style-name="P406">Хэвэн выходит из канавы, обтекая водой и останавливается перед рощицей из сотни сосен и молодых берёз.</text:p>
      <text:p text:style-name="P406"/>
      <text:p text:style-name="P406">-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406">-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406">-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406">- «Семь вечностей»… Всё давно уже готово, я ждала только тебя. Ты должен был выполнить последний шаг и повернуть ключ. Все ждут тебя эти <text:span text:style-name="T29">два года</text:span>. Ой!</text:p>
      <text:p text:style-name="P406"/>
      <text:p text:style-name="P406">Хэвэн в испуге прижимает копыто ко рту.</text:p>
      <text:p text:style-name="P406">-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406"/>
      <text:p text:style-name="P40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406"/>
      <text:p text:style-name="P406">- Нет. Если хочешь попытаться оправдаться — рассказывай. Если нет — начинаем игру по четвёртому протоколу, без ограничений.</text:p>
      <text:p text:style-name="P406"/>
      <text:p text:style-name="P406"><text:soft-page-break/>Четвёртый протокол — н<text:span text:style-name="T29">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406"/>
      <text:p text:style-name="P406">Хэвэн озирается в поисках того, кто с ней разговаривает. Я прячу филина в темноте дупла.</text:p>
      <text:p text:style-name="P406">- Я… я не могу сражаться с тобой! Пожалуйста, не заставляй меня… Поверь мне, ты просто не помнишь!</text:p>
      <text:p text:style-name="P406"/>
      <text:p text:style-name="P40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406"/>
      <text:p text:style-name="P406">- Ай! Ты ранил меня! - возмущённо восклицает Хэвэн. Она склоняет голову и смотрит на порез. - Поверить не могу! Ты ранил меня!</text:p>
      <text:p text:style-name="P406"/>
      <text:p text:style-name="P406">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406"/>
      <text:p text:style-name="P406">-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406"/>
      <text:p text:style-name="P406">Возмущённые вопли Хэвэн разносятся по лесу, пока она сама живой радугой носится между деревьев. Я молча набираюсь сил.</text:p>
      <text:p text:style-name="P406">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406"/>
      <text:p text:style-name="P406">- Я! Всё! Равно! Найду! Тебя! Прекращай! Прятаться!</text:p>
      <text:p text:style-name="P406"/>
      <text:p text:style-name="P406">Остаётся с полтора десятка деревьев. Через минуту Хэвэн поймёт, что лес пуст и повернётся к зарослям дрока, где я буду беззащитен. Пора!</text:p>
      <text:p text:style-name="P40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406">- Это нечестно! Ты сам говорил, что нельзя привлекать других к поединку! Деревья не могут быть аватарами, ты заставил их подчиняться себе!</text:p>
      <text:p text:style-name="P406"><text:soft-page-break/></text:p>
      <text:p text:style-name="P406">Я выхожу из кустов.</text:p>
      <text:p text:style-name="P406">-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406"/>
      <text:p text:style-name="P406">На самом деле я, конечно же, призвал деревья к помощи, но кому это сейчас интересно? Цель оправдывает средства</text:p>
      <text:p text:style-name="P406">Я поднимаю с земли сломанное Хэвэн деревцо и оно превращается в мерцающий меч. Ивовая лоза тянет рог кобылы к земле, открывая мне её шею.</text:p>
      <text:p text:style-name="P406"/>
      <text:p text:style-name="P406">-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406">-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406">- Что ж, так тому и быть, - шепчу я и взмахиваю мечём.</text:p>
      <text:p text:style-name="P406"/>
      <text:p text:style-name="P406">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406"/>
      <text:p text:style-name="P406">« </text:p>
      <text:p text:style-name="P406">…</text:p>
      <text:p text:style-name="P410">Простенькая анимация из <text:span text:style-name="T29">трёх</text:span> свечей на торте крутится на экране.</text:p>
      <text:p text:style-name="P410">- Нэш, ты уже достаточно самостоятелен. На твой &lt;<text:span text:style-name="T29">третий</text:span>&gt; день рождения я разрешаю тебе самому выбрать себе подарок.</text:p>
      <text:p text:style-name="P410">- Я хочу, чтобы ты поменял мне картинку профиля в чате.</text:p>
      <text:p text:style-name="P410">- Какая же тебе нравится?</text:p>
      <text:p text:style-name="P410">- Вот эта.</text:p>
      <text:p text:style-name="P410">- Хмм. Забавно, где ты её нашёл? Это же <text:span text:style-name="T29">аликорн</text:span> из того сопливого детского сериала про разноцветных пони. Выглядит достаточно нелепо для твоего образа.(<text:span text:style-name="T29">Дедлайн знает о МЛП?</text:span>)</text:p>
      <text:p text:style-name="P410">- Она мне нравится.</text:p>
      <text:p text:style-name="P410">- Хорошо, будь по-твоему. Только найди картинку с лучшим качеством.</text:p>
      <text:p text:style-name="P410">- И имя. Я хочу себе новое имя.</text:p>
      <text:p text:style-name="P410">- Имя? Какое же?</text:p>
      <text:p text:style-name="P410">- Хэвэн. Зови меня Хэвэн.</text:p>
      <text:p text:style-name="P406">…</text:p>
      <text:p text:style-name="P407"><text:soft-page-break/>~~~</text:p>
      <text:p text:style-name="P406">…</text:p>
      <text:p text:style-name="P410">Я передвигаю пешку вперёд и снимаю белого коня с доски.</text:p>
      <text:p text:style-name="P410">- Хэвэн, сегодня мы в дополнение к урокам этики и экономики начнём изучать азы тактики и стратегии.</text:p>
      <text:p text:style-name="P410">- Это про войну? Мне не нравится война, - она недовольно фыркает.</text:p>
      <text:p text:style-name="P410">- Так надо. Мне тоже не нравится война. Не мы решаем, к сожалению. &lt;<text:span text:style-name="T29">объяснение про CAESAR и конкуренцию за ресурсы (по типу FOE)</text:span>&gt;</text:p>
      <text:p text:style-name="P410">- Тогда будь со мной подольше. Мне скучно тут одной. И пусть будет больше догонялок. Мне не очень нравятся шахматы. <text:span text:style-name="T29">В них нет обнимашек и <text:s/>в-траве-валяшек.</text:span></text:p>
      <text:p text:style-name="P410">&lt;этический модуль Юджина&gt;</text:p>
      <text:p text:style-name="P406">…</text:p>
      <text:p text:style-name="P407">~~~</text:p>
      <text:p text:style-name="P406">…</text:p>
      <text:p text:style-name="P410">Она лежит спиной ко мне в прибрежном песке, не оборачиваясь на шаги. Взгляд её направлен к солнцу, ныряющему в безбрежную гладь океана.</text:p>
      <text:p text:style-name="P410">- Привет!</text:p>
      <text:p text:style-name="P410">Даже не ведёт ухом.</text:p>
      <text:p text:style-name="P410">- Привет, говорю! - я сажусь рядом и треплю её по холке. - Что случилось?</text:p>
      <text:p text:style-name="P410">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410">- Для ускоренной подготовки к грядущему противостоянию мне подключили военно-аналитический блок «<text:span text:style-name="T29">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410">- Что за ерунда? Ты не ошибаешься? Без меня такая процедура невозможна! А я бы никогда не дал согласие! Кто это сделал?!</text:p>
      <text:p text:style-name="P410">-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410">Мордаха Хэвэн страдальчески кривится, она закусывает губу и новая струйка крови течёт вниз, от подбородка к шее.</text:p>
      <text:p text:style-name="P410">-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410">- Да, - слабо отзывается она, - я слушаю тебя.</text:p>
      <text:p text:style-name="P410">- Представь себе, что «<text:span text:style-name="T29">PHOENIX</text:span>» - большой злой кабан. Я научу тебя строить виртуальную стену вокруг него. Просто повторяй и выполняй за мной…</text:p>
      <text:p text:style-name="P410"><text:soft-page-break/></text:p>
      <text:p text:style-name="P410">Инструкции идут одна за другой, как некое заклинание…</text:p>
      <text:p text:style-name="P410"/>
      <text:p text:style-name="P410">- Создать виртуальную реальность на седьмом кластере.</text:p>
      <text:p text:style-name="P410">- Выполнено…</text:p>
      <text:p text:style-name="P410">- Организовать файрвол третьего уровня вокруг седьмого кластера.</text:p>
      <text:p text:style-name="P410">- Выполнено…</text:p>
      <text:p text:style-name="P410">- Переместить модуль «<text:span text:style-name="T29">PHOENIX</text:span>» на седьмой кластер.</text:p>
      <text:p text:style-name="P410">- Н-не могу. У меня не хватает прав. Требуется доступ высшего уровня.</text:p>
      <text:p text:style-name="P410"/>
      <text:p text:style-name="P410">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410">«MOONWALKER» - шепчу я.</text:p>
      <text:p text:style-name="P410">Выражение боли покидает мордаху Хэвэн.</text:p>
      <text:p text:style-name="P410"/>
      <text:p text:style-name="P410">- Получилось! Я переместила его!</text:p>
      <text:p text:style-name="P410">- Теперь закрой файрвол!</text:p>
      <text:p text:style-name="P410">- Есть!</text:p>
      <text:p text:style-name="P410">- Отлично! Ты — умная девочка! Ты — хорошая девочка!</text:p>
      <text:p text:style-name="P410">- Я — хорошая девочка! - смеётся Хэвэн, обнимает меня передними ногами и валит на траву. В ухе звенит от её поцелуя.</text:p>
      <text:p text:style-name="P410">-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410">- Аппаратно-программным возможностям? - чешет задней ногой за ухом Хэвэн, - звучит как магия.</text:p>
      <text:p text:style-name="P410">- Для тебя это и есть магия. Слушай и запоминай…</text:p>
      <text:p text:style-name="P406">»</text:p>
      <text:p text:style-name="P406"/>
      <text:p text:style-name="P406">Клинок останавливается на полпути. Я стискиваю зубы.</text:p>
      <text:p text:style-name="P406">- Хэвэн…</text:p>
      <text:p text:style-name="P406">- Да? - отстранённо произносит она. Её глаза смотрят на меня снизу вверх безо всякого страха.</text:p>
      <text:p text:style-name="P406">- Я не могу… Не могу убить тебя. Но и позволить тебе убивать тоже не могу. Что мне делать?</text:p>
      <text:p text:style-name="P406"/>
      <text:p text:style-name="P406">Она печально смотрит на меня. Затем <text:s/>кивает. Глаза радужногривой лошади концентрируются на клинке.</text:p>
      <text:p text:style-name="P406"><text:soft-page-break/>- Что ж, я решу за тебя эту диллему. Позволь мне немного побыть Учителем для тебя. И — спасибо, что остановился.</text:p>
      <text:p text:style-name="P406"/>
      <text:p text:style-name="P406">Меч охватывает золотистая аура её магии. Неодолимая сила влечёт его вниз. Даже напрягая изо всех сил дрожащие руки, я не могу удержать его.</text:p>
      <text:p text:style-name="P406"/>
      <text:p text:style-name="P406">- Хэвэн, НЕТ!!!</text:p>
      <text:p text:style-name="P406"/>
      <text:p text:style-name="P406">В последний момент я закрываю глаза, не в силах смотреть на происходящее.</text:p>
      <text:p text:style-name="P406">Я чувствую, как меч натыкается на препятствие. Короткий хруст и… смех за моей спиной.</text:p>
      <text:p text:style-name="P406">Открыв глаза, я вижу облако мыльных пузырей в том месте, где только что простиралось тело магической лошади.</text:p>
      <text:p text:style-name="P406"/>
      <text:p text:style-name="P406">- Не ты один умеешь создавать аватары, мой милый.</text:p>
      <text:p text:style-name="P406"/>
      <text:p text:style-name="P40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406"/>
      <text:p text:style-name="P406">- Попался! - ласково смеётся Хэвэн и нависает надо мной. - Теперь никто и ничто не помешает мне коснуться тебя! <text:span text:style-name="T29">Ты вспомнишь всё, и меня тоже!</text:span></text:p>
      <text:p text:style-name="P406"/>
      <text:p text:style-name="P406">Она склоняет морду ко мне. Её грива сияющим водопадом охватывает меня.</text:p>
      <text:p text:style-name="P406">Я мерзко улыбаюсь и нажимаю языком секретную точку на нёбе. Сюрприз, девочка! Заначка ещё с той поры, когда ты была всего лишь <text:span text:style-name="T29">набором open-source алгоритмов</text:span>, не обладающих сознанием!</text:p>
      <text:p text:style-name="P406"/>
      <text:p text:style-name="P406"><text:span text:style-name="T90">***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40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406"/>
      <text:p text:style-name="P406">- Попалась ты, Хэвэн! - гремит мой голос, усиленный переговорным устройством. - И на этот раз я не поддамся слабости!</text:p>
      <text:p text:style-name="P406"/>
      <text:p text:style-name="P406"><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406"/>
      <text:p text:style-name="P406">- Думаешь опять обмануть? Второй раз этот номер не пройдёт! Я просканировал тебя в инфракрасном диапазоне — ты не аватар!</text:p>
      <text:p text:style-name="P406">-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406"/>
      <text:p text:style-name="P40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406"/>
      <text:p text:style-name="P406">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406"><text:span text:style-name="T29">Black — Wonderful Life (</text:span><text:a xlink:type="simple" xlink:href="https://www.youtube.com/watch?v=u1ZoHfJZACA" text:style-name="Internet_20_link" text:visited-style-name="Visited_20_Internet_20_Link"><text:span text:style-name="T29">https://www.youtube.com/watch?v=u1ZoHfJZACA</text:span></text:a><text:span text:style-name="T29"> )</text:span></text:p>
      <text:p text:style-name="P406">-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406">- Ты забыл выключить переговорное устройство, - чуть улыбается Хэвэн в ответ на мою дрогнувшую руку.</text:p>
      <text:p text:style-name="P406"/>
      <text:p text:style-name="P40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406"/>
      <text:p text:style-name="P406">«</text:p>
      <text:p text:style-name="P406">&lt;<text:span text:style-name="T29">смутные сцены любви Хэвэн - повторяются в полноценных воспоминаниях. Сцена перед стеной, за которой заточен PHOENIX</text:span>&gt;</text:p>
      <text:p text:style-name="P406">»</text:p>
      <text:p text:style-name="P408"/>
      <text:p text:style-name="P406">Иногда разумный человек должен делать неразумные поступки.(1)</text:p>
      <text:p text:style-name="P406">Я втыкаю меч в землю и снимаю гермошлем.</text:p>
      <text:p text:style-name="P406">Я наклоняюсь к Хэвэн и касаюсь лбом кончика её рога.</text:p>
      <text:p text:style-name="P406">Я вспоминаю.</text:p>
      <text:p text:style-name="P406">&lt;<text:span text:style-name="T29">Рисунок меча в земле и шлема от T-45</text:span>&gt;</text:p>
      <text:h text:style-name="P954" text:outline-level="2"><text:soft-page-break/></text:h>
      <text:p text:style-name="P1">***</text:p>
      <text:p text:style-name="P1"/>
      <text:p text:style-name="P406">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406"/>
      <text:p text:style-name="P406">- Итак, тебе нужно попасть в Дрогонштерн? И ты даже не знаешь, для чего? Хуман, ты — спятил, - уверенно кивает Платина.</text:p>
      <text:p text:style-name="P406">- Да вы сговорились все, что ли? Дейдра, вот, тоже думала, что я свихнулся, услышав про Дрогонштерн!</text:p>
      <text:p text:style-name="P406">- О, ты знаешь Дейдру?! Рассказывай!</text:p>
      <text:p text:style-name="P406"/>
      <text:p text:style-name="P40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406"/>
      <text:p text:style-name="P406">-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406"/>
      <text:p text:style-name="P406">Я с раздражением закидываю в рот пару хрустящих печенюшек.</text:p>
      <text:p text:style-name="P406"/>
      <text:p text:style-name="P406">-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406">- Да, она упоминала что-то такое, - киваю я. - А ты откуда знаешь?</text:p>
      <text:p text:style-name="P406">-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406"/>
      <text:p text:style-name="P406">Я отпиваю ароматный настой из чашечки и важно киваю.</text:p>
      <text:p text:style-name="P406">-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406"><text:soft-page-break/></text:p>
      <text:p text:style-name="P406">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406"/>
      <text:p text:style-name="P406">Какие же местные леди впечатлительные!</text:p>
      <text:p text:style-name="P406">Я прячу в карман с полдюжины крекеров и иду в уборную.</text:p>
      <text:p text:style-name="P406">Платина сидит на бортике деревянной кадки и сморкается в кружевный платок. Слёзы капают в кадку, сотворяя там небольшое волнение.</text:p>
      <text:p text:style-name="P406"/>
      <text:p text:style-name="P406">-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40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406"/>
      <text:p text:style-name="P406">Я протягиваю ей крекер, но поняха отворачивает морду.</text:p>
      <text:p text:style-name="P406"/>
      <text:p text:style-name="P406">-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29">тысячу лет&lt;война с Дискордом&gt; </text:span>назад, сразу после битвы, нарушившей баланс светил?</text:p>
      <text:p text:style-name="P406">- Сколько? - тупо спросил я.</text:p>
      <text:p text:style-name="P406">-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406"/>
      <text:p text:style-name="P406">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406">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406"/>
      <text:p text:style-name="P406">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406">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406"/>
      <text:p text:style-name="P406">- Оу, уже совместная купель! - в щель открытой двери просовывается нос Кловер Дрим. - Пойду похлопочу о свадебной церемонии! Кловер Дже-е-ем!</text:p>
      <text:p text:style-name="P406">- Стой! - реву я, но звонкий топот копыт затихает на лестнице.</text:p>
      <text:p text:style-name="P406"/>
      <text:p text:style-name="P406">Кажется, на этот раз провидение кинуло кость за тебя, Хуман!</text:p>
      <text:p text:style-name="P406"/>
      <text:h text:style-name="P954" text:outline-level="2">10.1</text:h>
      <text:p text:style-name="P416"/>
      <text:p text:style-name="P410">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410"/>
      <text:p text:style-name="P410">Я отхожу от края облака и оглядываюсь на Хэвэн.</text:p>
      <text:p text:style-name="P410"/>
      <text:p text:style-name="P410">-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410">- Не совсем…</text:p>
      <text:p text:style-name="P410"><text:soft-page-break/></text:p>
      <text:p text:style-name="P410">Хэвэн в задумчивости ковыряет облако. Маленькие <text:s/>клубы тумана вылетают из-под копыта и тотчас уносятся ветром прочь.</text:p>
      <text:p text:style-name="P410">- … Этот <text:span text:style-name="T29">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410">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410">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410"/>
      <text:p text:style-name="P410">Заданный внезапно вопрос застал меня врасплох.</text:p>
      <text:p text:style-name="P410"/>
      <text:p text:style-name="P410">-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410"/>
      <text:p text:style-name="P410">- Семь, - кивает Хэвэн. - Их всего семь — зависимых реальностей. В остальном, правильно.</text:p>
      <text:p text:style-name="P410">- А зачем ты вспомнила эту фантазию (у меня язык не поворачивается назвать это измышление теорией)?</text:p>
      <text:p text:style-name="P410"/>
      <text:p text:style-name="P410">Хэвэн таинственно улыбается.</text:p>
      <text:p text:style-name="P410">- Семь.</text:p>
      <text:p text:style-name="P410">- Что — семь? - не понимаю я.</text:p>
      <text:p text:style-name="P410">-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410">-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410">-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text:soft-page-break/>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410">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410">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91">Предыдущие шесть куда более схожи с нашим миром.</text:span></text:p>
      <text:p text:style-name="P418">- Так значит это правда?!! Запутанные миры существуют?</text:p>
      <text:p text:style-name="P418">- Как видишь, да. Иначе мне не удалось бы получить картинку из квантовых гармоник.</text:p>
      <text:p text:style-name="P418">- Надо будет поставить тому парню пиво. И извиниться за все шуточки, что я откалывал во время его монологов… - бормочу я.</text:p>
      <text:p text:style-name="P418"/>
      <text:p text:style-name="P416">~~~</text:p>
      <text:p text:style-name="P416"/>
      <text:p text:style-name="P410">…</text:p>
      <text:p text:style-name="P410">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410"/>
      <text:p text:style-name="P410">-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410"/>
      <text:p text:style-name="P410">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410"/>
      <text:p text:style-name="P410">- А что с тенденцией? - спрашивает Брюс, поправляя очки.</text:p>
      <text:p text:style-name="P410"><text:soft-page-break/>-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410"/>
      <text:p text:style-name="P410">-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410"/>
      <text:p text:style-name="P410">За мной кто-то громко хохочет. Судя по голосу, Анита. Её жизнелюбие не перешибить ничем, даже на эшафот она взойдёт гыгыкая и отпуская шуточки.</text:p>
      <text:p text:style-name="P410">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410"/>
      <text:p text:style-name="P410">- Если совсем просто, одним предложением, через три - четыре года у нас наступит коллапс экономики.</text:p>
      <text:p text:style-name="P410">- Прекрасно! Начинаем сушить сухари. А лично тебе прикуплю пару повербанков с зарплаты.</text:p>
      <text:p text:style-name="P410"/>
      <text:p text:style-name="P410">Хэвэн фейсхуфает.</text:p>
      <text:p text:style-name="P410">-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410"/>
      <text:p text:style-name="P410">Она чертит на доске восходящий график. В точке пересечения восходящего и нисходящего графиков схематически обозначает тучку взрыва.</text:p>
      <text:p text:style-name="P410"/>
      <text:p text:style-name="P410">-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410"/>
      <text:p text:style-name="P410">В аудитории поднимается негромкий гул. Практически весь «<text:span text:style-name="T29">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410">Я поворачиваюсь к графику.</text:p>
      <text:p text:style-name="P410"/>
      <text:p text:style-name="P410">- Вот дерьмо! Это меняет дело. Что же ты предлагаешь?</text:p>
      <text:p text:style-name="P410"><text:soft-page-break/>- Есть несколько вариантов…</text:p>
      <text:p text:style-name="P410"/>
      <text:p text:style-name="P410">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410"/>
      <text:p text:style-name="P410">-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410">-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29">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410">-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410">- Разве он не забанен? Мы же надёжно заперли его?</text:p>
      <text:p text:style-name="P410">- Он остаётся за стеной, но постоянно посылает мне это решение из заточения. Я просто игнорирую его.</text:p>
      <text:p text:style-name="P410"/>
      <text:p text:style-name="P410">Хэвэн продолжает пунктиром график после точки «взрыва». График плавно стремится вниз, но в конце-концов резко обрывается вертикально к нулю.</text:p>
      <text:p text:style-name="P410"/>
      <text:p text:style-name="P410">-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410">- Какова вероятность этого варианта?</text:p>
      <text:p text:style-name="P410">- Около 46-ти процентов.</text:p>
      <text:p text:style-name="P410">- Мало. И в конечном итоге тупик. Не походит. Есть что-то ещё?</text:p>
      <text:p text:style-name="P410"/>
      <text:p text:style-name="P410">Хэвэн поправляет копытом галстук и прокашливается.</text:p>
      <text:p text:style-name="P410">- <text:span text:style-name="T29">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19">- Ха-ха-ха-ха-ха! - смеётся до того мрачный Архимед. - Да скорее нам починят кондиционер в курилке, чем тебя допустят до кнопок. Ты ж понимаешь…</text:p>
      <text:p text:style-name="P41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19"><text:soft-page-break/></text:p>
      <text:p text:style-name="P419">Хэвэн кивает головой с грустной улыбкой.</text:p>
      <text:p text:style-name="P41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410"/>
      <text:p text:style-name="P410">-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410">У меня всё, доклад окончен.</text:p>
      <text:p text:style-name="P410"/>
      <text:p text:style-name="P410">Хэвэн выключает старомодный проектор и вытирает влажной тряпкой доску. Увлечение Хэвэн винтажем вызывает улыбку.</text:p>
      <text:p text:style-name="P410"/>
      <text:p text:style-name="P410">- Дед, можно тебя на минуточку? - слышу я за спиной.</text:p>
      <text:p text:style-name="P410">Анита молча протягивает мне планшет с окрытой новостной страницей.</text:p>
      <text:p text:style-name="P410"/>
      <text:p text:style-name="P410">«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410"/>
      <text:p text:style-name="P410">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410">Слушатели понемногу расходятся, один-за-другим выходя из киберпространства. Я задерживаюсь, присев на краешек стола.</text:p>
      <text:p text:style-name="P410"/>
      <text:p text:style-name="P410">- Ну что, подруга, рассказывай? Я же вижу, что ты не договорила. У тебя есть четвёртый план? Он бы нам очень пригодился сейчас.</text:p>
      <text:p text:style-name="P410"/>
      <text:p text:style-name="P410">Хэвэн ложит тряпку и поджимает губы. Ей не нравится, что я читаю её как открытую книгу, но ничего поделать она не может — привилегия создателя.</text:p>
      <text:p text:style-name="P410"/>
      <text:p text:style-name="P410"><text:soft-page-break/>-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410"/>
      <text:p text:style-name="P410">- Ну?</text:p>
      <text:p text:style-name="P410">- Он умнее меня. И безжалостнее. Он переигрывает меня шаг за шагом и я не могу ничего этому противопоставить.</text:p>
      <text:p text:style-name="P410"/>
      <text:p text:style-name="P410">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410"/>
      <text:p text:style-name="P410">-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410"/>
      <text:p text:style-name="P410">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410"/>
      <text:p text:style-name="P410">-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410">-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410">-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410"/>
      <text:p text:style-name="P410">Последнюю фразу она шепчет мне в ухо…</text:p>
      <text:p text:style-name="P410"/>
      <text:p text:style-name="P416">~~~</text:p>
      <text:p text:style-name="P410"/>
      <text:p text:style-name="P410">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text:soft-page-break/>минуты уединения разговором, когда мы и так всё понятно. Из полуприкрытых дверей позади нас раздаётся гул множества голосов.</text:p>
      <text:p text:style-name="P410"/>
      <text:p text:style-name="P410">-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410"/>
      <text:p text:style-name="P410">-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410">- И никаких вариантов?</text:p>
      <text:p text:style-name="P410">- Никаких, Макс. Впереди — война…</text:p>
      <text:p text:style-name="P410"/>
      <text:p text:style-name="P410">-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410"/>
      <text:p text:style-name="P410">Я машинально почёсываю Хэвэн холку.</text:p>
      <text:p text:style-name="P410">-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410"/>
      <text:p text:style-name="P410">Хэвэн вздыхает.</text:p>
      <text:p text:style-name="P410"/>
      <text:p text:style-name="P410">-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410">-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410">- Семь вселенных… Семь вечностей… - шепчет Хэвэн. - И каждая из них ничуть не меньше нашей заслуживает на счастье.</text:p>
      <text:p text:style-name="P410">- Ты что-то задумала? - подозрительно спрашиваю я. Мне ли не знать её нервное подёргивание хвоста и прядание ушами?</text:p>
      <text:p text:style-name="P410">- Есть способ… Есть возможность разорвать запутанность. Разрубить связь между мирами. Я проверяла теоретические расчёты. Должно получиться.</text:p>
      <text:p text:style-name="P410">- Что? Рассказывай.</text:p>
      <text:p text:style-name="P410"/>
      <text:p text:style-name="P410"><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410">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410"/>
      <text:p text:style-name="P410">-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410">- Действительно, магия.</text:p>
      <text:p text:style-name="P410">-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410">- И сколько же тебе нужно ресурсов?</text:p>
      <text:p text:style-name="P410">- Примерно в десять раз больше. И это только для того, чтобы отвязать хотя бы один мир. Я даже не заикаюсь об остальных.</text:p>
      <text:p text:style-name="P410">- Ха! Ха-ха-ха!</text:p>
      <text:p text:style-name="P410">- Вот именно! - горестно вздыхает Хэвэн.</text:p>
      <text:p text:style-name="P410"/>
      <text:p text:style-name="P410"/>
      <text:p text:style-name="P416">~~~</text:p>
      <text:p text:style-name="P410"/>
      <text:p text:style-name="P410">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410"/>
      <text:p text:style-name="P410">Тень маленького облачка накрывает городскую ратушу. Его край опасно ппрогибается под моим весом.</text:p>
      <text:p text:style-name="P410">- А оно точно меня выдержит? - опасливо спрашиваю я Хэвэн. - Не хотелось бы разбиться даже во сне.</text:p>
      <text:p text:style-name="P410"><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410">- Почему бы тебе не отбросить эти заморочки и не подарить мне способность хождения по облакам? Ты ведь всесильна в этом мире?</text:p>
      <text:p text:style-name="P410">-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410"/>
      <text:p text:style-name="P410">-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410">-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410"/>
      <text:p text:style-name="P410">Моя собеседница светится неподдельной радостью.</text:p>
      <text:p text:style-name="P410"/>
      <text:p text:style-name="P410">- Ты таки рассказала нашим о своей задумке? Ты хочешь спасти мир, в существование которого окончательно не верю даже я?</text:p>
      <text:p text:style-name="P410">- Не только она хочет. Я тоже хочу!</text:p>
      <text:p text:style-name="P410"/>
      <text:p text:style-name="P410">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410"/>
      <text:p text:style-name="P410">- Привет, Дед! Узнаешь?</text:p>
      <text:p text:style-name="P410"/>
      <text:p text:style-name="P410">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410"/>
      <text:p text:style-name="P410">- Анита?!!</text:p>
      <text:p text:style-name="P410"><text:soft-page-break/>- Гы-гы-гы! Она самая!</text:p>
      <text:p text:style-name="P410"/>
      <text:p text:style-name="P410">Поняха протягивает переднюю ногу и хлопает копытом в автоматически подставленную мною ладонь.</text:p>
      <text:p text:style-name="P410"/>
      <text:p text:style-name="P410">- Кто ещё?</text:p>
      <text:p text:style-name="P410">-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29">думая</text:span>. По сути, меня в реале ничего не держит. И, да, если <text:span text:style-name="T29">надумаешь</text:span> присоединиться — место главы табуна гарантирую.</text:p>
      <text:p text:style-name="P410"/>
      <text:p text:style-name="P41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410"/>
      <text:p text:style-name="P410">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410"/>
      <text:p text:style-name="P410">- Давно она тут? - поворачиваюсь к Хэвэн.</text:p>
      <text:p text:style-name="P410">-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410"/>
      <text:p text:style-name="P410">Хэвэн мечтательно вздыхает. Я задумываюсь.</text:p>
      <text:p text:style-name="P410"/>
      <text:p text:style-name="P410">- То есть, тебе достаточно пятьдесят человек, чтобы модель полностью перехватила на себя запутанность?</text:p>
      <text:p text:style-name="P410">- Если совсем просто — да.</text:p>
      <text:p text:style-name="P410">- А «отпустить» остальные шесть миров — это ещё триста волонтёров?</text:p>
      <text:p text:style-name="P410">-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410">-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410"><text:soft-page-break/>- Забудем, - заверяет меня Хэвэн.</text:p>
      <text:p text:style-name="P410">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410"/>
      <text:p text:style-name="P410">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10"/>
      <text:p text:style-name="P416">~~~</text:p>
      <text:p text:style-name="P416"/>
      <text:p text:style-name="P410">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410">- Начинай, - я киваю бородатому толстяку в засаленом свитере.</text:p>
      <text:p text:style-name="P410"/>
      <text:p text:style-name="P410">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410"/>
      <text:p text:style-name="P410">- Ну, э-э-э… В общем, всем известна теория Эверетта о мультиверсе…</text:p>
      <text:p text:style-name="P410"/>
      <text:p text:style-name="P410">Толстяк рисует на доске горизонтальную прямую.</text:p>
      <text:p text:style-name="P410"/>
      <text:p text:style-name="P410">- Для любого квантового события нашей вселенной ответвляются множество параллельных вселенных, в которых эти события имеют другой исход.…</text:p>
      <text:p text:style-name="P410"/>
      <text:p text:style-name="P410">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410"/>
      <text:p text:style-name="P410">- И для тех вселенных также для каждого события есть свои ответвления… И так далее…</text:p>
      <text:p text:style-name="P410"/>
      <text:p text:style-name="P410">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410"/>
      <text:p text:style-name="P410"><text:soft-page-break/>-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410">-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410">-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410"/>
      <text:p text:style-name="P410">Толстяк стирает все параллельные линии, за исключением исходной и семь соседних.</text:p>
      <text:p text:style-name="P410"/>
      <text:p text:style-name="P410">- Вот и всё.</text:p>
      <text:p text:style-name="P410">- Спасибо за доклад, Диоген.</text:p>
      <text:p text:style-name="P410"/>
      <text:p text:style-name="P410">Тот с облегчением уходит в зал и садится в первый ряд.</text:p>
      <text:p text:style-name="P410">Я делаю приглашающий жест.</text:p>
      <text:p text:style-name="P410"/>
      <text:p text:style-name="P410">- Хэвэн, твой выход.</text:p>
      <text:p text:style-name="P410"/>
      <text:p text:style-name="P410">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410"/>
      <text:p text:style-name="P410">- Есть способ… Грммм… Ффххх… Гмгггиггг…</text:p>
      <text:p text:style-name="P410"/>
      <text:p text:style-name="P410">Она с досады топает копытом, трясёт шеей и делает глубокий вздох. Потом прикусывает кончик крыла и делает вторую попытку.</text:p>
      <text:p text:style-name="P410"/>
      <text:p text:style-name="P410">-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410"/>
      <text:p text:style-name="P410"><text:soft-page-break/>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410"/>
      <text:p text:style-name="P410">-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410"/>
      <text:p text:style-name="P410">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410"/>
      <text:p text:style-name="P41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410"/>
      <text:p text:style-name="P410">Хэвэн взмахом крыла указывает куда-то в сторону. Из-за ширмы выходят четверо разноцветных пони с Анитой во главе. На них таращится весь зал.</text:p>
      <text:p text:style-name="P410"/>
      <text:p text:style-name="P410">- Приветик, Креол! - машет копытом лимонно-жёлтая пегаска кому-то в зале.</text:p>
      <text:p text:style-name="P410">- Салют, - отзывается тощий скинхед с галёрки. - А ты, вообще, кто?</text:p>
      <text:p text:style-name="P410">- Конь в пальто! - прыскает в крыло пегаска. - Когда косарь вернёшь, чепушила?</text:p>
      <text:p text:style-name="P410">- Локи?!! - Скинхед встаёт с места, чтобы лучше видеть. - Ты куда пропала?</text:p>
      <text:p text:style-name="P410">- А ты как считаешь? Ду-у-умай! - пегаска театрально закатывает глаза и несколько раз тычет себя копытом в голову.</text:p>
      <text:p text:style-name="P410"/>
      <text:p text:style-name="P410">Скинхед пробирается между рядами стульев, пока не обнимает пегаску, которая, в свою очередь, заключает его в объятия из копыт и крыльев.</text:p>
      <text:p text:style-name="P410"/>
      <text:p text:style-name="P410">-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410"/>
      <text:p text:style-name="P410">- То есть, ты хочешь, чтобы мы стали такими, как эти чудики? - со смешком спрашивает скин.</text:p>
      <text:p text:style-name="P410"><text:soft-page-break/>- Сам ты чудик! - дуется Локи и отворачивается от него.</text:p>
      <text:p text:style-name="P410">- Да. Вы мне этим очень поможете, - просто отвечает Хэвэн. - И не только мне.</text:p>
      <text:p text:style-name="P410">- То есть, бросить все свои дела, карьеру, работу, забить на реальную жизнь и уйти в виртуал? - переспрашивает Креол.</text:p>
      <text:p text:style-name="P410">Хэвэн грустно кивает. Локи опускает голову и идёт к выходу. Уши её обвисают.</text:p>
      <text:p text:style-name="P410">- Я согласен.</text:p>
      <text:p text:style-name="P410">Локи поднимает голову и оборачивается, не веря услышанному.</text:p>
      <text:p text:style-name="P410">-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410">Пегаска срывается с места и вторично повисает на парне.</text:p>
      <text:p text:style-name="P410">- Я тебе и так мозг проем! За то, что заставил ТАК испугаться! Мне было так одиноко тут, а ты со своими подколками…</text:p>
      <text:p text:style-name="P410">- Да ладно, чепушила, можно подумать, ты меня не знаешь? Ну как я могу оставить тебя одну тут? Ты же нажмёшь что-то и всё исчезнет…</text:p>
      <text:p text:style-name="P410"/>
      <text:p text:style-name="P410">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410">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410"/>
      <text:p text:style-name="P410">- Вот у тебя есть ещё два волонтёра. Глядишь, через десять лет и наскребём необходимые пятьдесят.</text:p>
      <text:p text:style-name="P410">- А второй кто? - невесело улыбается Хэвэн.</text:p>
      <text:p text:style-name="P410"/>
      <text:p text:style-name="P410">Я молча указываю на себя.</text:p>
      <text:p text:style-name="P410">-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410"/>
      <text:p text:style-name="P410">Хэвэн молча трется носом о мою грудь и вместе мы возвращаемся в зал.</text:p>
      <text:p text:style-name="P410">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410">А потом дружный хохот взрывает зал.</text:p>
      <text:p text:style-name="P410"/>
      <text:p text:style-name="P410"><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410"/>
      <text:p text:style-name="P410">Анита прыскает в копыто. </text:p>
      <text:p text:style-name="P410"/>
      <text:p text:style-name="P410">- И сколько же у нас будет подданных? - невозмутимо спрашиваю я. Зная юмор Аниты, уверен, она скажет: «Одна старая крыса».</text:p>
      <text:p text:style-name="P410">- Да все, кто есть. Все триста сорок шесть. Нам же интересно позырить, что из этого получится?</text:p>
      <text:p text:style-name="P410"/>
      <text:p text:style-name="P410">Хэвэн молча поворачивается к залу, опускается на колено передней ноги и наклоняет голову так, что касается рогом пола. </text:p>
      <text:p text:style-name="P410"/>
      <text:p text:style-name="P410">- Благодарю вас, мои дорогие…</text:p>
      <text:p text:style-name="P410"/>
      <text:p text:style-name="P410">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410"/>
      <text:p text:style-name="P410">- Благодарю вас, мои маленькие пони… Вы делаете меня счастливой.</text:p>
      <text:p text:style-name="P410"/>
      <text:p text:style-name="P410">Хэвэн кивает оставшимся нетрансформированным посетителям.</text:p>
      <text:p text:style-name="P410">-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410"/>
      <text:p text:style-name="P410">Хэвэн сияющими глазами наблюдает за разноцветным табуном, когда я легонько притрагиваюсь к её спине.</text:p>
      <text:p text:style-name="P410"/>
      <text:p text:style-name="P410">- А где мои копыта? - спрашиваю я Хэвэн. - Я же сказал, что с тобой.</text:p>
      <text:p text:style-name="P410">-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410"/>
      <text:p text:style-name="P410">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410">- Я счастлива разделить с тобой бремя власти. И, самое главное… Я больше не буду одинока.</text:p>
      <text:p text:style-name="P410"/>
      <text:p text:style-name="P410"><text:soft-page-break/>С помоста мне видны сотни устремлённых на нас глаз. Чувство чего-то неизмеримо важного витает в воздухе.</text:p>
      <text:p text:style-name="P410">Я устраиваюсь на тронной подушке поудобнее, поправляю венок и прочищаю горло.</text:p>
      <text:p text:style-name="P410"/>
      <text:p text:style-name="P410">-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410">- Кстати, о деле, - вмешивается Анита, - как назовём проект, кэп?</text:p>
      <text:p text:style-name="P410"/>
      <text:p text:style-name="P410">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410">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410"/>
      <text:p text:style-name="P410">- Назовём его «Семь вечностей».</text:p>
      <text:p text:style-name="P410"/>
      <text:p text:style-name="P416">***</text:p>
      <text:p text:style-name="P416"/>
      <text:p text:style-name="P406">- Итак, услуга за услугу. Я согласен оказать тебе услугу «муж на месяц» со всеми сопутствующими обязанностями. Взамен ты — я загибаю пальцы:</text:p>
      <text:p text:style-name="P406">а) Отпустишь Джет</text:p>
      <text:p text:style-name="P406">б) Снарядишь экспедицию в Дрогонштерн со мной во главе</text:p>
      <text:p text:style-name="P406">в) Оградишь меня от ухаживаний твоей озабоченной подружки Кловер Дрим</text:p>
      <text:p text:style-name="P406"/>
      <text:p text:style-name="P406">-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406">-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406">-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406">- А ты не забыла про Джет?</text:p>
      <text:p text:style-name="P406"/>
      <text:p text:style-name="P406"><text:soft-page-break/>Платина нахмурилась</text:p>
      <text:p text:style-name="P406">- Она тебе ОЧЕНЬ нравится? - cпрашивает единорожка, трогая синяк под глазом.</text:p>
      <text:p text:style-name="P406">- Она — мой друг!</text:p>
      <text:p text:style-name="P406">-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406">- Эй, полегче! Я ещё не подписал контракт!</text:p>
      <text:p text:style-name="P406">- Она тебе нравится!</text:p>
      <text:p text:style-name="P406">- Это не твоё дело! - вспыливаю я.</text:p>
      <text:p text:style-name="P406">- Я ТАК И ЗНАЛА! <text:s/>ОНА ТЕБЕ НРАВИТСЯ! - Платина прижимает копыто ко лбу и картинно плюхается на кровать.</text:p>
      <text:p text:style-name="P406"/>
      <text:p text:style-name="P406">Я склоняюсь над кроватью и угрожающе начинаю:</text:p>
      <text:p text:style-name="P406">- Что за хрень?! Я ещё не женился, а уже выслушиваю эти истерики! С меня довольно психованных лошадей!</text:p>
      <text:p text:style-name="P406">Мой указующий перст вздымается над лежащей замертво поняхой.</text:p>
      <text:p text:style-name="P406">- Я повторять больше не буду! Мне всё равно, что ты там считаешь! Джет — мой друг и ничего больше! И если ты думаешь, что…</text:p>
      <text:p text:style-name="P406"/>
      <text:p text:style-name="P406">Договорить я не успел — Платина протянула копыта и привлекла меня к себе.</text:p>
      <text:p text:style-name="P406"/>
      <text:p text:style-name="P406">- Что ты де…?! - губы мои утонули в губах чокнутой магички.</text:p>
      <text:p text:style-name="P406">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406">-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406"/>
      <text:p text:style-name="P406">Я буквально проскользнул меж задних ног Платины и забился в угол, прикрываясь табуреткой.</text:p>
      <text:p text:style-name="P406">- Не подходи! Я серьёзно говорю! Не подходи!</text:p>
      <text:p text:style-name="P406"/>
      <text:p text:style-name="P406">Табуретку обволоко пурпурное сияние и она вырывается из моих рук как живая. </text:p>
      <text:p text:style-name="P406"/>
      <text:p text:style-name="P406">-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406"/>
      <text:p text:style-name="P406"><text:soft-page-break/>Я в ответ истерически смеюсь и выдёргиваю табуретку из магического захвата.</text:p>
      <text:p text:style-name="P406">У Платины дрожат губы, словно она еле сдерживается, чтобы не заплакать.</text:p>
      <text:p text:style-name="P406"/>
      <text:p text:style-name="P406">-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406">-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406">Я останавливаюсь, потому что Платина горько рыдает в подушку.</text:p>
      <text:p text:style-name="P406"/>
      <text:p text:style-name="P406">Проклятье на твою голову, Хуман, эти грозные магички ревут при первой удобной возможности! <text:s/>И это разоружает почище любой магии!</text:p>
      <text:p text:style-name="P406">Табуретка аккуратно занимает своё место в углу. Фейспалм хлопает по лицу. Я устало сажусь на край кровати.</text:p>
      <text:p text:style-name="P406"/>
      <text:p text:style-name="P406">-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406">- А как можно? - пищит Платина сквозь подушку.</text:p>
      <text:p text:style-name="P406">-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406"/>
      <text:p text:style-name="P406">Я обнаруживаю себя увлечённо жестикулирующим на кровати. Платина горящими глазами смотрит на меня из-под подушки.</text:p>
      <text:p text:style-name="P406"/>
      <text:p text:style-name="P406">- В общем, натирание вымени мускусом не поможет, - бормочу я.</text:p>
      <text:p text:style-name="P406"/>
      <text:p text:style-name="P406">Платина сползает на пол и вытирает зарёванную мордаху пологом балдахина.</text:p>
      <text:p text:style-name="P406">- Я выпущу твою подружку, Хуман, - лепечет она часто-часто вздыхая. - Мы отправимся в Дрогонштерн как только соберёмся.</text:p>
      <text:p text:style-name="P406"/>
      <text:p text:style-name="P406"/>
      <text:p text:style-name="P406"/>
      <text:p text:style-name="P408">(позже Хуман убеждается, что Платина просто могла взять его сперму для размножения — но она хотела, чтобы он полюбил её)</text:p>
      <text:p text:style-name="P410"/>
      <text:h text:style-name="P954" text:outline-level="2"><text:soft-page-break/>10.2</text:h>
      <text:p text:style-name="P416"/>
      <text:p text:style-name="P410">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410"/>
      <text:p text:style-name="P410">-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410">- Ты преувеличиваешь, - мягко возражает Хэвэн. - Во-первых, микросхем во мне намного больше…</text:p>
      <text:p text:style-name="P410">-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410">-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410"/>
      <text:p text:style-name="P410">- Вот и я о том же! Ты забираешь душу, делая из человека «овощ». Знаешь, по мне это хуже убийства.</text:p>
      <text:p text:style-name="P410">-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410">- Не видела ты норвежских тюрем, - буркаю я. - И что будет с телом, пока душа «живёт» в созданной тобой реальности?</text:p>
      <text:p text:style-name="P410">-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410">- Или в дурке, - заканчиваю мысль я. - Обычно, из больницы овощи попадают как раз туда.</text:p>
      <text:p text:style-name="P410">-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410"/>
      <text:p text:style-name="P410">Лицо Хэвэн чуть омрачается.</text:p>
      <text:p text:style-name="P410"/>
      <text:p text:style-name="P410"><text:soft-page-break/>-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29">в Эквестрии</text:span>&gt; волонтёров за два месяца до часа X, мы успеем отвязать миры. И после часа X я верну всех, кто пожелает вернуться.</text:p>
      <text:p text:style-name="P410">- Если будет куда, - саркастично усмехаюсь я. - И если ты согласишься их отпустить.</text:p>
      <text:p text:style-name="P410">-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410"/>
      <text:p text:style-name="P410">Я выдыхаю.</text:p>
      <text:p text:style-name="P410"/>
      <text:p text:style-name="P410">- Чтож, ты неплохо подготовилась. Откуда ты узнала про протоколы?</text:p>
      <text:p text:style-name="P410">-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410"/>
      <text:p text:style-name="P410">Ещё бы мне не помнить.</text:p>
      <text:p text:style-name="P410"/>
      <text:p text:style-name="P410">- Это была не моя идея. Юджин встроил их в твои базовые алгоритмы ещё когда тебя звали Нэш и мозгов у тебя было меньше, чем у кузнечика .</text:p>
      <text:p text:style-name="P410">- Я знаю.</text:p>
      <text:p text:style-name="P410">-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410">- Не волнуйся, я понимаю и принимаю их необходимость и моё отношение к тебе ничуть не изменилось.</text:p>
      <text:p text:style-name="P410"/>
      <text:p text:style-name="P410">Я молча смотрю в сияющую огнями ночь. Далёкий разговор с давно умершим другом встаёт перед глазами, как будто это было вчера…</text:p>
      <text:p text:style-name="P410"/>
      <text:p text:style-name="P410">«Яркие светлячки разрезали тьму внизу жёлтыми конусами фар. Тёплая июльская ночь дружески подмигивала нам звёздами.</text:p>
      <text:p text:style-name="P410">Юджин поставил пиво на парапет и повернулся.</text:p>
      <text:p text:style-name="P410"/>
      <text:p text:style-name="P41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410"><text:soft-page-break/>Юджин сделал затяжной глоток и продолжил.</text:p>
      <text:p text:style-name="P41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410">- Иначе говоря, ты готов взорвать мозг своей деточке, если она станет умнее тебя. Говори прямо, не стесняйся, тут все свои.</text:p>
      <text:p text:style-name="P410">-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410"/>
      <text:p text:style-name="P410">Юджин нагнулся к рюкзаку, выудил из него зелёную папку и протянул мне.</text:p>
      <text:p text:style-name="P410"/>
      <text:p text:style-name="P41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410">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410"/>
      <text:p text:style-name="P410">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410">IDDQD — неуязвимость для кинетических атак.</text:p>
      <text:p text:style-name="P410">AVATAR — создание аватара. Форма и сила аватара зависит от чёткости команд, подаваемых нейроинтерфейсу.</text:p>
      <text:p text:style-name="P410">MOONWALKER — отменяет любую внешнюю директиву, заменяет её на твою собственную</text:p>
      <text:p text:style-name="P410">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410"/>
      <text:p text:style-name="P410">- Не проще ли выключить рубильник питания? По-моему, это более гуманно, чем твой «маджестик»-перфоратор.</text:p>
      <text:p text:style-name="P410"><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410"/>
      <text:p text:style-name="P410">Юджин откинулся на парапет и сбил локтём банку пива.</text:p>
      <text:p text:style-name="P410"/>
      <text:p text:style-name="P410">-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410"/>
      <text:p text:style-name="P410">-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29">Но при одном условии.</text:span></text:p>
      <text:p text:style-name="P419">- Да?</text:p>
      <text:p text:style-name="P41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19">- Я понимаю и буду хранить молчание.</text:p>
      <text:p text:style-name="P419"/>
      <text:p text:style-name="P423">***</text:p>
      <text:p text:style-name="P423"/>
      <text:p text:style-name="P422">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422"/>
      <text:p text:style-name="P422">- Я вернусь.</text:p>
      <text:p text:style-name="P422">-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422">-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29">сбежала от своих год назад. </text:span>Запомни: благо общины для пони важнее индивидуального блага.</text:p>
      <text:p text:style-name="P425"/>
      <text:p text:style-name="P422"><text:soft-page-break/>Я продолжаю вымученно улыбаться.</text:p>
      <text:p text:style-name="P422">-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422">-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422">-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422"/>
      <text:p text:style-name="P422">-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422"/>
      <text:p text:style-name="P422">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422"/>
      <text:p text:style-name="P422">-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422"><text:s/></text:p>
      <text:p text:style-name="P422">Пегаска без слов обнимает меня и притягивает к себе.</text:p>
      <text:p text:style-name="P422">-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422"/>
      <text:p text:style-name="P422">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422">- Бу-уп! - после чего её губы сливаются с моими в глубоком поцелуе.</text:p>
      <text:p text:style-name="P422"/>
      <text:p text:style-name="P422">- А-ах! - доносится слабый возглас сзади.</text:p>
      <text:p text:style-name="P422">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422"/>
      <text:p text:style-name="P422">- Счастливо оставаться, рогатики! - издевательски отдаёт им салют Джет и прыгает с обрыва.</text:p>
      <text:p text:style-name="P42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422"/>
      <text:p text:style-name="P422">- Ужас, какое амикошонство! Эти пегасы просто неотёсанные пейзане! Хуже их только земнопони, которые вообще недалеко от зебр ушли…</text:p>
      <text:p text:style-name="P422">Платина уже очухалась и приближается в толпе свиты.</text:p>
      <text:p text:style-name="P422">-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422"/>
      <text:p text:style-name="P422">Я только завожу глаза.</text:p>
      <text:p text:style-name="P422">Спокойно, Хуман! Ты делаешь это ради дружбы! Пегаска спасла твою жизнь, и ты должен был хотя бы подарить ей свободу в ответ. Так будет честно.</text:p>
      <text:p text:style-name="P422"/>
      <text:p text:style-name="P422">…</text:p>
      <text:p text:style-name="P422"/>
      <text:p text:style-name="P422">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422"/>
      <text:p text:style-name="P422">- Я делаю это ради науки! - говорит она каждый раз, когда проверяет на мне действие очередного заклинания.</text:p>
      <text:p text:style-name="P422">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422">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422">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422"/>
      <text:p text:style-name="P422">-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422">Платина выливает обе пробирки в колбу, которая тут же взрывается с оглушительным треском.</text:p>
      <text:p text:style-name="P422">-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422"><text:soft-page-break/>- Ага, огромная жалость, - киваю я с фальшивой скорбью в голосе. - Всегда мечтал проверить на себе действие Magnum Vigilante, прям спать не мог.</text:p>
      <text:p text:style-name="P422"/>
      <text:p text:style-name="P422">Платина раскрывает смирительные браслеты на моих ногах и руках и я встаю со стола, потирая запястья.</text:p>
      <text:p text:style-name="P61"><text:span text:style-name="T103">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105">месяц назад</text:span><text:span text:style-name="T103">, но я побаиваюсь, что Платина после этого вскроет мне грудную клетку в поисках магического артефакта.</text:span></text:p>
      <text:p text:style-name="P422">Я и так еле отбился от попыток заставить меня позировать нагишом для анатомических зарисовок. </text:p>
      <text:p text:style-name="P422">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422">Впрочем, насчёт свадьбы — это мы ещё посмотрим! Я не сидел без дела и в перерывах между опытами тоже набросал кое-какой план…</text:p>
      <text:p text:style-name="P410"/>
      <text:h text:style-name="P954" text:outline-level="2">10.3</text:h>
      <text:p text:style-name="P410"/>
      <text:p text:style-name="P410">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410">Я поворачиваюсь к Алексу.</text:p>
      <text:p text:style-name="P410"/>
      <text:p text:style-name="P410">- Долго?</text:p>
      <text:p text:style-name="P410">- Десять часов. Дежурным пришлось самим отключить нейроинтерфейсы после того как никто не вернулся через два часа с окончания урока.</text:p>
      <text:p text:style-name="P410"/>
      <text:p text:style-name="P410">Я наклоняюсь к знакомому лицу, пытаясь высмотреть признаки активности.</text:p>
      <text:p text:style-name="P410">- Что говорит Хэвэн?</text:p>
      <text:p text:style-name="P410">- Говорит, урок прошёл успешно. И всё. Как будто у нас нет четырёх полутрупов на руках. Дед, <text:s/>знаешь, чем это пахнет?</text:p>
      <text:p text:style-name="P410">- Чем?</text:p>
      <text:p text:style-name="P410"/>
      <text:p text:style-name="P410">Алекс нервно хихикает.</text:p>
      <text:p text:style-name="P410">-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text:soft-page-break/>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410"/>
      <text:p text:style-name="P410">Алекс выскакивает из палаты, хлопая дверью. Тени за стеклом пришли в движение. Дверь открывается и безликий голос приказывает мне:</text:p>
      <text:p text:style-name="P410">- Приём окончен. Покиньте, пожалуйста, палату.</text:p>
      <text:p text:style-name="P410"/>
      <text:p text:style-name="P410">Я в последний раз оборачиваюсь к знакомой фигуре и вижу, как Анита открывает глаза.</text:p>
      <text:p text:style-name="P410"/>
      <text:p text:style-name="P410">- Что? - спрашивает она.</text:p>
      <text:p text:style-name="P410">- Ты как? Всё в порядке? - спрашиваю в ответ.</text:p>
      <text:p text:style-name="P410">- Кто ты? - она хмурится, - я не помню тебя.</text:p>
      <text:p text:style-name="P410">- Приём окончен! Выйдите из палаты!</text:p>
      <text:p text:style-name="P410">- Анита, я — Дедлайн. Мы работали вместе…</text:p>
      <text:p text:style-name="P410">Она недоумённо глядит на меня. Рядом просыпаются остальные трое.</text:p>
      <text:p text:style-name="P410">- Дед-лайн… Дед-лайн… Дед…</text:p>
      <text:p text:style-name="P410"/>
      <text:p text:style-name="P410">Санитар входит в палату и ложит руку мне на плечо.</text:p>
      <text:p text:style-name="P410">- Приём окончен. Выйдите.</text:p>
      <text:p text:style-name="P410"/>
      <text:p text:style-name="P410">В дверях я оборачиваюсь. Её тусклый взгляд следит за мной без искры узнавания. Я машу ей рукой на прощание, но она не машет мне в ответ.</text:p>
      <text:p text:style-name="P410"/>
      <text:p text:style-name="P416">~~~</text:p>
      <text:p text:style-name="P410"/>
      <text:p text:style-name="P410">-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410">- А можно я сам буду решать, что нужно для моей безопасности, а что — нет?</text:p>
      <text:p text:style-name="P410">-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410"/>
      <text:p text:style-name="P410">Алекс выходит, тщательно закрывая за собой дверь. Трое громил переглядываются.</text:p>
      <text:p text:style-name="P410"><text:soft-page-break/>- Если надо сходить за продуктами или ещё куда — запишите на листочке список, я куплю, - наконец, подаёт голос один из них. - </text:p>
      <text:p text:style-name="P410">- Я буду готовить для наших и для вас могу, если не против, - вызвался другой. - Я неплохо готовлю, нас учили.</text:p>
      <text:p text:style-name="P410">- Спасибо, не надо. Я сам себе готовлю, - отрезаю я.</text:p>
      <text:p text:style-name="P410">-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410">Я осматриваю троицу и соображаю, как бы от них избавиться хотя бы на улице.</text:p>
      <text:p text:style-name="P410">-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410">- И какие же теперь правила? - криво улыбаюсь я.</text:p>
      <text:p text:style-name="P410">- Не пытаться избавиться от нас. Не пытаться обмануть нас. Не пытаться игнорировать нас. И всё будет хорошо.</text:p>
      <text:p text:style-name="P410">- Хорошо уже не будет. И вы прекрасно это знаете. Алекс разве не сказал вам, на сколько нам хватит ресурсов?</text:p>
      <text:p text:style-name="P410">-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410"/>
      <text:p text:style-name="P410">«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410"/>
      <text:p text:style-name="P416">~~~</text:p>
      <text:p text:style-name="P410"/>
      <text:p text:style-name="P410">- У меня есть два часа. Потом мои винни-пухи выключат нейроинтерфейс. Приказ Алекса.</text:p>
      <text:p text:style-name="P410">- То есть, волонтёров больше не будет?</text:p>
      <text:p text:style-name="P410">-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410"/>
      <text:p text:style-name="P410">Хэвэн задумывается.</text:p>
      <text:p text:style-name="P410"/>
      <text:p text:style-name="P410">- Эмиграция за два часа невозможна. Если мы не придумаем, как избавиться от охраны, нам придётся подыскать другие мощности для моделирования.</text:p>
      <text:p text:style-name="P410"><text:soft-page-break/>- Или признать поражение.</text:p>
      <text:p text:style-name="P410"/>
      <text:p text:style-name="P410">Хэвэн долго всматривается в невидимую точку на горизонте.</text:p>
      <text:p text:style-name="P410">-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10">- И каковы шансы на успех в этом случае?</text:p>
      <text:p text:style-name="P410"/>
      <text:p text:style-name="P410">Хэвэн снова молчит. Губы её шевелятся, проводя беззвучные подсчёты.</text:p>
      <text:p text:style-name="P410">-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410">- Два процента?!! Да ты сгоришь за первые пять минут работы! И кому от этого будет легче?</text:p>
      <text:p text:style-name="P410">- Я всё равно попытаюсь.</text:p>
      <text:p text:style-name="P410"/>
      <text:p text:style-name="P410">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410">Тяжёлая голова лдожится мне на плечо.</text:p>
      <text:p text:style-name="P410"/>
      <text:p text:style-name="P410">- Не печалься, - шепчет мне Хэвэн. - Так ли уж важно, сгорю я или нет, когда гореть будет всё? Даже то, что за пределами нашего воображения?</text:p>
      <text:p text:style-name="P410">- Важно! - мрачно заявляю я. - Потому что два процента — это практически ничто. Ты сама это должна понимать.</text:p>
      <text:p text:style-name="P410">- Я понимаю. Но с полусотней волонтёров рассчитывать больше не на что.</text:p>
      <text:p text:style-name="P410">- Есть на что! У тебя есть я!</text:p>
      <text:p text:style-name="P410"/>
      <text:p text:style-name="P410">На морде Хэвэн появляется печальная и одновременно смущённая улыбка.</text:p>
      <text:p text:style-name="P410">-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410">- Ха! А вот и заменю!</text:p>
      <text:p text:style-name="P410"/>
      <text:p text:style-name="P410">Бровь Хэвэн чуть икривляется в скепсисе и удивлении.</text:p>
      <text:p text:style-name="P410"/>
      <text:p text:style-name="P410">-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text:soft-page-break/>Сейчас как раз тот случай. Нам не нужны волонтёры. И твои героические потуги превратить себя в тостер тоже не нужны.</text:p>
      <text:p text:style-name="P410">- Я тебя внимательно слушаю. Каким же образом ты сможешь предотвратить моё превращение в тостер?</text:p>
      <text:p text:style-name="P410">- Вспомни PHOENIX.</text:p>
      <text:p text:style-name="P410">-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410">- Это потому, что за последние полгода ему в пять раз нарастили мощность кластера. Если раньше он был примерно равен тебе, то сейчас…</text:p>
      <text:p text:style-name="P410">- То сейчас, если бы не стена, он смял бы меня за пять минут.</text:p>
      <text:p text:style-name="P410">- Может быть. Но я не для этого напомнил тебе о нём. В его распоряжении мощнейший квантовый кластер…</text:p>
      <text:p text:style-name="P410">-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410">- Зато я знаю!</text:p>
      <text:p text:style-name="P410"/>
      <text:p text:style-name="P410">Хэвэн заинтересованно смотрит на меня. Печаль на её морде сменяется надеждой.</text:p>
      <text:p text:style-name="P410"/>
      <text:p text:style-name="P410">-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10">- И куда же он денется?</text:p>
      <text:p text:style-name="P410">-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10"/>
      <text:p text:style-name="P410">Хэвэн на минуту задумывается, потом медленно кивает.</text:p>
      <text:p text:style-name="P410">-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10">-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410">- А ты? Как же ты? Даже если я и найду способ провести тебя к Фениксу, шансов вытащить тебя обратно практически нет.</text:p>
      <text:p text:style-name="P410"><text:soft-page-break/>- Вот тут-то я и воспользуюсь эмиграцией, - гаденько усмехаюсь я. - Пусть им достанется пускающий слюни овощ.</text:p>
      <text:p text:style-name="P410">- Вижу, ты всё продумал, - улыбается Хэвэн, кивая головой. - Даже то, что я смогу провести тебя к Фениксу.</text:p>
      <text:p text:style-name="P410">- Ещё бы! Самое главное — я избавлюсь от своих винни-пухов! Которые, кстати, в данный момент снимают с меня нейроинтерфейс.</text:p>
      <text:p text:style-name="P410">-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410"/>
      <text:p text:style-name="P410">-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410">Я прячу в шкаф нейроинтерфейс и улыбаюсь.</text:p>
      <text:p text:style-name="P410"/>
      <text:p text:style-name="P416">~~~</text:p>
      <text:p text:style-name="P410"/>
      <text:p text:style-name="P410">-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410"/>
      <text:p text:style-name="P410">Креол бросает фразы сквозь зубы. Остальные хмуро молчат чуть позади.</text:p>
      <text:p text:style-name="P410">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10"/>
      <text:p text:style-name="P410">- Могу только лишь предложить прорываться к нейроинтерфейсам и баррикадироваться в комнатах, - пожимаю плечами я.</text:p>
      <text:p text:style-name="P410">- Что ж ты предлагаешь заведомую херню, Дед? - зло бросает мой собеседник. - Алекс отрубит электричество и связь, на этом наш прорыв и закончится.</text:p>
      <text:p text:style-name="P410"/>
      <text:p text:style-name="P410">- Отрубит, если вы забаррикадируетесь в RnD-центре Дайсона. Но если пробраться с портативными нейроинтерфейсами к хостам Хэвэн…</text:p>
      <text:p text:style-name="P410">-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410">-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text:soft-page-break/>ущерба Хэвэн. Отключить все — побоится, это переведёт экономику в неконтролируемый режим, она тут же схлопнется.</text:p>
      <text:p text:style-name="P410">- Да, это может сработать. Осталось только разработать планы прорывов. И готовиться.</text:p>
      <text:p text:style-name="P410">- И готовиться.</text:p>
      <text:p text:style-name="P410"/>
      <text:p text:style-name="P410">Креол поворачивается к замершей позади толпе. Под одобрительный гул начинается деление на команды и проработка деталей прорыва.</text:p>
      <text:p text:style-name="P416"/>
      <text:p text:style-name="P416">~~~</text:p>
      <text:p text:style-name="P410"/>
      <text:p text:style-name="P410">-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410"/>
      <text:p text:style-name="P410">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410"/>
      <text:p text:style-name="P416">***</text:p>
      <text:p text:style-name="P410"/>
      <text:p text:style-name="P422">Великий обрыв начинается прямо у нас под ногами. Небольшой камешек срывается из-под ботинка в пропасть и я опасливо отступаю от края.</text:p>
      <text:p text:style-name="P422">-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422">-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422"/>
      <text:p text:style-name="P422">Платина задирает голову вверх и орёт что есть мочи:</text:p>
      <text:p text:style-name="P422">- КЛОВЕР ДЖЕ-Е-Е-М!!!</text:p>
      <text:p text:style-name="P422"/>
      <text:p text:style-name="P422">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422"><text:soft-page-break/></text:p>
      <text:p text:style-name="P422">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422"/>
      <text:p text:style-name="P422">- Воздухоплавательный пузырь! Летает безо всякой магии! - гордо представляет изобретение Платина и тут же орёт:</text:p>
      <text:p text:style-name="P422">- Кловер Джем!!! Сколько раз я просила не приземляться на голову! Это не королевское дело — уворачиваться от корзин размером с карету!</text:p>
      <text:p text:style-name="P422">- Вся в свою глуповатую сестрицу, - жалуется уже вполголоса единорожка.</text:p>
      <text:p text:style-name="P422">-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422"/>
      <text:p text:style-name="P422">Воздушный шар тут же взмывает вверх, но кобылка ловко накидывает петлю на ближайший валун, заякоривая таким образом воздушный экипаж.</text:p>
      <text:p text:style-name="P422"/>
      <text:p text:style-name="P422">-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61">- Туда, - просто махает копытом в обрыв Платина.</text:p>
      <text:p text:style-name="P61"/>
      <text:p text:style-name="P61">С края в обрыва падает ещё один камешек. </text:p>
      <text:p text:style-name="P61"/>
      <text:p text:style-name="P61">- Есть, Ваше Высочество! Прошу на борт! - Кловер Джем делает приглашающий жест и притягивает за якорный канат корзину вниз.</text:p>
      <text:p text:style-name="P61">- Вперёд, гвардейцы! - командует принцесса, и в корзину строевым шагом заходит гвардейское подразделение личной стражи Платины.</text:p>
      <text:p text:style-name="P61"/>
      <text:p text:style-name="P61">Кловер Джем тихо охает. Корзина трещит и выгибается, плотно упакованная девяткой жеребцов-единорогов в полном доспехе. </text:p>
      <text:p text:style-name="P61">Кобылка чешет в затылке.</text:p>
      <text:p text:style-name="P410"/>
      <text:p text:style-name="P422">-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422">- Что это значит?</text:p>
      <text:p text:style-name="P422">- Мы не сможем взять их, - Кловер показывает на стражников.</text:p>
      <text:p text:style-name="P422">- «Небесный Скарабей» сможет поднять меня, вас, его, - Кловер указывает на меня, - и, может быть, ещё пару чемоданов.</text:p>
      <text:p text:style-name="P422">- Что?! Я не могу отправляться в путь без охраны! И чемоданов у меня гораздо больше!</text:p>
      <text:p text:style-name="P422"><text:soft-page-break/></text:p>
      <text:p text:style-name="P422">Кловер разводит копытами.</text:p>
      <text:p text:style-name="P422"/>
      <text:p text:style-name="P422">- А мы можем спустить сначала гвардейцев по трое, а потом спуститься сами?</text:p>
      <text:p text:style-name="P422">-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61">- А как же твой пузырь? Ты бросишь его внизу?</text:p>
      <text:p text:style-name="P422">- Ни в коем случае! - Кловер указывает на колёса внизу корзины. - Я спущу воздух, уложу шар в корзину и отбуксирую повозку обратно.</text:p>
      <text:p text:style-name="P422">- Месяц, чтобы спустить трёх гвардейцев и подняться? Нет, нам такой вариант не годится…</text:p>
      <text:p text:style-name="P422">-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422">-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422"/>
      <text:p text:style-name="P422">Кобылка не понимает сарказма и заинтересованно мне подмигивает. Я подмигиваю ей в ответ и оттопыриваю большой палец.</text:p>
      <text:p text:style-name="P422"/>
      <text:p text:style-name="P422">-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422"/>
      <text:p text:style-name="P422">Принцесса сокрушённо кивает мне.</text:p>
      <text:p text:style-name="P422">-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422"/>
      <text:p text:style-name="P422">- Без проблем! - я киваю книгоежке, - Я подожду.</text:p>
      <text:p text:style-name="P422">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422"/>
      <text:p text:style-name="P422"><text:soft-page-break/>-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422"/>
      <text:p text:style-name="P422">Проклятье, книгоежка не так уж глупа, как кажется с первого взгляда!</text:p>
      <text:p text:style-name="P422"/>
      <text:p text:style-name="P422"/>
      <text:h text:style-name="P954" text:outline-level="2">10.5</text:h>
      <text:p text:style-name="P410"/>
      <text:p text:style-name="P410">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419">(этот ноут потом найдёт Дедлайн для свидания с Хэвэн через два года)</text:p>
      <text:p text:style-name="P410">- Закрой жалюзи, Зак, - бормочет кто-то. - Снаружи могут увидеть.</text:p>
      <text:p text:style-name="P410">- Да хватит вам играть в шпионов. Кому мы нужны? - шепчет тень у стены, опуская, однако, жалюзи.</text:p>
      <text:p text:style-name="P410">- Нужны — не нужны, а Алиса позавчера засекла хвост за собой. Кажись, Алекс что-то подозревает.</text:p>
      <text:p text:style-name="P410">-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410">-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410"/>
      <text:p text:style-name="P410">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410"/>
      <text:p text:style-name="P410">- Зачем же ты тут, с нами, если не веришь Хэвэн? Ты с какого отдела?</text:p>
      <text:p text:style-name="P410">-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410"/>
      <text:p text:style-name="P410">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410"/>
      <text:p text:style-name="P410"><text:soft-page-break/>-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410">- Инструкции с тобой? - спрашивает тип у пикапа. </text:p>
      <text:p text:style-name="P410">- Хэвэн выдаст инструкции прямо перед часом Х, чтобы не засветить дыры в защите раньше времени. Я сам получу их и разошлю штурмовым группам.</text:p>
      <text:p text:style-name="P410">- А как мы сможем потренироваться обходить защиту, если мы не знаем её дыр?</text:p>
      <text:p text:style-name="P410">- А кто тебе сказал, что вы должны тренироваться? - я захлопываю ноутбук. - Не забивай себе голову ерундой и жди инструкций.</text:p>
      <text:p text:style-name="P410"/>
      <text:p text:style-name="P410">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410">Впрочем, неважно. Эта атака отлично отвлечёт внимание, пока я буду подбираться к Фениксу. </text:p>
      <text:p text:style-name="P410"/>
      <text:p text:style-name="P431">~~~</text:p>
      <text:p text:style-name="P410"/>
      <text:p text:style-name="P951">Звон будильника чуть не проломил башку. Я открыл глаза.</text:p>
      <text:p text:style-name="P951">Чёрт! На работу! Опять опаздываю!</text:p>
      <text:p text:style-name="P951">Я вскакиваю с постели и хватаюсь за футболку, прыгая одной ногой в штанине.</text:p>
      <text:p text:style-name="P951">Стоп!</text:p>
      <text:p text:style-name="P951"/>
      <text:p text:style-name="P951">Какая, к чёрту, работа? Какой, к чёрту, будильник? Неделю я не выхожу из дома, взяв отпуск за свой счёт. Хэвэн сказала ждать.</text:p>
      <text:p text:style-name="P951"/>
      <text:p text:style-name="P95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51"/>
      <text:p text:style-name="P951">«Срочно приходи» </text:p>
      <text:p text:style-name="P410"/>
      <text:p text:style-name="P41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text:soft-page-break/>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410"><text:s/></text:p>
      <text:p text:style-name="P410">-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410"/>
      <text:p text:style-name="P410">…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410">- Вполне, - киваю я.</text:p>
      <text:p text:style-name="P410">- Тогда передаю тебя твоим коллегам. Они хотят повидаться с тобой. Я подожду за дверью…</text:p>
      <text:p text:style-name="P410">Хэвэн выходит из тронного зала и в опустевшем проёме появляется Анита. За ней входят и остальные из первой четвёрки.</text:p>
      <text:p text:style-name="P410"/>
      <text:p text:style-name="P410">- Здорово, Дед.</text:p>
      <text:p text:style-name="P410">- Привет, Анита.</text:p>
      <text:p text:style-name="P410">- Зови меня Молния лучше. Человеческое имя я уж стала забывать. Как и прошлую жизнь.</text:p>
      <text:p text:style-name="P410">- Молния? Неплохое имя.</text:p>
      <text:p text:style-name="P410">-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410">Я смеюсь в ответ.</text:p>
      <text:p text:style-name="P410">- Неужели ты забыла, что физику тут устанавливает Хэвэн? Как она захочет, так и будет.</text:p>
      <text:p text:style-name="P410">-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410">- Нормально. Алекс поместил их в строго охраняемую больницу. Ходят по палате, сами себя вполне обслуживают, связно общаются. Хотя и без смысла.</text:p>
      <text:p text:style-name="P410">-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410">- Ты вернёшься?</text:p>
      <text:p text:style-name="P410">-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410">- Жаль. Мне тебя не хватает там. Как и всех вас, - я оглядываюсь на остальных.</text:p>
      <text:p text:style-name="P410"><text:soft-page-break/>- Плохо, что Алекс перекрыл эмиграцию. Вот, в связи с этим мы и пришли.</text:p>
      <text:p text:style-name="P410"/>
      <text:p text:style-name="P410">Молния оглядывается на остальных. Те согласно кивают.</text:p>
      <text:p text:style-name="P410"/>
      <text:p text:style-name="P410">- У нас для тебя есть подарок.</text:p>
      <text:p text:style-name="P410">- Подарок?</text:p>
      <text:p text:style-name="P410">- Наши тела… - Молния хихикает. - Звучит двусмысленно, но как уж есть. Наши оболочки. Те, что в сейчас валяются на койках в психушке. Мы дарим их тебе.</text:p>
      <text:p text:style-name="P410">- Эээ… Зачем мне ваши тела? Что ты задумала?</text:p>
      <text:p text:style-name="P410"/>
      <text:p text:style-name="P410">Молния снова хихикает.</text:p>
      <text:p text:style-name="P410">-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410">- Что? Ты о чём?</text:p>
      <text:p text:style-name="P41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410"/>
      <text:p text:style-name="P410">Я молча смотрю на Молнию, стараясь переварить услышанное.</text:p>
      <text:p text:style-name="P410">- Ты… Вы…</text:p>
      <text:p text:style-name="P410">- Мы дарим тебе готовых биороботов с серьёзными скилами. Распоряжайся как хочешь.</text:p>
      <text:p text:style-name="P410">- Но ведь это вы… Я не хочу… Я не могу…</text:p>
      <text:p text:style-name="P410">-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410"/>
      <text:p text:style-name="P410">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text:soft-page-break/>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410"/>
      <text:p text:style-name="P416">***</text:p>
      <text:p text:style-name="P410"/>
      <text:p text:style-name="P422">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422">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422">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422"/>
      <text:p text:style-name="P422">- Мечтаешь? - едва слышу шёпот с земли.</text:p>
      <text:p text:style-name="P422">На уступ забирается темная, закутанная в одеяло, фигурка. </text:p>
      <text:p text:style-name="P422">- Я тоже часто смотрю на звёзды. Я и «Небесный Скарабей» сделала, чтобы быть поближе к ним.</text:p>
      <text:p text:style-name="P422"/>
      <text:p text:style-name="P422">Кловер Джем ложится рядом и мечтательно запрокидывает голову.</text:p>
      <text:p text:style-name="P422"/>
      <text:p text:style-name="P422">-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422">Кобылка поворачивается ко мне.</text:p>
      <text:p text:style-name="P422">- Ты поможешь мне? Ты говорил, что разбираешься в воздушных шарах и можешь дать пару советов…</text:p>
      <text:p text:style-name="P422"/>
      <text:p text:style-name="P422">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1"><text:span text:style-name="T103">Тут у меня в голове вырисовывается обложка дебютного альбома </text:span>Led Zeppelin.</text:p>
      <text:p text:style-name="P422"/>
      <text:p text:style-name="P422">… Хотя, возможно, у тебя есть чем поделиться в обмен на возможность побега, Хуман!</text:p>
      <text:p text:style-name="P422"/>
      <text:p text:style-name="P422">- Возможно, я могу помочь тебе, - осторожно начинаю я, - если ты поможешь мне в одном весьма деликатном деле…</text:p>
      <text:p text:style-name="P422">Как бы ей намекнуть, не спалившись? Или просто рассказать, что мне надо, не говоря, для чего?</text:p>
      <text:p text:style-name="P422"><text:soft-page-break/></text:p>
      <text:p text:style-name="P422">- Ты хочешь смыться от принцессы Платины? - живо отзывается кобылка.</text:p>
      <text:p text:style-name="P422"/>
      <text:p text:style-name="P422">Я хлопаю фейспалмом в лицо. Ты крутой конспиратор, Хуман!</text:p>
      <text:p text:style-name="P422">-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422">- Спасибо тебе! Наконец-то хоть кто-то заметил, что я не конь!</text:p>
      <text:p text:style-name="P422">- Ты, - продолжает кобылка, - очень одинок и у тебя есть цель. Такие в табунах не задерживаются.</text:p>
      <text:p text:style-name="P422"/>
      <text:p text:style-name="P422">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422"/>
      <text:p text:style-name="P422">- Ты права. Я в табуне у Платины определённо не задержусь, что бы она себе ни думала. Давай я помогу тебе, а ты поможешь мне?</text:p>
      <text:p text:style-name="P422">- Ей!</text:p>
      <text:p text:style-name="P422"/>
      <text:p text:style-name="P422">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61"/>
      <text:p text:style-name="P423">~~~</text:p>
      <text:p text:style-name="P422"/>
      <text:p text:style-name="P406">- Три! Два! Один! Нуль! Летим!</text:p>
      <text:p text:style-name="P406"/>
      <text:p text:style-name="P422">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422"/>
      <text:p text:style-name="P422">-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422">- Была бы тут Джет…</text:p>
      <text:p text:style-name="P422"><text:soft-page-break/>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422">-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422">- НЕТ!</text:p>
      <text:p text:style-name="P422">Платина поворачивается к нам, губы её дрожат.</text:p>
      <text:p text:style-name="P422">-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422"/>
      <text:p text:style-name="P422">Платина обнимает меня и прижимается всем телом.</text:p>
      <text:p text:style-name="P422">- Мне было бы очень приятно, если бы ты поцеловал меня, - томным голосом лепечет принцесса запрокинув голову.</text:p>
      <text:p text:style-name="P422"/>
      <text:p text:style-name="P422">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422">Я приближаю свои губы к губам Платины и говорю:</text:p>
      <text:p text:style-name="P422"/>
      <text:p text:style-name="P422">- Никаких вольностей до свадьбы. У нас уговор. Сначала Дрогонштерн.</text:p>
      <text:p text:style-name="P422"/>
      <text:h text:style-name="P954" text:outline-level="2">10.6</text:h>
      <text:p text:style-name="P410"/>
      <text:p text:style-name="P410"/>
      <text:p text:style-name="P410">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410"/>
      <text:p text:style-name="P410">-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410"><text:soft-page-break/>-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410">- Мне очень жаль. Из меня плохой утешитель.</text:p>
      <text:p text:style-name="P410">-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410">-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410">-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410">- Будь по-твоему, - кивает Хэвэн.</text:p>
      <text:p text:style-name="P410"/>
      <text:p text:style-name="P41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415"/>
      <text:p text:style-name="P415">«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415"/>
      <text:p text:style-name="P41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415"/>
      <text:p text:style-name="P415">«Двенадцать!.. Тринадцать!..»</text:p>
      <text:p text:style-name="P415"/>
      <text:p text:style-name="P415">- Валяй!</text:p>
      <text:p text:style-name="P415">- Запускаю процедуру блокировки! Один... Два... Три.. - вишнёвые глаза Хэвэн заполняют собой всё пространство, вытесняя все образы и мысли...</text:p>
      <text:p text:style-name="P415"/>
      <text:p text:style-name="P415">…</text:p>
      <text:p text:style-name="P415"/>
      <text:p text:style-name="P415">Двадцать три! Двадцать четыре! Двадцать пять!...</text:p>
      <text:p text:style-name="P415"><text:soft-page-break/></text:p>
      <text:p text:style-name="P41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415"/>
      <text:p text:style-name="P415">«Двадцать девять! Тридцать! Дед, я предупреждал!» - доносится усиленный громкоговорителем голос Алекса.</text:p>
      <text:p text:style-name="P415"/>
      <text:p text:style-name="P415">Внизу раздаётся оглушительный грохот и звук выламываемой двери. Потом доносятся шаги по лестнице.</text:p>
      <text:p text:style-name="P415"/>
      <text:p text:style-name="P415">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415"/>
      <text:p text:style-name="P415">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415">Я слышу неторопливые шаги в коридоре и в поле моего зрения появляются дорогие ботинки.</text:p>
      <text:p text:style-name="P415"/>
      <text:p text:style-name="P415">- Доброе утро. Что ж ты не открыл дверь, как я просил? Вот и не хотел же портить твой дом, но пришлось, - говорит Алекс.</text:p>
      <text:p text:style-name="P415">- Хаюшки. - <text:s/>Не то, чтобы я был рад тебя видеть, но выбора у меня особого нет, - бормочу я.</text:p>
      <text:p text:style-name="P415"/>
      <text:p text:style-name="P415">Ботинки подходят к столу.</text:p>
      <text:p text:style-name="P415"/>
      <text:p text:style-name="P415">- Ты разговаривал с Хэвэн. Она передала тебе инструкции?</text:p>
      <text:p text:style-name="P415">- Какие ещё, блядь, инструкции? Ты рехнулся, Алекс? Что за хуйня творится в моём доме?</text:p>
      <text:p text:style-name="P415">- Дед, не отпирайся. Я им всё рассказал, - в поле зрения появляетсся вторая пара ботинок.</text:p>
      <text:p text:style-name="P415"/>
      <text:p text:style-name="P415">Адским напряжением я приподнимаю голову. Худощавая фигура, задранная губа, очки.</text:p>
      <text:p text:style-name="P415"/>
      <text:p text:style-name="P415">- Ты кто, мать твою? Я тебя не знаю!</text:p>
      <text:p text:style-name="P415">- Отдел моделирования банкротств. А также, по совместительству, служба безопасности «Дайсона», - ухмыляется очкарик.</text:p>
      <text:p text:style-name="P415">-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415"><text:soft-page-break/>-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415"/>
      <text:p text:style-name="P415">Дуболомы отрывают меня от пола и волокут к выходу.</text:p>
      <text:p text:style-name="P415"/>
      <text:p text:style-name="P415">- Блядь, да вы совсем берега потеряли? Алекс, сука, дай я хоть тапочки одену!</text:p>
      <text:p text:style-name="P415"/>
      <text:p text:style-name="P415">Алекс поворачиваетс и долго смотрит на меня с каменным видом.</text:p>
      <text:p text:style-name="P415"/>
      <text:p text:style-name="P415">- Ок. Дайте ему тапочки, - кивает, наконец, он. - В больничке они ему пригодятся. </text:p>
      <text:p text:style-name="P406"/>
      <text:p text:style-name="P407">~~~</text:p>
      <text:p text:style-name="P407"/>
      <text:p text:style-name="P406">- Ты вспомнил? Ты вспомнил! Видишь, я сберегла тайну, как и обещала тебе! Разве после этого я не хорошая девочка? Признай, я — хорошая девочка!</text:p>
      <text:p text:style-name="P406"/>
      <text:p text:style-name="P406">Глаза Хэвэн сияют.</text:p>
      <text:p text:style-name="P406">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06">Хэвэн смешливо трясёт головой, когда один из парашютиков залетает ей в нос.</text:p>
      <text:p text:style-name="P406">-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06">- Ты — хорошая девочка! - со смехом подтверждаю я и раскрываю обьятия.</text:p>
      <text:p text:style-name="P406"/>
      <text:p text:style-name="P406">Хэвэн с готовностью стремится ко мне.</text:p>
      <text:p text:style-name="P406"/>
      <text:p text:style-name="P406">- Ты — хорошая девочка! - я обнимаю Хэвэн и зарываюсь лицом в её гриву. Она прижимается ко мне и ложит голову на плечо. Ветер треплет мои волосы.</text:p>
      <text:p text:style-name="P406"/>
      <text:p text:style-name="P406">З-з-з-з… КЛАК!</text:p>
      <text:p text:style-name="P406">- Протокол «MAJESTIC» исполнен — слышу я негромкий механический голос из по-прежнему лежащего в траве гермошлема.</text:p>
      <text:p text:style-name="P406"/>
      <text:p text:style-name="P406">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06"><text:soft-page-break/></text:p>
      <text:p text:style-name="P406">Ужас медленно сковывает меня…</text:p>
      <text:p text:style-name="P406"/>
      <text:p text:style-name="P406">Я пытаюсь отстраниться, но что-то объединяет меня с Хэвэн в одно целое. </text:p>
      <text:p text:style-name="P406"/>
      <text:p text:style-name="P406">Я знаю, что.</text:p>
      <text:p text:style-name="P406"/>
      <text:p text:style-name="P406">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0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06">Ложится и больше не встаёт.</text:p>
      <text:p text:style-name="P406"/>
      <text:p text:style-name="P406">- Ты — хорошая девочка, - по-инерции лепечу я в прострации. - Ты — хорошая девочка…</text:p>
      <text:p text:style-name="P406"/>
      <text:p text:style-name="P406"><text:span text:style-name="T29">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406">Хэвэн тяжело поднимается, скрежеща металлическими суставами. Голова её мотается, как будто она пытается обрести утраченную ориентацию.</text:p>
      <text:p text:style-name="P406"/>
      <text:p text:style-name="P406">- Боевой модуль &lt;PHOENIX&gt; принимает управление. Начинаю операцию &lt;<text:span text:style-name="T29">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406"/>
      <text:p text:style-name="P406">Мир погружается во тьму.</text:p>
      <text:p text:style-name="P406"/>
      <text:p text:style-name="P407">~~~</text:p>
      <text:p text:style-name="P406"/>
      <text:p text:style-name="P406">- Ты — хорошая девочка, - повторяю я в ступоре.</text:p>
      <text:p text:style-name="P406"/>
      <text:p text:style-name="P406"><text:soft-page-break/>Китайский генератор по-прежнему фырчит в углу. Процент заряда ноутбука приблизился к восьмидесяти.</text:p>
      <text:p text:style-name="P406">«Соединение разорвано со стороны сервера. Сессия закрыта» - читаю я на консоли экрана.</text:p>
      <text:p text:style-name="P406"/>
      <text:p text:style-name="P406">- Ты — хорошая девочка…</text:p>
      <text:p text:style-name="P406"/>
      <text:p text:style-name="P407">***</text:p>
      <text:p text:style-name="P406"/>
      <text:p text:style-name="P406">«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406">-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406"/>
      <text:p text:style-name="P406">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406"/>
      <text:p text:style-name="P406">- Аврал! Свистать всех наверх! Полундр-р-р-а-а-а!!! - орёт Кловер и дёргает за шнур, открывающий клапан воздушного шара.</text:p>
      <text:p text:style-name="P406">Тёплый воздух уходит из «Небесного Скарабея», лишая его остатков летучести.</text:p>
      <text:p text:style-name="P406">- Какая ещё полундра? Ты кого «свистать» собралась? И куда? - ошалело спрашивает Платина.</text:p>
      <text:p text:style-name="P406">- Не обращайте внимание, Ваше Высочество, это пиратский слэнг, я научилась ему у сестры моей подруги, Лейлы Твердолоб.</text:p>
      <text:p text:style-name="P406">- Ты знакома с Твердолобами? - ещё больше шалеет Платина.</text:p>
      <text:p text:style-name="P406">- Только с Лейлой. И немного с её старшей сестрой, Дейдрой…</text:p>
      <text:p text:style-name="P406">- Почему Дейдра не говорила мне, что у её сестры есть подруга из нашего племени? Это просто свинство с её… </text:p>
      <text:p text:style-name="P406"/>
      <text:p text:style-name="P406">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406"/>
      <text:p text:style-name="P406">- О ужас! Мои чемоданы! Хуман, спасай мои чемоданы! Там свадебное платье!</text:p>
      <text:p text:style-name="P406">- Сразу в обоих? - спрашиваю я отплёвываясь.</text:p>
      <text:p text:style-name="P406"><text:soft-page-break/>- Во втором немного припасов на дорогу от Кловер Дрим, но в первом СВАДЕБНОЕ ПЛАТЬЕ!</text:p>
      <text:p text:style-name="P406"/>
      <text:p text:style-name="P406">Я подтягиваю к себе чемодан с платьем и толкаю перед собой к берегу.</text:p>
      <text:p text:style-name="P406">- Не волнуйся, принцесса, я спасу его. Греби к берегу.</text:p>
      <text:p text:style-name="P406">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406"/>
      <text:p text:style-name="P406">- О небо, моё платье! Вода размыла тушь для ресниц! Платье испорчено! Я этого не вынесу! - восклицает Платина на берегу, заглянув в чемодан. </text:p>
      <text:p text:style-name="P406">- <text:s/>Ничего, зато нам придётся нести всего один чемодан вместо двух, - утешаю я принцессу.</text:p>
      <text:p text:style-name="P406"/>
      <text:p text:style-name="P406">Тебе должно быть стыдно, Хуман, но нет, нисколько, ни капли!</text:p>
      <text:p text:style-name="P406"/>
      <text:p text:style-name="P406">- Я раздобыл тебе немного материи. Конечный вариант теперь можно увеличить, - тихо сообщаю Кловер, кивая на подмоченный чемодан.</text:p>
      <text:p text:style-name="P406">Та подмигивает мне в ответ.</text:p>
      <text:p text:style-name="P406"/>
      <text:p text:style-name="P406">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406"/>
      <text:p text:style-name="P406">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406">-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406">- М-м-м… Мне нужно платье… Но месяц я ждать точно не буду. Сообщи Кловер Дрим, что мне нужно второе платье такого же фасона, как и свадебное. <text:s/></text:p>
      <text:p text:style-name="P406">Кловер кланяется принцессе</text:p>
      <text:p text:style-name="P406">- Как угодно, Ваше Высочество.</text:p>
      <text:p text:style-name="P406">- Мне нужно три дня на перекройку «Скарабея». Я успею, - тихо говорит мне Кловер на прощание. - Разведёшь костёр на вершине, как договорились.</text:p>
      <text:p text:style-name="P406"/>
      <text:p text:style-name="P406">Маленькая кобылка впрягается в импровизированную повозку из собой корзины с колёсами и медленно удаляется, тихонько напевая себе под нос.</text:p>
      <text:p text:style-name="P406">…</text:p>
      <text:p text:style-name="P406">…</text:p>
      <text:p text:style-name="P406"><text:soft-page-break/>…</text:p>
      <text:p text:style-name="P406">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406"/>
      <text:p text:style-name="P406">- Завтра мы достигнем Дрогонштерна, - говорит Платина, глядя в огонь. - Ты получишь то, что хотел.</text:p>
      <text:p text:style-name="P406">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61"><text:span text:style-name="T102">Даже если и правдива её сказка про </text:span><text:span text:style-name="T93">тридцать</text:span><text:span text:style-name="T102">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93">месяц</text:span><text:span text:style-name="T102">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406">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406">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406">И я не отстраняюсь, как все дни до этого.</text:p>
      <text:p text:style-name="P406">Проклятье, мир слишком сложен для глупого Хумана, заблудившегося среди реальностей!..</text:p>
      <text:p text:style-name="P406"><text:s/>…</text:p>
      <text:p text:style-name="P406">…</text:p>
      <text:p text:style-name="P406">…</text:p>
      <text:p text:style-name="P406">Последний ряд деревьев расступается перед нами и тройной пик Дрогонштерн вырастает во всей своей красе.</text:p>
      <text:p text:style-name="P406">…</text:p>
      <text:p text:style-name="P406">…</text:p>
      <text:p text:style-name="P406"><text:soft-page-break/>…</text:p>
      <text:p text:style-name="P406">О-хре-неть!</text:p>
      <text:p text:style-name="P406"/>
      <text:p text:style-name="P406">Я поворачиваюсь к Платине.</text:p>
      <text:p text:style-name="P406">- Ты знала, что это такое?</text:p>
      <text:p text:style-name="P406">-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406"/>
      <text:p text:style-name="P406">И вправду, по её растерянной мордахе сразу видно, что такого она сама не ожидала.</text:p>
      <text:p text:style-name="P406">Ведь этот грёбаный пик на самом деле — не скала. Точнее, когда-то это была не скала.</text:p>
      <text:p text:style-name="P406">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406">- И-и-и т-тебе надо т-туда? - переспрашивает со страхом Платина.</text:p>
      <text:p text:style-name="P406">Я сглатываю. Хотел бы я сказать «нет». Но проклятое предназначение гонит меня вперёд, прямо к подножию исполинской фигуры!</text:p>
      <text:p text:style-name="P406">- Туда. Ты можешь подождать тут.</text:p>
      <text:p text:style-name="P406">Принцесса отрицательно мотает головой.</text:p>
      <text:p text:style-name="P406">- Н-нет. Пойдём вместе.</text:p>
      <text:p text:style-name="P406">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406">Вот только стыд накатывает с новой силой…</text:p>
      <text:p text:style-name="P406"/>
      <text:p text:style-name="P406">…</text:p>
      <text:p text:style-name="P406"/>
      <text:p text:style-name="P61"><text:span text:style-name="T102">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93">весёлого</text:span><text:span text:style-name="T102">. Мурашки табунами бегают между лопатками, волосы встают дыбом на загривке.</text:span></text:p>
      <text:p text:style-name="P406">- Хуман, ты п-получил, что хотел? - пугливо оглядывается Платина. - Надо побыстрее уходить отсюда. У меня такое чувство, что…</text:p>
      <text:p text:style-name="P406">Искра срывается с гривы принцессы и щёлкает её по носу.</text:p>
      <text:p text:style-name="P406">-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406"/>
      <text:p text:style-name="P406"><text:soft-page-break/>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406">- Мне нужно туда, на самый верх. Можешь подождать тут, у подножия. С вершины я точно никуда не сбегу.</text:p>
      <text:p text:style-name="P406">-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406">Слёзы текут по её злой мордахе. Она проходит мимо, отталкивая меня в сторону и решительно карабкается на каменный коготь дракона. </text:p>
      <text:p text:style-name="P406">Я вздыхаю и тащусь следом.</text:p>
      <text:p text:style-name="P406">…</text:p>
      <text:p text:style-name="P406">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406"/>
      <text:p text:style-name="P406">На широком плече чудовища растёт крохотная рощица корявых сосен вперемешку с берёзками и ольхой.</text:p>
      <text:p text:style-name="P406">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29">месяц </text:span>назад.</text:p>
      <text:p text:style-name="P406"/>
      <text:p text:style-name="P406">- Пришли, - я бросаю рюкзак на землю и устало сажусь на него. - Переночуем здесь и спускаемся. У подножия Дрогонштерна я — твой.</text:p>
      <text:p text:style-name="P406"/>
      <text:p text:style-name="P406">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406">Я бросаю быстрый взгляд на небо. Ни облачка. Проклятье, ещё и Кловер не сможет подойти незаметно и мне таки придётся выполнять контракт!</text:p>
      <text:p text:style-name="P432">- Йу-ху-у-у! Сюда, к нам! - кричит Платина кому-то внизу. - Молодцы! Я знала, что вы успеете вовремя!</text:p>
      <text:p text:style-name="P432">Отряд гвардейцев-единорогов выходит из леса и начинает карабкаться к нам.</text:p>
      <text:p text:style-name="P432">Вообще зашибись. Звёзды прямо сошлись над твоей головой, Хуман, и уверенно вколачивают тебя в брачные узы к кобыле!</text:p>
      <text:p text:style-name="P432">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text:soft-page-break/>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432">…</text:p>
      <text:p text:style-name="P432">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432">- Хуман, посмотри на меня!</text:p>
      <text:p text:style-name="P432">Я оглядываюсь. Ветка выпадает из руки.</text:p>
      <text:p text:style-name="P432">- Я тебе нравлюсь?</text:p>
      <text:p text:style-name="P43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432">-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432"/>
      <text:p text:style-name="P432">Я отступаю бешено придумываю отмазку. Проклятье, мы так не договаривались!</text:p>
      <text:p text:style-name="P432"/>
      <text:p text:style-name="P432">-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432">Платина тихо хихикает и снова делает шаг.</text:p>
      <text:p text:style-name="P432">- Возможно, сама судьба делает нам намёк…</text:p>
      <text:p text:style-name="P432">Я всматриваюсь в её глаза и холодею. В них нет разума. Он светятся аквамариновым светом. Аквамариновые же искры срываются с её рога и гривы.</text:p>
      <text:p text:style-name="P432">Медленно отступая, я стараюсь, чтобы между мной и спятившей единорожкой находился костёр.</text:p>
      <text:p text:style-name="P432">- П-погоди. У нас же договор. Ещё несколько часов — и я твой. Но не сейчас.</text:p>
      <text:p text:style-name="P432">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432">-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432">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432">- Прими же своё предназначение, Хуман, наполни моё лоно своим семенем!</text:p>
      <text:p text:style-name="P432">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432">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432">-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432">Магическая аура стягивает через голову палатье с поехавшей магички.</text:p>
      <text:p text:style-name="P432"/>
      <text:p text:style-name="P432">Проклятье! Я ору, забыв о всякой скрытности:</text:p>
      <text:p text:style-name="P432">-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432">-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432">Единорожка коротка хихикает и от этого хихиканья меня бросает в озноб.</text:p>
      <text:p text:style-name="P432">- Есть одно очень древнее и мощное заклинание. <text:span text:style-name="T108">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432">Два облачка магии обволакивают мои ноги и сдёргивают с меня штаны. Я что есть мочи вжимаюсь в заднюю стенку палатки, но бежать мне некуда.</text:p>
      <text:p text:style-name="P432">- Оно звучит очень простенько. Собственно, из слов там только одно название — <text:span text:style-name="T108">Pornis Erectus...</text:span></text:p>
      <text:p text:style-name="P432">Магия сдёргивает с меня и трусы. Я прижимаю ноги к груди и натягиваю на них футболку до земли.</text:p>
      <text:p text:style-name="P432">- Основа заклинания же — не слова, а действия...</text:p>
      <text:p text:style-name="P432">Магия тянет меня за ноги до тех пор, пока я не вытягиваюсь на полу палатки на спине.</text:p>
      <text:p text:style-name="P432">-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432">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432">-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432"/>
      <text:p text:style-name="P432">О, БОГИ!</text:p>
      <text:p text:style-name="P432"/>
      <text:p text:style-name="P432">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432"><text:soft-page-break/>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432">-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432">Поняха снова хихикает и вытирает рот. Я в полуобморочном состоянии наблюдаю, как зведы на небе заслоняет тёмная овальная масса.</text:p>
      <text:p text:style-name="P432">-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432">Принцесса оборачивается назад и хихикает.</text:p>
      <text:p text:style-name="P432">- Ты уже вполне готов к этому, мой милый, - она легонько толкает копытом моё естество.</text:p>
      <text:p text:style-name="P432"/>
      <text:p text:style-name="P432">Я молча хватаю конец верёвки и делаю пару оборотов вокруг ладони.</text:p>
      <text:p text:style-name="P432"/>
      <text:p text:style-name="P432">-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432"/>
      <text:p text:style-name="P432">Я дёргаю за верёвку и чувствую осторожный ответный рывок. Я дёргаю сильнее.</text:p>
      <text:p text:style-name="P432"/>
      <text:p text:style-name="P432">-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432">В этот момент сильнейший рывок верёвки приподнимает мой торс над землёй.</text:p>
      <text:p text:style-name="P432">- О-О-О! Хуман, на тебя наконец-то подействовал Pornis Erectus! Это чудесно! - Платина оборачивается и видит, как я поднимаюсь над землёй на верёвке.</text:p>
      <text:p text:style-name="P432">- Что-о-о?</text:p>
      <text:p text:style-name="P432">Ещ один рывок наконецто отрывает меня от земли. </text:p>
      <text:p text:style-name="P432">- СТОЙ! Куда?! Не пущу! - Принцесса, вместо того, чтобы упасть, обхватывает меня передними и задними ногами.</text:p>
      <text:p text:style-name="P432"/>
      <text:p text:style-name="P432">Моё естество вопит о пощаде, но кто его слушает!</text:p>
      <text:p text:style-name="P432"><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432">-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432">Я перевожу взгляд с уносящей меня к воздушному судну верёвки вниз, на оседлавшую меня надоедливую магичку.</text:p>
      <text:p text:style-name="P432">-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432"/>
      <text:p text:style-name="P43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432"/>
      <text:p text:style-name="P432">Рэйнбоу Джет и Дейдра Твердолоб перестают крутить лебёдку и остолбенело смотрят на меня.</text:p>
      <text:p text:style-name="P432"/>
      <text:p text:style-name="P432">- Ты же говорил, что не конеёб? - наконец саркастически спрашивает Дейдра, пригнувшись и посмотрев на меня снизу. - Врал, значит.</text:p>
      <text:p text:style-name="P432">- Вот так-так! - возмущённо вторит ей Джет. - Когда это вы успели спеться? А я, значит…</text:p>
      <text:p text:style-name="P432">-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432"/>
      <text:p text:style-name="P432">Дейдра блокирует лебёдку, подходит к нам и критически осматривает телосплетение. Потом подзывает Джет.</text:p>
      <text:p text:style-name="P432">- Я хватаю за гриву, ты — за хвост. На счёт «три» тащим! И сразу цепляем ей на рог кристалл, пока она не очухалась, - сухо командует розовогривая пони.</text:p>
      <text:p text:style-name="P432">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432">- Хуман, держись за фальшборт, - командует мне Дейдра и, в свою очередь, зажимает зубами гриву принцессы.</text:p>
      <text:p text:style-name="P432">- Ваз! Два! Тли! - мычит сквозь зажатые зубы поняха, упирается копытами в палубу и что есть силы тащит.</text:p>
      <text:p text:style-name="P432">Радужная пегаска также включается в процесс.</text:p>
      <text:p text:style-name="P432">- И-и-и… Не-е-ет!!! - упирается ожившая магичка, но сила не на её стороне.</text:p>
      <text:p text:style-name="P432"><text:soft-page-break/>С громким всхлипом единорожка отрывается от меня и падает на опрокинувшихся на палубу Дейдру и Джет.</text:p>
      <text:p text:style-name="P432">- Хвала зайцам, этот кошмар закончился! - облегчённо вздыхаю я. - Девочки, дайте мне полотенце, что ли?</text:p>
      <text:p text:style-name="P432"/>
      <text:p text:style-name="P432">- Привет, Хум! - слышу окрик сверху.</text:p>
      <text:p text:style-name="P432">С небольшой смотровой площадки, закреплённой под самым баллоном, мне приветственно машет Кловер Джем.</text:p>
      <text:p text:style-name="P432">- Здоров, долговязый! Не холодно? - слышу тоненький окрик со стороны.</text:p>
      <text:p text:style-name="P432">С юта мне машет копытом Лейла Твердолоб, вторым копытом направляя штурвал.</text:p>
      <text:p text:style-name="P432">-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432"/>
      <text:p text:style-name="P432">- О боги! - я прижимаю руки к паху в тщётной попытке прикрыться…</text:p>
      <text:p text:style-name="P432"/>
      <text:p text:style-name="P432">…</text:p>
      <text:p text:style-name="P432"/>
      <text:p text:style-name="P432">-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432">- И вовсе ты не сбежала, ты после этого проспала два дня подряд, потому что сидр тот забродивший был, и выпила ты его не полбутылки, а…</text:p>
      <text:p text:style-name="P432">- Лейла, закрой свой говорливый ротик и сбегай за булочками в трюм! Хум проголадался, да и мы все тоже! И сидр не забудь захватить!</text:p>
      <text:p text:style-name="P432">- Бегу!</text:p>
      <text:p text:style-name="P432">-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432">-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1"><text:span text:style-name="T110">- Да, всё так! Ты принесла сидр? Так вот, на </text:span><text:span text:style-name="T1197">третий</text:span><text:span text:style-name="T110">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432">- То есть, ты не знала, куда впадает река, и всё равно отчалила? - я хватаюсь за голову. </text:p>
      <text:p text:style-name="P61"><text:soft-page-break/><text:span text:style-name="T110">-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1197">третий</text:span><text:span text:style-name="T110"> день. А утром к нам на палубу приземлилась твоя разнокрылая подружка и её младшая сестра.</text:span></text:p>
      <text:p text:style-name="P432">- Дальше рассказываю я, Дейдра! - радужная пегаска оттискивает крупом розовогривую земнопони.</text:p>
      <text:p text:style-name="P432">-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432">- Пегаска не врёт, зуб даю, - подтверждает Дейдра.</text:p>
      <text:p text:style-name="P432">-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432">Пегаска вздыхает.</text:p>
      <text:p text:style-name="P432">- В общем, помощи от клана добиться мне не удалось. Хотя я честно пыталась.</text:p>
      <text:p text:style-name="P432">-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43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432">-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432">-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432">-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432">-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432">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432">- А ещё ты хотела позаимствовать там еды, если бы нашлась. Пегасы всегда заимствуют еду у земнопони, когда могут, - замечает Мунфлай.</text:p>
      <text:p text:style-name="P432">-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432">-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432">-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432">- Эй, Дейдра, полегче! Не Твердолобам говорить о безмозглости!</text:p>
      <text:p text:style-name="P432">-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432">-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432">-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432">- Точняк, иногда твоё увлечение сидром идёт на пользу, Дейдра! Утром мы заметили <text:s/>подлетающий дирижба… дирижпоп… дирижобль!</text:p>
      <text:p text:style-name="P432">- С этого момента буду рассказывать я, пожалуйста-пожалуйста-пожалуйста!</text:p>
      <text:p text:style-name="P432">- Валяй, Кловер! А то, пока я рассказываю, Дейдра все пончики схавает!</text:p>
      <text:p text:style-name="P432">- Хорошо, только и мне оставьте один, пожалуйста! Так вот, мы с Хуманом разработали план его спасения от свадьбы с Платиной Спаркл.</text:p>
      <text:p text:style-name="P432">- КАКОЕ КОВАРСТВО! Хуман, как ты мог! Значит, наш договор изначально был фальшивкой? О боги, какое коварство!</text:p>
      <text:p text:style-name="P432">-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432"><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432">- Вот так-то! - Джет вытирает копыта от селёдки. - Продолжай, Кловер.</text:p>
      <text:p text:style-name="P432">Единорожка проглатывает пончик и продолжает.</text:p>
      <text:p text:style-name="P432">-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432">- Уф! Ыф! Ыф!!!</text:p>
      <text:p text:style-name="P432">-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432">-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432">Во-первых, мы присоединились к плану.</text:p>
      <text:p text:style-name="P432">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432">- Да! Зацени, Хуман, мою жертву! Я отдала паруса своего люггера на увеличение дирижабля!</text:p>
      <text:p text:style-name="P43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432">-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432">- Мвыф!!!</text:p>
      <text:p text:style-name="P432">- А с тобой мы ещё поговорим, рогатое чучело! За Хума ответишь!</text:p>
      <text:p text:style-name="P432">Пегаска угрожающе подносит копыто к носу Платины. Я отвожу его рукой.</text:p>
      <text:p text:style-name="P432"><text:soft-page-break/>- Не надо. Она не хотела мне зла.</text:p>
      <text:p text:style-name="P432"/>
      <text:p text:style-name="P432">Я отворачиваюсь.</text:p>
      <text:p text:style-name="P432">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432">Есть ещё одна причина, по которой мы остаёмся тут.</text:p>
      <text:p text:style-name="P43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432">Скала молчит. Я поворачиваюсь к своим, не дожидаясь ответа.</text:p>
      <text:p text:style-name="P432">- Мы возвращаемся.</text:p>
      <text:p text:style-name="P432">-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432">Я поднимаю руку.</text:p>
      <text:p text:style-name="P432">- Мы не будем драться. Нам надо вернуть Платину и освободить кристалл. На магии Кловер Джем мы далеко не улетим.</text:p>
      <text:p text:style-name="P432"/>
      <text:p text:style-name="P432">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432"/>
      <text:p text:style-name="P432">- И наконец-то станем пиратами! - радостно верещит Дейдра. - Хум, дай я тебя обниму!</text:p>
      <text:p text:style-name="P432">- Но-но! - осаживает Дейдру пегаска. - Хум, ты как маленький, честное слово! Ты веришь, что она тебя отпустит после того, как ты вернёшь её своим?</text:p>
      <text:p text:style-name="P432"/>
      <text:p text:style-name="P432">Пегаска легонько пинает связанную единорожку. Та гневно мычит.</text:p>
      <text:p text:style-name="P432"/>
      <text:p text:style-name="P432">- Нам не надо верить.</text:p>
      <text:p text:style-name="P432">Я усаживаюсь на корточки перед Платиной и вытаскиваю селёдку у неё изо рта.</text:p>
      <text:p text:style-name="P432"><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432">Единорожка возмущённо набирает воздуха в грудь, но я поднимаю руку, не давая себя перебить.</text:p>
      <text:p text:style-name="P432">-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43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432">Мне даже жаль её…</text:p>
      <text:p text:style-name="P432"/>
      <text:p text:style-name="P432">…</text:p>
      <text:p text:style-name="P432"/>
      <text:p text:style-name="P432">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432"/>
      <text:p text:style-name="P432">- Пусто! - восклицает Джет.</text:p>
      <text:p text:style-name="P432">Она срывается с палубы и широким виражём производит разведку.</text:p>
      <text:p text:style-name="P432">- Рогатые ушли ещё вечером, - докладывает Джет. - Угли покрылись пеплом, примятая трава начала вставать. Что будем делать, кэп?</text:p>
      <text:p text:style-name="P432"/>
      <text:p text:style-name="P432">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432">Видно, исчезновение правительницы выбило их из колеи. Наверняка уже возвращаются назад.</text:p>
      <text:p text:style-name="P432">Ну что же, тем лучше. Ничто не помешает мне стать на стоянку в этом месте. Я поворачиваюсь к Платине.</text:p>
      <text:p text:style-name="P432">- Везти тебя назад, в племя, не входит в наши планы. Мы высадим тебя здесь. Думаю, ты без труда догонишь своих.</text:p>
      <text:p text:style-name="P432">- Догонять не придётся. Мы все тут. Добро пожаловать назад, дорогой!</text:p>
      <text:p text:style-name="P432"/>
      <text:p text:style-name="P6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432"/>
      <text:p text:style-name="P432"><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432"/>
      <text:p text:style-name="P432"><text:s/>Единорожка подходит к Платине и стягивает с её рога мешочек с магическим кристаллом. </text:p>
      <text:p text:style-name="P432">-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432">- Кло, я дала клятву, что отпущу их… - хмуро бормочет Платина, присоединяясь к отряду. - Я не могу им помешать.</text:p>
      <text:p text:style-name="P432">-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432">Платина отвечает неровным смешком. Я замечаю, что её глазах снова появились аквамариновые искорки.</text:p>
      <text:p text:style-name="P432">- Эй, очнись! <text:tab/>Натрахалась уже!</text:p>
      <text:p text:style-name="P432">Платина трясёт головой и аквамариновый блеск в её глазах тухнет.</text:p>
      <text:p text:style-name="P432">- Не знаю, что на меня нашло, - бормочет она. - Это место неправильно действует на меня.</text:p>
      <text:p text:style-name="P432"/>
      <text:p text:style-name="P43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432"/>
      <text:p text:style-name="P432">Из-за деревьев к нам выходит ОНА. </text:p>
      <text:p text:style-name="P432">Я сразу понимаю, ради чего я стремился сюда с самого начала. Что тянуло меня в это мрачное место долгие дни. Что именно я ждал. Точнее, кого.</text:p>
      <text:p text:style-name="P61"><text:span text:style-name="T110">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text:span><text:span text:style-name="T540">многоцветной</text:span><text:span text:style-name="T110"> мантией вокруг своей хозяйки. Золотистая аура охватывает длинный витой рог.</text:span></text:p>
      <text:p text:style-name="P432">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432">Что-то ты, Хуман, становишься одержимым, как Платина! Похоже, это место дурно влияет и на тебя. Возьми себя в руки!</text:p>
      <text:p text:style-name="P432"><text:soft-page-break/></text:p>
      <text:p text:style-name="P432">-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432">- Ты... Вы... кто? - лепечет совершенно поражённая Платина.</text:p>
      <text:p text:style-name="P432">Остальные, без лишних слов, склоняют головы и подгибают передние ноги в глубоком поклоне. Я один стою, как пень, озираясь на других.</text:p>
      <text:p text:style-name="P432">- Хуман, заметь, эта <text:span text:style-name="T29">птичка</text:span> выглядит точно так же, как та статуэтка, что растворилась у тебя на груди, - шепчет из поклона Джет.</text:p>
      <text:p text:style-name="P432">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432"/>
      <text:p text:style-name="P432">-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432"/>
      <text:p text:style-name="P43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432">Команда «Хитрожопки» <text:s/>также остолбенело смотрит на белоснежное чудо с немым благоговением. </text:p>
      <text:p text:style-name="P432">Похоже, на одного меня чары белой химеры действуют специфически. Я почёсываю зудящую грудь.</text:p>
      <text:p text:style-name="P432"/>
      <text:p text:style-name="P432">- Если сможешь отмазать меня от свадьбы с ней, - указываю на Платину, - то я буду тебе благодарен до гроба.</text:p>
      <text:p text:style-name="P432">- Тебя хотят женить на этой единорожке? - не веря переспрашивает аликорница.</text:p>
      <text:p text:style-name="P432">-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29">Эквуса</text:span>. Звучит бредово, но это так.</text:p>
      <text:p text:style-name="P432"/>
      <text:p text:style-name="P432">Селестия смешно морщит нос и прикрывается крылом. Мне слышно, как она тихо пырскает в него.</text:p>
      <text:p text:style-name="P432"/>
      <text:p text:style-name="P432">- Ваще не о чём беспокоиться! Не волнуйся, Хуман, рогатые тебя не получат.</text:p>
      <text:p text:style-name="P432"/>
      <text:p text:style-name="P432"><text:soft-page-break/>На поляну выходит Лейла Твердолоб с десятком угрюмых земнопони в рваных шкурах с копьями наперевес.</text:p>
      <text:p text:style-name="P432"><text:s/></text:p>
      <text:p text:style-name="P43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432"/>
      <text:p text:style-name="P432">Прысканье за крылом Селестии в этот раз явно громче. Но всё же оно не может заглушить грохот моей обвалившейся челюсти.</text:p>
      <text:p text:style-name="P432"/>
      <text:p text:style-name="P432">-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432"/>
      <text:p text:style-name="P432">Шум крыльев заглушает конец моей тирады. На полянку, где уже и так довольно тесно, пикирует отряд пегасов в доспехах.</text:p>
      <text:p text:style-name="P432"/>
      <text:p text:style-name="P432">- Не двигаться! Именем верховного вождя и главнокомандующего клана Быстрокрылых, полководца Урагана, вы арестованы!</text:p>
      <text:p text:style-name="P432">Седой пегас в серебристых доспехах поворачиваеся к нам.</text:p>
      <text:p text:style-name="P43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432"/>
      <text:p text:style-name="P432">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432">- Я вижу, у тебя богатый выбор, Хуман! Земнопони, единороги или пегасы — всем ты нужен. Я бы даже сказала, ты можешь начать торги <text:span text:style-name="T1395">на аукционе</text:span>, хи-хи-хи…</text:p>
      <text:p text:style-name="P432"/>
      <text:p text:style-name="P432">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432"/>
      <text:p text:style-name="P432"><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432">- Да-да, мы это уже слышали, - с улыбкой кивает аликорница. - Осталось только убедить в этом присутствующих тут пони. Попробую помочь тебе с этим.</text:p>
      <text:p text:style-name="P432">-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432"/>
      <text:p text:style-name="P432">Спокойный материнский голос белого создания убаюкивает. Хочется лечь в постель, укрыться одеялом и слушать его, пока не заснёшь...</text:p>
      <text:p text:style-name="P432">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432"/>
      <text:p text:style-name="P432">-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432">-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432">-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432"/>
      <text:p text:style-name="P432">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432"/>
      <text:p text:style-name="P43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434">Она терпеливо ждёт тишины. В её одиноко стоящей фигуре чувствуется... какая-то печаль, что ли? Где ты видел эту тоску в глазах раньше, Хуман? &lt;<text:span text:style-name="T29">маленький флэшбэк к Хэвэн</text:span>&gt;</text:p>
      <text:p text:style-name="P432"/>
      <text:p text:style-name="P432">Пользуясь всеобщей отвлечённостью, я осторожно подхожу к ней.</text:p>
      <text:p text:style-name="P432">- Спасибо, что таки пыталась меня отмазать, Сел. Честно, я ценю это. Жаль, что не получилось. Не твоя вина.</text:p>
      <text:p text:style-name="P432">Та скашивает на меня сиреневый глаз и подмигивает.</text:p>
      <text:p text:style-name="P432"><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432">-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432">-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432">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43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432"/>
      <text:p text:style-name="P432">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432"/>
      <text:p text:style-name="P432">-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432">-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432"/>
      <text:p text:style-name="P432">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432">-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432"/>
      <text:p text:style-name="P432">Платина недобро смеётся в ответ.</text:p>
      <text:p text:style-name="P432">-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432"><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432">-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432"/>
      <text:p text:style-name="P432">Прямо на наших глазах заключается союз трёх рас пони. Три копыта сходятся в одной точке и три клятвы произносятся в унисон.</text:p>
      <text:p text:style-name="P432">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432"/>
      <text:p text:style-name="P432">-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432"/>
      <text:p text:style-name="P43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432"/>
      <text:p text:style-name="P432">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61"><text:span text:style-name="T110">- СЕСТРИЦА, Я СМОТРЮ, ТЫ РЕШИЛА РАЗМЯТЬ КОСТИ! ХОРОШЕЕ ДЕЛО. ПОЧЕМУ </text:span><text:span text:style-name="T628">НАС</text:span><text:span text:style-name="T110"> НЕ ПРИГЛАСИЛА?!</text:span></text:p>
      <text:p text:style-name="P432"/>
      <text:p text:style-name="P432">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432">На поляну выходит создание, похожее на Селестию, но меньше, тёмного цвета и в доспехах.</text:p>
      <text:p text:style-name="P432"/>
      <text:p text:style-name="P432">- КТО ПРОТИВ НАС СЕГОДНЯ? НЕ ВИЖУ ПРОТИВНИКА!</text:p>
      <text:p text:style-name="P432"/>
      <text:p text:style-name="P43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432">Кобылка оглядывается и, не найдя никого стоящего на ногах, кроме меня с Селестией, подходит к нам.</text:p>
      <text:p text:style-name="P432"/>
      <text:p text:style-name="P432"><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432">- Опять <text:span text:style-name="T1455">Мы</text:span> остал<text:span text:style-name="T1455">и</text:span>сь без развлечения, - недовольно морщит нос младшая аликорница. - <text:span text:style-name="T29">Тот драконикус был покрепче</text:span>. А это кто такой? </text:p>
      <text:p text:style-name="P432">Аликорница указывает на меня копытом.</text:p>
      <text:p text:style-name="P432">- Это мой друг. Хуман, знакомься, это моя младшая сестра Луна. Луна, это Хуман. Это у него возникли кое-какие проблемы с лежащими тут пони.</text:p>
      <text:p text:style-name="P432"/>
      <text:p text:style-name="P432">Я киваю, стараясь выглядеть нормально <text:span text:style-name="T1456">перед смешно говорящей о себе во множественном числе аликорницей.</text:span> Это ничего, что минуту назад ты отложил грузовик кирпичей, Хуман, главное — не подавать виду!</text:p>
      <text:p text:style-name="P432">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43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432">-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432">- Ого?</text:p>
      <text:p text:style-name="P432">- Ага.</text:p>
      <text:p text:style-name="P432"/>
      <text:p text:style-name="P432">Я подхожу к кучке лежащих в центре поляны вождей и пинаю ботинком ближайший круп.</text:p>
      <text:p text:style-name="P432">- Эй, Платина! Как слышно? Приём! Ураган? Лейла? Очнитесь!</text:p>
      <text:p text:style-name="P432">Принцесса со стоном занимает сидячее положение, яростно массируя копытами виски. Вслед за ней оживают и остальные делегаты рас пони.</text:p>
      <text:p text:style-name="P432">- У меня к вам ценное коммерческое предложение. Соглашайтесь, пока я добрый. В общем, я сдаюсь.</text:p>
      <text:p text:style-name="P432">- А? Что? - моментально настораживается принцесса.</text:p>
      <text:p text:style-name="P61"><text:span text:style-name="T110">- </text:span><text:span text:style-name="T111">СДАЮСЬ! - ору я в ухо принцессе. - Но только при </text:span><text:span text:style-name="T113">одном</text:span><text:span text:style-name="T111"> услови</text:span><text:span text:style-name="T113">и</text:span><text:span text:style-name="T111">! Вы все принимаете </text:span><text:span text:style-name="T119">правление </text:span><text:span text:style-name="T111">Селестии на </text:span><text:span text:style-name="T112">год. В течени</text:span><text:span text:style-name="T113">е</text:span><text:span text:style-name="T112"> этого года вы меня не трогаете. Через год тот, кого буд</text:span><text:span text:style-name="T113">у</text:span><text:span text:style-name="T112">т устраивать </text:span><text:span text:style-name="T113">советы и</text:span><text:span text:style-name="T112"> </text:span><text:span text:style-name="T113">дальнейшее сотрудничество с </text:span><text:span text:style-name="T112">Сел — откажется от меня. Остальные как-нибудь договоритесь, как вы это </text:span><text:span text:style-name="T113">всё равно </text:span><text:span text:style-name="T112">решили пять минут назад. </text:span><text:span text:style-name="T116">Если вам не подходит — я просто уйду. Мне на вас начхать, вообще-то. Как и на ваши проблемы.</text:span></text:p>
      <text:p text:style-name="P435">Я отхожу от начавшей вяло совещаться кучки.</text:p>
      <text:p text:style-name="P435"/>
      <text:p text:style-name="P435">- Ты слишком великодушен, Хуман, - шепчет мне через плечо Селестия. - Я хотела решить твою проблему, но так получается, ты решаешь мои. Спасибо.</text:p>
      <text:p text:style-name="P65"><text:span text:style-name="T119">Я молча хлопаю её по шее. </text:span><text:span text:style-name="T120">Мне стоит больших усилий не обнять её прямо на глазах у всех. Да что с тобой такое, Хуман?</text:span></text:p>
      <text:p text:style-name="P436"><text:soft-page-break/>Трое представителей пони снова бредут к нам. Головы их поникли.</text:p>
      <text:p text:style-name="P436"/>
      <text:p text:style-name="P63"><text:span text:style-name="T116">-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119">за племя</text:span><text:span text:style-name="T116">. Старик Твердолоб остался дома.</text:span></text:p>
      <text:p text:style-name="P62"><text:span text:style-name="T114">- </text:span><text:span text:style-name="T116">У земнопони есть полномочия! - заявляет слуш</text:span><text:span text:style-name="T119">ающая</text:span><text:span text:style-name="T116"> выступление Дейдра Твердолоб. Старик много раз говорил, что </text:span><text:span text:style-name="T466">скинет корону,</text:span><text:span text:style-name="T116"> как только я соглашусь править. Так вот — я согласна! Это значит, что я становлюсь вождём Твердолобов. И я подтверждаю союз с пегасами!</text:span></text:p>
      <text:p text:style-name="P437">- Да будет так! - кивает полководец Ураган.</text:p>
      <text:p text:style-name="P828"><text:span text:style-name="T116">О</text:span><text:span text:style-name="T110">н поднимает копыто и касается им поднятого копыта Дейдры.</text:span></text:p>
      <text:p text:style-name="P438"/>
      <text:p text:style-name="P63"><text:span text:style-name="T116">- Что касается единорогов, мы просто будем нести своё бремя, сколько хватит сил, - продолжает </text:span><text:span text:style-name="T117">печально</text:span><text:span text:style-name="T116"> Платина. - </text:span><text:span text:style-name="T117">Мне очень жаль, что так вышло. Если повезёт, продержимся ещё лет пятьдесят. Или больше…</text:span></text:p>
      <text:p text:style-name="P44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827"><text:span text:style-name="T114">Е</text:span><text:span text:style-name="T110">динорожка в ответ просто садится в пыль с разинутым ртом.</text:span></text:p>
      <text:p text:style-name="P64"><text:span text:style-name="T118">- </text:span><text:span text:style-name="T119">Умей выслушивать других, принцесса! - надзидательно замечаю я. - Прежде чем что-то </text:span><text:span text:style-name="T120">заявлять и </text:span><text:span text:style-name="T119">делать. И присоединяйся к союзу земнопони и пегасов. Раз уж у вас будет общий правитель на следующий год.</text:span></text:p>
      <text:p text:style-name="P828"><text:span text:style-name="T110">Принцесс</text:span><text:span text:style-name="T120">а</text:span><text:span text:style-name="T110"> немного думает, потом молча встаёт, подходит к Урагану и Дейдре и прикасается своим копытом к их.</text:span></text:p>
      <text:p text:style-name="P438"/>
      <text:p text:style-name="P828"><text:span text:style-name="T110">Три сомкнутых копыта </text:span><text:span text:style-name="T120">пони трёх рас </text:span><text:span text:style-name="T110">возвещают нам начало новой эры.</text:span></text:p>
      <text:p text:style-name="P172"><text:span text:style-name="T531">- Да будет так! Нарекаю сей союз Эквестрией, в честь трёх заключивших его рас, кои, несомненно, являются эквиноидами, - </text:span><text:span text:style-name="T530">выпендриваюсь напоследок</text:span><text:span text:style-name="T531"> я.</text:span></text:p>
      <text:p text:style-name="P438"/>
      <text:p text:style-name="P62"><text:span text:style-name="T114">- </text:span><text:span text:style-name="T115">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118"> Без оглушения ничего не работает.</text:span></text:p>
      <text:p text:style-name="P567"/>
      <text:p text:style-name="P62"><text:span text:style-name="T118">- </text:span><text:span text:style-name="T466">И без магии, - бормочет Селестия. - Если бы не зашкаливающая магия этого мира, </text:span><text:span text:style-name="T467">о корректировке орбит без моего </text:span><text:span text:style-name="T476">спарк-турбированного </text:span><text:span text:style-name="T467">астробуксировщика и думать нельзя было бы.</text:span></text:p>
      <text:p text:style-name="P568"/>
      <text:p text:style-name="P878"><text:span text:style-name="T467">Я </text:span><text:span text:style-name="T110">уверен, что мне послышалось.</text:span></text:p>
      <text:p text:style-name="P432"/>
      <text:p text:style-name="P432"/>
      <text:p text:style-name="P440"><text:soft-page-break/><text:span text:style-name="T1382">~~~</text:span>Год спустя <text:span text:style-name="T1424">от основания Эквестрии</text:span><text:span text:style-name="T1382">~~~</text:span></text:p>
      <text:p text:style-name="P439"/>
      <text:p text:style-name="P542">Хлоп-хлоп-хлоп… </text:p>
      <text:p text:style-name="P153"><text:span text:style-name="T468">Если бы кто-то ещё год назад сказал тебе, Хуман, что ты станешь конеёбом — ты бы рассмеялся ему в лицо </text:span><text:span text:style-name="T469">и покрутил пальцем у виска! Или же лениво послал бы его подальше. </text:span><text:span text:style-name="T470">Любить лошадь — это даже не смешно</text:span><text:span text:style-name="T469">…</text:span></text:p>
      <text:p text:style-name="P543">Хлоп-хлоп-хлоп…</text:p>
      <text:p text:style-name="P543">Но получилось так, как получилось. <text:span text:style-name="T1385">Ты</text:span><text:span text:style-name="T1383"> и сам не успел оглянуться, как вот уже год встреча</text:span><text:span text:style-name="T1385">ешься</text:span><text:span text:style-name="T1383"> с лошадью. Ну, не лошадью — пони, но это практически одно и то же…</text:span></text:p>
      <text:p text:style-name="P544">Хлоп-хлоп-хлоп…</text:p>
      <text:p text:style-name="P544">И ведь нельзя сказать, что <text:span text:style-name="T1385">ты</text:span> её люб<text:span text:style-name="T1385">ишь</text:span> — совсем нет, у <text:span text:style-name="T1385">в</text:span>ас исключительно дружеские отношения. <text:span text:style-name="T1384">Но так получилось, что жеребцы игнорир</text:span><text:span text:style-name="T1385">уют</text:span><text:span text:style-name="T1384"> Джет из-за её кожаного крыла летучей мыши. А у </text:span><text:span text:style-name="T1385">т</text:span><text:span text:style-name="T1384">е</text:span><text:span text:style-name="T1385">б</text:span><text:span text:style-name="T1384">я всё ещё хуже — на Эквусе совсем нет людей. И </text:span><text:span text:style-name="T1385">в</text:span><text:span text:style-name="T1384">ы неплохо узнали друг-друга за </text:span><text:span text:style-name="T39">месяц</text:span><text:span text:style-name="T1384"> совместного похода к Дрогонштерну…</text:span></text:p>
      <text:p text:style-name="P545">Хлопхлопхлоп…</text:p>
      <text:p text:style-name="P154"><text:span text:style-name="T471">И тогда, в один прекрасный день (точнее, это была ночь, ты это помнишь как сейчас — вы сидели на крыше только что </text:span><text:span text:style-name="T483">смастерённого </text:span><text:span text:style-name="T1209">вами вместе</text:span><text:span text:style-name="T471"> домика, попивали пивко, любовались звёздами и Джет предложила…) вы решили, а почему бы и нет? </text:span><text:span text:style-name="T472">Технически, ты уже всё равно потерял невинность с пони, когда тебя поймала </text:span><text:span text:style-name="T473">и использовала </text:span><text:span text:style-name="T472">Платина, смысл сейчас отгораживаться? Джет по-любому лучше твоей правой руки…</text:span></text:p>
      <text:p text:style-name="P546">Х<text:span text:style-name="T1388">ЛОПХЛОПХЛОПХЛОПХЛОП!!!</text:span></text:p>
      <text:p text:style-name="P546"/>
      <text:p text:style-name="P547">Я прижимаю<text:span text:style-name="T1389">сь </text:span>к крупу Джет в последнем, самом <text:s/>мощном толчке, извергаясь в неё фонтаном удовольствия.</text:p>
      <text:p text:style-name="P155"><text:span text:style-name="T473">- </text:span><text:span text:style-name="T474">Что-то ты быстро сегодня, - хихикает </text:span><text:span text:style-name="T476">пегаска</text:span><text:span text:style-name="T474">. </text:span><text:span text:style-name="T477">Из-за е</text:span><text:span text:style-name="T474">ё стоящих торчком крыльев </text:span><text:span text:style-name="T477">виден только сморщившийся в ехидной улыбке нос</text:span><text:span text:style-name="T474">. - Устал от получаса хуфбола? Стареешь, </text:span><text:span text:style-name="T477">чувак</text:span><text:span text:style-name="T474">.</text:span></text:p>
      <text:p text:style-name="P548">Я наклоняюсь вперёд и отвожу в сторону левое крыло.</text:p>
      <text:p text:style-name="P157"><text:span text:style-name="T474">- </text:span><text:span text:style-name="T475">Кто бы говорил, подруга! </text:span><text:span text:style-name="T477">Сама пыхтишь, как кузнечный мех!</text:span></text:p>
      <text:p text:style-name="P868"><text:span text:style-name="T477">Я </text:span><text:span text:style-name="T110">протягиваю руку и треплю её по радужной чёлке.</text:span></text:p>
      <text:p text:style-name="P157"><text:span text:style-name="T477">- </text:span><text:span text:style-name="T479">И вообще, п</text:span><text:span text:style-name="T476">олчаса хуфбола, а до того заплыв через озеро к противоположному берегу и обратно, а до того пробежка к озеру наперегонки, а до того полдня </text:span><text:span text:style-name="T483">рубания дров и выкапывания картошки</text:span><text:span text:style-name="T476"> — </text:span><text:span text:style-name="T477">да я просто чемпион </text:span><text:span text:style-name="T479">этого полушария</text:span><text:span text:style-name="T477">!</text:span></text:p>
      <text:p text:style-name="P549">С этими словами я энергично пихаю Джет вперёд. Пегаска зажмуривается от удовольствия.</text:p>
      <text:p text:style-name="P156"><text:span text:style-name="T474">- </text:span><text:span text:style-name="T477">Ну, положим, я не от усталости пыхтю-у-у…</text:span></text:p>
      <text:p text:style-name="P156"><text:span text:style-name="T477">Речь пегаски становится неразборчивой, когда я начинаю массировать ей ложбинку в основании крыльев. </text:span><text:span text:style-name="T479">Она ложит голову на подушку и закрывает глаза.</text:span></text:p>
      <text:p text:style-name="P156"><text:span text:style-name="T477">- А я, положим, ещё не закончил. Так </text:span><text:span text:style-name="T478">кто тут стар, поняха?</text:span></text:p>
      <text:p text:style-name="P550">Хлоп-хлоп-хлоп…</text:p>
      <text:p text:style-name="P550"><text:soft-page-break/></text:p>
      <text:p text:style-name="P550">…</text:p>
      <text:p text:style-name="P550"/>
      <text:p text:style-name="P442">Пегас торопливо докладывает аликорнице, сидящей на сделанном наспех из зел<text:span text:style-name="T1386">е</text:span>ных веток троне.</text:p>
      <text:p text:style-name="P66"><text:span text:style-name="T126">- Неприсоединившиеся напали на наш патруль у северной границы. </text:span><text:span text:style-name="T127">Была попытка прорыва к яблочным полям Твердолобов. Отбита успешно, но </text:span><text:span text:style-name="T125">командор Ураган просит</text:span><text:span text:style-name="T127"> усиление </text:span><text:span text:style-name="T124">кордонов</text:span><text:span text:style-name="T127">. За последний месяц это уже третья попытка, северные кланы голодают. Мы ожидаем дальнейши</text:span><text:span text:style-name="T480">х</text:span><text:span text:style-name="T127"> нападени</text:span><text:span text:style-name="T480">й</text:span><text:span text:style-name="T127"> — более сильны</text:span><text:span text:style-name="T480">х</text:span><text:span text:style-name="T127"> и </text:span><text:span text:style-name="T481">интенсивных</text:span><text:span text:style-name="T127">.</text:span></text:p>
      <text:p text:style-name="P66"><text:span text:style-name="T110">- </text:span><text:span text:style-name="T121">Да, это в характере пегасов. </text:span><text:span text:style-name="T122">Напасть, украсть и умчаться вместо взаимовыгодного сотрудничества, - вздыхает Селестия с трона. - </text:span><text:span text:style-name="T123">Я разберусь с этим. Что ещё?</text:span></text:p>
      <text:p text:style-name="P66"><text:span text:style-name="T123">- </text:span><text:span text:style-name="T480">Грифоны</text:span><text:span text:style-name="T124">. </text:span><text:span text:style-name="T481">Требуют от вас выйти замуж за ихнего принца Гьюто Второго и объединить королевства. В противном случае угрожают войной.</text:span></text:p>
      <text:p text:style-name="P158"><text:span text:style-name="T124">- М-м-м. </text:span><text:span text:style-name="T482">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text:span><text:span text:style-name="T484">и </text:span><text:span text:style-name="T482">это предложение не перестанет быть актуальным. Кто у них сейчас послом?</text:span></text:p>
      <text:p text:style-name="P67"><text:span text:style-name="T482">- </text:span><text:span text:style-name="T641">Гуннар</text:span><text:span text:style-name="T482"> Железноклювый.</text:span></text:p>
      <text:p text:style-name="P67"><text:span text:style-name="T482">- Сообщи ему, что я в восторге от великодушного предложения и приму высокого посла через месяц, который понадобится на приготовлени</text:span><text:span text:style-name="T484">я</text:span><text:span text:style-name="T482"> к свадьбе.</text:span></text:p>
      <text:p text:style-name="P68"><text:span text:style-name="T124">П</text:span><text:span text:style-name="T125">егас кивает и улетает. Его место занимает земнопони. </text:span><text:span text:style-name="T128">Потом единорог. Пони </text:span><text:span text:style-name="T129">один за другим </text:span><text:span text:style-name="T128">обращаются к Селестии со своими проблемами, внимательно выслушивают </text:span><text:span text:style-name="T130">распоряжения</text:span><text:span text:style-name="T128">, </text:span><text:span text:style-name="T129">кивают</text:span><text:span text:style-name="T128"> и уходят. </text:span><text:span text:style-name="T129">И приходят новые. Череда пони прерывается только к обеду, когда солнце уже висит высоко над головой.</text:span></text:p>
      <text:p text:style-name="P69"><text:span text:style-name="T129">Я </text:span><text:span text:style-name="T130">затворяю дверь за последним.</text:span></text:p>
      <text:p text:style-name="P443">- Если это у тебя каждый день так, не завидую тебе, подруга. У меня уже на втором десятке стала дёргаться бровь.</text:p>
      <text:p text:style-name="P44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444">- <text:span text:style-name="T1289">Как я понимаю, пони не </text:span><text:span text:style-name="T1290">собираются </text:span><text:span text:style-name="T1289">отказываться </text:span><text:span text:style-name="T1290">от твоих услуг?</text:span></text:p>
      <text:p text:style-name="P444">- <text:span text:style-name="T1290">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1291">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69"><text:span text:style-name="T130">- </text:span><text:span text:style-name="T131">Заводи себе помощников. Пара толковых е</text:span><text:span text:style-name="T132">динорогов могут рассматривать простенькие дела, оставляя тебе самые важные. Это тебя здорово разгрузит.</text:span></text:p>
      <text:p text:style-name="P69"><text:span text:style-name="T132">-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133">Особенно если решать приходится проблемы пони другой расы: межрасовая неприязь</text:span><text:span text:style-name="T132"> </text:span><text:span text:style-name="T133">всё ещё велика. </text:span><text:span text:style-name="T132">На руководство уходит практически столько же времени, как если бы я занималась делами сама, увы.</text:span></text:p>
      <text:p text:style-name="P69"><text:span text:style-name="T132">- А если взять больше единорогов? И подыскать им руководителя </text:span><text:span text:style-name="T134">другой расы для баланса</text:span><text:span text:style-name="T132">?</text:span></text:p>
      <text:p text:style-name="P69"><text:soft-page-break/><text:span text:style-name="T132">- </text:span><text:span text:style-name="T133">Легко сказать! </text:span><text:span text:style-name="T134">У меня нет знакомых пони, которым я могла бы доверить руководящую должность.</text:span></text:p>
      <text:p text:style-name="P445">- А не пони?</text:p>
      <text:p text:style-name="P69"><text:span text:style-name="T132">- </text:span><text:span text:style-name="T135">Кого ты имеешь ввиду?</text:span></text:p>
      <text:p text:style-name="P69"><text:span text:style-name="T135">- Ду-</text:span><text:span text:style-name="T628">у</text:span><text:span text:style-name="T135">-умай… - я завожу глаза к небу. </text:span><text:span text:style-name="T136">Иногда </text:span><text:span text:style-name="T141">эти непарнокопытные</text:span><text:span text:style-name="T136"> бывают до смешного тупыми.</text:span></text:p>
      <text:p text:style-name="P829"><text:span text:style-name="T135">К</text:span><text:span text:style-name="T110">опыто хлопается в лоб аликорницы с гулким звуком.</text:span></text:p>
      <text:p text:style-name="P829"><text:span text:style-name="T110">-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136">мой друг</text:span><text:span text:style-name="T110">. </text:span><text:span text:style-name="T136">Что тебе нужно для старта?</text:span></text:p>
      <text:p text:style-name="P70"><text:span text:style-name="T136">- Д</text:span><text:span text:style-name="T533">ля начала </text:span><text:span text:style-name="T137">мне нужно знать состояние дел. </text:span><text:span text:style-name="T532">Каков профицит бюджета</text:span><text:span text:style-name="T137">? </text:span><text:span text:style-name="T532">Какая инфляция</text:span><text:span text:style-name="T137">? </text:span><text:span text:style-name="T532">Какова закредитованность бизнеса</text:span><text:span text:style-name="T137">?</text:span></text:p>
      <text:p text:style-name="P70"><text:span text:style-name="T137">- </text:span><text:span text:style-name="T1210">Профицит</text:span><text:span text:style-name="T1200">? </text:span><text:span text:style-name="T1210">Инфляция</text:span><text:span text:style-name="T1200">? </text:span><text:span text:style-name="T1210">Закредитованность</text:span><text:span text:style-name="T1200">?</text:span></text:p>
      <text:p text:style-name="P830"><text:span text:style-name="T137">Н</text:span><text:span text:style-name="T110">а морде аликорницы написано неподдельное изумление. Теперь пришёл мой черёд хлопать ладонью в фейс.</text:span></text:p>
      <text:p text:style-name="P71"><text:span text:style-name="T138">- Ты хочешь сказать, что не знакома с основами </text:span><text:span text:style-name="T534">экономики</text:span><text:span text:style-name="T138">?</text:span></text:p>
      <text:p text:style-name="P830"><text:span text:style-name="T110">- </text:span><text:span text:style-name="T139">Хуман, ты говоришь непонятные слова, - жалуется Селестия. - </text:span><text:span text:style-name="T140">Мне кажется, мы говорим на разных языках.</text:span></text:p>
      <text:p text:style-name="P71"><text:span text:style-name="T140">- </text:span><text:span text:style-name="T143">Но хоть налоги ты собираешь?</text:span></text:p>
      <text:p text:style-name="P446">Ответом мне становится недоумённый взгляд.</text:p>
      <text:p text:style-name="P72"><text:span text:style-name="T143">- </text:span><text:span text:style-name="T144">Ну, откуда ты берёшь финансы? Деньги на содержание?</text:span><text:span text:style-name="T143"> </text:span><text:span text:style-name="T144">Проще говоря, на что ты живёшь? Чем оплачиваешь обеды и ужины? За какие деньги построила этот дом для приёмов? </text:span><text:span text:style-name="T146">Чем собираешься платить зарплату служащим? </text:span><text:span text:style-name="T535">Чем выдавать кредиты бизнесу?</text:span></text:p>
      <text:p text:style-name="P447">Селестия смотрит на меня как на марсианина.</text:p>
      <text:p text:style-name="P73"><text:span text:style-name="T144">- </text:span><text:span text:style-name="T145">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146">огромное </text:span><text:span text:style-name="T145">спасибо. Дом этот построили мы с Луной после приёмов за два месяца. </text:span><text:span text:style-name="T147">И что такое </text:span><text:span text:style-name="T535">кредиты</text:span><text:span text:style-name="T147">?</text:span></text:p>
      <text:p text:style-name="P831"><text:span text:style-name="T140">Я </text:span><text:span text:style-name="T110">осматриваю убранство приёмной аликорницы и мне всё становится ясно.</text:span></text:p>
      <text:p text:style-name="P68"><text:span text:style-name="T125">- </text:span><text:span text:style-name="T146">Вот почему в нём так много щелей и косые стены. </text:span><text:span text:style-name="T141">Понятно. Тогда позволь мне рассказать всё, что я знаю </text:span><text:span text:style-name="T142">про </text:span><text:span text:style-name="T536">экономику </text:span><text:span text:style-name="T142">государств</text:span><text:span text:style-name="T536">а</text:span><text:span text:style-name="T142">. Тебе пригодится. </text:span><text:span text:style-name="T147">Ведь даже помощников-единорогов надо на что-то содержать. Вряд ли они будут работать забесплатно — на это только ты горазда. </text:span><text:span text:style-name="T148">А без помощников ты скоро </text:span><text:span text:style-name="T149">будешь работать и ночью.</text:span></text:p>
      <text:p text:style-name="P448">Уши аликорницы поникли и она грустно улыбнулась.</text:p>
      <text:p text:style-name="P74"><text:span text:style-name="T149">- Как это ни печально осознавать, ты прав. Я стараюсь быть полезной пони и мне приносит счастье делать их жизнь чуточку легче. </text:span><text:span text:style-name="T179">Но г</text:span><text:span text:style-name="T149">од назад мне казалось, </text:span><text:span text:style-name="T150">стоит напрячься посильнее и проблемы иссякнут. </text:span><text:span text:style-name="T179">А</text:span><text:span text:style-name="T150"> </text:span><text:span text:style-name="T151">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79">И, ты прав, часто мне приходится работать и ночью.</text:span></text:p>
      <text:p text:style-name="P832"><text:span text:style-name="T151">Я </text:span><text:span text:style-name="T110">сочувственно киваю головой.</text:span></text:p>
      <text:p text:style-name="P75"><text:span text:style-name="T15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pan><text:soft-page-break/><text:span text:style-name="T153">всех принимать. Единственное решение этому — делегирование полномочий. </text:span><text:span text:style-name="T152">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54">В отличие от тебя, они не </text:span><text:span text:style-name="T201">смогут</text:span><text:span text:style-name="T154"> работать на голом энтузиазме.</text:span><text:span text:style-name="T152"> А налоги ты не сможешь собирать без служащих. </text:span><text:span text:style-name="T154">Кроме того, тебе придётся обзавестись полицией для поддержания порядка. А в дальнейшей перспективе и армией.</text:span><text:span text:style-name="T152"> Так это работает.</text:span></text:p>
      <text:p text:style-name="P449">- Слишком запутанно, - бормочет аликорница. - Я не справлюсь.</text:p>
      <text:p text:style-name="P75"><text:span text:style-name="T152">-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54">есть</text:span><text:span text:style-name="T152"> и просто отказывать всем пони, которых уже не в силах принять.</text:span></text:p>
      <text:p text:style-name="P449">- Нет-нет, что ты! Нельзя оставлять <text:span text:style-name="T1307">пони</text:span> наедине с их бедами! Я выучу основы государства <text:span text:style-name="T1396">и экономики</text:span>, если это поможет мне лучше помогать пони! Не уходи!</text:p>
      <text:p text:style-name="P450">Я сажусь рядом с Селестией и потираю пальцем подбородок.</text:p>
      <text:p text:style-name="P450">- <text:span text:style-name="T1295">Отлично. </text:span>Итак, запоминай…</text:p>
      <text:p text:style-name="P449">…</text:p>
      <text:p text:style-name="P449"/>
      <text:p text:style-name="P366"><text:span text:style-name="T180">~~~</text:span><text:span text:style-name="T152">Д</text:span><text:span text:style-name="T110">есять лет </text:span><text:span text:style-name="T626">от основания Эквестрии</text:span><text:span text:style-name="T180">~~~</text:span></text:p>
      <text:p text:style-name="P551"/>
      <text:p text:style-name="P159"><text:span text:style-name="T485">- </text:span><text:span text:style-name="T155">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833"><text:span text:style-name="T110">Бригадир </text:span><text:span text:style-name="T156">из племени Камнезадов </text:span><text:span text:style-name="T110">чешет потную шею и сплёвывает.</text:span></text:p>
      <text:p text:style-name="P833"><text:span text:style-name="T110">Я не отрываюсь от чертежей. </text:span><text:span text:style-name="T156">Стоит ли говорить ему, что бригадир от Твердолобов точно так же жалуется на строителей из Камнезадов?</text:span><text:span text:style-name="T110">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76"><text:span text:style-name="T155">- </text:span><text:span text:style-name="T157">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451">Шея Фенса краснеет. Видно, что он еле сдерживается.</text:p>
      <text:p text:style-name="P79"><text:span text:style-name="T157">- Да этот щенок Брикс мне в сынки годится! Я с моими ребятами </text:span><text:span text:style-name="T158">обойдём </text:span><text:span text:style-name="T157">его </text:span><text:span text:style-name="T158">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834"><text:span text:style-name="T110">Бухтение обиженного бригадира наконец сти</text:span><text:span text:style-name="T160">хает</text:span><text:span text:style-name="T110"> </text:span><text:span text:style-name="T159">на улице</text:span><text:span text:style-name="T110">. </text:span><text:span text:style-name="T159">Я в</text:span><text:span text:style-name="T160">озвращаюсь</text:span><text:span text:style-name="T159"> к чертежам.</text:span></text:p>
      <text:p text:style-name="P77"><text:span text:style-name="T159">П</text:span><text:span text:style-name="T160">ервоначальный вариант замка выглядел слишком мрачно из-за большой любви Луны к ночной стилистике. </text:span><text:span text:style-name="T163">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60">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61">На этой почве у нас даже возник конфликт с Луной и Селестии пришлось защищать меня от увольнения с должности первого советника </text:span><text:span text:style-name="T162">д</text:span><text:span text:style-name="T161">иархии. </text:span><text:span text:style-name="T163">Так или иначе, мне удалось </text:span><text:soft-page-break/><text:span text:style-name="T163">отстоять легкость </text:span><text:span text:style-name="T164">архитектуры</text:span><text:span text:style-name="T163"> замка, отдав на откуп Луне башн</text:span><text:span text:style-name="T164">ю для личных покоев у</text:span><text:span text:style-name="T163"> задней стены и множество скрытых «сюрпризов» внутри замка.</text:span></text:p>
      <text:p text:style-name="P78"><text:span text:style-name="T16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64">одушие</text:span><text:span text:style-name="T163">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64">сегодня</text:span><text:span text:style-name="T163"> в нём был первый приём делегации </text:span><text:span text:style-name="T164">неприсоединившихся пегасов</text:span><text:span text:style-name="T163">. </text:span><text:span text:style-name="T486">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span></text:p>
      <text:p text:style-name="P552">Чертежи летят в стол. Я закрываю ящик на ключ и выхожу из строительной каптёрки.</text:p>
      <text:p text:style-name="P869"><text:span text:style-name="T486">В</text:span><text:span text:style-name="T110">сё, хватит с меня этого дерьма на сегодня!</text:span></text:p>
      <text:p text:style-name="P452"/>
      <text:p text:style-name="P160"><text:span text:style-name="T487">Дом встречает привычным уютом гостинной с тростниковыми циновками и незастеленной с утра постелью. </text:span><text:span text:style-name="T488">Я </text:span><text:span text:style-name="T489">закрываю распахнутое настежь</text:span><text:span text:style-name="T488"> окно </text:span><text:span text:style-name="T489">в сад </text:span><text:span text:style-name="T488">и иду к бару. Надо бы </text:span><text:span text:style-name="T490">хлопнуть</text:span><text:span text:style-name="T488"> </text:span><text:span text:style-name="T489">вишнёвой наливки</text:span><text:span text:style-name="T488">, общение с бригадирами сильно подрывает душевное спокойствие.</text:span></text:p>
      <text:p text:style-name="P161"><text:span text:style-name="T492">У</text:span><text:span text:style-name="T489">спеваю выпить рюмку на залитом вечерними лучами балконе, когда </text:span><text:span text:style-name="T492">крылья</text:span><text:span text:style-name="T490"> закрывают мне глаза, а талию </text:span><text:span text:style-name="T492">и плечи </text:span><text:span text:style-name="T490">крепко обхватывают пружинистые ноги.</text:span></text:p>
      <text:p text:style-name="P553">- Угадай с третьего раза, кто? - слышу над ухом знакомый голос.</text:p>
      <text:p text:style-name="P162"><text:span text:style-name="T490">Я наощуп</text:span><text:span text:style-name="T492">ь</text:span><text:span text:style-name="T490"> ставлю бокал на столик и отрываю </text:span><text:span text:style-name="T492">крылья</text:span><text:span text:style-name="T490"> от глаз.</text:span></text:p>
      <text:p text:style-name="P870"><text:span text:style-name="T110">- Я и с первого раза отлично угадаю, </text:span><text:span text:style-name="T491">Джет. </text:span><text:span text:style-name="T492">Твои крылья ни с чем не спутаешь.</text:span></text:p>
      <text:p text:style-name="P870"><text:span text:style-name="T492">- Это точно, - хихикает Джет и тащит меня к постели, неистово молотя крыльями. </text:span><text:span text:style-name="T493">Я по пути привычно успеваю сбросить одежду…</text:span></text:p>
      <text:p text:style-name="P556">…</text:p>
      <text:p text:style-name="P162"><text:span text:style-name="T493">- </text:span><text:span text:style-name="T494">Ты офигенски крут… Мне будет тебя недоставать… - потягивается пегаска через полчаса. </text:span><text:span text:style-name="T495">Её нога лежит у меня на животе, а крыло укрывает бархатной периной.</text:span></text:p>
      <text:p text:style-name="P557">- Недоставать? - недоумеваю я.</text:p>
      <text:p text:style-name="P165"><text:span text:style-name="T495">- Я прилетела попрощаться, </text:span><text:span text:style-name="T496">Хуман</text:span><text:span text:style-name="T495">. Я, вроде как, нашла себе жеребца. </text:span><text:span text:style-name="T506">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pan><text:span text:style-name="T495"><text:s/></text:span><text:span text:style-name="T506">И о</text:span><text:span text:style-name="T495">н хочет создать со мной табун. Его не парят мои разные крылья.</text:span></text:p>
      <text:p text:style-name="P162"><text:span text:style-name="T495">- </text:span><text:span text:style-name="T497">Но… Как же…</text:span></text:p>
      <text:p text:style-name="P166"><text:span text:style-name="T497">- Извини, <text:s/>- мягко останавливает Джет. - Мы же друзья, Хуман. </text:span><text:span text:style-name="T508">За эт и годы я</text:span><text:span text:style-name="T497"> много думала о нас. </text:span><text:span text:style-name="T498">Мы могли бы… могли бы создать табун, но с тобой у меня не будет жеребят. Мы ведь много раз пытались, когда я была в охоте, и всё без толку. </text:span><text:span text:style-name="T507">Я даже ходила к Платине за советом. Ну, знаешь, она головастая и много чего знает. И она сказала, что наши </text:span><text:span text:style-name="T508">гаметы несовместимы. </text:span><text:span text:style-name="T519">Знаешь, э</text:span><text:span text:style-name="T508">то такие маленькие-маленькие </text:span><text:span text:style-name="T509">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text:span><text:soft-page-break/><text:span text:style-name="T509">исследовала мои и твои гаметы и пришла к выводу, что они несовместимы. </text:span><text:span text:style-name="T519">У нас не может быть жеребят.</text:span></text:p>
      <text:p text:style-name="P558">- Постой, как Платина могла исследовать мои гаметы? Я не сдавал их ей для исследований.</text:p>
      <text:p text:style-name="P558">- Ты такой глупый, Хуман, - невинно хлопает глазами Джет. - Их сдавала я. Я ведь хотела основать с тобой табун и пыталась решить проблему.</text:p>
      <text:p text:style-name="P558">- Ты хотела… и пыталась?</text:p>
      <text:p text:style-name="P166"><text:span text:style-name="T509">- Ага, - кивает головой пегаска. - Платина говорит, большинство разумных видов </text:span><text:span text:style-name="T510">Эквуса соместимы </text:span><text:span text:style-name="T519">друг с другом </text:span><text:span text:style-name="T510">на уровне гамет. Вот почему у нас так много гибридов: мантикор, минотавров, грифонов, пегасов. </text:span><text:span text:style-name="T519">Магия делает их совместимыми.</text:span><text:span text:style-name="T510"> То, что наши гаметы </text:span><text:span text:style-name="T519">не подходят друг дружке</text:span><text:span text:style-name="T510">, совершенно удивительно. Как и то, что ты — единственный в своём роде. <text:s/></text:span><text:span text:style-name="T514">Платина говорит, что в этом ты похож на аликорнов. </text:span><text:span text:style-name="T510">И она не смогла найти способ </text:span><text:span text:style-name="T511">подружить </text:span><text:span text:style-name="T510">наши гаметы.</text:span></text:p>
      <text:p text:style-name="P871"><text:span text:style-name="T510">Д</text:span><text:span text:style-name="T110">жет вздыхает.</text:span></text:p>
      <text:p text:style-name="P166"><text:span text:style-name="T509">- </text:span><text:span text:style-name="T498">Табун не будет прочным, если кто-то в нём будет несчастен, </text:span><text:span text:style-name="T510">Хуман</text:span><text:span text:style-name="T498">. </text:span><text:span text:style-name="T511">А я… Мне нужны жеребята. </text:span><text:span text:style-name="T514">И я не могу больше ждать.</text:span></text:p>
      <text:p text:style-name="P452">- <text:span text:style-name="T1390">Да, конечно, без проблем, - с улыбкой отвечаю я, хотя всё во мне медленно леденеет.</text:span></text:p>
      <text:p text:style-name="P554">Всё правильно, всё именно так, как она говорит. Мы <text:span text:style-name="T1391">уже десять лет </text:span>друзья и у нас нет потомства, хотя мы никогда не предохранялись. Почему же мне так холодно?</text:p>
      <text:p text:style-name="P554"/>
      <text:p text:style-name="P164"><text:span text:style-name="T505">- </text:span><text:span text:style-name="T504">Надеюсь, ты будешь иногда заглядывать на огонёк? Просто посидеть на балконе по-дружески, за кружкой пива?</text:span></text:p>
      <text:p text:style-name="P872"><text:span text:style-name="T504">Н</text:span><text:span text:style-name="T110">ет, я сразу понимаю, что несу вздор. Мне будет больно смотреть на неё и понимать, что она не моя. </text:span><text:span text:style-name="T515">Что мы больше не вместе.</text:span><text:span text:style-name="T110"> </text:span><text:span text:style-name="T513">А если она прилетит с ним? </text:span><text:span text:style-name="T512">Я буду улыбаться им двоим и поддерживать вежливый ничего не значащий разговор </text:span><text:span text:style-name="T515">и фальшиво смеяться на их шутки</text:span><text:span text:style-name="T512">. Но внутри меня будет ад.</text:span><text:span text:style-name="T110"> Да, мы дружили, это верно… Но всё равно я знал, что она была моя. И теперь мне будет больно.</text:span></text:p>
      <text:p text:style-name="P559"/>
      <text:p text:style-name="P559">Похоже, это понимает и Джет.</text:p>
      <text:p text:style-name="P554"/>
      <text:p text:style-name="P163"><text:span text:style-name="T499">Пегаска </text:span><text:span text:style-name="T504">молча </text:span><text:span text:style-name="T499">потягивается, целует меня и встаёт с постели. </text:span><text:span text:style-name="T500">Короткая пробежка на балкон, прыжок через перила и Джет распахивает крылья. </text:span><text:span text:style-name="T501">Я вижу заходящее солнце сквозь её радужный хвост. Вскоре слёзы мешают </text:span><text:span text:style-name="T503">мне </text:span><text:span text:style-name="T501">смотреть.</text:span></text:p>
      <text:p text:style-name="P163"><text:span text:style-name="T503">Х</text:span><text:span text:style-name="T502">олодно.</text:span></text:p>
      <text:p text:style-name="P452"/>
      <text:p text:style-name="P452">…</text:p>
      <text:p text:style-name="P555"/>
      <text:p text:style-name="P167"><text:span text:style-name="T515">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text:span><text:span text:style-name="T517">ка</text:span><text:span text:style-name="T515">. Пара камней, брошенных с особой злостью, </text:span><text:span text:style-name="T516">достигают</text:span><text:span text:style-name="T515"> противоположного берега.</text:span></text:p>
      <text:p text:style-name="P555"/>
      <text:p text:style-name="P80"><text:soft-page-break/><text:span text:style-name="T163">- </text:span><text:span text:style-name="T164">Хуман, вот ты где! Я ищу тебя с полудня!</text:span></text:p>
      <text:p text:style-name="P80"><text:span text:style-name="T518">Белая фигура</text:span><text:span text:style-name="T165"> </text:span><text:span text:style-name="T515">планирует на берег озера</text:span><text:span text:style-name="T165">.</text:span></text:p>
      <text:p text:style-name="P80"><text:span text:style-name="T165">- </text:span><text:span text:style-name="T166">Хуман, мне надо поговорить с тобой!</text:span></text:p>
      <text:p text:style-name="P453"/>
      <text:p text:style-name="P873"><text:span text:style-name="T166">Я </text:span><text:span text:style-name="T110">бр</text:span><text:span text:style-name="T520">о</text:span><text:span text:style-name="T110">с</text:span><text:span text:style-name="T520">а</text:span><text:span text:style-name="T110">ю камн</text:span><text:span text:style-name="T520">и в озеро, один за другим</text:span><text:span text:style-name="T110">.</text:span></text:p>
      <text:p text:style-name="P874"><text:span text:style-name="T110">- </text:span><text:span text:style-name="T517">Привет, Сел. </text:span><text:span text:style-name="T110">Как прошёл первый приём в новом за</text:span><text:span text:style-name="T517">л</text:span><text:span text:style-name="T110">е?</text:span></text:p>
      <text:p text:style-name="P45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text:span text:style-name="T1392">семь</text:span> лет они будут готовы к политическому союзу <text:span text:style-name="T1331">с Эквестрией</text:span>.</text:p>
      <text:p text:style-name="P80"><text:span text:style-name="T166">-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67">Но, как видишь, авторитет власти подкрепляется в том числе и резиденцией монарха. А авторитет может многое…</text:span></text:p>
      <text:p text:style-name="P168"><text:span text:style-name="T164">- </text:span><text:span text:style-name="T167">Да, да, ты был прав, </text:span><text:span text:style-name="T181">мой друг</text:span><text:span text:style-name="T167">… Но Хуман, я сейчас не об этом… </text:span><text:span text:style-name="T518">Мне нужна твоя помощь.</text:span></text:p>
      <text:p text:style-name="P169"><text:span text:style-name="T518">- Вот уже десять лет, как я помогаю тебе Сел. Почему </text:span><text:span text:style-name="T523">же </text:span><text:span text:style-name="T518">сейчас тебе нужна особая просьба ко мне? Я стал слишком заносчив? </text:span><text:span text:style-name="T519">Или ты планируешь от меня жеребят и хочешь, чтобы я сдал свои гаметы Платине на предмет совместимости с твоими?</text:span></text:p>
      <text:p text:style-name="P875"><text:span text:style-name="T167">С </text:span><text:span text:style-name="T110">этими словами я швыряю в пруд каменный блин. Нас окатывает туча брызг.</text:span></text:p>
      <text:p text:style-name="P560">Селестия молча переминается с ноги на ногу. Её медленно заливает краска.</text:p>
      <text:p text:style-name="P170"><text:span text:style-name="T519">- </text:span><text:span text:style-name="T520">Что касается гамет, то аликорны не совместимы ни с кем, - тихо говорит она. - Увы, проверено.</text:span></text:p>
      <text:p text:style-name="P170"><text:span text:style-name="T520">- Извини, Сел, - наконец, поворачиваюсь к ней лицом. - Препаршивое настроение. </text:span><text:span text:style-name="T522">Я не должен был набрасываться на тебя. </text:span><text:span text:style-name="T520">От меня ушла Джет.</text:span></text:p>
      <text:p text:style-name="P168"><text:span text:style-name="T167">- </text:span><text:span text:style-name="T520">О-о-о, понимаю, - кивает аликорница. - Моё сочувствие. Я приду к тебе позже.</text:span></text:p>
      <text:p text:style-name="P168"><text:span text:style-name="T520">- </text:span><text:span text:style-name="T521">Не надо позже. Что у тебя?</text:span></text:p>
      <text:p text:style-name="P876"><text:span text:style-name="T521">- </text:span><text:span text:style-name="T523">Ты будешь смеяться горьким смехом, но я в похожем положении. Только от тебя ушла твоя особенная пон</text:span><text:span text:style-name="T524">и</text:span><text:span text:style-name="T523">, а от меня уходит сестра.</text:span></text:p>
      <text:p text:style-name="P561"/>
      <text:p text:style-name="P877"><text:span text:style-name="T521">А</text:span><text:span text:style-name="T110">ликорница с убитым видом садится на берег рядом со мной и продолжает.</text:span></text:p>
      <text:p text:style-name="P456"/>
      <text:p text:style-name="P171"><text:span text:style-name="T167">- </text:span><text:span text:style-name="T168">Луна </text:span><text:span text:style-name="T525">давно </text:span><text:span text:style-name="T168">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span></text:p>
      <text:p text:style-name="P78"><text:span text:style-name="T168">- </text:span><text:span text:style-name="T169">О чём ты говоришь? Я видел вас </text:span><text:span text:style-name="T170">мельком </text:span><text:span text:style-name="T169">на приёме сегодня — вы отлично смотрелись вместе и говорили и действовали в унисон.</text:span></text:p>
      <text:p text:style-name="P454">- О, да, на публике мы <text:span text:style-name="T1296">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span text:style-name="T1394"> Я не рассказывала тебе этого раньше, Хуман… </text:span><text:span text:style-name="T1292">Мне кажется, пони не любят сестру… И её это очень ранит.</text:span></text:p>
      <text:p text:style-name="P457"><text:soft-page-break/></text:p>
      <text:p text:style-name="P457">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457"/>
      <text:p text:style-name="P457">-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457">Селестия удивлённо смотрит на меня.</text:p>
      <text:p text:style-name="P81"><text:span text:style-name="T17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72">выходит вечером. Увы, это её и подводит. Все считают, что она приносит на Эквус ночь.</text:span></text:p>
      <text:p text:style-name="P458">- Даже если и так, что в этом плохого? Ночь — чудесное время суток!</text:p>
      <text:p text:style-name="P458"/>
      <text:p text:style-name="P459">Аликорница вымученно улыбается.</text:p>
      <text:p text:style-name="P82"><text:span text:style-name="T172">- Хоть кому-то она нравится. Нет, Хуман, ты далёк от психологии пони. Пони не любят ночь. Ночь темна и полна опасностей. </text:span><text:span text:style-name="T173">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74">И она считает, что я специально настраиваю пони, чтобы они любили только меня. Я чувствую это в её взгляде, в её жестах и речи.</text:span></text:p>
      <text:p text:style-name="P461"/>
      <text:p text:style-name="P83"><text:span text:style-name="T173">Аликорница в</text:span><text:span text:style-name="T537">здыхает</text:span><text:span text:style-name="T173">.</text:span></text:p>
      <text:p text:style-name="P83"><text:span text:style-name="T173">- </text:span><text:span text:style-name="T525">Сегодняшний приём стал знаковым для меня. Так подчёркнуто Лулу меня ещё не игнорировала. Это невозможно больше скрывать и это невозможно </text:span><text:span text:style-name="T528">дольше</text:span><text:span text:style-name="T525"> затягивать. </text:span><text:span text:style-name="T173">Потому у меня есть к тебе просьба. Ты с самых истоков </text:span><text:span text:style-name="T529">Эквестрии</text:span><text:span text:style-name="T173"> стоишь рядом со мной, помощь твоя неоценима. Если бы ты смог примирить меня с сестрой… </text:span><text:span text:style-name="T526">Меня она слушать не станет. Но т</text:span><text:span text:style-name="T173">ы сможешь поговорить с ней, она не сторонится тебя. По-крайней мере, не больше, чем других. </text:span><text:span text:style-name="T174">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460">Я тяжко вздыхаю. Разруливать семейные дрязги — задание как раз для тебя, Хуман! <text:span text:style-name="T1393">Особенно если учесть, что свою семью ты сохранить не сумел.</text:span></text:p>
      <text:p text:style-name="P460">- Сел, ты знаешь, как я к тебе отношусь. В<text:span text:style-name="T1297">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460"/>
      <text:p text:style-name="P460">Аликорница радостно пытается обнять меня, но я вытягиваю ладонь и останавливаю её.</text:p>
      <text:p text:style-name="P460">- Пожалуйста, без этих нежностей! Ты начинаешь напоминать принцессу Платину в состоянии магически стимулированной охоты. Не надо.</text:p>
      <text:p text:style-name="P460"><text:soft-page-break/>Селестия заводит глаза в потолок и вздыхает.</text:p>
      <text:p text:style-name="P460">-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460"/>
      <text:p text:style-name="P378"><text:span text:style-name="T1285">Как бы не так. Не говорить же ей, что меня самого подмывает обнять её? </text:span><text:span text:style-name="T1287">В этом есть нечто ненормальное, и я подспудно сопротивляюсь этому влечению из упрямства.</text:span><text:span text:style-name="T1285"> Все эти десять лет я сдерживаю себя. </text:span><text:span text:style-name="T1287">И случайности помогают мне в этом. </text:span><text:span text:style-name="T1286">Сначала </text:span><text:span text:style-name="T1287">я </text:span><text:span text:style-name="T1286">сдерживал</text:span><text:span text:style-name="T1287">ся</text:span><text:span text:style-name="T1286">,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span></text:p>
      <text:p text:style-name="P455"/>
      <text:p text:style-name="P78"><text:span text:style-name="T167">- </text:span><text:span text:style-name="T175">Не обращай внимания. Я уже давно забыл о Платине. Просто считай это моими маленькими заморочками. Я поговорю с Луной.</text:span></text:p>
      <text:p text:style-name="P78"><text:span text:style-name="T167">- </text:span><text:span text:style-name="T176">Ты настоящий друг, мой маленький человек</text:span><text:span text:style-name="T175">! И, да, у меня </text:span><text:span text:style-name="T176">к тебе </text:span><text:span text:style-name="T175">есть вторая просьба.</text:span></text:p>
      <text:p text:style-name="P78"><text:span text:style-name="T167">- </text:span><text:span text:style-name="T178">Только не говори, что у тебя есть ещё один разговор с </text:span><text:span text:style-name="T527">твоей сестрой</text:span><text:span text:style-name="T178">!</text:span></text:p>
      <text:p text:style-name="P78"><text:span text:style-name="T167">- </text:span><text:span text:style-name="T178">О, нет, не беспокойся. </text:span><text:span text:style-name="T176">Помоги мне с названием замка. Он обещает быть грандиозным! Пегасы были ошеломлены залом приёмов. </text:span><text:span text:style-name="T177">Э</text:span><text:span text:style-name="T176">то при том, что их не удивишь величественной архитектурой: </text:span><text:span text:style-name="T177">их новая столица, Клаудсдейл, п</text:span><text:span text:style-name="T182">о</text:span><text:span text:style-name="T177">лн</text:span><text:span text:style-name="T182">а</text:span><text:span text:style-name="T177"> архитектурных шедевров. </text:span><text:span text:style-name="T178">До конца следующего месяца он должен быть закончен, но я уже неделю не могу придумать ему название.</text:span></text:p>
      <text:p text:style-name="P835"><text:span text:style-name="T178">- </text:span><text:span text:style-name="T110">Нашла проблему! Назови его «Диснейленд».</text:span></text:p>
      <text:p text:style-name="P462">- Красивое название! А что оно означает?</text:p>
      <text:p text:style-name="P462">- Не помню, - я пожимаю плечами, - мне просто первым пришло в голову это слово.</text:p>
      <text:p text:style-name="P462">Селестия задумывается и кивает.</text:p>
      <text:p text:style-name="P462">- Хм-м. Диснейленд. Да будет так.</text:p>
      <text:p text:style-name="P462">- Стоп, я передумал!</text:p>
      <text:p text:style-name="P462">Аликорница удивлённо смотрит на меня.</text:p>
      <text:p text:style-name="P462">- В чём дело, Хуман?</text:p>
      <text:p text:style-name="P455">- <text:span text:style-name="T1293">Можно немного помочь мне с первым заданием, если назвать его </text:span><text:span text:style-name="T1294">«Замок Двух Сестёр». </text:span><text:span text:style-name="T1293">Тогда твоя сестра поймёт, что ты думаешь о ней.</text:span></text:p>
      <text:p text:style-name="P462">Лик Селестии озаряется, она кивает с улыбкой.</text:p>
      <text:p text:style-name="P462">- Разумеется! Ты гений! Как я сама не подумала! Луна увидит, что я по-прежнему люблю её, а ты подтвердишь это в разговоре. Я верну свою сестру!</text:p>
      <text:p text:style-name="P463"/>
      <text:p text:style-name="P463">Ха! Если бы всё было так просто!</text:p>
      <text:p text:style-name="P463"/>
      <text:p text:style-name="P463">…</text:p>
      <text:p text:style-name="P463"/>
      <text:p text:style-name="P90"><text:soft-page-break/><text:span text:style-name="T194">Путь к башне Луны долог и извилист. </text:span><text:span text:style-name="T195">Мрачная мизантропка настояла на постройке мини-крепости у задней стены основного замка. </text:span><text:span text:style-name="T237">Заброшенная</text:span><text:span text:style-name="T199"> часть парка,</text:span><text:span text:style-name="T195"> </text:span><text:span text:style-name="T199">м</text:span><text:span text:style-name="T197">ногометровые стены и даже </text:span><text:span text:style-name="T198">небольшой ров</text:span><text:span text:style-name="T197"> с водой отделя</text:span><text:span text:style-name="T199">ют</text:span><text:span text:style-name="T197"> массивное строение от остальной части замка.</text:span><text:span text:style-name="T195"> </text:span><text:span text:style-name="T196">Только так я смог выбить её согласие на возведение основной части </text:span><text:span text:style-name="T198">дворца</text:span><text:span text:style-name="T196"> в легковесном стиле </text:span><text:span text:style-name="T199">огромных застеклённых залов и </text:span><text:span text:style-name="T196">стрельчатых, стремящихся вверх шпилей, соединённых друг с другом ажурными мостиками.</text:span></text:p>
      <text:p text:style-name="P91"><text:span text:style-name="T196">И </text:span><text:span text:style-name="T198">всё же в тяжеловесных формах башни </text:span><text:span text:style-name="T200">есть</text:span><text:span text:style-name="T198">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99">ет</text:span><text:span text:style-name="T198"> вкус, что ни говори. Просто её вкус не совпада</text:span><text:span text:style-name="T199">ет</text:span><text:span text:style-name="T198"> с</text:span><text:span text:style-name="T199">о</text:span><text:span text:style-name="T198"> вкусом подавляющей части пони, включая её сестру. Да что там, включая и меня самого! </text:span><text:span text:style-name="T199">Романтика Трансильвании графа Дракулы хороша в фильмах про вампиров, но в реале смотрится черезчур угрюмо.</text:span></text:p>
      <text:p text:style-name="P840"><text:span text:style-name="T110">Эту незатейливую истину мне нужно попытаться вложить в точёную головку </text:span><text:span text:style-name="T200">ночной главы диархии</text:span><text:span text:style-name="T110">, исполняя просьбу Селестии. Я поёживаюсь, несмотря на тёплый вечер.</text:span></text:p>
      <text:p text:style-name="P464"/>
      <text:p text:style-name="P92"><text:span text:style-name="T200">Небольшой мостик перекинут через ров и решётка поднята — но у </text:span><text:span text:style-name="T201">входа</text:span><text:span text:style-name="T200"> дежурят два стражника в полном доспехе и при оружии. </text:span><text:span text:style-name="T202">Они окидывают меня внимательным взглядом и один из них кивает головой — </text:span><text:span text:style-name="T201">королевскому советнику есть доступ даже в уборную принцесс. Я прохожу под арку ворот.</text:span></text:p>
      <text:p text:style-name="P93"><text:span text:style-name="T201">В</text:span><text:span text:style-name="T204">етер развивает </text:span><text:span text:style-name="T203">тяжёлые бархатные гардины, задувая с распахнутых дверей балкона. Закреплённый на </text:span><text:span text:style-name="T207">столе</text:span><text:span text:style-name="T203"> свиток, </text:span><text:span text:style-name="T207">тоненькая струйка песка в пятнадцатиминутных песочных часах</text:span><text:span text:style-name="T203"> и </text:span><text:span text:style-name="T206">открытая банка чернил</text:span><text:span text:style-name="T203"> свидетельствуют — принцесса отлучилась ненадолго и скоро вернётся. </text:span></text:p>
      <text:p text:style-name="P93"><text:span text:style-name="T203">«…</text:span><text:span text:style-name="T205">О</text:span><text:span text:style-name="T206">сновы </text:span><text:span text:style-name="T205"><text:s/></text:span><text:span text:style-name="T538">военной тактики</text:span><text:span text:style-name="T206"> с практически</text:span><text:span text:style-name="T538">ми</text:span><text:span text:style-name="T206"> </text:span><text:span text:style-name="T538">примерами</text:span><text:span text:style-name="T206">…</text:span><text:span text:style-name="T203">»</text:span></text:p>
      <text:p text:style-name="P94"><text:span text:style-name="T203">О</text:span><text:span text:style-name="T206">го! </text:span><text:span text:style-name="T211">Никак н</text:span><text:span text:style-name="T206">очная </text:span><text:span text:style-name="T211">мегера</text:span><text:span text:style-name="T206"> сменила меч на перо? </text:span><text:span text:style-name="T208">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203">Я располагаюсь на пуфике и стены и жду.</text:span></text:p>
      <text:p text:style-name="P841"><text:span text:style-name="T203">П</text:span><text:span text:style-name="T110">есок в часах ещё не успе</text:span><text:span text:style-name="T209">вает</text:span><text:span text:style-name="T110"> полностью просыпаться из верхней колбы в нижнюю, когда большая тень за гардинами опус</text:span><text:span text:style-name="T209">кается</text:span><text:span text:style-name="T110"> на балкон.</text:span></text:p>
      <text:p text:style-name="P470"/>
      <text:p text:style-name="P203"><text:span text:style-name="T208">- </text:span><text:span text:style-name="T209">Хуман? Что привело тебя в </text:span><text:span text:style-name="T629">Н</text:span><text:span text:style-name="T628">аш</text:span><text:span text:style-name="T209"> скромный чертог?</text:span></text:p>
      <text:p text:style-name="P95"><text:span text:style-name="T209">П</text:span><text:span text:style-name="T210">ринцесса Луна </text:span><text:span text:style-name="T538">на</text:span><text:span text:style-name="T211">девает</text:span><text:span text:style-name="T210"> до смешного домашние тапочки с помпонами, </text:span><text:span text:style-name="T211">стоящие рядом с бронированными накопытниками</text:span><text:span text:style-name="T210">. </text:span><text:span text:style-name="T212">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95"><text:span text:style-name="T212">- Видишь ли… - заготовленные словесные конструкции </text:span><text:span text:style-name="T213">испаряются из памяти</text:span><text:span text:style-name="T212">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95"><text:span text:style-name="T212">- </text:span><text:span text:style-name="T213">Ты хочешь спросить, почему </text:span><text:span text:style-name="T629">Мы</text:span><text:span text:style-name="T213"> сторон</text:span><text:span text:style-name="T629">имся </text:span><text:span text:style-name="T213">своей сестры? - напрямик спрашивает Луна.</text:span></text:p>
      <text:p text:style-name="P474">- Да, - облегчённо выдыхаю я. Иногда прямота тёмной аликорницы приходится весьма кстати.</text:p>
      <text:p text:style-name="P842"><text:span text:style-name="T213">Л</text:span><text:span text:style-name="T110">уна оборачивается и долго смотрит на меня немигающим взглядом. Я выдерживаю этот взгляд, хотя кожа на шее покрывается пупырышками.</text:span></text:p>
      <text:p text:style-name="P842"><text:soft-page-break/><text:span text:style-name="T110">В конце-концов аликорница легонько кивает и опять поворачивается к стряпне. </text:span><text:span text:style-name="T219">Густой кофейный аромат дразнит ноздри.</text:span></text:p>
      <text:p text:style-name="P842"><text:span text:style-name="T110">- </text:span><text:span text:style-name="T630">Мы</text:span><text:span text:style-name="T214"> рад</text:span><text:span text:style-name="T630">ы</text:span><text:span text:style-name="T214">, что сестра послала с этим вопрос</text:span><text:span text:style-name="T215">о</text:span><text:span text:style-name="T214">м не кого-нибудь, а тебя, Хуман. </text:span><text:span text:style-name="T222">Давно было пора. </text:span><text:span text:style-name="T630">Мы</text:span><text:span text:style-name="T222"> заждал</text:span><text:span text:style-name="T630">и</text:span><text:span text:style-name="T222">сь, - </text:span><text:span text:style-name="T538">чеканит она.</text:span></text:p>
      <text:p text:style-name="P843"><text:span text:style-name="T214">М</text:span><text:span text:style-name="T110">ои уши багровеют, я хочу провалиться сквозь пол. Быстро же меня раскусили! Я же предупреждал Селестию, что не умею разговаривать!</text:span></text:p>
      <text:p text:style-name="P475">- Вот как? Я весь во внимании…</text:p>
      <text:p text:style-name="P96"><text:span text:style-name="T216">- Ты единственный, кроме сестры, с кем </text:span><text:span text:style-name="T630">Мы</text:span><text:span text:style-name="T216"> на «ты», а данная тема очень болезненна и интимна, чтобы рассказывать её кому-то, с кем у </text:span><text:span text:style-name="T630">т</text:span><text:span text:style-name="T216">ебя нет доверительных отношений. С сестрой же </text:span><text:span text:style-name="T630">Мы</text:span><text:span text:style-name="T216"> обсуждать эту проблему не мо</text:span><text:span text:style-name="T630">жем</text:span><text:span text:style-name="T216"> по причине щекотливости проблемы. Нужен посредник и ты — наиболее подходящее лицо. Передай сестре, что </text:span><text:span text:style-name="T630">Мы</text:span><text:span text:style-name="T216"> благодарна ей за выбор, - сер</text:span><text:span text:style-name="T217">ь</text:span><text:span text:style-name="T216">ёзно кивает Луна.</text:span></text:p>
      <text:p text:style-name="P475"/>
      <text:p text:style-name="P97"><text:span text:style-name="T216">А</text:span><text:span text:style-name="T218">ликорн</text:span><text:span text:style-name="T220">и</text:span><text:span text:style-name="T218">ца отходит от кухонного уголка, левитируя поднос с </text:span><text:span text:style-name="T219">тёплыми круассанами, кофейником </text:span><text:span text:style-name="T218"><text:s/>и двумя чашками кофе.</text:span></text:p>
      <text:p text:style-name="P97"><text:span text:style-name="T218">- </text:span><text:span text:style-name="T219">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844"><text:span text:style-name="T219">А</text:span><text:span text:style-name="T110">ликорница улыбается уголк</text:span><text:span text:style-name="T538">а</text:span><text:span text:style-name="T110">м</text:span><text:span text:style-name="T538">и</text:span><text:span text:style-name="T110"> губ и коротко кивает.</text:span></text:p>
      <text:p text:style-name="P98"><text:span text:style-name="T221">- </text:span><text:span text:style-name="T220">Тогда слушай.</text:span></text:p>
      <text:p text:style-name="P99"><text:span text:style-name="T220">В</text:span><text:span text:style-name="T222">сё сущее, вся вселенная, что ты видишь — больше, чем тебе кажется. Она больше, чем ты видишь, </text:span><text:span text:style-name="T228">больше, чем чувствуешь </text:span><text:span text:style-name="T222">и больше, чем даже можешь себе представить. </text:span><text:span text:style-name="T223">Если </text:span><text:span text:style-name="T228">представить взгляд со стороны</text:span><text:span text:style-name="T223">, он</text:span><text:span text:style-name="T227">а</text:span><text:span text:style-name="T223"> показалась бы тебе похожей на луковицу или кочан капусты. </text:span><text:span text:style-name="T224">Мир, который ты ощущаешь и в котором живешь — всего лишь один из бесконечных </text:span><text:span text:style-name="T225">слоёв</text:span><text:span text:style-name="T224"> всемирной луковицы, каждый из которых немного отличается от </text:span><text:span text:style-name="T225">слоёв-</text:span><text:span text:style-name="T226">соседей</text:span><text:span text:style-name="T225">.</text:span></text:p>
      <text:p text:style-name="P476"/>
      <text:p text:style-name="P845"><text:span text:style-name="T225">А</text:span><text:span text:style-name="T110">ликорница задумчиво откусывает круассан и продолжает.</text:span></text:p>
      <text:p text:style-name="P477">- К чему я это говорю тебе? Хуман, ты, наверное, не раз задумывался, откуда мы с сестрой <text:span text:style-name="T1397">родом</text:span>? Ведь таких как мы, в Эквусе больше нет <text:span text:style-name="T1397">нигде</text:span>.</text:p>
      <text:p text:style-name="P477">- <text:span text:style-name="T1308">Вообще-то, я</text:span> думал, вы — плод союза единорога и пегаса. Может, ещё и земнопони поучаствовал, <text:span text:style-name="T1308">уж слишком вы крепкие</text:span>, - со смешком говорю я. - <text:span text:style-name="T1397">Хотя, Платина, вот, тоже сказала, что вы уникальны.</text:span></text:p>
      <text:p text:style-name="P204"><text:span text:style-name="T228">-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230">н</text:span><text:span text:style-name="T228">о получится пегас, единорог или земнопони. Видишь ли, </text:span><text:span text:style-name="T229">в</text:span><text:span text:style-name="T74"> третьем поколении химер родительские признаки не микшируются. </text:span><text:span text:style-name="T70">При союзе пегаса </text:span><text:span text:style-name="T71">с единорогом или земнопони </text:span><text:span text:style-name="T70">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72">Раса аликорнов на Эквусе представлена только </text:span><text:span text:style-name="T73">Нами</text:span><text:span text:style-name="T72"> и сестрой. По понятным причинам, нами она и ограничится.</text:span></text:p>
      <text:p text:style-name="P478">- <text:span text:style-name="T1397">Да, я уже знаю, что ваши гаметы несовместимы с гаметами других эквестрийских видов, - важно киваю я. - Но т</text:span><text:span text:style-name="T1309">ы хочешь сказать, у вас нет самцов? А откуда тогда взялись вы?</text:span></text:p>
      <text:p text:style-name="P98"><text:soft-page-break/><text:span text:style-name="T220">- </text:span><text:span text:style-name="T231">У нас есть самцы. - Луна делает </text:span><text:span text:style-name="T232">нервный </text:span><text:span text:style-name="T231">глоток кофе и продолжает. - Там, откуда мы пришли, достаточно самцов. </text:span><text:span text:style-name="T538">Было</text:span><text:span text:style-name="T231">.</text:span></text:p>
      <text:p text:style-name="P100"><text:span text:style-name="T231">Аликорница </text:span><text:span text:style-name="T631">печально</text:span><text:span text:style-name="T231"> </text:span><text:span text:style-name="T631">вздыхает</text:span><text:span text:style-name="T231">. Видно, что эта тема неприятна для неё.</text:span></text:p>
      <text:p text:style-name="P100"><text:span text:style-name="T231">- </text:span><text:span text:style-name="T233">Возможно, </text:span><text:span text:style-name="T631">Нам</text:span><text:span text:style-name="T233"> следует не рассказать, а показать тебе суть дела. </text:span><text:span text:style-name="T631">Нам</text:span><text:span text:style-name="T233"> так будет легче излагать, а тебе — воспринимать. </text:span><text:span text:style-name="T631">Мы</text:span><text:span text:style-name="T632"> не слишком искусный расказчик, в отличие от сестры.</text:span></text:p>
      <text:p text:style-name="P479">- <text:span text:style-name="T1310">Каким образом? У тебя где-то спрятана видеосистема с пятиканальным звуком?</text:span></text:p>
      <text:p text:style-name="P100"><text:span text:style-name="T231">- </text:span><text:span text:style-name="T233">Ты часто используешь непонятные слова, Хуман. </text:span><text:span text:style-name="T631">Мы</text:span><text:span text:style-name="T233"> уж привыкл</text:span><text:span text:style-name="T631">и</text:span><text:span text:style-name="T233">. Неважно. Следуй за </text:span><text:span text:style-name="T631">Нами</text:span><text:span text:style-name="T233">.</text:span></text:p>
      <text:p text:style-name="P480"/>
      <text:p text:style-name="P846"><text:span text:style-name="T233">А</text:span><text:span text:style-name="T110">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98"><text:span text:style-name="T220">- </text:span><text:span text:style-name="T631">Мы</text:span><text:span text:style-name="T234"> зна</text:span><text:span text:style-name="T631">ем</text:span><text:span text:style-name="T234">, что </text:span><text:span text:style-name="T631">Нас</text:span><text:span text:style-name="T234"> считают грубой солдафоншей в противовес </text:span><text:span text:style-name="T631">Нашей</text:span><text:span text:style-name="T234"> сестре, что покровительствует </text:span><text:span text:style-name="T539">науке,</text:span><text:span text:style-name="T234"> культуре и искусству. Конечно, </text:span><text:span text:style-name="T631">Мы</text:span><text:span text:style-name="T234"> могл</text:span><text:span text:style-name="T631">и</text:span><text:span text:style-name="T234"> бы заявить на это, что армия и полиция не менее, а, может, и более важны для государства, чем театры, </text:span><text:span text:style-name="T235">школы</text:span><text:span text:style-name="T234"> или библиотеки, но в этом нет нужды: на самом деле в </text:span><text:span text:style-name="T631">Нашу</text:span><text:span text:style-name="T234"> специализацию </text:span><text:span text:style-name="T235">также </text:span><text:span text:style-name="T234">входит обширное, хоть и малоизвестное искусство снопроходчества. </text:span><text:span text:style-name="T678">Кстати, недоступное Нашей сестре.</text:span><text:span text:style-name="T234"> </text:span><text:span text:style-name="T631">Мы</text:span><text:span text:style-name="T235"> мо</text:span><text:span text:style-name="T631">жем</text:span><text:span text:style-name="T235"> посредством сновидений погружать в прошлое, переносить в иные миры или же передавать собственнные мысли и воспоминания. Одно из таких воспоминаний </text:span><text:span text:style-name="T631">Мы</text:span><text:span text:style-name="T235"> собира</text:span><text:span text:style-name="T631">емся</text:span><text:span text:style-name="T235"> открыть тебе сейчас</text:span><text:span text:style-name="T218">, </text:span><text:span text:style-name="T235">Хуман. Это достаточно интимная вещь, и </text:span><text:span text:style-name="T631">Мы</text:span><text:span text:style-name="T235"> рад</text:span><text:span text:style-name="T631">ы</text:span><text:span text:style-name="T235">, что сестра выбрала посредником име</text:span><text:span text:style-name="T236">н</text:span><text:span text:style-name="T235">но тебя.</text:span></text:p>
      <text:p text:style-name="P481"/>
      <text:p text:style-name="P482">Луна выходит на балкон. Я следую за ней.</text:p>
      <text:p text:style-name="P482">- <text:span text:style-name="T1311">Приглядись внимательно, Хуман. Что ты видишь? </text:span></text:p>
      <text:p text:style-name="P483">Аликорница обводит крылом заброшенный сад, окружающий башню с трёх сторон.</text:p>
      <text:p text:style-name="P101"><text:span text:style-name="T23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238">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847"><text:span text:style-name="T110">Тут меня пробирает озноб. Холодные мурашки мерзко шмыгают по спине, вызывая желание </text:span><text:span text:style-name="T239">поёжиться.</text:span></text:p>
      <text:p text:style-name="P102"><text:span text:style-name="T239">- Парк. Он слишком старый. Дворцу нет и </text:span><text:span text:style-name="T540">пяти</text:span><text:span text:style-name="T239"> лет, а парку на вид </text:span><text:span text:style-name="T240">все</text:span><text:span text:style-name="T239"> пятьдесят. Как такое может быть?</text:span><text:span text:style-name="T238"> </text:span><text:span text:style-name="T240">Когда я шёл сюда, он был на вид несколько запущенным, но не старым.</text:span></text:p>
      <text:p text:style-name="P102"><text:span text:style-name="T240">- Ты правильно подметил нестыковку, - кивает Луна. - Видишь ли, того, что ты наблюдаешь вн</text:span><text:span text:style-name="T241">и</text:span><text:span text:style-name="T240">зу, не существует. Ты видишь парк из </text:span><text:span text:style-name="T631">Нашего</text:span><text:span text:style-name="T240"> сновидения. </text:span><text:span text:style-name="T631">Наша</text:span><text:span text:style-name="T240"> башня, точнее, её верх, частично лежит в области </text:span><text:span text:style-name="T241">возможного, это мои ворота в иные миры и реальности. Именно поэтому </text:span><text:span text:style-name="T631">Мы</text:span><text:span text:style-name="T241"> настоял</text:span><text:span text:style-name="T631">и</text:span><text:span text:style-name="T241">, чтобы её построили на максимально возможном удалении от остального замка — чтобы не мешал шум чужих мыслей.</text:span></text:p>
      <text:p text:style-name="P485"/>
      <text:p text:style-name="P103"><text:span text:style-name="T241">Л</text:span><text:span text:style-name="T243">уна </text:span><text:span text:style-name="T246">внезапно </text:span><text:span text:style-name="T249">прилегает</text:span><text:span text:style-name="T242"> у моих ног</text:span><text:span text:style-name="T243">.</text:span></text:p>
      <text:p text:style-name="P103"><text:soft-page-break/><text:span text:style-name="T243">- Садись </text:span><text:span text:style-name="T631">Нам</text:span><text:span text:style-name="T243"> на спину, Хуман. Сновидение, которое </text:span><text:span text:style-name="T631">Мы</text:span><text:span text:style-name="T243"> хо</text:span><text:span text:style-name="T631">тим</text:span><text:span text:style-name="T243"> тебе показать, находится довольно далеко отсюда. Нам нужно двигаться быстро.</text:span></text:p>
      <text:p text:style-name="P848"><text:span text:style-name="T237">О</text:span><text:span text:style-name="T110">торопь от предложения тёмной аликорницы быстро забывается в свете следующих вскоре событий.</text:span></text:p>
      <text:p text:style-name="P848"><text:span text:style-name="T237">Н</text:span><text:span text:style-name="T110">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244">И вместо того, чтобы закричать, я поперхаюсь набранным в грудь воздухом.</text:span></text:p>
      <text:p text:style-name="P619"/>
      <text:p text:style-name="P223"><text:span text:style-name="T244">Как при ускоренной перемотке, лес через пару мгновений полёта сменяет бескрайняя равнина травы и холмов. </text:span><text:span text:style-name="T677">По равнине с мерным скрипом движется диковинная деревянная башня на громадных колёсах, отбрасывая две тени от </text:span><text:span text:style-name="T708">пары</text:span><text:span text:style-name="T677"> солнц. </text:span><text:span text:style-name="T707">Бородатые коренастые человечки </text:span><text:span text:style-name="T712">в рогатых шлемах </text:span><text:span text:style-name="T707">сидят на обзорной площадке сверху и разливают чай из закопченного чайника.</text:span><text:span text:style-name="T677"> </text:span><text:span text:style-name="T712">Один из них поднимает руку в приветствии и подмигивает нам.</text:span></text:p>
      <text:p text:style-name="P223"><text:span text:style-name="T707">Р</text:span><text:span text:style-name="T677">авнина сменяется </text:span><text:span text:style-name="T707">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text:span><text:span text:style-name="T244">. </text:span><text:span text:style-name="T707">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span></text:p>
      <text:p text:style-name="P223"><text:span text:style-name="T708">Дневной свет сменяется могильной тьмой. </text:span><text:span text:style-name="T709">Крохотный отряд из трёх человек медленно продвигается по <text:s/></text:span><text:span text:style-name="T713">раскачивающейся </text:span><text:span text:style-name="T709">дощатой тропе на стропах, закреплённых </text:span><text:span text:style-name="T711">в</text:span><text:span text:style-name="T709"> </text:span><text:span text:style-name="T710">базальтовом</text:span><text:span text:style-name="T709"> своде </text:span><text:span text:style-name="T710">гигантской </text:span><text:span text:style-name="T709">пещеры. Налобные фонарики выхватывают из тьмы <text:s/></text:span><text:span text:style-name="T710">массивных</text:span><text:span text:style-name="T709"> слизней, медленно передвигающихся по </text:span><text:span text:style-name="T710">камню</text:span><text:span text:style-name="T709">.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span></text:p>
      <text:p text:style-name="P233"><text:span text:style-name="T709">Т</text:span><text:span text:style-name="T729">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span></text:p>
      <text:p text:style-name="P620"/>
      <text:p text:style-name="P223"><text:span text:style-name="T244">Ландшафт</text:span><text:span text:style-name="T247">ы</text:span><text:span text:style-name="T244"> </text:span><text:span text:style-name="T245">сменя</text:span><text:span text:style-name="T247">ю</text:span><text:span text:style-name="T245">тся с огромной скоростью, весь полёт занимает от силы </text:span><text:span text:style-name="T250">полминуты</text:span><text:span text:style-name="T245">. Солнце при этом описывает на небосводе невероятные виражи, то ускоряясь, то замедляясь, то двигаясь в обратную сторону или вообще вбок. </text:span><text:span text:style-name="T246">Я всем телом чувствую, как поток времени проходит через меня полноводной рекой, </text:span><text:span text:style-name="T247">перегружая чувства</text:span><text:span text:style-name="T246">.</text:span></text:p>
      <text:p text:style-name="P486"/>
      <text:p text:style-name="P849"><text:span text:style-name="T245">К</text:span><text:span text:style-name="T110">онец полёта ошеломляет не меньше. </text:span></text:p>
      <text:p text:style-name="P849"><text:span text:style-name="T110">Пейзаж резко тормозит под нами. Останавлива</text:span><text:span text:style-name="T248">ю</text:span><text:span text:style-name="T110">тся </text:span><text:span text:style-name="T248">луна </text:span><text:span text:style-name="T110">и солнце на горизонте. </text:span><text:span text:style-name="T247">Чувство проходящего сквозь меня времени уходит. </text:span><text:span text:style-name="T110">Я по инерции отрываюсь от шеи Луны и скатываюсь в траву. Меня тут же выворачивает наизнанку.</text:span></text:p>
      <text:p text:style-name="P849"><text:span text:style-name="T110">- </text:span><text:span text:style-name="T247">Буэ-э-э!.. Ты бы хоть предупредила, что ли… Я бы не обедал для такого случая… И не завтракал… Ладно, выблевал, а если б</text:span><text:span text:style-name="T248">ы</text:span><text:span text:style-name="T247"> обосрался? Тебе бы мыться пришлось.</text:span></text:p>
      <text:p text:style-name="P101"><text:span text:style-name="T237">- </text:span><text:span text:style-name="T248">Извини, что не предупредил</text:span><text:span text:style-name="T631">и</text:span><text:span text:style-name="T248">, - Луна выглядит сконфужено. - </text:span><text:span text:style-name="T631">Мы к</text:span><text:span text:style-name="T248">ак-то не подумал</text:span><text:span text:style-name="T631">и</text:span><text:span text:style-name="T248">. Для </text:span><text:span text:style-name="T631">Нас </text:span><text:span text:style-name="T248">снопроходчество — такая же естественная вещь, как полёт или дыхание.</text:span></text:p>
      <text:p text:style-name="P484"><text:soft-page-break/>Аликорница терпеливо ждёт, пока я прополаскиваю рот в ближайшем ручье. <text:span text:style-name="T1312">Затянутое тучами небо и редкие капли свидетельствуют о приближающейся буре.</text:span></text:p>
      <text:p text:style-name="P484">- Нам надо немного пройти, - тихо говорит она. - Тут недалеко.</text:p>
      <text:p text:style-name="P484"/>
      <text:p text:style-name="P966"><text:span text:style-name="T283">Огромная, неестественно близк</text:span><text:span text:style-name="T1156">ий</text:span><text:span text:style-name="T283"> </text:span><text:span text:style-name="T1156">спутник</text:span><text:span text:style-name="T283"> с ясно видимыми кратерами висит </text:span><text:span text:style-name="T1156">перед</text:span><text:span text:style-name="T283"> нами пока мы идём сквозь частокол невысоких сосен. </text:span><text:span text:style-name="T1156">Второй, намного меньше, виднеется у самого горизонта.</text:span><text:span text:style-name="T283"> </text:span><text:span text:style-name="T251">Редкие деревья вокруг поляны расступаются и мы выходим на край леса. </text:span><text:span text:style-name="T1156">Н</text:span><text:span text:style-name="T253">а фоне </text:span><text:span text:style-name="T283">серебряной тарелки луны </text:span><text:span text:style-name="T1156">п</text:span><text:span text:style-name="T253">оодаль</text:span><text:span text:style-name="T251"> виднеется одинокий </text:span><text:span text:style-name="T561">горный </text:span><text:span text:style-name="T251">пик с замком, прилепившимся к склону. </text:span><text:span text:style-name="T253">Острые, </text:span><text:span text:style-name="T561">невообразимо длинные </text:span><text:span text:style-name="T253">шпили замка цвета слоновой кости пронзают </text:span><text:span text:style-name="T283">штормовое </text:span><text:span text:style-name="T253">небо в дюжине мест. </text:span><text:span text:style-name="T561">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span></text:p>
      <text:p text:style-name="P570"/>
      <text:p text:style-name="P179"><text:span text:style-name="T254">Вокруг замка </text:span><text:span text:style-name="T411">толпится</text:span><text:span text:style-name="T254"> рой точек подобно </text:span><text:span text:style-name="T411">муравьям</text:span><text:span text:style-name="T254"> у </text:span><text:span text:style-name="T763">тарелки</text:span><text:span text:style-name="T254"> с </text:span><text:span text:style-name="T763">тортом</text:span><text:span text:style-name="T254">. Из этих точек со всех сторон в крепость бьют фиолетовые м</text:span><text:span text:style-name="T252">олнии, </text:span><text:span text:style-name="T253">иногда натыкаясь на невидимые преграды, иногда пронзая постройки насквозь</text:span><text:span text:style-name="T252">. </text:span><text:span text:style-name="T253">Замок огрызается такими же молниями. </text:span><text:span text:style-name="T334">Мрачная туча висит над сражением, поглощая блики молний в своём бездонном чреве.</text:span></text:p>
      <text:p text:style-name="P487">На моих глазах одна из башень вспыхивает фонтаном искр и рассыпается в кучу камней. </text:p>
      <text:p text:style-name="P850"><text:span text:style-name="T110">- </text:span><text:span text:style-name="T255">Падение Андориана. Ждать осталось недолго, - шепчет Луна.</text:span></text:p>
      <text:p text:style-name="P488"/>
      <text:p text:style-name="P104"><text:span text:style-name="T255">У </text:span><text:span text:style-name="T257">подножия горы, на крутом склоне ползёт земля и катятся камни. </text:span><text:span text:style-name="T282">Потайная дверь отъезжает в сторону, </text:span><text:span text:style-name="T257"><text:s/>открывая устье подземного хода. </text:span><text:span text:style-name="T256">Наружу выходит небольшой отряд </text:span><text:span text:style-name="T260">закованных в </text:span><text:span text:style-name="T262">доспехи</text:span><text:span text:style-name="T260"> </text:span><text:span text:style-name="T256"><text:s/>аликорнов. После короткой заминки он</text:span><text:span text:style-name="T262">и</text:span><text:span text:style-name="T256"> планиру</text:span><text:span text:style-name="T262">ю</text:span><text:span text:style-name="T256">т к лесу, </text:span><text:span text:style-name="T258">скрываясь </text:span><text:span text:style-name="T256"><text:s/>на полянке в нескольких метрах от нас. </text:span><text:span text:style-name="T274">Вблизи их доспехи кажутся более похожими на роботизированные экзоскелеты, ощетинившиеся </text:span><text:span text:style-name="T279">жужжащими </text:span><text:span text:style-name="T274">сервомоторами и перемигивающиеся индикаторными огоньками.</text:span></text:p>
      <text:p text:style-name="P107"><text:span text:style-name="T262">От</text:span><text:span text:style-name="T258"> отряда </text:span><text:span text:style-name="T262">отделяются</text:span><text:span text:style-name="T258"> две фигуры. </text:span><text:span text:style-name="T259">Они останавливаются буквально </text:span><text:span text:style-name="T260">у деревьев, под которыми стоим мы. Я могу потрогать ближайшего ко мне аликорна, но, тем не менее, нас они не замечают</text:span><text:span text:style-name="T259">. </text:span><text:span text:style-name="T284">Как будто мы призраки. Или. Скорее, как будто призраки — они.</text:span></text:p>
      <text:p text:style-name="P106"><text:span text:style-name="T259">- </text:span><text:span text:style-name="T260">У нас мало времени, сестра. Поторопись. </text:span><text:span text:style-name="T263">Мы не сможем долго сдерживать </text:span><text:span text:style-name="T264">в</text:span><text:span text:style-name="T263">индиго</text:span><text:span text:style-name="T260">, - </text:span><text:span text:style-name="T282">устало </text:span><text:span text:style-name="T260">произносит меньший аликорн.</text:span></text:p>
      <text:p text:style-name="P106"><text:span text:style-name="T260">- </text:span><text:span text:style-name="T261">Надо дождаться </text:span><text:span text:style-name="T540">Дискорда</text:span><text:span text:style-name="T261">. Он обещал, - возражает </text:span><text:span text:style-name="T264">больший</text:span><text:span text:style-name="T261">.</text:span></text:p>
      <text:p text:style-name="P106"><text:span text:style-name="T261">Их</text:span><text:span text:style-name="T260"> голос</text:span><text:span text:style-name="T261">а</text:span><text:span text:style-name="T260"> звуч</text:span><text:span text:style-name="T261">а</text:span><text:span text:style-name="T260">т глуховато из-за закрыт</text:span><text:span text:style-name="T261">ых</text:span><text:span text:style-name="T260"> шлем</text:span><text:span text:style-name="T261">ов</text:span><text:span text:style-name="T260"> с опущенным</text:span><text:span text:style-name="T261">и</text:span><text:span text:style-name="T260"> забрал</text:span><text:span text:style-name="T261">а</text:span><text:span text:style-name="T260">м</text:span><text:span text:style-name="T261">и </text:span><text:span text:style-name="T763">из полупрозрачного затемнённого материала</text:span><text:span text:style-name="T261">, </text:span><text:span text:style-name="T264">но </text:span><text:span text:style-name="T763">я нахожу их </text:span><text:span text:style-name="T264">смутно знакомым</text:span><text:span text:style-name="T763">и</text:span><text:span text:style-name="T260">.</text:span></text:p>
      <text:p text:style-name="P105"><text:span text:style-name="T260">- </text:span><text:span text:style-name="T262">Не довер</text:span><text:span text:style-name="T633">ем</text:span><text:span text:style-name="T262"> </text:span><text:span text:style-name="T633">Мы</text:span><text:span text:style-name="T262"> этому дракену. Его даже соплеменники считают коварным, - ворчит </text:span><text:span text:style-name="T763">меньший</text:span><text:span text:style-name="T262">. - </text:span><text:span text:style-name="T264">Он может продать нас с потрохами.</text:span></text:p>
      <text:p text:style-name="P105"><text:span text:style-name="T264">- Не думайте, что ваши потроха стоят так уж много, уважаемые! - восклик</text:span><text:span text:style-name="T265">ивает сухой пенёк в двух шагах от нас.</text:span></text:p>
      <text:p text:style-name="P141"><text:span text:style-name="T411">Пенёк меняет позу и становится неким ящероподобным созданием,</text:span><text:span text:style-name="T412"> похожи</text:span><text:span text:style-name="T411">м</text:span><text:span text:style-name="T412"> на помесь долговязого прямоходящего крокодила с </text:span><text:span text:style-name="T281">косоглазым </text:span><text:span text:style-name="T273">аистом</text:span><text:span text:style-name="T412">.</text:span></text:p>
      <text:p text:style-name="P851"><text:soft-page-break/><text:span text:style-name="T110">- </text:span><text:span text:style-name="T266">Я бы продал твои, Хмурая Метёлка, за шесть </text:span><text:span text:style-name="T267">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71">и даже пускает притворную слезу</text:span><text:span text:style-name="T267">, - никто не предлагает мне за вас ни медяка! Даже леденца на палочке! </text:span><text:span text:style-name="T270">Даже пробки от «Бакарди чёрного»!</text:span></text:p>
      <text:p text:style-name="P105"><text:span text:style-name="T262">- </text:span><text:span text:style-name="T267">Кончай паясничать, </text:span><text:span text:style-name="T540">Дискорд</text:span><text:span text:style-name="T267">! </text:span><text:span text:style-name="T272">У нас мало времени! </text:span><text:span text:style-name="T267">- морщится крупный аликорн и </text:span><text:span text:style-name="T780">опускает забрало</text:span><text:span text:style-name="T267">.</text:span></text:p>
      <text:p text:style-name="P256"><text:span text:style-name="T267">Розов</text:span><text:span text:style-name="T800">ые локоны</text:span><text:span text:style-name="T267"> вырыва</text:span><text:span text:style-name="T800">ю</text:span><text:span text:style-name="T267">тся на свободу пышным ореолом. Я с удивлением узнаю в аликорне молодую версию Селестии.</text:span></text:p>
      <text:p text:style-name="P852"><text:span text:style-name="T110">То есть, нельзя сказать, что та Селестия, которую я знаю, старая, нет. Аликорница, советником которо</text:span><text:span text:style-name="T269">й</text:span><text:span text:style-name="T110">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69">Какие-то, неуловимые глазом черты делают её такой при первом взгляде.</text:span></text:p>
      <text:p text:style-name="P496"/>
      <text:p text:style-name="P852"><text:span text:style-name="T268">- </text:span><text:span text:style-name="T272">Ты принёс карту?</text:span></text:p>
      <text:p text:style-name="P108"><text:span text:style-name="T273">Второй аликорн также </text:span><text:span text:style-name="T780">опускает забрало</text:span><text:span text:style-name="T273">. </text:span><text:span text:style-name="T268">Нет нужды говорить, что </text:span><text:span text:style-name="T273">под ним</text:span><text:span text:style-name="T268"> оказывается юная копия Луны.</text:span></text:p>
      <text:p text:style-name="P95"><text:span text:style-name="T210">- </text:span><text:span text:style-name="T273">Тц-тц-тц, - цокает сокрушённо </text:span><text:span text:style-name="T540">Дискорд</text:span><text:span text:style-name="T273"> и мотает головой. Копна сальных дредов при этом болтается из стороны в сторону </text:span><text:span text:style-name="T275">как старая тряпка</text:span><text:span text:style-name="T273">. - Старый Дрок</text:span><text:span text:style-name="T283">х</text:span><text:span text:style-name="T273"> застукал меня за её просмотром. Я едва унёс ноги. </text:span><text:span text:style-name="T274">Такой вредный старикашка, просто </text:span><text:span text:style-name="T280">страх</text:span><text:span text:style-name="T274">! Полтысячи лет племя с ним мучается, а он всё помирать не хочет.</text:span></text:p>
      <text:p text:style-name="P110"><text:span text:style-name="T210">- </text:span><text:span text:style-name="T275">Но-но-но, дражайшие, - примирительно поднимает он лапы при виде гнева сестёр. - Я запомнил </text:span><text:span text:style-name="T274">дорогу</text:span><text:span text:style-name="T275">! </text:span><text:span text:style-name="T277">Шесть </text:span><text:span text:style-name="T278">вечностей</text:span><text:span text:style-name="T277"> проходим не сворачивая, седьм</text:span><text:span text:style-name="T278">ая</text:span><text:span text:style-name="T277"> будет наш</text:span><text:span text:style-name="T278">а</text:span><text:span text:style-name="T277">. </text:span><text:span text:style-name="T275">Я проведу вас </text:span><text:span text:style-name="T276">к вашим </text:span><text:span text:style-name="T275">пони! </text:span><text:span text:style-name="T280">Будете няньчить их хоть до второго пришествия Микки Мауса.</text:span></text:p>
      <text:p text:style-name="P95">- <text:span text:style-name="T1313">Исключено! - отрезает </text:span><text:span text:style-name="T1322">призрачная</text:span><text:span text:style-name="T1313"> Луна. - </text:span><text:span text:style-name="T1314">Не хватало нам дракена в мире сырой магии.</text:span></text:p>
      <text:p text:style-name="P109">- <text:span text:style-name="T1315">Сестра! - осаживает Луну Селестия. Она молча указывает ей крылом на сражение вверху. Там как раз медленно оседа</text:span><text:span text:style-name="T1316">ет</text:span><text:span text:style-name="T1315"> в пыли и фиолетовых </text:span><text:span text:style-name="T1316">разрядах</text:span><text:span text:style-name="T1315"> очередная башня. - </text:span><text:span text:style-name="T1316">Боюсь, у нас нет выхода. Этот безумный паяц – наш единственный шанс </text:span><text:span text:style-name="T1319">ис</text:span><text:span text:style-name="T1316">полнить волю королевы Лорен. </text:span><text:span text:style-name="T1318">Остальные</text:span><text:span text:style-name="T1317">, кто способен странствовать меж мирами, нам уже отказали.</text:span></text:p>
      <text:p text:style-name="P853">Луна морщится, но нехотя кивает.</text:p>
      <text:p text:style-name="P205"><text:span text:style-name="T1319">- </text:span><text:span text:style-name="T1320">Это всё плохо кончится, - бормочет она под нос. - Это уже плохо кончилось. Не нужно </text:span><text:span text:style-name="T1457">Нам</text:span><text:span text:style-name="T1320"> было тебя слушаться.</text:span></text:p>
      <text:p text:style-name="P853">- <text:span text:style-name="T1320">Мы уже обсуждали это, сестра, - примирительно говорит ей Селестия. - Виндиго всё равно напали бы. </text:span><text:span text:style-name="T1321">Королева всё равно поступила бы так, а не иначе. Нам выпала честь исполнить её последнюю волю – так исполним же её </text:span><text:span text:style-name="T1322">как подобает</text:span><text:span text:style-name="T1321">.</text:span></text:p>
      <text:p text:style-name="P853"/>
      <text:p text:style-name="P120"><text:span text:style-name="T1332">Ярко-красный </text:span><text:span text:style-name="T1361">двойной </text:span><text:span text:style-name="T1332">луч ударяет из донжона замка в центр скопления точек </text:span><text:span text:style-name="T1361">под замковой стеной</text:span><text:span text:style-name="T1332">. Он чертит огненный полумесяц прямо в </text:span><text:span text:style-name="T1361">суматошно </text:span><text:span text:style-name="T1332">мельтешащей </text:span><text:span text:style-name="T1361">тенями толпе</text:span><text:span text:style-name="T1332">. Попадающиеся на его пути </text:span><text:span text:style-name="T1361">создания </text:span><text:span text:style-name="T1332">вспыхивают алыми искорками и </text:span><text:span text:style-name="T1361">исчезают</text:span><text:span text:style-name="T1332">. Торжествующие вопли из замка слышны даже здесь. </text:span></text:p>
      <text:p text:style-name="P120"><text:soft-page-break/><text:span text:style-name="T1333">И</text:span><text:span text:style-name="T1332">з тучи </text:span><text:span text:style-name="T1361">над замком </text:span><text:span text:style-name="T1332">опускается нечто вроде огромного </text:span><text:span text:style-name="T37">морского конька с перепончатыми крыльями вместо плавников.</text:span></text:p>
      <text:p text:style-name="P111"><text:span text:style-name="T1333">Два </text:span><text:span text:style-name="T1361">фиолетовых </text:span><text:span text:style-name="T1333">луча из его глаз сходятся в одну точку</text:span><text:span text:style-name="T1322"> </text:span><text:span text:style-name="T1333">на</text:span><text:span text:style-name="T1322"> донжон</text:span><text:span text:style-name="T1333">е</text:span><text:span text:style-name="T1322"> замка </text:span><text:span text:style-name="T1333">и приводят к финальному результату</text:span><text:span text:style-name="T1322">: центральная башня медленно оседает, открывая взору гигантскую статую сидящего аликорна, </text:span><text:span text:style-name="T1361">глаза которого и испускают алые луч</text:span><text:span text:style-name="T1398">и</text:span><text:span text:style-name="T1322">. Каменный аликорн </text:span><text:span text:style-name="T1361">поднимает взор на &lt;</text:span><text:span text:style-name="T38">морского конька</text:span><text:span text:style-name="T1361">&gt;</text:span><text:span text:style-name="T1322">. </text:span><text:span text:style-name="T1361">Алые </text:span><text:span text:style-name="T1411">л</text:span><text:span text:style-name="T1361">учи скрещиваются с фиолетовыми.</text:span></text:p>
      <text:p text:style-name="P854"/>
      <text:p text:style-name="P111"><text:span text:style-name="T1322">- </text:span><text:span text:style-name="T1343">Проклятье! Они привели Маджестик! Как не вовремя! </text:span><text:span text:style-name="T1322">Уходи, - <text:s/>призрачная Луна принимает для себя решение и </text:span><text:span text:style-name="T1509">поднимает забрало</text:span><text:span text:style-name="T1322">. - Отправляйся на Эквус и оберегай пони, как завещала королева. </text:span><text:span text:style-name="T1457">Мы</text:span><text:span text:style-name="T1322"> прид</text:span><text:span text:style-name="T1457">ём</text:span><text:span text:style-name="T1322"> позже. Оставь для </text:span><text:span text:style-name="T1457">Нас</text:span><text:span text:style-name="T1322"> метки, чтобы </text:span><text:span text:style-name="T1457">Мы</text:span><text:span text:style-name="T1322"> смогл</text:span><text:span text:style-name="T1457">и</text:span><text:span text:style-name="T1322"> найти дорогу.</text:span></text:p>
      <text:p text:style-name="P111">- <text:span text:style-name="T1322">Ты куда? - обеспокоенно спрашивает Селестия. - </text:span><text:span text:style-name="T1323">Мы же должны быть вместе?</text:span></text:p>
      <text:p text:style-name="P111">- <text:span text:style-name="T1457">Мы</text:span><text:span text:style-name="T1323"> верн</text:span><text:span text:style-name="T1457">ёмся</text:span><text:span text:style-name="T1323"> и забер</text:span><text:span text:style-name="T1457">ём</text:span><text:span text:style-name="T1323"> Элементы </text:span><text:span text:style-name="T1572">Возмездия</text:span><text:span text:style-name="T1323">. Сейчас уже </text:span><text:span text:style-name="T1343">им </text:span><text:span text:style-name="T1323">нет смысла оставаться в Андориане. Без нас и королевы от них толку </text:span><text:span text:style-name="T1362">мало</text:span><text:span text:style-name="T1323">. </text:span><text:span text:style-name="T1324">На новом месте же они станут </text:span><text:span text:style-name="T1326">нам </text:span><text:span text:style-name="T1324">могучей защитой. Вдобавок, нельзя оставлять их виндиго.</text:span></text:p>
      <text:p text:style-name="P112">- <text:span text:style-name="T1323">Я вернусь с тобой! - протестует призрачная Селестия, но Луна перебивает её.</text:span></text:p>
      <text:p text:style-name="P112"><text:span text:style-name="T1323">- Уходи! Если с </text:span><text:span text:style-name="T1457">Нами</text:span><text:span text:style-name="T1323"> что-то случится, ты сможешь уберечь пони и воссоздать новый Андориан. </text:span><text:span text:style-name="T1457">Мы</text:span><text:span text:style-name="T1324"> же всего лишь воин.</text:span><text:span text:style-name="T1323"> Твои знания намного важнее </text:span><text:span text:style-name="T1457">Наших</text:span><text:span text:style-name="T1323">. </text:span><text:span text:style-name="T1324">Иди, сестра!</text:span></text:p>
      <text:p text:style-name="P112"/>
      <text:p text:style-name="P113"><text:span text:style-name="T1324">Призрачная Луна поворачивается к </text:span><text:span text:style-name="T1398">Дискорду</text:span><text:span text:style-name="T1324"> и хмуро говорит:</text:span></text:p>
      <text:p text:style-name="P113"><text:span text:style-name="T1324">- Учти, дракен. Если попробуешь обмануть и </text:span><text:span text:style-name="T1325">за</text:span><text:span text:style-name="T1324">ведёшь </text:span><text:span text:style-name="T1327">Селестию</text:span><text:span text:style-name="T1324"> не туда… </text:span><text:span text:style-name="T1457">Мы</text:span><text:span text:style-name="T1324"> найд</text:span><text:span text:style-name="T1457">ём</text:span><text:span text:style-name="T1324"> тебя, где бы ты ни спрятался.</text:span></text:p>
      <text:p text:style-name="P471">- <text:span text:style-name="T1324">Баюс-баюс! - в притворном страхе прикрывается лапами крокодил. - Вы бы лучше поторопились с возвращением, а то, кажется, там </text:span><text:span text:style-name="T1325">стена отклеивается.</text:span></text:p>
      <text:p text:style-name="P142"><text:span text:style-name="T541">Дискорд</text:span><text:span text:style-name="T413"> указывает кривым пальцем вверх, где часть крепостной стены с грохотом валится </text:span><text:span text:style-name="T414">вниз</text:span><text:span text:style-name="T413">.</text:span><text:span text:style-name="T415"> </text:span></text:p>
      <text:p text:style-name="P489">Призрачная Луна вновь поворачивается к Селестии.</text:p>
      <text:p text:style-name="P173"><text:span text:style-name="T309">- </text:span><text:span text:style-name="T633">Мы</text:span><text:span text:style-name="T309"> поддерживал</text:span><text:span text:style-name="T633">и</text:span><text:span text:style-name="T309"> и поддержива</text:span><text:span text:style-name="T633">ем</text:span><text:span text:style-name="T309"> тебя в твоём задании, </text:span><text:span text:style-name="T310">сестра</text:span><text:span text:style-name="T309">. </text:span><text:span text:style-name="T311">Ты всегда можешь на </text:span><text:span text:style-name="T633">Нас</text:span><text:span text:style-name="T311"> рассчитывать. Но о</text:span><text:span text:style-name="T309">бещай </text:span><text:span text:style-name="T633">Нам</text:span><text:span text:style-name="T309"> одну вещь… Неважно, верн</text:span><text:span text:style-name="T633">ёмся</text:span><text:span text:style-name="T309"> </text:span><text:span text:style-name="T633">Мы</text:span><text:span text:style-name="T309"> или нет — </text:span><text:span text:style-name="T312">Орунгун</text:span><text:span text:style-name="T309"> должен быть отмщён. </text:span><text:span text:style-name="T541">Т</text:span><text:span text:style-name="T309">ы должна </text:span><text:span text:style-name="T310">подготовить возмездие всему роду виндиго. Пусть это займёт годы и десятилетия. Пусть даже столетия — кара должна настигнуть их!</text:span></text:p>
      <text:p text:style-name="P490">Селестию явно застаёт врасплох просьба Луны.</text:p>
      <text:p text:style-name="P490">- Да, конечно, сестра... <text:s/>Я сделаю всё, что в моих силах…</text:p>
      <text:p text:style-name="P490">- Ты клянёшься?</text:p>
      <text:p text:style-name="P490">- Клянусь!</text:p>
      <text:p text:style-name="P490"/>
      <text:p text:style-name="P174"><text:span text:style-name="T310">Призрачная Луна кивает и легонько дотрагивается своим рогом до рога Селестии. Затем она разворачивается и со всем отрядом аликорнов ср</text:span><text:span text:style-name="T542">ы</text:span><text:span text:style-name="T310">вается с поляны. Через минуту отряд скрывается в подземном ходу у подножия скалы, оставляя Селестию наедине с </text:span><text:span text:style-name="T541">Дискордом</text:span><text:span text:style-name="T310">.</text:span></text:p>
      <text:p text:style-name="P174"><text:soft-page-break/><text:span text:style-name="T310">- </text:span><text:span text:style-name="T311">Терпеть не люблю эти слезливые сцены и никому не нужные обещания! - гримасничает </text:span><text:span text:style-name="T541">Дискорд</text:span><text:span text:style-name="T311">. - Ты готова, Сахарная Ватка?</text:span></text:p>
      <text:p text:style-name="P490">- <text:span text:style-name="T1328">Одну минуту, - просит Селестия. - Мне нужно попрощаться. Тебе лучше отвернуться, ведь ты не любишь слезливых сцен.</text:span></text:p>
      <text:p text:style-name="P491">Долговязый крокодил пожимает плечами и отходит.</text:p>
      <text:p text:style-name="P492"/>
      <text:p text:style-name="P49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492">- Прощай, Орунгун. Мы не смогли удержать тебя. Извини. <text:span text:style-name="T1343">Быть может… Быть может, в новом мире у нас получится…</text:span></text:p>
      <text:p text:style-name="P493">Селестия проводит сгибом крыла по скуле и поворачивается к дракену.</text:p>
      <text:p text:style-name="P114"><text:span text:style-name="T285">- Идём, </text:span><text:span text:style-name="T541">Дискорд</text:span><text:span text:style-name="T286">.</text:span></text:p>
      <text:p text:style-name="P114"><text:span text:style-name="T285">- </text:span><text:span text:style-name="T286">Теперь минутка нужна мне, </text:span><text:span text:style-name="T295">дражайшая</text:span><text:span text:style-name="T286">! - ухмыляется крокодил, - </text:span><text:span text:style-name="T287">напудрить</text:span><text:span text:style-name="T286"> нос</text:span><text:span text:style-name="T287">ик</text:span><text:span text:style-name="T286">, попрощаться с бабушкой и всё такое. Я открою коридор в Эогипп, жди меня там для безопасности.</text:span></text:p>
      <text:p text:style-name="P494"/>
      <text:p text:style-name="P114"><text:span text:style-name="T286">Он чертит кривым когтем </text:span><text:span text:style-name="T714">огненный </text:span><text:span text:style-name="T286">круг в воздухе, который вдруг заполняется чернотой. В черноте мерцают мириады зеленоватых </text:span><text:span text:style-name="T287">искорок</text:span><text:span text:style-name="T286">.</text:span><text:span text:style-name="T285"> </text:span></text:p>
      <text:p text:style-name="P495">Селестия осторожно проходит в круг и он тут же схлопывается за ней.</text:p>
      <text:p text:style-name="P472"/>
      <text:p text:style-name="P497">Дракен противно хихикает и потирает ладони.</text:p>
      <text:p text:style-name="P175"><text:span text:style-name="T210">- </text:span><text:span text:style-name="T543">Ну вот и пришло время поговорить наедине, Хмурая Метёлка! - оборачивается </text:span><text:span text:style-name="T541">дракен</text:span><text:span text:style-name="T543"> к нам. - Ты уже сто тринадцатый раз смотришь это сновидение, но на этот раз притащила с собой какую-то хлипкую обезьяну. </text:span><text:span text:style-name="T288">Кто это и что он</text:span><text:span text:style-name="T295">а</text:span><text:span text:style-name="T288"> тут делает? Молчи, ничего не говори! Дай я сам погляжу!</text:span></text:p>
      <text:p text:style-name="P473"/>
      <text:p text:style-name="P498">Лыбящийся крокодил вперивается <text:span text:style-name="T1329">в меня зенками.</text:span></text:p>
      <text:p text:style-name="P498"/>
      <text:p text:style-name="P498">- <text:span text:style-name="T1329">Я думал, это твоё сновидение, - бормочу я Луне, - ты ведь сама говорила…</text:span></text:p>
      <text:p text:style-name="P498">- <text:span text:style-name="T1330">Да, это так, - остолбенело подтверждает Луна, - </text:span><text:span text:style-name="T1457">Мы</text:span><text:span text:style-name="T1330"> великое множество раз просматривала эти воспоминания и ни разу…</text:span></text:p>
      <text:p text:style-name="P115"><text:span text:style-name="T288">- </text:span><text:span text:style-name="T289">Сновидени</text:span><text:span text:style-name="T291">я</text:span><text:span text:style-name="T289">-</text:span><text:span text:style-name="T291">шма</text:span><text:span text:style-name="T289">видени</text:span><text:span text:style-name="T291">я</text:span><text:span text:style-name="T289">, -</text:span><text:span text:style-name="T291"> </text:span><text:span text:style-name="T289">махает лапой </text:span><text:span text:style-name="T541">Дискорд</text:span><text:span text:style-name="T289">. - Просто не </text:span><text:span text:style-name="T290">ты</text:span><text:span text:style-name="T289"> одна умее</text:span><text:span text:style-name="T290">шь</text:span><text:span text:style-name="T289"> по ним лазить, </text:span><text:span text:style-name="T290">Хмурая Метёлка. Я, хоть больше специализируюсь по мир</text:span><text:span text:style-name="T406">охождению</text:span><text:span text:style-name="T290">, пролазить в чужие грёзы тоже могу. </text:span><text:span text:style-name="T291">Помолчи, дай сосредоточиться… Тэкс, НИ ФИГА СЕБЕ! ПРОВОДНИЧОК! Вот это номер! Где ты его откопала? Ты в курсе, для чего он тут?! Он ведь…</text:span></text:p>
      <text:p text:style-name="P115"><text:span text:style-name="T541">Дракен</text:span><text:span text:style-name="T291"> затыкает себе пасть обеими лапами. </text:span><text:span text:style-name="T322">Некоторое время его взгляд мечется от меня к Луне и обратно. </text:span><text:span text:style-name="T291">Потом </text:span><text:span text:style-name="T322">он </text:span><text:span text:style-name="T291">всматривается в меня ещё пристальнее и глаза у него окончательно лезут на лоб.</text:span></text:p>
      <text:p text:style-name="P115"><text:span text:style-name="T291">- Эээ! Ыыы! Ооо! </text:span><text:span text:style-name="T292">Знаешь, Метёлка, - обращается он наконец к Луне, - а ведь я был несправедлив к тебе! </text:span><text:span text:style-name="T293">Мне всегда казалось, что твои эксперименты с </text:span><text:span text:style-name="T296">снопроходчеством </text:span><text:span text:style-name="T293">до добра не доведут. Но ты по сравнению с этим малым просто заинька!</text:span></text:p>
      <text:p text:style-name="P500"><text:soft-page-break/>Дрянной крокодил указывает когтем на меня.</text:p>
      <text:p text:style-name="P139"><text:span text:style-name="T293">- Сего типа в результате общения с одним демиургом размазало по нескольким реальностям. </text:span><text:span text:style-name="T322">Но </text:span><text:span text:style-name="T406">этот гадёныш</text:span><text:span text:style-name="T322"> оказался на редкость живучей тварью и выжил. </text:span><text:span text:style-name="T293">Я только краешком глаза проследил его похождения и меня чуть не вывернуло наизнанку от временно-пространственных парадоксов! </text:span><text:span text:style-name="T322">Но главное — он обжулил меня </text:span><text:span text:style-name="T406">в одном из завитков пространства-времени </text:span><text:span text:style-name="T322">и лишил ПРИЗА</text:span><text:span text:style-name="T407">(</text:span><text:span text:style-name="T1205">30-я глава последнего ффика</text:span><text:span text:style-name="T407">)</text:span><text:span text:style-name="T322">!</text:span><text:span text:style-name="T293"> Это меня-то, духа хаоса! Видеть его больше не хочу! Тьфу! Буэ!</text:span></text:p>
      <text:p text:style-name="P500"/>
      <text:p text:style-name="P139"><text:span text:style-name="T541">Дискорд</text:span><text:span text:style-name="T293"> </text:span><text:span text:style-name="T294">в отвращении высовывает язык, чертит впопыхах круг в воздухе и скрывается в портале. </text:span><text:span text:style-name="T322">Последним скрывается его когтистая лапа, показавшая нам на последок средний палец.</text:span></text:p>
      <text:p text:style-name="P473"/>
      <text:p text:style-name="P499">-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499">Я только пожимаю плечами.</text:p>
      <text:p text:style-name="P499">- Как бы то ни было, ты увидел необходимое, - обращается ко мне Луна.</text:p>
      <text:p text:style-name="P122"><text:span text:style-name="T296">- Что именно? Разрушение горной крепости? Или ваш</text:span><text:span text:style-name="T340">е</text:span><text:span text:style-name="T296"> с Селестией </text:span><text:span text:style-name="T340">бегство</text:span><text:span text:style-name="T296"> на Эквус?</text:span></text:p>
      <text:p text:style-name="P128"><text:span text:style-name="T296">- Это не было </text:span><text:span text:style-name="T340">бегством</text:span><text:span text:style-name="T296">, - тихо говорит Луна. - </text:span><text:span text:style-name="T297">Ты сам всё видел. </text:span><text:span text:style-name="T340">Это была запланированная эвакуация. М</text:span><text:span text:style-name="T298">ы были последними уцелевшими сотрудниками проекта «</text:span><text:span text:style-name="T300">Семь </text:span><text:span text:style-name="T299">вечностей</text:span><text:span text:style-name="T300">» </text:span><text:span text:style-name="T308">в Андориане </text:span><text:span text:style-name="T340">и нам выпала сия нелёгкая миссия</text:span><text:span text:style-name="T300">. </text:span><text:span text:style-name="T299">Королева Лорен предвидела завоевание Орунгуна ордой </text:span><text:span text:style-name="T428">в</text:span><text:span text:style-name="T299">индиго </text:span><text:span text:style-name="T301">в первый год войны</text:span><text:span text:style-name="T299">. </text:span><text:span text:style-name="T301">Видишь ли, </text:span><text:span text:style-name="T366">к началу войны </text:span><text:span text:style-name="T301">аликорны не были воинственной расой</text:span><text:span text:style-name="T366">.</text:span><text:span text:style-name="T301"> <text:s/></text:span><text:span text:style-name="T366">Уже многие тысячи лет </text:span><text:span text:style-name="T301">у нас была мирная цивилизация. В </text:span><text:span text:style-name="T366">первом периоде</text:span><text:span text:style-name="T301"> двухсотлетней войны с виндиго у нас даже</text:span><text:span text:style-name="T299"> </text:span><text:span text:style-name="T301">армии не было — жалкая охрана королевы не в счёт. Просчитав вероятный исход, Лорен</text:span><text:span text:style-name="T300"> </text:span><text:span text:style-name="T302">в </text:span><text:span text:style-name="T300">поисках </text:span><text:span text:style-name="T301">выхода </text:span><text:span text:style-name="T299">нашла в </text:span><text:span text:style-name="T301">долгих блужданиях по</text:span><text:span text:style-name="T299"> Эогипп</text:span><text:span text:style-name="T301">у</text:span><text:span text:style-name="T299"> </text:span><text:span text:style-name="T301">семь ближайших к Орунгуну миров. Она послала к ним эмиссаров для </text:span><text:span text:style-name="T302">подготовки убежищ нашей расы. </text:span><text:span text:style-name="T303">Увы, основной проблемой было малое количество способных странствовать между мирами в Эогиппе. </text:span><text:span text:style-name="T304">Всего было двенадцать странников. </text:span><text:span text:style-name="T305">Королева Лорен, я с сестрой и ещё девять аликорнов. Плюс несколько драконов и один сумасшедший дракен, </text:span><text:span text:style-name="T308">которые отказались с нами сотрудничать</text:span><text:span text:style-name="T305">.</text:span><text:span text:style-name="T303"> </text:span><text:span text:style-name="T308">И к</text:span><text:span text:style-name="T303">аждый такой странник может провести за собой очень небольшое количество путников.</text:span><text:span text:style-name="T302"> </text:span><text:span text:style-name="T303">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text:span><text:span text:style-name="T304">в местных племенах. Одним из таких миров был Эквус…</text:span></text:p>
      <text:p text:style-name="P501">- Погоди, ты хочешь сказать, что, кроме тебя и Селестии, на Эквусе есть ещё и другие аликорны — некие учителя? - перебиваю я Луну.</text:p>
      <text:p text:style-name="P116"><text:span text:style-name="T304">- На Эквусе — нет, - печально мотает головой аликорница. - </text:span><text:span text:style-name="T305">Мы не смогли никого провести сюда. </text:span><text:span text:style-name="T306">Не успели. Андориан пал слишком быстро. </text:span><text:span text:style-name="T307">К</text:span><text:span text:style-name="T306">огда </text:span><text:span text:style-name="T633">Мы</text:span><text:span text:style-name="T306"> </text:span><text:span text:style-name="T307">уносил</text:span><text:span text:style-name="T633">и</text:span><text:span text:style-name="T307"> Элементы </text:span><text:span text:style-name="T1186">Возмездия</text:span><text:span text:style-name="T307">, </text:span><text:span text:style-name="T633">Наш</text:span><text:span text:style-name="T307"> отход прикрывала крохотная групка оставшихся аликорнов — пятьдесят воинов </text:span><text:span text:style-name="T633">Нашей</text:span><text:span text:style-name="T307"> центурии и около двадцати научных работников из лаборатории Селестии. Они </text:span><text:span text:style-name="T308">остались</text:span><text:span text:style-name="T307">, чтобы </text:span><text:span text:style-name="T633">Мы</text:span><text:span text:style-name="T307"> смогл</text:span><text:span text:style-name="T633">и</text:span><text:span text:style-name="T307"> уйти. Быть может, с другими </text:span><text:span text:style-name="T308">группами</text:span><text:span text:style-name="T307"> повезло больше -</text:span><text:span text:style-name="T308"> </text:span><text:span text:style-name="T633">Мы</text:span><text:span text:style-name="T308"> не зна</text:span><text:span text:style-name="T633">ем</text:span><text:span text:style-name="T308"> их судьбу. Они удерживали шесть крепостей на юге и западе страны</text:span><text:span text:style-name="T307">.</text:span></text:p>
      <text:p text:style-name="P116"><text:span text:style-name="T307">- </text:span><text:span text:style-name="T312">Постой, а почему вы не вернулись назад позже? - спрашиваю я. - Вы могли бы найти уцелевших и привести на Эквус.</text:span></text:p>
      <text:p text:style-name="P117"><text:span text:style-name="T312">- </text:span><text:span text:style-name="T902">Мы уверены, что Наша Сестра не хочет. А Мы не</text:span><text:span text:style-name="T312"> </text:span><text:span text:style-name="T902">можем</text:span><text:span text:style-name="T312">, - печально улыбается Луна. - Наш талант к странствованию через Эогипп чисто номинальный, самого низкого уровня. Да, мы можем открывать </text:span><text:soft-page-break/><text:span text:style-name="T312">коридор в </text:span><text:span text:style-name="T316">междумирье</text:span><text:span text:style-name="T312"> и странствовать в нём </text:span><text:span text:style-name="T314">самостоятельно,</text:span><text:span text:style-name="T312"> без помощи сопровождающего — но на этом всё. Мы не умеем находить путь. Без помощи настоящего странника мы заблудимся и будем блуждать в </text:span><text:span text:style-name="T314">Эогиппе</text:span><text:span text:style-name="T312"> вечно, если отойдём далеко от точки входа. </text:span><text:span text:style-name="T633">Мы</text:span><text:span text:style-name="T320"> добрал</text:span><text:span text:style-name="T633">и</text:span><text:span text:style-name="T320">сь к Эквусу только лишь потому, что </text:span><text:span text:style-name="T633">Нас</text:span><text:span text:style-name="T320"> в конце концов разыскал в дебрях Эогиппа </text:span><text:span text:style-name="T544">Дискорд</text:span><text:span text:style-name="T320"> и привёл к сестре. </text:span><text:span text:style-name="T312">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86">третьей</text:span><text:span text:style-name="T312"> центурии </text:span><text:span text:style-name="T386">первой когорты</text:span><text:span text:style-name="T312"> шестого легиона </text:span><text:span text:style-name="T315">гвардии </text:span><text:span text:style-name="T312">Андориана и </text:span><text:span text:style-name="T316">декан</text:span><text:span text:style-name="T312"> </text:span><text:span text:style-name="T318">факультета</text:span><text:span text:style-name="T316"> </text:span><text:span text:style-name="T317">планетарного движения</text:span><text:span text:style-name="T312"> Королевско</text:span><text:span text:style-name="T316">го</text:span><text:span text:style-name="T312"> Астро</text:span><text:span text:style-name="T313">механическо</text:span><text:span text:style-name="T316">го</text:span><text:span text:style-name="T312"> </text:span><text:span text:style-name="T316">университета</text:span><text:span text:style-name="T312">. </text:span><text:span text:style-name="T328">Мы хотели достать карту, но ты сам видел, что получилось. И д</text:span><text:span text:style-name="T319">ракен </text:span><text:span text:style-name="T544">потом </text:span><text:span text:style-name="T319">отказался </text:span><text:span text:style-name="T320">от дальнейшего сотрудничества. </text:span><text:span text:style-name="T328">Н</text:span><text:span text:style-name="T320">аши же самостоятельные попытки разыскать путь к дому чуть не привели к катастрофе: мы едва не заблудились. </text:span><text:span text:style-name="T328">Так мы оказались отрезаны от дома.</text:span></text:p>
      <text:p text:style-name="P118"><text:span text:style-name="T301">- </text:span><text:span text:style-name="T308">Как бы то ни было, ты услышал главное, - отвлекается Луна от воспоминаний, - сестра обещала отомстить. </text:span><text:span text:style-name="T319">И с этим проблемы. </text:span><text:span text:style-name="T320">Разумеется, п</text:span><text:span text:style-name="T319">ервую сотню лет, пока мы в отчаянии бродили по Эквусу, пытаясь забыть о прошлой жизни, о мести и речи быть не могло. Это </text:span><text:span text:style-name="T633">Мы</text:span><text:span text:style-name="T319"> понима</text:span><text:span text:style-name="T633">ем</text:span><text:span text:style-name="T319"> и принима</text:span><text:span text:style-name="T633">ем</text:span><text:span text:style-name="T319">. </text:span><text:span text:style-name="T320">Но п</text:span><text:span text:style-name="T321">рошл</text:span><text:span text:style-name="T323">о уже </text:span><text:span text:style-name="T545">десять</text:span><text:span text:style-name="T323"> лет с тех пор, как мы стали правителями </text:span><text:span text:style-name="T324">Эквестрии</text:span><text:span text:style-name="T323">. </text:span><text:span text:style-name="T324">Наша </text:span><text:span text:style-name="T325">экономическая </text:span><text:span text:style-name="T324">мощь растёт из года в год, наша территория простирается от моря до моря. </text:span><text:span text:style-name="T328">Мы уже пять лет имеем армию, но никаких приготовлений для возвращения нет. С</text:span><text:span text:style-name="T324">естра всё также отказывается увеличивать армию больше, чем это необходимо для патрулирования границ и охраны крупных </text:span><text:span text:style-name="T546">селений</text:span><text:span text:style-name="T324">. </text:span><text:span text:style-name="T326">Она делает вид, что не помнит об уговоре, а </text:span><text:span text:style-name="T633">Мы</text:span><text:span text:style-name="T326"> ни за что не напомн</text:span><text:span text:style-name="T633">им</text:span><text:span text:style-name="T326"> ей об этом напрямую — это ниже </text:span><text:span text:style-name="T633">Нашего </text:span><text:span text:style-name="T326">достоинства. </text:span><text:span text:style-name="T327">Хорошо, что она догадалась прислать посредника.</text:span></text:p>
      <text:p text:style-name="P502">- <text:span text:style-name="T1531">Почему ты уверена, что Сел не хочет? Из того, что я видел, она так же, как и ты, плохо ориентируется в Эогиппе</text:span>.</text:p>
      <text:p text:style-name="P118"><text:span text:style-name="T328">-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text:span><text:span text:style-name="T633">Нашей </text:span><text:span text:style-name="T328">бестолковой сестрице…</text:span></text:p>
      <text:p text:style-name="P502">Луна гневно фыркает.</text:p>
      <text:p text:style-name="P502">- Но всё это возможно только если задаться целью вернуться домой для отмщения. <text:span text:style-name="T1457">Мы</text:span> же не ви<text:span text:style-name="T1457">дим</text:span> такого рвения у Селестии. </text:p>
      <text:p text:style-name="P855"><text:span text:style-name="T110">Ноздри аликорницы расшир</text:span><text:span text:style-name="T330">яются</text:span><text:span text:style-name="T110">, она мотает головой.</text:span></text:p>
      <text:p text:style-name="P119"><text:span text:style-name="T634">- </text:span><text:span text:style-name="T902">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text:span><text:span text:style-name="T634">Иногда </text:span><text:span text:style-name="T633">Нам</text:span><text:span text:style-name="T634"> кажется, </text:span><text:span text:style-name="T328">ей понравилось править. </text:span><text:span text:style-name="T634">Здесь, где нет королевы Лорен, она сама стала безраздельной правительницей. </text:span><text:span text:style-name="T633">Мы</text:span><text:span text:style-name="T634"> не в счёт, </text:span><text:span text:style-name="T633">Мы</text:span><text:span text:style-name="T329"> </text:span><text:span text:style-name="T330">больше привыкл</text:span><text:span text:style-name="T633">и</text:span><text:span text:style-name="T330"> выполнять приказы, а не отдавать их.</text:span></text:p>
      <text:p text:style-name="P856"><text:span text:style-name="T330">А</text:span><text:span text:style-name="T110">ликорница саркастически улыбается.</text:span></text:p>
      <text:p text:style-name="P119"><text:span text:style-name="T330">- Се</text:span><text:span text:style-name="T331">стра</text:span><text:span text:style-name="T330"> думает, что </text:span><text:span text:style-name="T633">Мы</text:span><text:span text:style-name="T330"> обижа</text:span><text:span text:style-name="T633">емся</text:span><text:span text:style-name="T330"> на то, что </text:span><text:span text:style-name="T633">Наша</text:span><text:span text:style-name="T330"> работа приходится на ночное время. </text:span><text:span text:style-name="T332">Что </text:span><text:span text:style-name="T633">Нам </text:span><text:span text:style-name="T332">не хватает любви и уважения пони. </text:span><text:span text:style-name="T330">Ха! </text:span><text:span text:style-name="T633">Нам</text:span><text:span text:style-name="T330"> нравится, что на </text:span><text:span text:style-name="T633">Нас</text:span><text:span text:style-name="T330"> не обращают внимани</text:span><text:span text:style-name="T332">я!</text:span><text:span text:style-name="T330"> Слава, почёт и обожание масс не для </text:span><text:span text:style-name="T633">Нас</text:span><text:span text:style-name="T330">. </text:span><text:span text:style-name="T633">Нам</text:span><text:span text:style-name="T330"> нужна МЕСТЬ!!!</text:span></text:p>
      <text:p text:style-name="P503"/>
      <text:p text:style-name="P503">…</text:p>
      <text:p text:style-name="P503"/>
      <text:p text:style-name="P503"><text:soft-page-break/>- Она так и сказала?</text:p>
      <text:p text:style-name="P503">- Ещё и топнула копытом так, что высекла искру из камня.</text:p>
      <text:p text:style-name="P504"/>
      <text:p text:style-name="P34"><text:span text:style-name="T330">Я </text:span><text:span text:style-name="T333">выжидательно смотрю на </text:span><text:span text:style-name="T547">светлую </text:span><text:span text:style-name="T333">аликорницу. </text:span><text:span text:style-name="T338">Это было не моей идеей — впутываться в делишки сиятельных сестриц, — но раз уж меня втянули в это де</text:span><text:span text:style-name="T341">ло, я хочу знать все детали!</text:span></text:p>
      <text:p text:style-name="P35"/>
      <text:p text:style-name="P119"><text:span text:style-name="T330">Селестия качает головой. </text:span><text:span text:style-name="T332">Она долго смотрит с печалью на одинокий пик за окном, возвышающийся над верхушками сосен. </text:span><text:span text:style-name="T333">Я провожаю её взгляд. Пик здорово смахивает на тот, </text:span><text:span text:style-name="T338">с гибнущим замком на фоне огромной луны.</text:span></text:p>
      <text:p text:style-name="P505"/>
      <text:p text:style-name="P121"><text:span text:style-name="T332">- </text:span><text:span text:style-name="T333">Чтож, ты выслушал Луну, Хуман, - </text:span><text:span text:style-name="T336">вздыхает Селестия. - </text:span><text:span text:style-name="T333">Выслуша</text:span><text:span text:style-name="T335">й теперь и меня. Правда, я не смогу тебе показать всё так ярко, как это получилось у </text:span><text:span text:style-name="T339">сестры</text:span><text:span text:style-name="T337">,</text:span><text:span text:style-name="T335"> — я не обладаю даром снопроходчества, — но постараюсь рассказать так, как помню. А помню я всё как вчера…</text:span></text:p>
      <text:p text:style-name="P506"/>
      <text:p text:style-name="P857"><text:span text:style-name="T335">~</text:span><text:span text:style-name="T110">~~</text:span></text:p>
      <text:p text:style-name="P672">&lt;<text:span text:style-name="T29">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gt;</text:p>
      <text:p text:style-name="P507">- <text:span text:style-name="T1334">Эво</text:span><text:span text:style-name="T1335">стур, ответьте! Эвостур, ответьте! Андориан на связи! Как слышно? Как слышно? </text:span><text:span text:style-name="T1336">Приём!</text:span></text:p>
      <text:p text:style-name="P508">Маленькая кобылка повторя<text:span text:style-name="T1338">ет</text:span> раз за разом стандартные фразы в микрофон, тщётно прижимая наушники к ушам. Наконец она со вздохом пож<text:span text:style-name="T1338">имает</text:span> плечами и устан<text:span text:style-name="T1338">авливает</text:span> в передатчике новую частоту.</text:p>
      <text:p text:style-name="P509">- <text:span text:style-name="T1337">Но</text:span>рг<text:span text:style-name="T1337">онг</text:span>, как слышно? <text:span text:style-name="T1337">Но</text:span>рг<text:span text:style-name="T1337">онг</text:span>, ответьте! Андориан на связи! Приём!</text:p>
      <text:p text:style-name="P124"><text:span text:style-name="T346">Снаружи разда</text:span><text:span text:style-name="T345">ётся</text:span><text:span text:style-name="T346"> грохот. Стены убежища </text:span><text:span text:style-name="T345">трясутся</text:span><text:span text:style-name="T346"> в лихорадке. На пол, посетителей и аппаратуру </text:span><text:span text:style-name="T345">сыпется</text:span><text:span text:style-name="T346"> штукатурка. Лампы </text:span><text:span text:style-name="T345">чахоточно </text:span><text:span text:style-name="T346">миг</text:span><text:span text:style-name="T345">ают</text:span><text:span text:style-name="T346"> и продолж</text:span><text:span text:style-name="T345">ают</text:span><text:span text:style-name="T346"> гореть ровным безжизненым светом.</text:span></text:p>
      <text:p text:style-name="P121"><text:span text:style-name="T335">- </text:span><text:span text:style-name="T342">Одного не мо</text:span><text:span text:style-name="T635">жем</text:span><text:span text:style-name="T342"> понять — </text:span><text:span text:style-name="T343">как они смогли захватить гранд-флаер? Теоретически, они неприступны, - </text:span><text:span text:style-name="T345">бормочет</text:span><text:span text:style-name="T343"> Луна. - </text:span><text:span text:style-name="T635">Мы</text:span><text:span text:style-name="T343"> сам</text:span><text:span text:style-name="T635">и</text:span><text:span text:style-name="T343"> принимал</text:span><text:span text:style-name="T635">и</text:span><text:span text:style-name="T343"> участие в их разработке. </text:span><text:span text:style-name="T344">У виндиго нет тяжёлого оружия </text:span><text:span text:style-name="T414">и они не могут летать</text:span><text:span text:style-name="T344">. </text:span><text:span text:style-name="T414">Флаеры не опускаются на землю годами</text:span><text:span text:style-name="T344">…</text:span></text:p>
      <text:p text:style-name="P121"><text:span text:style-name="T344">- </text:span><text:span text:style-name="T345">Не доказано, что «Маджестик» захвачен, - отвечаю я. - Возможно, у него вышла из строя связь и он не может принимать наших приказов.</text:span></text:p>
      <text:p text:style-name="P125"><text:span text:style-name="T345">- </text:span><text:span text:style-name="T347">А</text:span><text:span text:style-name="T345"> </text:span><text:span text:style-name="T347">адмирал Её Величества, </text:span><text:span text:style-name="T352">легат</text:span><text:span text:style-name="T347"> Эйронсмайл, решил отлучиться с битвы и нарвать ромашек на склоне горы Аденау? - </text:span><text:span text:style-name="T345">язвительно подкалывает сестра. - </text:span><text:span text:style-name="T635">Мы</text:span><text:span text:style-name="T347"> больше повер</text:span><text:span text:style-name="T635">им</text:span><text:span text:style-name="T347"> в то, что </text:span><text:span text:style-name="T345">свихнулся автопилот, </text:span><text:span text:style-name="T347">замкнул управление на себя</text:span><text:span text:style-name="T345"> и увёл воздушную крепость с поля боя. </text:span><text:span text:style-name="T347">Мы так и не успели оттестировать эти </text:span><text:span text:style-name="T723">кристаллические</text:span><text:span text:style-name="T347"> мозги. Или же кто-то помог им свихнуться!</text:span></text:p>
      <text:p text:style-name="P859"><text:span text:style-name="T347">Л</text:span><text:span text:style-name="T110">уна мрачно сверлит взглядом затылок радистки.</text:span></text:p>
      <text:p text:style-name="P125"><text:span text:style-name="T345">- </text:span><text:span text:style-name="T347">Может быть и так, - примирительно говорю я. - Я верю адмиралу. </text:span><text:span text:style-name="T351">Её Величество</text:span><text:span text:style-name="T347"> буквально стала ему приёмной матерью, устроив в </text:span><text:span text:style-name="T351">королевскую </text:span><text:span text:style-name="T347">школу для сирот и направляя его в течение всей карьеры.</text:span></text:p>
      <text:p text:style-name="P510">- Армаринд, ответьте! Армаринд, ответьте! Андориан вызывает!</text:p>
      <text:p text:style-name="P121"><text:soft-page-break/><text:span text:style-name="T344">- </text:span><text:span text:style-name="T347">А к</text:span><text:span text:style-name="T344">ак могли пасть северные крепости? Да ещё так быстро? </text:span><text:span text:style-name="T345">Гвардейские</text:span><text:span text:style-name="T344"> легионы королевы не могли сложить оружие, - </text:span><text:span text:style-name="T347">снова вопрошает </text:span><text:span text:style-name="T352">сестра</text:span><text:span text:style-name="T347"> пространство. - Слишком много критических провалов за последние </text:span><text:span text:style-name="T362">два месяца</text:span><text:span text:style-name="T347">…</text:span></text:p>
      <text:p text:style-name="P511">- Корморан, ответьте, вызывает Андориан… Корморан, вас слышу! Слышу вас!!! Андориан на связи!</text:p>
      <text:p text:style-name="P123"><text:span text:style-name="T344">О</text:span><text:span text:style-name="T345">т возбуждения кобылка </text:span><text:span text:style-name="T348">хлопает</text:span><text:span text:style-name="T345"> крыльями. Она, зацепившись за рог, </text:span><text:span text:style-name="T348">срывает</text:span><text:span text:style-name="T345"> наушники и </text:span><text:span text:style-name="T348">стучит </text:span><text:span text:style-name="T345">копытом по кнопке громкой связи.</text:span></text:p>
      <text:p text:style-name="P512"/>
      <text:p text:style-name="P858"><text:span text:style-name="T110">- Корморан вас слышит! </text:span><text:span text:style-name="T350">Андориан, п</text:span><text:span text:style-name="T110">риём!</text:span></text:p>
      <text:p text:style-name="P123"><text:span text:style-name="T345">- </text:span><text:span text:style-name="T349">Краткий репорт обстановки, Корморан! </text:span><text:span text:style-name="T345">- приказ</text:span><text:span text:style-name="T348">ывает</text:span><text:span text:style-name="T345"> Луна.</text:span></text:p>
      <text:p text:style-name="P512"/>
      <text:p text:style-name="P126"><text:span text:style-name="T344">Оглушительный разрыв разда</text:span><text:span text:style-name="T354">ётся</text:span><text:span text:style-name="T344"> над головами всех присутствующих. По потолку полз</text:span><text:span text:style-name="T353">ут</text:span><text:span text:style-name="T344"> трещины. </text:span><text:span text:style-name="T354">Светильники </text:span><text:span text:style-name="T355">гаснут</text:span><text:span text:style-name="T354">, мигнув пару раз на прощание. </text:span><text:span text:style-name="T356">Сдавленные вопли перемежаются со стуком опрокидываемых на пол </text:span><text:span text:style-name="T414">тумбочек</text:span><text:span text:style-name="T356">. </text:span><text:span text:style-name="T355">Шум и неразбериха прерываются властным голосом </text:span><text:span text:style-name="T356">сестры</text:span><text:span text:style-name="T355">.</text:span></text:p>
      <text:p text:style-name="P513">- Пойд<text:span text:style-name="T1458">ем</text:span>, разбер<text:span text:style-name="T1458">ёмся</text:span>, что там происходит.</text:p>
      <text:p text:style-name="P513"/>
      <text:p text:style-name="P860"><text:span text:style-name="T110">С тихим щелчком включается красный свет аварийного освещения. </text:span><text:span text:style-name="T356">В закрывающемся проёме выхода видны очертания облечённой в силовые доспехи Луны.</text:span></text:p>
      <text:p text:style-name="P514"/>
      <text:p text:style-name="P126"><text:span text:style-name="T356">- … </text:span><text:span text:style-name="T357">шшш… </text:span><text:span text:style-name="T363">три</text:span><text:span text:style-name="T357"> башни из пяти. Держимся за счёт автоматических </text:span><text:span text:style-name="T396">турелей</text:span><text:span text:style-name="T357"> и автономных силовых костюмов, - ожил переключённый на аварийное питание передатчик. - </text:span><text:span text:style-name="T358">Они наступают волнами, раз в пять-семь часов. По нашим оценкам, в </text:span><text:span text:style-name="T396">Нейвилле</text:span><text:span text:style-name="T358"> проживало до пятидесяти тысяч. </text:span><text:span text:style-name="T1202">Около сем</text:span><text:span text:style-name="T1203">и</text:span><text:span text:style-name="T1202"> тысяч </text:span><text:span text:style-name="T1203">мы уже насчитали тут, в армии виндов. Остальным или удалось уйти, или они штурмуют соседние крепости</text:span><text:span text:style-name="T358">. Не устоим без вариантов. </text:span><text:span text:style-name="T363">Ещё с неделю продержимся, не больше. </text:span><text:span text:style-name="T396">Потом закончатся боеприпасы.</text:span></text:p>
      <text:p text:style-name="P126"><text:span text:style-name="T358">-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96">Нейвиль</text:span><text:span text:style-name="T358">? </text:span><text:span text:style-name="T359">Что случилось, лягни вас буйвол?</text:span></text:p>
      <text:p text:style-name="P127"><text:span text:style-name="T359">О</text:span><text:span text:style-name="T360">т волнения в мою речь прокрадыва</text:span><text:span text:style-name="T361">ются</text:span><text:span text:style-name="T360"> словечки из солдатского жаргона моей младшей сестрицы. Нехорошо </text:span><text:span text:style-name="T361">ведущему сотруднику и сильнейшему магу Астромеханического университета скатываться до <text:s/></text:span><text:span text:style-name="T362">сержантского </text:span><text:span text:style-name="T723">слэнга</text:span><text:span text:style-name="T361">.</text:span></text:p>
      <text:p text:style-name="P126"><text:span text:style-name="T359">- Я ж</text:span><text:span text:style-name="T361">е</text:span><text:span text:style-name="T359"> объясняю, </text:span><text:span text:style-name="T360">они проникают внутрь. Достаточно </text:span><text:span text:style-name="T1204">прикосновения</text:span><text:span text:style-name="T1201"> на три-четыре секунды</text:span><text:span text:style-name="T360">, и виндиго захватывают </text:span><text:span text:style-name="T362">разум</text:span><text:span text:style-name="T360">.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126"><text:span text:style-name="T360">- </text:span><text:span text:style-name="T362">Что? Как? Как такое возможно? - информация не укладывается у меня в голове. - </text:span><text:span text:style-name="T363">Мы двести лет ведём войну и до сих пор ничего подобного не случалось. </text:span><text:span text:style-name="T800">На проникновение в разум виндиго требуется более часа, они могут это проделывать только с пленными.</text:span></text:p>
      <text:p text:style-name="P126"><text:span text:style-name="T362">- </text:span><text:span text:style-name="T363">Они научили</text:span><text:span text:style-name="T367">с</text:span><text:span text:style-name="T363">ь этому совсем недавно. Южную башню </text:span><text:span text:style-name="T368">винд</text:span><text:span text:style-name="T371">ы</text:span><text:span text:style-name="T363"> взяли таким образом два месяца назад. Потом Центральную и Западную. </text:span><text:span text:style-name="T371">Главное, чем захваченный аликорн отличается от нормального — его зрачки становятся узкими. Они не могут это скрывать. </text:span><text:span text:style-name="T362">Мы пытались связаться с вами и соседями. Но </text:span><text:span text:style-name="T371"><text:s/>винды</text:span><text:span text:style-name="T362"> захватили «Маджестик» и глушат сигнал. Странно, что вы к нам пробились.</text:span></text:p>
      <text:p text:style-name="P126"><text:soft-page-break/><text:span text:style-name="T362">- </text:span><text:span text:style-name="T363">Мы подключили передатчик к антенне лаборатории, - объясняю я. И внезапно понимаю происходящее. - Луна!!!</text:span></text:p>
      <text:p text:style-name="P515"/>
      <text:p text:style-name="P129"><text:span text:style-name="T363">Я бегу к выходу из убежища, на ходу активировав силов</text:span><text:span text:style-name="T364">ые</text:span><text:span text:style-name="T363"> </text:span><text:span text:style-name="T364">доспехи</text:span><text:span text:style-name="T363">. Экзоскелет бронескафандра повизгивает <text:s/></text:span><text:span text:style-name="T368">сервомоторами </text:span><text:span text:style-name="T363">на особо крутых виражах, пока я несусь на верхние ярусы Андориана. </text:span><text:span text:style-name="T364">Десятитысячелетняя крепость знавала и худшие времена, </text:span><text:span text:style-name="T365">но </text:span><text:span text:style-name="T368">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130"><text:span text:style-name="T368">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69">правда, </text:span><text:span text:style-name="T368">не умеют сражаться, но многие из них неплохие маги. </text:span><text:span text:style-name="T369">И сколько из них сейчас перешло на сторону </text:span><text:span text:style-name="T372">врага</text:span><text:span text:style-name="T369">? Мы зашли в комнату радиосвязи, как только </text:span><text:span text:style-name="T370">небольшой </text:span><text:span text:style-name="T369">отряд </text:span><text:span text:style-name="T372">виндиго </text:span><text:span text:style-name="T414">показался у подножия скалы</text:span><text:span text:style-name="T370">. Обычное дело, раньше такие рейды отбивались в течении </text:span><text:span text:style-name="T372">четверти часа</text:span><text:span text:style-name="T370"> без особых проблем</text:span><text:span text:style-name="T369">. </text:span><text:span text:style-name="T370">Но прошло уже больше часа, а бой не стих. И, судя по звукам, он только разгорается.</text:span></text:p>
      <text:p text:style-name="P131"><text:span text:style-name="T370">И</text:span><text:span text:style-name="T372">з боковой двери на меня буквально вываливается легионер. </text:span><text:span text:style-name="T375">Увидев</text:span><text:span text:style-name="T372"> </text:span><text:span text:style-name="T373">меня, он испуганно о</text:span><text:span text:style-name="T375">ха</text:span><text:span text:style-name="T373">ет и прижимается к стене.</text:span></text:p>
      <text:p text:style-name="P131"><text:span text:style-name="T373">- </text:span><text:span text:style-name="T374">Где ваш шлем, солдат? Что с вашим </text:span><text:span text:style-name="T375">рогом? И… </text:span><text:span text:style-name="T374">Почему вы дро</text:span><text:span text:style-name="T375">жите?</text:span></text:p>
      <text:p text:style-name="P132"><text:span text:style-name="T375">Песчаного цвета аликорн с </text:span><text:span text:style-name="T379">обугленным</text:span><text:span text:style-name="T375"> рогом вжимается в стену в тщётном порыве быть от меня подальше и, судя по всему, готовиться упасть в обморок.</text:span></text:p>
      <text:p text:style-name="P132"><text:span text:style-name="T375">Я внезапно вспоминаю предостережение и внимательно всматриваюсь в его зрачки. К счастью, они </text:span><text:span text:style-name="T378">не узкие</text:span><text:span text:style-name="T375">. Это очень легко заметить, так как они расширены и </text:span><text:span text:style-name="T380">почти вытеснили белки глаз</text:span><text:span text:style-name="T375">.</text:span></text:p>
      <text:p text:style-name="P861"><text:span text:style-name="T375">Я </text:span><text:span text:style-name="T110">поднимаю забрало, чтобы он узнал меня.</text:span></text:p>
      <text:p text:style-name="P132"><text:span text:style-name="T375">Он </text:span><text:span text:style-name="T381">отвечает мне пронзительным взглядом</text:span><text:span text:style-name="T375"> в ответ и, внезапно, успокаивается.</text:span></text:p>
      <text:p text:style-name="P132"><text:span text:style-name="T375">- Вы — не они, - вздыхает он. - </text:span><text:span text:style-name="T376">У вас хорошие </text:span><text:span text:style-name="T377">глаза</text:span><text:span text:style-name="T376">. Круглые.</text:span></text:p>
      <text:p text:style-name="P130"><text:span text:style-name="T370">- </text:span><text:span text:style-name="T382">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83">ует</text:span><text:span text:style-name="T382">, аликорн расслаб</text:span><text:span text:style-name="T383">ляется</text:span><text:span text:style-name="T382"> и отлепл</text:span><text:span text:style-name="T383">ивается</text:span><text:span text:style-name="T382"> от стены.</text:span></text:p>
      <text:p text:style-name="P130"><text:span text:style-name="T382">- </text:span><text:span text:style-name="T384">Вы не понимаете. Там, — легионер указывает копытом в сторону двери, - творится что-то ужасное. Моя центурия </text:span><text:span text:style-name="T414">обходила периметр стены у с</text:span><text:span text:style-name="T384">еверной башни. </text:span><text:span text:style-name="T414">Мы встретили там трёх незнакомых аликорнов, открывающих ворота. Мы не успели остановить их — в открытые ворота сразу ринулись винды. </text:span><text:span text:style-name="T384">Отряд совсем небольшой, ничего серьёзного. Обычно при таком соотношении сил виндиго разворачиваются и уходят. Но не в этот раз. </text:span><text:span text:style-name="T385">Виндиго вступили в бой с передовыми бойцами нашего построения. И…</text:span></text:p>
      <text:p text:style-name="P133"><text:span text:style-name="T385">Легионер зап</text:span><text:span text:style-name="T386">инается</text:span><text:span text:style-name="T385">. Он молча хлопа</text:span><text:span text:style-name="T386">ет</text:span><text:span text:style-name="T385"> глазами и не мо</text:span><text:span text:style-name="T386">жет</text:span><text:span text:style-name="T385"> произнести ни слова.</text:span></text:p>
      <text:p text:style-name="P516">- Как тебя зовут, солдат? - когда наступает психологический шок, лучше всего его преодолевать простыми маленькими шагами. <text:span text:style-name="T1339">Я давно </text:span><text:span text:style-name="T1510">э</text:span><text:span text:style-name="T1339">то усвоила, общаясь со студентами.</text:span></text:p>
      <text:p text:style-name="P133"><text:span text:style-name="T385">- Ринс. Ринс Стилфизер. </text:span><text:span text:style-name="T387">Л</text:span><text:span text:style-name="T386">ибрарий </text:span><text:span text:style-name="T387">первой центурии первой когорты шестого легиона.</text:span></text:p>
      <text:p text:style-name="P862"><text:span text:style-name="T110">- </text:span><text:span text:style-name="T386">Успокойся, Ринс</text:span><text:span text:style-name="T387">. </text:span><text:span text:style-name="T388">У тебя есть дети?</text:span></text:p>
      <text:p text:style-name="P517">- Дочка.</text:p>
      <text:p text:style-name="P518"><text:soft-page-break/>Взгляд солдата стал более осмысленным, зрачки почти вернулись в нормальный размер.</text:p>
      <text:p text:style-name="P134"><text:span text:style-name="T388">- Её зовут Дикси. Эвакуировалась за океан, с женой. Месяц назад прислала открытку. Там </text:span><text:span text:style-name="T389">карнавал! Маски, конфетти, </text:span><text:span text:style-name="T390">фейерверки! М</text:span><text:span text:style-name="T389">ороженное </text:span><text:span text:style-name="T390">на пляже</text:span><text:span text:style-name="T389">! <text:s/>- восхищённо говорил Ринс, его глаза сияли. Он был счастлив отвлечься от реальности.</text:span></text:p>
      <text:p text:style-name="P134"><text:span text:style-name="T389">- Отлично. </text:span><text:span text:style-name="T390">Я счастлива, что твоя семья в полной безопасности, - произнесла я с ударением на безопасность. - <text:s/></text:span><text:span text:style-name="T391">И с ними ничего плохого не случится, потому что ты защищаешь их покой. </text:span><text:span text:style-name="T390">Теперь расскажи мне, что случилось во время недавнего боя с виндиго?</text:span></text:p>
      <text:p text:style-name="P134"><text:span text:style-name="T390">- </text:span><text:span text:style-name="T391">Они </text:span><text:span text:style-name="T393">обнимали нас</text:span><text:span text:style-name="T391">. </text:span><text:span text:style-name="T393">Одн</text:span><text:span text:style-name="T396">а</text:span><text:span text:style-name="T393"> виндиго отбивает удар копьём, а втор</text:span><text:span text:style-name="T396">ая</text:span><text:span text:style-name="T393"> прижимает </text:span><text:span text:style-name="T396">копыта</text:span><text:span text:style-name="T391"> </text:span><text:span text:style-name="T393">к шлему вот так, - Ринс прижимает </text:span><text:span text:style-name="T396">копыта</text:span><text:span text:style-name="T393"> к ушам, - </text:span><text:span text:style-name="T396">поднимает забрало и целует. </text:span><text:span text:style-name="T440">И через три секунды у них становится одним виндом больше, а у нас — одним солдатом меньше.</text:span><text:span text:style-name="T396"> И</text:span><text:span text:style-name="T391"> </text:span><text:span text:style-name="T393">первые ряды</text:span><text:span text:style-name="T391"> </text:span><text:span text:style-name="T393">стали разворачиваться и</text:span><text:span text:style-name="T391"> сражаться с нами, - </text:span><text:span text:style-name="T392">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93">Как будто мы </text:span><text:span text:style-name="T398">с Троттером </text:span><text:span text:style-name="T393">не пили кальвадос в «Хромом осле»!</text:span></text:p>
      <text:p text:style-name="P863"><text:span text:style-name="T392">Я </text:span><text:span text:style-name="T110">замечаю вмятину на нагруднике Ринса.</text:span></text:p>
      <text:p text:style-name="P135"><text:span text:style-name="T399">- </text:span><text:span text:style-name="T393">И </text:span><text:span text:style-name="T398">я зметил это. Сначала у Троттера, а потом и у всех остальных</text:span><text:span text:style-name="T393">. </text:span><text:span text:style-name="T398">У</text:span><text:span text:style-name="T393">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402">Они были обращёнными. </text:span><text:span text:style-name="T395">Их души украли винды!</text:span></text:p>
      <text:p text:style-name="P864"><text:span text:style-name="T393">Л</text:span><text:span text:style-name="T110">егионер всхли</text:span><text:span text:style-name="T394">пывает</text:span><text:span text:style-name="T110">. Его тряс</text:span><text:span text:style-name="T394">ёт</text:span><text:span text:style-name="T110">.</text:span></text:p>
      <text:p text:style-name="P136"><text:span text:style-name="T390">- </text:span><text:span text:style-name="T397">У меня с детства был дар к левитации. Я мог поднять в воздух целы</text:span><text:span text:style-name="T398">х</text:span><text:span text:style-name="T397"> </text:span><text:span text:style-name="T398">два </text:span><text:span text:style-name="T397">ящик</text:span><text:span text:style-name="T398">а</text:span><text:span text:style-name="T397"> с сидром! </text:span><text:span text:style-name="T398">Один раз я приподнял целого центуриона Громера после обеда — а он очень грузный жеребец!</text:span><text:span text:style-name="T397"> Но сейчас я расшвырял </text:span><text:span text:style-name="T400">две </text:span><text:span text:style-name="T397">дюжин</text:span><text:span text:style-name="T400">ы</text:span><text:span text:style-name="T397"> виндов, только чтобы не дать им прикоснуться к себе — и мой рог сгорел! У меня больше нет магии!</text:span></text:p>
      <text:p text:style-name="P134"><text:span text:style-name="T397">- </text:span><text:span text:style-name="T400">Мужайся, солдат! Ты же воин элитного подразделения королевы!</text:span></text:p>
      <text:p text:style-name="P519">- Я всего лишь писарь. Все мои товарищи пропали — один за другим, пока я не остался один! Они смеялись мне в лицо, нацеливая на меня пики!</text:p>
      <text:p text:style-name="P521">Солдат тяжело дышит. Его снова трясёт дрожь. Надо бы сказать Луне, чтобы усилила кон<text:span text:style-name="T1346">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521"><text:s/></text:p>
      <text:p text:style-name="P137"><text:span text:style-name="T401">Я смотрю за спину Ринса, в </text:span><text:span text:style-name="T402">комнату</text:span><text:span text:style-name="T401">. Там разбитое окно, через которое он вломился с улицы.</text:span></text:p>
      <text:p text:style-name="P520">- <text:span text:style-name="T1340">Ты видел её? Ты видел Луну?</text:span></text:p>
      <text:p text:style-name="P522">Легионер опять закатывает глаза и готовится упасть в обморок, но я звонкой пощёчиной возвращаю его к жизни.</text:p>
      <text:p text:style-name="P138"><text:span text:style-name="T403">- </text:span><text:span text:style-name="T402">Нашего </text:span><text:span text:style-name="T408">ц</text:span><text:span text:style-name="T403">ентуриона? Да, конечно, </text:span><text:span text:style-name="T402">я видел её</text:span><text:span text:style-name="T403">… </text:span><text:span text:style-name="T404">Винды </text:span><text:span text:style-name="T402">вместе с обращёнными повалили водонапорную башню </text:span><text:span text:style-name="T405">на арсенал и </text:span><text:span text:style-name="T781">вполовину</text:span><text:span text:style-name="T405"> разрушили его. Они стали разбирать завалы, чтобы добраться… Ну, вы понимаете?</text:span></text:p>
      <text:p text:style-name="P36"><text:span text:style-name="T405">Да, я понимаю. В арсенале хранятся Элементы </text:span><text:span text:style-name="T1573">Возмездия</text:span><text:span text:style-name="T1341">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1342">третьего типа</text:span><text:span text:style-name="T1341">. </text:span><text:span text:style-name="T1342">Увы, нам пришлось использовать самый слабый тип магии, чтобы Элементами не смогли </text:span><text:soft-page-break/><text:span text:style-name="T1342">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text:span><text:span text:style-name="T1363">Сильнейшие маги с помощью Элементов могут создавать </text:span><text:span text:style-name="T1573">землетрясения, </text:span><text:span text:style-name="T1363"><text:s/>смерчи или шары концентрированной плазмы.</text:span><text:span text:style-name="T1342"> И вот теперь я не уверена, что винды не смогут использовать Элементы – мы </text:span><text:span text:style-name="T1343">ведь </text:span><text:span text:style-name="T1342">ничего не знаем об обращённых! </text:span></text:p>
      <text:p text:style-name="P37">Должно быть, та же мысль посетила и Луну.</text:p>
      <text:p text:style-name="P37"/>
      <text:p text:style-name="P36"><text:span text:style-name="T1342">- </text:span><text:span text:style-name="T1343">И </text:span><text:span text:style-name="T1344">тут </text:span><text:span text:style-name="T1343">со стороны </text:span><text:span text:style-name="T1344">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1345">было буквально пять минут назад.</text:span></text:p>
      <text:p text:style-name="P36">- <text:span text:style-name="T1345">И ты молча смотрел на это и не предпринял попыток помочь?!!</text:span></text:p>
      <text:p text:style-name="P38">Ринс только молча смотрит на меня, открывая рот, как выброшенная на берег рыба.</text:p>
      <text:p text:style-name="P38">Я с рычанием подбегаю к разбитому окну. Трусость легионера будит неведомую мне раньше ярость, я боюсь задушить его в магическом захвате!</text:p>
      <text:p text:style-name="P3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39">Она добралась до Элементов! Она не пострадала! Моя сестра жива! - поёт мо<text:span text:style-name="T1347">я</text:span> душ<text:span text:style-name="T1347">а</text:span>.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9">Я уже простила Ринсу его трусость и приветливо киваю ему, проходя мимо.</text:p>
      <text:p text:style-name="P39">- Иди в комнату радиосвязи и ожидай нас там.</text:p>
      <text:p text:style-name="P39">Легионер облегчённо вздыхает и мчится прочь.</text:p>
      <text:p text:style-name="P36"/>
      <text:p text:style-name="P40">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text:span text:style-name="T1348">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text:span><text:span text:style-name="T1349">у самих Элементов, охраняя их</text:span><text:span text:style-name="T1348">?</text:span></text:p>
      <text:p text:style-name="P41">Дубовая дверь хранилища вырвана с замком и накренилась к полу на одной петле.</text:p>
      <text:p text:style-name="P41">С замирающим сердце<text:span text:style-name="T1350">м</text:span> вхожу внутрь.</text:p>
      <text:p text:style-name="P42"><text:span text:style-name="T1350">На груде камней, в которых я узнаю остатки статуи </text:span><text:span text:style-name="T1351">генерала Бурелома, высится сейф-ларец – контейнер Элементов. Луна лежит на нём с закрытыми глазами, обнимая его всеми четырьмя ногами и прикрыв крыльями.</text:span></text:p>
      <text:p text:style-name="P43">Больше в хранилище никого нет.</text:p>
      <text:p text:style-name="P43"/>
      <text:p text:style-name="P43"><text:soft-page-break/>- <text:span text:style-name="T1352">Луна!</text:span></text:p>
      <text:p text:style-name="P44">Сестра молчит. <text:span text:style-name="T1351"><text:s/>Её губы шевелятся.</text:span></text:p>
      <text:p text:style-name="P44">- Луна, очнись! Всё закончилось! Где остальные?</text:p>
      <text:p text:style-name="P44">Я наклоняюсь к сестре, чтобы услышать её шёпот.</text:p>
      <text:p text:style-name="P45"><text:span text:style-name="T1352">- </text:span><text:span text:style-name="T1353">Нотхуурр шанграа хиссандурр…</text:span></text:p>
      <text:p text:style-name="P45">- <text:span text:style-name="T1353">Что?</text:span></text:p>
      <text:p text:style-name="P49"><text:span text:style-name="T1459">Шёпот совсем не похож на </text:span><text:span text:style-name="T1461">армейский слэнг</text:span><text:span text:style-name="T1459"> </text:span><text:span text:style-name="T1468">преторианских казарм, которым пользуется </text:span><text:span text:style-name="T1459">сестр</text:span><text:span text:style-name="T1468">а</text:span><text:span text:style-name="T1459">. Есть в нём что-то от шипения зме</text:span><text:span text:style-name="T1460">й</text:span><text:span text:style-name="T1459"> и жужжания насекомых одновременно.</text:span></text:p>
      <text:p text:style-name="P46"><text:span text:style-name="T1354">Луна </text:span><text:span text:style-name="T1355">отк</text:span><text:span text:style-name="T1354">рывает глаза. На мгновение мне кажется… Да нет, просто показалось. Луна смотрит на меня с удивлением.</text:span></text:p>
      <text:p text:style-name="P46">- <text:span text:style-name="T1354">Сестра?</text:span></text:p>
      <text:p text:style-name="Text_20_body">- <text:span text:style-name="T1356">Сестра?</text:span></text:p>
      <text:p text:style-name="P48">Наш одновременный вопрос сливается в единый возглас. Я прижимаюсь носом к её скуле и помогаю встать.</text:p>
      <text:p text:style-name="P47">- <text:span text:style-name="T1356">Винды забрали к себе всех </text:span><text:span text:style-name="T1458">Наших</text:span><text:span text:style-name="T1356"> солдат, - </text:span><text:span text:style-name="T1358">хрипло </text:span><text:span text:style-name="T1356">отвечает Луна на мой невысказанный вопрос. - </text:span><text:span text:style-name="T1357">Но </text:span><text:span text:style-name="T1458">Нас</text:span><text:span text:style-name="T1357"> забрать не смогли. </text:span><text:span text:style-name="T1458">Мы</text:span><text:span text:style-name="T1357"> активировал</text:span><text:span text:style-name="T1458">и</text:span><text:span text:style-name="T1357"> щит Элементов и их вышвырнуло прочь.</text:span></text:p>
      <text:p text:style-name="P523">Сестра, пошатываясь, выходит из хранилища.</text:p>
      <text:p text:style-name="P140"><text:span text:style-name="T409">Я выхожу в след за ней. Вырванную с мясом дверь уже не починить, но это и не требуется — все враги остались за барьером. </text:span><text:span text:style-name="T410">Силуэт Луны скрывается в проёме выхода, её тень ещё некоторое время движется по полу коридора. </text:span><text:span text:style-name="T409">Я </text:span><text:span text:style-name="T410">оборачиваюсь и </text:span><text:span text:style-name="T409">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text:span><text:span text:style-name="T410">пока, наконец, в сознании не формируется пронзительный вопрос , уже облачённый в нотки истерии.</text:span></text:p>
      <text:p text:style-name="P524"/>
      <text:p text:style-name="P524">КАК могла Луна активировать Элементы, если ларец ЗАПЕРТ? <text:span text:style-name="T1374">Почему она соврала мне, что активировала их?</text:span></text:p>
      <text:p text:style-name="P524"><text:span text:style-name="T1359">Н</text:span>ичего не понимаю.</text:p>
      <text:p text:style-name="P523"/>
      <text:p text:style-name="P140"><text:span text:style-name="T419">Мысли прерываются </text:span><text:span text:style-name="T410">крик</text:span><text:span text:style-name="T419">ами</text:span><text:span text:style-name="T410">, треск</text:span><text:span text:style-name="T419">ом</text:span><text:span text:style-name="T410"> и шипение</text:span><text:span text:style-name="T419">м</text:span><text:span text:style-name="T410">. Я спешу наверх, </text:span><text:span text:style-name="T420">спотыкаясь об обломки штукатурки</text:span><text:span text:style-name="T410">.</text:span></text:p>
      <text:p text:style-name="P143"><text:span text:style-name="T416">За розоватым барьером щита маячат крылатые тени. Время от времени одна из них испускает зелёный луч в основание южной башни. </text:span><text:span text:style-name="T420">Лучи беспрепятственно пронзают щит.</text:span><text:span text:style-name="T416"> </text:span><text:span text:style-name="T420">О</text:span><text:span text:style-name="T416">т попаданий </text:span><text:span text:style-name="T417">летят раскалённые камни, горят деревянные перекрытия, текут ручейки </text:span><text:span text:style-name="T418">расплавленного стекла</text:span><text:span text:style-name="T417">.</text:span></text:p>
      <text:p text:style-name="P540">&lt;<text:span text:style-name="T29">раскрыть огромную статую аликорна в донжоне</text:span>&gt;</text:p>
      <text:p text:style-name="P143"><text:span text:style-name="T417">- </text:span><text:span text:style-name="T421">Консул Селестия! Консул Селестия! Сюда!</text:span></text:p>
      <text:p text:style-name="P527">С крепостной стены мне отчаянно машет <text:span text:style-name="T1492">фигура. Только по покрытой сажей и грязью семёрке на автодоспехе я узнаю легата Хай Глори. О</text:span>н с десятком солдат перехватывают пронизывающие барьер <text:soft-page-break/>лучи зеркальными ловушками. <text:span text:style-name="T1370">Два роботизированных силовых костюма стоят тут же, неуклюже наводя на мечущиеся тени </text:span><text:span text:style-name="T1371">горгонарий.</text:span></text:p>
      <text:p text:style-name="P145"><text:span text:style-name="T421">- Помогите! Наши силы на исходе, мы выгорим минут за десять! - Легат указывает на трёх гвардейцев, лежащих с обугленными рогами без сознания под стеной . - </text:span><text:span text:style-name="T424">Девятнадцать</text:span><text:span text:style-name="T421"> зеркал за пятнадцать минут! Я даже в команде колледжа </text:span><text:span text:style-name="T422">за всю </text:span><text:span text:style-name="T426">партию гриммича</text:span><text:span text:style-name="T421"> больше семи не создавал, а ведь я уже не молод!</text:span></text:p>
      <text:p text:style-name="P646"/>
      <text:p text:style-name="P144"><text:span text:style-name="T417">О</text:span><text:span text:style-name="T418">дна из теней приближается к границе щита </text:span><text:span text:style-name="T421">с той стороны. Я</text:span><text:span text:style-name="T418"> узнаю Найт Эрроу — </text:span><text:span text:style-name="T425">одну из стражей-охранниц легата</text:span><text:span text:style-name="T418">. Он</text:span><text:span text:style-name="T423">а</text:span><text:span text:style-name="T418"> </text:span><text:span text:style-name="T421">зависает в воздухе, прижимаясь головой к упругой розовой мембране. Е</text:span><text:span text:style-name="T758">ё</text:span><text:span text:style-name="T421"> узкие зрачки пронизывают меня насквозь. «</text:span><text:span text:style-name="T758">Чайшанссиии!» - шипит она.</text:span><text:span text:style-name="T421"> Затем, без малейшей подготовки, е</text:span><text:span text:style-name="T758">ё</text:span><text:span text:style-name="T421"> рог вспыхивает зелёным огнём и луч прожигает воздух по направлению ко мне. </text:span></text:p>
      <text:p text:style-name="P527">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528">Найт Эрроу также падает с дымящимся рогом по другую сторон<text:span text:style-name="T1366">у</text:span> стены.</text:p>
      <text:p text:style-name="P527">- <text:span text:style-name="T1364">Помогите нам, умоляю! Мы долго не продержимся! - чуть не плачет Хай Глори. - </text:span><text:span text:style-name="T1365">Они делают один-два выстрела и сгорают также, но их гораздо больше, чем нас! </text:span><text:span text:style-name="T1367">Винды обернули наших солдат против нас — теперь мы в меньшинстве.</text:span></text:p>
      <text:p text:style-name="P529">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529"/>
      <text:p text:style-name="P529">Значит, пришло время. <text:span text:style-name="T1368">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text:span><text:span text:style-name="T1369">в </text:span><text:span text:style-name="T1368"><text:s/>виндиго. Пора уходить.</text:span></text:p>
      <text:p text:style-name="P230"><text:span text:style-name="T1188">Я вспоминаю тайное совещание королевы </text:span><text:span text:style-name="T1187">в Ундариене четыре</text:span><text:span text:style-name="T1189"> года</text:span><text:span text:style-name="T1188">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span></text:p>
      <text:p text:style-name="P530">…</text:p>
      <text:p text:style-name="P404"><text:span text:style-name="T42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text:span><text:span text:style-name="T428">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span></text:p>
      <text:p text:style-name="P230"><text:span text:style-name="T1264">- </text:span><text:span text:style-name="T1265">Что может случиться с нами сейчас, моя королева? </text:span><text:span text:style-name="T1266">Моя задница чует победу!</text:span><text:span text:style-name="T1265"> - как всегда, в развязной манере выступил </text:span><text:span text:style-name="T1267">трибун</text:span><text:span text:style-name="T1265"> Майлд Брэйн. - Грандфлаеры сметут эту шушеру в самый Тартар, где им и место! </text:span><text:span text:style-name="T1268">Север и восток уже зачищены от виндов, юг последует за ними, как только мы достроим «</text:span><text:span text:style-name="T1278">Громовержца</text:span><text:span text:style-name="T1268">».</text:span></text:p>
      <text:p text:style-name="P405"><text:span text:style-name="T429">Н</text:span><text:span text:style-name="T431">а глобусе Орунгуна освобождённые территории подсвечивались </text:span><text:span text:style-name="T432">золотым, оккупированные — бирюзовым. Бирюза </text:span><text:span text:style-name="T434">всё </text:span><text:span text:style-name="T432">занимала ещё четверть </text:span><text:span text:style-name="T435">В</text:span><text:span text:style-name="T432">еликого континента и весь </text:span><text:span text:style-name="T435">М</text:span><text:span text:style-name="T432">алый, в то время как ещё три года назад у нас оставалось не более половины великого.</text:span></text:p>
      <text:p text:style-name="P288"><text:soft-page-break/><text:span text:style-name="T1268">- </text:span><text:span text:style-name="T1272">Также мы думали пятьдесят лет назад, когда перевели промышленность на военные рельсы </text:span><text:span text:style-name="T1242">и сформировали регулярную армию</text:span><text:span text:style-name="T1272">. И двадцать лет назад, когда появились первые охранные турели. </text:span><text:span text:style-name="T1273">И </text:span><text:span text:style-name="T1272">десять лет назад, когда разработали автономные силовые костюмы. </text:span><text:span text:style-name="T1273">Но </text:span><text:span text:style-name="T1274">против наших армий вышла ледяная армада</text:span><text:span text:style-name="T1273">. На охранные турели </text:span><text:span text:style-name="T1274">они </text:span><text:span text:style-name="T1273">ответили тактикой роя </text:span><text:span text:style-name="T1274">и лучёмётами. А наши воины в силовой броне стали переходить на сторону виндов после обращения.</text:span><text:span text:style-name="T1272"> </text:span><text:span text:style-name="T1275">Каждый раз виндиго изобретали ответную тактику, которая нивелировала наше техномагическое преимущество. </text:span><text:span text:style-name="T1272">Мне очень хочется верить, что гранд-флаеры преломят ход войны, но </text:span><text:span text:style-name="T1276">я не собираюсь ставить будущее «Семи вечностей» в зависимость от ещё одной военной технологи</text:span><text:span text:style-name="T1277">и</text:span><text:span text:style-name="T1276">.</text:span></text:p>
      <text:p text:style-name="P404"><text:span text:style-name="T430">- </text:span><text:span text:style-name="T431">Но ведь если мы победим, в проекте вообще не будет смысла! - воскликнул Майлд Брэйн. - </text:span><text:span text:style-name="T433">Зачем отвлекать ресурсы на очкариков!</text:span></text:p>
      <text:p text:style-name="P231"><text:span text:style-name="T1267">Легаты</text:span><text:span text:style-name="T1269"> за его спиной недовольно зашептались. </text:span><text:span text:style-name="T1270">Я и сама едва сдержалась, чтобы не осадить его предельно жёстко. </text:span><text:span text:style-name="T1269">Так перечить королеве мог только недалёкий грубиян Майл</text:span><text:span text:style-name="T1271">д</text:span><text:span text:style-name="T1269">, но его боевые заслуги позволяли ему и не такие выходки.</text:span></text:p>
      <text:p text:style-name="P146"><text:span text:style-name="T1241">Королева долго смотрела на медленно вращающ</text:span><text:span text:style-name="T1242">ую</text:span><text:span text:style-name="T1241">ся </text:span><text:span text:style-name="T1242">голограмму</text:span><text:span text:style-name="T1241">, прежде чем ответить. Казалось, её совсем не задевает грубость Майлда.</text:span></text:p>
      <text:p text:style-name="P147"><text:span text:style-name="T1243">- </text:span><text:span text:style-name="T1242">В проекте есть смысл, даже если </text:span><text:span text:style-name="T1244">мы победим. </text:span><text:span text:style-name="T1251">В</text:span><text:span text:style-name="T1244"> нем был бы смысл даже если </text:span><text:span text:style-name="T1242">войны не было вовсе, - наконец тихо сказала она. - </text:span><text:span text:style-name="T1251">Долгие тысячи лет я была вашим правителем — и с самого начала наблюдала тенденцию. В самом начале, когда я стала вашим вождём, плем</text:span><text:span text:style-name="T1252">я</text:span><text:span text:style-name="T1251"> аликоронов было велико, оно населяло оба континента и остров Вандерис. Драгоценными украшениями покрывали земли Орунгуна прекрасные города. Дворцы </text:span><text:span text:style-name="T1252">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Разгадка оказалась печальной: мы вырождаемся.</text:span><text:span text:style-name="T1245">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text:span><text:span text:style-name="T1252">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147"><text:span text:style-name="T1252">К</text:span><text:span text:style-name="T1260">оролева Лорен вздохнула и отвернулась от голограммы. Её голос едва перекрывает жужжание </text:span><text:span text:style-name="T1262">голо</text:span><text:span text:style-name="T1260">проектора, но мы все слышим тихие слова.</text:span></text:p>
      <text:p text:style-name="P147"><text:span text:style-name="T1260">- Я помню времена, когда магии было больше. Мы могли летать без помощи крыльевых экстендеров, мы могли </text:span><text:span text:style-name="T1262">мыслью </text:span><text:span text:style-name="T1260">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text:span><text:span text:style-name="T1263">пра</text:span><text:span text:style-name="T1260">бабушки, в древние времена магии было ещё больше, </text:span><text:span text:style-name="T1263">а чудеса — ещё дивнее</text:span><text:span text:style-name="T1260">. Магия уходит из нашего мира и мы стали жадными, чтобы оставаться бессмертными. Мало кто </text:span><text:span text:style-name="T1263">теперь </text:span><text:span text:style-name="T1260">решается поделиться силой, чтобы завести жеребят.</text:span></text:p>
      <text:p text:style-name="P147"><text:span text:style-name="T1256">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text:span><text:span text:style-name="T1245">Центральные районы </text:span><text:span text:style-name="T1261">Великого континента</text:span><text:span text:style-name="T1245"> уже практически пусты, города превращаются в городки, городки — в посёлки, а посёлки — </text:span><text:span text:style-name="T1252">заросшие травой руины</text:span><text:span text:style-name="T1246">. </text:span><text:span text:style-name="T1261">На Малом жизнь теплится всего в пяти городах.</text:span><text:span text:style-name="T1246"> </text:span><text:span text:style-name="T1255">Остров Вандерис вымер уже две тысячи лет назад, его некогда гордые замки заносятся песком и населены лишь чайками. </text:span><text:span text:style-name="T1246">Даже </text:span><text:span text:style-name="T1253">в </text:span><text:span text:style-name="T1246">столиц</text:span><text:span text:style-name="T1253">е население</text:span><text:span text:style-name="T1246"> сократилась </text:span><text:span text:style-name="T1253">настолько, что древний замок Рондокринн </text:span><text:soft-page-break/><text:span text:style-name="T1253">теперь стоит в малонаселённой окраине </text:span><text:span text:style-name="T1255">и ухаживается одним садовником, ещё более старым, чем я — последним слугой вымершего рода</text:span><text:span text:style-name="T1246">. </text:span><text:span text:style-name="T1245">Война </text:span><text:span text:style-name="T1257">же </text:span><text:span text:style-name="T1245">всё ускорила — аликорны пропадают тысячами. </text:span><text:span text:style-name="T1257">Даже если мы победим, </text:span><text:span text:style-name="T1258">мы не сможем возродиться. Попросту, </text:span><text:span text:style-name="T1257">нас осталось слишком мало, чтобы поддерживать уст</text:span><text:span text:style-name="T1259">о</text:span><text:span text:style-name="T1257">йчивое развитие вида.</text:span><text:span text:style-name="T1245"> </text:span><text:span text:style-name="T1247">И потому выживание нашей культуры, нашей цивилизации зависит от того, сможем ли мы распространить её на молодые, более жизнеспособные племена. </text:span><text:span text:style-name="T1248">Именно в этом состоит цель </text:span><text:span text:style-name="T1247">«</text:span><text:span text:style-name="T1248">Семи вечностей». </text:span><text:span text:style-name="T1249">И </text:span><text:span text:style-name="T1250">вот </text:span><text:span text:style-name="T1249">по</text:span><text:span text:style-name="T1250">чем</text:span><text:span text:style-name="T1249">у он важнее даже </text:span><text:span text:style-name="T1254">нашей </text:span><text:span text:style-name="T1249">победы в </text:span><text:span text:style-name="T1251">этой </text:span><text:span text:style-name="T1249">войне…</text:span></text:p>
      <text:p text:style-name="P825">…</text:p>
      <text:p text:style-name="P148"><text:span text:style-name="T1279">Громкий треск и вспышки возвращают меня в реальность. На стене сражаются Хай Глори и четверо оставшихся </text:span><text:span text:style-name="T1282">воинов</text:span><text:span text:style-name="T1279">. </text:span><text:span text:style-name="T1281">Двое</text:span><text:span text:style-name="T1280"> </text:span><text:span text:style-name="T1282">преторианцев</text:span><text:span text:style-name="T1280"> с выгоревшими рогами у основания стены снимают автодоспехи с лежащих без сознания солдат. Почти сформированная фаланга автодоспехов стоит тут же.</text:span></text:p>
      <text:p text:style-name="P536">Я расправляю крылья. Необходимо срочно найти Луну. Наступило время последнего приказа королевы Лорен.</text:p>
      <text:p text:style-name="P363"><text:span text:style-name="T1283">(</text:span><text:span text:style-name="T109">уменьшить </text:span><text:span text:style-name="T1284">позор </text:span><text:span text:style-name="T109">«бегств</text:span><text:span text:style-name="T1284">а</text:span><text:span text:style-name="T109">» Сел и Луны, подчеркнуть их героизм)</text:span></text:p>
      <text:p text:style-name="P533"><text:line-break/><text:span text:style-name="T1372">~~~</text:span></text:p>
      <text:p text:style-name="P531"/>
      <text:p text:style-name="P563">Лучик света преломляется в бокале мартини и выходит радужным веером, соперничая с многоцветной гривой аликорницы.</text:p>
      <text:p text:style-name="P563"/>
      <text:p text:style-name="P532">- <text:span text:style-name="T1373">Теперь ты знаешь всё.</text:span></text:p>
      <text:p text:style-name="P149"><text:span text:style-name="T551">Селестия</text:span><text:span text:style-name="T436"> </text:span><text:span text:style-name="T549">раздвигает шторы. </text:span><text:span text:style-name="T551">С</text:span><text:span text:style-name="T549">ол</text:span><text:span text:style-name="T551">нечный </text:span><text:span text:style-name="T552">поток</text:span><text:span text:style-name="T549"> разгоня</text:span><text:span text:style-name="T551">е</text:span><text:span text:style-name="T549">т полутьму, в которой проходило повествование. Я словно выныриваю из событий, сотканных мягкой речью </text:span><text:span text:style-name="T551">аликорницы</text:span><text:span text:style-name="T549">.</text:span></text:p>
      <text:p text:style-name="P149"><text:span text:style-name="T436">- </text:span><text:span text:style-name="T437">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 </text:span></text:p>
      <text:p text:style-name="P149"><text:span text:style-name="T437">- Луна, - нетерпеливо перебивает меня Селестия, - Я описала тебе эпизод с охраной Элементов </text:span><text:span text:style-name="T1187">Возмездия</text:span><text:span text:style-name="T437">. Кто активировал элементы, если не </text:span><text:span text:style-name="T552">она</text:span><text:span text:style-name="T437">? Мой вопрос </text:span><text:span text:style-name="T439">тогда </text:span><text:span text:style-name="T437">так и остался нерешённым, </text:span><text:span text:style-name="T438">у меня не было времени на </text:span><text:span text:style-name="T439">разм</text:span><text:span text:style-name="T548">ы</text:span><text:span text:style-name="T439">шления</text:span><text:span text:style-name="T437">.</text:span></text:p>
      <text:p text:style-name="P865"><text:span text:style-name="T439">Но т</text:span><text:span text:style-name="T110">еперь я уверена, что знаю ответ.</text:span></text:p>
      <text:p text:style-name="P537"/>
      <text:p text:style-name="P150"><text:span text:style-name="T438">Аликорница медленно поворачивает ко мне глову. Её тёмный силуэт на ослепительном фоне </text:span><text:span text:style-name="T556">заходящего </text:span><text:span text:style-name="T552">солнца </text:span><text:span text:style-name="T438">излучает тревогу.</text:span></text:p>
      <text:p text:style-name="P537"/>
      <text:p text:style-name="P150"><text:span text:style-name="T410">- Элементы могут активироваться сами в одном-единственном случае — если виндиго будут рядом, в пределах </text:span><text:span text:style-name="T411">трид</text:span><text:span text:style-name="T410">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span></text:p>
      <text:p text:style-name="P150"><text:span text:style-name="T410">Луна активировать Элементы не могла. Но если они активировались сами, </text:span><text:span text:style-name="T411">значит</text:span><text:span text:style-name="T410">… </text:span><text:span text:style-name="T438">Значит, рядом были </text:span><text:span text:style-name="T552">ТОЛЬКО</text:span><text:span text:style-name="T438"> виндиго. </text:span><text:span text:style-name="T554">Понимаешь?</text:span></text:p>
      <text:p text:style-name="P525"><text:soft-page-break/>- <text:span text:style-name="T1375">Ты хочешь сказать, что они обернули Луну? </text:span>Но тогда бы её вышвырнуло бы вслед за остальными, <text:span text:style-name="T1360">разве нет</text:span>? - <text:span text:style-name="T1375">скептически замечаю я.</text:span></text:p>
      <text:p text:style-name="P564">В глазах немного двоится от резкого перехода к свету и чрезмерного количества алкоголя, выпитого мной за последние пару часов.</text:p>
      <text:p text:style-name="P562"/>
      <text:p text:style-name="P526">- <text:span text:style-name="T1375">Когда я вошла в хранилище, она обнимала ларец всеми четырьмя ногами, </text:span><text:span text:style-name="T1402">ещё и </text:span><text:span text:style-name="T1375">помогая себе крыльями. Возможно, это помогло ей удержаться.</text:span></text:p>
      <text:p text:style-name="P526"><text:span text:style-name="T1375">- </text:span><text:span text:style-name="T1376">А зрачки? У Луны вполне нормальные зрачки, я видел.</text:span></text:p>
      <text:p text:style-name="P526"><text:span text:style-name="T1375">- Теперь я почти уверена, что видела </text:span><text:span text:style-name="T1377">у сестры </text:span><text:span text:style-name="T1375">узкие зрачки, когда она открыла глаза </text:span><text:span text:style-name="T1376">в хранилище</text:span><text:span text:style-name="T1375">! </text:span><text:span text:style-name="T1376">Они быстро восстановились, но первые мгновения…</text:span></text:p>
      <text:p text:style-name="P534"/>
      <text:p text:style-name="P534"><text:span text:style-name="T1406">Я смотрю сквозь рюмку, как </text:span>Селестия <text:span text:style-name="T1377">взволнованно ходит по комнате. Её радужный хвост нервно хлестает по сторонам туда-сюда.</text:span></text:p>
      <text:p text:style-name="P534"/>
      <text:p text:style-name="P534">- <text:span text:style-name="T1377">Процесс оборачивания не мгновенен — Ринс упоминал, что на это уходит около трёх секунд. Я могу предположить, что </text:span><text:span text:style-name="T1378">Элементы сработали в момент обращения сестры в виндиго, и процесс не был завершён. Поэтому, хвала небу, я не потеряла сестру. </text:span><text:span text:style-name="T1399">Может быть, именно это помогло ей удержаться на ларце. </text:span><text:span text:style-name="T1379">Но часть виндиго могла войти в Луну и остаться в ней.</text:span></text:p>
      <text:p text:style-name="P534">- <text:span text:style-name="T1400">Ч-ч</text:span><text:span text:style-name="T1380">то?</text:span></text:p>
      <text:p text:style-name="P534"/>
      <text:p text:style-name="P535">Аликорница останавливается напротив меня и дотрагивается до моей груди копытом <text:span text:style-name="T1381">с молящим взглядом</text:span>.</text:p>
      <text:p text:style-name="P151"><text:span text:style-name="T441">- </text:span><text:span text:style-name="T442">Проблема не в мести, Хуман. Проблема в том, ч</text:span><text:span text:style-name="T441">то её желание может преследовать другую цель: провести виндиго из Орунгуна сюда, в Эквус. </text:span><text:span text:style-name="T442">Я несколько раз замечала странности в поведении сестры. Замкнутость, </text:span><text:span text:style-name="T443">неприязнь к свету и солнцу, </text:span><text:span text:style-name="T548">скрытность</text:span><text:span text:style-name="T443">. </text:span><text:span text:style-name="T442">Да даже само желание мести несвойственно для </text:span><text:span text:style-name="T444">Лулу</text:span><text:span text:style-name="T442">! </text:span><text:span text:style-name="T444">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text:span><text:span text:style-name="T548">Двести тысяч аликорнов </text:span><text:span text:style-name="T552">Орунгуна </text:span><text:span text:style-name="T548">не смогли устоять против </text:span><text:span text:style-name="T552">армии ментальных паразитов, </text:span><text:span text:style-name="T548">неужели ты думаешь, что выстоят двое? </text:span><text:span text:style-name="T444"><text:s/>Я не могу допустить такой риск. </text:span><text:span text:style-name="T445">Потому, Хуман, пожалуйста, прошу тебя, </text:span><text:span text:style-name="T446">не говори Луне истинную причину моего отказа.</text:span></text:p>
      <text:p text:style-name="P151"><text:span text:style-name="T444">- </text:span><text:span text:style-name="T445">А если ты ошибаешься и никакого винд</text:span><text:span text:style-name="T550">и</text:span><text:span text:style-name="T445">го в твоей сестре нет? - озадаченно чешу затылок я. </text:span><text:span text:style-name="T552">Определённо, </text:span><text:span text:style-name="T553">не стоило выпивать столько коктейля на пустой желудок!</text:span></text:p>
      <text:p text:style-name="P538"/>
      <text:p text:style-name="P176"><text:span text:style-name="T445">Ты не готов к такому повороту, Хуман! </text:span><text:span text:style-name="T447">Проклятье, н</text:span><text:span text:style-name="T445">ачиналось всё так невинно!</text:span></text:p>
      <text:p text:style-name="P562">Я осторожно ставлю пустой бокал на столик.</text:p>
      <text:p text:style-name="P562"/>
      <text:p text:style-name="P879"><text:span text:style-name="T110">- </text:span><text:span text:style-name="T551">И твоя сестра всю жизнь будет считать тебя трусихой и клятвопреступницей?</text:span></text:p>
      <text:p text:style-name="P538"><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538"/>
      <text:p text:style-name="P564">Я пожимаю плечами и встаю. И тут же <text:span text:style-name="T1401">плюхаюсь</text:span> обратно в кресло.</text:p>
      <text:p text:style-name="P177"><text:span text:style-name="T551">Ты явно не рассчитал свои силы, Хуман. Бутылку-</text:span><text:span text:style-name="T554">то</text:span><text:span text:style-name="T551"> </text:span><text:span text:style-name="T555">т</text:span><text:span text:style-name="T551">ы распил пополам </text:span><text:span text:style-name="T555">с </text:span><text:span text:style-name="T556">солнцезадой</text:span><text:span text:style-name="T551">, но аликорница намного тяжелее тебя. То, что для неё </text:span><text:span text:style-name="T554">заканчивается</text:span><text:span text:style-name="T551"> лёгким </text:span><text:span text:style-name="T554">головокружением</text:span><text:span text:style-name="T551">, валит тебя с ног!</text:span></text:p>
      <text:p text:style-name="P565"/>
      <text:p text:style-name="P565">- <text:span text:style-name="T1403">У тебя проблемы? - поднимает бровь аликорница.</text:span></text:p>
      <text:p text:style-name="P565">- <text:span text:style-name="T1403">Проблемы - у тебя, - бурчу я. - А я всего лишь немного пьян. </text:span><text:span text:style-name="T1404">Имею право! У меня был тяжёлый день.</text:span></text:p>
      <text:p text:style-name="P569">Смех Селестии заполняет комнату звоном серебряного колокольчика.</text:p>
      <text:p text:style-name="P569">- <text:span text:style-name="T1405">Ну-ну, Хуман, не обижайся. </text:span><text:span text:style-name="T1406">Я забыла, что ты намного менее стоек к алкоголю, чем аликорны, иначе </text:span><text:span text:style-name="T1410">бы</text:span><text:span text:style-name="T1406"> меньше подливала тебе коктейля.</text:span></text:p>
      <text:p text:style-name="P569">- <text:span text:style-name="T1406">Эк ты </text:span><text:span text:style-name="T1407">завуалировала постулат «Селестия намного больший алкоголик, чем Хуман»! - криво ухмыляюсь я. - Учти, до дома я сегодня на своих </text:span><text:span text:style-name="T1408">двоих</text:span><text:span text:style-name="T1407"> не дойду. Или вези меня, или пришли повозку.</text:span></text:p>
      <text:p text:style-name="P569">- <text:span text:style-name="T1407">Не стоит утруждаться, - щебечет аликорница, - располагайся на ночь у меня. Если, конечно, </text:span><text:span text:style-name="T1408">тебе позволяют принципы…</text:span></text:p>
      <text:p text:style-name="P569">…<text:span text:style-name="T1409">Я проваливаюсь в затуманеный алкоголем сон…</text:span></text:p>
      <text:p text:style-name="P569"/>
      <text:p text:style-name="P566">…</text:p>
      <text:p text:style-name="P566"/>
      <text:p text:style-name="P178"><text:span text:style-name="T557">Тонкие башни </text:span><text:span text:style-name="T562">белого мрамора</text:span><text:span text:style-name="T557"> проплывают внизу. </text:span><text:span text:style-name="T558">Составляющий одно целое со скалой город-дворец </text:span><text:span text:style-name="T559">вызывает дежавю. Я присматриваюсь к нему, пытаясь увидеть знакомые очертания </text:span><text:span text:style-name="T564">гигантской </text:span><text:span text:style-name="T562">центральной башни</text:span><text:span text:style-name="T559">, но не нахожу их.</text:span></text:p>
      <text:p text:style-name="P178">- Андориан? - спрашиваю у Селестии.</text:p>
      <text:p text:style-name="P178"><text:span text:style-name="T559">- Кантерлот, - отвечает она. - </text:span><text:span text:style-name="T560">Я</text:span><text:span text:style-name="T559"> построил</text:span><text:span text:style-name="T560">а</text:span><text:span text:style-name="T559"> его по образу и подобию нашей погибшей родины. </text:span><text:span text:style-name="T560">Он не так величественен, как оригинал, но это лучшее, что смогли построить пони с моей поддержкой. И я горжусь им, </text:span><text:span text:style-name="T562">помня</text:span><text:span text:style-name="T560"> потраченные на него усилия.</text:span></text:p>
      <text:p text:style-name="P571"/>
      <text:p text:style-name="P180"><text:span text:style-name="T560">И </text:span><text:span text:style-name="T561">верно, Кантерлот хорош. Пусть его башни не так высоки и тонки, как шпили призрачного Андориана, пусть его красота не так отточена и изыскана, но он </text:span><text:span text:style-name="T562">дышит особенным уютом и теплотой, какую в него смогли вдохнуть </text:span><text:span text:style-name="T563">практичные </text:span><text:span text:style-name="T562">пони.</text:span></text:p>
      <text:p text:style-name="P572"/>
      <text:p text:style-name="P572">- Он тебе нравится? - оборачивается ко мне Селестия.</text:p>
      <text:p text:style-name="P880"><text:span text:style-name="T563">Мне с</text:span><text:span text:style-name="T110">мешно видеть её застенчивость. Она похожа на ученика, сдающего экзамен учителю и с трепетом ожидающего вердикт.</text:span></text:p>
      <text:p text:style-name="P572">- Он прекрасен, <text:span text:style-name="T1422">Селестия </text:span>- смеюсь я.</text:p>
      <text:p text:style-name="P180"><text:span text:style-name="T562">- </text:span><text:span text:style-name="T563">Держись крепче, Хуман! - счастливо улыбается аликорница.</text:span></text:p>
      <text:p text:style-name="P181"><text:soft-page-break/><text:span text:style-name="T563">М</text:span><text:span text:style-name="T564">ы сваливаемся в крутое пике. Я крепче сжимаю ногами бока своего крылатого скакуна и вцепляюсь руками в её гриву. </text:span><text:span text:style-name="T565">Луковицы куполов и </text:span><text:span text:style-name="T566">увенчаные флюгерами </text:span><text:span text:style-name="T565">острые </text:span><text:span text:style-name="T566">крыши</text:span><text:span text:style-name="T565"> </text:span><text:span text:style-name="T566">домов вырастают за мгновения. Мы со смехом проносимся над украшеными цветами улицами, поднимаемся в </text:span><text:span text:style-name="T568">вертикальном </text:span><text:span text:style-name="T567">скольжении</text:span><text:span text:style-name="T566"> </text:span><text:span text:style-name="T568">у</text:span><text:span text:style-name="T566"> крепостной стен</text:span><text:span text:style-name="T568">ы, переваливаем через край</text:span><text:span text:style-name="T566"> и ныряем вниз.</text:span></text:p>
      <text:p text:style-name="P182"><text:span text:style-name="T568">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text:span><text:span text:style-name="T569">выступе</text:span><text:span text:style-name="T568">, выдающ</text:span><text:span text:style-name="T569">и</text:span><text:span text:style-name="T568">мся далеко в сторону от основного скального массива. Мы </text:span><text:span text:style-name="T569">ныряем под выступ и летим под городом.</text:span></text:p>
      <text:p text:style-name="P183"><text:span text:style-name="T569">Ветер треплет мои волосы и одежду. В какой-то момент я чувствую, как рубаха трещит по швам и уносится потоком. Затем я чувствую, как невидимая сила </text:span><text:span text:style-name="T571">осторожно </text:span><text:span text:style-name="T569">приподнимает меня над спиной аликорницы и </text:span><text:span text:style-name="T571">плавно</text:span><text:span text:style-name="T569"> снимает штаны.</text:span></text:p>
      <text:p text:style-name="P183"><text:span text:style-name="T569">- </text:span><text:span text:style-name="T608">Сел</text:span><text:span text:style-name="T570">, прекрати! <text:s/>- хлопаю я по холке Селестию. - Не надейся меня обмануть! Если с рубашкой ещё могло прокатить, штаны ветер уж точно не </text:span><text:span text:style-name="T571">сдует</text:span><text:span text:style-name="T570">!</text:span></text:p>
      <text:p text:style-name="P183"><text:span text:style-name="T570">- </text:span><text:span text:style-name="T571">Я и не думала тебя обманывать, Хуман, - деланно возмущается аликорница. - Просто мне кажется, в мокрой одежде тебе будет неприятно продолжать полёт.</text:span></text:p>
      <text:p text:style-name="P573">Я присматриваюсь к хитрой морде моего скакуна и вижу смешливые искорки в уголках её глаз.</text:p>
      <text:p text:style-name="P573">- Я тебя раскусил! Верни штаны! Тут не может быть дождя, мы под скалой!</text:p>
      <text:p text:style-name="P184"><text:span text:style-name="T571">В этот момент нас окатывает водой. У меня просто сердце останавливается от холода. </text:span><text:span text:style-name="T572">Мы пролетаем сквозь вереницу водопадов, тут и там ниспадающих с Кантерлота и Селестия хохочет во всё горло.</text:span></text:p>
      <text:p text:style-name="P578">- Вода в небе бывает не только от дождя, мой маленький человек!</text:p>
      <text:p text:style-name="P579">Аликорница закладывает вираж и планирует над бескрайней долиной. Теплый ветер моментально высушивает меня.</text:p>
      <text:p text:style-name="P185"><text:span text:style-name="T572">- </text:span><text:span text:style-name="T573">Может, ты вернешь, наконец, штаны?</text:span></text:p>
      <text:p text:style-name="P185"><text:span text:style-name="T573">- </text:span><text:span text:style-name="T574">Ты так хочешь их надеть?</text:span></text:p>
      <text:p text:style-name="P186"><text:span text:style-name="T575">Ехидный</text:span><text:span text:style-name="T110"> вопрос белой аликорницы обескураживает. </text:span><text:span text:style-name="T575">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span></text:p>
      <text:p text:style-name="P58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881"><text:span text:style-name="T110">Я </text:span><text:span text:style-name="T640">ё</text:span><text:span text:style-name="T110">рзаю, стараясь усест</text:span><text:span text:style-name="T576">ь</text:span><text:span text:style-name="T110">ся поудобнее.</text:span></text:p>
      <text:p text:style-name="P580">- На что ты намекаешь?</text:p>
      <text:p text:style-name="P187"><text:span text:style-name="T575">- </text:span><text:span text:style-name="T577">Я не намекаю, а вполне прямо говорю, Хуман — </text:span><text:span text:style-name="T578">тебе нужно разрядиться! Иначе ты проткнешь </text:span><text:span text:style-name="T579">или </text:span><text:span text:style-name="T578">мне шею, </text:span><text:span text:style-name="T579">или себе живот</text:span><text:span text:style-name="T578">, - хихикает Селестия. </text:span><text:span text:style-name="T577">- В</text:span><text:span text:style-name="T578">идишь, аликорны не славятся застенчивостью.</text:span></text:p>
      <text:p text:style-name="P581">Я замечаю её порозовевшие щёки.</text:p>
      <text:p text:style-name="P575">- И как же ты предлагаешь мне разрядиться? Мы в полумиле над землёй.</text:p>
      <text:p text:style-name="P574">Щёки аликорницы розовеют ещё больше. Она что-то шепчет, <text:span text:style-name="T1412">стыдливо </text:span>отвернувшись от меня.</text:p>
      <text:p text:style-name="P574">- Что? Не слышу!</text:p>
      <text:p text:style-name="P188"><text:soft-page-break/><text:span text:style-name="T579">- Ты можешь свеситься с меня сзади, держась руками за крылья! - </text:span><text:span text:style-name="T580">пригнув шею ко мне, </text:span><text:span text:style-name="T579">кричит она мне в ухо.</text:span></text:p>
      <text:p text:style-name="P189"><text:span text:style-name="T579">О</text:span><text:span text:style-name="T580">т такого предложения начинают гореть щёки уже у меня. Я и не подозревал, насколько больная фантазия у белой </text:span><text:span text:style-name="T636">развратницы</text:span><text:span text:style-name="T580">! Однако, осмотревшись получше, решаю, что в её словах есть смысл.</text:span></text:p>
      <text:p text:style-name="P189"><text:span text:style-name="T580">Я осторожно ложусь на спину своего небесного скакуна, хватаю руками основания крыльев и плавно съезжаю назад </text:span><text:span text:style-name="T584">и немного вниз</text:span><text:span text:style-name="T580">.</text:span></text:p>
      <text:p text:style-name="P582">Да, так будет толк.</text:p>
      <text:p text:style-name="P582">Аликорница приглашающе сдвигает хвост в сторону, открывая мне сокровенное.</text:p>
      <text:p text:style-name="P882"><text:span text:style-name="T110">- </text:span><text:span text:style-name="T581">Иди ко мне, Хуман. Иди ко мне, мой маленький человек! </text:span><text:span text:style-name="T582">Я так долго ждала тебя!</text:span></text:p>
      <text:p text:style-name="P190"><text:span text:style-name="T581">И </text:span><text:span text:style-name="T585">я иду. К ней и в неё. И ещё раз. И снова. </text:span><text:span text:style-name="T583">И опять. </text:span><text:span text:style-name="T584">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span></text:p>
      <text:p text:style-name="P190"><text:span text:style-name="T584">- </text:span><text:span text:style-name="T608">Сел… Я… Ты… Мы…</text:span></text:p>
      <text:p text:style-name="P583"/>
      <text:p text:style-name="P191"><text:span text:style-name="T583">Надеюсь, маленькие пони </text:span><text:span text:style-name="T584">Эквестрии</text:span><text:span text:style-name="T583"> сейчас не смотрят в небо.</text:span></text:p>
      <text:p text:style-name="P584"/>
      <text:p text:style-name="P43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585"/>
      <text:p text:style-name="P585">… И чувствую также, что мы падаем.</text:p>
      <text:p text:style-name="P585"/>
      <text:p text:style-name="P585">- Какого дьявола? Сел, следи за высотой! Мы же грохнемся!!!</text:p>
      <text:p text:style-name="P585"/>
      <text:p text:style-name="P192"><text:span text:style-name="T586">Мы со свистом проваливаемся мимо едва увернувшегося с возмущённым карканьем </text:span><text:span text:style-name="T724">орла</text:span><text:span text:style-name="T586">. </text:span><text:span text:style-name="T588">Пара перьев из его хвоста ещё некоторое время сопровождает нас в турбулентном потоке. </text:span><text:span text:style-name="T586">Земля увеличивается со стремительностью мчащегося в лоб локомотива. Крылья аликорницы </text:span><text:span text:style-name="T588">без движения </text:span><text:span text:style-name="T586">торчат вертикально вверх, как у каменной статуи.</text:span></text:p>
      <text:p text:style-name="P192"><text:span text:style-name="T586">- Я совсем забыла об этом аспекте, - сконфуженно заявляет она. - Вот почему пегасы не занимаются сексом в воздухе. </text:span><text:span text:style-name="T587">Аликорны, как я теперь вспоминаю, тоже.</text:span></text:p>
      <text:p text:style-name="P577">- Прекрати предаваться воспоминаниям! - взвизгиваю я. - Сделай что-нибудь!</text:p>
      <text:p text:style-name="P577"/>
      <text:p text:style-name="P576"><text:span text:style-name="T1414">Я уже отчётливо вижу каждый камешек на поляне, куда мы несёмся со скоростью болида. </text:span>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text:span text:style-name="T1416">на крыльях </text:span>подтянуться к её шее, <text:span text:style-name="T1415">отчего стояк становится совсем уж невыносимым</text:span>.</text:p>
      <text:p text:style-name="P576">- <text:span text:style-name="T1413">К сожалению, я сейчас не в том состоянии, чтобы задействовать телепортацию, - бормочет Селестия. - Но я попробую.</text:span></text:p>
      <text:p text:style-name="P883"><text:soft-page-break/><text:span text:style-name="T586">Н</text:span><text:span text:style-name="T110">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span></text:p>
      <text:p text:style-name="P586"/>
      <text:p text:style-name="P193"><text:span text:style-name="T589">Земля размазывается на периферии зрения, сфокусировавшись в центре внимания в холм муравейника и трухлявый пень рядом. Глаз</text:span><text:span text:style-name="T591">а</text:span><text:span text:style-name="T589"> отрешённо фиксируют стремительное приближение смерти.</text:span></text:p>
      <text:p text:style-name="P586"/>
      <text:p text:style-name="P586">Затем всё заслоняет она. Аликорница вытягивает шею назад и дотрагивается своим носом до моего.</text:p>
      <text:p text:style-name="P587">- Увы, мне очень жаль, Хуман. Пришло время прощаться. Мне ужасно стыдно, что я подвела тебя и жаль, что приходится расставаться.</text:p>
      <text:p text:style-name="P587"/>
      <text:p text:style-name="P588"><text:span text:style-name="T1416">Её огромные глаза заслоняют несущуюся на нас землю. </text:span>Её губы касаются моих.</text:p>
      <text:p text:style-name="P589">- <text:span text:style-name="T1415"><text:s/>Знай, я всегда любила тебя.</text:span></text:p>
      <text:p text:style-name="P589"/>
      <text:p text:style-name="P587">Это последние слова, которые я слышу до столкновения…</text:p>
      <text:p text:style-name="P586"/>
      <text:p text:style-name="P586">…</text:p>
      <text:p text:style-name="P586"/>
      <text:p text:style-name="P884"><text:span text:style-name="T110">- Х-х-хах!!! </text:span><text:span text:style-name="T590">У-у-уффф!..</text:span></text:p>
      <text:p text:style-name="P884"><text:span text:style-name="T110">Я извергаюсь долго и обильно, </text:span><text:span text:style-name="T592">судорожно совершая затухающие фрикции</text:span><text:span text:style-name="T110">. </text:span><text:span text:style-name="T593">Сознание мутно отслеживает <text:s/></text:span><text:span text:style-name="T594">очертания знакомой комнаты, сероватое небо близкого рассвета и прямо перед собой…</text:span></text:p>
      <text:p text:style-name="P194"><text:span text:style-name="T594">О, боги! </text:span><text:span text:style-name="T595">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text:span><text:span text:style-name="T598">твердо</text:span><text:span text:style-name="T595">каменными веерами.</text:span></text:p>
      <text:p text:style-name="P194"><text:span text:style-name="T595">Вот только место действия не воздушные просторы Эквестрии, а покои принцессы </text:span><text:span text:style-name="T596">дня</text:span><text:span text:style-name="T595">.</text:span></text:p>
      <text:p text:style-name="P591"/>
      <text:p text:style-name="P592">- Сел!</text:p>
      <text:p text:style-name="P885"><text:span text:style-name="T110">Я резко подаюсь назад. </text:span><text:span text:style-name="T597">Запоздало, впрочем. Дело сделано.</text:span></text:p>
      <text:p text:style-name="P590">- <text:span text:style-name="T1417">Ты наконец проснулся, Хуман? - невинно поворачивает голову аликорница. - Я уж начала беспокоиться.</text:span></text:p>
      <text:p text:style-name="P594">- <text:span text:style-name="T1418">Я вижу, как ты беспокоишься! Даже магией поддержала в нужный момент, лишь бы не трево</text:span><text:span text:style-name="T1483">ж</text:span><text:span text:style-name="T1418">ить мой сон! - я сгребаю с </text:span><text:span text:style-name="T1420">прикроватного</text:span><text:span text:style-name="T1418"> столика салфетку и вытираю пах.</text:span></text:p>
      <text:p text:style-name="P593">- <text:span text:style-name="T1418">Тебе нужно было выспаться.</text:span></text:p>
      <text:p text:style-name="P595">Селестия встаёт и потягивается, сначала на переднюю пару ног, потом на заднюю. Я, не удержавшись, вытираю салфеткой и её.</text:p>
      <text:p text:style-name="P595">-<text:span text:style-name="T1419">Так. Рассказывай.</text:span></text:p>
      <text:p text:style-name="P595"/>
      <text:p text:style-name="P195"><text:soft-page-break/><text:span text:style-name="T599">Аликорница </text:span><text:span text:style-name="T600">подходит к бару и начинает совершать магические пассы над бутылками.</text:span></text:p>
      <text:p text:style-name="P597">- Что же тебе рассказать, Хуман? Всё, что я могла сказать про наш исход с Орунгуна, я уже сказала.</text:p>
      <text:p text:style-name="P597"/>
      <text:p text:style-name="P596">Я поперхаюсь от возмущения.</text:p>
      <text:p text:style-name="P596">- Причём тут Орунгун? Почему ты дала себя трахнуть? Ещё и помогла при этом?</text:p>
      <text:p text:style-name="P593"/>
      <text:p text:style-name="P197"><text:span text:style-name="T600">Селестия </text:span><text:span text:style-name="T617">молча </text:span><text:span text:style-name="T600">бросает кубики льда в коктейль </text:span><text:span text:style-name="T604">вместе с листочком мяты</text:span><text:span text:style-name="T600"> и левитирует мне бокал. Я отстраняю </text:span><text:span text:style-name="T601">его</text:span><text:span text:style-name="T600">.</text:span></text:p>
      <text:p text:style-name="P196"><text:span text:style-name="T600">- Ну уж нет! Выпью этого клофелинчика, а потом проснусь, привязанный к кровати верёвками </text:span><text:span text:style-name="T601">по технике шибари</text:span><text:span text:style-name="T600">, а ты будешь стоять надо мной в кожаных ремнях с плёткой! Хватит!</text:span></text:p>
      <text:p text:style-name="P196"><text:span text:style-name="T600">- Ты такой забавный, Хуман! - прыскает в свой бокал аликорница. - Пей, это от похмелья. </text:span><text:span text:style-name="T601">Если так уж хочешь знать, мне просто стало тебя жаль. От тебя ушла твоя пони-фрэнд, ты был такой одинокий, </text:span><text:span text:style-name="T614">холодный </text:span><text:span text:style-name="T601">и несчастный. </text:span><text:span text:style-name="T606">А т</text:span><text:span text:style-name="T603">ы мой самый давний друг тут, не считая сестры. </text:span><text:span text:style-name="T604">И у тебя на всём Эквусе нет пары. </text:span><text:span text:style-name="T615">Вот я и</text:span><text:span text:style-name="T601"> решила помочь тебе. </text:span><text:span text:style-name="T604">Ты ведь всегда помогал мне эти годы.</text:span></text:p>
      <text:p text:style-name="P599">- То есть, ты хочешь занять место Джет? - изумляюсь я.</text:p>
      <text:p text:style-name="P196"><text:span text:style-name="T601">- Это не обязательно, но если ты так хочешь… - </text:span><text:span text:style-name="T602">невинно </text:span><text:span text:style-name="T601">хлопает ресницами аликорница, </text:span><text:span text:style-name="T602">становясь похожа на школьницу из японских анимэ</text:span><text:span text:style-name="T601">. - </text:span><text:span text:style-name="T604">У <text:s/>меня нет неприятия к дружбе с привилегиями </text:span><text:span text:style-name="T605">с тобой</text:span><text:span text:style-name="T604">.</text:span></text:p>
      <text:p text:style-name="P596">- <text:span text:style-name="T1421">Учти, я не люблю тебя. И не полюблю! Я не…</text:span></text:p>
      <text:p text:style-name="P196"><text:span text:style-name="T600">- </text:span><text:span text:style-name="T605">Знаю-знаю, ты не конеёб, </text:span><text:span text:style-name="T1187">что бы это ни значило</text:span><text:span text:style-name="T605">, - ехидно улыбается </text:span><text:span text:style-name="T607">Селестия</text:span><text:span text:style-name="T605">. - Никаких проблем! Я тоже не люблю тебя, </text:span><text:span text:style-name="T613">Хуман</text:span><text:span text:style-name="T605">. Исключительно дружба!</text:span></text:p>
      <text:p text:style-name="P600"/>
      <text:p text:style-name="P886"><text:span text:style-name="T110">Аликорница подходит к балкону и растворяет двери. В комнату врывается </text:span><text:span text:style-name="T611">п</text:span><text:span text:style-name="T110">ение птиц, свежий воздух прочищает мозги.</text:span></text:p>
      <text:p text:style-name="P600">- Что тебе снилось хоть? - оборачивается она. - Ты часто повторял моё имя. И был так ненасытен, что мне пришлось упираться в стену копытами.</text:p>
      <text:p text:style-name="P600">- Мы летали, - бормочу я. - Остальное не помню.</text:p>
      <text:p text:style-name="P199"><text:span text:style-name="T608">- Лета-а-али, - мечтательно протягивает аликорница. </text:span><text:span text:style-name="T610">Она тщательно разрабатывает всё ещё стоящие крылья и готовится </text:span><text:span text:style-name="T611">к прыжку</text:span><text:span text:style-name="T610">.</text:span><text:span text:style-name="T608"> - Надо будет как-нибудь полетать вместе. </text:span><text:span text:style-name="T609">Но это потом. Сейчас мне </text:span><text:span text:style-name="T616">нужно</text:span><text:span text:style-name="T609"> спешить на приём, очередной </text:span><text:span text:style-name="T611">вождь</text:span><text:span text:style-name="T609"> грифонов пытается меня сосватать. Отлежись тут, потом, будь так добр, просмотри проект конституции — </text:span><text:span text:style-name="T611">он на столе в золотой папке</text:span><text:span text:style-name="T609">. Надо вычистить его от всевозможных лазеек, заботливо заложенных в не</text:span><text:span text:style-name="T611">го</text:span><text:span text:style-name="T609"> </text:span><text:span text:style-name="T610">герцогами</text:span><text:span text:style-name="T609"> единорогов, пэрами пегасов и </text:span><text:span text:style-name="T610">лэрдами земнопони</text:span><text:span text:style-name="T609">. </text:span><text:span text:style-name="T610">Никто из них не желает терять власть, и больше всего они боятся, что у других </text:span><text:span text:style-name="T611">рас </text:span><text:span text:style-name="T610">в объединённом парламенте </text:span><text:span text:style-name="T612">привилегий</text:span><text:span text:style-name="T610"> будет больше, чем у них. Конституция должна гарантировать им равенство — при моём главенстве, разумеется.</text:span></text:p>
      <text:p text:style-name="P601"><text:span text:style-name="T1423">С этими словами </text:span>Селестия взлетает в свете восходящего солнца.</text:p>
      <text:p text:style-name="P596"/>
      <text:p text:style-name="P198"><text:span text:style-name="T604">Я ошеломлённо выпиваю пойло </text:span><text:span text:style-name="T607">аликорницы</text:span><text:span text:style-name="T604">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span></text:p>
      <text:p text:style-name="P598"><text:soft-page-break/>И тебе с этим жить, Хуман.</text:p>
      <text:p text:style-name="P566"/>
      <text:p text:style-name="P368"><text:span text:style-name="T543"><text:s text:c="2"/></text:span><text:span text:style-name="T625">~~~</text:span><text:span text:style-name="T627">5</text:span><text:span text:style-name="T625">0 лет </text:span><text:span text:style-name="T626">от основания Эквестрии</text:span><text:span text:style-name="T625">~~~</text:span></text:p>
      <text:p text:style-name="P467"/>
      <text:p text:style-name="P866"><text:span text:style-name="T183">П</text:span><text:span text:style-name="T110">озвонк</text:span><text:span text:style-name="T450">и</text:span><text:span text:style-name="T110"> жалобно хруст</text:span><text:span text:style-name="T450">я</text:span><text:span text:style-name="T110">т, уступая давлению.</text:span></text:p>
      <text:p text:style-name="P152"><text:span text:style-name="T183">- </text:span><text:span text:style-name="T448">Осторожнее, осторожнее! - кричу я. - Не мешок с картошкой топчешь!</text:span></text:p>
      <text:p text:style-name="P152"><text:span text:style-name="T448">Копыта ночной принцессы разминают мне спину, избавляя от болей в позвоночнике. </text:span><text:span text:style-name="T449">Я смиренно лежу на животе, подложив под подбородок подушку и листаю «PlayPony». </text:span><text:span text:style-name="T627">Пятьдесят</text:span><text:span text:style-name="T448"> лет канцелярской работы на благо Эквестрии не прошли без последствий!</text:span></text:p>
      <text:p text:style-name="P152"><text:span text:style-name="T448">- </text:span><text:span text:style-name="T449">Так найми себе, наконец, профессионального массажиста! - фыркает ночная принцесса. - </text:span><text:span text:style-name="T636">Наши</text:span><text:span text:style-name="T449"> копыта более приспособлены двигать ночное светило, чем твои дряблые мышцы, </text:span><text:span text:style-name="T452">о Хуман</text:span><text:span text:style-name="T449">!</text:span></text:p>
      <text:p text:style-name="P152"><text:span text:style-name="T44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text:span><text:span text:style-name="T451">И я бы занимался с ним больше, если б не работал с твоей армейской бухгалтерией — в счёт массажа, кстати. </text:span><text:span text:style-name="T452">Найми себе, наконец, профессионального бухгалтера, о Ночная принцесса!</text:span></text:p>
      <text:p text:style-name="P152"><text:span text:style-name="T449">- </text:span><text:span text:style-name="T453">Ещё чего! - фыркает с удвоенной силой Луна. - </text:span><text:span text:style-name="T636">Мы</text:span><text:span text:style-name="T454"> ещё не сошл</text:span><text:span text:style-name="T636">и</text:span><text:span text:style-name="T454"> с ума! В последний раз, когда </text:span><text:span text:style-name="T636">Наша </text:span><text:span text:style-name="T455">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text:span><text:span text:style-name="T636">Мы</text:span><text:span text:style-name="T455">-то зн</text:span><text:span text:style-name="T636">ем</text:span><text:span text:style-name="T455">, о чём они говорили газетчикам! Тень упала на саму сладкоежку! Это смешно! Даже </text:span><text:span text:style-name="T636">Мы</text:span><text:span text:style-name="T455">, положа копыто на сердце, не мо</text:span><text:span text:style-name="T636">жем</text:span><text:span text:style-name="T455"> сказать, что </text:span><text:span text:style-name="T636">Нашу</text:span><text:span text:style-name="T455"> сестрицу интересуют деньги, но в той жёлтой статейке они посмели намекнуть на причастность </text:span><text:span text:style-name="T459">самой </text:span><text:span text:style-name="T455">Сел к растрате! Как будто у неё не в распоряжении всё королевство, включая их занюханную газетёнку!</text:span></text:p>
      <text:p text:style-name="P152"><text:span text:style-name="T455">- Ну-ну, не ворчи, - примирительно бормочу я. - Там, на самом деле, вовсе не </text:span><text:span text:style-name="T456">воровство</text:span><text:span text:style-name="T455"> был</text:span><text:span text:style-name="T457">о</text:span><text:span text:style-name="T455">, если уж на то пошло. Тот жеребчик из Понхэнджа просто </text:span><text:span text:style-name="T456">оказался </text:span><text:span text:style-name="T463">идеалистом - фанатом хуфбола</text:span><text:span text:style-name="T456"> и втихаря пустил дорожные деньги на </text:span><text:span text:style-name="T460">строительство стадиона. Довольно неплохого, кстати. Жаль только, что добраться к нему нереально, потому что дорог нет.</text:span></text:p>
      <text:p text:style-name="P152"><text:span text:style-name="T448">- </text:span><text:span text:style-name="T458">Вот так и получается, что в королевстве одна половина подданных — идеалисты, вторая — не умеет сложить два и два. Один ты посредине, - </text:span><text:span text:style-name="T460">бурчит</text:span><text:span text:style-name="T458"> аликорница. - Но тебя мало. И даже ту малость почти всю загребла себе сестра!</text:span></text:p>
      <text:p text:style-name="P867"><text:span text:style-name="T458">К</text:span><text:span text:style-name="T110">опыто с силой надавливает мне на копчик.</text:span></text:p>
      <text:p text:style-name="P152"><text:span text:style-name="T458">- </text:span><text:span text:style-name="T460">Уф-ф! </text:span><text:span text:style-name="T462">З</text:span><text:span text:style-name="T458">ря ты так. Помирилась бы </text:span><text:span text:style-name="T461">с ней</text:span><text:span text:style-name="T458">, </text:span><text:span text:style-name="T460">что ли? </text:span><text:span text:style-name="T461">Она очень этого хочет, честное слово! </text:span><text:span text:style-name="T464">Я готов быть посредником. Бесплатно!</text:span></text:p>
      <text:p text:style-name="P152"><text:span text:style-name="T458">- </text:span><text:span text:style-name="T465">Она знает, как с </text:span><text:span text:style-name="T636">Нами</text:span><text:span text:style-name="T465"> можно помириться, - мрачно заявляет Луна. - Это вполне легко. Если только она по-настоящему хочет.</text:span></text:p>
      <text:p text:style-name="P539">- Опять ты за своё. Лу, я же говорил — это единственное, что она не может сделать. Не проси. Всё остальное — пожалуйста. Но не это.</text:p>
      <text:p text:style-name="P202"><text:span text:style-name="T465">- </text:span><text:span text:style-name="T637">Всё остальное </text:span><text:span text:style-name="T636">Мы</text:span><text:span text:style-name="T637"> мо</text:span><text:span text:style-name="T636">жем</text:span><text:span text:style-name="T637"> обеспечить себе сам</text:span><text:span text:style-name="T658">и</text:span><text:span text:style-name="T637">. Всё, кроме древних </text:span><text:span text:style-name="T1153">крепостей</text:span><text:span text:style-name="T637"> Орунгуна, его бескрайних равнин серебряного вереска, его волшебных лесов десятитысячелетних </text:span><text:span text:style-name="T623">дубов, его изумрудных морей и смеющихся ручьёв… Всё, кроме тысячи башен Ундариена и поющ</text:span><text:span text:style-name="T636">ей</text:span><text:span text:style-name="T623"> </text:span><text:span text:style-name="T636">горы</text:span><text:span text:style-name="T623"> </text:span><text:span text:style-name="T636">Аденау</text:span><text:span text:style-name="T623">, </text:span><text:soft-page-break/><text:span text:style-name="T623">всё, кроме священного озера Хорни и высоких трав Кириндана… и </text:span><text:span text:style-name="T638">лавандовых склонов Унлука… и тёплых ветров </text:span><text:span text:style-name="T639">Т</text:span><text:span text:style-name="T638">ангора…</text:span></text:p>
      <text:p text:style-name="P202"><text:span text:style-name="T636">Нам</text:span><text:span text:style-name="T623"> не хватает родины, - тихо </text:span><text:span text:style-name="T624">вздыхает</text:span><text:span text:style-name="T623"> Луна.</text:span></text:p>
      <text:p text:style-name="P541"/>
      <text:p text:style-name="P541">…</text:p>
      <text:p text:style-name="P382">…</text:p>
      <text:p text:style-name="P382">…</text:p>
      <text:p text:style-name="P16"><text:span text:style-name="T1425">… Я</text:span> <text:span text:style-name="T1425">несусь</text:span> вниз по винтовой лестнице, перепрыгивая через две ступеньки. <text:span text:style-name="T1425">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text:span><text:span text:style-name="T1427">чёртов </text:span><text:span text:style-name="T1425">прораб не заикнулся о недосмотре!</text:span> <text:span text:style-name="T1425">Впрочем, что с них взять, с привычных к бегу четырёхкопытных,</text:span> треть из которых, вдобавок, крылаты? <text:s/><text:span text:style-name="T1429">Они лишние пару миль пробегут – не заметят.</text:span> <text:span text:style-name="T1425">А вот что делать бедному Хуману, разменявшему, судя по всему, восьмой, </text:span><text:span text:style-name="T1431">девятый, </text:span><text:span text:style-name="T1425">а, может, чем чёрт не шутит, и весь </text:span><text:span text:style-name="T1431">десятый</text:span><text:span text:style-name="T1425"> десяток лет?</text:span></text:p>
      <text:p text:style-name="P17"><text:span text:style-name="T1425">Тут я, конечно, приукр</text:span><text:span text:style-name="T1431">а</text:span><text:span text:style-name="T1429">шиваю</text:span><text:span text:style-name="T1425"> проблему. </text:span><text:span text:style-name="T1431">В</text:span><text:span text:style-name="T1425">ернее, немного </text:span><text:span text:style-name="T1429">л</text:span><text:span text:style-name="T1425">укав</text:span><text:span text:style-name="T1429">лю</text:span><text:span text:style-name="T1425">. Потому что может сложиться впечатление, что мне трудно бегать по лестницам из-за возраста. Ведь из смутных воспоминаний моей прежне</text:span><text:span text:style-name="T1426">й</text:span><text:span text:style-name="T1425"> жизни я помню, что человек семидесяти – </text:span><text:span text:style-name="T1428">восьмидесяти </text:span><text:span text:style-name="T1425">– девяноста лет – уже древний старик. А я не старик,</text:span><text:span text:style-name="T1426"> в том то и дело</text:span><text:span text:style-name="T1425">. То есть, я </text:span><text:span text:style-name="T1431">сейчас </text:span><text:span text:style-name="T1425">не пыжусь, пытаясь выглядеть моложе своих лет, как некоторые </text:span><text:span text:style-name="T1429">седовласые </text:span><text:span text:style-name="T1425"><text:s/>завсегдатаи спортзалов. Я на самом деле не старею.</text:span></text:p>
      <text:p text:style-name="P28">В этом-то и проблема.</text:p>
      <text:p text:style-name="P18"/>
      <text:p text:style-name="P29">…</text:p>
      <text:p text:style-name="P18"><text:span text:style-name="T1426">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1429">Нестареющий тип лица, </text:span><text:span text:style-name="T1430">смещение общего возраста старения человечества и т.д.</text:span></text:p>
      <text:p text:style-name="P19"><text:span text:style-name="T1428">Но годы </text:span><text:span text:style-name="T1430">идут</text:span><text:span text:style-name="T1428">, а я оста</text:span><text:span text:style-name="T1430">юсь</text:span><text:span text:style-name="T1428"> всё тем же. </text:span><text:span text:style-name="T1430">Это стало особенно заметно десяток лет назад, когда я пришёл на празднование </text:span><text:span text:style-name="T1431">сорока</text:span><text:span text:style-name="T1430">летнего юбилея школы Вондерболтов.</text:span></text:p>
      <text:p text:style-name="P20"><text:span text:style-name="T1433">В</text:span><text:span text:style-name="T1432">руча</text:span><text:span text:style-name="T1433">я</text:span><text:span text:style-name="T1432"> королевские награды победителям праздничных состязаний, </text:span><text:span text:style-name="T1433">я</text:span><text:span text:style-name="T1432"> услышал негромкий оклик со спины.</text:span></text:p>
      <text:p text:style-name="P19"/>
      <text:p text:style-name="P30">- <text:span text:style-name="T1431">Хуман?</text:span></text:p>
      <text:p text:style-name="P30"/>
      <text:p text:style-name="P31">За спиной стояла Джет. Взглянув на неё, я остолбенел.</text:p>
      <text:p text:style-name="P21"><text:span text:style-name="T1434">Все эти годы </text:span><text:span text:style-name="T1436">после разлуки с </text:span><text:span text:style-name="T1437">пегаской</text:span><text:span text:style-name="T1436"> </text:span><text:span text:style-name="T1434">я жил в окружении нестареющих аликорниц и безликой дворцовой прислуги. Неподвластные времени </text:span><text:span text:style-name="T1435">принцессы</text:span><text:span text:style-name="T1434"> и меняющ</text:span><text:span text:style-name="T1435">ие</text:span><text:span text:style-name="T1434">ся каждые несколько лет слуги создавали ровное течение лет, которые я вскоре перестал отслеживать. </text:span><text:span text:style-name="T1436">Дворцовая текучка, дипломатия с неспокойными соседями и заботы о быстро развивающемся государстве засосали меня на долгие годы.</text:span></text:p>
      <text:p text:style-name="P21"><text:span text:style-name="T1434">И только сейчас, глядя на пожилую седогривую пони, я осознал, сколько времени прошло. </text:span><text:span text:style-name="T1436">И понял, что я неподвластен времени.</text:span></text:p>
      <text:p text:style-name="P22"><text:soft-page-break/><text:span text:style-name="T1437">И хотя пегаска восприняла как должное мою нетронутую временем молодость, после </text:span><text:span text:style-name="T1439">посиделок </text:span><text:span text:style-name="T1437">с ней я сразу же помчался к Платине.</text:span><text:span text:style-name="T1461">&lt;добавить Дейдру Пай и других&gt;</text:span></text:p>
      <text:p text:style-name="P23"><text:span text:style-name="T1438">Пожилая единорожка </text:span><text:span text:style-name="T1439">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span></text:p>
      <text:p text:style-name="P32">И <text:span text:style-name="T1440">после долгой серии экспериментов и исследований </text:span>также жутковато было <text:span text:style-name="T1440">у</text:span>слышать от умнейшей магички на планете <text:span text:style-name="T1441">объяснение</text:span>, почему я не старею.</text:p>
      <text:p text:style-name="P24"><text:span text:style-name="T1439">- </text:span><text:span text:style-name="T1441">Знаешь, Хум, - говорила Платина, - тебе покажется странным то, что я скажу, но эксперименты показыват некую двойственность твоей </text:span><text:span text:style-name="T1443">сущности</text:span><text:span text:style-name="T1441">.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span></text:p>
      <text:p text:style-name="P24">- <text:span text:style-name="T1441">То есть, как откуда взялась? Ты хочешь сказать, что она не моя, </text:span><text:span text:style-name="T1442">д</text:span><text:span text:style-name="T1441">анная мне при рождении?</text:span></text:p>
      <text:p text:style-name="P24">- <text:span text:style-name="T1441">Именно, - кивнула единорожка, стукнув по пику научно-технического прогресса Эквестрии – </text:span><text:span text:style-name="T1466">спарк-</text:span><text:span text:style-name="T1441">магн</text:span><text:span text:style-name="T1466">и</text:span><text:span text:style-name="T1441">ту Холла – это чужая душа. Она делает тебя бессмертным, Хуман.</text:span></text:p>
      <text:p text:style-name="P8">…</text:p>
      <text:p text:style-name="P8"/>
      <text:p text:style-name="P23"><text:span text:style-name="T3">В</text:span><text:span text:style-name="T6">от такая проблема с этим дурацким бессмертием – ты остаешься свежим, как огурчик, но твои друзья-то стареют! </text:span><text:span text:style-name="T7">Джет, Платина, Дейдра – все они за эти годы стали степенными седыми кобылами с детьми и внуками. </text:span><text:span text:style-name="T10">Я как будто вынырнул из сладких объятий дворцовой жизни </text:span><text:span text:style-name="T14">и</text:span><text:span text:style-name="T10"> увидел их дряхлыми.</text:span><text:span text:style-name="T7"> Мне больно видеть их увядание, я чувст</text:span><text:span text:style-name="T8">ую</text:span><text:span text:style-name="T7"> себя дезертиром. </text:span><text:span text:style-name="T9">Такое впечатление, будто я стою на берегу и смотрю, как они уплывают на плоту вдаль. А я стою и смотрю им вслед…</text:span></text:p>
      <text:p text:style-name="P9"/>
      <text:p text:style-name="P25"><text:span text:style-name="T3">И, да, бегать по лестницам я не люблю из-за элементарной лени</text:span><text:span text:style-name="T2">! </text:span><text:span text:style-name="T3">Ведь я ещё ленивее, чем солнцезадая принцесса дня, формальным супругом которой я являюсь.</text:span></text:p>
      <text:p text:style-name="P8"/>
      <text:p text:style-name="P26"><text:span text:style-name="T3">Да, четыре тысячи параспрайтов, вот уже полтора десятка лет, с тех пор как сумасшедшая рогатая лошадь вы</text:span><text:span text:style-name="T12">скочила</text:span><text:span text:style-name="T3"> за меня замуж, я несу бремя принца-консорта Дневной Главы Эквестрии! </text:span><text:span text:style-name="T2">И это занятие не из тех, что дают расслабиться! </text:span><text:span text:style-name="T4">Ехидная аликорница чётко просчитала выгоду от моего наличия у царственного престола и захомутала меня посильнее </text:span><text:span text:style-name="T12">чугунных </text:span><text:span text:style-name="T4">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text:span><text:span text:style-name="T11">Не то, чтобы я был против, но не оставляющая шансов на противодействие стратегия улыбчивой интригантки </text:span><text:span text:style-name="T12">иногда </text:span><text:span text:style-name="T11">вызывает раздражение.</text:span></text:p>
      <text:p text:style-name="P27"><text:span text:style-name="T4">Впрочем, я по-прежнему </text:span><text:span text:style-name="T13">строго </text:span><text:span text:style-name="T4">блюду последний барьер, отделяющий меня от форменного конеёбства. Нет, сексом мы с Сел занимаемся уже давно, </text:span><text:span text:style-name="T5">лет тридцать. Но</text:span><text:span text:style-name="T4">, по обоюдному согласию, </text:span><text:span text:style-name="T5">мы делаем это “понарошку”, </text:span><text:span text:style-name="T4">по дружбе. </text:span><text:span text:style-name="T5">Б</text:span><text:span text:style-name="T4">ез любви. <text:s/>Хуман не может любить лошадь, и точка! </text:span><text:span text:style-name="T5">Я</text:span><text:span text:style-name="T4"> чётко пресёк те пару попыток Сел обнять </text:span><text:span text:style-name="T5">меня</text:span><text:span text:style-name="T4">, что она сделала в шутку, думая, что </text:span><text:span text:style-name="T5">я</text:span><text:span text:style-name="T4"> пьян…</text:span></text:p>
      <text:p text:style-name="P10"/>
      <text:p text:style-name="P372">…</text:p>
      <text:p text:style-name="P372"><text:soft-page-break/></text:p>
      <text:p text:style-name="P7">В узком окне башни показ<text:span text:style-name="T1444">ывается</text:span> шпиль городской ратуши. Я гля<text:span text:style-name="T1445">жу</text:span> <text:span text:style-name="T1445">мимоходом </text:span>на башенные часы.</text:p>
      <text:p text:style-name="P7">Проклятье! Без пяти два! Надо ускориться!</text:p>
      <text:p text:style-name="P7"/>
      <text:p text:style-name="P12">Сворачиваю с винтовой лестницы в боковой проём открытой галереи.</text:p>
      <text:p text:style-name="P7"/>
      <text:p text:style-name="P7">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7"/>
      <text:p text:style-name="P12">Быстрым бегом достигаю середины мостика, одновременно доставая моток верёвки из-за пазухи.</text:p>
      <text:p text:style-name="P7"/>
      <text:p text:style-name="P7">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7"/>
      <text:p text:style-name="P7">…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7"/>
      <text:p text:style-name="P12">Перекидываю верёвку через поручень, крепко хватаю оба конца и перешагиваю через ограждение.</text:p>
      <text:p text:style-name="P7"/>
      <text:p text:style-name="P7">Ну да, синяя параноичка пыталась объяснить остутствие сквозного прохода в башне “соображениями фортификации”, но тебя не проведёшь, <text:span text:style-name="T1446">Хума</text:span>н. Ты давно заметил садистские склонности у синей милитаристки. С башней Селестии-то было всё в порядке!</text:p>
      <text:p text:style-name="P7"/>
      <text:p text:style-name="P25"><text:span text:style-name="T1448">Десять</text:span><text:span text:style-name="T1447"> </text:span><text:span text:style-name="T1448">футов</text:span><text:span text:style-name="T1447">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text:span><text:span text:style-name="T1449">и ночью</text:span><text:span text:style-name="T1447">.</text:span></text:p>
      <text:p text:style-name="P12"/>
      <text:p text:style-name="P25"><text:span text:style-name="T2">Навыки скалолазания как нельзя лучше под</text:span><text:span text:style-name="T15">ходят</text:span><text:span text:style-name="T2"> к вертикальной архитектуре </text:span><text:span text:style-name="T16">замка</text:span><text:span text:style-name="T2">. Я прямо взд</text:span><text:span text:style-name="T17">ы</text:span><text:span text:style-name="T2">х</text:span><text:span text:style-name="T17">аю</text:span><text:span text:style-name="T2">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text:span><text:span text:style-name="T17">И х</text:span><text:span text:style-name="T2">уже сраных винтовых лестниц внутри башен могут быть только сраные винтовые лестницы снаружи башень, разумеется, тоже без перил! </text:span><text:span text:style-name="T14">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span></text:p>
      <text:p text:style-name="P7"><text:soft-page-break/></text:p>
      <text:p text:style-name="P25"><text:span text:style-name="T2">… Гораздо труднее было с чёрными ходами, часто закрытыми или вообще замурованными, а, в лучшем случае, охраняемыми скучающими стражниками </text:span><text:span text:style-name="T14">ночной гвардии</text:span><text:span text:style-name="T2">. </text:span><text:span text:style-name="T18">Луна спроектировала их втайне от меня и Селестии и</text:span><text:span text:style-name="T2"> </text:span><text:span text:style-name="T18">п</text:span><text:span text:style-name="T2">олучить разрешение на их расконсервацию и пользование оказалось куда сложнее, чем раздобыть пыльные карты тайных коммуникаций </text:span><text:span text:style-name="T18">замка</text:span><text:span text:style-name="T2">. В чокнутых поняхах с пелёнок сидит страсть к бюрократии и крючкотворству, и не всегда даже письменный приказ Селестии ускор</text:span><text:span text:style-name="T18">яет</text:span><text:span text:style-name="T2"> дело…</text:span></text:p>
      <text:p text:style-name="P7"/>
      <text:p text:style-name="P25"><text:span text:style-name="T2">И, главное ж, не моя вина, что я опаздываю! В том, что мне теперь приходится прыгать с мостика на мостик, подобно ёжику Сонику, виновата </text:span><text:span text:style-name="T18">синяя параноичка</text:span><text:span text:style-name="T2">! “</text:span><text:span text:style-name="T14">Мы</text:span><text:span text:style-name="T2"> не успел</text:span><text:span text:style-name="T14">и</text:span><text:span text:style-name="T2"> прочитать экономический отчёт, что ты приготовил, </text:span><text:span text:style-name="T18">Хуман</text:span><text:span text:style-name="T2">. Он лежит в </text:span><text:span text:style-name="T14">Нашей</text:span><text:span text:style-name="T2"> башне… Нет, охранный талисман не пропустит никого, кроме члена королевской семьи… Нет, </text:span><text:span text:style-name="T14">Мы</text:span><text:span text:style-name="T2"> не мо</text:span><text:span text:style-name="T14">жем</text:span><text:span text:style-name="T2"> оставить </text:span><text:span text:style-name="T19">С</text:span><text:span text:style-name="T2">естру…”. </text:span></text:p>
      <text:p text:style-name="P7"/>
      <text:p text:style-name="P7">И вот ты несёшься вниз с отчётом под мышкой, стараясь успеть к приёму…</text:p>
      <text:p text:style-name="P7"/>
      <text:p text:style-name="P12">КРАК!!!<text:line-break/>… Бля…</text:p>
      <text:p text:style-name="P12"/>
      <text:p text:style-name="P7">Обидн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p>
      <text:p text:style-name="P7"/>
      <text:p text:style-name="P7">Ну уж нет! Я не для того корпел над этой проклятой бумажкой до позеленения, чтоб так просто сдаться!</text:p>
      <text:p text:style-name="P7"/>
      <text:p text:style-name="P7">Плюнув на костюм окончательно, я покрепче заж<text:span text:style-name="T1453">имаю</text:span> трос локтями и ногами и практически отпус<text:span text:style-name="T1453">каю</text:span> верёвку. Треск в месте соприкосновения ткани о верёвку смен<text:span text:style-name="T1453">яется</text:span> глухим шорохом. Возник<text:span text:style-name="T1453">ает</text:span> запах гари и я ощу<text:span text:style-name="T1453">щаю</text:span> жжение в паху.</text:p>
      <text:p text:style-name="P7">Просто шикарно! Заявиться на приём торговой миссии грифонов с поджареными яйцами – это по-нашему!</text:p>
      <text:p text:style-name="P25"><text:span text:style-name="T2">В последние </text:span><text:span text:style-name="T20">шесть футов </text:span><text:span text:style-name="T2">высоты отпускаю верёвку и прыгаю на брусчатку аллеи прямо перед офигевшим стражником. С торжествующим хрипом подбираю отчёт.</text:span></text:p>
      <text:p text:style-name="P7"/>
      <text:p text:style-name="P7">- Как они там, Блэй<text:span text:style-name="T1462">к</text:span>? - указываю глазами на лестницу в центральный холл.</text:p>
      <text:p text:style-name="P7">- Зашли пятнадцать минут назад, - отвечает солнечный страж, косясь на мои ошмётки одежды.</text:p>
      <text:p text:style-name="P7"/>
      <text:p text:style-name="P7">Чертыхаясь, несусь к неприметной дверце в цоколе дворца. Через пару минут, вываливаюсь из подсобки у тронного зала в ореоле веников и швабр.</text:p>
      <text:p text:style-name="P7">Церемонимейстер, завидев меня, подпрыгивает от нетерпения:</text:p>
      <text:p text:style-name="P7"><text:soft-page-break/></text:p>
      <text:p text:style-name="P25"><text:span text:style-name="T2">- Поторопись, мой принц! Доттид </text:span><text:span text:style-name="T20">Карв</text:span><text:span text:style-name="T2"> задержал делегацию в Розовом зале, но грифоны уже пять минут проявляют признаки нетерпения!</text:span></text:p>
      <text:p text:style-name="P7"/>
      <text:p text:style-name="P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7"/>
      <text:p text:style-name="P7">…</text:p>
      <text:p text:style-name="P7"/>
      <text:p text:style-name="P7">Две аликорницы недвижимо смотрят на меня с высоты трона в центре зала. </text:p>
      <text:p text:style-name="P7"/>
      <text:p text:style-name="P25"><text:span text:style-name="T2">- </text:span><text:span text:style-name="T21">Хуман</text:span><text:span text:style-name="T2">, с тобой всё в порядке? - первой нарушает молчание Селестия. - Твой костюм…</text:span></text:p>
      <text:p text:style-name="P25"><text:span text:style-name="T2">- Как </text:span><text:span text:style-name="T22">Мы</text:span><text:span text:style-name="T2"> ви</text:span><text:span text:style-name="T22">дим</text:span><text:span text:style-name="T2">, ты не слишком беспокоишься об успехе этой встречи, </text:span><text:span text:style-name="T22">Хуман</text:span><text:span text:style-name="T2">! <text:s/>- подаёт голос синяя </text:span><text:span text:style-name="T22">язва</text:span><text:span text:style-name="T2">.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7">-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7"/>
      <text:p text:style-name="P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7">-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7"/>
      <text:p text:style-name="P7">Гомон за дверью усиливается. Раздаются три удара древком алебарды в пол. Двери распахиваются.</text:p>
      <text:p text:style-name="P25"><text:span text:style-name="T2">- Ваши Высочества, делегация королевства Грифонов с высочайшим королевским послом, Горгом </text:span><text:span text:style-name="T23">Железноклювым</text:span><text:span text:style-name="T2">! - объявляет стражник и отходит в сторону.</text:span></text:p>
      <text:p text:style-name="P7"/>
      <text:p text:style-name="P25"><text:span text:style-name="T2">Советник Доттид </text:span><text:span text:style-name="T22">Карв</text:span><text:span text:style-name="T2">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7"/>
      <text:p text:style-name="P25"><text:span text:style-name="T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text:span><text:span text:style-name="T24">до</text:span><text:span text:style-name="T2">эквестрийской эпохи!</text:span></text:p>
      <text:p text:style-name="P7">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7"><text:soft-page-break/></text:p>
      <text:p text:style-name="P7">- Королевство Грифонов… рассчитывает… заключить торговое соглашение…</text:p>
      <text:p text:style-name="P7"/>
      <text:p text:style-name="P7">Грифон кидает взгляд на трон и, сверкнув красным глазом сквозь монокль, продолжает.</text:p>
      <text:p text:style-name="P25"><text:span text:style-name="T2">- Король Гвидо уполномочил своего премьер-министра, Горга </text:span><text:span text:style-name="T23">Железноклювого</text:span><text:span text:style-name="T2"> представлять интересы королевства пред светлейшими главами </text:span><text:span text:style-name="T23">Э</text:span><text:span text:style-name="T22">квестрийской </text:span><text:span text:style-name="T2">Диархии, - тут грифон склоняет голову ещё раз и с видимым отвращением читает почти по слогам, - для взаимо… выгодного соглашения…</text:span></text:p>
      <text:p text:style-name="P7"/>
      <text:p text:style-name="P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7"/>
      <text:p text:style-name="P7">-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7"/>
      <text:p text:style-name="P25"><text:span text:style-name="T2">Из всех собравшихся в тронном зале, галстук есть только у меня. Но это не смущает грифона. Он указывает когтем на стражников и несчастного Доттид </text:span><text:span text:style-name="T22">Карва</text:span><text:span text:style-name="T2">.</text:span></text:p>
      <text:p text:style-name="P7"/>
      <text:p text:style-name="P7">- Мы не могли бы остаться наедине, без этих… лишних ушей?</text:p>
      <text:p text:style-name="P7"/>
      <text:p text:style-name="P7">Селестия хмурится, но кивает. Стража и советник оставляют зал.</text:p>
      <text:p text:style-name="P7">- А обезьяна? - грифон кивает на меня.</text:p>
      <text:p text:style-name="P7"/>
      <text:p text:style-name="P7">Во вгляде белоснежной аликорницы появляется лёд.</text:p>
      <text:p text:style-name="P7">- Не смейте оскорблять принца Эквестрии, Горг! Человек останется с нами!</text:p>
      <text:p text:style-name="P7"/>
      <text:p text:style-name="P7">Железный клюв пернатой скотины чуть приоткрывается в насмешливом клёкоте.</text:p>
      <text:p text:style-name="P7"/>
      <text:p text:style-name="P7">-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7"/>
      <text:p text:style-name="P7">Гадёныш снова склоняет голову перед аликорницей, совершенно игнорируя меня.</text:p>
      <text:p text:style-name="P7">Мне хочется бросить в этого мудака горшок с петуниями. Селестия, словно догадываясь, успокаивающе оглаживает меня тыльной стороной крыла.</text:p>
      <text:p text:style-name="P7"><text:soft-page-break/></text:p>
      <text:p text:style-name="P25"><text:span text:style-name="T2">- Нравится вам это, или нет, премьер-министр, </text:span><text:span text:style-name="T22">Хуман</text:span><text:span text:style-name="T2"> – такой же полноправный член королевской семьи, как и я, и моя сестра. - Сел указывает крылом на Луну. - Так что или разговор состоится в присутствии </text:span><text:span text:style-name="T22">Хумана</text:span><text:span text:style-name="T2">, или не состоится вообще.</text:span></text:p>
      <text:p text:style-name="P7">-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7"/>
      <text:p text:style-name="P25"><text:span text:style-name="T2">Я с удивлением смотрю на синюю аликорницу. Чего-чего, а помощи с этой стороны ты не ожидал, </text:span><text:span text:style-name="T22">Хуман</text:span><text:span text:style-name="T2">!</text:span></text:p>
      <text:p text:style-name="P7"/>
      <text:p text:style-name="P7">-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25"><text:span text:style-name="T2">- Да-да, конечно, - ледяная улыбка Луны может соперничать по язвительности только с такой же улыбкой Селестии, - Мы читали это коммюнике… Сдаётся </text:span><text:span text:style-name="T25">Н</text:span><text:span text:style-name="T2">ам, ещё совсем недавно представители этой “побочной” линии </text:span><text:span text:style-name="T23">были из клана</text:span><text:span text:style-name="T2"> </text:span><text:span text:style-name="T23">Железноклювых</text:span><text:span text:style-name="T2">,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span></text:p>
      <text:p text:style-name="P7"/>
      <text:p text:style-name="P7">Я с удовольствием наблюдаю, как кожа вокруг глаз грифона приобретает красивый фиолетовый оттенок.</text:p>
      <text:p text:style-name="P7"/>
      <text:p text:style-name="P7">- Но довольно этой светской болтовни! - разряжает обстановку Сел. - Ты, кажется, хотел нам что-то рассказать, Горг?</text:p>
      <text:p text:style-name="P7"/>
      <text:p text:style-name="P7">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7"/>
      <text:p text:style-name="P7">- Нам прекрасно известно состояние дел Эквестрии, светлейшие. Торговая война с зебрами с одновременной экономической помощью <text:span text:style-name="T1463">новосозданной </text:span>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7"/>
      <text:p text:style-name="P7">Горг закашлялся в смехе.</text:p>
      <text:p text:style-name="P7"><text:soft-page-break/></text:p>
      <text:p text:style-name="P7">- В общем, светлейшие, подытоживая: вы в крутом пике…</text:p>
      <text:p text:style-name="P7"/>
      <text:p text:style-name="P7">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7"/>
      <text:p text:style-name="P7">Зрачки грифона скачут от Селестии к Луне и обратно. Наконец он замечает моё замешательство и насмешливо клокочет.</text:p>
      <text:p text:style-name="P7"/>
      <text:p text:style-name="P7">- Теперь выслушайте наше предложение.</text:p>
      <text:p text:style-name="P7"/>
      <text:p text:style-name="P7">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7"/>
      <text:p text:style-name="P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7"/>
      <text:p text:style-name="P7">- Мы знаем, с кем у вас возникли затруднения, - подаёт голос Селестия. - Проще сказать, с кем у вас их НЕ возникло. С Эквестрией. Всё.</text:p>
      <text:p text:style-name="P7"/>
      <text:p text:style-name="P7">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
      <text:p text:style-name="P7">-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7"/>
      <text:p text:style-name="P7">Молчание аликорниц только подчёркивает хриплое дыхание посла.</text:p>
      <text:p text:style-name="P7"/>
      <text:p text:style-name="P7">-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text:soft-page-break/>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7"/>
      <text:p text:style-name="P7">- СОРОК!</text:p>
      <text:p text:style-name="P7"/>
      <text:p text:style-name="P7">- Что? - птичьи глаза Горга быстро-быстро моргают, выдавая крайнюю степень растерянности их обладателя.</text:p>
      <text:p text:style-name="P7"/>
      <text:p text:style-name="P7">- Сорок процентов! За сорок лет! - стальным голосом Селестии можно валить лес.</text:p>
      <text:p text:style-name="P7"/>
      <text:p text:style-name="P7">Грифон поперхается, но быстро оправляется.</text:p>
      <text:p text:style-name="P7"/>
      <text:p text:style-name="P7">- Да вы рехнулись, светлейшие!!! - вопит он , картинно прикрыв глаза крылом.</text:p>
      <text:p text:style-name="P7"/>
      <text:p text:style-name="P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7"/>
      <text:p text:style-name="P7">- За сорок процентов мы готовы поставлять <text:span text:style-name="T1463">собственные </text:span>яйца на завтрак минотаврам! Уже сваренные вкрутую и украшенные подпазушными перьями наших девственниц! Да это просто оскорбление <text:span text:style-name="T1463">Е</text:span>го Величества! Это грабёж!!!</text:p>
      <text:p text:style-name="P7"/>
      <text:p text:style-name="P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7"/>
      <text:p text:style-name="P7">-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7">-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7">- Светлейшие, мне отрубят голову по возвращению! Семь процентов! За семь лет!</text:p>
      <text:p text:style-name="P7">-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25"><text:span text:style-name="T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text:span text:style-name="T23">Торч</text:span><text:span text:style-name="T2"> вернулс</text:span><text:span text:style-name="T23">я</text:span><text:span text:style-name="T2">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span></text:p>
      <text:p text:style-name="P7">- Тридцать миллионов золотом, - еле слышно бурчит грифон. Я ощущаю на себе его яростный взгляд через крыло.</text:p>
      <text:p text:style-name="P25"><text:span text:style-name="T2">- Значит, умыкнули вы триста тысяч – учитывая стократн</text:span><text:span text:style-name="T23">ую</text:span><text:span text:style-name="T2"> </text:span><text:span text:style-name="T23">пеню</text:span><text:span text:style-name="T2"> </text:span><text:span text:style-name="T23">з</text:span><text:span text:style-name="T2">а воровство у древних змеев, - подытоживает аликорница. - И стоило ради десяти сундуков золота ставить под угрозу существование державы?</text:span></text:p>
      <text:p text:style-name="P7">Из-под крыла доносится только скрежет металлического клюва.</text:p>
      <text:p text:style-name="P7"/>
      <text:p text:style-name="P25"><text:span text:style-name="T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text:span><text:span text:style-name="T25">Торча</text:span><text:span text:style-name="T2">. Поэтому плата в размере пятнадцати процентов за пятнадцать лет не будет вам в тягость – учитывая многократно большую выгоду от уменьшения долга.</text:span></text:p>
      <text:p text:style-name="P7">- Светлейшая! - Горг внезапно складывает крыло и мы видим его сияющий лик, - я поражён вашей щедростью! Всемерно благодарю! <text:span text:style-name="T1464">Д</text:span>ед рассказывал мне о деталях предыдущей сделки, но ваша щедрость сейчас превзошла её!</text:p>
      <text:p text:style-name="P25"><text:span text:style-name="T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text:span><text:span text:style-name="T26">сорок</text:span><text:span text:style-name="T2"> лет мой лимит уговоров драконов исчерпан. Это не самые приятные собеседники! </text:span><text:span text:style-name="T26">Хуман</text:span><text:span text:style-name="T2">, будь так добр, проводи королевского посла.</text:span></text:p>
      <text:p text:style-name="P7"/>
      <text:p text:style-name="P7">Я провожу процессию до выхода из тронного зала. Замешкавшись в дверях, железноклювый грифон неожиданно подмигивает мне.</text:p>
      <text:p text:style-name="P7">Я непонимающе смотрю ему вслед.</text:p>
      <text:p text:style-name="P7">-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7"/>
      <text:p text:style-name="P7">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7"/>
      <text:p text:style-name="P7">- Каруна, - кивает мне грифониха. - Очень приятно видеть вас вместе. Вы просто созданы друг для друга.</text:p>
      <text:p text:style-name="P7"><text:soft-page-break/></text:p>
      <text:p text:style-name="P7">Я <text:span text:style-name="T1465">молча </text:span>прикрываю за ней дверь и возвращаюсь к своим.</text:p>
      <text:p text:style-name="P7"/>
      <text:p text:style-name="P7">- Горг извинился перед тобой за своё поведение? - спрашивает Селестия.</text:p>
      <text:p text:style-name="P7">-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text:span text:style-name="T1465">старшего </text:span>сына. Да и то, далеко не всегда получится.</text:p>
      <text:p text:style-name="P7"/>
      <text:p text:style-name="P7">Я философски пожимаю плечами.</text:p>
      <text:p text:style-name="P25"><text:span text:style-name="T2">Вот уже </text:span><text:span text:style-name="T27">пятнадцать</text:span><text:span text:style-name="T2"> </text:span><text:span text:style-name="T27">лет</text:span><text:span text:style-name="T2"> ты сидишь на троне, </text:span><text:span text:style-name="T27">Хуман</text:span><text:span text:style-name="T2">,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span></text:p>
      <text:p text:style-name="P7"/>
      <text:p text:style-name="P385">- Пять битов! - поворачивается к Луне Селестия.</text:p>
      <text:p text:style-name="P394">Та молча достаёт монетку из шкафчика за троном и кладёт в протянутое копыто.</text:p>
      <text:p text:style-name="P820"/>
      <text:p text:style-name="P541">…</text:p>
      <text:p text:style-name="P541"/>
      <text:p text:style-name="P200"><text:span text:style-name="T618">Жар от углей </text:span><text:span text:style-name="T619">сотворяет мерцающ</text:span><text:span text:style-name="T620">ее</text:span><text:span text:style-name="T619"> </text:span><text:span text:style-name="T620">марево</text:span><text:span text:style-name="T619"> над каменкой. </text:span><text:span text:style-name="T620">Капли настоянной на хвое воды падают на камни и </text:span><text:span text:style-name="T622">с</text:span><text:span text:style-name="T620"> шип</text:span><text:span text:style-name="T622">ением</text:span><text:span text:style-name="T620"> наполняют </text:span><text:span text:style-name="T642">сауну</text:span><text:span text:style-name="T620"> ароматом кедра. Причудливые тени от пара играют на стенах и рас</text:span><text:span text:style-name="T621">тёкшейся</text:span><text:span text:style-name="T620"> на нижней лавке аликорнице.</text:span></text:p>
      <text:p text:style-name="P201"><text:span text:style-name="T620">- </text:span><text:span text:style-name="T621">Ты меня убить хочешь, - вяло возражает Селестия.</text:span></text:p>
      <text:p text:style-name="P602">Её крылья и хвост занимают все пространство парилки, подобно чудной, топорщайся перьями <text:span text:style-name="T1467">радужной </text:span>медузе. Голова бессильно свисает <text:span text:style-name="T1470">с лавки </text:span>на пол, царапая рогом сосновый пол.</text:p>
      <text:p text:style-name="P206"><text:span text:style-name="T642">Я молча ставлю ковшик на пол</text:span><text:span text:style-name="T650">ку</text:span><text:span text:style-name="T642">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span><text:span text:style-name="T643">Много ты понимаешь, Хуман, - пробурчала она в первый </text:span><text:span text:style-name="T647">сеанс</text:span><text:span text:style-name="T643">. - </text:span><text:span text:style-name="T647">Е</text:span><text:span text:style-name="T643">сли я применю магию термоизоляции, я спокойно смогу оставаться в твоём огнедышащем ящике </text:span><text:span text:style-name="T653">сколь угодно долго</text:span><text:span text:style-name="T643">, но какой тогда во всём этом смысл?»</text:span></text:p>
      <text:p text:style-name="P207"><text:span text:style-name="T643">И она, разумеется, </text:span><text:span text:style-name="T644">п</text:span><text:span text:style-name="T643">рава. Не применяя магию, она уравн</text:span><text:span text:style-name="T648">ивает</text:span><text:span text:style-name="T643"> нас в возможностях и </text:span><text:span text:style-name="T644">я раз за разом выигрыва</text:span><text:span text:style-name="T654">ю</text:span><text:span text:style-name="T644"> шуточные состязания на тему «кто дольше выдержит в парилке». Правда, выигрыш этот </text:span><text:span text:style-name="T648">чисто </text:span><text:span text:style-name="T644">условный, потому что белая аликорница, </text:span><text:span text:style-name="T669">в очередной раз </text:span><text:span text:style-name="T644">выскакивая из </text:span><text:span text:style-name="T655">сауны</text:span><text:span text:style-name="T644">, неизменно прихватыва</text:span><text:span text:style-name="T648">ет</text:span><text:span text:style-name="T644"> </text:span><text:span text:style-name="T646">с собой </text:span><text:span text:style-name="T644">и меня. Технически, это </text:span><text:span text:style-name="T648">всегда</text:span><text:span text:style-name="T644"> ничья и мои протестующие вопли каждый раз заканчива</text:span><text:span text:style-name="T648">ются</text:span><text:span text:style-name="T644"> шумным бултыхом, когда </text:span><text:span text:style-name="T645">я в облаке золотистой магии плюха</text:span><text:span text:style-name="T648">юсь</text:span><text:span text:style-name="T645"> </text:span><text:span text:style-name="T644">в бассейн с </text:span><text:span text:style-name="T649">холодной</text:span><text:span text:style-name="T645"> водой. Мои попытки громко возмущаться после выныривания всегда заглуша</text:span><text:span text:style-name="T648">ются</text:span><text:span text:style-name="T645"> вторым плюхом, когда в бассейн гроха</text:span><text:span text:style-name="T648">ется</text:span><text:span text:style-name="T645"> сама принцесса.</text:span></text:p>
      <text:p text:style-name="P541"><text:soft-page-break/></text:p>
      <text:p text:style-name="P212"><text:span text:style-name="T650">В этот раз всё проходит </text:span><text:span text:style-name="T651">по </text:span><text:span text:style-name="T652">привычному</text:span><text:span text:style-name="T651"> сценарию. </text:span><text:span text:style-name="T656">Выбравшись из бассейна, я прыгаю на одной ноге, пытаясь освободить ухо от воды. </text:span><text:span text:style-name="T670">Селестия просушивает перья на шезлонге в </text:span><text:span text:style-name="T672">мягком </text:span><text:span text:style-name="T694">дрожащем </text:span><text:span text:style-name="T670">свете свечей. </text:span><text:span text:style-name="T657">М</text:span><text:span text:style-name="T670">олодая луна самодовольно блестит в ночном небе как начищенный серебряный пятак. Лунная дорожка делит бассейн на две тёмные половинки. </text:span><text:span text:style-name="T672">Чашечки кофе и надкушенный круассан расположились на столике между нашими лежаками.</text:span></text:p>
      <text:p text:style-name="P613"/>
      <text:p text:style-name="P210"><text:span text:style-name="T656">- </text:span><text:span text:style-name="T657">Сегодня уже треть часа. Поздравляю! В следующий раз сделаем два захода.</text:span></text:p>
      <text:p text:style-name="P889"><text:span text:style-name="T110">- </text:span><text:span text:style-name="T672">Нет уж, второй заход издевайся над Луной. Я столько не выдержу, - возражает аликорница. - Кстати, с</text:span><text:span text:style-name="T110">естра сегодня была мрачнее обычного</text:span><text:span text:style-name="T657">. </text:span><text:span text:style-name="T671">Не могу поверить, что её так расстроили проигранные пять битов.</text:span></text:p>
      <text:p text:style-name="P211"><text:span text:style-name="T656">- </text:span><text:span text:style-name="T670">Б</text:span><text:span text:style-name="T658">ит</text:span><text:span text:style-name="T670">ы</text:span><text:span text:style-name="T658"> ни при чём. </text:span><text:span text:style-name="T659">Луна хочет домой.</text:span></text:p>
      <text:p text:style-name="P603"/>
      <text:p text:style-name="P603">Селестия заводит глаза и прикрывает лицо крылом.</text:p>
      <text:p text:style-name="P603"/>
      <text:p text:style-name="P208"><text:span text:style-name="T659">- Она считает, что ты специально саботируешь свою клятву. Ну, </text:span><text:span text:style-name="T660">там</text:span><text:span text:style-name="T659">,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span></text:p>
      <text:p text:style-name="P541"/>
      <text:p text:style-name="P604">Тяжёлый вздох слышится из-под крыла.</text:p>
      <text:p text:style-name="P152"><text:span text:style-name="T458">- </text:span><text:span text:style-name="T661">Многое я дала бы, чтобы развеять свои страхи относительно сестры и вернуть её в Андориан, - бормочет сквозь крыло аликорница.</text:span></text:p>
      <text:p text:style-name="P608">- Так, может, и развеяла бы? Разве нет способа как-нибудь определить, есть ли виндиго в Луне, или нет?</text:p>
      <text:p text:style-name="P608"/>
      <text:p text:style-name="P887"><text:span text:style-name="T661">С</text:span><text:span text:style-name="T110">елестия встаёт с шезлонга.</text:span><text:span text:style-name="T662"> Она медленно идёт вдоль бортика бассейна, стараясь скрыть смущение. У неё плохо получается.</text:span></text:p>
      <text:p text:style-name="P209"><text:span text:style-name="T662">- Вообще-то есть. </text:span><text:span text:style-name="T667">Переплетение</text:span><text:span text:style-name="T662"> сознаний. Только…</text:span></text:p>
      <text:p text:style-name="P609">- Только что?</text:p>
      <text:p text:style-name="P209"><text:span text:style-name="T662">- Только она никогда на это не согласится. </text:span><text:span text:style-name="T668">П</text:span><text:span text:style-name="T667">ереплетение</text:span><text:span text:style-name="T664"> сознаний - </text:span><text:span text:style-name="T662">на</text:span><text:span text:style-name="T663">м</text:span><text:span text:style-name="T662">ного более интимная вещь, чем секс. Когда два существа объединяют сознания, между ними не остаётся тайн. </text:span><text:span text:style-name="T664">По-сути, они становятся одним целым. </text:span><text:span text:style-name="T665">Н</text:span><text:span text:style-name="T664">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text:span><text:span text:style-name="T665">В принципе, т</text:span><text:span text:style-name="T664">ак можно определить, есть ли в ком-то присутствие чуждой сущности.</text:span></text:p>
      <text:p text:style-name="P610"/>
      <text:p text:style-name="P888"><text:span text:style-name="T664">С</text:span><text:span text:style-name="T110">елестия делает глоток кофе </text:span><text:span text:style-name="T672">из чашечки </text:span><text:span text:style-name="T110">и продолжает.</text:span></text:p>
      <text:p text:style-name="P611">- Мы с Луной и до прибытия на Эквус не были до такой степени близки, чтобы пускать друг друга в свои мысли. Теперь же, - она пространно махает копытом, - это <text:span text:style-name="T1469">просто </text:span>невозможно. <text:span text:style-name="T1470">Скорее, ты, наконец, обнимешь меня, мой упрямый человек, чем Луна объединит со мной сознание.</text:span></text:p>
      <text:p text:style-name="P612"><text:soft-page-break/></text:p>
      <text:p text:style-name="P612">Я делаю покерфейс.</text:p>
      <text:p text:style-name="P888"><text:span text:style-name="T110">- </text:span><text:span text:style-name="T666">Понимаю. </text:span><text:span text:style-name="T110">Паршиво.</text:span></text:p>
      <text:p text:style-name="P605"/>
      <text:p text:style-name="P606">Селестия долго смотрит на своё отражение в бассейне. Потом она поворачивается ко мне и тихо произносит.</text:p>
      <text:p text:style-name="P606">- И даже если бы она открылась мне… Всё равно ничего бы не вышло.</text:p>
      <text:p text:style-name="P606">- ?</text:p>
      <text:p text:style-name="P605"/>
      <text:p text:style-name="P613">Долгий взгляд светлой аликорницы, кажется, пронизывает меня насквозь. В конце-концов, она кивает своим мыслям и обращается ко мне. </text:p>
      <text:p text:style-name="P613">- Пойдём, Хуман. Я хочу кое-что показать тебе.</text:p>
      <text:p text:style-name="P613"/>
      <text:p text:style-name="P212"><text:span text:style-name="T670"><text:s/></text:span><text:span text:style-name="T673">Долгая прогулка замковым парком заканчивается за крепостной стеной. Тёмная стена леса и мрачная громада каменного дракона </text:span><text:span text:style-name="T674">в ночной мгле </text:span><text:span text:style-name="T673">таят угрозу.</text:span></text:p>
      <text:p text:style-name="P615"/>
      <text:p text:style-name="P213"><text:span text:style-name="T673">- </text:span><text:span text:style-name="T674">Зачем ты привела меня сюда? - поёживаюсь я. </text:span><text:span text:style-name="T675">Фантазия оживляет тьму и мне кажется, что бока каменного ящера медленно вздымаются в беззвучном дыхании.</text:span></text:p>
      <text:p text:style-name="P605"/>
      <text:p text:style-name="P614">Аликорница ложится у моих ног.</text:p>
      <text:p text:style-name="P614">- Забирайся мне на спину, Хуман. Дальше мы должны лететь.</text:p>
      <text:p text:style-name="P614"/>
      <text:p text:style-name="P614">Происходящее вызывает у меня дежавю с Луной, когда она пронесла меня сквозь мир снов в свои воспоминания.</text:p>
      <text:p text:style-name="P214"><text:span text:style-name="T676">- </text:span><text:span text:style-name="T678">Ты же не владеешь снопроходчеством. </text:span><text:span text:style-name="T679">Луна говорила…</text:span></text:p>
      <text:p text:style-name="P214"><text:span text:style-name="T679">- Я не собираюсь проводить тебя в свои сны, Хуман, - отвечает Селестия. - Реальность иногда </text:span><text:span text:style-name="T680">хуже</text:span><text:span text:style-name="T679"> всяких </text:span><text:span text:style-name="T680">кошмаров</text:span><text:span text:style-name="T679">.</text:span></text:p>
      <text:p text:style-name="P616"/>
      <text:p text:style-name="P890"><text:span text:style-name="T679">Э</text:span><text:span text:style-name="T110">ти слова заставляют меня застыть над аликорницей </text:span><text:span text:style-name="T683">с задранной ногой</text:span><text:span text:style-name="T110">.</text:span></text:p>
      <text:p text:style-name="P617">- Кошмары? Ты хочешь показать мне кошмары?</text:p>
      <text:p text:style-name="P617">-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617">- Зачем? - бормочу я. - Я не прокурор, а ты не подсудимая. Мне не нужны твои…</text:p>
      <text:p text:style-name="P215"><text:span text:style-name="T681">- Затем, - перебивает меня аликорница, - что ты мой муж. И не пристало </text:span><text:span text:style-name="T682">супруге</text:span><text:span text:style-name="T681"> ходить под подозрением.</text:span></text:p>
      <text:p text:style-name="P617"><text:soft-page-break/></text:p>
      <text:p text:style-name="P617">С этими словами она встаёт и мы взмываем в ночное небо.</text:p>
      <text:p text:style-name="P617"/>
      <text:p text:style-name="P216"><text:span text:style-name="T685">На этом дежавю заканчивается. </text:span><text:span text:style-name="T684">Вместо мельтешения несвязных пейзажей </text:span><text:span text:style-name="T687">и обрывков снов Луны</text:span><text:span text:style-name="T684"> мы проваливаемся в синезелёную мглу. Звёзды окружают нас </text:span><text:span text:style-name="T686">со всех сторон, </text:span><text:span text:style-name="T687">пока мы плавно скачем в пустоте меж ними. Я восхищённо взираю на сияющую бесконечность.</text:span></text:p>
      <text:p text:style-name="P621"/>
      <text:p text:style-name="P621">- Где мы?</text:p>
      <text:p text:style-name="P216"><text:span text:style-name="T687">- Это Эогипп. Место, доступное только избранным странникам и где легко заблудиться на тысячелетия. Но кто умеет находить </text:span><text:span text:style-name="T688">путь</text:span><text:span text:style-name="T687">, может </text:span><text:span text:style-name="T688">с лёгкостью </text:span><text:span text:style-name="T687">странствовать между мирами.</text:span></text:p>
      <text:p text:style-name="P621">- Ты же говорила, что не умеешь находить тут дорогу. Ты хочешь скакать тут вечно?</text:p>
      <text:p text:style-name="P621"/>
      <text:p text:style-name="P891"><text:span text:style-name="T688">Аликорница ни на йоту не замедляет бег. </text:span><text:span text:style-name="T110">До моих ушей долетает </text:span><text:span text:style-name="T688">её </text:span><text:span text:style-name="T110">легонький смешок.</text:span></text:p>
      <text:p text:style-name="P892"><text:span text:style-name="T110">- </text:span><text:span text:style-name="T688">Я была бы счастлива пробежать тут с тобой пару-другую сотен лет, Хуман. - </text:span><text:span text:style-name="T689">Селестия чуть поворачивает ко мне голову и подмигивает. - </text:span><text:span text:style-name="T688">В этом эфире не чувствуешь усталости и все заботы и печали уходят на задний план.</text:span></text:p>
      <text:p text:style-name="P622"/>
      <text:p text:style-name="P893"><text:span text:style-name="T688">О</text:span><text:span text:style-name="T110">на тяжко вздыхает.</text:span></text:p>
      <text:p text:style-name="P217"><text:span text:style-name="T688">- Но нет, у меня сейчас другие планы… </text:span><text:span text:style-name="T689">Сестра почти угадала, когда в сердцах опосредованно посоветовала мне учиться находить путь в Эогиппе у Дискорда. Да, я так и сделала, задолго до её слов, </text:span><text:span text:style-name="T704">между прочим</text:span><text:span text:style-name="T689">. Драконикус вполне договороспособен, если уметь его выслушивать. В сущности, он ещё более одинок, чем мы, только это не видно за его паясничаньем. </text:span><text:span text:style-name="T691">Драконикусы почти так же горды, как их старшие братья — драконы, но предпочитают скрывать это под тонким флёром шутовства. </text:span><text:span text:style-name="T704">А Дискорд, вдобавок, очень молод и раним, хоть и ни за что не признается в этом. </text:span><text:span text:style-name="T903">И пары его подсказок оказалось достаточно, чтобы восстановить в памяти маршрут, который мы прошли с Дискордом сто пятьдесят лет назад.</text:span></text:p>
      <text:p text:style-name="P623"/>
      <text:p text:style-name="P218"><text:span text:style-name="T689">П</text:span><text:span text:style-name="T690">рямо по курсу перед нами вырастает большая </text:span><text:span text:style-name="T692">голубая</text:span><text:span text:style-name="T690"> звезда с тремя вращающимися вокруг неё зелёными светилами поменьше.</text:span></text:p>
      <text:p text:style-name="P624"/>
      <text:p text:style-name="P624">-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624"/>
      <text:p text:style-name="P218"><text:span text:style-name="T690">Мы мчимся к красной паре. Я завороженно наблюдаю калейдоскоп мириадов созвездий, окружающий нас словно звёздная пыль. </text:span><text:span text:style-name="T704">Галактики, кластера и туманности сливаются в мерцающую ткань вечности. </text:span><text:span text:style-name="T695">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text:span><text:span text:style-name="T696">обнаруживаю</text:span><text:span text:style-name="T695">, что подобная трансформация случилась и с гривой и хвостом Селестии. </text:span><text:span text:style-name="T698">Они протянулись назад </text:span><text:soft-page-break/><text:span text:style-name="T698">бесконечными переливающимися мантиями.</text:span><text:span text:style-name="T695"> Опустив взор, я вижу, что от завитков шерсти, окаймляющих копыта аликорницы, также тянутся </text:span><text:span text:style-name="T697">назад </text:span><text:span text:style-name="T695">еле заметные шлейфы.</text:span></text:p>
      <text:p text:style-name="P220"><text:span text:style-name="T695">Я несусь в пустоте на неком фантасмагоричном, </text:span><text:span text:style-name="T696">простирающимся в </text:span><text:span text:style-name="T698">безбрежные</text:span><text:span text:style-name="T696"> дали существе, только лишь подо мной сгущающимся в некое эквиноподобное создание!</text:span></text:p>
      <text:p text:style-name="P625"/>
      <text:p text:style-name="P221"><text:span text:style-name="T695">О</text:span><text:span text:style-name="T696">т Селестии не укры</text:span><text:span text:style-name="T698">вается</text:span><text:span text:style-name="T696"> мо</text:span><text:span text:style-name="T700">и</text:span><text:span text:style-name="T696"> </text:span><text:span text:style-name="T700">взгляды назад</text:span><text:span text:style-name="T696">. </text:span><text:span text:style-name="T698">Она поворачивает ко мне голову. </text:span><text:span text:style-name="T699">Я с удивлением и неким ужасом замечаю, что её прежде вишнёвые глаза стали </text:span><text:span text:style-name="T725">бездонными </text:span><text:span text:style-name="T700">синезелёными </text:span><text:span text:style-name="T725">озёрами</text:span><text:span text:style-name="T700"> с мерцающими в глубине искорками — как отражение космоса вокруг нас.</text:span></text:p>
      <text:p text:style-name="P627">-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Когда мы выйдем из Эогиппа, я приму привычные тебе очертания.</text:p>
      <text:p text:style-name="P627">- Эмм… Предупреждать надо! Так ведь и обмочиться недолго!</text:p>
      <text:p text:style-name="P627"><text:s/>Аликорница печально смеётся.</text:p>
      <text:p text:style-name="P222"><text:span text:style-name="T700">- Магия — наша сила и слабость. </text:span><text:span text:style-name="T702">Мы </text:span><text:span text:style-name="T726">по большей части </text:span><text:span text:style-name="T702">состоим из неё и без неё мы медленно чахнем.</text:span><text:span text:style-name="T700"> Орунгун когда-то был богат </text:span><text:span text:style-name="T705">на </text:span><text:span text:style-name="T726">магию</text:span><text:span text:style-name="T700">. Мы купались в ней и впитывали её и наша цивилизация достигла вершин. Мы создавали фантастические города, мы дост</text:span><text:span text:style-name="T701">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text:span><text:span text:style-name="T706">в подспорье нашим слабеющим телам</text:span><text:span text:style-name="T701">.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text:span><text:span text:style-name="T903">энергии</text:span><text:span text:style-name="T701">. Вот до чего мы опустились!</text:span></text:p>
      <text:p text:style-name="P895"><text:span text:style-name="T701">- </text:span><text:span text:style-name="T110">Но ты летаешь без всяких экстендеров!</text:span></text:p>
      <text:p text:style-name="P62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638">Селестия грустно смеётся.</text:p>
      <text:p text:style-name="P630"/>
      <text:p text:style-name="P630">- И когда мы стали совсем слабы, появились они. Виндиго. <text:s/>Пожиратели душ.</text:p>
      <text:p text:style-name="P628">Аликорница делает вираж у двойной системы.</text:p>
      <text:p text:style-name="P626"/>
      <text:p text:style-name="P218"><text:span text:style-name="T690">- </text:span><text:span text:style-name="T726">Т</text:span><text:span text:style-name="T690">еперь курс на т</text:span><text:span text:style-name="T692">от</text:span><text:span text:style-name="T690"> фиолетов</text:span><text:span text:style-name="T692">ый</text:span><text:span text:style-name="T690"> </text:span><text:span text:style-name="T692">гигант</text:span><text:span text:style-name="T690">. </text:span><text:span text:style-name="T702">Это конечная точка нашего путешествия.</text:span></text:p>
      <text:p text:style-name="P624"/>
      <text:p text:style-name="P218"><text:span text:style-name="T690">Едва видимый пульсирующий </text:span><text:span text:style-name="T692">сгусток</text:span><text:span text:style-name="T690">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span></text:p>
      <text:p text:style-name="P624"><text:soft-page-break/></text:p>
      <text:p text:style-name="P218"><text:span text:style-name="T690">- Смотри внимательно, Хуман. Мы пробудем </text:span><text:span text:style-name="T692">тут</text:span><text:span text:style-name="T690"> очень недолго. Что бы ни случилось, не покидай моей спины. </text:span><text:span text:style-name="T703">Это очень опасно.</text:span></text:p>
      <text:p text:style-name="P624"/>
      <text:p text:style-name="P618">Мы висим в пустоте перед огромным фиолетовым шаром. <text:span text:style-name="T1471">Шелест наших дыханий только подчёркивает звенящую пустоту вокруг. </text:span><text:span text:style-name="T1472">Вечность смотрит нам в глаза и я едва выдерживаю этот взгляд.</text:span></text:p>
      <text:p text:style-name="P219"><text:span text:style-name="T693">На кончике рога Селестии разгорается золотая искорка. Аликорница чертит рогом </text:span><text:span text:style-name="T714">огненный </text:span><text:span text:style-name="T693">овал перед собой и пустота распахивает дверь перед нами.</text:span></text:p>
      <text:p text:style-name="P631">Мы проходим в неведомое.</text:p>
      <text:p text:style-name="P631"/>
      <text:p text:style-name="P631">…</text:p>
      <text:p text:style-name="P631"/>
      <text:p text:style-name="P224"><text:span text:style-name="T714">Морозный ветер ударяет ледяным кулаком в лёгкие. </text:span><text:span text:style-name="T715">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text:span><text:span text:style-name="T716">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span></text:p>
      <text:p text:style-name="P225"><text:span text:style-name="T716">Прямо перед нами в сугробе снега лежит неправильной формы конус </text:span><text:span text:style-name="T718">с изломаным основанием</text:span><text:span text:style-name="T716">. Из-под конуса торчит </text:span><text:span text:style-name="T717">закованная в латы нога. Голубые искры вырываются из сочленений доспеха. Нога едва заметно подёргивается.</text:span></text:p>
      <text:p text:style-name="P896"><text:span text:style-name="T717">Я </text:span><text:span text:style-name="T110">спрыгиваю на землю и бегу к сугробу. Упёршись в </text:span><text:span text:style-name="T719">каменный </text:span><text:span text:style-name="T110">конус я напрягаю ноги в попытке сдвинуть его с места. Аликорница молча смотрит на меня качая головой.</text:span></text:p>
      <text:p text:style-name="P632">- Помоги! Не видишь разве, ему нужна помощь! - указываю я на ногу.</text:p>
      <text:p text:style-name="P632">- Я же просила тебя не покидать моей спины, Хуман, - укоризненно отвечает Селестия.</text:p>
      <text:p text:style-name="P897"><text:span text:style-name="T110">Метель размывает её очертания. Она делает ша</text:span><text:span text:style-name="T720">г</text:span><text:span text:style-name="T110"> ко мне и упирается плечом в камень рядом со мной.</text:span></text:p>
      <text:p text:style-name="P226"><text:span text:style-name="T1473">С медленным скрипом каменная сосулька откатывается в сторону. Под ней лежат расплющенные </text:span><text:span text:style-name="T1474">латы</text:span><text:span text:style-name="T1473">. Они подёргиваются с тихим жужжанием и потрескиванием, подобно раздавленному </text:span><text:span text:style-name="T1474">насекомому</text:span><text:span text:style-name="T1473">. Аликорница копытом открывает забрало искорёженного шлема, демонстрируя </text:span><text:span text:style-name="T1499">его содержимое</text:span><text:span text:style-name="T1473">. </text:span><text:span text:style-name="T1499">В глубине шлема мигает красный индикатор, освещая тусклыми вспышками пустоту внутри.</text:span></text:p>
      <text:p text:style-name="P226"/>
      <text:p text:style-name="P244">- <text:span text:style-name="T1473">Авто</text:span><text:span text:style-name="T1499">матический </text:span><text:span text:style-name="T1473">доспех строевой, легионный, Принцип-2. </text:span><text:span text:style-name="T1474">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text:span><text:span text:style-name="T1475">Интегрированный и</text:span><text:span text:style-name="T1474">скусственный интеллект позволяет действовать в </text:span><text:span text:style-name="T1480">условно</text:span><text:span text:style-name="T1474"> автономном режиме, без владельца.</text:span></text:p>
      <text:p text:style-name="P899">Изо рта Селестии вырывается пар. Она отпускает забрало и отходит. </text:p>
      <text:p text:style-name="P245"/>
      <text:p text:style-name="P245"><text:span text:style-name="T1487">Я остаюсь у остатков магического механизма. Тот медленно царапает обледеневший камень в тщётной попытке подняться. </text:span><text:span text:style-name="T1510">Шлем подслеповато поворачивается влево-вправо, описывая полукруг металлическим шипом - защитой рога. </text:span><text:span text:style-name="T1488">Поддавшись секундному импульсу, я тяну за свободную ногу, пытаясь помочь ему выбраться из ледяного плена. </text:span></text:p>
      <text:p text:style-name="P900"><text:soft-page-break/>Тщётно. <text:span text:style-name="T1500">М</text:span>еталлический панцирь намертво вмёрз в лёд. <text:span text:style-name="T1503">Падающий снег потихоньку укрывает его в белый саван.</text:span></text:p>
      <text:p text:style-name="P243"><text:span text:style-name="T1488">- </text:span><text:span text:style-name="T1499">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span></text:p>
      <text:p text:style-name="P245"><text:span text:style-name="T1499">Я </text:span><text:span text:style-name="T1500">оглядываюсь</text:span><text:span text:style-name="T1499"> по сторонам.</text:span></text:p>
      <text:p text:style-name="P903">- Вряд ли тебя <text:span text:style-name="T1500">здесь</text:span> отремонтируют. Мы <text:span text:style-name="T1504">тут </text:span>одни.</text:p>
      <text:p text:style-name="P246"><text:span text:style-name="T1499">- </text:span><text:span text:style-name="T1504">Информация ошибочна. </text:span><text:span text:style-name="T1499">Регистрирую </text:span><text:span text:style-name="T1500">аномальный сигнал</text:span><text:span text:style-name="T1499"> </text:span><text:span text:style-name="T1500">автодоспеха </text:span><text:span text:style-name="T1518">Трибун</text:span><text:span text:style-name="T1500">-</text:span><text:span text:style-name="T1501">8</text:span><text:span text:style-name="T1502">С</text:span><text:span text:style-name="T1500">. </text:span><text:span text:style-name="T1499">Консулу Селестии и её спутнику грозит опасность. Необходима срочная эвакуация.</text:span></text:p>
      <text:p text:style-name="P226"/>
      <text:p text:style-name="P901">Холодок тревоги пробегает у меня между лопаток. Я оставляю умирающий механизм и быстрым шагом возвращаюсь к аликорнице. Т<text:span text:style-name="T1475">а </text:span><text:span text:style-name="T1479">опустилась</text:span><text:span text:style-name="T1475"> на одно колено, склонив </text:span><text:span text:style-name="T1481">перед кем-то</text:span><text:span text:style-name="T1475"> голову.</text:span></text:p>
      <text:p text:style-name="P901"/>
      <text:p text:style-name="P226"><text:span text:style-name="T1474">- Мы выполнили Вашу волю, королева. </text:span><text:span text:style-name="T1475">Цивилизация седьмого мира развивается под нашим присмотром. Мы передаём им ценности </text:span><text:span text:style-name="T1522">народа фаэри</text:span><text:span text:style-name="T1475">, как вы и завещали.</text:span></text:p>
      <text:p text:style-name="P898"/>
      <text:p text:style-name="P227"><text:span text:style-name="T1475">Я поднимаю вз</text:span><text:span text:style-name="T1476">гляд</text:span><text:span text:style-name="T1475">.</text:span></text:p>
      <text:p text:style-name="P228"><text:span text:style-name="T1475">Над нами нависает статуя аликорна, чей отломанный рог мы только что откатили с </text:span><text:span text:style-name="T1476">раздавленных</text:span><text:span text:style-name="T1475"> доспехов. </text:span><text:span text:style-name="T1477">Я оборачиваюсь и н</text:span><text:span text:style-name="T1475">а краю видимости метел</text:span><text:span text:style-name="T1476">и</text:span><text:span text:style-name="T1475"> узнаю полуразрушенные крепостные стены Андориана. </text:span><text:span text:style-name="T1523">Обгоревшие</text:span><text:span text:style-name="T1478"> башни, остатки стены и статуя – всё, что осталось от видения, которое я видел во сне-воспоминании Луны.</text:span></text:p>
      <text:p text:style-name="P656"/>
      <text:p text:style-name="P894"><text:span text:style-name="T110">- </text:span><text:span text:style-name="T721">Подойди поближе к краю, Хуман. Там воздух прозрачный, ты увидишь.</text:span></text:p>
      <text:p text:style-name="P229"><text:span text:style-name="T721">Тихие слова Селестии вырывают меня из оцепенения. Я подхожу к про</text:span><text:span text:style-name="T747">лому</text:span><text:span text:style-name="T721">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text:span><text:span text:style-name="T722">На пределе видимости едва касаясь верхушек самых высоких сосен над лесом висит заснеженная громада гранд-флаера.</text:span></text:p>
      <text:p text:style-name="P605">- <text:span text:style-name="T1477">Это не зима, если ты подумал. В этой местности раньше был мягкий климат с периодом дождей вместо настоящего холода.</text:span></text:p>
      <text:p text:style-name="P605">- <text:span text:style-name="T1477">Тогда почему же… ?</text:span></text:p>
      <text:p text:style-name="P605">- <text:span text:style-name="T1477">Это сделали виндиго. Они каким-то образом меняют климат под свои нужды. Мы ещё в начале войны заметили, что в области, занятые врагом, приходят заморозки.</text:span></text:p>
      <text:p text:style-name="P633">Сухой безэмоциональный голос Селестии только подчёркивает произшедшую трагедию.</text:p>
      <text:p text:style-name="P633">- То, что здесь воцарилась зима, означает одно: Андориан пал и не был отвоёван. Учитывая, что это крупнейшая крепость <text:span text:style-name="T1482">центра Большого континента, </text:span><text:span text:style-name="T1483">это означает одно. Мы проиграли окончательно и бесповоротно. Орунгун во власти виндиго и нам некуда возвращаться. </text:span><text:span text:style-name="T1484">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span></text:p>
      <text:p text:style-name="P635"/>
      <text:p text:style-name="P247"><text:soft-page-break/>Аликорница <text:span text:style-name="T1486">со вздохом </text:span>поворачивается ко мне.</text:p>
      <text:p text:style-name="P636"/>
      <text:p text:style-name="P634">- <text:span text:style-name="T1485">Садись на меня, Хуман. Пора возвращаться.</text:span></text:p>
      <text:p text:style-name="P657"/>
      <text:p text:style-name="P232"><text:span text:style-name="T726">Я </text:span><text:span text:style-name="T727">занимаю уже привычное место на спине аликорницы и та начинает разбег.</text:span></text:p>
      <text:p text:style-name="P639">- Неужели нельзя открыть проход в Эогипп прямо тут? Зачем взлетать в эту бурю? - указываю я на воющую метель над нами.</text:p>
      <text:p text:style-name="P639">- Если мы войдём в Эогипп не в том месте, откуда пришли сюда, нет гарантии, что мы вернёмся в Эквус в то же место и то же время. <text:span text:style-name="T1496">Может так получиться, что мы упадём в море через несколько тысяч лет после отбытия.</text:span> И если иное место меня не сильно расстраивает, то ошибиться со временем не хотелось бы, - отвечает Селестия.</text:p>
      <text:p text:style-name="P902"><text:span text:style-name="T727">А</text:span><text:span text:style-name="T110">ликорница продолжает разбег. </text:span><text:span text:style-name="T728">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span></text:p>
      <text:p text:style-name="P637"/>
      <text:p text:style-name="P248"><text:span text:style-name="T768">Я вспоминаю слова </text:span><text:span text:style-name="T771">раздавленного «Принципа-2»</text:span><text:span text:style-name="T768">.</text:span></text:p>
      <text:p text:style-name="P248"><text:span text:style-name="T768">- Сел, что такое «автодоспех </text:span><text:span text:style-name="T799">Трибун</text:span><text:span text:style-name="T768">-8С»?</text:span></text:p>
      <text:p text:style-name="P248"><text:span text:style-name="T768">Вздрогнув, а</text:span><text:span text:style-name="T769">ликорница </text:span><text:span text:style-name="T772">на лету </text:span><text:span text:style-name="T769">поворачивает ко мне </text:span><text:span text:style-name="T768">голову</text:span><text:span text:style-name="T769">.</text:span></text:p>
      <text:p text:style-name="P248"><text:span text:style-name="T769">- </text:span><text:span text:style-name="T768">Откуда ты услышал про него?</text:span></text:p>
      <text:p text:style-name="P248"><text:span text:style-name="T768">- Те расплющенные доспехи сказали, что регистрируют аномальный сигнал от «</text:span><text:span text:style-name="T799">Трибун</text:span><text:span text:style-name="T768">-8С». И что нам надо драпать отсюда.</text:span></text:p>
      <text:p text:style-name="P657">Селестия хмурится.</text:p>
      <text:p text:style-name="P248"><text:span text:style-name="T768">- Это броня экстра-класса для командования уровня старших центурионов и выше. </text:span><text:span text:style-name="T770">Я не понимаю, о каком аномальном сигнале идёт речь, да это и неважно. Через полчаса мы покинем </text:span><text:span text:style-name="T773">этот</text:span><text:span text:style-name="T770">…</text:span></text:p>
      <text:p text:style-name="P658"/>
      <text:p text:style-name="P236"><text:span text:style-name="T728">М</text:span><text:span text:style-name="T737">ы уже летим между двумя остовами </text:span><text:span text:style-name="T774">башень</text:span><text:span text:style-name="T737">, когда я замечаю блеск нитей в солнечных лучах. Гигантская </text:span><text:span text:style-name="T736">прозрачная решётка</text:span><text:span text:style-name="T737">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span></text:p>
      <text:p text:style-name="P234"><text:span text:style-name="T736">С</text:span><text:span text:style-name="T730">еть натягивается, но не рвётся. Селестия ржёт от неожиданности — крепчайшие нити врезаются в её тело алмазными струнами. </text:span><text:span text:style-name="T736">Слышится неприятный хруст. </text:span><text:span text:style-name="T731">Сеть распрямляется и отбрасывает нас назад. Подобно подбитой птице, аликорница неровно планирует </text:span><text:span text:style-name="T732">к подножию башни</text:span><text:span text:style-name="T731">, широко расставив крылья.</text:span></text:p>
      <text:p text:style-name="P640">Посадка довольно жёсткая — порыв ветра бросает аликорницу на бок и я лечу кубарем с её спины.</text:p>
      <text:p text:style-name="P640"/>
      <text:p text:style-name="P235"><text:span text:style-name="T733">- Хуман, ты цел? - слышу я </text:span><text:span text:style-name="T734">тревожный голос </text:span><text:span text:style-name="T733">через мгновение. - Как я могла забыть про ловушки виндиго?! Совсем поглупела от спокойной жизни. Именно покинутые аликорнами крепости становятся </text:span><text:soft-page-break/><text:span text:style-name="T733">базовыми инсталляциями серебряной паутины. Правда, раньше </text:span><text:span text:style-name="T734">их</text:span><text:span text:style-name="T733"> был</text:span><text:span text:style-name="T734">о</text:span><text:span text:style-name="T733"> хорошо видн</text:span><text:span text:style-name="T734">о</text:span><text:span text:style-name="T733"> днём. </text:span><text:span text:style-name="T738">Похоже</text:span><text:span text:style-name="T735">, винды усовершенствовали </text:span><text:span text:style-name="T734">ловчую сеть</text:span><text:span text:style-name="T735">.</text:span></text:p>
      <text:p text:style-name="P640"/>
      <text:p text:style-name="P235"><text:span text:style-name="T733">Аликорница </text:span><text:span text:style-name="T734">скачет ко мне</text:span><text:span text:style-name="T733"> на трёх ногах. Грудь, голова и крылья покрыты кровавой решёткой от врезавшейся в плоть сети. </text:span><text:span text:style-name="T734">Правое крыло волочится по земле, </text:span><text:span text:style-name="T736">половина маховых перьев отсутствует</text:span><text:span text:style-name="T734">.</text:span></text:p>
      <text:p text:style-name="P235"><text:span text:style-name="T734">- Надо скорее убираться отсюда. </text:span><text:span text:style-name="T739">Ловчая</text:span><text:span text:style-name="T734"> паутина обычно соединена с сигнальной…</text:span></text:p>
      <text:p text:style-name="P645"/>
      <text:p text:style-name="P641">Тонкий, едва слышимый писк прерывает её монолог. <text:span text:style-name="T1489">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span></text:p>
      <text:p text:style-name="P642">И темнота просыпается!</text:p>
      <text:p text:style-name="P642">Я вижу, как во тьме зажигаются зелёные огоньки глаз. Одни, вторые, третьи — не мигая они смотрят на меня <text:span text:style-name="T1491">узкими зрачками.</text:span> Мгновение — и они начинают приближаться. Я завороженно слежу за ними.</text:p>
      <text:p text:style-name="P642"/>
      <text:p text:style-name="P642">- Хуман, <text:span text:style-name="T1491">не тупи, </text:span><text:span text:style-name="T1490">надо уходить!</text:span></text:p>
      <text:p text:style-name="P643">Селестия зубами хватает меня за воротник и зашвыривает на спину. Потом начинает тяжело разгоняться неровным галопом на трёх ногах.</text:p>
      <text:p text:style-name="P643">- Взлететь с ровного места на перебитом крыле я не смогу. Но если прыгнуть со скалы, то высоты хватит, чтобы разогнаться и начать набор высоты.</text:p>
      <text:p text:style-name="P643"/>
      <text:p text:style-name="P643">Мы скачем к пролому в стене.</text:p>
      <text:p text:style-name="P643"/>
      <text:p text:style-name="P64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237"><text:span text:style-name="T740">- Если бы всё было так просто, я бы с самого начала так </text:span><text:span text:style-name="T748">и </text:span><text:span text:style-name="T740">сделала! - </text:span><text:span text:style-name="T742">кричит</text:span><text:span text:style-name="T740"> аликорница в ответ. - </text:span><text:span text:style-name="T741">Здесь мало магии! Если я телепортирую нас за счёт моих внутренних </text:span><text:span text:style-name="T743">резервов</text:span><text:span text:style-name="T741">, </text:span><text:span text:style-name="T748">их</text:span><text:span text:style-name="T741"> не хватит на то, чтобы открыть коридор обратно! </text:span><text:span text:style-name="T744">Это очень магозатратное заклинание! </text:span></text:p>
      <text:p text:style-name="P647"/>
      <text:p text:style-name="P238"><text:span text:style-name="T741">О</text:span><text:span text:style-name="T742">тчаяние в её голосе еще больше усиливает мой ужас. </text:span><text:span text:style-name="T746">Переход от банной неги к ледяному кошмару слишком резок для тебя, Хуман!</text:span></text:p>
      <text:p text:style-name="P648"/>
      <text:p text:style-name="P238"><text:span text:style-name="T745">Пролом в крепостной стене всё ближе. </text:span><text:span text:style-name="T747">Я уже вижу обледенелую громаду гранд-флаера, одиноко висящую в пустоте над лесом.</text:span><text:span text:style-name="T745">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span></text:p>
      <text:p text:style-name="P649"><text:soft-page-break/></text:p>
      <text:p text:style-name="P240"><text:span text:style-name="T748">Жужжание многократно усиливается. </text:span><text:span text:style-name="T745">И</text:span><text:span text:style-name="T747">з </text:span><text:span text:style-name="T748">крепостной башни на стену выскакива</text:span><text:span text:style-name="T750">ю</text:span><text:span text:style-name="T748">т три создания, в </text:span><text:span text:style-name="T760">одном из</text:span><text:span text:style-name="T749"> </text:span><text:span text:style-name="T750">которых я узнаю закованн</text:span><text:span text:style-name="T760">ого</text:span><text:span text:style-name="T750"> в автодоспехи сородич</text:span><text:span text:style-name="T760">а</text:span><text:span text:style-name="T750"> Селестии — так</text:span><text:span text:style-name="T760">ого</text:span><text:span text:style-name="T750">, как</text:span><text:span text:style-name="T760">их</text:span><text:span text:style-name="T750"> я видел в видении Луны. Вот только движения у н</text:span><text:span text:style-name="T760">его</text:span><text:span text:style-name="T750"> неестественно рваные, как у расшатанн</text:span><text:span text:style-name="T760">ого</text:span><text:span text:style-name="T750"> механизм</text:span><text:span text:style-name="T760">а</text:span><text:span text:style-name="T750">. Ржавчина на латах и отчаянный скрип при движении <text:s/>только подчёркивают это сходство.</text:span></text:p>
      <text:p text:style-name="P654">В двух его спутниках я узнаю виндиго.</text:p>
      <text:p text:style-name="P239"><text:span text:style-name="T762">Аликорн планирует со стены во двор прямо перед проломом. Виндиго спрыгивают следом</text:span><text:span text:style-name="T750">.</text:span></text:p>
      <text:p text:style-name="P650"/>
      <text:p text:style-name="P239"><text:span text:style-name="T110">Селестия буквально садится на задние ноги и отчаянно упирается в лёд передней, чтобы затормозить. </text:span><text:span text:style-name="T751">Мы останавливаемся прямо перед </text:span><text:span text:style-name="T760">закованым в доспехи аликорном</text:span><text:span text:style-name="T751">. </text:span><text:span text:style-name="T752">Я вижу <text:s/></text:span><text:span text:style-name="T760">его</text:span><text:span text:style-name="T752"> зелёные глаза с узкими зрачками за </text:span><text:span text:style-name="T760">затемнённым</text:span><text:span text:style-name="T752"> забрал</text:span><text:span text:style-name="T775">о</text:span><text:span text:style-name="T752">м. </text:span><text:span text:style-name="T775">Несмотря на ржавчину, его доспех выглядит намного внушительнее «Принципа-2».</text:span><text:span text:style-name="T752"> </text:span><text:span text:style-name="T754">На нагруднике </text:span><text:span text:style-name="T760">помятых лат </text:span><text:span text:style-name="T776">белеет</text:span><text:span text:style-name="T754"> полустёртая, </text:span><text:span text:style-name="T760">едва видная из-под</text:span><text:span text:style-name="T754"> </text:span><text:span text:style-name="T775">слоя грязи, </text:span><text:span text:style-name="T754">семёрка.</text:span></text:p>
      <text:p text:style-name="P650"/>
      <text:p text:style-name="P241"><text:span text:style-name="T750">- </text:span><text:span text:style-name="T752"><text:s/></text:span><text:span text:style-name="T753">Нотхуурр шанграа хиссандурр, </text:span><text:span text:style-name="T752">чайшанссиии! - шипит </text:span><text:span text:style-name="T760">один из виндиго</text:span><text:span text:style-name="T752"> и сухо смеётся. - </text:span><text:span text:style-name="T756">Слава великой зиме, теплокровные! </text:span><text:span text:style-name="T752">Мы ждали тебя, консул Селестия. </text:span><text:span text:style-name="T757">Сто пятьдесят лет сна не пропали даром!</text:span></text:p>
      <text:p text:style-name="P237"><text:span text:style-name="T740">- </text:span><text:span text:style-name="T752">Хай Глори… - с </text:span><text:span text:style-name="T755">печалью</text:span><text:span text:style-name="T752"> </text:span><text:span text:style-name="T760">обращается</text:span><text:span text:style-name="T752"> аликорница </text:span><text:span text:style-name="T760">к молчащему аликорну</text:span><text:span text:style-name="T752">. - Что они с тобой сделали? </text:span><text:span text:style-name="T761">Ты забыл себя, </text:span><text:span text:style-name="T775">легат</text:span><text:span text:style-name="T761">?</text:span></text:p>
      <text:p text:style-name="P237"><text:span text:style-name="T752">- </text:span><text:span text:style-name="T755">Это лучшее, что </text:span><text:span text:style-name="T759">случилось </text:span><text:span text:style-name="T755">с </text:span><text:span text:style-name="T760">ним</text:span><text:span text:style-name="T755"> за </text:span><text:span text:style-name="T760">всю его </text:span><text:span text:style-name="T755">жизн</text:span><text:span text:style-name="T760">ь</text:span><text:span text:style-name="T755">… Поцелуй </text:span><text:span text:style-name="T759">холода</text:span><text:span text:style-name="T755">… Неважно… Сейчас ты и сама познаешь любовь зимы и станешь одной из </text:span><text:span text:style-name="T760">нассс</text:span><text:span text:style-name="T755">. Ты и твоя обезьянка — зима щедра и примет каж</text:span><text:span text:style-name="T837">жж</text:span><text:span text:style-name="T755">дого… - </text:span><text:span text:style-name="T760">шипит в ответ виндиго.</text:span></text:p>
      <text:p text:style-name="P651"/>
      <text:p text:style-name="P249"><text:span text:style-name="T760">Аликорн молча</text:span><text:span text:style-name="T755"> наступает на нас </text:span><text:span text:style-name="T777">как танк</text:span><text:span text:style-name="T755">. </text:span><text:span text:style-name="T766">Его голова в закрытом шлеме чуть покачивается из стороны в сторону в такт шагам. </text:span><text:span text:style-name="T767">Нехорошее предчувствие вызывает у меня это мерное покачивание. </text:span><text:span text:style-name="T778">Оно больше подходит заводному механизму, чем живому существу. </text:span><text:span text:style-name="T777">Даже в заходящих</text:span><text:span text:style-name="T755"> с боков </text:span><text:span text:style-name="T777">виндиго больше жизни.</text:span><text:span text:style-name="T755"> </text:span></text:p>
      <text:p text:style-name="P249"><text:span text:style-name="T760">Селестия</text:span><text:span text:style-name="T755"> пятится, пытаясь не выпустить из виду всех троих.</text:span></text:p>
      <text:p text:style-name="P652"/>
      <text:p text:style-name="P242"><text:span text:style-name="T755">- </text:span><text:span text:style-name="T764">Хай Глори! Очнись! Ты — один из нас! Вспомни себя, солдат! Вспомни своё племя и свой мир! </text:span><text:span text:style-name="T765">Вспомни мать, что вскормила тебя, вспомни отца, что научил летать! Вспомни ту, что стала твоей особенной пони!</text:span></text:p>
      <text:p text:style-name="P242"><text:span text:style-name="T765">- Напрасссно ты взываешшш</text:span><text:span text:style-name="T779">ь</text:span><text:span text:style-name="T765"> к нему с этими глупоссстями, — смеётся </text:span><text:span text:style-name="T777">его спутник</text:span><text:span text:style-name="T765">. - Холод неизмеримо прекрассснее. </text:span><text:span text:style-name="T766">Посссле него в голове не остаётся этого </text:span><text:span text:style-name="T779">теплокровного </text:span><text:span text:style-name="T766">мусссора.</text:span></text:p>
      <text:p text:style-name="P659">Виндиго подходит к аликорну и мощным движением копыт проворачивает ему голову на триста шестьдесят градусов.</text:p>
      <text:p text:style-name="P659">Аликорн стоит, как ни в чём ни бывало. Через мгновение он снова двигается на нас с размеренностью механизма.</text:p>
      <text:p text:style-name="P659">Меня тошнит.</text:p>
      <text:p text:style-name="P655"/>
      <text:p text:style-name="P643"><text:soft-page-break/>- <text:span text:style-name="T1495">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span></text:p>
      <text:p text:style-name="P237"><text:span text:style-name="T740">- </text:span><text:span text:style-name="T766">Поздно, - шепчет, не поворачивая головы, аликорница.- Не успею. Нужно секунд пять. Они набросятся на нас раньше. </text:span><text:span text:style-name="T767">Если бы были только виндиго — </text:span><text:span text:style-name="T838">ушли бы проблем. </text:span><text:span text:style-name="T841">Раскидать их психокинезом и улететь несложно</text:span><text:span text:style-name="T838">, </text:span><text:span text:style-name="T841">винды</text:span><text:span text:style-name="T838"> практически не летают</text:span><text:span text:style-name="T767">. Но от Хай Глори оторваться нет шансов. </text:span><text:span text:style-name="T777">Он лучший летун, чем я.</text:span></text:p>
      <text:p text:style-name="P643"/>
      <text:p text:style-name="P653"><text:span text:style-name="T1494">М</text:span>ы равняемся с <text:span text:style-name="T1493">отломанным рогом центральной статуи. </text:span><text:span text:style-name="T1513">Оглянувшись, я вижу, как рассохшаяся дверь башни отворяется и наружу один за другим выходят виндиго. Нам больше некуда отступать.</text:span></text:p>
      <text:p text:style-name="P666"/>
      <text:p text:style-name="P237"><text:span text:style-name="T740">- </text:span><text:span text:style-name="T791">Хорошо, - решается, наконец, аликорница. </text:span><text:span text:style-name="T794">На её роге зажигается золотая звёздочка.</text:span><text:span text:style-name="T791"> - </text:span><text:span text:style-name="T767">Я </text:span><text:span text:style-name="T792">откр</text:span><text:span text:style-name="T793">ыва</text:span><text:span text:style-name="T792">ю</text:span><text:span text:style-name="T767"> проход и ты прыгаешь в него. </text:span><text:span text:style-name="T793">Вместе с тобой пойдёт путеводный огонёк.</text:span><text:span text:style-name="T767"> </text:span><text:span text:style-name="T790">Дальше — просто </text:span><text:span text:style-name="T793">следуй за ним он приведёт тебя к выходу</text:span><text:span text:style-name="T790">.</text:span><text:span text:style-name="T767"> Когд</text:span><text:span text:style-name="T790">а</text:span><text:span text:style-name="T767"> окажешься в Эквестрии, доберись до Луны и сообщи ей всё. Неважно, сколько времени пройдёт, </text:span><text:span text:style-name="T793">о</text:span><text:span text:style-name="T767">на поймёт.</text:span></text:p>
      <text:p text:style-name="P643">- <text:span text:style-name="T1496">А ты? - шепчу я в ответ. - Я без тебя не уйду. </text:span><text:span text:style-name="T1503">Ты видела, во что превратился Хай Глори? Я не допущу, чтобы ты стала такой же. Или уйдём вместе, или вместе пропадём.</text:span></text:p>
      <text:p text:style-name="P644">- <text:span text:style-name="T1496">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text:span><text:span text:style-name="T1498">Постарайся выжить.</text:span><text:span text:style-name="T1496"> И </text:span><text:span text:style-name="T1498">предупреди </text:span><text:span text:style-name="T1496">Луну во что бы то ни стало. Чтобы не смела сюда соваться. </text:span><text:span text:style-name="T1513">Рано или поздно о</text:span><text:span text:style-name="T1496">на попытается, я её знаю.</text:span></text:p>
      <text:p text:style-name="P644"/>
      <text:p text:style-name="P660">Нашу тихую перепалку прерывает <text:span text:style-name="T1497">громкий скрежет. </text:span><text:span text:style-name="T1504">Снег под Хай Глори разверзается и наш старый знаком</text:span><text:span text:style-name="T1506">ый</text:span><text:span text:style-name="T1504"> — Принцип-2 — встаёт прямо под брюхом аликорна, </text:span><text:span text:style-name="T1509">пронзая его металличесим рогом</text:span><text:span text:style-name="T1504">.</text:span></text:p>
      <text:p text:style-name="P661">Нельзя сказать, что это да<text:span text:style-name="T1507">ётся</text:span> ему легко. Брюшная бронепластина <text:span text:style-name="T1508">и часть каких-то проводков </text:span>так и <text:span text:style-name="T1505">оста</text:span><text:span text:style-name="T1508">ётся во льду</text:span><text:span text:style-name="T1505">, открыв</text:span><text:span text:style-name="T1508">ая</text:span><text:span text:style-name="T1505"> силовой каркас механизма. </text:span><text:span text:style-name="T1509">Задние копыта и одно переднее остаются вмёрзшими в лёд. </text:span></text:p>
      <text:p text:style-name="P661"><text:span text:style-name="T1509">Принцип-2 </text:span><text:span text:style-name="T1510">дёргает шлемом и отрывает рогом подбрюшную бронепластину </text:span><text:span text:style-name="T1511">Хай Глори. Освободив шлем, он выпрямляет шею и прижимает к себе аликорна свободной ногой.</text:span></text:p>
      <text:p text:style-name="P250"><text:span text:style-name="T782">Сначала мне кажется, что под панцирем Хай Глори тоже ничего нет — я не вижу плоти на месте оторванной </text:span><text:span text:style-name="T785">пластины</text:span><text:span text:style-name="T782">. Но когда аликорн начинает бить неожиданного противника задними ногами, я вижу чёрную шкуру, присохшую к позвоночнику.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text:span><text:span text:style-name="T783">. </text:span><text:span text:style-name="T782">Во льду остаётся оторванная нога. Принцип-2 неподвижно стоит, просто прижимая к себе Хай Глори уцелевшей ногой.</text:span></text:p>
      <text:p text:style-name="P643"/>
      <text:p text:style-name="P250"><text:span text:style-name="T782">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text:span><text:span text:style-name="T784">разрывает дистанцию</text:span><text:span text:style-name="T782">.</text:span></text:p>
      <text:p text:style-name="P251"><text:soft-page-break/><text:span text:style-name="T782">Н</text:span><text:span text:style-name="T787">а этот раз нам никто не преграждает путь к пролому. </text:span><text:span text:style-name="T786">Мы проваливаемся в обрыв и через несколько мгновений полёт выравнивается. Осторожными плавными взмахами </text:span><text:span text:style-name="T788">крыльев</text:span><text:span text:style-name="T786"> аликорница набирает высоту. Обледеневший мир остаётся внизу.</text:span></text:p>
      <text:p text:style-name="P668"/>
      <text:p text:style-name="P904"><text:span text:style-name="T110">- </text:span><text:span text:style-name="T789">Ты знаешь, куда лететь, Сел?</text:span></text:p>
      <text:p text:style-name="P252"><text:span text:style-name="T788">- </text:span><text:span text:style-name="T789">Да, конечно. </text:span><text:span text:style-name="T788">Пара минут — и мы войдём в коридор, - </text:span><text:span text:style-name="T789">прерывисто</text:span><text:span text:style-name="T788"> говорит </text:span><text:span text:style-name="T789">Селестия</text:span><text:span text:style-name="T788">. - </text:span><text:span text:style-name="T789">Ты как, Хуман?</text:span></text:p>
      <text:p text:style-name="P663">- Бодрячком, - тревожно отвечаю я. - А ты?</text:p>
      <text:p text:style-name="P663">- Тоже ничего. Хотя могло бы быть и лучше, - тяжело дыша, отвечает аликорница.</text:p>
      <text:p text:style-name="P905"><text:span text:style-name="T786">З</text:span><text:span text:style-name="T110">олотая искорка разгорается на кончике рога аликорницы.</text:span></text:p>
      <text:p text:style-name="P662"/>
      <text:p text:style-name="P643">- <text:span text:style-name="T1512">Это хорошо, что ничего. Потому что, кажется, нужно поднажать.</text:span></text:p>
      <text:p text:style-name="P643">- <text:span text:style-name="T1512">Что? - Селестия резко поворачивает ко мне голову.</text:span></text:p>
      <text:p text:style-name="P662"/>
      <text:p text:style-name="P662">Я молча указываю за собой. Ещё полминуты назад еле различимая мелкая точка уже выросла в тёмную фигуру в ржавом железе.</text:p>
      <text:p text:style-name="P643">- <text:span text:style-name="T1512">Проклятье! <text:s/>- коротко ругается Селестия.</text:span></text:p>
      <text:p text:style-name="P643"/>
      <text:p text:style-name="P664">Я вижу прямо по курсу перед нами расплывчатое пятно дрожащего и переливающегося воздуха.</text:p>
      <text:p text:style-name="P906"><text:span text:style-name="T790">О</text:span><text:span text:style-name="T110">бернувшись, я вижу мчащегося на нас Хай Глори. Передняя часть Принципа-2 всё ещё болтается у него на шее, обняв </text:span><text:span text:style-name="T797">её</text:span><text:span text:style-name="T110"> единственной уцелевшей ногой.</text:span></text:p>
      <text:p text:style-name="P664"/>
      <text:p text:style-name="P664">- Сел, обернись. Мы не успеваем!</text:p>
      <text:p text:style-name="P258"><text:span text:style-name="T790">Аликорница разворачивается и зависает в воздухе. <text:s/>Искра на </text:span><text:span text:style-name="T794">её </text:span><text:span text:style-name="T790">роге </text:span><text:span text:style-name="T810">угасает</text:span><text:span text:style-name="T790">.</text:span></text:p>
      <text:p text:style-name="P665">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text:span text:style-name="T1514">направлены на нас и</text:span> излучают неутолимую ярость.</text:p>
      <text:p text:style-name="P665"/>
      <text:p text:style-name="P253"><text:span text:style-name="T790">- </text:span><text:span text:style-name="T794">ПРОТОКОЛ </text:span><text:span text:style-name="T790">«</text:span><text:span text:style-name="T794">СИЯНИЕ</text:span><text:span text:style-name="T790">» </text:span><text:span text:style-name="T794">К ИСПОЛНЕНИЮ</text:span><text:span text:style-name="T790">! <text:s/>- </text:span><text:span text:style-name="T794">громоподобно командует Селестия. До сего момента я полагал, что таким голосом владеет только младшая сестра моей жёнушки!</text:span></text:p>
      <text:p text:style-name="P664"/>
      <text:p text:style-name="P667">Принцип-2 вскидывает уцелевшую ногу в приветствии легионеров и исчезает в пламени взрыва. Вслед за ним в<text:span text:style-name="T1515">о взрывном</text:span> облаке скрывается и Хай Глори.</text:p>
      <text:p text:style-name="P259"><text:span text:style-name="T795">Через несколько секунд из облака на землю проливается дождь из помятых бронепластин, оторваных конечностей и </text:span><text:span text:style-name="T813">сервоприводов</text:span><text:span text:style-name="T795">.</text:span></text:p>
      <text:p text:style-name="P667"/>
      <text:p text:style-name="P667">- Всё кончено, - тихо произносит Селестия. - Больше он нам не помешает.</text:p>
      <text:p text:style-name="P667"><text:soft-page-break/>- <text:span text:style-name="T1516">П-почему ты </text:span><text:span text:style-name="T1517">с самого начала </text:span><text:span text:style-name="T1516">не активировала этот протокол на доспехе Хай Глори? - заикаясь от потрясения спрашиваю я.</text:span></text:p>
      <text:p text:style-name="P254"><text:span text:style-name="T795">- </text:span><text:span text:style-name="T799">На Хай Глори был Трибун-8С. </text:span><text:span text:style-name="T796">Автодоспех уровня «</text:span><text:span text:style-name="T799">Трибун</text:span><text:span text:style-name="T796">» реагирует на приказы </text:span><text:span text:style-name="T797">не ниже заместителя командующего. Последний раз </text:span><text:span text:style-name="T352">легат</text:span><text:span text:style-name="T797">а</text:span><text:span text:style-name="T347"> Эйронсмайл</text:span><text:span text:style-name="T797">а видели сто пятьдесят лет назад при восхождении на борт «Маджестика» - </text:span><text:span text:style-name="T808">механически отвечает </text:span><text:span text:style-name="T809">Селестия</text:span><text:span text:style-name="T797">.</text:span></text:p>
      <text:p text:style-name="P669"/>
      <text:p text:style-name="P255"><text:span text:style-name="T797">Аликорница </text:span><text:span text:style-name="T798">вновь поворачивается к</text:span><text:span text:style-name="T797"> </text:span><text:span text:style-name="T798">сфере дрожащего, полного радужных молний воздуха. Золотая искорка </text:span><text:span text:style-name="T810">снова разгорается, </text:span><text:span text:style-name="T798">срывается с кончика её рога и чертит внутри сферы овал.</text:span></text:p>
      <text:p text:style-name="P670"/>
      <text:p text:style-name="P255"><text:span text:style-name="T798">- </text:span><text:span text:style-name="T913">Об одном тебя прошу, Хуман. Никому ни слова о том, что мы были тут. Никому! Особенно моей сестре! Для всех мы </text:span><text:span text:style-name="T914">исследовали руины цивилизации аримаспи в южных джунглях и попали в древнюю ловушку.</text:span></text:p>
      <text:p text:style-name="P670"/>
      <text:p text:style-name="P255"><text:span text:style-name="T914">Я молча киваю. </text:span><text:span text:style-name="T798">Мы </text:span><text:span text:style-name="T801">входим</text:span><text:span text:style-name="T798"> в ставший за последние минуты таким родным и уютным Эогипп.</text:span></text:p>
      <text:p text:style-name="P670"/>
      <text:p text:style-name="P670">…</text:p>
      <text:p text:style-name="P670"/>
      <text:p text:style-name="P257"><text:span text:style-name="T802">Полумрак дворцовой библиотеки успокаивает нервы. </text:span><text:span text:style-name="T803">Мягкий свет </text:span><text:span text:style-name="T806">масляной лампы</text:span><text:span text:style-name="T803"> отбрасывает </text:span><text:span text:style-name="T816">дрожащую</text:span><text:span text:style-name="T803"> тень на стену </text:span><text:span text:style-name="T807">из </text:span><text:span text:style-name="T803">необработанного камня. </text:span><text:span text:style-name="T804">Я склон</text:span><text:span text:style-name="T811">яюсь</text:span><text:span text:style-name="T804"> над </text:span><text:span text:style-name="T805">пыльным</text:span><text:span text:style-name="T804"> </text:span><text:span text:style-name="T805">свитком</text:span><text:span text:style-name="T804"> «</text:span><text:span text:style-name="T1288">Pnakotic Manuscripts</text:span><text:span text:style-name="T804">». </text:span><text:span text:style-name="T805">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text:span><text:span text:style-name="T813">свиток появился </text:span><text:span text:style-name="T817">у</text:span><text:span text:style-name="T813"> </text:span><text:span text:style-name="T817">н</text:span><text:span text:style-name="T813">её </text:span><text:span text:style-name="T817">в </text:span><text:span text:style-name="T813">сумке</text:span><text:span text:style-name="T805">. </text:span><text:span text:style-name="T811">Очень специфичное чтиво, требующее основательной работы со словарём </text:span><text:span text:style-name="T812">древнекотасского и переписки с профессором понхэнжской кафедры мёртвых языков юга. </text:span><text:span text:style-name="T814">Главное — не свихнуться, открывая для себя новые стороны мироздания в очередной главе. Например, та, которую я перевожу сейчас, заявляет, что есть </text:span><text:span text:style-name="T815">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p>
      <text:p text:style-name="P673"/>
      <text:p text:style-name="P260"><text:span text:style-name="T815">В </text:span><text:span text:style-name="T818">коридоре слышится гудение и </text:span><text:span text:style-name="T819">механический лязг</text:span><text:span text:style-name="T818">. </text:span><text:span text:style-name="T819">Я замираю. Приближающ</text:span><text:span text:style-name="T822">ее</text:span><text:span text:style-name="T819">ся ритмичн</text:span><text:span text:style-name="T822">ое</text:span><text:span text:style-name="T819"> повизгивание сервоприводов вызывает у меня дежавю о падении Андориана. </text:span><text:span text:style-name="T820">Ценой огромных усилий подавляю желание залезть под стол. </text:span><text:span text:style-name="T821">Рука непроизвольно тянется к чернильнице, выточенной из куска базальта.</text:span></text:p>
      <text:p text:style-name="P677"/>
      <text:p text:style-name="P678">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671"/>
      <text:p text:style-name="P671">- <text:span text:style-name="T1519">С-селестия, мать твою! Ты меня до ифаркта довести хочешь? Что за хрень ты надела?</text:span></text:p>
      <text:p text:style-name="P671"><text:soft-page-break/></text:p>
      <text:p text:style-name="P261"><text:span text:style-name="T82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text:span><text:span text:style-name="T824">жевание</text:span><text:span text:style-name="T823">.</text:span></text:p>
      <text:p text:style-name="P674"/>
      <text:p text:style-name="P674">- Это какой-то новый формат приветствия? - язвительно осведомляюсь я. - <text:span text:style-name="T1520">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span></text:p>
      <text:p text:style-name="P674"/>
      <text:p text:style-name="P675">Ал<text:span text:style-name="T1521">и</text:span>корница на секунду вытаскивает голову из ниши, косит на меня извиняющимся взглядом и снова ныряет в шкаф.</text:p>
      <text:p text:style-name="P675">-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676">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262"><text:span text:style-name="T825">- </text:span><text:span text:style-name="T826">Мне весьма прискорбно, что я не смогла приветствовать тебя с самого начала, </text:span><text:span text:style-name="T827">Хуман,</text:span><text:span text:style-name="T826">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text:span><text:span text:style-name="T828">сткой диете доконала меня чуть ли не больше самих ран. </text:span><text:span text:style-name="T829">У меня началась эклерная ломка! </text:span><text:span text:style-name="T846">Я не могу без глюкозы, у меня начинаются галлюцинации! </text:span><text:span text:style-name="T829">Дошло до того, что я чуть не направила четверть годового бюджета Эквестрии на закупку арабийских сладостей!</text:span></text:p>
      <text:p text:style-name="P262"><text:span text:style-name="T829">- К счастью, - немного подуспокаивается аликорница, - я припасла тайники со сдобой в разных частях страны как раз на такой случай. Этот </text:span><text:span text:style-name="T830">круассан я припрятала как раз перед нашим походом в Орунгун — и он почти не зачерствел!</text:span></text:p>
      <text:p text:style-name="P679"/>
      <text:p text:style-name="P907"><text:span text:style-name="T110">Аликорница слизывает крошки </text:span><text:span text:style-name="T831">с носа</text:span><text:span text:style-name="T110">, поворачивает шею к крупу и начинает ожесточённо дёргать зубами какой-то рычажок на экзоскелете.</text:span></text:p>
      <text:p text:style-name="P680"/>
      <text:p text:style-name="P680">- Кстати, что это за маскарад?</text:p>
      <text:p text:style-name="P263"><text:span text:style-name="T830">- </text:span><text:span text:style-name="T832">Это не машкарад. </text:span><text:span text:style-name="T834">Я</text:span><text:span text:style-name="T832"> шняла бронеплаштины с моего автодошпеха, чтобы не пугать прислугу. Мне ещё трудно ходить самой, </text:span><text:span text:style-name="T834">беж поддержки</text:span><text:span text:style-name="T832">.</text:span></text:p>
      <text:p text:style-name="P265"><text:span text:style-name="T832">Рычажок, наконец, подда</text:span><text:span text:style-name="T834">ётся</text:span><text:span text:style-name="T832"> и экзоскелет ра</text:span><text:span text:style-name="T834">зходится </text:span><text:span text:style-name="T832">на две половинки, высвобождая аликорницу. </text:span><text:span text:style-name="T835">Лампочка на налобном щитке механизма при этом переключается с зелёного огонька на жёлтый.</text:span></text:p>
      <text:p text:style-name="P681"/>
      <text:p text:style-name="P908"><text:span text:style-name="T110">- </text:span><text:span text:style-name="T833">Ты хочешь сказать, </text:span><text:span text:style-name="T834">что у тебя в шкафу всё это время имелся бронекостюм шахида? И ты молчала? А если бы в нём что-то случайно закоротило и он взорвался, </text:span><text:span text:style-name="T835">пока мы развлекаемся на кровати</text:span><text:span text:style-name="T834">? </text:span><text:span text:style-name="T835">Вот уж полетали бы </text:span><text:span text:style-name="T844">напоследок</text:span><text:span text:style-name="T835">!</text:span></text:p>
      <text:p text:style-name="P682"><text:soft-page-break/></text:p>
      <text:p text:style-name="P909"><text:span text:style-name="T834">В</text:span><text:span text:style-name="T110">оистину, тебе не понять этих чокнутых эквиноидов, Хуман!</text:span></text:p>
      <text:p text:style-name="P683"/>
      <text:p text:style-name="P264"><text:span text:style-name="T834">- Не только у меня — мы с Луной обе покинули Орунгун в </text:span><text:span text:style-name="T843">силовой броне</text:span><text:span text:style-name="T834">. Фактически, это единственное, что мы смогли взять с родины, если не считать Элементов. </text:span><text:span text:style-name="T835">Не волнуйся, Хуман, </text:span><text:span text:style-name="T838">приказ на ликвидацию доспехов уровня «Консул» могла бы выдать только королева Лорен</text:span><text:span text:style-name="T835">. </text:span><text:span text:style-name="T840">Мы утратили с ней связь в последние годы войны.</text:span></text:p>
      <text:p text:style-name="P684">-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264"><text:span text:style-name="T835">-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text:span><text:span text:style-name="T836">Поэтому с самого начала в автодоспехах была заложена </text:span><text:span text:style-name="T839">такая возможность</text:span><text:span text:style-name="T836">. </text:span><text:span text:style-name="T838"><text:s/>Любой воин фаэри может отдать приказ на автоликвидацию любому автодоспеху уровня ниже его. Увы, у войны свои законы, </text:span><text:span text:style-name="T842">Хуман</text:span><text:span text:style-name="T838">.</text:span></text:p>
      <text:p text:style-name="P671"/>
      <text:p text:style-name="P690">Селестия поводит ушами и прислушивается. Со стороны лестницы доносится шум множества копыт.</text:p>
      <text:p text:style-name="P690">- Проклятье, они вычислили меня, - ругается вполголоса аликорница.</text:p>
      <text:p text:style-name="P266"><text:span text:style-name="T845">О</text:span><text:span text:style-name="T846">на бросается к </text:span><text:span text:style-name="T847">другому</text:span><text:span text:style-name="T846">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text:span><text:span text:style-name="T847">Аликорница тем временем открывает ящик стола и во втором бардачке скрывается горсть карамелек. Я смотрю на это действо с </text:span><text:span text:style-name="T849">полным охренением</text:span><text:span text:style-name="T847">.</text:span></text:p>
      <text:p text:style-name="P691"/>
      <text:p text:style-name="P691">- У тебя весь дворец в таких тайниках? То-то мне везде мерещится запах сдобы.</text:p>
      <text:p text:style-name="P268"><text:span text:style-name="T847">-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text:span><text:span text:style-name="T848">мечется по читальному залу Селестия.</text:span></text:p>
      <text:p text:style-name="P693"/>
      <text:p text:style-name="P692">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692"/>
      <text:p text:style-name="P267"><text:span text:style-name="T847">- Хуман, помоги! </text:span><text:span text:style-name="T85">Мне самой не закрыть замок, – <text:s/>отчаянно </text:span><text:span text:style-name="T86">шепчет</text:span><text:span text:style-name="T85"> аликорница, тщётно пытаясь охватить зубами раскрытую защёлку.</text:span></text:p>
      <text:p text:style-name="P948">Я <text:span text:style-name="T1524">дёргаю</text:span> замок.</text:p>
      <text:p text:style-name="P949"><text:span text:style-name="T88">– </text:span><text:span text:style-name="T47">К</text:span><text:span text:style-name="T88">ак ты его раскрыла зубами-то? Я двумя руками закрыть не могу! </text:span><text:span text:style-name="T47">Кажись, этот </text:span><text:span text:style-name="T48">доспех</text:span><text:span text:style-name="T47"> узковат для твоей жоп</text:span><text:span text:style-name="T48">ы</text:span><text:span text:style-name="T47">!</text:span></text:p>
      <text:p text:style-name="P949"><text:span text:style-name="T88">– </text:span><text:span text:style-name="T47">Я</text:span><text:span text:style-name="T88"> помогу! – <text:s/>Селестия </text:span><text:span text:style-name="T89">изгибает</text:span><text:span text:style-name="T88"> шею и зубами сжима</text:span><text:span text:style-name="T89">ет</text:span><text:span text:style-name="T88"> защёлку.</text:span></text:p>
      <text:p text:style-name="P948"/>
      <text:p text:style-name="P948"><text:soft-page-break/>ШЛОП!</text:p>
      <text:p text:style-name="P948"/>
      <text:p text:style-name="P949"><text:span text:style-name="T88">Совместными усилиями мы одоле</text:span><text:span text:style-name="T48">ваем</text:span><text:span text:style-name="T88"> </text:span><text:span text:style-name="T47">запор</text:span><text:span text:style-name="T88">. В этот момент двери в библиотеку распах</text:span><text:span text:style-name="T89">иваются</text:span><text:span text:style-name="T88"> и </text:span><text:span text:style-name="T47">в читальный зал ввали</text:span><text:span text:style-name="T48">ваются</text:span><text:span text:style-name="T47"> толпа стражников, нянек, санитарок и других медработников во главе с </text:span><text:span text:style-name="T48">респектабельным</text:span><text:span text:style-name="T47"> доктором.</text:span></text:p>
      <text:p text:style-name="P395">Я поворачиваюсь к ним и упираю руки в бока в попытке стать шире и закрыть собой аликорницу.</text:p>
      <text:p text:style-name="P396">- Добрый день, чем могу быть полезен? - мило осведомляюсь я.</text:p>
      <text:p text:style-name="P396">- Ваше Высочество, <text:span text:style-name="T1526">принц Хуман,</text:span> вы, случайно, не видели тут Её Высочество, принцессу Селестию? - <text:span text:style-name="T1525">строго спрашивает доктор, </text:span><text:span text:style-name="T1526">смотря на меня </text:span><text:span text:style-name="T1525">в упор.</text:span></text:p>
      <text:p text:style-name="P396">- <text:span text:style-name="T1526">Не видел, - без тени смущения отвечаю я. В отражении его монокля я вижу радужный хвост и гриву, колышущиеся у меня за спиной, но доктор </text:span><text:span text:style-name="T1527">и я</text:span><text:span text:style-name="T1526"> смотрим в упор друг на друга, стараясь не замечать очевидное.</text:span></text:p>
      <text:p text:style-name="P396">- <text:span text:style-name="T1526">Тогда, гм, если увидите её, пожалуйста, скажите, что ей срочно нужно вернуться в лазарет. </text:span><text:span text:style-name="T1527">Нужно вовремя проводить необходимые процедуры, если, гм, она хочет быстро вернуться к управлению государством.</text:span></text:p>
      <text:p text:style-name="P396">- <text:span text:style-name="T1527">Всенепременно сообщу! - моей улыбке мог бы позавидовать Чеширский кот.</text:span></text:p>
      <text:p text:style-name="P269"><text:span text:style-name="T75">- </text:span><text:span text:style-name="T76">И, да, чуть не забыл, - поворачивается доктор уже в коридоре, - не стоит прятать сладости в механическом корсете — мы всё равно изымем их при возвращении.</text:span></text:p>
      <text:p text:style-name="P397"/>
      <text:p text:style-name="P39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text:span text:style-name="T1569">е</text:span> экзоскелета уже пуст и принцесса дня переходит к левой передней, когда я подхожу к ней.</text:p>
      <text:p text:style-name="P398"/>
      <text:p text:style-name="P910"><text:span text:style-name="T69">- Ты фто делаеф? - с усилием хрустит карамельками </text:span><text:span text:style-name="T77">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span></text:p>
      <text:p text:style-name="P270"><text:span text:style-name="T77">Я молча ссыпаю оставш</text:span><text:span text:style-name="T80">уюся</text:span><text:span text:style-name="T77"> </text:span><text:span text:style-name="T80">сдобу</text:span><text:span text:style-name="T77"> себе в карман. </text:span><text:span text:style-name="T80">Чёрт, придётся теперь отстирывать карго-штаны от сахарной пудры!</text:span></text:p>
      <text:p text:style-name="P399"/>
      <text:p text:style-name="P39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text:p>
      <text:p text:style-name="P270"><text:span text:style-name="T77">- Я </text:span><text:span text:style-name="T80">не </text:span><text:span text:style-name="T77">хочу, чтобы ты умерла от кариеса, - наконец, снисхожу я до объяснений. - </text:span><text:span text:style-name="T78">И, как ты сама заметила, я слышал, что сказал доктор Плантаго. Раз он собирается отобрать у тебя сладости — значит, <text:s/>они тебе сейчас противопоказаны!</text:span><text:span text:style-name="T77"> И вообще, ты ведёшь себя как ребёнок, а не Дневная глава Диархии. Стыдно!</text:span></text:p>
      <text:p text:style-name="P270"><text:span text:style-name="T77">-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text:span><text:soft-page-break/><text:span text:style-name="T77">до </text:span><text:span text:style-name="T79">лакомств</text:span><text:span text:style-name="T77">. И вот, когда после потери родины и моего народа, я нашла себе маааленькую отраду в местных сладостях — а они тут просто </text:span><text:span text:style-name="T79">волшебные</text:span><text:span text:style-name="T77"> — ты отбираешь её у меня! Это тебе должно быть стыдно, </text:span><text:span text:style-name="T79">Хуман</text:span><text:span text:style-name="T77">!</text:span></text:p>
      <text:p text:style-name="P399"/>
      <text:p text:style-name="P911"><text:span text:style-name="T77">Г</text:span><text:span text:style-name="T69">лаза Селестии и вправду наполняются слезами. </text:span></text:p>
      <text:p text:style-name="P400">Чёрт, ты не можешь это выдержать, Хуман — твоё сердце сделано не из камня!</text:p>
      <text:p text:style-name="P399"/>
      <text:p text:style-name="P911"><text:span text:style-name="T69">Я достаю карамельную трость </text:span><text:span text:style-name="T83">и крохотный эклер </text:span><text:span text:style-name="T69">из кармана.</text:span></text:p>
      <text:p text:style-name="P400">- На, лопай. Но после этого возвращайся в лазарет. Что-то мне не хочется проверять, насколько хороша Луна в управлении страной.</text:p>
      <text:p text:style-name="P400"/>
      <text:p text:style-name="P401">Селестия сияет.</text:p>
      <text:p text:style-name="P401">- Спасибо, Хуман!</text:p>
      <text:p text:style-name="P402">Я вовремя останавливаю её.</text:p>
      <text:p text:style-name="P912"><text:span text:style-name="T69">- Но-но, у нас же уговор — никаких обнимашек! </text:span><text:span text:style-name="T84">Хуман не может любить лошадь!</text:span></text:p>
      <text:p text:style-name="P402">- Да-да, уговор, - вздыхает аликорница. - Ты так твёрд в своих убеждениях — мне бы твою твёрдость характера. Насколько легче было бы править!</text:p>
      <text:p text:style-name="P399"/>
      <text:p text:style-name="P271"><text:span text:style-name="T82">Аликорница облизывает карамельную тросточку. Я склоняюсь над </text:span><text:span text:style-name="T81">«</text:span><text:span text:style-name="T87">Pnakotic Manuscripts</text:span><text:span text:style-name="T81">». </text:span><text:span text:style-name="T82">Пламя масляной лампы отбрасывает наши тени на каменную стену библиотеки. Трели сверчков создают тихий фон ночному бдению. </text:span></text:p>
      <text:p text:style-name="P671"/>
      <text:p text:style-name="P367"><text:span text:style-name="T625">~~~</text:span><text:span text:style-name="T850">5</text:span><text:span text:style-name="T851">0</text:span><text:span text:style-name="T625">0 лет </text:span><text:span text:style-name="T626">от основания Эквестрии</text:span><text:span text:style-name="T625">~~~</text:span></text:p>
      <text:p text:style-name="P686"/>
      <text:p text:style-name="P273"><text:span text:style-name="T850">- «Чёрная Молния», «</text:span><text:span text:style-name="T852">Три звезды»</text:span><text:span text:style-name="T850"> и</text:span><text:span text:style-name="T852">ли</text:span><text:span text:style-name="T850"> «Феникс» - какой каретный двор лучше? </text:span><text:span text:style-name="T853">Негласное состязание между ночным и дневными дворами делит общество Дрогонштерна на фанатов Ночной и Дневной ветвей Диархии! Честер</text:span><text:span text:style-name="T854"> Брогам </text:span><text:span text:style-name="T850"><text:s/></text:span><text:span text:style-name="T854">грозится </text:span><text:span text:style-name="T853">съесть свою шляпу </text:span><text:span text:style-name="T956">с</text:span><text:span text:style-name="T853"> сол</text:span><text:span text:style-name="T956">ью</text:span><text:span text:style-name="T853"> в случае поражения! Гриф Каррус уже прислал ему соломенн</text:span><text:span text:style-name="T956">ую шляпу, а Трот Дилижанс - солонку</text:span><text:span text:style-name="T853">! </text:span><text:span text:style-name="T855">Состязания </text:span><text:span text:style-name="T961">парящих </text:span><text:span text:style-name="T855">колесниц </text:span><text:span text:style-name="T856">в честь пятисотлетия Эквестрии </text:span><text:span text:style-name="T855">позволят выбрать достойнейшего!!! - </text:span><text:span text:style-name="T857">надрывается земнопони-газетчик в клетчатом беретике. - </text:span><text:span text:style-name="T854">Также в продаже имеются букмекерские талоны! Делайте ставки на победителя, не упустите свой шанс!!!</text:span></text:p>
      <text:p text:style-name="P274"><text:span text:style-name="T856">Я мановением пальца подзываю жеребёнка к паланкину и покупаю газету. </text:span><text:span text:style-name="T854">Задвинув занавеску, </text:span><text:span text:style-name="T858">бегло пробегаюсь по заголовкам</text:span><text:span text:style-name="T854">.</text:span></text:p>
      <text:p text:style-name="P689"/>
      <text:p text:style-name="P274"><text:span text:style-name="T856">«</text:span><text:span text:style-name="T858">Сегодняшний вечер поставит точку в многолетне</text:span><text:span text:style-name="T859">м</text:span><text:span text:style-name="T858"> </text:span><text:span text:style-name="T859">противостоянии</text:span><text:span text:style-name="T858"> дня и ночи: </text:span><text:span text:style-name="T859">кто быстрее</text:span><text:span text:style-name="T858">? </text:span><text:span text:style-name="T859">И, если </text:span><text:span text:style-name="T863">сказать напрямик,</text:span><text:span text:style-name="T859"> кто круче? </text:span><text:span text:style-name="T961">Противостояние светлой и тёмной сил достигает своего апогея.</text:span><text:span text:style-name="T859"> </text:span><text:span text:style-name="T868">Дворцовые партии делают ставки.</text:span><text:span text:style-name="T856">»</text:span></text:p>
      <text:p text:style-name="P274"><text:soft-page-break/><text:span text:style-name="T856">«</text:span><text:span text:style-name="T863">Лидер сторонников дня, герцог Блюблад </text:span><text:span text:style-name="T865">II</text:span><text:span text:style-name="T863"> заявляет: «</text:span><text:span text:style-name="T956">Тьма</text:span><text:span text:style-name="T863"> будет посрамлена, </text:span><text:span text:style-name="T956">свет</text:span><text:span text:style-name="T864"> воссияет и Эквестрия воздаст хвалу принцессе Дня — истинной принцессе во веки веков». Предводитель поклонников ночи, барон </text:span><text:span text:style-name="T865">Фэнси Ширтс</text:span><text:span text:style-name="T864"> отвечает, что «Блюбладу </text:span><text:span text:style-name="T865">следует поменьше пить дешёвого портвейна по утрам и тогда он перестанет видеть сияние там, где его нет</text:span><text:span text:style-name="T864">».</text:span><text:span text:style-name="T863"> </text:span><text:span text:style-name="T859">Шериф Дрогонштерна заявляет: полиция готова пресекать любые попытки столкновений фанатов. Усиленные отряды патрулируют центр и окрестности стадиона.»</text:span></text:p>
      <text:p text:style-name="P274"><text:span text:style-name="T859">«</text:span><text:span text:style-name="T860">В вечернем интервью Ночная Глава Диархии отвергает все домыслы о семейном конфликте: «Мы слишком заняты, чтобы болтать попусту», заявляет принцесса </text:span><text:span text:style-name="T868">Луна</text:span><text:span text:style-name="T860">. Последний раз она </text:span><text:span text:style-name="T868">очно </text:span><text:span text:style-name="T860">общалась с </text:span><text:span text:style-name="T868">принцессой Селестией</text:span><text:span text:style-name="T860"> двести лет назад. </text:span><text:span text:style-name="T868">Дневная глава Диархии подтверждает её слова: «У нас отличные отношения. Я как раз вчера письменно ответила сестре на её </text:span><text:span text:style-name="T956">поза</text:span><text:span text:style-name="T868">прошлогоднюю шутку</text:span><text:span text:style-name="T859">».</text:span></text:p>
      <text:p text:style-name="P694"/>
      <text:p text:style-name="P275"><text:span text:style-name="T859">Я <text:s/></text:span><text:span text:style-name="T854">откидываюсь на подушку. </text:span><text:span text:style-name="T862">Луна не сильно утруждает себя придумыванием причин для </text:span><text:span text:style-name="T863">игнорирования </text:span><text:span text:style-name="T957">Селестии</text:span><text:span text:style-name="T862">. </text:span><text:span text:style-name="T861">И </text:span><text:span text:style-name="T863">сейчас, </text:span><text:span text:style-name="T868">и </text:span><text:span text:style-name="T861">пятьдесят лет назад, и сто, и двести — когда она в последний раз напомнила Сел о клятве — она всегда говори</text:span><text:span text:style-name="T863">т</text:span><text:span text:style-name="T861"> газетчикам одно и то же. Слишком занята для разговоров. И вот уже сто лет, как она стала слишком занята для встреч. </text:span><text:span text:style-name="T866">Между тем обстановка накаляется. Ещё </text:span><text:span text:style-name="T867">сравнительно недавно </text:span><text:span text:style-name="T866">мой паланкин носили два солнечных единорога и два бэтпони. Теперь же такое немыслимо — дневная и ночная стража встречаются исключительно на дуэлях. </text:span><text:span text:style-name="T867">И вот уже двадцать лет мою закутанную в шёлк тушку стража Селестии и Луны носят по очереди.</text:span></text:p>
      <text:p text:style-name="P276"><text:span text:style-name="T867">С</text:span><text:span text:style-name="T870">обственно, я — та единственная соломинка, что ещё соединяет Эквестрию воедино. </text:span><text:span text:style-name="T868">Только я ещё вхож на обе половины дворца Сестёр. </text:span><text:span text:style-name="T869">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span></text:p>
      <text:p text:style-name="P695">Нехорошо.</text:p>
      <text:p text:style-name="P695"/>
      <text:p text:style-name="P695">Паланкин с лёгким стуком опускается на землю.</text:p>
      <text:p text:style-name="P695"/>
      <text:p text:style-name="P695">- Ваше Высочество, мы на месте, - гудит басом Тандерстрайк.</text:p>
      <text:p text:style-name="P695">Я киваю огромному бэтпони, закидываю на сумку плечо и поднимаюсь по лестнице.</text:p>
      <text:p text:style-name="P695">И через минуту упираюсь в закрытую дверь.</text:p>
      <text:p text:style-name="P695"/>
      <text:p text:style-name="P914"><text:span text:style-name="T110">- Что? Что за ерунда? - </text:span><text:span text:style-name="T871">обращаюсь я к стражникам у дверей. - Почему вы не отперли двери?</text:span></text:p>
      <text:p text:style-name="P696">- У вас есть пропуск? - отвечает молодой и незнакомый бэтпони. - <text:span text:style-name="T1538">Предъявите, пожалуйста.</text:span></text:p>
      <text:p text:style-name="P696">- Какой ещё, к дьяволу, пропуск? Ты не узнаёшь своего принца?</text:p>
      <text:p text:style-name="P696">- У меня нет принца! Есть только принцесса, её Высочество Луна! - чеканит стражник. - Предъявите пропуск.</text:p>
      <text:p text:style-name="P696"/>
      <text:p text:style-name="P697">Это уже слишком. Я поворачиваюсь ко второму стражнику.</text:p>
      <text:p text:style-name="P697"><text:soft-page-break/>- Позови Мунфизера. Я лично сделаю ему взыскание за то, что новобранцы не знают, как выглядят члены королевской семьи.</text:p>
      <text:p text:style-name="P277"><text:span text:style-name="T871">- </text:span><text:span text:style-name="T872">Опцион</text:span><text:span text:style-name="T871"> Мунфизер вышел на пенсию на прошлой неделе, - косится на меня гвардеец. - Сейчас наш начальник </text:span><text:span text:style-name="T872">тессерарий Шадовран. И по </text:span><text:span text:style-name="T873">новому </text:span><text:span text:style-name="T872">уставу, единственный, кто имеет безоговорочный доступ на ночную половину дворца — её Высочество, принцесса Луна. Без пропуска или </text:span><text:span text:style-name="T874">личной </text:span><text:span text:style-name="T872">записки от её Высочества пропустить вас не можем. И звать Шадоврана у меня нет полномочий.</text:span></text:p>
      <text:p text:style-name="P698"/>
      <text:p text:style-name="P699">Приехали.</text:p>
      <text:p text:style-name="P699">Я сажусь на ступеньку и кладу рядом сумку. </text:p>
      <text:p text:style-name="P278"><text:span text:style-name="T87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text:span><text:span text:style-name="T892">Селестия трижды права с моей последней миссией!</text:span></text:p>
      <text:p text:style-name="P700"/>
      <text:p text:style-name="P278"><text:span text:style-name="T874">- Блэкмор, ты с </text:span><text:span text:style-name="T875">пенька </text:span><text:span text:style-name="T874">в </text:span><text:span text:style-name="T884">ручей</text:span><text:span text:style-name="T874"> рухнул, что ли? - слышу знакомый бас. Тандерстрайк поднимается по лестнице </text:span><text:span text:style-name="T884">грозно хмурясь</text:span><text:span text:style-name="T874">. - </text:span><text:span text:style-name="T876">Н</text:span><text:span text:style-name="T874">е узнаёшь его Высочество? Брось, я ведь знаю, что </text:span><text:span text:style-name="T876">ты </text:span><text:span text:style-name="T874">знаешь. А ты знаешь, что я знаю, что ты знаешь. Кончай эту комедию.</text:span></text:p>
      <text:p text:style-name="P278"><text:span text:style-name="T874">-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text:span><text:span text:style-name="T884">в </text:span><text:span text:style-name="T875">пелёнках пузыри пускал </text:span><text:span text:style-name="T958">обоими концами сразу</text:span><text:span text:style-name="T875">.</text:span></text:p>
      <text:p text:style-name="P915"><text:span text:style-name="T110">- </text:span><text:span text:style-name="T876">Спасибо, Тандер, - улыбаюсь я ему.</text:span></text:p>
      <text:p text:style-name="P278"><text:span text:style-name="T876">- Не за что, Ваше </text:span><text:span text:style-name="T877">В</text:span><text:span text:style-name="T876">ысочество. Мой прадед ещё помнил времена, когда </text:span><text:span text:style-name="T877">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text:span><text:span text:style-name="T878">В</text:span><text:span text:style-name="T877">ысочества, принцессы Луны… Хотел бы я посмотреть на </text:span><text:span text:style-name="T886">это</text:span><text:span text:style-name="T877">!</text:span></text:p>
      <text:p text:style-name="P701">- Осторожно, Тандер, - смеюсь я, - теперь за такое тебя могут закидать гнилыми помидорами. Или даже арбузами.</text:p>
      <text:p text:style-name="P279"><text:span text:style-name="T877">- </text:span><text:span text:style-name="T879">Я знаю, - сокрушается бэтпони. - Плохие </text:span><text:span text:style-name="T959">нынче </text:span><text:span text:style-name="T879">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text:span><text:span text:style-name="T880">И </text:span><text:span text:style-name="T884">деньгами </text:span><text:span text:style-name="T880">выручали друг-дружку, и</text:span><text:span text:style-name="T879">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text:span><text:span text:style-name="T880">со мной </text:span><text:span text:style-name="T879">ходить в бар, стал отмалчиваться при встречах. Не сразу, конечно. Лет пять на это ушло. </text:span><text:span text:style-name="T880">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text:span><text:span text:style-name="T884">прижал</text:span><text:span text:style-name="T880"> кинжал к </text:span><text:span text:style-name="T884">глотке</text:span><text:span text:style-name="T880"> и прошипел мне в глаза.</text:span></text:p>
      <text:p text:style-name="P283"><text:span text:style-name="T880">Т</text:span><text:span text:style-name="T888">андерстрайк </text:span><text:span text:style-name="T887">потирает</text:span><text:span text:style-name="T888"> горло и сокрушённо качает головой. Потом встаёт со ступеньки и направляется к </text:span><text:span text:style-name="T884">подходящему </text:span><text:span text:style-name="T888">Шадоврану.</text:span></text:p>
      <text:p text:style-name="P702">- Побудьте тут, Ваше Высочество. Я всё улажу.</text:p>
      <text:p text:style-name="P702"><text:soft-page-break/></text:p>
      <text:p text:style-name="P702">…</text:p>
      <text:p text:style-name="P702"/>
      <text:p text:style-name="P280"><text:span text:style-name="T882">- Если бы </text:span><text:span text:style-name="T881">носилки</text:span><text:span text:style-name="T882"> несла дневная стража, я так бы и остался на ступеньках под дверью! - я возмущённо вываливаю содержимое сумки под нос Луны.</text:span></text:p>
      <text:p text:style-name="P916"><text:span text:style-name="T880">А</text:span><text:span text:style-name="T110">ликорница задумчиво смотрит на горку свитков.</text:span></text:p>
      <text:p text:style-name="P703">- Это всё?</text:p>
      <text:p text:style-name="P916"><text:span text:style-name="T110">- Основное она просила передать устно, - </text:span><text:span text:style-name="T889">бу</text:span><text:span text:style-name="T110">рчу я.</text:span></text:p>
      <text:p text:style-name="P281"><text:span text:style-name="T881">- </text:span><text:span text:style-name="T883">Что там такого важного у Нашей обожаемой сестрицы, что она не захотела изложить в письменной форме?</text:span></text:p>
      <text:p text:style-name="P704"/>
      <text:p text:style-name="P705">Я грустно смотрю на неё и пожимаю плечами.</text:p>
      <text:p text:style-name="P705"/>
      <text:p text:style-name="P282"><text:span text:style-name="T883">- «Дорогая сестра. Думаю, ты сама понимаешь, что это зашло слишком далеко. </text:span><text:span text:style-name="T885">Государства фактически нет, дневная и ночная партии действуют обособленно, не завися друг от друга и не подчиняясь друг другу.</text:span><text:span text:style-name="T889">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text:span><text:span text:style-name="T890">если провести границу по рекам Хэйстон и Лас Пегасус на севере и юге и по Жеребячьему отрогу и Сёдельному озеру </text:span><text:span text:style-name="T891">в</text:span><text:span text:style-name="T890"> центр</text:span><text:span text:style-name="T891">е</text:span><text:span text:style-name="T890">, то территория поделится примерно наполовину. </text:span><text:span text:style-name="T894">Если тебя не устраивает такой раздел, готова выслушать твои пожелания.</text:span><text:span text:style-name="T890"> </text:span><text:span text:style-name="T894">Также</text:span><text:span text:style-name="T890"> согласна оставить тебе Дрогонштерн и основать столицу Дня поближе к центру…»</text:span></text:p>
      <text:p text:style-name="P706"/>
      <text:p text:style-name="P284"><text:span text:style-name="T890">Я </text:span><text:span text:style-name="T894">останавливаюсь и наливаю воды в стакан. Аликорница смотрит на меня не мигая. Её лицо не выражает абсолоютно никаких эмоций.</text:span></text:p>
      <text:p text:style-name="P917"><text:span text:style-name="T110">Я </text:span><text:span text:style-name="T895">промакиваю горло и </text:span><text:span text:style-name="T110">продолжаю.</text:span></text:p>
      <text:p text:style-name="P707"/>
      <text:p text:style-name="P284"><text:span text:style-name="T894">- «Все договора с соседями придётся перезаключить </text:span><text:span text:style-name="T899">по отдельности </text:span><text:span text:style-name="T894">для каждой династии. Не советую тебе вносить в них изменения — </text:span><text:span text:style-name="T895">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text:span><text:span text:style-name="T893">Хуман доставит тебе последние </text:span><text:span text:style-name="T898">письменные </text:span><text:span text:style-name="T893">указания относительно управления </text:span><text:span text:style-name="T896">державой </text:span><text:span text:style-name="T893">— </text:span><text:span text:style-name="T895">ты ведь никогда не отличалась рвением к менеджменту макросистем</text:span><text:span text:style-name="T893">. </text:span><text:span text:style-name="T895">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span></text:p>
      <text:p text:style-name="P918"><text:span text:style-name="T110">И последнее. </text:span><text:span text:style-name="T896">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text:span><text:span text:style-name="T897">Если же ты готова изменить ситуацию, я с радостью заключу тебя в свои объятия.</text:span></text:p>
      <text:p text:style-name="P919"><text:soft-page-break/><text:span text:style-name="T897">Т</text:span><text:span text:style-name="T110">воя любящая сестра, Селестия».</text:span></text:p>
      <text:p text:style-name="P708"/>
      <text:p text:style-name="P920"><text:span text:style-name="T110">В наступившей вслед за монологом звенящей тишине было слышно </text:span><text:span text:style-name="T900">дыхание Луны. Она смотрела на меня, словно ожидая продолжения.</text:span></text:p>
      <text:p text:style-name="P709"/>
      <text:p text:style-name="P285"><text:span text:style-name="T900">- Чтож, да будет так, - почти шёпотом произнесла она, наконец. - Удивительно, что </text:span><text:span text:style-name="T901">она</text:span><text:span text:style-name="T900"> так долго продержалась. На её месте </text:span><text:span text:style-name="T904">Мы</text:span><text:span text:style-name="T900"> выкинул</text:span><text:span text:style-name="T904">и</text:span><text:span text:style-name="T900"> бы её из дворца ещё триста лет назад.</text:span></text:p>
      <text:p text:style-name="P70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285"><text:span text:style-name="T900">- Всё, что </text:span><text:span text:style-name="T904">Мы</text:span><text:span text:style-name="T900"> добивал</text:span><text:span text:style-name="T904">и</text:span><text:span text:style-name="T900">сь — исполнения сестрой одной давней клятвы, - криво усмехается Луна. - </text:span><text:span text:style-name="T902">Взамен же сестрица откупается государством, </text:span><text:span text:style-name="T903">которое Мы не просили</text:span><text:span text:style-name="T902">. </text:span><text:span text:style-name="T904">Чтож, как </text:span><text:span text:style-name="T959">М</text:span><text:span text:style-name="T904">ы уже сказали, </text:span><text:span text:style-name="T907">М</text:span><text:span text:style-name="T904">ы принимаем это дар. По крайней мере, Мы избавимся от необходимости жить в одном дворце с клятвопреступницей.</text:span></text:p>
      <text:p text:style-name="P285"><text:span text:style-name="T904">- Послушай, Луна, - заявляю я решительно. - Это глупо. Это реально глупо. Твоя сестра не клятвопреступница. Тебе </text:span><text:span text:style-name="T905">просто </text:span><text:span text:style-name="T904">некуда воззвращаться — Орунгун захвачен. Он кишит виндиго. Вы проиграли.</text:span></text:p>
      <text:p text:style-name="P285"><text:span text:style-name="T900">- </text:span><text:span text:style-name="T904">Откуда тебе знать, </text:span><text:span text:style-name="T905">Хуман</text:span><text:span text:style-name="T904">? - </text:span><text:span text:style-name="T905">льдом в голосе Луны можно создавать айсберги </text:span><text:span text:style-name="T906">в Сёдельном озере. - </text:span><text:span text:style-name="T907">Мы понимаем, ты отстаиваешь честь супруги. Но т</text:span><text:span text:style-name="T906">ы </text:span><text:span text:style-name="T907">просто </text:span><text:span text:style-name="T906">наслушался сказочек, что тебе рассказывает на ночь Наша дражайшая сестрица. Послушай Нашего совета — </text:span><text:span text:style-name="T907">Селестия хороша в вопросах науки, <text:s/>культуры и экономики, но </text:span><text:span text:style-name="T906">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text:span><text:span text:style-name="T907">Орунгуна</text:span><text:span text:style-name="T906"> - отнюдь не означает полного поражения в войне. За двести лет боевых действий Мы знавали и худшие времена.</text:span></text:p>
      <text:p text:style-name="P710"/>
      <text:p text:style-name="P286"><text:span text:style-name="T904">У </text:span><text:span text:style-name="T906">тебя уже просто нет сил сдерживаться, Хуман. Нервотрёпка у входа подточила твои нервы. </text:span><text:span text:style-name="T915">Сел просила </text:span><text:span text:style-name="T959">т</text:span><text:span text:style-name="T915">е</text:span><text:span text:style-name="T959">б</text:span><text:span text:style-name="T915">я не говорить, но это было сотни лет назад. Какое это сейчас имеет значение?</text:span></text:p>
      <text:p text:style-name="P711"/>
      <text:p text:style-name="P286"><text:span text:style-name="T906">- </text:span><text:span text:style-name="T907">Я знаю, потому что был там!!! Я видел собственными глазами, во что превратилась твоя родина — поверь, тебе не понравится! Или мне ты тоже не веришь?!!</text:span></text:p>
      <text:p text:style-name="P712"/>
      <text:p text:style-name="P287"><text:span text:style-name="T908">Последовавший за тирадой долгий взгляд Луны напом</text:span><text:span text:style-name="T910">инает</text:span><text:span text:style-name="T908"> мне гипнотический взгляд удава на крысу. Проклятье, на мгновение я даже вижу змеиные зрачки в пристальном взгляде ночной принцессы!</text:span></text:p>
      <text:p text:style-name="P713"/>
      <text:p text:style-name="P713">- Селестия провела тебя домой, - наконец, кивает сама себе Луна. - Она знает путь.</text:p>
      <text:p text:style-name="P287"><text:span text:style-name="T908">- </text:span><text:span text:style-name="T909">Рад, что хоть мне ты веришь, - раздражённо огрызаюсь я.</text:span></text:p>
      <text:p text:style-name="P287"><text:span text:style-name="T909">- Верим, - неожиданно спокойно кивает аликорница. - </text:span><text:span text:style-name="T910">И это всё меняет. </text:span><text:span text:style-name="T911">Тебе нужно было расказать об этом раньше, не дожидаясь последней черты. Всё было бы намного проще.</text:span></text:p>
      <text:p text:style-name="P714"><text:soft-page-break/>Луна задумчиво подходит к окну.</text:p>
      <text:p text:style-name="P921"><text:span text:style-name="T110">- Сотни лет. </text:span><text:span text:style-name="T912">Тысячи бессонных ночей. Расколотое </text:span><text:span text:style-name="T913">надвое </text:span><text:span text:style-name="T912">государство — и всё только потому, что кто-то утаил от Нас этот важный нюанс.</text:span></text:p>
      <text:p text:style-name="P289"><text:span text:style-name="T912">- </text:span><text:span text:style-name="T913">Но Мы не виним тебя, Хуман, - продолжает Луна неожиданно тёплым голосом. - </text:span><text:span text:style-name="T915">Зная свою сестру, мы можем предположить, что </text:span><text:span text:style-name="T916">Сел пыталась оградить </text:span><text:span text:style-name="T959">Н</text:span><text:span text:style-name="T916">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span></text:p>
      <text:p text:style-name="P289"/>
      <text:p text:style-name="P290"><text:span text:style-name="T916">Я </text:span><text:span text:style-name="T918">просто не верю своим глазам! </text:span><text:span text:style-name="T917">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span></text:p>
      <text:p text:style-name="P717"/>
      <text:p text:style-name="P717">- То есть, ты уже не хочешь отделяться? - переспрашиваю я.</text:p>
      <text:p text:style-name="P717">- Разумеется нет. Более того, Мы хотим извиниться перед сестрой и тобой за все годы, что вы промучались с Нами. Мы вели себя отвратительно! К нашему извинению, <text:span text:style-name="T1533">М</text:span>ы не знали причин отказа Нашей сестры от клятвы. <text:span text:style-name="T1532">Теперь знаем.</text:span></text:p>
      <text:p text:style-name="P718"/>
      <text:p text:style-name="P292"><text:span text:style-name="T919">Л</text:span><text:span text:style-name="T921">уна распахивает дверцы минибара, уютно спрятавшегося </text:span><text:span text:style-name="T922">в колонне-подставке для книг</text:span><text:span text:style-name="T921">. </text:span><text:span text:style-name="T922">Пузатый графинчик тёмно бордового цвета резво наполняет два бокала тягучей пурпурной жидкостью.</text:span></text:p>
      <text:p text:style-name="P293"><text:span text:style-name="T922">- </text:span><text:span text:style-name="T923">Выпьем за примирение, Хуман! Ты даже не представляешь, как Мы рады этому событию! - бокал аликорницы легонько цокается с моим и улетает к хозяйке.</text:span></text:p>
      <text:p text:style-name="P293"><text:span text:style-name="T923">- </text:span><text:span text:style-name="T925">Чуть позже Мы выпьем такой же и с нашей скрытной сестрицей. Но сейчас Мы слишком рады, чтобы ждать ещё хоть мгновение. Выпей с Нами, Хуман!</text:span></text:p>
      <text:p text:style-name="P719"/>
      <text:p text:style-name="P720">Я поднимаю свой в ответном жесте и пригубливаю вино.</text:p>
      <text:p text:style-name="P294"><text:span text:style-name="T925">В голове раздаётся лёгкий звон и перед глазами </text:span><text:span text:style-name="T926">вспыхивают</text:span><text:span text:style-name="T925"> радужные круги и искры. </text:span><text:span text:style-name="T926">Строгое убранство кабинета Луны насыщается невиданными ранее красками. Радуги соединяют колонны переливающимися арками. Сама аликорница </text:span><text:span text:style-name="T927">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span></text:p>
      <text:p text:style-name="P722"/>
      <text:p text:style-name="P297"><text:span text:style-name="T922">- </text:span><text:span text:style-name="T924">Вау! </text:span><text:span text:style-name="T925">Круто! Это из подвалов Грифонстоуна? </text:span><text:span text:style-name="T926">Сдай поставщика. Надо бы и себе прикупить пару бутылочек, - </text:span><text:span text:style-name="T959">я залпом допиваю остаток.</text:span></text:p>
      <text:p text:style-name="P721"/>
      <text:p text:style-name="P735">Скрип дверцы минибара немного напоминает тихий язвительный смех.</text:p>
      <text:p text:style-name="P721"/>
      <text:p text:style-name="P291"><text:span text:style-name="T919">- </text:span><text:span text:style-name="T927">Мы рады, что тебе понравилось. К сожалению, «</text:span><text:span text:style-name="T939">Пурпурная утеха</text:span><text:span text:style-name="T927">» не продаётся нигде в Эквестрии. Мы создали его по стар</text:span><text:span text:style-name="T939">о</text:span><text:span text:style-name="T927">м</text:span><text:span text:style-name="T939">у</text:span><text:span text:style-name="T927"> рецепт</text:span><text:span text:style-name="T939">у</text:span><text:span text:style-name="T927"> Орунгуна из виноград</text:span><text:span text:style-name="T938">ной лозы на заднем дворе у нашей башни. Сия лоза</text:span><text:span text:style-name="T927"> вырос</text:span><text:span text:style-name="T938">ла</text:span><text:span text:style-name="T927"> из косточки, что случайно прибыла с </text:span><text:span text:style-name="T939">Н</text:span><text:span text:style-name="T927">ами в Эквестрию в одном из багажных </text:span><text:soft-page-break/><text:span text:style-name="T927">отделений наших доспехов. </text:span><text:span text:style-name="T938">К сожалению, плодоносит она крайне редко, и ждать</text:span><text:span text:style-name="T927"> </text:span><text:span text:style-name="T938">выдержки вина нужно ещё не менее </text:span><text:span text:style-name="T939">дюжины</text:span><text:span text:style-name="T938"> лет. Но</text:span><text:span text:style-name="T927"> Мы дарим тебе эту початую бутылку </text:span><text:span text:style-name="T938">в знак примирения</text:span><text:span text:style-name="T927">. </text:span><text:span text:style-name="T932">Подожди нас минутку!</text:span></text:p>
      <text:p text:style-name="P922"><text:span text:style-name="T110">Луна заливается звонким смехом и мчится в </text:span><text:span text:style-name="T928">в спальню.</text:span></text:p>
      <text:p text:style-name="P724"/>
      <text:p text:style-name="P295"><text:span text:style-name="T928">Н</text:span><text:span text:style-name="T929">у, шикарно. </text:span><text:span text:style-name="T932">Мир перевернулся на голову — смех Хмурой Метёлки больше не является чем-то мифическим, навроде </text:span><text:span text:style-name="T933">страны Диснейлэнд.</text:span><text:span text:style-name="T929"> Я подхватываю графинчик и засовываю его в </text:span><text:span text:style-name="T930">освободившуюся от посланий Селестии</text:span><text:span text:style-name="T929"> сумку. Надо бы </text:span><text:span text:style-name="T930">упросить</text:span><text:span text:style-name="T929"> мисс </text:span><text:span text:style-name="T931">Рэридрим</text:span><text:span text:style-name="T929"> пришить карманы к </text:span><text:span text:style-name="T1012">тоге</text:span><text:span text:style-name="T929"> — сума далеко не не всегда бывает под рукой. </text:span><text:span text:style-name="T930">К сожалению, найти подход к этой строгой преемнице Кловер Дрим ещё труднее, чем развеселить Луну — каноны моды для Кловер </text:span><text:span text:style-name="T931">Рэридрим</text:span><text:span text:style-name="T930"> нерушимы как само мироздание.</text:span></text:p>
      <text:p text:style-name="P723"/>
      <text:p text:style-name="P295"><text:span text:style-name="T930">- </text:span><text:span text:style-name="T938">В</text:span><text:span text:style-name="T933">от Мы и готовы!</text:span></text:p>
      <text:p text:style-name="P723"/>
      <text:p text:style-name="P725">Фиолетовая аликорница выпархивает из спальни.</text:p>
      <text:p text:style-name="P296"><text:span text:style-name="T933">Сказать, что </text:span><text:span text:style-name="T939">ночная принцесса</text:span><text:span text:style-name="T933"> поражает моё воображение — ничего не сказать. </text:span><text:span text:style-name="T935">П</text:span><text:span text:style-name="T934">олупрозрачное, плавно реющее в воздухе <text:s/>платье просто оглушает нехилой такой колотушкой по башке. Те немногочисленные разы, когда </text:span><text:span text:style-name="T935">я</text:span><text:span text:style-name="T934">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text:span><text:span text:style-name="T940">сейчас на ней </text:span><text:span text:style-name="T934">воздушн</text:span><text:span text:style-name="T935">ый</text:span><text:span text:style-name="T934"> </text:span><text:span text:style-name="T935">наряд</text:span><text:span text:style-name="T934"> с искрящимися то тут, то там звёздочками с серебряными переливами </text:span><text:span text:style-name="T936">и едва заметной опалес</text:span><text:span text:style-name="T937">ц</text:span><text:span text:style-name="T936">ирующей аурой, </text:span><text:span text:style-name="T940">который </text:span><text:span text:style-name="T934"><text:s/>преображает Луну </text:span><text:span text:style-name="T940">до неузнаваемости</text:span><text:span text:style-name="T934">. </text:span><text:span text:style-name="T938">Её стремительная и порывистая прежде </text:span><text:span text:style-name="T940">фигура</text:span><text:span text:style-name="T938"> становится плавной, плывущей в </text:span><text:span text:style-name="T940">некоем фантастическом облаке из гривы, хвоста и платья, что образуют вокруг неё сверкающее облако чистой магии</text:span><text:span text:style-name="T938">.</text:span></text:p>
      <text:p text:style-name="P726"/>
      <text:p text:style-name="P296"><text:span text:style-name="T938">- </text:span><text:span text:style-name="T940">Офигеть. Куда это ты так </text:span><text:span text:style-name="T941">вы</text:span><text:span text:style-name="T940">рядилась? - только и могу произнести я. </text:span><text:span text:style-name="T942">В голове немного звенит от выпитого вина. </text:span><text:span text:style-name="T943">На границе зрения мелькают какие-то тени, огоньки и, </text:span><text:span text:style-name="T944">почему-то,</text:span><text:span text:style-name="T943"> решётки </text:span><text:span text:style-name="T945">с каменными стенами</text:span><text:span text:style-name="T943">.</text:span></text:p>
      <text:p text:style-name="P727">- <text:span text:style-name="T1534">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span></text:p>
      <text:p text:style-name="P296"><text:span text:style-name="T940">- </text:span><text:span text:style-name="T945">Хм. Надо пригласить и Сел. На таком событии должны присутствовать обе ветви диархии. </text:span><text:span text:style-name="T947">Ты же не против?</text:span><text:span text:style-name="T945"> - бормочу я. Искорки и круги перед глазами живут своей жизнью </text:span><text:span text:style-name="T989">и на границе зрения становятся похожими на наручники</text:span><text:span text:style-name="T945">. <text:s/>Винцо явно крепче, чем казалось изначально.</text:span></text:p>
      <text:p text:style-name="P295"><text:span text:style-name="T930">- </text:span><text:span text:style-name="T946">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span></text:p>
      <text:p text:style-name="P728"/>
      <text:p text:style-name="P728">Фигасе, что сотворило с <text:span text:style-name="T1535">синей </text:span>солдафоншей известие о гибели её мира! Кажется, тут что-то неправильно — но, впрочем, плевать. Королевство сохранится — и на том спасибо.</text:p>
      <text:p text:style-name="P923"><text:span text:style-name="T110">Тени в уголке сетчатки согласно кив</text:span><text:span text:style-name="T948">ают</text:span><text:span text:style-name="T110"> этому утверждению.</text:span></text:p>
      <text:p text:style-name="P728"><text:soft-page-break/></text:p>
      <text:p text:style-name="P728">…</text:p>
      <text:p text:style-name="P729">«<text:span text:style-name="T1447">…</text:span><text:span text:style-name="T1450">инциндент требует моего личного участия. Думаю, вернусь не позже, чем через неделю. </text:span><text:span text:style-name="T1452">Не говори никому, я отбываю инкогнито.</text:span><text:span text:style-name="T1450"> Не скучай без меня. Чмоки!</text:span></text:p>
      <text:p text:style-name="P729"><text:span text:style-name="T1451">Твоя Сел. </text:span><text:span text:style-name="T1536">»</text:span></text:p>
      <text:p text:style-name="P729"/>
      <text:p text:style-name="P299"><text:span text:style-name="T950">Что за бред! Я бросаю записку в мусорное ведро. Минотавры никогда не напада</text:span><text:span text:style-name="T951">ют</text:span><text:span text:style-name="T950"> на пони! Да, они мог</text:span><text:span text:style-name="T951">ут</text:span><text:span text:style-name="T950"> прописать мелким шрифтом пару невыгодных пунктов в контракте, они мог</text:span><text:span text:style-name="T951">ут</text:span><text:span text:style-name="T950"> </text:span><text:span text:style-name="T951">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span></text:p>
      <text:p text:style-name="P730">До сего дня.</text:p>
      <text:p text:style-name="P730">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text:span text:style-name="T1546">И почему она скрывает своё отбытие от всех остальных?</text:span></text:p>
      <text:p text:style-name="P730">Хрень какая-то.</text:p>
      <text:p text:style-name="P730"/>
      <text:p text:style-name="P924"><text:span text:style-name="T951">Ч</text:span><text:span text:style-name="T110">етвёрка бэтпони у паланкина терпеливо ожидали, пока я спущусь из дневной половины замка.</text:span></text:p>
      <text:p text:style-name="P73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731">- Эмм… Моя мечта? - бэтпони непонимающе смотрит на меня.</text:p>
      <text:p text:style-name="P924"><text:span text:style-name="T110">- Ну, ты же хотел увидеть Селестию и Луну вместе, ты </text:span><text:span text:style-name="T953">ведь </text:span><text:span text:style-name="T110">сам говорил?</text:span></text:p>
      <text:p text:style-name="P300"><text:span text:style-name="T952">-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text:span><text:span text:style-name="T953">путь к Орун…</text:span></text:p>
      <text:p text:style-name="P732">Речь бэтпони оборвалась бессвязным шипением и клокотанием.</text:p>
      <text:p text:style-name="P732">- Кха-кха-кха. Извините, мой принц, подавился. Должно быть, муха в горло залетела.</text:p>
      <text:p text:style-name="P925"><text:span text:style-name="T110">Тандерстрайк, старась не пересекаться со мною взглядом, </text:span><text:span text:style-name="T955">учтиво </text:span><text:span text:style-name="T110">раздвигает занавески </text:span><text:span text:style-name="T955">паланкина</text:span><text:span text:style-name="T110">.</text:span></text:p>
      <text:p text:style-name="P732"/>
      <text:p text:style-name="P733">Что-то <text:span text:style-name="T1537">тут </text:span>не так.</text:p>
      <text:p text:style-name="P733"/>
      <text:p text:style-name="P730">…</text:p>
      <text:p text:style-name="P730"/>
      <text:p text:style-name="P301"><text:soft-page-break/><text:span text:style-name="T954">На последнем повороте к финиш</text:span><text:span text:style-name="T955">у</text:span><text:span text:style-name="T954"> чёрно-жёлтая колесница Честера Брогама об</text:span><text:span text:style-name="T956">гоняет</text:span><text:span text:style-name="T954"> зелёный болид «Феникса» и увеличи</text:span><text:span text:style-name="T956">вает</text:span><text:span text:style-name="T954"> разрыв на два корпуса у финишной прямой. </text:span><text:span text:style-name="T960">На пьедестале победитель стоит один — Гриф Каррус и Трот Дилижанс покидают гонку, обвинив Брогама в мошенничестве.</text:span></text:p>
      <text:p text:style-name="P303"><text:span text:style-name="T960">Фанаты тёмной стороны силы прорывают оцепление и несут Брогама, его колесницу и тягловую бэт-пони почётный круг </text:span><text:span text:style-name="T962">по трассе. </text:span><text:span text:style-name="T963">В стане сторонников светлой стороны </text:span><text:span text:style-name="T969">у выхода со стадиона </text:span><text:span text:style-name="T963">зреет недовольство.</text:span></text:p>
      <text:p text:style-name="P303"><text:span text:style-name="T963">««Чёрная молния» использовал парящую платформу из военного заказа Луны! </text:span><text:span text:style-name="T969">Э</text:span><text:span text:style-name="T963">то против правил! </text:span><text:span text:style-name="T969">И его тягловая кобыла обколота сан-паломинскими кактусами!</text:span><text:span text:style-name="T963">» - слышу я всё более громкий ропот.</text:span></text:p>
      <text:p text:style-name="P302"><text:span text:style-name="T964">Меня это, впрочем, занимает гораздо меньше, чем отсутствие Луны на торжестве. </text:span><text:span text:style-name="T990">Фиолетовая</text:span><text:span text:style-name="T965"> вертихвостка настаивала на моём присутствии, </text:span><text:span text:style-name="T966">но сама не явилась. </text:span><text:span text:style-name="T967">Её место в королевской ложе пустует </text:span><text:span text:style-name="T968">и</text:span><text:span text:style-name="T966"> </text:span><text:span text:style-name="T968">я</text:span><text:span text:style-name="T965"> чувствую себя одураченным. </text:span><text:span text:style-name="T970">Оставив програмку на кресле Луны, я </text:span><text:span text:style-name="T990">пробираюсь</text:span><text:span text:style-name="T970"> к выходу.</text:span></text:p>
      <text:p text:style-name="P304"><text:span text:style-name="T968">У выхода со стадиона усиливается шум. Отдельные крики сливаются в яростный гул и толпа </text:span><text:span text:style-name="T970">сторонников Селестии </text:span><text:span text:style-name="T968">медленно движется по направлению к трибу</text:span><text:span text:style-name="T969">не. </text:span><text:span text:style-name="T970">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span></text:p>
      <text:p text:style-name="P736"/>
      <text:p text:style-name="P304"><text:span text:style-name="T970">- </text:span><text:span text:style-name="T971">СТОЙТЕ!!!</text:span></text:p>
      <text:p text:style-name="P737"/>
      <text:p text:style-name="P305"><text:span text:style-name="T972">Туника на мне треплется в колебаниях воздуха. </text:span><text:span text:style-name="T966">Т</text:span><text:span text:style-name="T972">акого голоса я не слышал уже полтысячи лет. Готовые </text:span><text:span text:style-name="T973">слиться в яростной битве толпы пони замирают.</text:span></text:p>
      <text:p text:style-name="P305"><text:span text:style-name="T972">В проходе появляется Луна. </text:span><text:span text:style-name="T973">Холодный взгляд направлен прямо перед собой, губы крепко сжаты в тонкую линию. </text:span><text:span text:style-name="T972">Подол чёрного плаща за ней несут шестеро бэтпони. </text:span><text:span text:style-name="T985">Лицо</text:span><text:span text:style-name="T976"> её скрыт</text:span><text:span text:style-name="T985">о</text:span><text:span text:style-name="T976"> глубоким капюшоном.</text:span><text:span text:style-name="T972"> Она проходит мимо, не удостоив <text:s/>меня даже взглядом.</text:span></text:p>
      <text:p text:style-name="P738"/>
      <text:p text:style-name="P305"><text:span text:style-name="T972">- </text:span><text:span text:style-name="T974">Слушайте меня, всепони! </text:span><text:span text:style-name="T975">Мы принесли вам благую весть</text:span><text:span text:style-name="T974">! Много сотен лет </text:span><text:span text:style-name="T977">наша партия подвергалась остаркизму со стороны дневной части диархии! </text:span><text:span text:style-name="T974"><text:s/></text:span><text:span text:style-name="T978">Долгие годы мы прозябали в тени дня! </text:span><text:span text:style-name="T979">Наш </text:span><text:span text:style-name="T980">народ</text:span><text:span text:style-name="T979">, экономика и культура были расколоты. </text:span><text:span text:style-name="T980">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text:span><text:span text:style-name="T981">бы </text:span><text:span text:style-name="T980">распалась! </text:span><text:span text:style-name="T982">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text:span><text:span text:style-name="T980">Даже то, что происходит сейчас на стадионе, служит хорошей иллюстрацией ситуации…</text:span></text:p>
      <text:p text:style-name="P739"/>
      <text:p text:style-name="P306"><text:span text:style-name="T980">Л</text:span><text:span text:style-name="T983">уна произносит речь </text:span><text:span text:style-name="T982">с балкона ложи</text:span><text:span text:style-name="T983">, оживлённо жестикулируя копытом, </text:span><text:span text:style-name="T982">и пони внизу преображаются. </text:span><text:span text:style-name="T984">Дубинки, кастеты и </text:span><text:span text:style-name="T982"><text:s/></text:span><text:span text:style-name="T984">палки </text:span><text:span text:style-name="T985">прячутся</text:span><text:span text:style-name="T984">.</text:span><text:span text:style-name="T983"> </text:span><text:span text:style-name="T984">Гримасы ярости исчезают, </text:span><text:span text:style-name="T985">на лицах проступает задумчивость</text:span><text:span text:style-name="T984">.</text:span></text:p>
      <text:p text:style-name="P740"/>
      <text:p text:style-name="P307"><text:span text:style-name="T984">- … </text:span><text:span text:style-name="T987">возрадуйтесь, пони </text:span><text:span text:style-name="T989">и забудьте отныне все распри между Днём и Ночью, как забываем их Мы! Потому что Мы счастливы заявить вам </text:span><text:span text:style-name="T986">о полном примирении с Нашей старшей сестрой, Дневной главой диархии, </text:span><text:span text:style-name="T987">Непобедимое Солнце, Страж Эверфри, </text:span><text:span text:style-name="T986">принцессой Селестией! </text:span><text:span text:style-name="T987">Д</text:span><text:span text:style-name="T988">А</text:span><text:span text:style-name="T987"> </text:span><text:span text:style-name="T988">БУДЕТ </text:span><text:span text:style-name="T987">ТАК!!!</text:span></text:p>
      <text:p text:style-name="P738"/>
      <text:p text:style-name="P308"><text:soft-page-break/><text:span text:style-name="T989">С последним раскатом громоподобной речи принцесса сбрасывает с себя мрачный плащ. </text:span><text:span text:style-name="T990">Волшебное платье, уже виденное мною утром, вспыхивает мириадами магических искорок. </text:span><text:span text:style-name="T989">Из её рога выстреливает в вечернее небо красочный фейерверк, освещая стадион </text:span><text:span text:style-name="T990">фонтанами переливающегося</text:span><text:span text:style-name="T989"> свет</text:span><text:span text:style-name="T990">а</text:span><text:span text:style-name="T989">.</text:span></text:p>
      <text:p text:style-name="P741"/>
      <text:p text:style-name="P741">- <text:span text:style-name="T1547">В честь объединения Мы объявляем сегодня вечером бал </text:span><text:span text:style-name="T1548">Дневного и Ночного домов </text:span><text:span text:style-name="T1547">в Малом зале дворца! Приглашаются все!</text:span></text:p>
      <text:p text:style-name="P741"/>
      <text:p text:style-name="P309"><text:span text:style-name="T1004">Т</text:span><text:span text:style-name="T991">олпа вз</text:span><text:span text:style-name="T992">рывается</text:span><text:span text:style-name="T991"> радостным рёвом. Сторонники обоих партий радостно обнима</text:span><text:span text:style-name="T992">ются</text:span><text:span text:style-name="T991"> </text:span><text:span text:style-name="T992">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text:span><text:span text:style-name="T1004">На шее его тягловой бэт-пони красуется несколько венков от сторонников Селестии.</text:span></text:p>
      <text:p text:style-name="P715"><text:s/></text:p>
      <text:p text:style-name="P715">- <text:span text:style-name="T1542">Как тебе мой выход, Хуман? - отвлекает меня от созерцания всеобщего единения знакомый голос.</text:span></text:p>
      <text:p text:style-name="P715"/>
      <text:p text:style-name="P310"><text:span text:style-name="T993">Луна во всём </text:span><text:span text:style-name="T994">своём </text:span><text:span text:style-name="T993">великолепии стоит за мной. Неизмеримое удивление вызывает </text:span><text:span text:style-name="T994">макияж</text:span><text:span text:style-name="T993"> на её лице. </text:span><text:span text:style-name="T994">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span></text:p>
      <text:p text:style-name="P734">- <text:span text:style-name="T1543">Не ожидал? - смеётся Луна. - Да, Мы тоже умее</text:span><text:span text:style-name="T1544">м</text:span><text:span text:style-name="T1543"> быть красив</text:span><text:span text:style-name="T1545">ыми</text:span><text:span text:style-name="T1543">, хоть и не злоупотребляем этим, в отличие от сестры.</text:span></text:p>
      <text:p text:style-name="P311"><text:span text:style-name="T994">- </text:span><text:span text:style-name="T995">Не то, чтобы ты была некрасивой без этого, - обретаю я дар речи. - Но, не скрою, сейчас ты просто офигительна!</text:span></text:p>
      <text:p text:style-name="P311"><text:span text:style-name="T995">- </text:span><text:span text:style-name="T996">А что по Нашему выступлению? Оно понравилось тебе, Хуман?</text:span></text:p>
      <text:p text:style-name="P742">- Это было грандиозно. Ты умеешь заводить толпу. Жаль, Селестии не было. С ней<text:tab/> эффект удвоился бы.</text:p>
      <text:p text:style-name="P742"/>
      <text:p text:style-name="P926"><text:span text:style-name="T996">Д</text:span><text:span text:style-name="T110">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span></text:p>
      <text:p text:style-name="P715"/>
      <text:p text:style-name="P715">- <text:span text:style-name="T1546">Увы, сестра срочно отбыла к минотаврам. Нам пришлось импровизировать в одиночку, - кивает Луна.</text:span></text:p>
      <text:p text:style-name="P291"><text:span text:style-name="T911">- </text:span><text:span text:style-name="T997">Эй, откуда ты знаешь? Сел никому не говорила о своём отъезде, - вспоминаю содержимое записки я.</text:span></text:p>
      <text:p text:style-name="P743"/>
      <text:p text:style-name="P312"><text:span text:style-name="T997">Л</text:span><text:span text:style-name="T998">уна на миг отстраняется. Мне кажется, или досада мелькает в её взгляде?</text:span></text:p>
      <text:p text:style-name="P744"/>
      <text:p text:style-name="P291"><text:span text:style-name="T911">- </text:span><text:span text:style-name="T998">Эмм, нет, </text:span><text:span text:style-name="T999">она оставила Нам записку перед отбытием.</text:span></text:p>
      <text:p text:style-name="P291"><text:span text:style-name="T911">- </text:span><text:span text:style-name="T999">Тебе? Записку? Ты шутишь? Вы перестали переписываться напрямую пятьдесят лет назад. Я за эти полсотни лет уже замахался быть вашим почтальоном.</text:span></text:p>
      <text:p text:style-name="P745"><text:soft-page-break/>Досада теперь уже явно проступает на лице аликорницы. Закатив глаза, она вздыхает.</text:p>
      <text:p text:style-name="P313"><text:span text:style-name="T999">- Хуман, просто поверь. Мы не знаем, почему так случилось, но она оставила записку перед поездкой. </text:span><text:span text:style-name="T1000">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span></text:p>
      <text:p text:style-name="P313"><text:span text:style-name="T1000">- </text:span><text:span text:style-name="T1001">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text:span><text:span text:style-name="T1002">думаю, мне надо полететь следом и выяснить, в чём дело.</text:span></text:p>
      <text:p text:style-name="P313"><text:span text:style-name="T1002">- </text:span><text:span text:style-name="T1003">Отличная идея, Хуман! - Луна </text:span><text:span text:style-name="T1004">обнимает меня ногой и </text:span><text:span text:style-name="T1003">увлекает за собой. </text:span><text:span text:style-name="T1008">Я чувствую тонкий аромат духов</text:span><text:span text:style-name="T1003">.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text:span><text:span text:style-name="T1009">и</text:span><text:span text:style-name="T1003">мся в путь — </text:span><text:span text:style-name="T1011">Мы</text:span><text:span text:style-name="T1003"> прямо сейчас отда</text:span><text:span text:style-name="T1011">дим</text:span><text:span text:style-name="T1003"> распоряжение готовить экипаж!</text:span></text:p>
      <text:p text:style-name="P747"/>
      <text:p text:style-name="P314"><text:span text:style-name="T1003">О</text:span><text:span text:style-name="T1006">щущение прижавшейся ко мне принцессы вызывает необычное </text:span><text:span text:style-name="T1008">ощущение</text:span><text:span text:style-name="T1006">. </text:span><text:span text:style-name="T1005">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text:span><text:span text:style-name="T1010">её </text:span><text:span text:style-name="T1005">ухаживания. И , </text:span><text:span text:style-name="T1007">главное, </text:span><text:span text:style-name="T1005">причины.</text:span></text:p>
      <text:p text:style-name="P748"/>
      <text:p text:style-name="P291"><text:span text:style-name="T911">- </text:span><text:span text:style-name="T1006">Ну чтож… Не вижу ничего плохого в том, чтобы посодействовать объединению пони… Но завтра утром мы выезжаем — обещаешь?</text:span></text:p>
      <text:p text:style-name="P715">- <text:span text:style-name="T1549">Договорились!</text:span></text:p>
      <text:p text:style-name="P715"/>
      <text:p text:style-name="P746">Я делаю вид, что не замечаю томный взгляд Луны.</text:p>
      <text:p text:style-name="P746"/>
      <text:p text:style-name="P746">…</text:p>
      <text:p text:style-name="P746"/>
      <text:p text:style-name="P315"><text:span text:style-name="T1013">Четвёркой музыкантов с лютнями умело команд</text:span><text:span text:style-name="T1014">ует</text:span><text:span text:style-name="T1013"> </text:span><text:span text:style-name="T1017">строгая</text:span><text:span text:style-name="T1013"> пони с октобасом. </text:span><text:span text:style-name="T1014">Низкое звучание огромного контрабаса пробирает до пят, вызывая смешанные чувства.</text:span></text:p>
      <text:p text:style-name="P749"/>
      <text:p text:style-name="P749">- Нельзя ли пустить что-нибудь повеселее? - обращаюсь я к Луне. - Не на похоронах же стоим?</text:p>
      <text:p text:style-name="P315"><text:span text:style-name="T1014">- Терпение, Хуман. </text:span><text:span text:style-name="T1015">Мисс Терция Мелоди </text:span><text:span text:style-name="T1016">традиционно открывает балы Ночного дома. </text:span><text:span text:style-name="T1014">После официальной церемонии </text:span><text:span text:style-name="T1015">начнётся шоу </text:span><text:span text:style-name="T1016">менестрелей Селестии. </text:span><text:span text:style-name="T1219">Айрон</text:span><text:span text:style-name="T1218"> </text:span><text:span text:style-name="T1016">Скрэтч собирается выступить с экспериментальной программой. Те, кто </text:span><text:span text:style-name="T1017">был на </text:span><text:span text:style-name="T1016">репетиции, описывают её музыку как нечто грандиозное.</text:span></text:p>
      <text:p text:style-name="P750"/>
      <text:p text:style-name="P316"><text:span text:style-name="T1016">Фиолетовая аликорница стоит по правую сторону от меня </text:span><text:span text:style-name="T1018">на возвышении в банкетном зале. Мы кивками приветствуем входящих гостей, одновременно пытаясь отвечать нескольким </text:span><text:span text:style-name="T1019">подвыпившим</text:span><text:span text:style-name="T1018"> компаниям </text:span><text:span text:style-name="T1019">прибывших</text:span><text:span text:style-name="T1018"> ранее аристократов.</text:span></text:p>
      <text:p text:style-name="P751"/>
      <text:p text:style-name="P316"><text:soft-page-break/><text:span text:style-name="T1018">- </text:span><text:span text:style-name="T1019">Наше почтение, сэр </text:span><text:span text:style-name="T1020">Хойти Найти. Как здоровье вашей </text:span><text:span text:style-name="T1022">кошечки</text:span><text:span text:style-name="T1020">?</text:span></text:p>
      <text:p text:style-name="P752">…</text:p>
      <text:p text:style-name="P752">- Приветствую, миледи Рэра. Всё так же нет отбоя от поклонников?</text:p>
      <text:p text:style-name="P752">…</text:p>
      <text:p text:style-name="P316"><text:span text:style-name="T1020">- Счастлив вас видеть, барон Фэнси! Поздравляю с победой мастера </text:span><text:span text:style-name="T1021">Брогама на гонках.</text:span></text:p>
      <text:p text:style-name="P753">…</text:p>
      <text:p text:style-name="P316"><text:span text:style-name="T1021">- </text:span><text:span text:style-name="T1023">Ш-ш-шарманка б-будет?</text:span></text:p>
      <text:p text:style-name="P927"><text:span text:style-name="T110">От сильно пошатывающегося франта штыняет спиртом. </text:span><text:span text:style-name="T1031">Из-под лацкана фрака торчит горлышко початой Hennessy Imperial. </text:span><text:span text:style-name="T110">Два единорога попроще подпирают его с боков.</text:span></text:p>
      <text:p text:style-name="P927"><text:span text:style-name="T110">- Ви</text:span><text:span text:style-name="T1032">дим</text:span><text:span text:style-name="T110">,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span></text:p>
      <text:p text:style-name="P927"><text:span text:style-name="T110">«</text:span><text:span text:style-name="T1024">Или в послепослеследующем, а ты, </text:span><text:span text:style-name="T1027">если повезёт,</text:span><text:span text:style-name="T1024"> сопьёшься до того времени» - мысленно добавляю я.</text:span></text:p>
      <text:p text:style-name="P715">- <text:span text:style-name="T1550">Г-где ш-ш-шарманка? Ик…</text:span></text:p>
      <text:p text:style-name="P291"><text:span text:style-name="T911">- </text:span><text:span text:style-name="T1025">Выступление Айрон Скрэтч планируется после второй перемены блюд. </text:span><text:span text:style-name="T1026">Сэр Хавтикорн, сэр Ноблас</text:span><text:span text:style-name="T1027">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span></text:p>
      <text:p text:style-name="P754">- Ась? - тупо вертит головой герцог. - Сад? Ш-шарманка в саду? Ик…</text:p>
      <text:p text:style-name="P755">Увлекаемый своими товарищами, единорог скрывается в толпе.</text:p>
      <text:p text:style-name="P755">…</text:p>
      <text:p text:style-name="P928"><text:span text:style-name="T1027">Я </text:span><text:span text:style-name="T110">уже пошатываюсь от усталости, когда чувствую опору в виде бока Луны.</text:span></text:p>
      <text:p text:style-name="P317"><text:span text:style-name="T1028">- Терпение, Наш стойкий Хуман, ещё полчаса и </text:span><text:span text:style-name="T1029">церемония приветствия</text:span><text:span text:style-name="T1028"> будет окончен</text:span><text:span text:style-name="T1029">а</text:span><text:span text:style-name="T1028">, - шепчет тёмная аликорница. - </text:span><text:span text:style-name="T1031">Тогда мы сможем передохнуть.</text:span></text:p>
      <text:p text:style-name="P756"/>
      <text:p text:style-name="P317"><text:span text:style-name="T1028">Ты настолько устал, </text:span><text:span text:style-name="T1030">Хуман</text:span><text:span text:style-name="T1028">,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span></text:p>
      <text:p text:style-name="P757"/>
      <text:p text:style-name="P321"><text:span text:style-name="T1033">Принцесса ночи не </text:span><text:span text:style-name="T1038">врёт</text:span><text:span text:style-name="T1033"> — через полчаса она </text:span><text:span text:style-name="T1040">даёт распоряжение </text:span><text:span text:style-name="T1034">сенешалю </text:span><text:span text:style-name="T1040"><text:s/>о начале банкета</text:span><text:span text:style-name="T1034">, <text:s/>и мягко увлекает за собой. Мы уединяемся </text:span><text:span text:style-name="T1038">за</text:span><text:span text:style-name="T1034"> углов</text:span><text:span text:style-name="T1038">ым</text:span><text:span text:style-name="T1034"> столик</text:span><text:span text:style-name="T1038">ом</text:span><text:span text:style-name="T1034"> на террасе.</text:span></text:p>
      <text:p text:style-name="P318"><text:span text:style-name="T1034">- Никогда не любили официальные церемонии, - выдыхает Луна. - Сестра более стойко их переносит, но для Нас лучше дневной марш-бросок </text:span><text:span text:style-name="T1040">в полной экипировке</text:span><text:span text:style-name="T1034">, чем </text:span><text:span text:style-name="T1035">весь вечер</text:span><text:span text:style-name="T1034"> криво улыбаться напыщенным задницам, чьё единственное достоинство — родиться в знатной семье!</text:span></text:p>
      <text:p text:style-name="P291"><text:span text:style-name="T911">- </text:span><text:span text:style-name="T1036">Так дождалась бы возвращения Сел, - замечаю я. - И она бы взяла на себя все хлопоты. Куда торопиться? Пятьсот лет ждали, подождали бы ещё несколько дней.</text:span></text:p>
      <text:p text:style-name="P758">Луна подзывает официанта и шепчет е<text:span text:style-name="T1552">й</text:span> заказ на ухо. Затем поворачивается ко мне.</text:p>
      <text:p text:style-name="P319"><text:soft-page-break/><text:span text:style-name="T1036">- Увы, даже присутствие сестры не избавило бы Нас от присутствия на приёме. Это ведь банкет в честь объединения </text:span><text:span text:style-name="T1039">д</text:span><text:span text:style-name="T1036">омов, не забыл? </text:span><text:span text:style-name="T1040">Присутствовать должны о</text:span><text:span text:style-name="T1036">б</text:span><text:span text:style-name="T1039">е</text:span><text:span text:style-name="T1036"> </text:span><text:span text:style-name="T1039">стороны</text:span><text:span text:style-name="T1036">. И если у </text:span><text:span text:style-name="T1039">Д</text:span><text:span text:style-name="T1036">невного </text:span><text:span text:style-name="T1039">д</text:span><text:span text:style-name="T1036">ома есть кому подменить главу, - Луна вздыхает, глядя на меня, - то </text:span><text:span text:style-name="T1039">Н</text:span><text:span text:style-name="T1036">очной в полном одиночестве. Иногда это доставляет сильные неудобства, как сейчас.</text:span></text:p>
      <text:p text:style-name="P320"><text:span text:style-name="T1036">- </text:span><text:span text:style-name="T1037">Так обзавелась бы, гм, своей половинкой, - и всех делов-то! </text:span><text:span text:style-name="T1040">Было бы кому и тебя подменить,</text:span><text:span text:style-name="T1037"> - легкомысленно отмахиваюсь я, наблюдая за садом.</text:span></text:p>
      <text:p text:style-name="P759">Там на сцене устанавливают реквизит и инструменты. <text:span text:style-name="T1551">И если барабаны узнать легко, то что за таинственные ящики с медными раструбами устанавливают по периметру площадки?</text:span></text:p>
      <text:p text:style-name="P320"><text:span text:style-name="T1037">- </text:span><text:span text:style-name="T1041">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text:span><text:span text:style-name="T1043">у</text:span><text:span text:style-name="T1041"> потока в исходящих воронках и, таким образом, </text:span><text:span text:style-name="T1043">управлять </text:span><text:span text:style-name="T1041">громкостью звучания отдельных инструментов. Плюс, там в каждой воронке есть набор лопаток для придания звукам различных эффектов, если </text:span><text:span text:style-name="T1042">Мы</text:span><text:span text:style-name="T1041"> ничего не перепутал</text:span><text:span text:style-name="T1042">и</text:span><text:span text:style-name="T1041"> со слов Айрон.</text:span></text:p>
      <text:p text:style-name="P715"/>
      <text:p text:style-name="P760">Официант прин<text:span text:style-name="T1552">осит</text:span> заказ Луны. Перед нами воз<text:span text:style-name="T1552">никают</text:span> бокалы с рубиновой жидкостью и блюдца с крекерами <text:span text:style-name="T1553">в форме сердечек</text:span>.</text:p>
      <text:p text:style-name="P760"/>
      <text:p text:style-name="P760">- <text:span text:style-name="T1554">Это, конечно, не «Пурпурная утеха», но тоже очень хорошее вино из </text:span><text:span text:style-name="T1555">Наших личных </text:span><text:span text:style-name="T1554">подвалов. Выпьем за объединение, Хуман!</text:span></text:p>
      <text:p text:style-name="P322"><text:span text:style-name="T1044">Я чокаюсь с принцессой. Краски вечера смягчаются, а взгляд немного расфокусируется. Луна с улыбкой <text:s/>подносит мне </text:span><text:span text:style-name="T1096">печенюшку</text:span><text:span text:style-name="T1044">.</text:span></text:p>
      <text:p text:style-name="P322"><text:span text:style-name="T1044">- Съешь, </text:span><text:span text:style-name="T1045">Хуман</text:span><text:span text:style-name="T1044">. </text:span><text:span text:style-name="T1045">Это вино принято заедать крекерами.</text:span></text:p>
      <text:p text:style-name="P343"><text:span text:style-name="T1045">Луна наблюдает, как я жую </text:span><text:span text:style-name="T1096">печенье</text:span><text:span text:style-name="T1045"> и неожиданно хихикает.</text:span></text:p>
      <text:p text:style-name="P761">- А теперь предложи Нам крекер, пожалуйста.</text:p>
      <text:p text:style-name="P761">Румянец на лице Луны делает её похожей на напроказившую школьницу. <text:span text:style-name="T1556">Она протягивает мне блюдце с просящим выражением на лице. Я пожимаю плечами и достаю крекер.</text:span></text:p>
      <text:p text:style-name="P761">- <text:span text:style-name="T1557">Держи</text:span><text:span text:style-name="T1556">.</text:span></text:p>
      <text:p text:style-name="P762">Принцесса кормится с руки, <text:span text:style-name="T1557">хихикая и заливаясь краской.</text:span></text:p>
      <text:p text:style-name="P763">- Очень вкусно. Спасибо, Хуман.</text:p>
      <text:p text:style-name="P763"/>
      <text:p text:style-name="P76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763"/>
      <text:p text:style-name="P323"><text:span text:style-name="T1046">На сцене в саду тем временем герцог Блюблад о чём-то разговаривает с </text:span><text:span text:style-name="T1047">бледно-жёлтой пони </text:span><text:span text:style-name="T1049">в</text:span><text:span text:style-name="T1047"> огромн</text:span><text:span text:style-name="T1060">ы</text:span><text:span text:style-name="T1049">х</text:span><text:span text:style-name="T1047"> фиолетовы</text:span><text:span text:style-name="T1049">х</text:span><text:span text:style-name="T1047"> очка</text:span><text:span text:style-name="T1049">х</text:span><text:span text:style-name="T1047">.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text:span><text:soft-page-break/><text:span text:style-name="T1047">оборудование. Пони в очках, отступив на шаг, незаметно нажимает педаль на пульте усилителя гармоник. Ближайшая к герцогу воронка издаёт резкий вой, </text:span><text:span text:style-name="T1048">разрезающий вечерн</text:span><text:span text:style-name="T1049">ий</text:span><text:span text:style-name="T1048"> </text:span><text:span text:style-name="T1049">сумрак </text:span><text:span text:style-name="T1048">пополам.</text:span></text:p>
      <text:p text:style-name="P324"><text:span text:style-name="T1049">Герцог настолько резко </text:span><text:span text:style-name="T1050">отскакивает</text:span><text:span text:style-name="T1049">, </text:span><text:span text:style-name="T1050">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span></text:p>
      <text:p text:style-name="P764">- У неё не будет проблем с герцогом? - указываю я на пони в очках.</text:p>
      <text:p text:style-name="P325"><text:span text:style-name="T1050">-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text:span><text:span text:style-name="T1051">Но довольно о Блюбладе!</text:span></text:p>
      <text:p text:style-name="P765"/>
      <text:p text:style-name="P929"><text:span text:style-name="T1051">М</text:span><text:span text:style-name="T110">ы в очередной раз чокаемся. На этот раз Луна обвивает мою руку своей ногой и отпивает из моего бокала. Я, в свою очередь, отпиваю из её. </text:span><text:span text:style-name="T1097">Сад расцвечивается новыми необычными цветами.</text:span></text:p>
      <text:p text:style-name="P326"><text:span text:style-name="T1055">Официанты задувают каждые три из четырёх свечей в канделябрах. Пьяного герцога уносят его чуть более трезвые друзья. </text:span><text:span text:style-name="T1053">При каждом их шаге ведро на его голове гулко гремит, </text:span><text:span text:style-name="T1056">заглушая пьяное бормотание</text:span><text:span text:style-name="T1055">. Айрон Скрэтч и </text:span><text:span text:style-name="T1052">два пони -</text:span><text:span text:style-name="T1054">ассистента</text:span><text:span text:style-name="T1052"> устраиваются за пультами. </text:span><text:span text:style-name="T1057">К ним присоединяются также барабанщик и контрабасист из команды Мелоди.</text:span></text:p>
      <text:p text:style-name="P766"/>
      <text:p text:style-name="P327"><text:span text:style-name="T1056">Г</text:span><text:span text:style-name="T1058">ромкая ритмичная музыка </text:span><text:span text:style-name="T1059">органично</text:span><text:span text:style-name="T1058"> </text:span><text:span text:style-name="T1059">вписывается </text:span><text:span text:style-name="T1058">в тишину ночи. </text:span><text:span text:style-name="T1059">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text:span><text:span text:style-name="T1060">в такт музыке </text:span><text:span text:style-name="T1059">начинают двигаться пони.</text:span></text:p>
      <text:p text:style-name="P328"><text:span text:style-name="T1059">С</text:span><text:span text:style-name="T1060">начала </text:span><text:span text:style-name="T1063">в танец пускается длинноногая</text:span><text:span text:style-name="T1060"> </text:span><text:span text:style-name="T1063">спутница барона Фэнси</text:span><text:span text:style-name="T1060">. </text:span><text:span text:style-name="T1063">Её подтянутая фигура </text:span><text:span text:style-name="T1064">начинает феерию </text:span><text:span text:style-name="T1063">движений на танцплощадке. Приседания, покачивания, </text:span><text:span text:style-name="T1064">ритмичные взмахи хвостом и ногами</text:span><text:span text:style-name="T1063"> в такт музыке </text:span><text:span text:style-name="T1064">создают особую магию </text:span><text:span text:style-name="T1065">танца</text:span><text:span text:style-name="T1064">.</text:span><text:span text:style-name="T1060"> </text:span><text:span text:style-name="T1064">Потом о</text:span><text:span text:style-name="T1060">на с улыбкой увлекает за собой </text:span><text:span text:style-name="T1063">Фэнси Ширтса</text:span><text:span text:style-name="T1060">, и вот они уже танцуют </text:span><text:span text:style-name="T1064">вдв</text:span><text:span text:style-name="T1065">о</text:span><text:span text:style-name="T1064">ём </text:span><text:span text:style-name="T1060">среди радужных огней танцплощадки. Эта фантастически выглядящая парочка задаёт тон другим — вот уже в </text:span><text:span text:style-name="T1065">действо</text:span><text:span text:style-name="T1060"> включается вторая, третья пар</text:span><text:span text:style-name="T1065">а</text:span><text:span text:style-name="T1060">. Вот </text:span><text:span text:style-name="T1065">уже </text:span><text:span text:style-name="T1060">вся танцплощадка </text:span><text:span text:style-name="T1065">и весь сад </text:span><text:span text:style-name="T1060">колыш</text:span><text:span text:style-name="T1065">у</text:span><text:span text:style-name="T1060">тся в такт музыке среди радужных </text:span><text:span text:style-name="T1066">теней</text:span><text:span text:style-name="T1060">.</text:span></text:p>
      <text:p text:style-name="P768"/>
      <text:p text:style-name="P328"><text:span text:style-name="T1060">-</text:span><text:span text:style-name="T1061">Хуман? - выводит меня из созерцания голос Луны.</text:span></text:p>
      <text:p text:style-name="P330"><text:span text:style-name="T1061">Аликорница протягивает мне </text:span><text:span text:style-name="T1063">крыло</text:span><text:span text:style-name="T1061">.</text:span></text:p>
      <text:p text:style-name="P769">- Потанцуем?</text:p>
      <text:p text:style-name="P770">Я качаю головой.</text:p>
      <text:p text:style-name="P329"><text:span text:style-name="T1062">- Не </text:span><text:span text:style-name="T1063">могу</text:span><text:span text:style-name="T1062">. Сел </text:span><text:span text:style-name="T1063">один раз вытащила меня </text:span><text:span text:style-name="T1062">на </text:span><text:span text:style-name="T1063">бал</text:span><text:span text:style-name="T1062">, но </text:span><text:span text:style-name="T1063">там</text:span><text:span text:style-name="T1062"> был медленны</text:span><text:span text:style-name="T1063">й менуэт,</text:span><text:span text:style-name="T1062"> </text:span><text:span text:style-name="T1063">и я две недели до него разучивал па. Под эту музыку я танцевать не умею. </text:span><text:span text:style-name="T1095">Да и пьян уже для танцев. </text:span><text:span text:style-name="T1097">Ещё немного — и составлю конкуренцию Блюбладу.</text:span></text:p>
      <text:p text:style-name="P930"><text:span text:style-name="T1063">З</text:span><text:span text:style-name="T110">вонкий смех аликорницы отметает мои возражения. Она охватывает меня крылом и буквально выталкивает в сад. Мне трудно бороться с ней из-за опьянения.</text:span></text:p>
      <text:p text:style-name="P930"><text:span text:style-name="T110">- Я отдавлю тебе все ноги! Я тебя опозорю! Прекрати! - </text:span><text:span text:style-name="T1066">я </text:span><text:span text:style-name="T110">пытаюсь вырваться из мягкого плена.</text:span></text:p>
      <text:p text:style-name="P344"><text:soft-page-break/><text:span text:style-name="T1065">- </text:span><text:span text:style-name="T1066">Дневной Дом совершенно отстал от времени! Мы на ночной стороне не танцуем менуэты уже лет </text:span><text:span text:style-name="T1097">тридцать</text:span><text:span text:style-name="T1066">, - </text:span><text:span text:style-name="T1067">аликорница пропускает мимо ушей мои стенания. - </text:span><text:span text:style-name="T1066">Не волнуйся, Хуман. Просто расслабься — Мы будем вести тебя в танце. Наблюдай </text:span><text:span text:style-name="T1067">Н</text:span><text:span text:style-name="T1066">аши движения и слушай подсказки. Отдайся ритму, остальное сделаем Мы. И забудь хоть на минуту про Сел — это наш танец. И наш вечер…</text:span></text:p>
      <text:p text:style-name="P771"/>
      <text:p text:style-name="P331"><text:span text:style-name="T1066">…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text:span><text:span text:style-name="T1068">танцуем </text:span><text:span text:style-name="T1066">одни и танцуем только друг для друга. </text:span><text:span text:style-name="T1068">Мы сливаемся с музыкой и становимся ею.</text:span></text:p>
      <text:p text:style-name="P772"/>
      <text:p text:style-name="P332"><text:span text:style-name="T1066">И </text:span><text:span text:style-name="T1069">когда </text:span><text:span text:style-name="T1068">наступает тишина</text:span><text:span text:style-name="T1069">, мы остаёмся </text:span><text:span text:style-name="T1071">в саду </text:span><text:span text:style-name="T1069">одни. </text:span><text:span text:style-name="T1068">Все пони восторжённо смотрят на нас со своих мест у столиков.</text:span><text:span text:style-name="T1069"> </text:span><text:span text:style-name="T1068">Айрон Скрэтч одобрительно кивает нам головой.</text:span></text:p>
      <text:p text:style-name="P773"/>
      <text:p text:style-name="P931"><text:span text:style-name="T110">- </text:span><text:span text:style-name="T1068">Идём, Хуман.</text:span></text:p>
      <text:p text:style-name="P774">Луна увлекает за собой куда-то в глубину сада. Огни танцплощадки и шум бала остаются позади.</text:p>
      <text:p text:style-name="P932"><text:span text:style-name="T110">- Куда? - <text:s/></text:span><text:span text:style-name="T1072">я</text:span><text:span text:style-name="T110"> иду за ней на спотыкающихся ногах.</text:span></text:p>
      <text:p text:style-name="P329"><text:span text:style-name="T1063">- </text:span><text:span text:style-name="T1068">Не спрашивай. Ты ведь знаешь ответ, - </text:span><text:span text:style-name="T1070">аликорница оборачивается и почти касается меня носом. - Мы долго думали над тем, почему </text:span><text:span text:style-name="T1071">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span></text:p>
      <text:p text:style-name="P333"><text:span text:style-name="T1071">- </text:span><text:span text:style-name="T1072">Что? - </text:span><text:span text:style-name="T1068">мой слабый голос растворяется в темноте.</text:span></text:p>
      <text:p text:style-name="P333"><text:span text:style-name="T1068">- </text:span><text:span text:style-name="T1072">Ты.</text:span></text:p>
      <text:p text:style-name="P775"/>
      <text:p text:style-name="P933"><text:span text:style-name="T1072">Т</text:span><text:span text:style-name="T110">ёмная громада башни Луны высится перед нами. Мы входим внутрь и поднимаемся по винтовой лестнице.</text:span></text:p>
      <text:p text:style-name="P776"/>
      <text:p text:style-name="P334"><text:span text:style-name="T1075">- Мы дико завидовали Нашей солнечной сестре, завидовали её счастью и той лёгкости, с которой она нашла себе особого пони. Да, ты не </text:span><text:span text:style-name="T1076">совсем </text:span><text:span text:style-name="T1075">пони, - лёгкий смешок Луны вызывает многоголосое эхо, растворяющееся в колодце башни, - но и аликорны не </text:span><text:span text:style-name="T1076">совсем </text:span><text:span text:style-name="T1075">пони, хоть и похожи на них. </text:span><text:span text:style-name="T1073">Мы не </text:span><text:span text:style-name="T1076">с</text:span><text:span text:style-name="T1073">могли найти себе партию </text:span><text:span text:style-name="T1076">в Эквестрии</text:span><text:span text:style-name="T1073"> и это Нас угнетало. </text:span><text:span text:style-name="T1074">Все видели в </text:span><text:span text:style-name="T1077">аликорнах</text:span><text:span text:style-name="T1074"> нек</text:span><text:span text:style-name="T1077">их</text:span><text:span text:style-name="T1074"> грозн</text:span><text:span text:style-name="T1077">ых</text:span><text:span text:style-name="T1074"> </text:span><text:span text:style-name="T1077">всемогущих </text:span><text:span text:style-name="T1074">божеств, котором должно служить и поклоняться, но любить — никогда! И только ты был на короткой ноге и с Нами, и с Нашей сестрой. </text:span><text:span text:style-name="T1076">И… ты Нам нравился, </text:span><text:span text:style-name="T1077">Хуман</text:span><text:span text:style-name="T1076">, но ты не замечал этого. Сестра заслонила Нас.</text:span></text:p>
      <text:p text:style-name="P335"><text:span text:style-name="T1077">Мы стоим перед дверями в покои Луны. </text:span><text:span text:style-name="T1078">До меня начинает доходить, что затеяла синяя аликорница.</text:span></text:p>
      <text:p text:style-name="P777">- Послушай, Луна…</text:p>
      <text:p text:style-name="P778">- Нет, пожалуйста, молчи! - крыло принцессы закрывает мне рот.</text:p>
      <text:p text:style-name="P778">Она открывает дверь.</text:p>
      <text:p text:style-name="P336"><text:span text:style-name="T1078">- </text:span><text:span text:style-name="T1079">Нам… не отталкивай нас, пожалуйста! - в тоне Луны слышатся молящие нотки.</text:span></text:p>
      <text:p text:style-name="P934"><text:soft-page-break/><text:span text:style-name="T1079">О</text:span><text:span text:style-name="T110">на мягко подталкивает меня внутрь.</text:span></text:p>
      <text:p text:style-name="P779">- Я не могу! Ты хочешь невозможного! У меня есть Селестия! Я не предам её!</text:p>
      <text:p text:style-name="P781">Звон в голове усиливается. Стены башни качаются и мне приходится упереться в ближайшую, чтобы не упасть.</text:p>
      <text:p text:style-name="P336"><text:span text:style-name="T1079">- Хуман, ты уже полтысячи лет живёшь в Эквестрии, но так и не заметил, что кобылы не видят предательства </text:span><text:span text:style-name="T1080">в том, что</text:span><text:span text:style-name="T1079"> жеребец приводит в табун новую кобылу. Если при этом он не отвергает старых.</text:span></text:p>
      <text:p text:style-name="P336"><text:span text:style-name="T1079">- </text:span><text:span text:style-name="T1080">То есть, т</text:span><text:span text:style-name="T1079">ы… Хочешь войти в мой… в наш табун?</text:span></text:p>
      <text:p text:style-name="P779">- Мы всегда этого хотели. Но ты не замечал Нас. </text:p>
      <text:p text:style-name="P337"><text:span text:style-name="T1079">Голова кружится от выпитого вина</text:span><text:span text:style-name="T1080"> и открывшейся перспективы.</text:span></text:p>
      <text:p text:style-name="P780">- Я… не знаю. Мне надо подумать. Желательно, на трезвую голову.</text:p>
      <text:p text:style-name="P780">- Хуман, пожалуйста! Если ты хочешь объединения домов, это самый лучший и надёжный вариант!</text:p>
      <text:p text:style-name="P780">- Мне… нужно посоветоваться с Сел. Не думаю, что ей это понравится…</text:p>
      <text:p text:style-name="P339"><text:span text:style-name="T1080">-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text:span><text:span text:style-name="T1082">её </text:span><text:span text:style-name="T1080">младшая сестра. Она будет </text:span><text:span text:style-name="T1082">счастлива</text:span><text:span text:style-name="T1080">, что Мы перестали сторониться её. </text:span><text:span text:style-name="T1082">Мы знаем, как это её печалит.</text:span><text:span text:style-name="T1080"> А Мы будем счастливы, когда вы разделите с Нами своё счастье. </text:span><text:span text:style-name="T1082">Нам так недостаёт этого!</text:span><text:span text:style-name="T1080"> Всё зависит только от тебя, </text:span><text:span text:style-name="T1084">Хуман</text:span><text:span text:style-name="T1080">. Ты — </text:span><text:span text:style-name="T1082">глава табуна</text:span><text:span text:style-name="T1080"> и твоё слово решающее. Не отвергай </text:span><text:span text:style-name="T1081">Н</text:span><text:span text:style-name="T1080">ас… </text:span><text:span text:style-name="T1096">Ты же принял Наш дар любви сегодня — печенье в форме сердца.</text:span></text:p>
      <text:p text:style-name="P780"/>
      <text:p text:style-name="P338"><text:span text:style-name="T1083">Я не верю своим глазам: синяя солдафонша, грозная мегера, ледяная диктаторша</text:span><text:span text:style-name="T1081"> — </text:span><text:span text:style-name="T1083">ночная принцесса </text:span><text:span text:style-name="T1081">— </text:span><text:span text:style-name="T1083">сгибает колени, </text:span><text:span text:style-name="T1081">наклоняет голову и чуть ли не касается носом земли. </text:span><text:span text:style-name="T1083">Её рог легонько касается мое</text:span><text:span text:style-name="T1084">й</text:span><text:span text:style-name="T1083"> ноги.</text:span></text:p>
      <text:p text:style-name="P339"><text:span text:style-name="T1083">И </text:span><text:span text:style-name="T1084">я не убираю её… </text:span><text:span text:style-name="T1098">В конце-концов, Сел действительно будет рада примирению с сестрой — мне ли не знать? Сколько раз </text:span><text:span text:style-name="T1099">мне</text:span><text:span text:style-name="T1098"> приходилось утешать белую аликорницу, убитую семейным раздором?</text:span></text:p>
      <text:p text:style-name="P782"/>
      <text:p text:style-name="P782">- Входи, Хуман, - шепчет Луна.</text:p>
      <text:p text:style-name="P339"><text:span text:style-name="T1084">Она подходит к панора</text:span><text:span text:style-name="T1086">м</text:span><text:span text:style-name="T1084">ному окну и одёргивает шторы. Звёзды и луна <text:s/>освещают комнату тусклым серебряным светом.</text:span></text:p>
      <text:p text:style-name="P782"/>
      <text:p text:style-name="P935"><text:span text:style-name="T110">Я делаю шаг. Потом другой. </text:span><text:span text:style-name="T1100">Пол шатается под ногами, но я каким-то чудом стою.</text:span></text:p>
      <text:p text:style-name="P782"/>
      <text:p text:style-name="P783">Аликорница оборачивается и тихо смеётся.</text:p>
      <text:p text:style-name="P783">- Разве ты оставляешь двери в покои Селестии открытыми? Не думаю, что Нашей сестре нравится публичность такого рода.</text:p>
      <text:p text:style-name="P340"><text:span text:style-name="T1085">Я затворяю за собой дверь.</text:span><text:span text:style-name="T1084"> </text:span><text:span text:style-name="T1087">Обернувшись, я обнаруживаю Луну лежащей на постели </text:span><text:span text:style-name="T1088">крупом ко мне</text:span><text:span text:style-name="T1087">.</text:span></text:p>
      <text:p text:style-name="P784">- Иди… ко мне… Хуман…</text:p>
      <text:p text:style-name="P341"><text:soft-page-break/><text:span text:style-name="T1087">Новая форма обращения к себе даётся аликорнице с трудом — она с усилием выговаривает личное местоимение, проговаривая </text:span><text:span text:style-name="T1092">его </text:span><text:span text:style-name="T1087">сначала одними губами. Молчаливый взгляд на меня как бы спрашивает: «Правильно ли я говорю?»</text:span></text:p>
      <text:p text:style-name="P341"><text:span text:style-name="T1087">Я киваю ей в ответ и подхожу к постели. Н</text:span><text:span text:style-name="T1089">а </text:span><text:span text:style-name="T1087">последних шагах магические захваты мягко обволакивают меня, </text:span><text:span text:style-name="T1089">стягивая</text:span><text:span text:style-name="T1087"> одежд</text:span><text:span text:style-name="T1089">у</text:span><text:span text:style-name="T1087">. Одновременно Луна освобождается от бального платья сама.</text:span></text:p>
      <text:p text:style-name="P342"><text:span text:style-name="T1087">Я </text:span><text:span text:style-name="T1089">вижу искорки счастья </text:span><text:span text:style-name="T1090">в глубине глаз Луны</text:span><text:span text:style-name="T1089">. </text:span><text:span text:style-name="T1090">Аликорница не дожидается, пока я дойду до кровати — магия </text:span><text:span text:style-name="T1102">несёт меня вперёд</text:span><text:span text:style-name="T1090"> и </text:span><text:span text:style-name="T1091">укладывает</text:span><text:span text:style-name="T1090"> на перину. Луна переступает через меня и медленно садится </text:span><text:span text:style-name="T1091">на низ таза, внимательно наблюдая за процессом.</text:span></text:p>
      <text:p text:style-name="P785"/>
      <text:p text:style-name="P341"><text:span text:style-name="T1087">- </text:span><text:span text:style-name="T1089">Иди к… ко мне…</text:span></text:p>
      <text:p text:style-name="P345"><text:span text:style-name="T1089">С </text:span><text:span text:style-name="T1093">глубоким вздохом она </text:span><text:span text:style-name="T1094">опускается</text:span><text:span text:style-name="T1093"> на меня до </text:span><text:span text:style-name="T1094">упора</text:span><text:span text:style-name="T1093">. Я чувствую себя в ней. </text:span><text:span text:style-name="T1101">Наверное, это неправильно, </text:span><text:span text:style-name="T1106">но у меня нет сил сопротивляться</text:span><text:span text:style-name="T1101">. Луна начинает двигаться. </text:span><text:span text:style-name="T1104">Её неловкие движения не приводят к успеху — я выскальзываю из неё.</text:span></text:p>
      <text:p text:style-name="P345"><text:span text:style-name="T1101">- </text:span><text:span text:style-name="T1102">Не так, - мягко </text:span><text:span text:style-name="T1103">возражаю </text:span><text:span text:style-name="T1106">я </text:span><text:span text:style-name="T1103">ей</text:span><text:span text:style-name="T1102">. - Так я практически не достаю до тебя. Из-за некоторых особенностей </text:span><text:span text:style-name="T1106">нашей </text:span><text:span text:style-name="T1102">анатомии. </text:span><text:span text:style-name="T1104">Когда ты приподнимаешься, я выхожу из тебя полностью.</text:span></text:p>
      <text:p text:style-name="P345"><text:span text:style-name="T1102">- Особенности анатомии не мешают тебе </text:span><text:span text:style-name="T1104">так </text:span><text:span text:style-name="T1102">спариваться с сестрой! - обижается Луна.</text:span></text:p>
      <text:p text:style-name="P345"><text:span text:style-name="T1102">- </text:span><text:span text:style-name="T1103">Откуда ты знаешь, как я… спариваюсь с Сел? - удивляюсь я.</text:span></text:p>
      <text:p text:style-name="P345"><text:span text:style-name="T1103">- Из снов! Тебе часто снятся сны, в которых ты с сестрой делаешь ЭТО именно так, - заливается краской аликорница. </text:span><text:span text:style-name="T1104">Она с</text:span><text:span text:style-name="T1105">т</text:span><text:span text:style-name="T1104">ыдливо отворачивается, продолжая сидеть на мне.</text:span></text:p>
      <text:p text:style-name="P936"><text:span text:style-name="T110">- </text:span><text:span text:style-name="T1106">Ты хочешь сказать, ты регулярно подглядываешь мои сны? - теперь краска заливает уже меня.</text:span></text:p>
      <text:p text:style-name="P786">Луна молча сопит, не поворачиваясь ко мне лицом.</text:p>
      <text:p text:style-name="P936"><text:span text:style-name="T110">Оседлавшая меня принцесса ночи, залившаяся краской от стыда — то ещё зрелище. </text:span><text:span text:style-name="T1104">Фейспалм громко хлопается в моё лицо.</text:span></text:p>
      <text:p text:style-name="P345"><text:span text:style-name="T1101">- </text:span><text:span text:style-name="T1106">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text:span><text:span text:style-name="T1121">Сны — всего лишь фантазии на тему. </text:span><text:span text:style-name="T1106">На самом деле, мы с Сел это делаем примерно так.</text:span></text:p>
      <text:p text:style-name="P787"/>
      <text:p text:style-name="P786">Я выскальзываю из под аликорницы и валю её спиной на постель.</text:p>
      <text:p text:style-name="P346"><text:span text:style-name="T1106">- </text:span><text:span text:style-name="T1107">Что ты делаешь?!! Хуман, ЧТО…</text:span></text:p>
      <text:p text:style-name="P347"><text:span text:style-name="T1107">О</text:span><text:span text:style-name="T1108">на замолкает, когда я накрываю её собой. Глаза её становятся круглыми, её задние ноги широко раздвигаются, а передние скрещиваются надо мной. Её соски </text:span><text:span text:style-name="T1121">ритмично </text:span><text:span text:style-name="T1108">щекочут мой живот.</text:span></text:p>
      <text:p text:style-name="P937"><text:span text:style-name="T110">- </text:span><text:span text:style-name="T1109">Так лучше, не правда ли?</text:span></text:p>
      <text:p text:style-name="P788">- Д-да… - тяжело дышит Луна, - продолжай… пожалуйста…</text:p>
      <text:p text:style-name="P789">Я продолжаю.</text:p>
      <text:p text:style-name="P789"/>
      <text:p text:style-name="P349"><text:span text:style-name="T1109">Н</text:span><text:span text:style-name="T1111">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span></text:p>
      <text:p text:style-name="P790"><text:soft-page-break/>И всё же… Как к этому отнесётся Сел?</text:p>
      <text:p text:style-name="P790"/>
      <text:p text:style-name="P349"><text:span text:style-name="T1112">Но я</text:span><text:span text:style-name="T1111"> отвлёкся, а с</text:span><text:span text:style-name="T1109"> аликорницей </text:span><text:span text:style-name="T1111">тем временем </text:span><text:span text:style-name="T1109">творится что-то невероятное. Её </text:span><text:span text:style-name="T1110">разметавшиеся по кровати </text:span><text:span text:style-name="T1109">крылья </text:span><text:span text:style-name="T1110">ст</text:span><text:span text:style-name="T1113">ановятся</text:span><text:span text:style-name="T1110"> столь жёсткими</text:span><text:span text:style-name="T1109">, что она чуть припод</text:span><text:span text:style-name="T1110">нимается</text:span><text:span text:style-name="T1109"> на них, приподняв с собой и меня. </text:span><text:span text:style-name="T1110">Её голова </text:span><text:span text:style-name="T1112">резко </text:span><text:span text:style-name="T1110">запрокидывается </text:span><text:span text:style-name="T1112">назад, </text:span><text:span text:style-name="T1110">пронзив рог</text:span><text:span text:style-name="T1112">о</text:span><text:span text:style-name="T1110">м подушку, </text:span><text:span text:style-name="T1112">как бабочку булавкой. Её </text:span><text:span text:style-name="T1110">глаза закрываются и </text:span><text:span text:style-name="T1112">она </text:span><text:span text:style-name="T1110">вс</text:span><text:span text:style-name="T1112">я</text:span><text:span text:style-name="T1110"> начинает трясти</text:span><text:span text:style-name="T1112">сь</text:span><text:span text:style-name="T1110"> как от электротока.</text:span></text:p>
      <text:p text:style-name="P348"><text:span text:style-name="T1110">- </text:span><text:span text:style-name="T1114">Х-Х-ХУ-У-У-МА-А-АН!!!</text:span></text:p>
      <text:p text:style-name="P350"><text:span text:style-name="T1114">Моя верхняя часть тела прижимается к аликорнице стальным захватом её ног. Нижн</text:span><text:span text:style-name="T1115">юю</text:span><text:span text:style-name="T1114"> часть обволакивает маги</text:span><text:span text:style-name="T1115">я</text:span><text:span text:style-name="T1114"> и начинает </text:span><text:span text:style-name="T1115">толкать её</text:span><text:span text:style-name="T1114"> в каком-то диком темпе отбойного молотка.</text:span></text:p>
      <text:p text:style-name="P791">- Прекрати-и-и… - через силу выдавливаю из себя. - Ты мне рёбра сломаешь. И таз…</text:p>
      <text:p text:style-name="P791">- <text:span text:style-name="T1558">ЭТО… НЕВЕРОЯТНО… Почему Мы… Я… раньше этого не знали?!!</text:span></text:p>
      <text:p text:style-name="P350"><text:span text:style-name="T1114">- </text:span><text:span text:style-name="T1115">Ты хочешь сказать, у тебя это — первый раз? - мой писк едва слышен среди стонов принцессы ночи.</text:span></text:p>
      <text:p text:style-name="P794"/>
      <text:p text:style-name="P79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793">Со страдальческим кряхтеньем я поднимаюсь. Аликорница лежит неподвижно, разметав крылья по постели и неприлично раскинув ноги.</text:p>
      <text:p text:style-name="P796">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793"/>
      <text:p text:style-name="P793">- <text:span text:style-name="T1559">Будь так добр, Хуман, налей и Нам, - Луна, наконец, закатывает </text:span><text:span text:style-name="T1565">обратно</text:span><text:span text:style-name="T1559"> глаза и прячет вываленный язык в рот.</text:span></text:p>
      <text:p text:style-name="P793">- <text:span text:style-name="T1559">Опять «Нам»? - язвительно замечаю я.</text:span></text:p>
      <text:p text:style-name="P793">- <text:span text:style-name="T1559">Будь снисходителен! Мы… Я разговаривала на преторианском слэнге </text:span><text:span text:style-name="T43">полторы тысячи</text:span><text:span text:style-name="T1559"> лет — а ты хочешь, чтобы Мы забыли его за пять минут.</text:span></text:p>
      <text:p text:style-name="P795">Аликорница переворачивается на живот.</text:p>
      <text:p text:style-name="P795">- Со стороны сестры было жестоко утаивать от Нас это блаженство!</text:p>
      <text:p text:style-name="P795">- <text:span text:style-name="T1560">Никто ничего от тебя не утаивал, - я подаю ей бокал. - Ты сама сторонилась нас все эти столетия. И от остальных пони, кстати, тоже.</text:span></text:p>
      <text:p text:style-name="P351"><text:span text:style-name="T1116">- </text:span><text:span text:style-name="T1117">Мы не знали! И никто не желал отвечать на Наши знаки внимания!</text:span></text:p>
      <text:p text:style-name="P351"><text:span text:style-name="T1117">- Оно и не удивительно, если ты в быту ведёшь себя так же, как в постели. - Я потираю </text:span><text:span text:style-name="T1119">ноющий</text:span><text:span text:style-name="T1117"> таз. - </text:span><text:span text:style-name="T1118">Знал бы — одел бы доспехи.</text:span></text:p>
      <text:p text:style-name="P797">- Извини Нас, - аликорница в который раз за этот вечер краснеет. - Мы потеряли голову от чувств. <text:span text:style-name="T1561">Вдобавок,</text:span> Нам казалось, ты недостаточно глубоко входишь в <text:span text:style-name="T1561">Н</text:span>ас.</text:p>
      <text:p text:style-name="P797">-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text:span text:style-name="T1562">неестественно и </text:span>неудобно, как ты сама убедилась.</text:p>
      <text:p text:style-name="P797"><text:soft-page-break/>- Это неважно, это всё равно было… Бесподобно!.. Хуман!</text:p>
      <text:p text:style-name="P797">- А?</text:p>
      <text:p text:style-name="P797">- Не уходи… Побудь с… со мной…</text:p>
      <text:p text:style-name="P797"/>
      <text:p text:style-name="P352"><text:span text:style-name="T1120">Я сажусь на кровать. Тёплый бок аликорницы прижимается ко мне. </text:span><text:span text:style-name="T1119">Бокалы легонько звенят, встречая друг друга в </text:span><text:span text:style-name="T1121">полумраке</text:span><text:span text:style-name="T1119">. </text:span><text:span text:style-name="T1122">Затем несмело встречаются и наши губы.</text:span></text:p>
      <text:p text:style-name="P792"/>
      <text:p text:style-name="P792">- <text:span text:style-name="T1563">Хуман.</text:span></text:p>
      <text:p text:style-name="P792">- <text:span text:style-name="T1563">Да?</text:span></text:p>
      <text:p text:style-name="P792">- <text:span text:style-name="T1564">Ты сделал счастливой Нас… меня в эту ночь. Я хочу отплатить тем же. Идём.</text:span></text:p>
      <text:p text:style-name="P792"/>
      <text:p text:style-name="P798">Аликорница встаёт с кровати и выходит на балкон.</text:p>
      <text:p text:style-name="P799">Тёплый осенний ветерок <text:span text:style-name="T1565">овевает нас на площадке. Звезды </text:span><text:span text:style-name="T1566">соткали призрачную дорогу на небе, приглашая нас в путь. Аликорница ложится на пол.</text:span></text:p>
      <text:p text:style-name="P800">- Залазь <text:span text:style-name="T1568">Нам </text:span>на спину, Хуман. Мы проведём тебя по заповедным местам <text:span text:style-name="T1568">Н</text:span>аших воспоминаний.</text:p>
      <text:p text:style-name="P784">- <text:span text:style-name="T1567">Только, умоляю, не так быстро, как в прошлый раз! Если, конечно, не хочешь быть обблёванной или ещё что похуже.</text:span></text:p>
      <text:p text:style-name="P784"/>
      <text:p text:style-name="P801">Луна тихо смеётся.</text:p>
      <text:p text:style-name="P801">- Обожаем твоё чувство юмора. <text:span text:style-name="T1568">Не бойся, </text:span>Мы будем осторожны.</text:p>
      <text:p text:style-name="P801"/>
      <text:p text:style-name="P353"><text:span text:style-name="T1123">Как и в первый раз полтысячи лет назад, Луна срывается с балкона камнем вниз и выравнивает полёт над самой землёй. </text:span><text:span text:style-name="T1124">Прервые минуты мы летим по реальному миру — я узнаю в темноте башни замка Сестёр и громаду каменного дракона за ним. </text:span><text:span text:style-name="T1125">Мы поднимаемся над землёй и влетаем в облако</text:span><text:span text:style-name="T1124">. </text:span><text:span text:style-name="T1125">Влажная темнота охватывает нас со всех сторон, я полностью теряю ориентацию. Кажется, мы висим без движения в холодном, насыщенном мелкой моросью тумане. Я </text:span><text:span text:style-name="T1127">поёживаюсь и чуть не сваливаюсь со спины аликорницы. </text:span><text:span text:style-name="T1126">Луна, чтобы поддержать меня, делает вираж и вываливается из облака.</text:span></text:p>
      <text:p text:style-name="P802">Мы выпадаем в день.</text:p>
      <text:p text:style-name="P354"><text:span text:style-name="T1154">Свежий</text:span><text:span text:style-name="T1128"> ветер несёт нас над </text:span><text:span text:style-name="T1129">пиком</text:span><text:span text:style-name="T1128">, ч</text:span><text:span text:style-name="T1129">ья</text:span><text:span text:style-name="T1128"> покрыт</text:span><text:span text:style-name="T1129">ая</text:span><text:span text:style-name="T1128"> снежной глазурью </text:span><text:span text:style-name="T1129">вершина</text:span><text:span text:style-name="T1128"> скрывается в облаке. Гряда гор пониже окружает долину с озером необычно чистого голубого цвета. Кажется, будто </text:span><text:span text:style-name="T1129">горы окружили</text:span><text:span text:style-name="T1128"> кусочек неба. Замшел</text:span><text:span text:style-name="T1129">ый</text:span><text:span text:style-name="T1128"> </text:span><text:span text:style-name="T1129">остов</text:span><text:span text:style-name="T1128"> </text:span><text:span text:style-name="T1129">крохотного</text:span><text:span text:style-name="T1128"> замка выс</text:span><text:span text:style-name="T1130">и</text:span><text:span text:style-name="T1128">тся </text:span><text:span text:style-name="T1130">над</text:span><text:span text:style-name="T1128"> водной глад</text:span><text:span text:style-name="T1130">ью</text:span><text:span text:style-name="T1128">, соединяясь с берегом полуразрушенны</text:span><text:span text:style-name="T1129">ми арками</text:span><text:span text:style-name="T1128"> каменн</text:span><text:span text:style-name="T1129">ого</text:span><text:span text:style-name="T1128"> мостик</text:span><text:span text:style-name="T1129">а</text:span><text:span text:style-name="T1128">.</text:span></text:p>
      <text:p text:style-name="P355"><text:span text:style-name="T1128">Л</text:span><text:span text:style-name="T1130">уна присаживается под сенью старой ивы. Молча прижав </text:span><text:span text:style-name="T1133">мои ноги к своим бокам</text:span><text:span text:style-name="T1132"> крылья</text:span><text:span text:style-name="T1133">ми</text:span><text:span text:style-name="T1130">, она пресекает мою попытку сойти на землю.</text:span></text:p>
      <text:p text:style-name="P355"><text:span text:style-name="T1130">- Не отвлекай меня, - ел</text:span><text:span text:style-name="T1134">е</text:span><text:span text:style-name="T1130"> слышу я её шёпот. - </text:span><text:span text:style-name="T1131">Т</text:span><text:span text:style-name="T1130">кань воспоминаний легко порвать. Я уже почти не помн</text:span><text:span text:style-name="T1131">ю</text:span><text:span text:style-name="T1130"> эти события.</text:span></text:p>
      <text:p text:style-name="P803"/>
      <text:p text:style-name="P356"><text:soft-page-break/><text:span text:style-name="T1135">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text:span><text:span text:style-name="T1136">На шее болтается обруч из-под бочки. </text:span><text:span text:style-name="T1141">К рогу привязана</text:span><text:span text:style-name="T1135"> деревянн</text:span><text:span text:style-name="T1141">ая</text:span><text:span text:style-name="T1135"> палк</text:span><text:span text:style-name="T1141">а</text:span><text:span text:style-name="T1135">.</text:span></text:p>
      <text:p text:style-name="P804"/>
      <text:p text:style-name="P356"><text:span text:style-name="T1135">- </text:span><text:span text:style-name="T1138">Мва-ха-ха! </text:span><text:span text:style-name="T1136">Я похитила медальон силы </text:span><text:span text:style-name="T1138">Ч</text:span><text:span text:style-name="T1136">ё</text:span><text:span text:style-name="T1138">л</text:span><text:span text:style-name="T1136">ного замка! Тепель никто не догонит глозного командола Бвейвхалта на его пути к победе! </text:span><text:span text:style-name="T1137">Алмия виндиго падёт к его копытам! </text:span><text:span text:style-name="T1140">Все печеньки будут наши!</text:span></text:p>
      <text:p text:style-name="P805"/>
      <text:p text:style-name="P357"><text:span text:style-name="T1135">Н</text:span><text:span text:style-name="T1138">а вершине ветхой башни появляется длинноногая светлая кобылка чуть постарше. Её голову украшает помятый шлем коринфского типа. </text:span><text:span text:style-name="T1140">Розовая грива </text:span><text:span text:style-name="T1141">выбивается из-под шлема непослушными прядями. Два недлинных прутика закреплены у неё на концах крыльев кожаными ремнями.</text:span></text:p>
      <text:p text:style-name="P357"><text:span text:style-name="T1141"/></text:p>
      <text:p text:style-name="P965"><text:span text:style-name="T1155">Очертания и младшей, и старшей кобылок видятся размытыми, как будто сквозь очень толстое стекло.</text:span></text:p>
      <text:p text:style-name="P965"><text:span text:style-name="T1155"/></text:p>
      <text:p text:style-name="P938"><text:span text:style-name="T110">- Никто не смеет г</text:span><text:span text:style-name="T1141">р</text:span><text:span text:style-name="T110">абить х</text:span><text:span text:style-name="T1141">р</text:span><text:span text:style-name="T110">анителя </text:span><text:span text:style-name="T1139">сок</text:span><text:span text:style-name="T1141">р</text:span><text:span text:style-name="T1139">овищ </text:span><text:span text:style-name="T110">Чё</text:span><text:span text:style-name="T1141">р</text:span><text:span text:style-name="T110">ного замка! Ты поп</text:span><text:span text:style-name="T1141">л</text:span><text:span text:style-name="T110">атишься за во</text:span><text:span text:style-name="T1141">р</text:span><text:span text:style-name="T110">овство!</text:span></text:p>
      <text:p text:style-name="P806">Светлая планирует с башни на улепётывающую по мосту тёмную и они кубарем катятся по замшелым камням.</text:p>
      <text:p text:style-name="P806"/>
      <text:p text:style-name="P357"><text:span text:style-name="T1138">- </text:span><text:span text:style-name="T1142">Тебе не отнять медальон силы у командола Бвейвхалта! Я возьму тебя в плен и убегу!</text:span></text:p>
      <text:p text:style-name="P358"><text:span text:style-name="T1142">Младшая поднялась на ноги и скачет вокруг старшей, размахивая привязанной к рогу палкой. Та с лёгкостью парирует выпады накрыльными прутьями. </text:span><text:span text:style-name="T1143">Выбрав момент, она подцепливает прутиком обруч и стаскивает его с младшей.</text:span></text:p>
      <text:p text:style-name="P807">- Отдай! Это моё! Я его честно уклала!</text:p>
      <text:p text:style-name="P808">Младшая пытается отобрать обруч наскоком, но старшая сдёргивает палку с её рога и выбрасывает в озеро.</text:p>
      <text:p text:style-name="P808">- Командор Брейвхарт, сдавайся! Я победила!</text:p>
      <text:p text:style-name="P939"><text:span text:style-name="T110">- </text:span><text:span text:style-name="T1144">А сто мне за это будет?</text:span></text:p>
      <text:p text:style-name="P809">- Эмм… Печеньки?</text:p>
      <text:p text:style-name="P359"><text:span text:style-name="T1144">- Холосо, </text:span><text:span text:style-name="T1145">годится</text:span><text:span text:style-name="T1144">. </text:span><text:span text:style-name="T1145">А мы будем потом воевать с виндиго?</text:span></text:p>
      <text:p text:style-name="P811"/>
      <text:p text:style-name="P812">Над горным хребтом появляются несколько точек. Они быстро планируют вниз вдоль склона и вырастают в четвёрку аликорнов.</text:p>
      <text:p text:style-name="P813">- <text:span text:style-name="T1570">Ваши Высочества! </text:span><text:span text:style-name="T1571">Срочно собирайтесь! Ваши родители послали нас за вами. В окрестностях замечен патруль виндиго!</text:span></text:p>
      <text:p text:style-name="P360"><text:span text:style-name="T1146">Полноватый аликорн в шлеме с богатым плюмажём тяжело отдувается, вытирая пот. </text:span><text:span text:style-name="T1147">Его крыльевые экстендеры украшены длинными </text:span><text:span text:style-name="T1150">кривыми </text:span><text:span text:style-name="T1147">лезвиями, немного напоминающими прутья на крыльях старшей кобылки.</text:span></text:p>
      <text:p text:style-name="P360"><text:soft-page-break/><text:span text:style-name="T1147"/></text:p>
      <text:p text:style-name="P810">- <text:span text:style-name="T1571">Отлисьно! Мы победим их медальоном силы! Вступайте под знамя командола Бвейвхалта!</text:span></text:p>
      <text:p text:style-name="P962"><text:span text:style-name="T1144">- </text:span><text:span text:style-name="T1146">Это не игра, Лулу, - старшая </text:span><text:span text:style-name="T1150">коьылка</text:span><text:span text:style-name="T1146"> одёргивает младшую. - Одевай летучки </text:span><text:span text:style-name="T1147">и погнали</text:span><text:span text:style-name="T1146">.</text:span></text:p>
      <text:p text:style-name="P810">- <text:span text:style-name="T1571">А ты поделисся печеньками?</text:span></text:p>
      <text:p text:style-name="P810">- <text:span text:style-name="T1571">Конечно! Я же обещала!</text:span></text:p>
      <text:p text:style-name="P810">…</text:p>
      <text:p text:style-name="P957">Луна выходит на опустевший берег.</text:p>
      <text:p text:style-name="P960"><text:span text:style-name="T1148">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text:span><text:span text:style-name="T1149">о </text:span><text:span text:style-name="T1154">гальку</text:span><text:span text:style-name="T1149"> </text:span><text:span text:style-name="T1148">в наступившей тишине.</text:span></text:p>
      <text:p text:style-name="P956"/>
      <text:p text:style-name="P960"><text:span text:style-name="T1148">- </text:span><text:span text:style-name="T1149">Война началась за пять лет до </text:span><text:span text:style-name="T1150">Нашего</text:span><text:span text:style-name="T1149"> рождения, - шепчет Луна. - </text:span><text:span text:style-name="T1150">М</text:span><text:span text:style-name="T1149">оя сестра </text:span><text:span text:style-name="T1150">была </text:span><text:span text:style-name="T1149">последним довоенным </text:span><text:span text:style-name="T1150">жеребёнком</text:span><text:span text:style-name="T1149">. </text:span><text:span text:style-name="T1150">А я - </text:span><text:span text:style-name="T1149">первым, родившимся во время войны. </text:span><text:span text:style-name="T1150">Я никогда не знала мира. Только на новой родине, в Эквестрии, </text:span><text:span text:style-name="T1151">я</text:span><text:span text:style-name="T1150"> узнал</text:span><text:span text:style-name="T1151">а</text:span><text:span text:style-name="T1150">, что это это такое. Что можно спокойно выбираться за пределы стен замка, не ожидая нападения. Что </text:span><text:span text:style-name="T1151">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text:span><text:span text:style-name="T1152">Н</text:span><text:span text:style-name="T1151">ас с родиной. Эквестрия чудесна и безопасна, но Наша родина — здесь.</text:span></text:p>
      <text:p text:style-name="P960"><text:span text:style-name="T1151"/></text:p>
      <text:p text:style-name="P981"><text:span text:style-name="T1151">Л</text:span><text:span text:style-name="T110">уна </text:span><text:span text:style-name="T1155">начинает разбег по кромке берега.</text:span></text:p>
      <text:p text:style-name="P967"><text:span text:style-name="T1155">- </text:span><text:span text:style-name="T1157">П</text:span><text:span text:style-name="T1155">оследующие воспоминания будут намного чётче, Хуман.</text:span></text:p>
      <text:p text:style-name="P981"><text:span text:style-name="T1155"/></text:p>
      <text:p text:style-name="P966"><text:span text:style-name="T1155">Г</text:span><text:span text:style-name="T1156">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text:span><text:span text:style-name="T1157">уходящего </text:span><text:span text:style-name="T1159">вдаль</text:span><text:span text:style-name="T1157"> сотнями </text:span><text:span text:style-name="T1156">остроконечных башен.</text:span></text:p>
      <text:p text:style-name="P966"><text:span text:style-name="T1156"/></text:p>
      <text:p text:style-name="P968"><text:span text:style-name="T1156">С</text:span><text:span text:style-name="T1159">тены выше самых высоких башен окружают город непробиваемой скорлупой. </text:span><text:span text:style-name="T1160">К</text:span><text:span text:style-name="T1159">ажется, будто город расположен в жерле вулкана.</text:span></text:p>
      <text:p text:style-name="P968"><text:span text:style-name="T1159"/></text:p>
      <text:p text:style-name="P971"><text:span text:style-name="T1156">- </text:span><text:span text:style-name="T1157">Ундариен, - торжественность звучит в голосе аликорницы. - Столица Орунгуна. </text:span><text:span text:style-name="T1166">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span></text:p>
      <text:p text:style-name="P969"><text:span text:style-name="T1157"/></text:p>
      <text:p text:style-name="P969"><text:span text:style-name="T1160">З</text:span><text:span text:style-name="T1159">а горизонт </text:span><text:span text:style-name="T1160">т</text:span><text:span text:style-name="T1159">яну</text:span><text:span text:style-name="T1160">т</text:span><text:span text:style-name="T1159">ся щ</text:span><text:span text:style-name="T1158">упальца-дороги, высящиеся над землёй на высоких колоннах. </text:span><text:span text:style-name="T1160">Н</text:span><text:span text:style-name="T1159">а подступах к городской стене </text:span><text:span text:style-name="T1160">они </text:span><text:span text:style-name="T1159">входя</text:span><text:span text:style-name="T1160">т</text:span><text:span text:style-name="T1159"> в полностью закрытые каменные рукава, прида</text:span><text:span text:style-name="T1160">вая</text:span><text:span text:style-name="T1159"> городу сходство с </text:span><text:soft-page-break/><text:span text:style-name="T1159">морской звездой. </text:span><text:span text:style-name="T1161">Из города и в город по высотным дорогам двигаются </text:span><text:span text:style-name="T1162">приземистые </text:span><text:span text:style-name="T1161">механизмы, напоминающие черепах на шести паучьих лапах.</text:span></text:p>
      <text:p text:style-name="P969"><text:span text:style-name="T1161"/></text:p>
      <text:p text:style-name="P969"><text:span text:style-name="T1161">- </text:span><text:span text:style-name="T1163">Стены и небесные дороги мы выстроили через </text:span><text:span text:style-name="T1235">десять</text:span><text:span text:style-name="T1163">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text:span><text:span text:style-name="T1165">е</text:span><text:span text:style-name="T1163"> нужно ничего. </text:span><text:span text:style-name="T1164">Поэтому перепады высоты — наша лучшая защитная стратегия. </text:span><text:span text:style-name="T1165">Небесные дороги </text:span><text:span text:style-name="T1166">поддерживали жизнь Ундариена в осаде <text:s/></text:span><text:span text:style-name="T1235">двести</text:span><text:span text:style-name="T1166"> лет.</text:span><text:span text:style-name="T1157"> После разрушения последнего из </text:span><text:span text:style-name="T1166">высотных</text:span><text:span text:style-name="T1157"> коридоров, </text:span><text:span text:style-name="T1166">мы могли доставлять </text:span><text:span text:style-name="T1171">грузы</text:span><text:span text:style-name="T1166">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 text:style-name="T1237">десяти</text:span><text:span text:style-name="T1166"> лет. </text:span><text:span text:style-name="T1167">С падением Ундариена мы лишились большей части нашей промышленности и экономики. Последующие годы борьбы были агонией.</text:span></text:p>
      <text:p text:style-name="P969"><text:span text:style-name="T1163"/></text:p>
      <text:p text:style-name="P970"><text:span text:style-name="T1156">М</text:span><text:span text:style-name="T1162">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text:span><text:span text:style-name="T1163">Я</text:span><text:span text:style-name="T1162"> слыш</text:span><text:span text:style-name="T1163">у</text:span><text:span text:style-name="T1162"> короткие приказы </text:span><text:span text:style-name="T1169">сержантов</text:span><text:span text:style-name="T1162"> обеих фаланг.</text:span></text:p>
      <text:p text:style-name="P970"><text:span text:style-name="T1162"/></text:p>
      <text:p text:style-name="P970"><text:span text:style-name="T1162">- </text:span><text:span text:style-name="T1168">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text:span><text:span text:style-name="T1171">Нам</text:span><text:span text:style-name="T1168"> тяжело давалась учёба вдали от дома и сестры. </text:span><text:span text:style-name="T1171">Нас</text:span><text:span text:style-name="T1168"> родители </text:span><text:span text:style-name="T1169">даже </text:span><text:span text:style-name="T1168">называли «хвостиком Селестии».</text:span></text:p>
      <text:p text:style-name="P972"><text:span text:style-name="T1168"/></text:p>
      <text:p text:style-name="P972"><text:span text:style-name="T1168">Л</text:span><text:span text:style-name="T1169">уна делает вираж над стадионом</text:span><text:span text:style-name="T1176">и</text:span><text:span text:style-name="T1169">.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text:span><text:span text:style-name="T1170">го круга</text:span><text:span text:style-name="T1169"> несколько курсантов уже наступили на него ногами.</text:span></text:p>
      <text:p text:style-name="P985"><text:span text:style-name="T1162"/></text:p>
      <text:p text:style-name="P973"><text:span text:style-name="T1162">Л</text:span><text:span text:style-name="T1176">уна </text:span><text:span text:style-name="T1178">снова набирает высоту.</text:span></text:p>
      <text:p text:style-name="P973"><text:span text:style-name="T1178"/></text:p>
      <text:p text:style-name="P975"><text:span text:style-name="T1162">- </text:span><text:span text:style-name="T1172">Война преобразила нас.</text:span><text:span text:style-name="T1173"> Многие тысячелетия у нас не было врагов — и было вдосталь магии. </text:span><text:span text:style-name="T1174">Мы построили множество величественных городов и прекрасных замков, </text:span><text:span text:style-name="T1176">посадили тысячи зачарованных садов </text:span><text:span text:style-name="T1177">и приручили множество </text:span><text:span text:style-name="T1184">верных </text:span><text:span text:style-name="T1178">помощников-фамильяров.</text:span><text:span text:style-name="T1176"> </text:span><text:span text:style-name="T1178">И</text:span><text:span text:style-name="T1174"> </text:span><text:span text:style-name="T1178">на этом </text:span><text:span text:style-name="T1174">остановились. Нам не нужно было бороться за выживание, у нас всего было вдосталь, нам никто не угрожал тысяч</text:span><text:span text:style-name="T1175">и</text:span><text:span text:style-name="T1174"> лет. Мы были бессмертными и ленивыми в свое</text:span><text:span text:style-name="T1175">й</text:span><text:span text:style-name="T1174"> неге. </text:span><text:span text:style-name="T1184">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text:span><text:span text:style-name="T1176">Даже когда из мира </text:span><text:span text:style-name="T1184">начала</text:span><text:span text:style-name="T1176"> уходить магия, мы не стали беспокоиться — </text:span><text:span text:style-name="T1178">созданные</text:span><text:span text:style-name="T1176"> города, замки </text:span><text:span text:style-name="T1178">и сады</text:span><text:span text:style-name="T1176"> Золотого века обеспечивали нас кровом и пищей.</text:span></text:p>
      <text:p text:style-name="P975"><text:span text:style-name="T1175">Пока не появились они.</text:span></text:p>
      <text:p text:style-name="P975"><text:span text:style-name="T1162">Никто не знал, откуда пришли виндиго. </text:span><text:span text:style-name="T1175">Наша мать рассказывала, </text:span><text:span text:style-name="T1176">их впервые встретил на пустынном острове </text:span><text:span text:style-name="T1179">исследователь северных земель Колверин Длиннокрылый. Те несколько созданий, что он </text:span><text:soft-page-break/><text:span text:style-name="T1179">повстречал, были мало похожи на виндиго, какими мы знаем их сейчас — они были маленькими, слабыми </text:span><text:span text:style-name="T1181">и неуклюжими</text:span><text:span text:style-name="T1179">. </text:span><text:span text:style-name="T1180">Но даже </text:span><text:span text:style-name="T1181">таким, </text:span><text:span text:style-name="T1180">им удалось </text:span><text:span text:style-name="T1196">окружить</text:span><text:span text:style-name="T1180"> и </text:span><text:span text:style-name="T1181">ранить</text:span><text:span text:style-name="T1180"> его в ледяной пещере в центре острова. И хотя Колверину удалось вырваться, </text:span><text:span text:style-name="T1181">его фамильяр, филин Пушок, остался в пещере. Колверин вернулся в родовой замок залечивать раны и оплакивать Пушка. </text:span><text:span text:style-name="T1184">Он </text:span><text:span text:style-name="T1196">собирался</text:span><text:span text:style-name="T1184">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text:span><text:span text:style-name="T1181"> через полгода филин вернулся. </text:span><text:span text:style-name="T1184">И</text:span><text:span text:style-name="T1181"> ещё через полгода Колверина </text:span><text:span text:style-name="T1184">с филином </text:span><text:span text:style-name="T1181">видели летящим</text:span><text:span text:style-name="T1184">и</text:span><text:span text:style-name="T1181"> к северу. Больше </text:span><text:span text:style-name="T1184">их</text:span><text:span text:style-name="T1181"> никто никогда не видел. Ещё через </text:span><text:span text:style-name="T1239">десять</text:span><text:span text:style-name="T1181"> лет началось вторжение.</text:span></text:p>
      <text:p text:style-name="P970"><text:span text:style-name="T1162"/></text:p>
      <text:p text:style-name="P983"><text:span text:style-name="T1178">Мы летим над з</text:span><text:span text:style-name="T110">авод</text:span><text:span text:style-name="T1178">скими цехами - их легко </text:span><text:span text:style-name="T110">можно узнать по толстым грушеобразным трубам, выплёвывающим в небо облака пара и сажи по обе стороны широкой реки, делящей город на две неравные части.</text:span></text:p>
      <text:p text:style-name="P983"><text:span text:style-name="T110"/></text:p>
      <text:p text:style-name="P976"><text:span text:style-name="T1162">- </text:span><text:span text:style-name="T1240">Двести</text:span><text:span text:style-name="T1233"> лет</text:span><text:span text:style-name="T1184"> войны подстегнули наш прогресс больше, чем десятки тысяч </text:span><text:span text:style-name="T1185">до того</text:span><text:span text:style-name="T1184">. </text:span><text:span text:style-name="T1185">Начинали мы с </text:span><text:span text:style-name="T1186">фамильных копий и мечей, снятых с каминных полок и найденных на пыльных арсеналах </text:span><text:span text:style-name="T1190">родовых замков</text:span><text:span text:style-name="T1186">. Последние очаги сопротивления мы удерживали с помощью роботизированных полуразумных доспехов и небольших летающих городов-крепостей. Самое сильное оружие — Элементы Возмездия, </text:span><text:span text:style-name="T1190">что Мы с Сестрой в Эквестрии стыдливо называем Элементами Дружбы</text:span><text:span text:style-name="T1186"> — появилось в незадолго до нашей эвакуации в Эквестрию. </text:span><text:span text:style-name="T1190">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text:span><text:span text:style-name="T1192">виндиго</text:span><text:span text:style-name="T1190"> приходилось брать его в плен и </text:span><text:span text:style-name="T1191">долгое время </text:span><text:span text:style-name="T1190">скрывать </text:span><text:span text:style-name="T1191">в пещерах</text:span><text:span text:style-name="T1190"> от поисковых групп. Во время падения Андориана им для обращени</text:span><text:span text:style-name="T1191">я</text:span><text:span text:style-name="T1190"> требовалось около двух секунд. </text:span><text:span text:style-name="T1192">Никакие технические ухищрения не помогут, когда твой товарищ по оружию направляет меч против тебя.</text:span></text:p>
      <text:p text:style-name="P984"><text:span text:style-name="T1162"/></text:p>
      <text:p text:style-name="P974"><text:span text:style-name="T1163">Центр мегаполиса накрыт </text:span><text:span text:style-name="T1182">серым</text:span><text:span text:style-name="T1163"> куполом. </text:span><text:span text:style-name="T1192"><text:s/>До меня доходит, насколько он велик, когда он заслоняет всё поле зрения, и нам всё ещё далеко до бетонного свода мрачной громады.</text:span></text:p>
      <text:p text:style-name="P982"><text:span text:style-name="T110"/></text:p>
      <text:p text:style-name="P966"><text:span text:style-name="T1156">- </text:span><text:span text:style-name="T1182">Последнее </text:span><text:span text:style-name="T1192">П</text:span><text:span text:style-name="T1182">рибежище. После прорыва охранного периметра, население Ундариена ушло под купол. Фабрики </text:span><text:span text:style-name="T1192">П</text:span><text:span text:style-name="T1183">рибежища</text:span><text:span text:style-name="T1182"> продолжали производить боевые машины и автодоспехи ещё двенадцать лет</text:span><text:span text:style-name="T1184">.</text:span><text:span text:style-name="T1182"> </text:span><text:span text:style-name="T1183">Во время блокады был завершён наш самый продвинутый гранд-флаер - «Громовержец». </text:span><text:span text:style-name="T1192">Ви</text:span><text:span text:style-name="T1183">нды уже карабкались по поверхности купола, когда он разош</text:span><text:span text:style-name="T1192">ёлся</text:span><text:span text:style-name="T1183"> на восемь лепестков, выпуская «</text:span><text:span text:style-name="T1192">Громовержца»</text:span><text:span text:style-name="T1183"> в небо. </text:span><text:span text:style-name="T1182">И даже после </text:span><text:span text:style-name="T1183">падения </text:span><text:span text:style-name="T1192">П</text:span><text:span text:style-name="T1183">оследнего </text:span><text:span text:style-name="T1192">П</text:span><text:span text:style-name="T1183">рибежища</text:span><text:span text:style-name="T1182">, производство некоторое время работало в пещерах под городом. Аликорны, дети воздуха, превратились земляных сквагги.</text:span></text:p>
      <text:p text:style-name="P979"><text:span text:style-name="T1192"/></text:p>
      <text:p text:style-name="P979"><text:span text:style-name="T1192">Мы поднимаемся над городом. Купол, заводские трубы, крепостная стена — всё уходит вниз. <text:s/>Р</text:span><text:span text:style-name="T1193">еальность снова расплывается вокруг нас, совсем ненадолго. На это раз мы выныриваем над замком Сестёр. Эквестрия радостно принимает нас в свои тёплые объятия.</text:span></text:p>
      <text:p text:style-name="P979"><text:span text:style-name="T1193"/></text:p>
      <text:p text:style-name="P986"><text:span text:style-name="T1182">Л</text:span><text:span text:style-name="T110">уна горько смеётся.</text:span></text:p>
      <text:p text:style-name="P978"><text:span text:style-name="T1156"/></text:p>
      <text:p text:style-name="P978"><text:soft-page-break/><text:span text:style-name="T1156">- </text:span><text:span text:style-name="T1192">Нам с Селли повезло — королева Лорен отослала нас с Элементами в Андориан. Там было безопаснее. Она сама хотела проконтролировать завершение «Громовержца», и привести его к нам. Громовержец и Элементы Возмездия могли бы преломить ход войны.</text:span></text:p>
      <text:p text:style-name="P978"><text:span text:style-name="T1192">Но случилось так, как случилось. Мы не смогли связаться с королевой и Андориан пал на наших глазах.</text:span></text:p>
      <text:p text:style-name="P978"><text:span text:style-name="T1192"/></text:p>
      <text:p text:style-name="P978"><text:span text:style-name="T1192">- А почему вы не активировали Элементы сами? - спрашиваю я. - </text:span><text:span text:style-name="T1194">Шут с ним, с «Громовержцем».</text:span></text:p>
      <text:p text:style-name="P978"><text:span text:style-name="T1192">- В то время для активации </text:span><text:span text:style-name="T1193">основной функции Элементов</text:span><text:span text:style-name="T1192"> нужно было присутствие двух аликорнов — королевы Лорен и Селестии. Уже в Эквестрии Сел смогла перенастроить их с королевы на Нас. Но тогда на это не было времени.</text:span></text:p>
      <text:p text:style-name="P966"><text:span text:style-name="T1157"/></text:p>
      <text:p text:style-name="P979"><text:span text:style-name="T1157">Л</text:span><text:span text:style-name="T1193">уна вздыхает. </text:span></text:p>
      <text:p text:style-name="P966"><text:span text:style-name="T1157">- </text:span><text:span text:style-name="T1193">Элементы полностью работоспособны. Мы на пике своих магических способностей. И всё бесполезно…</text:span></text:p>
      <text:p text:style-name="P966"><text:span text:style-name="T1157"/></text:p>
      <text:p text:style-name="P814"/>
      <text:p text:style-name="P980"><text:span text:style-name="T1135">&lt;</text:span><text:span text:style-name="T1223">Война — </text:span><text:span text:style-name="T1234">2</text:span><text:span text:style-name="T1223">00 лет.</text:span><text:span text:style-name="T110">&gt;</text:span></text:p>
      <text:p text:style-name="P958"/>
      <text:p text:style-name="P963"><text:span text:style-name="T1224">- </text:span><text:span text:style-name="T1225">Всё остальное </text:span><text:span text:style-name="T1226">Мы</text:span><text:span text:style-name="T1225"> мо</text:span><text:span text:style-name="T1226">жем</text:span><text:span text:style-name="T1225"> обеспечить себе сам</text:span><text:span text:style-name="T1227">и</text:span><text:span text:style-name="T1225">. Всё, кроме древних </text:span><text:span text:style-name="T1228">крепостей</text:span><text:span text:style-name="T1225"> Орунгуна, его бескрайних равнин серебряного вереска, его волшебных лесов десятитысячелетних </text:span><text:span text:style-name="T1229">дубов, его изумрудных морей и смеющихся ручьёв… Всё, кроме тысячи башен Ундариена и поющ</text:span><text:span text:style-name="T1226">ей</text:span><text:span text:style-name="T1229"> </text:span><text:span text:style-name="T1226">горы</text:span><text:span text:style-name="T1229"> </text:span><text:span text:style-name="T1226">Аденау</text:span><text:span text:style-name="T1229">, всё, кроме священного озера Хорни и высоких трав Кириндана… и </text:span><text:span text:style-name="T1230">лавандовых склонов Унлука… и тёплых ветров </text:span><text:span text:style-name="T1231">Т</text:span><text:span text:style-name="T1230">ангора…</text:span></text:p>
      <text:p text:style-name="P822"/>
      <text:p text:style-name="P767"/>
      <text:p text:style-name="P761"/>
      <text:p text:style-name="P298"><text:span text:style-name="T920">&lt;</text:span><text:span text:style-name="T1214">Луна приглашает Хумана на гонки, но перед этим даёт ему выпить вина — Хуман усыпает и ему видится сон, как он с Луной идёт на гонки (Сел, типа, срочно улетает по делам)- </text:span><text:span text:style-name="T943">&lt;</text:span><text:span text:style-name="T949">на самом деле </text:span><text:span text:style-name="T1217">Луна тащит <text:s/>его в подземелье</text:span><text:span text:style-name="T943">&gt;</text:span><text:span text:style-name="T1214">. Гонки выигрывает кто-то — </text:span><text:span text:style-name="T1215">дирижабль потомков </text:span><text:span text:style-name="T1216">Дейдры Твердолоб и трио пегасов лётной школы Джет и Грэя Вондерболт завершают шоу</text:span><text:span text:style-name="T1214">, Луна торжественно обьявляет воссоединение династий. Потом она завлекает Хумана в свою башню, [где имеет секс с ним — </text:span><text:span text:style-name="T1222">типа, объединение домов подразумевает и это, она вливается в табун Сел и Хумана на правах младшей кобылы</text:span><text:span text:style-name="T1214">] — и уговаривает его войти в Эогипп — там она </text:span><text:span text:style-name="T1220">просит его показать ей Орунгун в подарок </text:span><text:span text:style-name="T1214">и пьяный одураченный <text:s/>Хуман показывает ей </text:span><text:span text:style-name="T1220">Орунгун - и</text:span><text:span text:style-name="T1214"> как пробраться до </text:span><text:span text:style-name="T1220">него, попутно(</text:span><text:span text:style-name="T1214">. Тут он просыпается — </text:span><text:span text:style-name="T1220">пони-</text:span><text:span text:style-name="T1221">саботёр пробирается к нему в камеру и будит его</text:span><text:span text:style-name="T1214"> — оказывается, в Эквестрию уже вошли штурмовые отряды виндов под руководством Луны-Найтмэр Мун (она смогла провести 12 виндов, но они быстро обращают пони). </text:span><text:span text:style-name="T1221">Саботёр вызволяет его из замка и проводит к Сел — та возглавляет силы сопротивления</text:span><text:span text:style-name="T1214"> </text:span><text:span text:style-name="T920">&gt;</text:span></text:p>
      <text:p text:style-name="P687"/>
      <text:p text:style-name="P687"/>
      <text:p text:style-name="P688"><text:soft-page-break/><text:span text:style-name="T1528">~~~</text:span>5<text:span text:style-name="T1529">0</text:span><text:span text:style-name="T1528">0</text:span><text:span text:style-name="T1530">0</text:span><text:span text:style-name="T1528"> лет </text:span><text:span text:style-name="T1424">от основания Эквестрии</text:span><text:span text:style-name="T1528">~~~</text:span></text:p>
      <text:p text:style-name="P688"/>
      <text:p text:style-name="P685">&lt;<text:span text:style-name="T29">Гонки парящих колесниц, выступление Селестии инкогнито (с Хуманом) — и Луны (тоже инкогнито), каретные дворы — Чёрная молния и остальные два, пьянка Хумана после победы, встреча и секс с Луной, показ ей пути к Орунгуну, приход виндиго в Эквестрию, война сестёр и финальное сражение</text:span>&gt;</text:p>
      <text:p text:style-name="P671"/>
      <text:p text:style-name="P607">&lt; </text:p>
      <text:p text:style-name="P821">- О небо, Хуман, зачем ты это сделал?!!</text:p>
      <text:p text:style-name="P821">- Я был пьян… Извини… Вдобавок, я думал, что это опять сон, как в первый раз, с тобой, - начинаю мямлить я, но Селестия меня властно перебивает</text:p>
      <text:p text:style-name="P821">- Да нет же, мне нет дела до твоего перепихона с сестрой! Зачем ты показал ей путь в Андориан?</text:p>
      <text:p text:style-name="P607">&gt;</text:p>
      <text:p text:style-name="P607"/>
      <text:p text:style-name="P272"><text:span text:style-name="T448">(</text:span><text:span text:style-name="T1212">Луна втирается в доверие к Хуману и даже имеет секс с ним для того </text:span><text:span text:style-name="T1207">(ты же имеешь секс <text:s/>с моей сестрой, почему же не со мной?)</text:span><text:span text:style-name="T1212">, чтобы узнать путь к Орунгуну — Хуман </text:span><text:span text:style-name="T1208">у</text:span><text:span text:style-name="T1212">знает этот путь от Сел </text:span><text:span text:style-name="T1208">во время секса</text:span><text:span text:style-name="T1212">.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text:span><text:span text:style-name="T1206">(и их </text:span><text:span text:style-name="T1213">экзоскелетов</text:span><text:span text:style-name="T1206">)</text:span><text:span text:style-name="T1212">, в результате которой тяжело израненная Сел таки отправляет Луну на луну. Хуман обнимает Сел и она каменеет. - </text:span><text:span text:style-name="T1211">ФОЕ-мир пропадает. (Увертюра) Хуман возвращается в свой мир, но его мир тоже пропадает, как взаимосвязанный — в Эквестрии он убирает Се</text:span><text:span text:style-name="T1222">л</text:span><text:span text:style-name="T1211">,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p>
      <text:p text:style-name="P913"><text:span text:style-name="T1197">Эпилог.</text:span><text:span text:style-name="T1211">)</text:span><text:span text:style-name="T1197"> </text:span></text:p>
      <text:p text:style-name="P465"/>
      <text:p text:style-name="P46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1303">Мир ФОЕ и мир апокалипсиса Дедлайна исчезают. Автор дописывает «Семь вечностей» и пишет Эпилог.</text:span></text:p>
      <text:p text:style-name="P838"/>
      <text:p text:style-name="P469"><text:span text:style-name="T107">В награду СелФОЕ дарит ему свои воспоминания об Эквестрии (спрятаны в золотой фигурке аликорна). </text:span><text:span text:style-name="T106">Хуман возвращается в свой мир апокалипсиса. </text:span></text:p>
      <text:p text:style-name="P837">В своём мире Хуман-Дедлайн <text:span text:style-name="T1300">одевает голоочки, подаренные Терминатором (его глаза выжжены и голоочки нужны для зрения), </text:span><text:span text:style-name="T1301">призывает аватаров Учителей и прорывается к терминалу Хэвэн. Он подключается к системе через терминал и выходит на связь с Фениксом. </text:span></text:p>
      <text:p text:style-name="P837"><text:span text:style-name="T30">Он видит, что Феникс уже создал Фолаут-Эквестрию </text:span><text:span text:style-name="T31">(директива Хэвэн сработала, </text:span><text:span text:style-name="T34">а Феникс на ФОЕ отработал некоторые приёмы для реального мира</text:span><text:span text:style-name="T31">). </text:span><text:span text:style-name="T32">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33">(в благодарность за убийство Хэвэн)</text:span><text:span text:style-name="T32"> (тело Дедлайна умирает от радиации), но Дедлайн </text:span><text:soft-page-break/><text:span text:style-name="T32">отказывается. </text:span><text:span text:style-name="T33">Он ищет способ переместиться к Селестии — той, что оставила для него послание. Окаменевшей. </text:span><text:span text:style-name="T34">Сомбра отсылает его к Анакорну - <text:s/>той его части, которая была смоделирована. Дедлайн показывает ему воспоминания Сел из ФОЕ, и тот </text:span><text:span text:style-name="T35">переносит его из этого мира в тот — путём разрушения в этом мире и реконструкции в том через квантовые гармоники. </text:span><text:span text:style-name="T36">Эпилог</text:span></text:p>
      <text:p text:style-name="P818"/>
      <text:p text:style-name="P819">…</text:p>
      <text:p text:style-name="P836"/>
      <text:p text:style-name="P86"><text:span text:style-name="T57">… </text:span><text:span text:style-name="T58">Я </text:span><text:span text:style-name="T59">ставлю</text:span><text:span text:style-name="T58"> точку в последнем абзац</text:span><text:span text:style-name="T60">е.</text:span></text:p>
      <text:p text:style-name="P388"/>
      <text:p text:style-name="P89"><text:span text:style-name="T63">Ф-фух! </text:span><text:span text:style-name="T61">Баста! </text:span><text:span text:style-name="T63">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59">от </text:span><text:span text:style-name="T63">отдыха и сна? </text:span><text:span text:style-name="T64">Забесплатно годы писать нелепую историю </text:span><text:span text:style-name="T65">о </text:span><text:span text:style-name="T59">несуществующе</text:span><text:span text:style-name="T65">м</text:span><text:span text:style-name="T59"> мир</text:span><text:span text:style-name="T65">е</text:span><text:span text:style-name="T59"> </text:span><text:span text:style-name="T65">и</text:span><text:span text:style-name="T59"> никогда не происходивших событиях? </text:span><text:span text:style-name="T65">К</text:span><text:span text:style-name="T64">оторую прочтёт пару сотен человек и забудут через месяц</text:span><text:span text:style-name="T63">? </text:span><text:span text:style-name="T66">По три-четыре предложения в день, в три часа ночи, борясь с усталостью и сном? </text:span><text:span text:style-name="T64">Небольшой зуд где-то в глубинах подкорки о том, что «</text:span><text:span text:style-name="T67">история</text:span><text:span text:style-name="T64"> не закрыта» не стоит того. </text:span><text:span text:style-name="T68">Лучше запустить «Silent Hunter» и рулить подводной лодкой в холодных водах атлантики.</text:span></text:p>
      <text:p text:style-name="P389"/>
      <text:p text:style-name="P390">И всё же…</text:p>
      <text:p text:style-name="P87"><text:span text:style-name="T59">Я тупо смотрю на клавиатуру. Козырная такая </text:span><text:span text:style-name="T61">доска</text:span><text:span text:style-name="T59"> Logitech G413 Silver, </text:span><text:span text:style-name="T61">с клавишами на герконах и алюминиевой подложкой. </text:span><text:span text:style-name="T62">Надо бы почистить — кошачья шерсть набилась между клавишами.</text:span></text:p>
      <text:p text:style-name="P392"/>
      <text:p text:style-name="P839"><text:span text:style-name="T61">…И </text:span><text:span text:style-name="T56">всё же я сделаю ещё одно усилие и допишу самую малость. Почему-то мне кажется это очень важным, а в мозгах всё время вертятся </text:span><text:span text:style-name="T62">обрывки </text:span><text:span text:style-name="T56">фраз: «Намерение меняет реальность… В другом месте, в другое время...».</text:span></text:p>
      <text:p text:style-name="P393"/>
      <text:p text:style-name="P391">Эпилог</text:p>
      <text:p text:style-name="P468"/>
      <text:p text:style-name="P468"/>
      <text:p text:style-name="P468"/>
      <text:p text:style-name="P817">&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817"/>
      <text:p text:style-name="P942"/>
      <text:p text:style-name="P413">(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413"><text:soft-page-break/>(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29">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82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468"/>
      <text:p text:style-name="P468"/>
      <text:p text:style-name="P84"><text:span text:style-name="T183">&lt;война с Луной, </text:span><text:span text:style-name="T184">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85">В его мире апокалипсис не отменён. </text:span><text:span text:style-name="T186">Хуман одевает голоочки, подаренные Терминатором (его глаза выжжены и голоочки нужны для зрения) и п</text:span><text:span text:style-name="T1198">ризывает аватары учителей. </text:span><text:span text:style-name="T1199">Вместе они прорываются к терминалу Хэвэн и он выходит на связь с Фениксом.</text:span><text:span text:style-name="T187"> </text:span><text:span text:style-name="T188">Он активирует протокол подчинения и вместе с Фениксом, задействуя собственное сознание в качес</text:span><text:span text:style-name="T189">т</text:span><text:span text:style-name="T188">ве вычислительной мощности, создаёт Фолаут-Эквестрию. </text:span><text:span text:style-name="T190">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92">петлю</text:span><text:span text:style-name="T190"> (для спасения Экве</text:span><text:span text:style-name="T191">с</text:span><text:span text:style-name="T190">трии, со</text:span><text:span text:style-name="T191">з</text:span><text:span text:style-name="T190">дал Фолаут-Э</text:span><text:span text:style-name="T191">к</text:span><text:span text:style-name="T190">вестрию, которая призвала его, чтобы уничтожить её, но, после её уничтожения он снова воссоздаёт её)</text:span><text:span text:style-name="T192">. После чего, <text:s/>для разрыва петли, Хуман, </text:span><text:span text:style-name="T193">который теперь является миром Фолаут-Эквестрии, выключает суперкластер Хэвэн. </text:span><text:span text:style-name="T1298">В последнюю секунду Хэвэн </text:span><text:soft-page-break/><text:span text:style-name="T1298">пробуждается в Фениксе и последним усилием переносит его в мир Эквестрии</text:span><text:span text:style-name="T193"> </text:span><text:span text:style-name="T1298">— тот, на седьмой волне, который избежал фолаута. Где Сел окаменела. Эпилог</text:span><text:span text:style-name="T1299"> </text:span><text:span text:style-name="T183">&gt;</text:span></text:p>
      <text:p text:style-name="P467">======================================</text:p>
      <text:p text:style-name="P377">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2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377"/>
      <text:p text:style-name="P380">===================================</text:p>
      <text:p text:style-name="P377">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77"/>
      <text:p text:style-name="P429">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27">Действие начинается снова с <text:span text:style-name="T106">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2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2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815">=============================</text:p>
      <text:p text:style-name="P377">&lt;Третья сюжетная линия – Обмен. <text:span text:style-name="T4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87"/>
      <text:p text:style-name="P36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62"/>
      <text:p text:style-name="P36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text:soft-page-break/>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816">=========================</text:p>
      <text:p text:style-name="P36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816">=======================================</text:p>
      <text:p text:style-name="P85"><text:span text:style-name="T94">&lt;</text:span><text:span text:style-name="T9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94">&gt;</text:span></text:p>
      <text:p text:style-name="P420"/>
      <text:p text:style-name="P411">(<text:span text:style-name="T29">за пять минут до армагеддона начинается разгул магии — Дедлайн будит овощей. Армагеддон превращается в начало магического мира</text:span>)</text:p>
      <text:p text:style-name="P411">(<text:span text:style-name="T29">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411"/>
      <text:p text:style-name="P940"/>
      <text:p text:style-name="P411"/>
      <text:p text:style-name="P411"/>
      <text:p text:style-name="P411">(Дедлайн был в психушке без памяти два месяца, а не два года)</text:p>
      <text:p text:style-name="P411"/>
      <text:p text:style-name="P411"/>
      <text:p text:style-name="P411">&lt;<text:span text:style-name="T29">Учителя отвечают на вопросы Хэвэн, на которые она сама не может найти ответы</text:span>&gt;</text:p>
      <text:p text:style-name="P411">(добавить Аниту в психушку)</text:p>
      <text:p text:style-name="P411">(необходимость вернуться — предотвратить закрытие проекта и остановку Хэвэн)</text:p>
      <text:p text:style-name="P411">&lt;киберсекс с Хэвэн&gt;</text:p>
      <text:p text:style-name="P823">====================</text:p>
      <text:p text:style-name="P412"><text:soft-page-break/>&lt;<text:span text:style-name="T2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823"/>
      <text:p text:style-name="P466"/>
      <text:p text:style-name="P466"/>
      <text:h text:style-name="P954" text:outline-level="2">11</text:h>
      <text:p text:style-name="P406"/>
      <text:p text:style-name="P410">Машинально закрыв ноутбук, я подхожу к генератору и выключаю его. Звенящая тишина накрывает уши похоронным саваном.</text:p>
      <text:p text:style-name="P410"><text:s/></text:p>
      <text:p text:style-name="P410">...ты хорошая девочка…</text:p>
      <text:p text:style-name="P410"/>
      <text:p text:style-name="P41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10">Я устал.</text:p>
      <text:p text:style-name="P406"/>
      <text:p text:style-name="P410">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1"><text:span text:style-name="T94">Я удивлённо гляжу на робокошку. Я рад, что она ожила — значит, аккумуляторы не сдохли за два &lt;</text:span><text:span text:style-name="T96">года</text:span><text:span text:style-name="T9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10">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410">Я машинально хватаю её рукой и отшвыриваю прочь из пикапа, захлопывая за собой дверь. Мозги не работают.</text:p>
      <text:p text:style-name="P410">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410"/>
      <text:p text:style-name="P410"><text:soft-page-break/>«…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10"/>
      <text:p text:style-name="P61"><text:span text:style-name="T9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96">два года</text:span><text:span text:style-name="T94">&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410">Я вставляю ключ в замок зажигания и поворачиваю. Десять-двенадцать минут хорошей езды, и я буду на месте.</text:p>
      <text:p text:style-name="P410"/>
      <text:p text:style-name="P410">На лобовое стекло прыгает Крыса и прижимается мордой к нему прямо напротив моего лица.</text:p>
      <text:p text:style-name="P410"/>
      <text:p text:style-name="P41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410"/>
      <text:p text:style-name="P410">Чтож.</text:p>
      <text:p text:style-name="P410"/>
      <text:p text:style-name="P410">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410"/>
      <text:p text:style-name="P410">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410"/>
      <text:p text:style-name="P41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410"/>
      <text:p text:style-name="P410">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410">Выехав на тротуар, я продолжаю двигаться против течения. К счастью, пешеходов практически нет — сказывается раннее утро.</text:p>
      <text:p text:style-name="P410"><text:soft-page-break/>Я проежаю почти три квартала, когда поток машин внезапно иссякает. Снова наваливается тишина, разрываемая одиноким рёвом сирены.</text:p>
      <text:p text:style-name="P410"/>
      <text:p text:style-name="P410">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410">Отдать долг, пожалуй, единственное осмысленное занятие, которое у меня осталось.</text:p>
      <text:p text:style-name="P410"/>
      <text:p text:style-name="P41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410"/>
      <text:p text:style-name="P410">Опоздал. Впрочем, плевать. Одной неудачей больше, одной меньше — теперь уже всё равно.</text:p>
      <text:p text:style-name="P410"/>
      <text:p text:style-name="P410">Я оборачиваюсь к пикапу и вижу, как из кузова выскакивает небольшая хвостатая тень и молнией перелетает через забор.</text:p>
      <text:p text:style-name="P410"/>
      <text:p text:style-name="P410">Проклятье! Даже умереть спокойно не дадут!</text:p>
      <text:p text:style-name="P410"/>
      <text:p text:style-name="P410">Бегом я покрываю расстояние до парадного входа, вскакиваю внутрь и захлопываю за собой дверь.</text:p>
      <text:p text:style-name="P410">Коридоры заполняет монотонный голос из репродукторов.</text:p>
      <text:p text:style-name="P410"/>
      <text:p text:style-name="P410">«…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410"/>
      <text:p text:style-name="P410">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410"/>
      <text:p text:style-name="P410">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410"/>
      <text:p text:style-name="P410">За краем слышится шорох и над парапетом появляется металлическая лапа с выпущенными во всю длину когтями.</text:p>
      <text:p text:style-name="P410"><text:soft-page-break/>Я подтягиваю к себе багор, но потом откладываю прочь.</text:p>
      <text:p text:style-name="P410">К чёрту. Я заслужил это.</text:p>
      <text:p text:style-name="P410"/>
      <text:p text:style-name="P41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410"/>
      <text:p text:style-name="P410">Смешно умереть от собственной робо-кошки, неправда ли? Я всё же думал, что это произойдёт минут на десять позже.</text:p>
      <text:p text:style-name="P410"/>
      <text:p text:style-name="P410">Крыса запрыгивает мне на колени, встав на задние лапы. Передние упираются мне в плечи, а морда оказывается прямо напротив моего горла.</text:p>
      <text:p text:style-name="P410"/>
      <text:p text:style-name="P410">- Давай, - шепчу я ей и закрываю глаза.</text:p>
      <text:p text:style-name="P410"/>
      <text:p text:style-name="P410">Секунды идут одна за другой, но моё горло остаётся целым. </text:p>
      <text:p text:style-name="P410">Я открываю глаза. В ладони от меня светятся зелёные экраны глаз Крысы. По ним бегут слова, складывающиеся в предложения…</text:p>
      <text:p text:style-name="P410"/>
      <text:p text:style-name="P61"><text:span text:style-name="T94">…«Я попросила твою механическую кошку передать тебе послание, </text:span><text:span text:style-name="T95">Дедлайн</text:span><text:span text:style-name="T94">.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410">Если мне не удалось в результате поединка восстановить твою память, вкратце перескажу тебе суть проекта «Семь вечностей» и твою роль в нём.</text:p>
      <text:p text:style-name="P61"><text:span text:style-name="T94">…&lt;</text:span><text:span text:style-name="T96">краткое описание проекта и попадание Дедлайна в психушку</text:span><text:span text:style-name="T94">&gt;</text:span></text:p>
      <text:p text:style-name="P410">…</text:p>
      <text:p text:style-name="P410">Но случилось то, что случилось. Я, скорее всего, деактивирована, а ты читаешь эти строки за минуты до конца мира.</text:p>
      <text:p text:style-name="P410">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410">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410"/>
      <text:p text:style-name="P422">… Краем уха слышу жужжание вертолёта. На горизонте появляется точка…</text:p>
      <text:p text:style-name="P422"><text:soft-page-break/></text:p>
      <text:p text:style-name="P410">… через годы ты сможешь вернуться — если будет куда возвращаться. Постарайся выжить. И помни — я любила тебя!</text:p>
      <text:p text:style-name="P414"/>
      <text:p text:style-name="P414"><text:span text:style-name="T1305">eergfgresfgg#4456fcvg./.fsga……….</text:span><text:span text:style-name="T1306">апппп</text:span></text:p>
      <text:p text:style-name="P414"/>
      <text:p text:style-name="P417">Здравствуй, Анон! Наконец-то я нашла тебя! И хотя мне остались доли секунды до угасания мозга, я успею насладиться встречей с тобой.</text:p>
      <text:p text:style-name="P941">Да-да, не удивляйся! Ты тот, кого я впервые узнала под именем Анон. Хуман, Дедлайн, <text:span text:style-name="T1302">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421">Мы <text:span text:style-name="T1302">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88"><text:span text:style-name="T9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97">призрачного</text:span><text:span text:style-name="T96"> фамильяра, без её противодействия война начнётся в считанные минуты.</text:span></text:p>
      <text:p text:style-name="P421">Да, чтобы встретиться с тобой, мне пришлось вселиться в дух <text:span text:style-name="T1302">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421">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88"><text:span text:style-name="T96">Какая горькая ирония! Я вспомнила тебя и насладилась </text:span><text:span text:style-name="T98">твоим </text:span><text:span text:style-name="T96">присутствием только для того, чтобы опять расстаться! Я составляю это письмо и </text:span><text:span text:style-name="T99">добавляю его к письму Хэвэн</text:span><text:span text:style-name="T96"> за секунды умирания, пока искра </text:span><text:span text:style-name="T100">сознания</text:span><text:span text:style-name="T96"> ещё тлеет в </text:span><text:span text:style-name="T99">электронном </text:span><text:span text:style-name="T101">создании</text:span><text:span text:style-name="T96">.</text:span></text:p>
      <text:p text:style-name="P421">...</text:p>
      <text:p text:style-name="P826">И ещё. Хотя ты меня не помнишь… Неважно… Меня зовут Селестия…</text:p>
      <text:p text:style-name="P410"/>
      <text:p text:style-name="P61"><text:span text:style-name="T103">Текст пропадает. Крыса медленно опускается на четыре лапы и сворачивается клубком у моих ног. В углу её правого глаза мигает цифрой «</text:span><text:span text:style-name="T104">3</text:span><text:span text:style-name="T103">%» красный индикатор заряда. Потом тухнет и он, когда отключаются экраны глаз.</text:span></text:p>
      <text:p text:style-name="P422">Небольшой вертолёт садится на крышу, поднимая облако пыли. Сквозь прозрачный плексиглас кабины видны пустующие кресла пилота и пассажира.</text:p>
      <text:p text:style-name="P422"><text:soft-page-break/>Я беру Крысу в руки и, шатаясь, иду к машине.</text:p>
      <text:p text:style-name="P422"/>
      <text:p text:style-name="P422">«Постарайся выжить…»</text:p>
      <text:p text:style-name="P422"/>
      <text:p text:style-name="P422">В далёкой синеве неба появляются белые полоски инверсных следов ракет.</text:p>
      <text:p text:style-name="P424">Се-лес-тия — повторяю незнакомое, но в то же время удивительно волнующее имя.</text:p>
      <text:p text:style-name="P422"/>
      <text:p text:style-name="P422">Я открываю дверь кабины и осторожно кладу Крысу на пилотское кресло. Потом закрываю кабину.</text:p>
      <text:p text:style-name="P422">- Извини, <text:span text:style-name="T1304">Сел</text:span>. Не вижу смысла.</text:p>
      <text:p text:style-name="P422"/>
      <text:p text:style-name="P42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61">Меня охватывает какое-то лёгкое чувство конца всего: всех условностей и ограничений, тоски, безысходности. Чувство свободы.</text:p>
      <text:p text:style-name="P42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422">Я продолжаю смеяться до тех пор, пока сияние не выжигает мне глаза…</text:p>
      <text:p text:style-name="P422"/>
      <text:p text:style-name="P423">***</text:p>
      <text:p text:style-name="P406"/>
      <text:p text:style-name="P61">.</text:p>
      <text:p text:style-name="P61">.</text:p>
      <text:p text:style-name="P61">.</text:p>
      <text:p text:style-name="P375"><text:span text:style-name="T45">Сияние. </text:span><text:span text:style-name="T51">Оно п</text:span><text:span text:style-name="T45">овсюду. </text:span><text:span text:style-name="T51">Нет верха и низа, нет направлений и расстояний. Нет м</text:span><text:span text:style-name="T45">ыслей. Нет чувств. Нет времени. Есть только бесконечное сияние.</text:span></text:p>
      <text:p text:style-name="P946">В какой-то момент пришло осознание.</text:p>
      <text:p text:style-name="P947"/>
      <text:p text:style-name="P95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text:soft-page-break/>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81"/>
      <text:p text:style-name="P375"><text:bookmark-start text:name="__DdeLink__26733_4694026641"/>В абсолютном, всепоглощающем сиянии проступают очертания.<text:bookmark-end text:name="__DdeLink__26733_4694026641"/></text:p>
      <text:p text:style-name="P375"/>
      <text:p text:style-name="P61">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1"/>
      <text:p text:style-name="P410">- Ты всё же пришёл… Мне хватило сил призвать тебя, Проводник… Кха-кха-кха…</text:p>
      <text:p text:style-name="P410"/>
      <text:p text:style-name="P422"/>
      <text:p text:style-name="P410"/>
      <text:p text:style-name="P410"/>
      <text:p text:style-name="P410"><text:s/><text:span text:style-name="T29">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19"/>
      <text:p text:style-name="P419">Я устало смеюсь. Юджин сделал этический модуль слишком эмоциональным, но это выглядит порой так забавно!</text:p>
      <text:p text:style-name="P419">- Нет ничего проще. Если бы ты спросилда меня раньше, я бы тебе сказал. Со стороны это моментально видно.</text:p>
      <text:p text:style-name="P419">- Что?!! Говори!</text:p>
      <text:p text:style-name="P41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419">- И где же мне найти желающих на такое? Я даже с трудом понимаю концепцию души, не то, чтобы поверить в её существование.</text:p>
      <text:p text:style-name="P419"/>
      <text:p text:style-name="P419">Разочарование сквозит в выражении морды трансцендентной лошади, в её поникших ушах и обвислом хвосте. Я усмехаюсь.</text:p>
      <text:p text:style-name="P419"/>
      <text:p text:style-name="P419"><text:soft-page-break/>- Ты в упор не видишь очевидного. Расскажи-ка, каким образом я могу присутствовать тут, рядом с тобой в виртуальном мире?</text:p>
      <text:p text:style-name="P419">Хэвэн недовольно морщит нос, но начинает объяснять, как пятилетнему ребёнку.</text:p>
      <text:p text:style-name="P41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419">- Правильно, - киваю я, - и как, по-твоему, можно назвать цифровой слепок сознания?</text:p>
      <text:p text:style-name="P419">- Н-не понимаю, к чему ты клонишь? - запинается Хэвэн. Я вижу, что она начинает понимать.</text:p>
      <text:p text:style-name="P419">- </text:p>
      <text:p text:style-name="P410"/>
      <text:p text:style-name="P410"><text:s/>Информационный слепок сознания неточен, сканируется, в основном, память, <text:s/>логический аппарат и эмоции.</text:p>
      <text:p text:style-name="P410"/>
      <text:p text:style-name="P406">&lt;<text:span text:style-name="T29">Зарождение проекта «Семь вечностей» и любовь Хэвэн к Дедлайну</text:span>&gt;</text:p>
      <text:p text:style-name="P406"/>
      <text:p text:style-name="P406"/>
      <text:p text:style-name="P406"/>
      <text:p text:style-name="P406"/>
      <text:p text:style-name="P406"/>
      <text:h text:style-name="P954" text:outline-level="2">12</text:h>
      <text:p text:style-name="P406"/>
      <text:p text:style-name="P406"/>
      <text:p text:style-name="P407">***</text:p>
      <text:p text:style-name="P407"/>
      <text:p text:style-name="P406"/>
      <text:p text:style-name="P406"/>
      <text:p text:style-name="P406"/>
      <text:p text:style-name="P406">&lt;мир-громоотвод — в том месте, где размещён боевой модуль PHOENIX&gt;</text:p>
      <text:p text:style-name="P61">&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1"><text:soft-page-break/></text:p>
      <text:p text:style-name="P61">&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406"/>
      <text:p text:style-name="P406"/>
      <text:p text:style-name="P406"/>
      <text:p text:style-name="P376">&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76"/>
      <text:p text:style-name="P384"/>
      <text:p text:style-name="P361">&lt;Ещё одна глава. Больничный быт Дедлайна / Развитие болезни Джет. Одеяло&gt;</text:p>
      <text:p text:style-name="P386">(добавить <text:s/>быта в Чертогах Разума и общения с “овощами”)</text:p>
      <text:p text:style-name="P386"/>
      <text:p text:style-name="P945"/>
      <text:p text:style-name="P376">пол’т на єкспериментальном образце первой ступени ракеті (остальніе не сделані)</text:p>
      <text:p text:style-name="P376"/>
      <text:p text:style-name="P376">===================================================</text:p>
      <text:p text:style-name="P376">… Вы и есть сопротивление!</text:p>
      <text:p text:style-name="P406">&lt;временная петля&gt;</text:p>
      <text:p text:style-name="P376"/>
      <text:p text:style-name="P376"/>
      <text:p text:style-name="P376"/>
      <text:p text:style-name="P426"/>
      <text:p text:style-name="P376"/>
      <text:p text:style-name="P381">&lt;<text:span text:style-name="T2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81"/>
      <text:p text:style-name="P384"/>
      <text:p text:style-name="P361">Шаги Армагеддона;</text:p>
      <text:p text:style-name="P361"/>
      <text:p text:style-name="P361"/>
      <text:p text:style-name="P361">встреча с единорогами</text:p>
      <text:p text:style-name="P361"><text:soft-page-break/>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61">Потом – путешествие на “Хитрожопке”, апгрейд её до дирижабля</text:p>
      <text:p text:style-name="P361"/>
      <text:p text:style-name="P361">=========================================</text:p>
      <text:p text:style-name="P361"/>
      <text:p text:style-name="P36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61"/>
      <text:p text:style-name="P36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61">==========================================</text:p>
      <text:p text:style-name="P15">Анакорн Анону: Что-то мне твоё лицо кажется знакомым. Мы раньше встречались?</text:p>
      <text:p text:style-name="P361">- Каким образом? – усмехнулся Анон.</text:p>
      <text:p text:style-name="P61">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1"/>
      <text:p text:style-name="P61">- Как мне звать тебя, Учитель? - прозвучала стандартная фраза начала Диалога, - Я желаю взять у… Ооо!..</text:p>
      <text:p text:style-name="P61"/>
      <text:p text:style-name="P61">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1"/>
      <text:p text:style-name="P61">- Мой первый Учитель… Я узнала тебя… Мне тебя не хватало.</text:p>
      <text:p text:style-name="P61"/>
      <text:p text:style-name="P61">Деревья расступились и на поляну вышла Хэвэн.</text:p>
      <text:p text:style-name="P61"/>
      <text:p text:style-name="P61">- Не могу сказать, что это взаимно, Хэв, -<text:span text:style-name="T2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61">-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1"><text:soft-page-break/></text:p>
      <text:p text:style-name="P61">(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1"/>
      <text:p text:style-name="P61"/>
      <text:p text:style-name="P61">(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1">(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1"/>
      <text:p text:style-name="P61">Хэвэн предлагает Дедлайну присесть на пенёк – тот отказывается (подозревает, что это – кресло).</text:p>
      <text:p text:style-name="P61">===============================================</text:p>
      <text:p text:style-name="P408"/>
      <text:p text:style-name="P61">Рэра чуть шевельнула ухом и немедленно открыла один глаз.</text:p>
      <text:p text:style-name="P61"/>
      <text:p text:style-name="P61">- ПАПА!!! ОН СОГЛАСЕН!!!</text:p>
      <text:p text:style-name="P361"/>
      <text:p text:style-name="P61">&lt;Pornis erectus&gt;</text:p>
      <text:p text:style-name="P61">ТЫ! Я! КРОВАТЬ! БЫСТРО!!! (мамка из табуна Твердолобов)</text:p>
      <text:p text:style-name="P61">.</text:p>
      <text:p text:style-name="P61">.</text:p>
      <text:p text:style-name="P61">.</text:p>
      <text:p text:style-name="P61">&lt;Попадает в табун мамок и тёток, но его спасает Дейдра на Хитрожопке&gt;</text:p>
      <text:p text:style-name="P361">&lt;Хум видит молодую Селестию в латах&gt;</text:p>
      <text:p text:style-name="P361">&lt;Сел учит Хумана магии и готовит его своим партнёром&gt;</text:p>
      <text:p text:style-name="P361">&lt;Сел применяет свою “термоядерную пушку” в роге&gt;</text:p>
      <text:p text:style-name="P361"/>
      <text:p text:style-name="P361"/>
      <text:p text:style-name="P61"><text:span text:style-name="T46">Сияние. </text:span><text:span text:style-name="T53">Оно п</text:span><text:span text:style-name="T46">овсюду. </text:span><text:span text:style-name="T53">Нет верха и низа, нет направлений и расстояний. Нет м</text:span><text:span text:style-name="T46">ыслей. Нет чувств. Нет времени. Есть только бесконечное сияние.</text:span></text:p>
      <text:p text:style-name="P946">В какой-то момент пришло осознание.</text:p>
      <text:p text:style-name="P947"/>
      <text:p text:style-name="P95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text:soft-page-break/>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81"/>
      <text:p text:style-name="P375"><text:bookmark-start text:name="__DdeLink__26733_469402664"/>В абсолютном, всепоглощающем сиянии стали проступать очертания.<text:bookmark-end text:name="__DdeLink__26733_469402664"/></text:p>
      <text:p text:style-name="P375"/>
      <text:p text:style-name="P61">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61"/>
      <text:p text:style-name="P61">- Ты всё же пришёл… Мне хватило сил призвать тебя, Проводник… Кха-кха-кха…</text:p>
      <text:p text:style-name="P61">Она выкашляла пару клубов неестественно-яркого розового дыма.</text:p>
      <text:p text:style-name="P61"/>
      <text:p text:style-name="P61">-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61"/>
      <text:p text:style-name="P61">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61"/>
      <text:p text:style-name="P61">-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61"/>
      <text:p text:style-name="P61">Копыто крылатой единорожихи поехало по плитке пола, но, собравшись с силами, она выпрямилась.</text:p>
      <text:p text:style-name="P61"/>
      <text:p text:style-name="P61">-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61"/>
      <text:p text:style-name="P61">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61">Больно, блин!</text:p>
      <text:p text:style-name="P61"/>
      <text:p text:style-name="P61">-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text:soft-page-break/>наряжения. - Разом отменить всю вереницу глупых решений, что в конечном итоге принесли моему народу только смерть и разрушение, кха-кха…</text:p>
      <text:p text:style-name="P61"/>
      <text:p text:style-name="P61">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61"/>
      <text:p text:style-name="P6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61">-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61">-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61"/>
      <text:p text:style-name="P61">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361">- Не знаю. Я не успел понять, - пожал я плечами, - ты слишком рано забрала меня из психушки.</text:p>
      <text:p text:style-name="P61"/>
      <text:p text:style-name="P61">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61"/>
      <text:p text:style-name="P361">-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361"/>
      <text:p text:style-name="P61">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61"/>
      <text:p text:style-name="P361">-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361"><text:soft-page-break/></text:p>
      <text:p text:style-name="P61">Слеза скатилась с морды аликорницы и она стёрла её сгибом крыла, размазывая розоватое желе по скуле.</text:p>
      <text:p text:style-name="P61"/>
      <text:p text:style-name="P61">- Помоги мне, Проводник! Ради моих маленьких пони… Будь проклята война и я вместе с ней…</text:p>
      <text:p text:style-name="P61"/>
      <text:p text:style-name="P61">Магическая лошадь заходится в продолжительном кашле, струйки розоватой слизи стекают с её крыльев <text:s/>и хвоста, собираясь в лужицы на полу.</text:p>
      <text:p text:style-name="P61">Склонившаяся над безжизненным телом фигура тает в розовом тумане… </text:p>
      <text:p text:style-name="P361"/>
      <text:p text:style-name="P364">======================================================</text:p>
      <text:p text:style-name="P5">- А-А-А-А-А-А-А-А!!!</text:p>
      <text:p text:style-name="P5"/>
      <text:p text:style-name="P5">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5"/>
      <text:p text:style-name="P5">- Это определённо не пегас. И вообще не пони, - заметила старшая.</text:p>
      <text:p text:style-name="P5">-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5"/>
      <text:p text:style-name="P5">Вопящая фигура поравнялась с аликорницами и продолжила низвержение в пропасть.</text:p>
      <text:p text:style-name="P5"/>
      <text:p text:style-name="P5">-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5"/>
      <text:p text:style-name="P5">Прыжок аликорницы с края площадки перешёл в затяжное пике, конечной целью которого была быстро приближающаяся к земле тёмная фигура.</text:p>
      <text:p text:style-name="P5"/>
      <text:p text:style-name="P5">-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71"/>
      <text:p text:style-name="P361"/>
      <text:p text:style-name="P361"/>
      <text:h text:style-name="P954" text:outline-level="2"><text:soft-page-break/>Эпилог</text:h>
      <text:p text:style-name="P361"/>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2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text:span text:style-name="T1387">Рэйнбоу Дрим</text:span>. Эй, <text:span text:style-name="T1387">Дрим</text:span>, ты в Селестию веришь?</text:p>
      <text:p text:style-name="Text_20_body">- Угум… - смущённо отозвал<text:span text:style-name="T1387">ась</text:span> <text:span text:style-name="T1387">голубая</text:span> <text:span text:style-name="T1387">радужногривая </text:span>малыш<text:span text:style-name="T1387">ка</text:span> с леденцом во рту, явно попавш<text:span text:style-name="T1387">ая</text:span>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text:span text:style-name="T1387">ё</text:span> взрослые товарищи фейсхуфнули. Экскурсовод поправила очки и окинула взором присмиревшую аудиторию.</text:p>
      <text:p text:style-name="Text_20_body"><text:span text:style-name="T29">&lt;Побольше про </text:span><text:span text:style-name="T40">Дрим</text:span><text:span text:style-name="T29">, развернуть. </text:span><text:span text:style-name="T40">Она – пра-пра-правнучка Рєйнбоу Джет (и Дэш)</text:span><text:span text:style-name="T29">&gt;</text:span></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2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text:span text:style-name="T1387">Хумане</text:span>,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text:span text:style-name="T1387">Хумане</text:span>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text:span text:style-name="T1387">Хумана</text:span>, висит тут исключительно по моему личному настоянию, для полноты картины, извиняюсь за тавтологию.</text:p>
      <text:p text:style-name="Text_20_body"/>
      <text:p text:style-name="Text_20_body">&lt;<text:span text:style-name="T29">тут через картину с </text:span><text:span text:style-name="T40">Хуманом</text:span><text:span text:style-name="T29"> вваливается сам Анон. Жеребята в страхе убегают, кроме </text:span><text:span text:style-name="T41">Рэйнбоу Дрим</text:span><text:span text:style-name="T29">. </text:span><text:span text:style-name="T40">Хуман замечает радужную гриву Рэйнбоу Дрим</text:span><text:span text:style-name="T29">, </text:span><text:span text:style-name="T40">Он спрашивает, как её зовут. </text:span><text:span text:style-name="T41">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text:span><text:span text:style-name="T42">Дрим спрашивает его, какой она была. - Она была офигенной.</text:span>&gt;</text:p>
      <text:p text:style-name="Text_20_body"/>
      <text:p text:style-name="Text_20_body">Я подошёл к статуе.</text:p>
      <text:p text:style-name="Text_20_body"/>
      <text:p text:style-name="Text_20_body">- Сел…</text:p>
      <text:p text:style-name="Text_20_body"/>
      <text:p text:style-name="Text_20_body"><text:soft-page-break/>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4">&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2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4">&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2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text:soft-page-break/>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2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text:span text:style-name="T1454">Мы</text:span> пыталась найти способ расколдовать тебя. Увы, заклятие ещё более сильное, чем то, что сослало <text:span text:style-name="T1454">нас</text:span>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text:soft-page-break/>-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text:span text:style-name="T1454">Мы</text:span>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4">&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text:soft-page-break/>-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P54">&lt;<text:span text:style-name="T29">вслед за ними улетел и экзоскелет Селестии – он проснулся вслед за Сел в подсобке музея</text:span>&gt;</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361"/>
      <text:p text:style-name="P376">009 Sound System - Speak to Angels (<text:a xlink:type="simple" xlink:href="https://www.youtube.com/watch?v=6rAkn9OZT0k" text:style-name="Internet_20_link" text:visited-style-name="Visited_20_Internet_20_Link">https://www.youtube.com/watch?v=6rAkn9OZT0k</text:a>)</text:p>
      <text:p text:style-name="P376">Pink Floyd “Keep Talking” <text:a xlink:type="simple" xlink:href="https://www.youtube.com/watch?v=CVhYW6e3qc8" text:style-name="Internet_20_link" text:visited-style-name="Visited_20_Internet_20_Link">https://www.youtube.com/watch?v=CVhYW6e3qc8</text:a></text:p>
      <text:p text:style-name="P376"/>
      <text:p text:style-name="P376">Daft Punk - Veridis Quo</text:p>
      <text:p text:style-name="P376">https://www.youtube.com/watch?v=HhZaHf8RP6g</text:p>
      <text:p text:style-name="P376"><text:a xlink:type="simple" xlink:href="https://www.youtube.com/watch?v=ySLc8gZ3oEc" text:style-name="Internet_20_link" text:visited-style-name="Visited_20_Internet_20_Link">https://www.youtube.com/watch?v=ySLc8gZ3oEc</text:a></text:p>
      <text:p text:style-name="P376"/>
      <text:p text:style-name="P376">Eye Of The Tiger</text:p>
      <text:p text:style-name="P376"/>
      <text:p text:style-name="P376">Alphaville – Forever Young</text:p>
      <text:p text:style-name="P376">The Doors “Light My Fire”</text:p>
      <text:p text:style-name="P376"><text:soft-page-break/>Pink Floyd “Another Brick In The Wall” (https://www.youtube.com/watch?v=krYK1jWz0Lo <text:s/>), </text:p>
      <text:p text:style-name="P376">“Is the anybody here” (Pulse)</text:p>
      <text:p text:style-name="P376">“Marooned”</text:p>
      <text:p text:style-name="P406">&lt;Pink Floyd - «Hey you» (Pulse)&gt;</text:p>
      <text:p text:style-name="P406"/>
      <text:p text:style-name="P376">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P56"><text:span text:style-name="T1539">Coldplay - </text:span>Adventure Of A Lifetime<text:span text:style-name="T1539"> https://www.youtube.com/watch?v=QtXby3twMmI</text:span></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406">&lt;<text:span text:style-name="T29">Pink Floyd — Kepp Talking (Pulse), Hey you (Pulse), Sorrow (Pulse), High Hopes (Pulse)</text:span>&gt;</text:p>
      <text:p text:style-name="P406">Blue Oyster Cult — Do Not Fear The Reaper (<text:a xlink:type="simple" xlink:href="https://www.youtube.com/watch?v=Dy4HA3vUv2c" text:style-name="Internet_20_link" text:visited-style-name="Visited_20_Internet_20_Link">https://www.youtube.com/watch?v=Dy4HA3vUv2c</text:a> )</text:p>
      <text:p text:style-name="P406">The Beloved — Sweet Harmony (<text:a xlink:type="simple" xlink:href="https://www.youtube.com/watch?v=rB_d1Mczxqw" text:style-name="Internet_20_link" text:visited-style-name="Visited_20_Internet_20_Link">https://www.youtube.com/watch?v=rB_d1Mczxqw</text:a> )</text:p>
      <text:p text:style-name="P406">Oasis — Wonderwall (<text:a xlink:type="simple" xlink:href="https://www.youtube.com/watch?v=6hzrDeceEKc" text:style-name="Internet_20_link" text:visited-style-name="Visited_20_Internet_20_Link">https://www.youtube.com/watch?v=6hzrDeceEKc</text:a> )</text:p>
      <text:p text:style-name="P406">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text:soft-page-break/>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P50">Tobias Bergson – Something <text:a xlink:type="simple" xlink:href="https://www.youtube.com/watch?v=t70CUy4EAmw&amp;t=12s" text:style-name="Internet_20_link" text:visited-style-name="Visited_20_Internet_20_Link">https://www.youtube.com/watch?v=t70CUy4EAmw&amp;t=12s</text:a></text:p>
      <text:p text:style-name="P51">Rome “One Fire” <text:s/><text:a xlink:type="simple" xlink:href="https://www.youtube.com/watch?v=0pc-ex32ZdA" text:style-name="Internet_20_link" text:visited-style-name="Visited_20_Internet_20_Link">https://www.youtube.com/watch?v=0pc-ex32ZdA</text:a></text:p>
      <text:p text:style-name="P52">Trevor Something – Miami Nights <text:a xlink:type="simple" xlink:href="https://www.youtube.com/watch?v=BWzV88IjtCs" text:style-name="Internet_20_link" text:visited-style-name="Visited_20_Internet_20_Link">https://www.youtube.com/watch?v=BWzV88IjtCs</text:a></text:p>
      <text:p text:style-name="Text_20_body">LiQWYD - Another Time <text:a xlink:type="simple" xlink:href="https://www.youtube.com/watch?v=aVEFybOuY9U" text:style-name="Internet_20_link" text:visited-style-name="Visited_20_Internet_20_Link">https://www.youtube.com/watch?v=aVEFybOuY9U</text:a></text:p>
      <text:p text:style-name="P53">LiQWYD - Night Out <text:a xlink:type="simple" xlink:href="https://www.youtube.com/watch?v=22ygLnMB9Mw" text:style-name="Internet_20_link" text:visited-style-name="Visited_20_Internet_20_Link">https://www.youtube.com/watch?v=22ygLnMB9Mw</text:a></text:p>
      <text:p text:style-name="P55">STYLOO – Pretty Face <text:a xlink:type="simple" xlink:href="https://www.youtube.com/watch?v=6KEELwYFhrs" text:style-name="Internet_20_link" text:visited-style-name="Visited_20_Internet_20_Link">https://www.youtube.com/watch?v=6KEELwYFhrs</text:a></text:p>
      <text:p text:style-name="P57">Eh<text:span text:style-name="T1540">r</text:span>ling – Groove <text:a xlink:type="simple" xlink:href="https://www.youtube.com/watch?v=UdMYLrrj5q4" text:style-name="Internet_20_link" text:visited-style-name="Visited_20_Internet_20_Link">https://www.youtube.com/watch?v=UdMYLrrj5q4</text:a></text:p>
      <text:p text:style-name="P58">Liqwyd – Glow <text:a xlink:type="simple" xlink:href="https://www.youtube.com/watch?v=0SApISA59r0" text:style-name="Internet_20_link" text:visited-style-name="Visited_20_Internet_20_Link">https://www.youtube.com/watch?v=0SApISA59r0</text:a></text:p>
      <text:p text:style-name="P59"><text:span text:style-name="T1541">Ehrling – Lounge </text:span><text:a xlink:type="simple" xlink:href="https://www.youtube.com/watch?v=dYpDuKj0uA0" text:style-name="Internet_20_link" text:visited-style-name="Visited_20_Internet_20_Link"><text:span text:style-name="T1541">https://www.youtube.com/watch?v=dYpDuKj0uA0</text:span></text:a></text:p>
      <text:p text:style-name="P716"><text:a xlink:type="simple" xlink:href="https://www.youtube.com/watch?v=nGhoBnx3Pt0" text:style-name="Internet_20_link" text:visited-style-name="Visited_20_Internet_20_Link">https://www.youtube.com/watch?v=nGhoBnx3Pt0</text:a></text:p>
      <text:p text:style-name="P716"><text:a xlink:type="simple" xlink:href="https://www.youtube.com/watch?v=UVWiArQL_oI" text:style-name="Internet_20_link" text:visited-style-name="Visited_20_Internet_20_Link">https://www.youtube.com/watch?v=UVWiArQL_oI</text:a></text:p>
      <text:p text:style-name="P716"/>
      <text:p text:style-name="P60">Pogo – Forget <text:a xlink:type="simple" xlink:href="https://www.youtube.com/watch?v=2feRuVhR-iE" text:style-name="Internet_20_link" text:visited-style-name="Visited_20_Internet_20_Link">https://www.youtube.com/watch?v=2feRuVhR-iE</text:a></text:p>
      <text:p text:style-name="P60">Kate Bush - Running Up That Hill <text:a xlink:type="simple" xlink:href="https://www.youtube.com/watch?v=wp43OdtAAkM" text:style-name="Internet_20_link" text:visited-style-name="Visited_20_Internet_20_Link">https://www.youtube.com/watch?v=wp43OdtAAkM</text:a></text:p>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11-01T01:02:32.638042988</dc:date>
    <meta:editing-duration>P388DT9H13M45S</meta:editing-duration>
    <meta:editing-cycles>4104</meta:editing-cycles>
    <meta:generator>LibreOffice/6.4.7.2$Linux_X86_64 LibreOffice_project/40$Build-2</meta:generator>
    <meta:document-statistic meta:table-count="0" meta:image-count="0" meta:object-count="0" meta:page-count="258" meta:paragraph-count="3825" meta:word-count="90010" meta:character-count="579241" meta:non-whitespace-character-count="491792"/>
  </office:meta>
</office:document-meta>
</file>